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82914677" calcext:value-type="float">
            <text:p>0.038291467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5088871" calcext:value-type="float">
            <text:p>0.07508887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10612586" calcext:value-type="float">
            <text:p>0.11061258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52313333" calcext:value-type="float">
            <text:p>0.145231333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793915591" calcext:value-type="float">
            <text:p>0.179391559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135269086" calcext:value-type="float">
            <text:p>0.213526908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479742634" calcext:value-type="float">
            <text:p>0.247974263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829206398" calcext:value-type="float">
            <text:p>0.282920639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18390043" calcext:value-type="float">
            <text:p>0.31839004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42643387" calcext:value-type="float">
            <text:p>0.354264338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390325914" calcext:value-type="float">
            <text:p>0.3903259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4263105968" calcext:value-type="float">
            <text:p>0.42631059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619624516" calcext:value-type="float">
            <text:p>0.46196245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970841774" calcext:value-type="float">
            <text:p>0.497084177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315772258" calcext:value-type="float">
            <text:p>0.531577225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654650215" calcext:value-type="float">
            <text:p>0.565465021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5988926398" calcext:value-type="float">
            <text:p>0.598892639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320989247" calcext:value-type="float">
            <text:p>0.63209892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6653643065" calcext:value-type="float">
            <text:p>0.66536430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989468602" calcext:value-type="float">
            <text:p>0.69894686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330243817" calcext:value-type="float">
            <text:p>0.733024381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7676572151" calcext:value-type="float">
            <text:p>0.767657215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8027774785" calcext:value-type="float">
            <text:p>0.802777478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8382019839" calcext:value-type="float">
            <text:p>0.83820198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73662086" calcext:value-type="float">
            <text:p>0.87366208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088435645" calcext:value-type="float">
            <text:p>0.908843564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434309731" calcext:value-type="float">
            <text:p>0.9434309731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77152172" calcext:value-type="float">
            <text:p>0.97715217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0098192366" calcext:value-type="float">
            <text:p>1.009819236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0413613548" calcext:value-type="float">
            <text:p>1.041361354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718439731" calcext:value-type="float">
            <text:p>1.071843973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1014677043" calcext:value-type="float">
            <text:p>1.101467704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1305421075" calcext:value-type="float">
            <text:p>1.130542107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1594361828" calcext:value-type="float">
            <text:p>1.159436182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1885173387" calcext:value-type="float">
            <text:p>1.188517338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2180969462" calcext:value-type="float">
            <text:p>1.218096946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2483971882" calcext:value-type="float">
            <text:p>1.2483971882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2795431828" calcext:value-type="float">
            <text:p>1.279543182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3115742849" calcext:value-type="float">
            <text:p>1.311574284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3444645753" calcext:value-type="float">
            <text:p>1.344464575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3781434677" calcext:value-type="float">
            <text:p>1.378143467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4125107043" calcext:value-type="float">
            <text:p>1.412510704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4474434516" calcext:value-type="float">
            <text:p>1.447443451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482796129" calcext:value-type="float">
            <text:p>1.482796129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5183958065" calcext:value-type="float">
            <text:p>1.518395806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5540370376" calcext:value-type="float">
            <text:p>1.55403703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.5894800968" calcext:value-type="float">
            <text:p>1.589480096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244558602" calcext:value-type="float">
            <text:p>1.624455860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6586794839" calcext:value-type="float">
            <text:p>1.658679483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918740806" calcext:value-type="float">
            <text:p>1.691874080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.7238048118" calcext:value-type="float">
            <text:p>1.723804811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7543232527" calcext:value-type="float">
            <text:p>1.754323252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7834200753" calcext:value-type="float">
            <text:p>1.783420075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8112793226" calcext:value-type="float">
            <text:p>1.811279322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383173226" calcext:value-type="float">
            <text:p>1.838317322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8651774086" calcext:value-type="float">
            <text:p>1.865177408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8926546613" calcext:value-type="float">
            <text:p>1.892654661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9215610538" calcext:value-type="float">
            <text:p>1.921561053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.9525856398" calcext:value-type="float">
            <text:p>1.952585639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9862040108" calcext:value-type="float">
            <text:p>1.986204010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0226492527" calcext:value-type="float">
            <text:p>2.022649252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0619253226" calcext:value-type="float">
            <text:p>2.061925322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1038405806" calcext:value-type="float">
            <text:p>2.103840580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1480484301" calcext:value-type="float">
            <text:p>2.148048430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1940894785" calcext:value-type="float">
            <text:p>2.194089478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2414332204" calcext:value-type="float">
            <text:p>2.2414332204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895182849" calcext:value-type="float">
            <text:p>2.289518284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.3377901237" calcext:value-type="float">
            <text:p>2.337790123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2.3857349194" calcext:value-type="float">
            <text:p>2.385734919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4329081559" calcext:value-type="float">
            <text:p>2.432908155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.4789563925" calcext:value-type="float">
            <text:p>2.478956392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5236309892" calcext:value-type="float">
            <text:p>2.523630989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.5667930161" calcext:value-type="float">
            <text:p>2.5667930161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.6084092527" calcext:value-type="float">
            <text:p>2.608409252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6485401344" calcext:value-type="float">
            <text:p>2.6485401344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2.687321457" calcext:value-type="float">
            <text:p>2.68732145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2.7249425591" calcext:value-type="float">
            <text:p>2.72494255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2.7616240269" calcext:value-type="float">
            <text:p>2.7616240269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2.7975976022" calcext:value-type="float">
            <text:p>2.797597602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.8330900054" calcext:value-type="float">
            <text:p>2.833090005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.8683110323" calcext:value-type="float">
            <text:p>2.868311032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.9034452849" calcext:value-type="float">
            <text:p>2.903445284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2.938646586" calcext:value-type="float">
            <text:p>2.93864658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.9740342527" calcext:value-type="float">
            <text:p>2.974034252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0096910591" calcext:value-type="float">
            <text:p>3.0096910591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0456629677" calcext:value-type="float">
            <text:p>3.0456629677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0819609247" calcext:value-type="float">
            <text:p>3.081960924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1185646237" calcext:value-type="float">
            <text:p>3.1185646237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1554279301" calcext:value-type="float">
            <text:p>3.155427930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.1924851613" calcext:value-type="float">
            <text:p>3.192485161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.2296573871" calcext:value-type="float">
            <text:p>3.229657387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.2668578871" calcext:value-type="float">
            <text:p>3.266857887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.3039963011" calcext:value-type="float">
            <text:p>3.303996301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.3409813065" calcext:value-type="float">
            <text:p>3.34098130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.3777222581" calcext:value-type="float">
            <text:p>3.377722258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.4141304677" calcext:value-type="float">
            <text:p>3.414130467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3.4501211129" calcext:value-type="float">
            <text:p>3.450121112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.4856166398" calcext:value-type="float">
            <text:p>3.485616639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.5205523817" calcext:value-type="float">
            <text:p>3.520552381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.5548845753" calcext:value-type="float">
            <text:p>3.554884575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.588600371" calcext:value-type="float">
            <text:p>3.588600371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.6217286828" calcext:value-type="float">
            <text:p>3.6217286828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.6543499032" calcext:value-type="float">
            <text:p>3.654349903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.6866016344" calcext:value-type="float">
            <text:p>3.686601634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.7186773978" calcext:value-type="float">
            <text:p>3.718677397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.7508157527" calcext:value-type="float">
            <text:p>3.750815752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3.7832794946" calcext:value-type="float">
            <text:p>3.783279494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.8163274194" calcext:value-type="float">
            <text:p>3.8163274194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.850183957" calcext:value-type="float">
            <text:p>3.85018395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3.8850126667" calcext:value-type="float">
            <text:p>3.885012666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3.9208982634" calcext:value-type="float">
            <text:p>3.920898263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.957839328" calcext:value-type="float">
            <text:p>3.957839328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.9957514892" calcext:value-type="float">
            <text:p>3.995751489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4.0344794247" calcext:value-type="float">
            <text:p>4.034479424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.073815543" calcext:value-type="float">
            <text:p>4.073815543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4.1135230108" calcext:value-type="float">
            <text:p>4.113523010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4.153360828" calcext:value-type="float">
            <text:p>4.153360828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4.1931084785" calcext:value-type="float">
            <text:p>4.1931084785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4.2325877312" calcext:value-type="float">
            <text:p>4.232587731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4.2716789301" calcext:value-type="float">
            <text:p>4.271678930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.3103294892" calcext:value-type="float">
            <text:p>4.310329489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4.3485529355" calcext:value-type="float">
            <text:p>4.3485529355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4.386418371" calcext:value-type="float">
            <text:p>4.38641837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.4240320806" calcext:value-type="float">
            <text:p>4.424032080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.4615150699" calcext:value-type="float">
            <text:p>4.46151506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4989813065" calcext:value-type="float">
            <text:p>4.498981306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.5365210269" calcext:value-type="float">
            <text:p>4.5365210269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.5741917473" calcext:value-type="float">
            <text:p>4.574191747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4.6120171505" calcext:value-type="float">
            <text:p>4.6120171505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.6499921882" calcext:value-type="float">
            <text:p>4.649992188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4.688091629" calcext:value-type="float">
            <text:p>4.688091629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4.7262792527" calcext:value-type="float">
            <text:p>4.7262792527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4.7645154624" calcext:value-type="float">
            <text:p>4.7645154624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4.8027620269" calcext:value-type="float">
            <text:p>4.802762026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.8409837473" calcext:value-type="float">
            <text:p>4.840983747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4.8791476237" calcext:value-type="float">
            <text:p>4.8791476237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4.9172207957" calcext:value-type="float">
            <text:p>4.917220795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4.9551686075" calcext:value-type="float">
            <text:p>4.955168607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4.9929540376" calcext:value-type="float">
            <text:p>4.99295403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.0305392634" calcext:value-type="float">
            <text:p>5.030539263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5.0678893387" calcext:value-type="float">
            <text:p>5.067889338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5.1049775054" calcext:value-type="float">
            <text:p>5.1049775054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5.1417909946" calcext:value-type="float">
            <text:p>5.141790994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5.1783359409" calcext:value-type="float">
            <text:p>5.178335940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5.2146400753" calcext:value-type="float">
            <text:p>5.214640075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5.2507521398" calcext:value-type="float">
            <text:p>5.2507521398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5.2867377312" calcext:value-type="float">
            <text:p>5.2867377312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5.3226720914" calcext:value-type="float">
            <text:p>5.322672091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5.3586311935" calcext:value-type="float">
            <text:p>5.358631193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.3946829462" calcext:value-type="float">
            <text:p>5.394682946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5.4308802527" calcext:value-type="float">
            <text:p>5.4308802527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5.4672571452" calcext:value-type="float">
            <text:p>5.4672571452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5.5038282419" calcext:value-type="float">
            <text:p>5.5038282419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5.5405908978" calcext:value-type="float">
            <text:p>5.5405908978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.5775288763" calcext:value-type="float">
            <text:p>5.577528876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5.6146160054" calcext:value-type="float">
            <text:p>5.6146160054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5.6518187366" calcext:value-type="float">
            <text:p>5.651818736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5.6890968495" calcext:value-type="float">
            <text:p>5.689096849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.7264024946" calcext:value-type="float">
            <text:p>5.726402494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.7636783871" calcext:value-type="float">
            <text:p>5.763678387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5.800856414" calcext:value-type="float">
            <text:p>5.800856414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.837858086" calcext:value-type="float">
            <text:p>5.83785808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5.8745978118" calcext:value-type="float">
            <text:p>5.8745978118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5.9109894355" calcext:value-type="float">
            <text:p>5.9109894355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.9469555806" calcext:value-type="float">
            <text:p>5.946955580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5.982438543" calcext:value-type="float">
            <text:p>5.98243854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6.0174108118" calcext:value-type="float">
            <text:p>6.017410811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6.051883" calcext:value-type="float">
            <text:p>6.051883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6.0859071022" calcext:value-type="float">
            <text:p>6.085907102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.1195736774" calcext:value-type="float">
            <text:p>6.1195736774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6.1530029301" calcext:value-type="float">
            <text:p>6.153002930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6.1863311989" calcext:value-type="float">
            <text:p>6.1863311989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6.2196956559" calcext:value-type="float">
            <text:p>6.21969565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6.2532205269" calcext:value-type="float">
            <text:p>6.2532205269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6.2870073118" calcext:value-type="float">
            <text:p>6.2870073118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6.3211301882" calcext:value-type="float">
            <text:p>6.3211301882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6.3556360968" calcext:value-type="float">
            <text:p>6.3556360968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6.3905480161" calcext:value-type="float">
            <text:p>6.390548016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6.4258696183" calcext:value-type="float">
            <text:p>6.425869618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6.4615898817" calcext:value-type="float">
            <text:p>6.4615898817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6.4976867634" calcext:value-type="float">
            <text:p>6.497686763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6.5341298548" calcext:value-type="float">
            <text:p>6.5341298548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6.5708823172" calcext:value-type="float">
            <text:p>6.5708823172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6.6079025591" calcext:value-type="float">
            <text:p>6.607902559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6.6451460054" calcext:value-type="float">
            <text:p>6.6451460054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.122213" calcext:value-type="float">
            <text:p>7.122213</text:p>
          </table:table-cell>
          <table:table-cell office:value-type="float" office:value="6.6825670591" calcext:value-type="float">
            <text:p>6.6825670591</text:p>
          </table:table-cell>
          <table:table-cell table:formula="of:=POWER([.C187]-6.75;2)" office:value-type="float" office:value="0.00454720151842287" calcext:value-type="float">
            <text:p>0.0045472015</text:p>
          </table:table-cell>
          <table:table-cell table:formula="of:=SQRT(SUM([.D187:.D286])/100)" office:value-type="float" office:value="0.0585094481788794" calcext:value-type="float">
            <text:p>0.05850944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44317" calcext:value-type="float">
            <text:p>6.844317</text:p>
          </table:table-cell>
          <table:table-cell office:value-type="float" office:value="6.681829586" calcext:value-type="float">
            <text:p>6.681829586</text:p>
          </table:table-cell>
          <table:table-cell table:formula="of:=POWER([.C188]-6.75;2)" office:value-type="float" office:value="0.00464720534493138" calcext:value-type="float">
            <text:p>0.0046472053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607411" calcext:value-type="float">
            <text:p>6.607411</text:p>
          </table:table-cell>
          <table:table-cell office:value-type="float" office:value="6.682677" calcext:value-type="float">
            <text:p>6.682677</text:p>
          </table:table-cell>
          <table:table-cell table:formula="of:=POWER([.C189]-6.75;2)" office:value-type="float" office:value="0.004532386329" calcext:value-type="float">
            <text:p>0.004532386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439087" calcext:value-type="float">
            <text:p>6.439087</text:p>
          </table:table-cell>
          <table:table-cell office:value-type="float" office:value="6.6848504086" calcext:value-type="float">
            <text:p>6.6848504086</text:p>
          </table:table-cell>
          <table:table-cell table:formula="of:=POWER([.C190]-6.75;2)" office:value-type="float" office:value="0.00424446925958695" calcext:value-type="float">
            <text:p>0.004244469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353802" calcext:value-type="float">
            <text:p>6.353802</text:p>
          </table:table-cell>
          <table:table-cell office:value-type="float" office:value="6.6879466505" calcext:value-type="float">
            <text:p>6.6879466505</text:p>
          </table:table-cell>
          <table:table-cell table:formula="of:=POWER([.C191]-6.75;2)" office:value-type="float" office:value="0.00385061818416917" calcext:value-type="float">
            <text:p>0.003850618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349175" calcext:value-type="float">
            <text:p>6.349175</text:p>
          </table:table-cell>
          <table:table-cell office:value-type="float" office:value="6.6914890484" calcext:value-type="float">
            <text:p>6.6914890484</text:p>
          </table:table-cell>
          <table:table-cell table:formula="of:=POWER([.C192]-6.75;2)" office:value-type="float" office:value="0.00342353145713751" calcext:value-type="float">
            <text:p>0.003423531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407208" calcext:value-type="float">
            <text:p>6.407208</text:p>
          </table:table-cell>
          <table:table-cell office:value-type="float" office:value="6.6950181935" calcext:value-type="float">
            <text:p>6.6950181935</text:p>
          </table:table-cell>
          <table:table-cell table:formula="of:=POWER([.C193]-6.75;2)" office:value-type="float" office:value="0.00302299904600342" calcext:value-type="float">
            <text:p>0.00302299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500026" calcext:value-type="float">
            <text:p>6.500026</text:p>
          </table:table-cell>
          <table:table-cell office:value-type="float" office:value="6.6981767419" calcext:value-type="float">
            <text:p>6.6981767419</text:p>
          </table:table-cell>
          <table:table-cell table:formula="of:=POWER([.C194]-6.75;2)" office:value-type="float" office:value="0.00268565008009919" calcext:value-type="float">
            <text:p>0.002685650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597309" calcext:value-type="float">
            <text:p>6.597309</text:p>
          </table:table-cell>
          <table:table-cell office:value-type="float" office:value="6.7007642473" calcext:value-type="float">
            <text:p>6.7007642473</text:p>
          </table:table-cell>
          <table:table-cell table:formula="of:=POWER([.C195]-6.75;2)" office:value-type="float" office:value="0.00242415934393552" calcext:value-type="float">
            <text:p>0.002424159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72619" calcext:value-type="float">
            <text:p>6.672619</text:p>
          </table:table-cell>
          <table:table-cell office:value-type="float" office:value="6.7027528118" calcext:value-type="float">
            <text:p>6.7027528118</text:p>
          </table:table-cell>
          <table:table-cell table:formula="of:=POWER([.C196]-6.75;2)" office:value-type="float" office:value="0.00223229679280623" calcext:value-type="float">
            <text:p>0.002232296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07453" calcext:value-type="float">
            <text:p>6.707453</text:p>
          </table:table-cell>
          <table:table-cell office:value-type="float" office:value="6.7042690161" calcext:value-type="float">
            <text:p>6.7042690161</text:p>
          </table:table-cell>
          <table:table-cell table:formula="of:=POWER([.C197]-6.75;2)" office:value-type="float" office:value="0.0020913228884621" calcext:value-type="float">
            <text:p>0.002091322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693151" calcext:value-type="float">
            <text:p>6.693151</text:p>
          </table:table-cell>
          <table:table-cell office:value-type="float" office:value="6.7055535269" calcext:value-type="float">
            <text:p>6.7055535269</text:p>
          </table:table-cell>
          <table:table-cell table:formula="of:=POWER([.C198]-6.75;2)" office:value-type="float" office:value="0.00197548897102901" calcext:value-type="float">
            <text:p>0.00197548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631245" calcext:value-type="float">
            <text:p>6.631245</text:p>
          </table:table-cell>
          <table:table-cell office:value-type="float" office:value="6.7069089032" calcext:value-type="float">
            <text:p>6.7069089032</text:p>
          </table:table-cell>
          <table:table-cell table:formula="of:=POWER([.C199]-6.75;2)" office:value-type="float" office:value="0.00185684262342693" calcext:value-type="float">
            <text:p>0.001856842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532641" calcext:value-type="float">
            <text:p>6.532641</text:p>
          </table:table-cell>
          <table:table-cell office:value-type="float" office:value="6.7086432527" calcext:value-type="float">
            <text:p>6.7086432527</text:p>
          </table:table-cell>
          <table:table-cell table:formula="of:=POWER([.C200]-6.75;2)" office:value-type="float" office:value="0.00171038054723606" calcext:value-type="float">
            <text:p>0.00171038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415707" calcext:value-type="float">
            <text:p>6.415707</text:p>
          </table:table-cell>
          <table:table-cell office:value-type="float" office:value="6.7110156022" calcext:value-type="float">
            <text:p>6.7110156022</text:p>
          </table:table-cell>
          <table:table-cell table:formula="of:=POWER([.C201]-6.75;2)" office:value-type="float" office:value="0.00151978327182866" calcext:value-type="float">
            <text:p>0.001519783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30313" calcext:value-type="float">
            <text:p>6.30313</text:p>
          </table:table-cell>
          <table:table-cell office:value-type="float" office:value="6.7141891344" calcext:value-type="float">
            <text:p>6.7141891344</text:p>
          </table:table-cell>
          <table:table-cell table:formula="of:=POWER([.C202]-6.75;2)" office:value-type="float" office:value="0.00128241809502128" calcext:value-type="float">
            <text:p>0.001282418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217537" calcext:value-type="float">
            <text:p>6.217537</text:p>
          </table:table-cell>
          <table:table-cell office:value-type="float" office:value="6.7181998172" calcext:value-type="float">
            <text:p>6.7181998172</text:p>
          </table:table-cell>
          <table:table-cell table:formula="of:=POWER([.C203]-6.75;2)" office:value-type="float" office:value="0.00101125162611339" calcext:value-type="float">
            <text:p>0.001011251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176369" calcext:value-type="float">
            <text:p>6.176369</text:p>
          </table:table-cell>
          <table:table-cell office:value-type="float" office:value="6.722948328" calcext:value-type="float">
            <text:p>6.722948328</text:p>
          </table:table-cell>
          <table:table-cell table:formula="of:=POWER([.C204]-6.75;2)" office:value-type="float" office:value="0.000731792957995573" calcext:value-type="float">
            <text:p>0.00073179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187361" calcext:value-type="float">
            <text:p>6.187361</text:p>
          </table:table-cell>
          <table:table-cell office:value-type="float" office:value="6.7282207688" calcext:value-type="float">
            <text:p>6.7282207688</text:p>
          </table:table-cell>
          <table:table-cell table:formula="of:=POWER([.C205]-6.75;2)" office:value-type="float" office:value="0.000474334911663055" calcext:value-type="float">
            <text:p>0.000474334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246355" calcext:value-type="float">
            <text:p>6.246355</text:p>
          </table:table-cell>
          <table:table-cell office:value-type="float" office:value="6.733736" calcext:value-type="float">
            <text:p>6.733736</text:p>
          </table:table-cell>
          <table:table-cell table:formula="of:=POWER([.C206]-6.75;2)" office:value-type="float" office:value="0.000264517695999987" calcext:value-type="float">
            <text:p>0.000264517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338419" calcext:value-type="float">
            <text:p>6.338419</text:p>
          </table:table-cell>
          <table:table-cell office:value-type="float" office:value="6.7392078065" calcext:value-type="float">
            <text:p>6.7392078065</text:p>
          </table:table-cell>
          <table:table-cell table:formula="of:=POWER([.C207]-6.75;2)" office:value-type="float" office:value="0.00011647144054145" calcext:value-type="float">
            <text:p>0.0001164714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441707" calcext:value-type="float">
            <text:p>6.441707</text:p>
          </table:table-cell>
          <table:table-cell office:value-type="float" office:value="6.7444042742" calcext:value-type="float">
            <text:p>6.7444042742</text:p>
          </table:table-cell>
          <table:table-cell table:formula="of:=POWER([.C208]-6.75;2)" office:value-type="float" office:value="0.000031312147228787" calcext:value-type="float">
            <text:p>3.1312147228787E-00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32369" calcext:value-type="float">
            <text:p>6.532369</text:p>
          </table:table-cell>
          <table:table-cell office:value-type="float" office:value="6.7491893226" calcext:value-type="float">
            <text:p>6.7491893226</text:p>
          </table:table-cell>
          <table:table-cell table:formula="of:=POWER([.C209]-6.75;2)" office:value-type="float" office:value="0.000000657197846870154" calcext:value-type="float">
            <text:p>6.57197846870154E-00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88958" calcext:value-type="float">
            <text:p>6.588958</text:p>
          </table:table-cell>
          <table:table-cell office:value-type="float" office:value="6.7535401129" calcext:value-type="float">
            <text:p>6.7535401129</text:p>
          </table:table-cell>
          <table:table-cell table:formula="of:=POWER([.C210]-6.75;2)" office:value-type="float" office:value="0.0000125323993447441" calcext:value-type="float">
            <text:p>1.25323993447441E-0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95579" calcext:value-type="float">
            <text:p>6.595579</text:p>
          </table:table-cell>
          <table:table-cell office:value-type="float" office:value="6.7575421559" calcext:value-type="float">
            <text:p>6.7575421559</text:p>
          </table:table-cell>
          <table:table-cell table:formula="of:=POWER([.C211]-6.75;2)" office:value-type="float" office:value="0.0000568841156199109" calcext:value-type="float">
            <text:p>5.68841156199109E-00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43755" calcext:value-type="float">
            <text:p>6.543755</text:p>
          </table:table-cell>
          <table:table-cell office:value-type="float" office:value="6.7613678978" calcext:value-type="float">
            <text:p>6.7613678978</text:p>
          </table:table-cell>
          <table:table-cell table:formula="of:=POWER([.C212]-6.75;2)" office:value-type="float" office:value="0.000129229100391235" calcext:value-type="float">
            <text:p>0.000129229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33258" calcext:value-type="float">
            <text:p>6.433258</text:p>
          </table:table-cell>
          <table:table-cell office:value-type="float" office:value="6.7652446774" calcext:value-type="float">
            <text:p>6.7652446774</text:p>
          </table:table-cell>
          <table:table-cell table:formula="of:=POWER([.C213]-6.75;2)" office:value-type="float" office:value="0.000232400189030075" calcext:value-type="float">
            <text:p>0.000232400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272143" calcext:value-type="float">
            <text:p>6.272143</text:p>
          </table:table-cell>
          <table:table-cell office:value-type="float" office:value="6.7694165376" calcext:value-type="float">
            <text:p>6.7694165376</text:p>
          </table:table-cell>
          <table:table-cell table:formula="of:=POWER([.C214]-6.75;2)" office:value-type="float" office:value="0.000377001932372203" calcext:value-type="float">
            <text:p>0.000377001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076074" calcext:value-type="float">
            <text:p>6.076074</text:p>
          </table:table-cell>
          <table:table-cell office:value-type="float" office:value="6.7741033387" calcext:value-type="float">
            <text:p>6.7741033387</text:p>
          </table:table-cell>
          <table:table-cell table:formula="of:=POWER([.C215]-6.75;2)" office:value-type="float" office:value="0.000580970936486909" calcext:value-type="float">
            <text:p>0.000580970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866834" calcext:value-type="float">
            <text:p>5.866834</text:p>
          </table:table-cell>
          <table:table-cell office:value-type="float" office:value="6.7794602634" calcext:value-type="float">
            <text:p>6.7794602634</text:p>
          </table:table-cell>
          <table:table-cell table:formula="of:=POWER([.C216]-6.75;2)" office:value-type="float" office:value="0.000867907119597371" calcext:value-type="float">
            <text:p>0.000867907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669767" calcext:value-type="float">
            <text:p>5.669767</text:p>
          </table:table-cell>
          <table:table-cell office:value-type="float" office:value="6.7855419516" calcext:value-type="float">
            <text:p>6.7855419516</text:p>
          </table:table-cell>
          <table:table-cell table:formula="of:=POWER([.C217]-6.75;2)" office:value-type="float" office:value="0.00126323032353674" calcext:value-type="float">
            <text:p>0.001263230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510014" calcext:value-type="float">
            <text:p>5.510014</text:p>
          </table:table-cell>
          <table:table-cell office:value-type="float" office:value="6.7922773602" calcext:value-type="float">
            <text:p>6.7922773602</text:p>
          </table:table-cell>
          <table:table-cell table:formula="of:=POWER([.C218]-6.75;2)" office:value-type="float" office:value="0.00178737518548054" calcext:value-type="float">
            <text:p>0.001787375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407839" calcext:value-type="float">
            <text:p>5.407839</text:p>
          </table:table-cell>
          <table:table-cell office:value-type="float" office:value="6.7994629194" calcext:value-type="float">
            <text:p>6.7994629194</text:p>
          </table:table-cell>
          <table:table-cell table:formula="of:=POWER([.C219]-6.75;2)" office:value-type="float" office:value="0.00244658039557088" calcext:value-type="float">
            <text:p>0.002446580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374298" calcext:value-type="float">
            <text:p>5.374298</text:p>
          </table:table-cell>
          <table:table-cell office:value-type="float" office:value="6.8067805538" calcext:value-type="float">
            <text:p>6.8067805538</text:p>
          </table:table-cell>
          <table:table-cell table:formula="of:=POWER([.C220]-6.75;2)" office:value-type="float" office:value="0.00322403128983473" calcext:value-type="float">
            <text:p>0.003224031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409095" calcext:value-type="float">
            <text:p>5.409095</text:p>
          </table:table-cell>
          <table:table-cell office:value-type="float" office:value="6.8138406452" calcext:value-type="float">
            <text:p>6.8138406452</text:p>
          </table:table-cell>
          <table:table-cell table:formula="of:=POWER([.C221]-6.75;2)" office:value-type="float" office:value="0.00407562797955228" calcext:value-type="float">
            <text:p>0.00407562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501807" calcext:value-type="float">
            <text:p>5.501807</text:p>
          </table:table-cell>
          <table:table-cell office:value-type="float" office:value="6.8202400806" calcext:value-type="float">
            <text:p>6.8202400806</text:p>
          </table:table-cell>
          <table:table-cell table:formula="of:=POWER([.C222]-6.75;2)" office:value-type="float" office:value="0.00493366892269445" calcext:value-type="float">
            <text:p>0.0049336689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635845" calcext:value-type="float">
            <text:p>5.635845</text:p>
          </table:table-cell>
          <table:table-cell office:value-type="float" office:value="6.8256185484" calcext:value-type="float">
            <text:p>6.8256185484</text:p>
          </table:table-cell>
          <table:table-cell table:formula="of:=POWER([.C223]-6.75;2)" office:value-type="float" office:value="0.00571816486212308" calcext:value-type="float">
            <text:p>0.005718164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793155" calcext:value-type="float">
            <text:p>5.793155</text:p>
          </table:table-cell>
          <table:table-cell office:value-type="float" office:value="6.8296989409" calcext:value-type="float">
            <text:p>6.8296989409</text:p>
          </table:table-cell>
          <table:table-cell table:formula="of:=POWER([.C224]-6.75;2)" office:value-type="float" office:value="0.00635192118058172" calcext:value-type="float">
            <text:p>0.006351921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957785" calcext:value-type="float">
            <text:p>5.957785</text:p>
          </table:table-cell>
          <table:table-cell office:value-type="float" office:value="6.8323073817" calcext:value-type="float">
            <text:p>6.8323073817</text:p>
          </table:table-cell>
          <table:table-cell table:formula="of:=POWER([.C225]-6.75;2)" office:value-type="float" office:value="0.00677450508230945" calcext:value-type="float">
            <text:p>0.006774505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117594" calcext:value-type="float">
            <text:p>6.117594</text:p>
          </table:table-cell>
          <table:table-cell office:value-type="float" office:value="6.8333775538" calcext:value-type="float">
            <text:p>6.8333775538</text:p>
          </table:table-cell>
          <table:table-cell table:formula="of:=POWER([.C226]-6.75;2)" office:value-type="float" office:value="0.00695181647767191" calcext:value-type="float">
            <text:p>0.006951816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264274" calcext:value-type="float">
            <text:p>6.264274</text:p>
          </table:table-cell>
          <table:table-cell office:value-type="float" office:value="6.8329467634" calcext:value-type="float">
            <text:p>6.8329467634</text:p>
          </table:table-cell>
          <table:table-cell table:formula="of:=POWER([.C227]-6.75;2)" office:value-type="float" office:value="0.00688016555853555" calcext:value-type="float">
            <text:p>0.006880165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392306" calcext:value-type="float">
            <text:p>6.392306</text:p>
          </table:table-cell>
          <table:table-cell office:value-type="float" office:value="6.8311494785" calcext:value-type="float">
            <text:p>6.8311494785</text:p>
          </table:table-cell>
          <table:table-cell table:formula="of:=POWER([.C228]-6.75;2)" office:value-type="float" office:value="0.00658523786082203" calcext:value-type="float">
            <text:p>0.006585237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497491" calcext:value-type="float">
            <text:p>6.497491</text:p>
          </table:table-cell>
          <table:table-cell office:value-type="float" office:value="6.82821" calcext:value-type="float">
            <text:p>6.82821</text:p>
          </table:table-cell>
          <table:table-cell table:formula="of:=POWER([.C229]-6.75;2)" office:value-type="float" office:value="0.00611680410000005" calcext:value-type="float">
            <text:p>0.006116804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575598" calcext:value-type="float">
            <text:p>6.575598</text:p>
          </table:table-cell>
          <table:table-cell office:value-type="float" office:value="6.8244328763" calcext:value-type="float">
            <text:p>6.8244328763</text:p>
          </table:table-cell>
          <table:table-cell table:formula="of:=POWER([.C230]-6.75;2)" office:value-type="float" office:value="0.00554025307429116" calcext:value-type="float">
            <text:p>0.00554025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2154" calcext:value-type="float">
            <text:p>6.62154</text:p>
          </table:table-cell>
          <table:table-cell office:value-type="float" office:value="6.8201884892" calcext:value-type="float">
            <text:p>6.8201884892</text:p>
          </table:table-cell>
          <table:table-cell table:formula="of:=POWER([.C231]-6.75;2)" office:value-type="float" office:value="0.00492642401617845" calcext:value-type="float">
            <text:p>0.0049264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29269" calcext:value-type="float">
            <text:p>6.629269</text:p>
          </table:table-cell>
          <table:table-cell office:value-type="float" office:value="6.8158923817" calcext:value-type="float">
            <text:p>6.8158923817</text:p>
          </table:table-cell>
          <table:table-cell table:formula="of:=POWER([.C232]-6.75;2)" office:value-type="float" office:value="0.00434180596609854" calcext:value-type="float">
            <text:p>0.004341806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592409" calcext:value-type="float">
            <text:p>6.592409</text:p>
          </table:table-cell>
          <table:table-cell office:value-type="float" office:value="6.8119796828" calcext:value-type="float">
            <text:p>6.8119796828</text:p>
          </table:table-cell>
          <table:table-cell table:formula="of:=POWER([.C233]-6.75;2)" office:value-type="float" office:value="0.00384148107998857" calcext:value-type="float">
            <text:p>0.003841481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505492" calcext:value-type="float">
            <text:p>6.505492</text:p>
          </table:table-cell>
          <table:table-cell office:value-type="float" office:value="6.8088780484" calcext:value-type="float">
            <text:p>6.8088780484</text:p>
          </table:table-cell>
          <table:table-cell table:formula="of:=POWER([.C234]-6.75;2)" office:value-type="float" office:value="0.00346662458339279" calcext:value-type="float">
            <text:p>0.00346662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365594" calcext:value-type="float">
            <text:p>6.365594</text:p>
          </table:table-cell>
          <table:table-cell office:value-type="float" office:value="6.8069823978" calcext:value-type="float">
            <text:p>6.8069823978</text:p>
          </table:table-cell>
          <table:table-cell table:formula="of:=POWER([.C235]-6.75;2)" office:value-type="float" office:value="0.00324699365903741" calcext:value-type="float">
            <text:p>0.003246993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174195" calcext:value-type="float">
            <text:p>6.174195</text:p>
          </table:table-cell>
          <table:table-cell office:value-type="float" office:value="6.8066326667" calcext:value-type="float">
            <text:p>6.8066326667</text:p>
          </table:table-cell>
          <table:table-cell table:formula="of:=POWER([.C236]-6.75;2)" office:value-type="float" office:value="0.00320725893755325" calcext:value-type="float">
            <text:p>0.003207258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939116" calcext:value-type="float">
            <text:p>5.939116</text:p>
          </table:table-cell>
          <table:table-cell office:value-type="float" office:value="6.8080930968" calcext:value-type="float">
            <text:p>6.8080930968</text:p>
          </table:table-cell>
          <table:table-cell table:formula="of:=POWER([.C237]-6.75;2)" office:value-type="float" office:value="0.00337480789581422" calcext:value-type="float">
            <text:p>0.003374807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67643" calcext:value-type="float">
            <text:p>5.67643</text:p>
          </table:table-cell>
          <table:table-cell office:value-type="float" office:value="6.8115298763" calcext:value-type="float">
            <text:p>6.8115298763</text:p>
          </table:table-cell>
          <table:table-cell table:formula="of:=POWER([.C238]-6.75;2)" office:value-type="float" office:value="0.00378592567749328" calcext:value-type="float">
            <text:p>0.003785925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412009" calcext:value-type="float">
            <text:p>5.412009</text:p>
          </table:table-cell>
          <table:table-cell office:value-type="float" office:value="6.8169835753" calcext:value-type="float">
            <text:p>6.8169835753</text:p>
          </table:table-cell>
          <table:table-cell table:formula="of:=POWER([.C239]-6.75;2)" office:value-type="float" office:value="0.00448679935997078" calcext:value-type="float">
            <text:p>0.0044867994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18182" calcext:value-type="float">
            <text:p>5.18182</text:p>
          </table:table-cell>
          <table:table-cell office:value-type="float" office:value="6.8243347043" calcext:value-type="float">
            <text:p>6.8243347043</text:p>
          </table:table-cell>
          <table:table-cell table:formula="of:=POWER([.C240]-6.75;2)" office:value-type="float" office:value="0.00552564826336844" calcext:value-type="float">
            <text:p>0.005525648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029068" calcext:value-type="float">
            <text:p>5.029068</text:p>
          </table:table-cell>
          <table:table-cell office:value-type="float" office:value="6.8332660753" calcext:value-type="float">
            <text:p>6.8332660753</text:p>
          </table:table-cell>
          <table:table-cell table:formula="of:=POWER([.C241]-6.75;2)" office:value-type="float" office:value="0.00693323929586528" calcext:value-type="float">
            <text:p>0.006933239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.995976" calcext:value-type="float">
            <text:p>4.995976</text:p>
          </table:table-cell>
          <table:table-cell office:value-type="float" office:value="6.8432367043" calcext:value-type="float">
            <text:p>6.8432367043</text:p>
          </table:table-cell>
          <table:table-cell table:formula="of:=POWER([.C242]-6.75;2)" office:value-type="float" office:value="0.00869308302872559" calcext:value-type="float">
            <text:p>0.00869308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110769" calcext:value-type="float">
            <text:p>5.110769</text:p>
          </table:table-cell>
          <table:table-cell office:value-type="float" office:value="6.8534948172" calcext:value-type="float">
            <text:p>6.8534948172</text:p>
          </table:table-cell>
          <table:table-cell table:formula="of:=POWER([.C243]-6.75;2)" office:value-type="float" office:value="0.0107111771872613" calcext:value-type="float">
            <text:p>0.010711177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376589" calcext:value-type="float">
            <text:p>5.376589</text:p>
          </table:table-cell>
          <table:table-cell office:value-type="float" office:value="6.8631555323" calcext:value-type="float">
            <text:p>6.8631555323</text:p>
          </table:table-cell>
          <table:table-cell table:formula="of:=POWER([.C244]-6.75;2)" office:value-type="float" office:value="0.0128041744900964" calcext:value-type="float">
            <text:p>0.012804174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770573" calcext:value-type="float">
            <text:p>5.770573</text:p>
          </table:table-cell>
          <table:table-cell office:value-type="float" office:value="6.8713336559" calcext:value-type="float">
            <text:p>6.8713336559</text:p>
          </table:table-cell>
          <table:table-cell table:formula="of:=POWER([.C245]-6.75;2)" office:value-type="float" office:value="0.0147218560540596" calcext:value-type="float">
            <text:p>0.0147218561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253017" calcext:value-type="float">
            <text:p>6.253017</text:p>
          </table:table-cell>
          <table:table-cell office:value-type="float" office:value="6.8772787473" calcext:value-type="float">
            <text:p>6.8772787473</text:p>
          </table:table-cell>
          <table:table-cell table:formula="of:=POWER([.C246]-6.75;2)" office:value-type="float" office:value="0.0161998795142573" calcext:value-type="float">
            <text:p>0.016199879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78815" calcext:value-type="float">
            <text:p>6.778815</text:p>
          </table:table-cell>
          <table:table-cell office:value-type="float" office:value="6.8804604839" calcext:value-type="float">
            <text:p>6.8804604839</text:p>
          </table:table-cell>
          <table:table-cell table:formula="of:=POWER([.C247]-6.75;2)" office:value-type="float" office:value="0.0170199378594222" calcext:value-type="float">
            <text:p>0.017019937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305349" calcext:value-type="float">
            <text:p>7.305349</text:p>
          </table:table-cell>
          <table:table-cell office:value-type="float" office:value="6.8805943548" calcext:value-type="float">
            <text:p>6.8805943548</text:p>
          </table:table-cell>
          <table:table-cell table:formula="of:=POWER([.C248]-6.75;2)" office:value-type="float" office:value="0.0170548855056284" calcext:value-type="float">
            <text:p>0.017054885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796238" calcext:value-type="float">
            <text:p>7.796238</text:p>
          </table:table-cell>
          <table:table-cell office:value-type="float" office:value="6.8776283817" calcext:value-type="float">
            <text:p>6.8776283817</text:p>
          </table:table-cell>
          <table:table-cell table:formula="of:=POWER([.C249]-6.75;2)" office:value-type="float" office:value="0.0162890038153609" calcext:value-type="float">
            <text:p>0.016289003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22266" calcext:value-type="float">
            <text:p>8.22266</text:p>
          </table:table-cell>
          <table:table-cell office:value-type="float" office:value="6.8717137043" calcext:value-type="float">
            <text:p>6.8717137043</text:p>
          </table:table-cell>
          <table:table-cell table:formula="of:=POWER([.C250]-6.75;2)" office:value-type="float" office:value="0.0148142258144279" calcext:value-type="float">
            <text:p>0.014814225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563635" calcext:value-type="float">
            <text:p>8.563635</text:p>
          </table:table-cell>
          <table:table-cell office:value-type="float" office:value="6.8631714892" calcext:value-type="float">
            <text:p>6.8631714892</text:p>
          </table:table-cell>
          <table:table-cell table:formula="of:=POWER([.C251]-6.75;2)" office:value-type="float" office:value="0.0128077859677457" calcext:value-type="float">
            <text:p>0.01280778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805936" calcext:value-type="float">
            <text:p>8.805936</text:p>
          </table:table-cell>
          <table:table-cell office:value-type="float" office:value="6.8524599624" calcext:value-type="float">
            <text:p>6.8524599624</text:p>
          </table:table-cell>
          <table:table-cell table:formula="of:=POWER([.C252]-6.75;2)" office:value-type="float" office:value="0.0104980438950095" calcext:value-type="float">
            <text:p>0.0104980439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943822" calcext:value-type="float">
            <text:p>8.943822</text:p>
          </table:table-cell>
          <table:table-cell office:value-type="float" office:value="6.8401411237" calcext:value-type="float">
            <text:p>6.8401411237</text:p>
          </table:table-cell>
          <table:table-cell table:formula="of:=POWER([.C253]-6.75;2)" office:value-type="float" office:value="0.00812542218189879" calcext:value-type="float">
            <text:p>0.008125422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978562" calcext:value-type="float">
            <text:p>8.978562</text:p>
          </table:table-cell>
          <table:table-cell office:value-type="float" office:value="6.8268451935" calcext:value-type="float">
            <text:p>6.8268451935</text:p>
          </table:table-cell>
          <table:table-cell table:formula="of:=POWER([.C254]-6.75;2)" office:value-type="float" office:value="0.00590518376405252" calcext:value-type="float">
            <text:p>0.005905183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917732" calcext:value-type="float">
            <text:p>8.917732</text:p>
          </table:table-cell>
          <table:table-cell office:value-type="float" office:value="6.813231457" calcext:value-type="float">
            <text:p>6.813231457</text:p>
          </table:table-cell>
          <table:table-cell table:formula="of:=POWER([.C255]-6.75;2)" office:value-type="float" office:value="0.00399821715434292" calcext:value-type="float">
            <text:p>0.0039982172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774222" calcext:value-type="float">
            <text:p>8.774222</text:p>
          </table:table-cell>
          <table:table-cell office:value-type="float" office:value="6.7999453925" calcext:value-type="float">
            <text:p>6.7999453925</text:p>
          </table:table-cell>
          <table:table-cell table:formula="of:=POWER([.C256]-6.75;2)" office:value-type="float" office:value="0.00249454223197903" calcext:value-type="float">
            <text:p>0.0024945422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564972" calcext:value-type="float">
            <text:p>8.564972</text:p>
          </table:table-cell>
          <table:table-cell office:value-type="float" office:value="6.7875741075" calcext:value-type="float">
            <text:p>6.7875741075</text:p>
          </table:table-cell>
          <table:table-cell table:formula="of:=POWER([.C257]-6.75;2)" office:value-type="float" office:value="0.00141181355442157" calcext:value-type="float">
            <text:p>0.00141181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309475" calcext:value-type="float">
            <text:p>8.309475</text:p>
          </table:table-cell>
          <table:table-cell office:value-type="float" office:value="6.7766041237" calcext:value-type="float">
            <text:p>6.7766041237</text:p>
          </table:table-cell>
          <table:table-cell table:formula="of:=POWER([.C258]-6.75;2)" office:value-type="float" office:value="0.000707779397844918" calcext:value-type="float">
            <text:p>0.000707779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028137" calcext:value-type="float">
            <text:p>8.028137</text:p>
          </table:table-cell>
          <table:table-cell office:value-type="float" office:value="6.767386828" calcext:value-type="float">
            <text:p>6.767386828</text:p>
          </table:table-cell>
          <table:table-cell table:formula="of:=POWER([.C259]-6.75;2)" office:value-type="float" office:value="0.000302301787901592" calcext:value-type="float">
            <text:p>0.000302301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74062" calcext:value-type="float">
            <text:p>7.74062</text:p>
          </table:table-cell>
          <table:table-cell office:value-type="float" office:value="6.7601166022" calcext:value-type="float">
            <text:p>6.7601166022</text:p>
          </table:table-cell>
          <table:table-cell table:formula="of:=POWER([.C260]-6.75;2)" office:value-type="float" office:value="0.000102345640073047" calcext:value-type="float">
            <text:p>0.000102345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464344" calcext:value-type="float">
            <text:p>7.464344</text:p>
          </table:table-cell>
          <table:table-cell office:value-type="float" office:value="6.7548250806" calcext:value-type="float">
            <text:p>6.7548250806</text:p>
          </table:table-cell>
          <table:table-cell table:formula="of:=POWER([.C261]-6.75;2)" office:value-type="float" office:value="0.0000232814027964951" calcext:value-type="float">
            <text:p>2.32814027964951E-00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213326" calcext:value-type="float">
            <text:p>7.213326</text:p>
          </table:table-cell>
          <table:table-cell office:value-type="float" office:value="6.7513922796" calcext:value-type="float">
            <text:p>6.7513922796</text:p>
          </table:table-cell>
          <table:table-cell table:formula="of:=POWER([.C262]-6.75;2)" office:value-type="float" office:value="0.00000193844248457644" calcext:value-type="float">
            <text:p>1.93844248457644E-00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997525" calcext:value-type="float">
            <text:p>6.997525</text:p>
          </table:table-cell>
          <table:table-cell office:value-type="float" office:value="6.7495727419" calcext:value-type="float">
            <text:p>6.7495727419</text:p>
          </table:table-cell>
          <table:table-cell table:formula="of:=POWER([.C263]-6.75;2)" office:value-type="float" office:value="0.000000182549484015795" calcext:value-type="float">
            <text:p>1.82549484015795E-007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822753" calcext:value-type="float">
            <text:p>6.822753</text:p>
          </table:table-cell>
          <table:table-cell office:value-type="float" office:value="6.7490327688" calcext:value-type="float">
            <text:p>6.7490327688</text:p>
          </table:table-cell>
          <table:table-cell table:formula="of:=POWER([.C264]-6.75;2)" office:value-type="float" office:value="0.00000093553619425296" calcext:value-type="float">
            <text:p>9.3553619425296E-00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691085" calcext:value-type="float">
            <text:p>6.691085</text:p>
          </table:table-cell>
          <table:table-cell office:value-type="float" office:value="6.7493935699" calcext:value-type="float">
            <text:p>6.7493935699</text:p>
          </table:table-cell>
          <table:table-cell table:formula="of:=POWER([.C265]-6.75;2)" office:value-type="float" office:value="0.000000367757466185403" calcext:value-type="float">
            <text:p>3.67757466185403E-00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601587" calcext:value-type="float">
            <text:p>6.601587</text:p>
          </table:table-cell>
          <table:table-cell office:value-type="float" office:value="6.7502751882" calcext:value-type="float">
            <text:p>6.7502751882</text:p>
          </table:table-cell>
          <table:table-cell table:formula="of:=POWER([.C266]-6.75;2)" office:value-type="float" office:value="0.0000000757285454191474" calcext:value-type="float">
            <text:p>7.57285454191474E-00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51111" calcext:value-type="float">
            <text:p>6.551111</text:p>
          </table:table-cell>
          <table:table-cell office:value-type="float" office:value="6.7513363925" calcext:value-type="float">
            <text:p>6.7513363925</text:p>
          </table:table-cell>
          <table:table-cell table:formula="of:=POWER([.C267]-6.75;2)" office:value-type="float" office:value="0.00000178594491405582" calcext:value-type="float">
            <text:p>1.78594491405582E-00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34971" calcext:value-type="float">
            <text:p>6.534971</text:p>
          </table:table-cell>
          <table:table-cell office:value-type="float" office:value="6.7523067688" calcext:value-type="float">
            <text:p>6.7523067688</text:p>
          </table:table-cell>
          <table:table-cell table:formula="of:=POWER([.C268]-6.75;2)" office:value-type="float" office:value="0.00000532118229665561" calcext:value-type="float">
            <text:p>5.32118229665561E-0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47442" calcext:value-type="float">
            <text:p>6.547442</text:p>
          </table:table-cell>
          <table:table-cell office:value-type="float" office:value="6.7530078333" calcext:value-type="float">
            <text:p>6.7530078333</text:p>
          </table:table-cell>
          <table:table-cell table:formula="of:=POWER([.C269]-6.75;2)" office:value-type="float" office:value="0.00000904706116058813" calcext:value-type="float">
            <text:p>9.04706116058813E-0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82106" calcext:value-type="float">
            <text:p>6.582106</text:p>
          </table:table-cell>
          <table:table-cell office:value-type="float" office:value="6.7533607473" calcext:value-type="float">
            <text:p>6.7533607473</text:p>
          </table:table-cell>
          <table:table-cell table:formula="of:=POWER([.C270]-6.75;2)" office:value-type="float" office:value="0.0000112946224144597" calcext:value-type="float">
            <text:p>1.12946224144597E-00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632166" calcext:value-type="float">
            <text:p>6.632166</text:p>
          </table:table-cell>
          <table:table-cell office:value-type="float" office:value="6.7533794624" calcext:value-type="float">
            <text:p>6.7533794624</text:p>
          </table:table-cell>
          <table:table-cell table:formula="of:=POWER([.C271]-6.75;2)" office:value-type="float" office:value="0.0000114207661130129" calcext:value-type="float">
            <text:p>1.14207661130129E-00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690775" calcext:value-type="float">
            <text:p>6.690775</text:p>
          </table:table-cell>
          <table:table-cell office:value-type="float" office:value="6.753150414" calcext:value-type="float">
            <text:p>6.753150414</text:p>
          </table:table-cell>
          <table:table-cell table:formula="of:=POWER([.C272]-6.75;2)" office:value-type="float" office:value="0.00000992510837139769" calcext:value-type="float">
            <text:p>9.92510837139769E-00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5142" calcext:value-type="float">
            <text:p>6.75142</text:p>
          </table:table-cell>
          <table:table-cell office:value-type="float" office:value="6.7528029839" calcext:value-type="float">
            <text:p>6.7528029839</text:p>
          </table:table-cell>
          <table:table-cell table:formula="of:=POWER([.C273]-6.75;2)" office:value-type="float" office:value="0.00000785671874365734" calcext:value-type="float">
            <text:p>7.85671874365734E-00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808288" calcext:value-type="float">
            <text:p>6.808288</text:p>
          </table:table-cell>
          <table:table-cell office:value-type="float" office:value="6.7524774247" calcext:value-type="float">
            <text:p>6.7524774247</text:p>
          </table:table-cell>
          <table:table-cell table:formula="of:=POWER([.C274]-6.75;2)" office:value-type="float" office:value="0.00000613763314417178" calcext:value-type="float">
            <text:p>6.13763314417178E-006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856575" calcext:value-type="float">
            <text:p>6.856575</text:p>
          </table:table-cell>
          <table:table-cell office:value-type="float" office:value="6.7522973548" calcext:value-type="float">
            <text:p>6.7522973548</text:p>
          </table:table-cell>
          <table:table-cell table:formula="of:=POWER([.C275]-6.75;2)" office:value-type="float" office:value="0.00000527783907708118" calcext:value-type="float">
            <text:p>5.27783907708118E-00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892645" calcext:value-type="float">
            <text:p>6.892645</text:p>
          </table:table-cell>
          <table:table-cell office:value-type="float" office:value="6.7523516828" calcext:value-type="float">
            <text:p>6.7523516828</text:p>
          </table:table-cell>
          <table:table-cell table:formula="of:=POWER([.C276]-6.75;2)" office:value-type="float" office:value="0.00000553041199181416" calcext:value-type="float">
            <text:p>5.53041199181416E-00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914034" calcext:value-type="float">
            <text:p>6.914034</text:p>
          </table:table-cell>
          <table:table-cell office:value-type="float" office:value="6.7526878118" calcext:value-type="float">
            <text:p>6.7526878118</text:p>
          </table:table-cell>
          <table:table-cell table:formula="of:=POWER([.C277]-6.75;2)" office:value-type="float" office:value="0.00000722433227221683" calcext:value-type="float">
            <text:p>7.22433227221683E-006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919293" calcext:value-type="float">
            <text:p>6.919293</text:p>
          </table:table-cell>
          <table:table-cell office:value-type="float" office:value="6.7533147688" calcext:value-type="float">
            <text:p>6.7533147688</text:p>
          </table:table-cell>
          <table:table-cell table:formula="of:=POWER([.C278]-6.75;2)" office:value-type="float" office:value="0.0000109876921974544" calcext:value-type="float">
            <text:p>1.09876921974544E-005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907745" calcext:value-type="float">
            <text:p>6.907745</text:p>
          </table:table-cell>
          <table:table-cell office:value-type="float" office:value="6.7542134409" calcext:value-type="float">
            <text:p>6.7542134409</text:p>
          </table:table-cell>
          <table:table-cell table:formula="of:=POWER([.C279]-6.75;2)" office:value-type="float" office:value="0.0000177530842177935" calcext:value-type="float">
            <text:p>1.77530842177935E-005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79211" calcext:value-type="float">
            <text:p>6.879211</text:p>
          </table:table-cell>
          <table:table-cell office:value-type="float" office:value="6.7553501398" calcext:value-type="float">
            <text:p>6.7553501398</text:p>
          </table:table-cell>
          <table:table-cell table:formula="of:=POWER([.C280]-6.75;2)" office:value-type="float" office:value="0.0000286239958795439" calcext:value-type="float">
            <text:p>0.00002862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33817" calcext:value-type="float">
            <text:p>6.833817</text:p>
          </table:table-cell>
          <table:table-cell office:value-type="float" office:value="6.756690043" calcext:value-type="float">
            <text:p>6.756690043</text:p>
          </table:table-cell>
          <table:table-cell table:formula="of:=POWER([.C281]-6.75;2)" office:value-type="float" office:value="0.0000447566753418472" calcext:value-type="float">
            <text:p>4.47566753418472E-005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71927" calcext:value-type="float">
            <text:p>6.771927</text:p>
          </table:table-cell>
          <table:table-cell office:value-type="float" office:value="6.7582072796" calcext:value-type="float">
            <text:p>6.7582072796</text:p>
          </table:table-cell>
          <table:table-cell table:formula="of:=POWER([.C282]-6.75;2)" office:value-type="float" office:value="0.0000673594384325708" calcext:value-type="float">
            <text:p>6.73594384325708E-00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69426" calcext:value-type="float">
            <text:p>6.69426</text:p>
          </table:table-cell>
          <table:table-cell office:value-type="float" office:value="6.7598892312" calcext:value-type="float">
            <text:p>6.7598892312</text:p>
          </table:table-cell>
          <table:table-cell table:formula="of:=POWER([.C283]-6.75;2)" office:value-type="float" office:value="0.0000977968937270504" calcext:value-type="float">
            <text:p>9.77968937270504E-005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602168" calcext:value-type="float">
            <text:p>6.602168</text:p>
          </table:table-cell>
          <table:table-cell office:value-type="float" office:value="6.7617335591" calcext:value-type="float">
            <text:p>6.7617335591</text:p>
          </table:table-cell>
          <table:table-cell table:formula="of:=POWER([.C284]-6.75;2)" office:value-type="float" office:value="0.000137676409153184" calcext:value-type="float">
            <text:p>0.000137676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498048" calcext:value-type="float">
            <text:p>6.498048</text:p>
          </table:table-cell>
          <table:table-cell office:value-type="float" office:value="6.7637376129" calcext:value-type="float">
            <text:p>6.7637376129</text:p>
          </table:table-cell>
          <table:table-cell table:formula="of:=POWER([.C285]-6.75;2)" office:value-type="float" office:value="0.000188722008190246" calcext:value-type="float">
            <text:p>0.00018872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385788" calcext:value-type="float">
            <text:p>6.385788</text:p>
          </table:table-cell>
          <table:table-cell office:value-type="float" office:value="6.7658809946" calcext:value-type="float">
            <text:p>6.7658809946</text:p>
          </table:table-cell>
          <table:table-cell table:formula="of:=POWER([.C286]-6.75;2)" office:value-type="float" office:value="0.000252205989485223" calcext:value-type="float">
            <text:p>0.00025220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271138" calcext:value-type="float">
            <text:p>6.271138</text:p>
          </table:table-cell>
          <table:table-cell office:value-type="float" office:value="6.7681032634" calcext:value-type="float">
            <text:p>6.7681032634</text:p>
          </table:table-cell>
          <table:table-cell table:formula="of:=POWER([.C287]-6.75;2)" office:value-type="float" office:value="0.000327728145729796" calcext:value-type="float">
            <text:p>0.000327728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161866" calcext:value-type="float">
            <text:p>6.161866</text:p>
          </table:table-cell>
          <table:table-cell office:value-type="float" office:value="6.7702794731" calcext:value-type="float">
            <text:p>6.7702794731</text:p>
          </table:table-cell>
          <table:table-cell table:formula="of:=POWER([.C288]-6.75;2)" office:value-type="float" office:value="0.000411257029213642" calcext:value-type="float">
            <text:p>0.00041125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067547" calcext:value-type="float">
            <text:p>6.067547</text:p>
          </table:table-cell>
          <table:table-cell office:value-type="float" office:value="6.7721969301" calcext:value-type="float">
            <text:p>6.7721969301</text:p>
          </table:table-cell>
          <table:table-cell table:formula="of:=POWER([.C289]-6.75;2)" office:value-type="float" office:value="0.000492703705864277" calcext:value-type="float">
            <text:p>0.000492703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998822" calcext:value-type="float">
            <text:p>5.998822</text:p>
          </table:table-cell>
          <table:table-cell office:value-type="float" office:value="6.7735370269" calcext:value-type="float">
            <text:p>6.7735370269</text:p>
          </table:table-cell>
          <table:table-cell table:formula="of:=POWER([.C290]-6.75;2)" office:value-type="float" office:value="0.00055399163529131" calcext:value-type="float">
            <text:p>0.000553991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966092" calcext:value-type="float">
            <text:p>5.966092</text:p>
          </table:table-cell>
          <table:table-cell office:value-type="float" office:value="6.7738665645" calcext:value-type="float">
            <text:p>6.7738665645</text:p>
          </table:table-cell>
          <table:table-cell table:formula="of:=POWER([.C291]-6.75;2)" office:value-type="float" office:value="0.000569612901032682" calcext:value-type="float">
            <text:p>0.000569612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977734" calcext:value-type="float">
            <text:p>5.977734</text:p>
          </table:table-cell>
          <table:table-cell office:value-type="float" office:value="6.7726433495" calcext:value-type="float">
            <text:p>6.7726433495</text:p>
          </table:table-cell>
          <table:table-cell table:formula="of:=POWER([.C292]-6.75;2)" office:value-type="float" office:value="0.000512721276579151" calcext:value-type="float">
            <text:p>0.000512721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038256" calcext:value-type="float">
            <text:p>6.038256</text:p>
          </table:table-cell>
          <table:table-cell office:value-type="float" office:value="6.7692407258" calcext:value-type="float">
            <text:p>6.7692407258</text:p>
          </table:table-cell>
          <table:table-cell table:formula="of:=POWER([.C293]-6.75;2)" office:value-type="float" office:value="0.000370205529310769" calcext:value-type="float">
            <text:p>0.000370205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146914" calcext:value-type="float">
            <text:p>6.146914</text:p>
          </table:table-cell>
          <table:table-cell office:value-type="float" office:value="6.7629950968" calcext:value-type="float">
            <text:p>6.7629950968</text:p>
          </table:table-cell>
          <table:table-cell table:formula="of:=POWER([.C294]-6.75;2)" office:value-type="float" office:value="0.000168872540841373" calcext:value-type="float">
            <text:p>0.000168872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297316" calcext:value-type="float">
            <text:p>6.297316</text:p>
          </table:table-cell>
          <table:table-cell office:value-type="float" office:value="6.7532809892" calcext:value-type="float">
            <text:p>6.7532809892</text:p>
          </table:table-cell>
          <table:table-cell table:formula="of:=POWER([.C295]-6.75;2)" office:value-type="float" office:value="0.0000107648901305186" calcext:value-type="float">
            <text:p>1.07648901305186E-00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47814" calcext:value-type="float">
            <text:p>6.47814</text:p>
          </table:table-cell>
          <table:table-cell office:value-type="float" office:value="6.7396238602" calcext:value-type="float">
            <text:p>6.7396238602</text:p>
          </table:table-cell>
          <table:table-cell table:formula="of:=POWER([.C296]-6.75;2)" office:value-type="float" office:value="0.000107664277149143" calcext:value-type="float">
            <text:p>0.0001076643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74721" calcext:value-type="float">
            <text:p>6.674721</text:p>
          </table:table-cell>
          <table:table-cell office:value-type="float" office:value="6.7218788602" calcext:value-type="float">
            <text:p>6.7218788602</text:p>
          </table:table-cell>
          <table:table-cell table:formula="of:=POWER([.C297]-6.75;2)" office:value-type="float" office:value="0.000790798503651124" calcext:value-type="float">
            <text:p>0.000790798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871038" calcext:value-type="float">
            <text:p>6.871038</text:p>
          </table:table-cell>
          <table:table-cell office:value-type="float" office:value="6.7005269032" calcext:value-type="float">
            <text:p>6.7005269032</text:p>
          </table:table-cell>
          <table:table-cell table:formula="of:=POWER([.C298]-6.75;2)" office:value-type="float" office:value="0.00244758730698216" calcext:value-type="float">
            <text:p>0.002447587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051662" calcext:value-type="float">
            <text:p>7.051662</text:p>
          </table:table-cell>
          <table:table-cell office:value-type="float" office:value="6.6770324677" calcext:value-type="float">
            <text:p>6.6770324677</text:p>
          </table:table-cell>
          <table:table-cell table:formula="of:=POWER([.C299]-6.75;2)" office:value-type="float" office:value="0.00532426076995152" calcext:value-type="float">
            <text:p>0.005324260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203396" calcext:value-type="float">
            <text:p>7.203396</text:p>
          </table:table-cell>
          <table:table-cell office:value-type="float" office:value="6.6536904462" calcext:value-type="float">
            <text:p>6.6536904462</text:p>
          </table:table-cell>
          <table:table-cell table:formula="of:=POWER([.C300]-6.75;2)" office:value-type="float" office:value="0.00927553015315515" calcext:value-type="float">
            <text:p>0.00927553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316518" calcext:value-type="float">
            <text:p>7.316518</text:p>
          </table:table-cell>
          <table:table-cell office:value-type="float" office:value="6.6326238871" calcext:value-type="float">
            <text:p>6.6326238871</text:p>
          </table:table-cell>
          <table:table-cell table:formula="of:=POWER([.C301]-6.75;2)" office:value-type="float" office:value="0.0137771518795135" calcext:value-type="float">
            <text:p>0.0137771519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385589" calcext:value-type="float">
            <text:p>7.385589</text:p>
          </table:table-cell>
          <table:table-cell office:value-type="float" office:value="6.6151663333" calcext:value-type="float">
            <text:p>6.6151663333</text:p>
          </table:table-cell>
          <table:table-cell table:formula="of:=POWER([.C302]-6.75;2)" office:value-type="float" office:value="0.0181801176757666" calcext:value-type="float">
            <text:p>0.018180117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409834" calcext:value-type="float">
            <text:p>7.409834</text:p>
          </table:table-cell>
          <table:table-cell office:value-type="float" office:value="6.6019785376" calcext:value-type="float">
            <text:p>6.6019785376</text:p>
          </table:table-cell>
          <table:table-cell table:formula="of:=POWER([.C303]-6.75;2)" office:value-type="float" office:value="0.0219103533310346" calcext:value-type="float">
            <text:p>0.021910353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393063" calcext:value-type="float">
            <text:p>7.393063</text:p>
          </table:table-cell>
          <table:table-cell office:value-type="float" office:value="6.5932668065" calcext:value-type="float">
            <text:p>6.5932668065</text:p>
          </table:table-cell>
          <table:table-cell table:formula="of:=POWER([.C304]-6.75;2)" office:value-type="float" office:value="0.0245652939447084" calcext:value-type="float">
            <text:p>0.024565293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343141" calcext:value-type="float">
            <text:p>7.343141</text:p>
          </table:table-cell>
          <table:table-cell office:value-type="float" office:value="6.5889099247" calcext:value-type="float">
            <text:p>6.5889099247</text:p>
          </table:table-cell>
          <table:table-cell table:formula="of:=POWER([.C305]-6.75;2)" office:value-type="float" office:value="0.0259500123601596" calcext:value-type="float">
            <text:p>0.025950012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270963" calcext:value-type="float">
            <text:p>7.270963</text:p>
          </table:table-cell>
          <table:table-cell office:value-type="float" office:value="6.5885296613" calcext:value-type="float">
            <text:p>6.5885296613</text:p>
          </table:table-cell>
          <table:table-cell table:formula="of:=POWER([.C306]-6.75;2)" office:value-type="float" office:value="0.0260726702798927" calcext:value-type="float">
            <text:p>0.0260726703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189004" calcext:value-type="float">
            <text:p>7.189004</text:p>
          </table:table-cell>
          <table:table-cell office:value-type="float" office:value="6.5915425054" calcext:value-type="float">
            <text:p>6.5915425054</text:p>
          </table:table-cell>
          <table:table-cell table:formula="of:=POWER([.C307]-6.75;2)" office:value-type="float" office:value="0.0251087775949091" calcext:value-type="float">
            <text:p>0.025108777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109561" calcext:value-type="float">
            <text:p>7.109561</text:p>
          </table:table-cell>
          <table:table-cell office:value-type="float" office:value="6.5972105215" calcext:value-type="float">
            <text:p>6.5972105215</text:p>
          </table:table-cell>
          <table:table-cell table:formula="of:=POWER([.C308]-6.75;2)" office:value-type="float" office:value="0.0233446247403019" calcext:value-type="float">
            <text:p>0.0233446247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042971" calcext:value-type="float">
            <text:p>7.042971</text:p>
          </table:table-cell>
          <table:table-cell office:value-type="float" office:value="6.6046977151" calcext:value-type="float">
            <text:p>6.6046977151</text:p>
          </table:table-cell>
          <table:table-cell table:formula="of:=POWER([.C309]-6.75;2)" office:value-type="float" office:value="0.0211127539971607" calcext:value-type="float">
            <text:p>0.021112754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99615" calcext:value-type="float">
            <text:p>6.99615</text:p>
          </table:table-cell>
          <table:table-cell office:value-type="float" office:value="6.6131319355" calcext:value-type="float">
            <text:p>6.6131319355</text:p>
          </table:table-cell>
          <table:table-cell table:formula="of:=POWER([.C310]-6.75;2)" office:value-type="float" office:value="0.0187328670799761" calcext:value-type="float">
            <text:p>0.018732867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971836" calcext:value-type="float">
            <text:p>6.971836</text:p>
          </table:table-cell>
          <table:table-cell office:value-type="float" office:value="6.621668457" calcext:value-type="float">
            <text:p>6.621668457</text:p>
          </table:table-cell>
          <table:table-cell table:formula="of:=POWER([.C311]-6.75;2)" office:value-type="float" office:value="0.0164689849287608" calcext:value-type="float">
            <text:p>0.016468984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96872" calcext:value-type="float">
            <text:p>6.96872</text:p>
          </table:table-cell>
          <table:table-cell office:value-type="float" office:value="6.629548672" calcext:value-type="float">
            <text:p>6.629548672</text:p>
          </table:table-cell>
          <table:table-cell table:formula="of:=POWER([.C312]-6.75;2)" office:value-type="float" office:value="0.0145085224169635" calcext:value-type="float">
            <text:p>0.014508522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982388" calcext:value-type="float">
            <text:p>6.982388</text:p>
          </table:table-cell>
          <table:table-cell office:value-type="float" office:value="6.6361467742" calcext:value-type="float">
            <text:p>6.6361467742</text:p>
          </table:table-cell>
          <table:table-cell table:formula="of:=POWER([.C313]-6.75;2)" office:value-type="float" office:value="0.0129625570250657" calcext:value-type="float">
            <text:p>0.012962557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006754" calcext:value-type="float">
            <text:p>7.006754</text:p>
          </table:table-cell>
          <table:table-cell office:value-type="float" office:value="6.6409985215" calcext:value-type="float">
            <text:p>6.6409985215</text:p>
          </table:table-cell>
          <table:table-cell table:formula="of:=POWER([.C314]-6.75;2)" office:value-type="float" office:value="0.0118813223151859" calcext:value-type="float">
            <text:p>0.0118813223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035525" calcext:value-type="float">
            <text:p>7.035525</text:p>
          </table:table-cell>
          <table:table-cell office:value-type="float" office:value="6.6438093602" calcext:value-type="float">
            <text:p>6.6438093602</text:p>
          </table:table-cell>
          <table:table-cell table:formula="of:=POWER([.C315]-6.75;2)" office:value-type="float" office:value="0.0112764519811334" calcext:value-type="float">
            <text:p>0.011276452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063357" calcext:value-type="float">
            <text:p>7.063357</text:p>
          </table:table-cell>
          <table:table-cell office:value-type="float" office:value="6.6444433441" calcext:value-type="float">
            <text:p>6.6444433441</text:p>
          </table:table-cell>
          <table:table-cell table:formula="of:=POWER([.C316]-6.75;2)" office:value-type="float" office:value="0.011142207604791" calcext:value-type="float">
            <text:p>0.011142207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086496" calcext:value-type="float">
            <text:p>7.086496</text:p>
          </table:table-cell>
          <table:table-cell office:value-type="float" office:value="6.6428977688" calcext:value-type="float">
            <text:p>6.6428977688</text:p>
          </table:table-cell>
          <table:table-cell table:formula="of:=POWER([.C317]-6.75;2)" office:value-type="float" office:value="0.0114708879280182" calcext:value-type="float">
            <text:p>0.0114708879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102898" calcext:value-type="float">
            <text:p>7.102898</text:p>
          </table:table-cell>
          <table:table-cell office:value-type="float" office:value="6.6392708871" calcext:value-type="float">
            <text:p>6.6392708871</text:p>
          </table:table-cell>
          <table:table-cell table:formula="of:=POWER([.C318]-6.75;2)" office:value-type="float" office:value="0.0122609364436209" calcext:value-type="float">
            <text:p>0.0122609364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111935" calcext:value-type="float">
            <text:p>7.111935</text:p>
          </table:table-cell>
          <table:table-cell office:value-type="float" office:value="6.6337303978" calcext:value-type="float">
            <text:p>6.6337303978</text:p>
          </table:table-cell>
          <table:table-cell table:formula="of:=POWER([.C319]-6.75;2)" office:value-type="float" office:value="0.0135186203957463" calcext:value-type="float">
            <text:p>0.0135186204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113861" calcext:value-type="float">
            <text:p>7.113861</text:p>
          </table:table-cell>
          <table:table-cell office:value-type="float" office:value="6.6264889086" calcext:value-type="float">
            <text:p>6.6264889086</text:p>
          </table:table-cell>
          <table:table-cell table:formula="of:=POWER([.C320]-6.75;2)" office:value-type="float" office:value="0.0152549896988192" calcext:value-type="float">
            <text:p>0.0152549897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10924" calcext:value-type="float">
            <text:p>7.10924</text:p>
          </table:table-cell>
          <table:table-cell office:value-type="float" office:value="6.6177896398" calcext:value-type="float">
            <text:p>6.6177896398</text:p>
          </table:table-cell>
          <table:table-cell table:formula="of:=POWER([.C321]-6.75;2)" office:value-type="float" office:value="0.0174795793442138" calcext:value-type="float">
            <text:p>0.017479579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098481" calcext:value-type="float">
            <text:p>7.098481</text:p>
          </table:table-cell>
          <table:table-cell office:value-type="float" office:value="6.607901914" calcext:value-type="float">
            <text:p>6.607901914</text:p>
          </table:table-cell>
          <table:table-cell table:formula="of:=POWER([.C322]-6.75;2)" office:value-type="float" office:value="0.0201918660448634" calcext:value-type="float">
            <text:p>0.02019186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08161" calcext:value-type="float">
            <text:p>7.08161</text:p>
          </table:table-cell>
          <table:table-cell office:value-type="float" office:value="6.5971231882" calcext:value-type="float">
            <text:p>6.5971231882</text:p>
          </table:table-cell>
          <table:table-cell table:formula="of:=POWER([.C323]-6.75;2)" office:value-type="float" office:value="0.0233713195861325" calcext:value-type="float">
            <text:p>0.023371319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058293" calcext:value-type="float">
            <text:p>7.058293</text:p>
          </table:table-cell>
          <table:table-cell office:value-type="float" office:value="6.5857824624" calcext:value-type="float">
            <text:p>6.5857824624</text:p>
          </table:table-cell>
          <table:table-cell table:formula="of:=POWER([.C324]-6.75;2)" office:value-type="float" office:value="0.0269673996554074" calcext:value-type="float">
            <text:p>0.0269673997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02809" calcext:value-type="float">
            <text:p>7.02809</text:p>
          </table:table-cell>
          <table:table-cell office:value-type="float" office:value="6.5742401935" calcext:value-type="float">
            <text:p>6.5742401935</text:p>
          </table:table-cell>
          <table:table-cell table:formula="of:=POWER([.C325]-6.75;2)" office:value-type="float" office:value="0.0308915095809176" calcext:value-type="float">
            <text:p>0.030891509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990852" calcext:value-type="float">
            <text:p>6.990852</text:p>
          </table:table-cell>
          <table:table-cell office:value-type="float" office:value="6.5628812849" calcext:value-type="float">
            <text:p>6.5628812849</text:p>
          </table:table-cell>
          <table:table-cell table:formula="of:=POWER([.C326]-6.75;2)" office:value-type="float" office:value="0.0350134135406751" calcext:value-type="float">
            <text:p>0.035013413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947114" calcext:value-type="float">
            <text:p>6.947114</text:p>
          </table:table-cell>
          <table:table-cell office:value-type="float" office:value="6.5521002634" calcext:value-type="float">
            <text:p>6.5521002634</text:p>
          </table:table-cell>
          <table:table-cell table:formula="of:=POWER([.C327]-6.75;2)" office:value-type="float" office:value="0.0391643057463494" calcext:value-type="float">
            <text:p>0.03916430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98399" calcext:value-type="float">
            <text:p>6.898399</text:p>
          </table:table-cell>
          <table:table-cell office:value-type="float" office:value="6.542280328" calcext:value-type="float">
            <text:p>6.542280328</text:p>
          </table:table-cell>
          <table:table-cell table:formula="of:=POWER([.C328]-6.75;2)" office:value-type="float" office:value="0.0431474621357874" calcext:value-type="float">
            <text:p>0.043147462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47309" calcext:value-type="float">
            <text:p>6.847309</text:p>
          </table:table-cell>
          <table:table-cell office:value-type="float" office:value="6.5337693978" calcext:value-type="float">
            <text:p>6.5337693978</text:p>
          </table:table-cell>
          <table:table-cell table:formula="of:=POWER([.C329]-6.75;2)" office:value-type="float" office:value="0.0467556733277745" calcext:value-type="float">
            <text:p>0.0467556733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9736" calcext:value-type="float">
            <text:p>6.79736</text:p>
          </table:table-cell>
          <table:table-cell office:value-type="float" office:value="6.5268568656" calcext:value-type="float">
            <text:p>6.5268568656</text:p>
          </table:table-cell>
          <table:table-cell table:formula="of:=POWER([.C330]-6.75;2)" office:value-type="float" office:value="0.0497928584298564" calcext:value-type="float">
            <text:p>0.049792858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52569" calcext:value-type="float">
            <text:p>6.752569</text:p>
          </table:table-cell>
          <table:table-cell office:value-type="float" office:value="6.5217542957" calcext:value-type="float">
            <text:p>6.5217542957</text:p>
          </table:table-cell>
          <table:table-cell table:formula="of:=POWER([.C331]-6.75;2)" office:value-type="float" office:value="0.052096101531403" calcext:value-type="float">
            <text:p>0.0520961015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16844" calcext:value-type="float">
            <text:p>6.716844</text:p>
          </table:table-cell>
          <table:table-cell office:value-type="float" office:value="6.518582672" calcext:value-type="float">
            <text:p>6.518582672</text:p>
          </table:table-cell>
          <table:table-cell table:formula="of:=POWER([.C332]-6.75;2)" office:value-type="float" office:value="0.0535539796986596" calcext:value-type="float">
            <text:p>0.053553979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9332" calcext:value-type="float">
            <text:p>6.69332</text:p>
          </table:table-cell>
          <table:table-cell office:value-type="float" office:value="6.517368086" calcext:value-type="float">
            <text:p>6.517368086</text:p>
          </table:table-cell>
          <table:table-cell table:formula="of:=POWER([.C333]-6.75;2)" office:value-type="float" office:value="0.0541176074113033" calcext:value-type="float">
            <text:p>0.054117607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83791" calcext:value-type="float">
            <text:p>6.683791</text:p>
          </table:table-cell>
          <table:table-cell office:value-type="float" office:value="6.5180466022" calcext:value-type="float">
            <text:p>6.5180466022</text:p>
          </table:table-cell>
          <table:table-cell table:formula="of:=POWER([.C334]-6.75;2)" office:value-type="float" office:value="0.053802378750965" calcext:value-type="float">
            <text:p>0.0538023788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88393" calcext:value-type="float">
            <text:p>6.688393</text:p>
          </table:table-cell>
          <table:table-cell office:value-type="float" office:value="6.5204778656" calcext:value-type="float">
            <text:p>6.5204778656</text:p>
          </table:table-cell>
          <table:table-cell table:formula="of:=POWER([.C335]-6.75;2)" office:value-type="float" office:value="0.0526804101795316" calcext:value-type="float">
            <text:p>0.052680410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705626" calcext:value-type="float">
            <text:p>6.705626</text:p>
          </table:table-cell>
          <table:table-cell office:value-type="float" office:value="6.5244654194" calcext:value-type="float">
            <text:p>6.5244654194</text:p>
          </table:table-cell>
          <table:table-cell table:formula="of:=POWER([.C336]-6.75;2)" office:value-type="float" office:value="0.0508658470464178" calcext:value-type="float">
            <text:p>0.05086584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732699" calcext:value-type="float">
            <text:p>6.732699</text:p>
          </table:table-cell>
          <table:table-cell office:value-type="float" office:value="6.5297804409" calcext:value-type="float">
            <text:p>6.5297804409</text:p>
          </table:table-cell>
          <table:table-cell table:formula="of:=POWER([.C337]-6.75;2)" office:value-type="float" office:value="0.0484966542101985" calcext:value-type="float">
            <text:p>0.0484966542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66102" calcext:value-type="float">
            <text:p>6.766102</text:p>
          </table:table-cell>
          <table:table-cell office:value-type="float" office:value="6.5361849677" calcext:value-type="float">
            <text:p>6.5361849677</text:p>
          </table:table-cell>
          <table:table-cell table:formula="of:=POWER([.C338]-6.75;2)" office:value-type="float" office:value="0.0457168680374502" calcext:value-type="float">
            <text:p>0.045716868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02224" calcext:value-type="float">
            <text:p>6.802224</text:p>
          </table:table-cell>
          <table:table-cell office:value-type="float" office:value="6.5434505914" calcext:value-type="float">
            <text:p>6.5434505914</text:p>
          </table:table-cell>
          <table:table-cell table:formula="of:=POWER([.C339]-6.75;2)" office:value-type="float" office:value="0.0426626581930097" calcext:value-type="float">
            <text:p>0.042662658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837854" calcext:value-type="float">
            <text:p>6.837854</text:p>
          </table:table-cell>
          <table:table-cell office:value-type="float" office:value="6.5513696613" calcext:value-type="float">
            <text:p>6.5513696613</text:p>
          </table:table-cell>
          <table:table-cell table:formula="of:=POWER([.C340]-6.75;2)" office:value-type="float" office:value="0.0394540114520768" calcext:value-type="float">
            <text:p>0.039454011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870464" calcext:value-type="float">
            <text:p>6.870464</text:p>
          </table:table-cell>
          <table:table-cell office:value-type="float" office:value="6.5597574785" calcext:value-type="float">
            <text:p>6.5597574785</text:p>
          </table:table-cell>
          <table:table-cell table:formula="of:=POWER([.C341]-6.75;2)" office:value-type="float" office:value="0.036192216986678" calcext:value-type="float">
            <text:p>0.03619221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898206" calcext:value-type="float">
            <text:p>6.898206</text:p>
          </table:table-cell>
          <table:table-cell office:value-type="float" office:value="6.5684458065" calcext:value-type="float">
            <text:p>6.5684458065</text:p>
          </table:table-cell>
          <table:table-cell table:formula="of:=POWER([.C342]-6.75;2)" office:value-type="float" office:value="0.0329619251774355" calcext:value-type="float">
            <text:p>0.0329619252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919708" calcext:value-type="float">
            <text:p>6.919708</text:p>
          </table:table-cell>
          <table:table-cell office:value-type="float" office:value="6.577270172" calcext:value-type="float">
            <text:p>6.577270172</text:p>
          </table:table-cell>
          <table:table-cell table:formula="of:=POWER([.C343]-6.75;2)" office:value-type="float" office:value="0.0298355934809094" calcext:value-type="float">
            <text:p>0.0298355935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933729" calcext:value-type="float">
            <text:p>6.933729</text:p>
          </table:table-cell>
          <table:table-cell office:value-type="float" office:value="6.5860546935" calcext:value-type="float">
            <text:p>6.5860546935</text:p>
          </table:table-cell>
          <table:table-cell table:formula="of:=POWER([.C344]-6.75;2)" office:value-type="float" office:value="0.0268780635233788" calcext:value-type="float">
            <text:p>0.026878063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93885" calcext:value-type="float">
            <text:p>6.93885</text:p>
          </table:table-cell>
          <table:table-cell office:value-type="float" office:value="6.5945990269" calcext:value-type="float">
            <text:p>6.5945990269</text:p>
          </table:table-cell>
          <table:table-cell table:formula="of:=POWER([.C345]-6.75;2)" office:value-type="float" office:value="0.0241494624404269" calcext:value-type="float">
            <text:p>0.0241494624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933316" calcext:value-type="float">
            <text:p>6.933316</text:p>
          </table:table-cell>
          <table:table-cell office:value-type="float" office:value="6.6026713871" calcext:value-type="float">
            <text:p>6.6026713871</text:p>
          </table:table-cell>
          <table:table-cell table:formula="of:=POWER([.C346]-6.75;2)" office:value-type="float" office:value="0.021705720179038" calcext:value-type="float">
            <text:p>0.021705720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915113" calcext:value-type="float">
            <text:p>6.915113</text:p>
          </table:table-cell>
          <table:table-cell office:value-type="float" office:value="6.610010129" calcext:value-type="float">
            <text:p>6.610010129</text:p>
          </table:table-cell>
          <table:table-cell table:formula="of:=POWER([.C347]-6.75;2)" office:value-type="float" office:value="0.0195971639825967" calcext:value-type="float">
            <text:p>0.01959716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82311" calcext:value-type="float">
            <text:p>6.882311</text:p>
          </table:table-cell>
          <table:table-cell office:value-type="float" office:value="6.616334629" calcext:value-type="float">
            <text:p>6.616334629</text:p>
          </table:table-cell>
          <table:table-cell table:formula="of:=POWER([.C348]-6.75;2)" office:value-type="float" office:value="0.0178664314045677" calcext:value-type="float">
            <text:p>0.017866431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33589" calcext:value-type="float">
            <text:p>6.833589</text:p>
          </table:table-cell>
          <table:table-cell office:value-type="float" office:value="6.6213643978" calcext:value-type="float">
            <text:p>6.6213643978</text:p>
          </table:table-cell>
          <table:table-cell table:formula="of:=POWER([.C349]-6.75;2)" office:value-type="float" office:value="0.0165471181533567" calcext:value-type="float">
            <text:p>0.016547118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68842" calcext:value-type="float">
            <text:p>6.768842</text:p>
          </table:table-cell>
          <table:table-cell office:value-type="float" office:value="6.6248445215" calcext:value-type="float">
            <text:p>6.6248445215</text:p>
          </table:table-cell>
          <table:table-cell table:formula="of:=POWER([.C350]-6.75;2)" office:value-type="float" office:value="0.015663893798564" calcext:value-type="float">
            <text:p>0.015663893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89703" calcext:value-type="float">
            <text:p>6.689703</text:p>
          </table:table-cell>
          <table:table-cell office:value-type="float" office:value="6.6265750645" calcext:value-type="float">
            <text:p>6.6265750645</text:p>
          </table:table-cell>
          <table:table-cell table:formula="of:=POWER([.C351]-6.75;2)" office:value-type="float" office:value="0.0152337147031792" calcext:value-type="float">
            <text:p>0.015233714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99831" calcext:value-type="float">
            <text:p>6.599831</text:p>
          </table:table-cell>
          <table:table-cell office:value-type="float" office:value="6.6264422903" calcext:value-type="float">
            <text:p>6.6264422903</text:p>
          </table:table-cell>
          <table:table-cell table:formula="of:=POWER([.C352]-6.75;2)" office:value-type="float" office:value="0.0152665076263095" calcext:value-type="float">
            <text:p>0.0152665076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504842" calcext:value-type="float">
            <text:p>6.504842</text:p>
          </table:table-cell>
          <table:table-cell office:value-type="float" office:value="6.624449" calcext:value-type="float">
            <text:p>6.624449</text:p>
          </table:table-cell>
          <table:table-cell table:formula="of:=POWER([.C353]-6.75;2)" office:value-type="float" office:value="0.0157630536009999" calcext:value-type="float">
            <text:p>0.0157630536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411827" calcext:value-type="float">
            <text:p>6.411827</text:p>
          </table:table-cell>
          <table:table-cell office:value-type="float" office:value="6.6207395215" calcext:value-type="float">
            <text:p>6.6207395215</text:p>
          </table:table-cell>
          <table:table-cell table:formula="of:=POWER([.C354]-6.75;2)" office:value-type="float" office:value="0.016708271302049" calcext:value-type="float">
            <text:p>0.016708271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328483" calcext:value-type="float">
            <text:p>6.328483</text:p>
          </table:table-cell>
          <table:table-cell office:value-type="float" office:value="6.615610086" calcext:value-type="float">
            <text:p>6.615610086</text:p>
          </table:table-cell>
          <table:table-cell table:formula="of:=POWER([.C355]-6.75;2)" office:value-type="float" office:value="0.0180606489849273" calcext:value-type="float">
            <text:p>0.01806064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261983" calcext:value-type="float">
            <text:p>6.261983</text:p>
          </table:table-cell>
          <table:table-cell office:value-type="float" office:value="6.6094899032" calcext:value-type="float">
            <text:p>6.6094899032</text:p>
          </table:table-cell>
          <table:table-cell table:formula="of:=POWER([.C356]-6.75;2)" office:value-type="float" office:value="0.0197430873027453" calcext:value-type="float">
            <text:p>0.0197430873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217841" calcext:value-type="float">
            <text:p>6.217841</text:p>
          </table:table-cell>
          <table:table-cell office:value-type="float" office:value="6.6028788871" calcext:value-type="float">
            <text:p>6.6028788871</text:p>
          </table:table-cell>
          <table:table-cell table:formula="of:=POWER([.C357]-6.75;2)" office:value-type="float" office:value="0.0216446218609345" calcext:value-type="float">
            <text:p>0.021644621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199058" calcext:value-type="float">
            <text:p>6.199058</text:p>
          </table:table-cell>
          <table:table-cell office:value-type="float" office:value="6.5962449731" calcext:value-type="float">
            <text:p>6.5962449731</text:p>
          </table:table-cell>
          <table:table-cell table:formula="of:=POWER([.C358]-6.75;2)" office:value-type="float" office:value="0.0236406082970197" calcext:value-type="float">
            <text:p>0.0236406083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205789" calcext:value-type="float">
            <text:p>6.205789</text:p>
          </table:table-cell>
          <table:table-cell office:value-type="float" office:value="6.589911457" calcext:value-type="float">
            <text:p>6.589911457</text:p>
          </table:table-cell>
          <table:table-cell table:formula="of:=POWER([.C359]-6.75;2)" office:value-type="float" office:value="0.0256283415998627" calcext:value-type="float">
            <text:p>0.025628341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235626" calcext:value-type="float">
            <text:p>6.235626</text:p>
          </table:table-cell>
          <table:table-cell office:value-type="float" office:value="6.5839732688" calcext:value-type="float">
            <text:p>6.5839732688</text:p>
          </table:table-cell>
          <table:table-cell table:formula="of:=POWER([.C360]-6.75;2)" office:value-type="float" office:value="0.0275648754729569" calcext:value-type="float">
            <text:p>0.0275648755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284342" calcext:value-type="float">
            <text:p>6.284342</text:p>
          </table:table-cell>
          <table:table-cell office:value-type="float" office:value="6.5782568763" calcext:value-type="float">
            <text:p>6.5782568763</text:p>
          </table:table-cell>
          <table:table-cell table:formula="of:=POWER([.C361]-6.75;2)" office:value-type="float" office:value="0.0294957005382334" calcext:value-type="float">
            <text:p>0.0294957005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346855" calcext:value-type="float">
            <text:p>6.346855</text:p>
          </table:table-cell>
          <table:table-cell office:value-type="float" office:value="6.5723064785" calcext:value-type="float">
            <text:p>6.5723064785</text:p>
          </table:table-cell>
          <table:table-cell table:formula="of:=POWER([.C362]-6.75;2)" office:value-type="float" office:value="0.031574987583071" calcext:value-type="float">
            <text:p>0.0315749876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418099" calcext:value-type="float">
            <text:p>6.418099</text:p>
          </table:table-cell>
          <table:table-cell office:value-type="float" office:value="6.565361043" calcext:value-type="float">
            <text:p>6.565361043</text:p>
          </table:table-cell>
          <table:table-cell table:formula="of:=POWER([.C363]-6.75;2)" office:value-type="float" office:value="0.0340915444420478" calcext:value-type="float">
            <text:p>0.034091544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493617" calcext:value-type="float">
            <text:p>6.493617</text:p>
          </table:table-cell>
          <table:table-cell office:value-type="float" office:value="6.5562705323" calcext:value-type="float">
            <text:p>6.5562705323</text:p>
          </table:table-cell>
          <table:table-cell table:formula="of:=POWER([.C364]-6.75;2)" office:value-type="float" office:value="0.0375311066553253" calcext:value-type="float">
            <text:p>0.037531106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69818" calcext:value-type="float">
            <text:p>6.569818</text:p>
          </table:table-cell>
          <table:table-cell office:value-type="float" office:value="6.5432223172" calcext:value-type="float">
            <text:p>6.5432223172</text:p>
          </table:table-cell>
          <table:table-cell table:formula="of:=POWER([.C365]-6.75;2)" office:value-type="float" office:value="0.0427570101041375" calcext:value-type="float">
            <text:p>0.0427570101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643969" calcext:value-type="float">
            <text:p>6.643969</text:p>
          </table:table-cell>
          <table:table-cell office:value-type="float" office:value="6.5225664785" calcext:value-type="float">
            <text:p>6.5225664785</text:p>
          </table:table-cell>
          <table:table-cell table:formula="of:=POWER([.C366]-6.75;2)" office:value-type="float" office:value="0.051726006701891" calcext:value-type="float">
            <text:p>0.051726006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1402" calcext:value-type="float">
            <text:p>6.71402</text:p>
          </table:table-cell>
          <table:table-cell office:value-type="float" office:value="6.5015119785" calcext:value-type="float">
            <text:p>6.5015119785</text:p>
          </table:table-cell>
          <table:table-cell table:formula="of:=POWER([.C367]-6.75;2)" office:value-type="float" office:value="0.0617462968289845" calcext:value-type="float">
            <text:p>0.061746296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78415" calcext:value-type="float">
            <text:p>6.778415</text:p>
          </table:table-cell>
          <table:table-cell office:value-type="float" office:value="6.4800808602" calcext:value-type="float">
            <text:p>6.4800808602</text:p>
          </table:table-cell>
          <table:table-cell table:formula="of:=POWER([.C368]-6.75;2)" office:value-type="float" office:value="0.0728563420303718" calcext:value-type="float">
            <text:p>0.07285634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835958" calcext:value-type="float">
            <text:p>6.835958</text:p>
          </table:table-cell>
          <table:table-cell office:value-type="float" office:value="6.4583035323" calcext:value-type="float">
            <text:p>6.4583035323</text:p>
          </table:table-cell>
          <table:table-cell table:formula="of:=POWER([.C369]-6.75;2)" office:value-type="float" office:value="0.0850868292686569" calcext:value-type="float">
            <text:p>0.0850868293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85765" calcext:value-type="float">
            <text:p>6.885765</text:p>
          </table:table-cell>
          <table:table-cell office:value-type="float" office:value="6.4362168333" calcext:value-type="float">
            <text:p>6.4362168333</text:p>
          </table:table-cell>
          <table:table-cell table:formula="of:=POWER([.C370]-6.75;2)" office:value-type="float" office:value="0.0984598757042802" calcext:value-type="float">
            <text:p>0.0984598757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927281" calcext:value-type="float">
            <text:p>6.927281</text:p>
          </table:table-cell>
          <table:table-cell office:value-type="float" office:value="6.4138623548" calcext:value-type="float">
            <text:p>6.4138623548</text:p>
          </table:table-cell>
          <table:table-cell table:formula="of:=POWER([.C371]-6.75;2)" office:value-type="float" office:value="0.112988516520601" calcext:value-type="float">
            <text:p>0.112988516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960316" calcext:value-type="float">
            <text:p>6.960316</text:p>
          </table:table-cell>
          <table:table-cell office:value-type="float" office:value="6.391284672" calcext:value-type="float">
            <text:p>6.391284672</text:p>
          </table:table-cell>
          <table:table-cell table:formula="of:=POWER([.C372]-6.75;2)" office:value-type="float" office:value="0.128676686542147" calcext:value-type="float">
            <text:p>0.1286766865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985043" calcext:value-type="float">
            <text:p>6.985043</text:p>
          </table:table-cell>
          <table:table-cell office:value-type="float" office:value="6.3685293817" calcext:value-type="float">
            <text:p>6.3685293817</text:p>
          </table:table-cell>
          <table:table-cell table:formula="of:=POWER([.C373]-6.75;2)" office:value-type="float" office:value="0.145519832626184" calcext:value-type="float">
            <text:p>0.1455198326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001936" calcext:value-type="float">
            <text:p>7.001936</text:p>
          </table:table-cell>
          <table:table-cell office:value-type="float" office:value="6.5369991774" calcext:value-type="float">
            <text:p>6.5369991774</text:p>
          </table:table-cell>
          <table:table-cell table:formula="of:=POWER([.C374]-6.75;2)" office:value-type="float" office:value="0.0453693504282766" calcext:value-type="float">
            <text:p>0.0453693504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011665" calcext:value-type="float">
            <text:p>7.011665</text:p>
          </table:table-cell>
          <table:table-cell office:value-type="float" office:value="6.5946908011" calcext:value-type="float">
            <text:p>6.5946908011</text:p>
          </table:table-cell>
          <table:table-cell table:formula="of:=POWER([.C375]-6.75;2)" office:value-type="float" office:value="0.0241209472629596" calcext:value-type="float">
            <text:p>0.0241209473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014988" calcext:value-type="float">
            <text:p>7.014988</text:p>
          </table:table-cell>
          <table:table-cell office:value-type="float" office:value="6.6245625914" calcext:value-type="float">
            <text:p>6.6245625914</text:p>
          </table:table-cell>
          <table:table-cell table:formula="of:=POWER([.C376]-6.75;2)" office:value-type="float" office:value="0.0157345434762833" calcext:value-type="float">
            <text:p>0.015734543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012688" calcext:value-type="float">
            <text:p>7.012688</text:p>
          </table:table-cell>
          <table:table-cell office:value-type="float" office:value="6.6392386667" calcext:value-type="float">
            <text:p>6.6392386667</text:p>
          </table:table-cell>
          <table:table-cell table:formula="of:=POWER([.C377]-6.75;2)" office:value-type="float" office:value="0.0122680729543937" calcext:value-type="float">
            <text:p>0.012268073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005596" calcext:value-type="float">
            <text:p>7.005596</text:p>
          </table:table-cell>
          <table:table-cell office:value-type="float" office:value="6.6443194409" calcext:value-type="float">
            <text:p>6.6443194409</text:p>
          </table:table-cell>
          <table:table-cell table:formula="of:=POWER([.C378]-6.75;2)" office:value-type="float" office:value="0.0111683805716885" calcext:value-type="float">
            <text:p>0.011168380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994698" calcext:value-type="float">
            <text:p>6.994698</text:p>
          </table:table-cell>
          <table:table-cell office:value-type="float" office:value="6.6439119409" calcext:value-type="float">
            <text:p>6.6439119409</text:p>
          </table:table-cell>
          <table:table-cell table:formula="of:=POWER([.C379]-6.75;2)" office:value-type="float" office:value="0.0112546762836051" calcext:value-type="float">
            <text:p>0.0112546763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981302" calcext:value-type="float">
            <text:p>6.981302</text:p>
          </table:table-cell>
          <table:table-cell office:value-type="float" office:value="6.6417265054" calcext:value-type="float">
            <text:p>6.6417265054</text:p>
          </table:table-cell>
          <table:table-cell table:formula="of:=POWER([.C380]-6.75;2)" office:value-type="float" office:value="0.0117231496328962" calcext:value-type="float">
            <text:p>0.0117231496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967182" calcext:value-type="float">
            <text:p>6.967182</text:p>
          </table:table-cell>
          <table:table-cell office:value-type="float" office:value="6.6408342634" calcext:value-type="float">
            <text:p>6.6408342634</text:p>
          </table:table-cell>
          <table:table-cell table:formula="of:=POWER([.C381]-6.75;2)" office:value-type="float" office:value="0.0119171580474205" calcext:value-type="float">
            <text:p>0.01191715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954633" calcext:value-type="float">
            <text:p>6.954633</text:p>
          </table:table-cell>
          <table:table-cell office:value-type="float" office:value="6.6432124677" calcext:value-type="float">
            <text:p>6.6432124677</text:p>
          </table:table-cell>
          <table:table-cell table:formula="of:=POWER([.C382]-6.75;2)" office:value-type="float" office:value="0.0114035770547236" calcext:value-type="float">
            <text:p>0.0114035771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946372" calcext:value-type="float">
            <text:p>6.946372</text:p>
          </table:table-cell>
          <table:table-cell office:value-type="float" office:value="6.6497257419" calcext:value-type="float">
            <text:p>6.6497257419</text:p>
          </table:table-cell>
          <table:table-cell table:formula="of:=POWER([.C383]-6.75;2)" office:value-type="float" office:value="0.0100549268375054" calcext:value-type="float">
            <text:p>0.0100549268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945251" calcext:value-type="float">
            <text:p>6.945251</text:p>
          </table:table-cell>
          <table:table-cell office:value-type="float" office:value="6.6603952957" calcext:value-type="float">
            <text:p>6.6603952957</text:p>
          </table:table-cell>
          <table:table-cell table:formula="of:=POWER([.C384]-6.75;2)" office:value-type="float" office:value="0.00802900303269046" calcext:value-type="float">
            <text:p>0.00802900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953834" calcext:value-type="float">
            <text:p>6.953834</text:p>
          </table:table-cell>
          <table:table-cell office:value-type="float" office:value="6.6746726559" calcext:value-type="float">
            <text:p>6.6746726559</text:p>
          </table:table-cell>
          <table:table-cell table:formula="of:=POWER([.C385]-6.75;2)" office:value-type="float" office:value="0.00567420876915977" calcext:value-type="float">
            <text:p>0.0056742088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973898" calcext:value-type="float">
            <text:p>6.973898</text:p>
          </table:table-cell>
          <table:table-cell office:value-type="float" office:value="6.6916385699" calcext:value-type="float">
            <text:p>6.6916385699</text:p>
          </table:table-cell>
          <table:table-cell table:formula="of:=POWER([.C386]-6.75;2)" office:value-type="float" office:value="0.00340605652331715" calcext:value-type="float">
            <text:p>0.003406056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005984" calcext:value-type="float">
            <text:p>7.005984</text:p>
          </table:table-cell>
          <table:table-cell office:value-type="float" office:value="6.710144172" calcext:value-type="float">
            <text:p>6.710144172</text:p>
          </table:table-cell>
          <table:table-cell table:formula="of:=POWER([.C387]-6.75;2)" office:value-type="float" office:value="0.00158848702556561" calcext:value-type="float">
            <text:p>0.00158848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049117" calcext:value-type="float">
            <text:p>7.049117</text:p>
          </table:table-cell>
          <table:table-cell office:value-type="float" office:value="6.7289195538" calcext:value-type="float">
            <text:p>6.7289195538</text:p>
          </table:table-cell>
          <table:table-cell table:formula="of:=POWER([.C388]-6.75;2)" office:value-type="float" office:value="0.000444385211991096" calcext:value-type="float">
            <text:p>0.0004443852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10076" calcext:value-type="float">
            <text:p>7.10076</text:p>
          </table:table-cell>
          <table:table-cell office:value-type="float" office:value="6.7466647043" calcext:value-type="float">
            <text:p>6.7466647043</text:p>
          </table:table-cell>
          <table:table-cell table:formula="of:=POWER([.C389]-6.75;2)" office:value-type="float" office:value="0.0000111241974064408" calcext:value-type="float">
            <text:p>1.11241974064408E-005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157043" calcext:value-type="float">
            <text:p>7.157043</text:p>
          </table:table-cell>
          <table:table-cell office:value-type="float" office:value="6.7621295538" calcext:value-type="float">
            <text:p>6.7621295538</text:p>
          </table:table-cell>
          <table:table-cell table:formula="of:=POWER([.C390]-6.75;2)" office:value-type="float" office:value="0.000147126075387103" calcext:value-type="float">
            <text:p>0.000147126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213194" calcext:value-type="float">
            <text:p>7.213194</text:p>
          </table:table-cell>
          <table:table-cell office:value-type="float" office:value="6.7741857151" calcext:value-type="float">
            <text:p>6.7741857151</text:p>
          </table:table-cell>
          <table:table-cell table:formula="of:=POWER([.C391]-6.75;2)" office:value-type="float" office:value="0.000584948814898358" calcext:value-type="float">
            <text:p>0.000584948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264111" calcext:value-type="float">
            <text:p>7.264111</text:p>
          </table:table-cell>
          <table:table-cell office:value-type="float" office:value="6.7818919301" calcext:value-type="float">
            <text:p>6.7818919301</text:p>
          </table:table-cell>
          <table:table-cell table:formula="of:=POWER([.C392]-6.75;2)" office:value-type="float" office:value="0.00101709520550332" calcext:value-type="float">
            <text:p>0.0010170952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304962" calcext:value-type="float">
            <text:p>7.304962</text:p>
          </table:table-cell>
          <table:table-cell office:value-type="float" office:value="6.7845567742" calcext:value-type="float">
            <text:p>6.7845567742</text:p>
          </table:table-cell>
          <table:table-cell table:formula="of:=POWER([.C393]-6.75;2)" office:value-type="float" office:value="0.00119417064310981" calcext:value-type="float">
            <text:p>0.001194170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331726" calcext:value-type="float">
            <text:p>7.331726</text:p>
          </table:table-cell>
          <table:table-cell office:value-type="float" office:value="6.781806457" calcext:value-type="float">
            <text:p>6.781806457</text:p>
          </table:table-cell>
          <table:table-cell table:formula="of:=POWER([.C394]-6.75;2)" office:value-type="float" office:value="0.00101165070689285" calcext:value-type="float">
            <text:p>0.0010116507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341616" calcext:value-type="float">
            <text:p>7.341616</text:p>
          </table:table-cell>
          <table:table-cell office:value-type="float" office:value="6.7736724785" calcext:value-type="float">
            <text:p>6.7736724785</text:p>
          </table:table-cell>
          <table:table-cell table:formula="of:=POWER([.C395]-6.75;2)" office:value-type="float" office:value="0.000560386238332961" calcext:value-type="float">
            <text:p>0.000560386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333338" calcext:value-type="float">
            <text:p>7.333338</text:p>
          </table:table-cell>
          <table:table-cell office:value-type="float" office:value="6.7607188172" calcext:value-type="float">
            <text:p>6.7607188172</text:p>
          </table:table-cell>
          <table:table-cell table:formula="of:=POWER([.C396]-6.75;2)" office:value-type="float" office:value="0.000114893042167014" calcext:value-type="float">
            <text:p>0.000114893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307167" calcext:value-type="float">
            <text:p>7.307167</text:p>
          </table:table-cell>
          <table:table-cell office:value-type="float" office:value="6.7442000161" calcext:value-type="float">
            <text:p>6.7442000161</text:p>
          </table:table-cell>
          <table:table-cell table:formula="of:=POWER([.C397]-6.75;2)" office:value-type="float" office:value="0.0000336398132402621" calcext:value-type="float">
            <text:p>3.36398132402621E-005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264836" calcext:value-type="float">
            <text:p>7.264836</text:p>
          </table:table-cell>
          <table:table-cell office:value-type="float" office:value="6.7260916344" calcext:value-type="float">
            <text:p>6.7260916344</text:p>
          </table:table-cell>
          <table:table-cell table:formula="of:=POWER([.C398]-6.75;2)" office:value-type="float" office:value="0.000571609945663247" calcext:value-type="float">
            <text:p>0.00057160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209224" calcext:value-type="float">
            <text:p>7.209224</text:p>
          </table:table-cell>
          <table:table-cell office:value-type="float" office:value="6.708656629" calcext:value-type="float">
            <text:p>6.708656629</text:p>
          </table:table-cell>
          <table:table-cell table:formula="of:=POWER([.C399]-6.75;2)" office:value-type="float" office:value="0.00170927432564364" calcext:value-type="float">
            <text:p>0.001709274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143888" calcext:value-type="float">
            <text:p>7.143888</text:p>
          </table:table-cell>
          <table:table-cell office:value-type="float" office:value="6.6936733548" calcext:value-type="float">
            <text:p>6.6936733548</text:p>
          </table:table-cell>
          <table:table-cell table:formula="of:=POWER([.C400]-6.75;2)" office:value-type="float" office:value="0.00317269095948673" calcext:value-type="float">
            <text:p>0.0031726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072462" calcext:value-type="float">
            <text:p>7.072462</text:p>
          </table:table-cell>
          <table:table-cell office:value-type="float" office:value="6.682059086" calcext:value-type="float">
            <text:p>6.682059086</text:p>
          </table:table-cell>
          <table:table-cell table:formula="of:=POWER([.C401]-6.75;2)" office:value-type="float" office:value="0.00461596779515543" calcext:value-type="float">
            <text:p>0.0046159678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998028" calcext:value-type="float">
            <text:p>6.998028</text:p>
          </table:table-cell>
          <table:table-cell office:value-type="float" office:value="6.6740017473" calcext:value-type="float">
            <text:p>6.6740017473</text:p>
          </table:table-cell>
          <table:table-cell table:formula="of:=POWER([.C402]-6.75;2)" office:value-type="float" office:value="0.00577573441345303" calcext:value-type="float">
            <text:p>0.005775734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922553" calcext:value-type="float">
            <text:p>6.922553</text:p>
          </table:table-cell>
          <table:table-cell office:value-type="float" office:value="6.669214" calcext:value-type="float">
            <text:p>6.669214</text:p>
          </table:table-cell>
          <table:table-cell table:formula="of:=POWER([.C403]-6.75;2)" office:value-type="float" office:value="0.00652637779599997" calcext:value-type="float">
            <text:p>0.0065263778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846528" calcext:value-type="float">
            <text:p>6.846528</text:p>
          </table:table-cell>
          <table:table-cell office:value-type="float" office:value="6.6671303656" calcext:value-type="float">
            <text:p>6.6671303656</text:p>
          </table:table-cell>
          <table:table-cell table:formula="of:=POWER([.C404]-6.75;2)" office:value-type="float" office:value="0.00686737630558962" calcext:value-type="float">
            <text:p>0.0068673763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68919" calcext:value-type="float">
            <text:p>6.768919</text:p>
          </table:table-cell>
          <table:table-cell office:value-type="float" office:value="6.6670413333" calcext:value-type="float">
            <text:p>6.6670413333</text:p>
          </table:table-cell>
          <table:table-cell table:formula="of:=POWER([.C405]-6.75;2)" office:value-type="float" office:value="0.00688214038064165" calcext:value-type="float">
            <text:p>0.0068821404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687475" calcext:value-type="float">
            <text:p>6.687475</text:p>
          </table:table-cell>
          <table:table-cell office:value-type="float" office:value="6.6681874946" calcext:value-type="float">
            <text:p>6.6681874946</text:p>
          </table:table-cell>
          <table:table-cell table:formula="of:=POWER([.C406]-6.75;2)" office:value-type="float" office:value="0.00669328603982508" calcext:value-type="float">
            <text:p>0.00669328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9939" calcext:value-type="float">
            <text:p>6.59939</text:p>
          </table:table-cell>
          <table:table-cell office:value-type="float" office:value="6.6698284624" calcext:value-type="float">
            <text:p>6.6698284624</text:p>
          </table:table-cell>
          <table:table-cell table:formula="of:=POWER([.C407]-6.75;2)" office:value-type="float" office:value="0.00642747544114822" calcext:value-type="float">
            <text:p>0.0064274754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02202" calcext:value-type="float">
            <text:p>6.502202</text:p>
          </table:table-cell>
          <table:table-cell office:value-type="float" office:value="6.6712929785" calcext:value-type="float">
            <text:p>6.6712929785</text:p>
          </table:table-cell>
          <table:table-cell table:formula="of:=POWER([.C408]-6.75;2)" office:value-type="float" office:value="0.00619479523340141" calcext:value-type="float">
            <text:p>0.0061947952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394798" calcext:value-type="float">
            <text:p>6.394798</text:p>
          </table:table-cell>
          <table:table-cell office:value-type="float" office:value="6.672012957" calcext:value-type="float">
            <text:p>6.672012957</text:p>
          </table:table-cell>
          <table:table-cell table:formula="of:=POWER([.C409]-6.75;2)" office:value-type="float" office:value="0.00608197887588389" calcext:value-type="float">
            <text:p>0.0060819789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278325" calcext:value-type="float">
            <text:p>6.278325</text:p>
          </table:table-cell>
          <table:table-cell office:value-type="float" office:value="6.671543043" calcext:value-type="float">
            <text:p>6.671543043</text:p>
          </table:table-cell>
          <table:table-cell table:formula="of:=POWER([.C410]-6.75;2)" office:value-type="float" office:value="0.00615549410169988" calcext:value-type="float">
            <text:p>0.006155494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156837" calcext:value-type="float">
            <text:p>6.156837</text:p>
          </table:table-cell>
          <table:table-cell office:value-type="float" office:value="6.6695683118" calcext:value-type="float">
            <text:p>6.6695683118</text:p>
          </table:table-cell>
          <table:table-cell table:formula="of:=POWER([.C411]-6.75;2)" office:value-type="float" office:value="0.00646925646670202" calcext:value-type="float">
            <text:p>0.0064692565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037467" calcext:value-type="float">
            <text:p>6.037467</text:p>
          </table:table-cell>
          <table:table-cell office:value-type="float" office:value="6.6659041828" calcext:value-type="float">
            <text:p>6.6659041828</text:p>
          </table:table-cell>
          <table:table-cell table:formula="of:=POWER([.C412]-6.75;2)" office:value-type="float" office:value="0.00707210647053577" calcext:value-type="float">
            <text:p>0.0070721065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929979" calcext:value-type="float">
            <text:p>5.929979</text:p>
          </table:table-cell>
          <table:table-cell office:value-type="float" office:value="6.6604946022" calcext:value-type="float">
            <text:p>6.6604946022</text:p>
          </table:table-cell>
          <table:table-cell table:formula="of:=POWER([.C413]-6.75;2)" office:value-type="float" office:value="0.00801121623533625" calcext:value-type="float">
            <text:p>0.0080112162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845563" calcext:value-type="float">
            <text:p>5.845563</text:p>
          </table:table-cell>
          <table:table-cell office:value-type="float" office:value="6.6534148065" calcext:value-type="float">
            <text:p>6.6534148065</text:p>
          </table:table-cell>
          <table:table-cell table:formula="of:=POWER([.C414]-6.75;2)" office:value-type="float" office:value="0.00932869960343247" calcext:value-type="float">
            <text:p>0.0093286996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794946" calcext:value-type="float">
            <text:p>5.794946</text:p>
          </table:table-cell>
          <table:table-cell office:value-type="float" office:value="6.6448818602" calcext:value-type="float">
            <text:p>6.6448818602</text:p>
          </table:table-cell>
          <table:table-cell table:formula="of:=POWER([.C415]-6.75;2)" office:value-type="float" office:value="0.0110498233150124" calcext:value-type="float">
            <text:p>0.0110498233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786142" calcext:value-type="float">
            <text:p>5.786142</text:p>
          </table:table-cell>
          <table:table-cell office:value-type="float" office:value="6.6352653118" calcext:value-type="float">
            <text:p>6.6352653118</text:p>
          </table:table-cell>
          <table:table-cell table:formula="of:=POWER([.C416]-6.75;2)" office:value-type="float" office:value="0.0131640486763513" calcext:value-type="float">
            <text:p>0.0131640487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822464" calcext:value-type="float">
            <text:p>5.822464</text:p>
          </table:table-cell>
          <table:table-cell office:value-type="float" office:value="6.6250746613" calcext:value-type="float">
            <text:p>6.6250746613</text:p>
          </table:table-cell>
          <table:table-cell table:formula="of:=POWER([.C417]-6.75;2)" office:value-type="float" office:value="0.0156063402493097" calcext:value-type="float">
            <text:p>0.0156063402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901507" calcext:value-type="float">
            <text:p>5.901507</text:p>
          </table:table-cell>
          <table:table-cell office:value-type="float" office:value="6.6148985269" calcext:value-type="float">
            <text:p>6.6148985269</text:p>
          </table:table-cell>
          <table:table-cell table:formula="of:=POWER([.C418]-6.75;2)" office:value-type="float" office:value="0.01825240803379" calcext:value-type="float">
            <text:p>0.01825240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015505" calcext:value-type="float">
            <text:p>6.015505</text:p>
          </table:table-cell>
          <table:table-cell office:value-type="float" office:value="6.6053051774" calcext:value-type="float">
            <text:p>6.6053051774</text:p>
          </table:table-cell>
          <table:table-cell table:formula="of:=POWER([.C419]-6.75;2)" office:value-type="float" office:value="0.0209365916872455" calcext:value-type="float">
            <text:p>0.0209365917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152901" calcext:value-type="float">
            <text:p>6.152901</text:p>
          </table:table-cell>
          <table:table-cell office:value-type="float" office:value="6.5967547204" calcext:value-type="float">
            <text:p>6.5967547204</text:p>
          </table:table-cell>
          <table:table-cell table:formula="of:=POWER([.C420]-6.75;2)" office:value-type="float" office:value="0.0234841157196822" calcext:value-type="float">
            <text:p>0.0234841157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300544" calcext:value-type="float">
            <text:p>6.300544</text:p>
          </table:table-cell>
          <table:table-cell office:value-type="float" office:value="6.5895610968" calcext:value-type="float">
            <text:p>6.5895610968</text:p>
          </table:table-cell>
          <table:table-cell table:formula="of:=POWER([.C421]-6.75;2)" office:value-type="float" office:value="0.025740641660019" calcext:value-type="float">
            <text:p>0.0257406417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445835" calcext:value-type="float">
            <text:p>6.445835</text:p>
          </table:table-cell>
          <table:table-cell office:value-type="float" office:value="6.583896586" calcext:value-type="float">
            <text:p>6.583896586</text:p>
          </table:table-cell>
          <table:table-cell table:formula="of:=POWER([.C422]-6.75;2)" office:value-type="float" office:value="0.0275903441424555" calcext:value-type="float">
            <text:p>0.0275903441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578357" calcext:value-type="float">
            <text:p>6.578357</text:p>
          </table:table-cell>
          <table:table-cell office:value-type="float" office:value="6.5798124194" calcext:value-type="float">
            <text:p>6.5798124194</text:p>
          </table:table-cell>
          <table:table-cell table:formula="of:=POWER([.C423]-6.75;2)" office:value-type="float" office:value="0.0289638125904816" calcext:value-type="float">
            <text:p>0.028963812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690818" calcext:value-type="float">
            <text:p>6.690818</text:p>
          </table:table-cell>
          <table:table-cell office:value-type="float" office:value="6.577258328" calcext:value-type="float">
            <text:p>6.577258328</text:p>
          </table:table-cell>
          <table:table-cell table:formula="of:=POWER([.C424]-6.75;2)" office:value-type="float" office:value="0.0298396852453555" calcext:value-type="float">
            <text:p>0.0298396852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79319" calcext:value-type="float">
            <text:p>6.779319</text:p>
          </table:table-cell>
          <table:table-cell office:value-type="float" office:value="6.5760970376" calcext:value-type="float">
            <text:p>6.5760970376</text:p>
          </table:table-cell>
          <table:table-cell table:formula="of:=POWER([.C425]-6.75;2)" office:value-type="float" office:value="0.0302422403314957" calcext:value-type="float">
            <text:p>0.0302422403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43055" calcext:value-type="float">
            <text:p>6.843055</text:p>
          </table:table-cell>
          <table:table-cell office:value-type="float" office:value="6.5761161344" calcext:value-type="float">
            <text:p>6.5761161344</text:p>
          </table:table-cell>
          <table:table-cell table:formula="of:=POWER([.C426]-6.75;2)" office:value-type="float" office:value="0.0302355987159988" calcext:value-type="float">
            <text:p>0.0302355987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83605" calcext:value-type="float">
            <text:p>6.883605</text:p>
          </table:table-cell>
          <table:table-cell office:value-type="float" office:value="6.5770412043" calcext:value-type="float">
            <text:p>6.5770412043</text:p>
          </table:table-cell>
          <table:table-cell table:formula="of:=POWER([.C427]-6.75;2)" office:value-type="float" office:value="0.0299147450099942" calcext:value-type="float">
            <text:p>0.02991474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903985" calcext:value-type="float">
            <text:p>6.903985</text:p>
          </table:table-cell>
          <table:table-cell office:value-type="float" office:value="6.5785532204" calcext:value-type="float">
            <text:p>6.5785532204</text:p>
          </table:table-cell>
          <table:table-cell table:formula="of:=POWER([.C428]-6.75;2)" office:value-type="float" office:value="0.029393998235211" calcext:value-type="float">
            <text:p>0.0293939982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907662" calcext:value-type="float">
            <text:p>6.907662</text:p>
          </table:table-cell>
          <table:table-cell office:value-type="float" office:value="6.5803117742" calcext:value-type="float">
            <text:p>6.5803117742</text:p>
          </table:table-cell>
          <table:table-cell table:formula="of:=POWER([.C429]-6.75;2)" office:value-type="float" office:value="0.0287940939751517" calcext:value-type="float">
            <text:p>0.02879409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9772" calcext:value-type="float">
            <text:p>6.89772</text:p>
          </table:table-cell>
          <table:table-cell office:value-type="float" office:value="6.5819839409" calcext:value-type="float">
            <text:p>6.5819839409</text:p>
          </table:table-cell>
          <table:table-cell table:formula="of:=POWER([.C430]-6.75;2)" office:value-type="float" office:value="0.0282293961154947" calcext:value-type="float">
            <text:p>0.028229396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7636" calcext:value-type="float">
            <text:p>6.87636</text:p>
          </table:table-cell>
          <table:table-cell office:value-type="float" office:value="6.583277086" calcext:value-type="float">
            <text:p>6.583277086</text:p>
          </table:table-cell>
          <table:table-cell table:formula="of:=POWER([.C431]-6.75;2)" office:value-type="float" office:value="0.0277965300526515" calcext:value-type="float">
            <text:p>0.0277965301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84482" calcext:value-type="float">
            <text:p>6.84482</text:p>
          </table:table-cell>
          <table:table-cell office:value-type="float" office:value="6.5839721075" calcext:value-type="float">
            <text:p>6.5839721075</text:p>
          </table:table-cell>
          <table:table-cell table:formula="of:=POWER([.C432]-6.75;2)" office:value-type="float" office:value="0.0275652610879915" calcext:value-type="float">
            <text:p>0.0275652611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803715" calcext:value-type="float">
            <text:p>6.803715</text:p>
          </table:table-cell>
          <table:table-cell office:value-type="float" office:value="6.5839523656" calcext:value-type="float">
            <text:p>6.5839523656</text:p>
          </table:table-cell>
          <table:table-cell table:formula="of:=POWER([.C433]-6.75;2)" office:value-type="float" office:value="0.027571816889836" calcext:value-type="float">
            <text:p>0.0275718169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53678" calcext:value-type="float">
            <text:p>6.753678</text:p>
          </table:table-cell>
          <table:table-cell office:value-type="float" office:value="6.5832223978" calcext:value-type="float">
            <text:p>6.5832223978</text:p>
          </table:table-cell>
          <table:table-cell table:formula="of:=POWER([.C434]-6.75;2)" office:value-type="float" office:value="0.0278147685955814" calcext:value-type="float">
            <text:p>0.0278147686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696108" calcext:value-type="float">
            <text:p>6.696108</text:p>
          </table:table-cell>
          <table:table-cell office:value-type="float" office:value="6.5819104247" calcext:value-type="float">
            <text:p>6.5819104247</text:p>
          </table:table-cell>
          <table:table-cell table:formula="of:=POWER([.C435]-6.75;2)" office:value-type="float" office:value="0.0282541053245343" calcext:value-type="float">
            <text:p>0.02825410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633808" calcext:value-type="float">
            <text:p>6.633808</text:p>
          </table:table-cell>
          <table:table-cell office:value-type="float" office:value="6.5802500054" calcext:value-type="float">
            <text:p>6.5802500054</text:p>
          </table:table-cell>
          <table:table-cell table:formula="of:=POWER([.C436]-6.75;2)" office:value-type="float" office:value="0.0288150606667001" calcext:value-type="float">
            <text:p>0.028815060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571291" calcext:value-type="float">
            <text:p>6.571291</text:p>
          </table:table-cell>
          <table:table-cell office:value-type="float" office:value="6.5785401667" calcext:value-type="float">
            <text:p>6.5785401667</text:p>
          </table:table-cell>
          <table:table-cell table:formula="of:=POWER([.C437]-6.75;2)" office:value-type="float" office:value="0.0293984744352638" calcext:value-type="float">
            <text:p>0.0293984744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514632" calcext:value-type="float">
            <text:p>6.514632</text:p>
          </table:table-cell>
          <table:table-cell office:value-type="float" office:value="6.5770898656" calcext:value-type="float">
            <text:p>6.5770898656</text:p>
          </table:table-cell>
          <table:table-cell table:formula="of:=POWER([.C438]-6.75;2)" office:value-type="float" office:value="0.0298979145782262" calcext:value-type="float">
            <text:p>0.029897914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70779" calcext:value-type="float">
            <text:p>6.470779</text:p>
          </table:table-cell>
          <table:table-cell office:value-type="float" office:value="6.5761591613" calcext:value-type="float">
            <text:p>6.5761591613</text:p>
          </table:table-cell>
          <table:table-cell table:formula="of:=POWER([.C439]-6.75;2)" office:value-type="float" office:value="0.0302206371999195" calcext:value-type="float">
            <text:p>0.030220637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46407" calcext:value-type="float">
            <text:p>6.446407</text:p>
          </table:table-cell>
          <table:table-cell office:value-type="float" office:value="6.5759121452" calcext:value-type="float">
            <text:p>6.5759121452</text:p>
          </table:table-cell>
          <table:table-cell table:formula="of:=POWER([.C440]-6.75;2)" office:value-type="float" office:value="0.0303065811888658" calcext:value-type="float">
            <text:p>0.0303065812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46524" calcext:value-type="float">
            <text:p>6.446524</text:p>
          </table:table-cell>
          <table:table-cell office:value-type="float" office:value="6.5763929516" calcext:value-type="float">
            <text:p>6.5763929516</text:p>
          </table:table-cell>
          <table:table-cell table:formula="of:=POWER([.C441]-6.75;2)" office:value-type="float" office:value="0.03013940725416" calcext:value-type="float">
            <text:p>0.0301394073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473163" calcext:value-type="float">
            <text:p>6.473163</text:p>
          </table:table-cell>
          <table:table-cell office:value-type="float" office:value="6.5775284946" calcext:value-type="float">
            <text:p>6.5775284946</text:p>
          </table:table-cell>
          <table:table-cell table:formula="of:=POWER([.C442]-6.75;2)" office:value-type="float" office:value="0.0297464201749422" calcext:value-type="float">
            <text:p>0.0297464202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524555" calcext:value-type="float">
            <text:p>6.524555</text:p>
          </table:table-cell>
          <table:table-cell office:value-type="float" office:value="6.5791541452" calcext:value-type="float">
            <text:p>6.5791541452</text:p>
          </table:table-cell>
          <table:table-cell table:formula="of:=POWER([.C443]-6.75;2)" office:value-type="float" office:value="0.0291883061023425" calcext:value-type="float">
            <text:p>0.029188306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595058" calcext:value-type="float">
            <text:p>6.595058</text:p>
          </table:table-cell>
          <table:table-cell office:value-type="float" office:value="6.5810538118" calcext:value-type="float">
            <text:p>6.5810538118</text:p>
          </table:table-cell>
          <table:table-cell table:formula="of:=POWER([.C444]-6.75;2)" office:value-type="float" office:value="0.0285428145073097" calcext:value-type="float">
            <text:p>0.0285428145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675875" calcext:value-type="float">
            <text:p>6.675875</text:p>
          </table:table-cell>
          <table:table-cell office:value-type="float" office:value="6.5830044462" calcext:value-type="float">
            <text:p>6.5830044462</text:p>
          </table:table-cell>
          <table:table-cell table:formula="of:=POWER([.C445]-6.75;2)" office:value-type="float" office:value="0.0278875149889686" calcext:value-type="float">
            <text:p>0.027887515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56397" calcext:value-type="float">
            <text:p>6.756397</text:p>
          </table:table-cell>
          <table:table-cell office:value-type="float" office:value="6.5848161022" calcext:value-type="float">
            <text:p>6.5848161022</text:p>
          </table:table-cell>
          <table:table-cell table:formula="of:=POWER([.C446]-6.75;2)" office:value-type="float" office:value="0.027285720092401" calcext:value-type="float">
            <text:p>0.0272857201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825843" calcext:value-type="float">
            <text:p>6.825843</text:p>
          </table:table-cell>
          <table:table-cell office:value-type="float" office:value="6.586360957" calcext:value-type="float">
            <text:p>6.586360957</text:p>
          </table:table-cell>
          <table:table-cell table:formula="of:=POWER([.C447]-6.75;2)" office:value-type="float" office:value="0.0267777363939558" calcext:value-type="float">
            <text:p>0.0267777364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874892" calcext:value-type="float">
            <text:p>6.874892</text:p>
          </table:table-cell>
          <table:table-cell office:value-type="float" office:value="6.5875877957" calcext:value-type="float">
            <text:p>6.5875877957</text:p>
          </table:table-cell>
          <table:table-cell table:formula="of:=POWER([.C448]-6.75;2)" office:value-type="float" office:value="0.0263777241055849" calcext:value-type="float">
            <text:p>0.026377724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9709" calcext:value-type="float">
            <text:p>6.89709</text:p>
          </table:table-cell>
          <table:table-cell office:value-type="float" office:value="6.5885210699" calcext:value-type="float">
            <text:p>6.5885210699</text:p>
          </table:table-cell>
          <table:table-cell table:formula="of:=POWER([.C449]-6.75;2)" office:value-type="float" office:value="0.0260754448662408" calcext:value-type="float">
            <text:p>0.0260754449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889862" calcext:value-type="float">
            <text:p>6.889862</text:p>
          </table:table-cell>
          <table:table-cell office:value-type="float" office:value="6.5892458548" calcext:value-type="float">
            <text:p>6.5892458548</text:p>
          </table:table-cell>
          <table:table-cell table:formula="of:=POWER([.C450]-6.75;2)" office:value-type="float" office:value="0.0258418951989828" calcext:value-type="float">
            <text:p>0.0258418952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855066" calcext:value-type="float">
            <text:p>6.855066</text:p>
          </table:table-cell>
          <table:table-cell office:value-type="float" office:value="6.5898819516" calcext:value-type="float">
            <text:p>6.5898819516</text:p>
          </table:table-cell>
          <table:table-cell table:formula="of:=POWER([.C451]-6.75;2)" office:value-type="float" office:value="0.0256377894234248" calcext:value-type="float">
            <text:p>0.0256377894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98971" calcext:value-type="float">
            <text:p>6.798971</text:p>
          </table:table-cell>
          <table:table-cell office:value-type="float" office:value="6.5905515806" calcext:value-type="float">
            <text:p>6.5905515806</text:p>
          </table:table-cell>
          <table:table-cell table:formula="of:=POWER([.C452]-6.75;2)" office:value-type="float" office:value="0.0254237984491584" calcext:value-type="float">
            <text:p>0.0254237984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31601" calcext:value-type="float">
            <text:p>6.731601</text:p>
          </table:table-cell>
          <table:table-cell office:value-type="float" office:value="6.5913463871" calcext:value-type="float">
            <text:p>6.5913463871</text:p>
          </table:table-cell>
          <table:table-cell table:formula="of:=POWER([.C453]-6.75;2)" office:value-type="float" office:value="0.0251709688862231" calcext:value-type="float">
            <text:p>0.0251709689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65369" calcext:value-type="float">
            <text:p>6.665369</text:p>
          </table:table-cell>
          <table:table-cell office:value-type="float" office:value="6.5922998441" calcext:value-type="float">
            <text:p>6.5922998441</text:p>
          </table:table-cell>
          <table:table-cell table:formula="of:=POWER([.C454]-6.75;2)" office:value-type="float" office:value="0.0248693391708842" calcext:value-type="float">
            <text:p>0.0248693392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13084" calcext:value-type="float">
            <text:p>6.613084</text:p>
          </table:table-cell>
          <table:table-cell office:value-type="float" office:value="6.593371129" calcext:value-type="float">
            <text:p>6.593371129</text:p>
          </table:table-cell>
          <table:table-cell table:formula="of:=POWER([.C455]-6.75;2)" office:value-type="float" office:value="0.0245326032307345" calcext:value-type="float">
            <text:p>0.024532603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585587" calcext:value-type="float">
            <text:p>6.585587</text:p>
          </table:table-cell>
          <table:table-cell office:value-type="float" office:value="6.5944450484" calcext:value-type="float">
            <text:p>6.5944450484</text:p>
          </table:table-cell>
          <table:table-cell table:formula="of:=POWER([.C456]-6.75;2)" office:value-type="float" office:value="0.0241973429672784" calcext:value-type="float">
            <text:p>0.024197343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89563" calcext:value-type="float">
            <text:p>6.589563</text:p>
          </table:table-cell>
          <table:table-cell office:value-type="float" office:value="6.595350043" calcext:value-type="float">
            <text:p>6.595350043</text:p>
          </table:table-cell>
          <table:table-cell table:formula="of:=POWER([.C457]-6.75;2)" office:value-type="float" office:value="0.0239166092001019" calcext:value-type="float">
            <text:p>0.0239166092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626153" calcext:value-type="float">
            <text:p>6.626153</text:p>
          </table:table-cell>
          <table:table-cell office:value-type="float" office:value="6.5958919624" calcext:value-type="float">
            <text:p>6.5958919624</text:p>
          </table:table-cell>
          <table:table-cell table:formula="of:=POWER([.C458]-6.75;2)" office:value-type="float" office:value="0.0237492872529231" calcext:value-type="float">
            <text:p>0.0237492873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90866" calcext:value-type="float">
            <text:p>6.690866</text:p>
          </table:table-cell>
          <table:table-cell office:value-type="float" office:value="6.5958968602" calcext:value-type="float">
            <text:p>6.5958968602</text:p>
          </table:table-cell>
          <table:table-cell table:formula="of:=POWER([.C459]-6.75;2)" office:value-type="float" office:value="0.0237477776962184" calcext:value-type="float">
            <text:p>0.0237477777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74795" calcext:value-type="float">
            <text:p>6.774795</text:p>
          </table:table-cell>
          <table:table-cell office:value-type="float" office:value="6.5952524462" calcext:value-type="float">
            <text:p>6.5952524462</text:p>
          </table:table-cell>
          <table:table-cell table:formula="of:=POWER([.C460]-6.75;2)" office:value-type="float" office:value="0.0239468054070839" calcext:value-type="float">
            <text:p>0.0239468054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86668" calcext:value-type="float">
            <text:p>6.86668</text:p>
          </table:table-cell>
          <table:table-cell office:value-type="float" office:value="6.5939375323" calcext:value-type="float">
            <text:p>6.5939375323</text:p>
          </table:table-cell>
          <table:table-cell table:formula="of:=POWER([.C461]-6.75;2)" office:value-type="float" office:value="0.0243554938246135" calcext:value-type="float">
            <text:p>0.024355493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955165" calcext:value-type="float">
            <text:p>6.955165</text:p>
          </table:table-cell>
          <table:table-cell office:value-type="float" office:value="6.5920317473" calcext:value-type="float">
            <text:p>6.5920317473</text:p>
          </table:table-cell>
          <table:table-cell table:formula="of:=POWER([.C462]-6.75;2)" office:value-type="float" office:value="0.024953968861091" calcext:value-type="float">
            <text:p>0.02495396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030648" calcext:value-type="float">
            <text:p>7.030648</text:p>
          </table:table-cell>
          <table:table-cell office:value-type="float" office:value="6.5897030269" calcext:value-type="float">
            <text:p>6.5897030269</text:p>
          </table:table-cell>
          <table:table-cell table:formula="of:=POWER([.C463]-6.75;2)" office:value-type="float" office:value="0.0256951195850222" calcext:value-type="float">
            <text:p>0.0256951196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086446" calcext:value-type="float">
            <text:p>7.086446</text:p>
          </table:table-cell>
          <table:table-cell office:value-type="float" office:value="6.5871762849" calcext:value-type="float">
            <text:p>6.5871762849</text:p>
          </table:table-cell>
          <table:table-cell table:formula="of:=POWER([.C464]-6.75;2)" office:value-type="float" office:value="0.026511562198966" calcext:value-type="float">
            <text:p>0.0265115622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119171" calcext:value-type="float">
            <text:p>7.119171</text:p>
          </table:table-cell>
          <table:table-cell office:value-type="float" office:value="6.5846909516" calcext:value-type="float">
            <text:p>6.5846909516</text:p>
          </table:table-cell>
          <table:table-cell table:formula="of:=POWER([.C465]-6.75;2)" office:value-type="float" office:value="0.0273270814829136" calcext:value-type="float">
            <text:p>0.027327081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128433" calcext:value-type="float">
            <text:p>7.128433</text:p>
          </table:table-cell>
          <table:table-cell office:value-type="float" office:value="6.5824573656" calcext:value-type="float">
            <text:p>6.5824573656</text:p>
          </table:table-cell>
          <table:table-cell table:formula="of:=POWER([.C466]-6.75;2)" office:value-type="float" office:value="0.0280705343416921" calcext:value-type="float">
            <text:p>0.028070534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116023" calcext:value-type="float">
            <text:p>7.116023</text:p>
          </table:table-cell>
          <table:table-cell office:value-type="float" office:value="6.5806210591" calcext:value-type="float">
            <text:p>6.5806210591</text:p>
          </table:table-cell>
          <table:table-cell table:formula="of:=POWER([.C467]-6.75;2)" office:value-type="float" office:value="0.0286892256204056" calcext:value-type="float">
            <text:p>0.0286892256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08477" calcext:value-type="float">
            <text:p>7.08477</text:p>
          </table:table-cell>
          <table:table-cell office:value-type="float" office:value="6.5792412957" calcext:value-type="float">
            <text:p>6.5792412957</text:p>
          </table:table-cell>
          <table:table-cell table:formula="of:=POWER([.C468]-6.75;2)" office:value-type="float" office:value="0.0291585350942148" calcext:value-type="float">
            <text:p>0.0291585351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037305" calcext:value-type="float">
            <text:p>7.037305</text:p>
          </table:table-cell>
          <table:table-cell office:value-type="float" office:value="6.5782866022" calcext:value-type="float">
            <text:p>6.5782866022</text:p>
          </table:table-cell>
          <table:table-cell table:formula="of:=POWER([.C469]-6.75;2)" office:value-type="float" office:value="0.0294854909840209" calcext:value-type="float">
            <text:p>0.02948549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974922" calcext:value-type="float">
            <text:p>6.974922</text:p>
          </table:table-cell>
          <table:table-cell office:value-type="float" office:value="6.5776468978" calcext:value-type="float">
            <text:p>6.5776468978</text:p>
          </table:table-cell>
          <table:table-cell table:formula="of:=POWER([.C470]-6.75;2)" office:value-type="float" office:value="0.0297055918379636" calcext:value-type="float">
            <text:p>0.029705591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96717" calcext:value-type="float">
            <text:p>6.896717</text:p>
          </table:table-cell>
          <table:table-cell office:value-type="float" office:value="6.5771596344" calcext:value-type="float">
            <text:p>6.5771596344</text:p>
          </table:table-cell>
          <table:table-cell table:formula="of:=POWER([.C471]-6.75;2)" office:value-type="float" office:value="0.0298737919807416" calcext:value-type="float">
            <text:p>0.029873792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9913" calcext:value-type="float">
            <text:p>6.79913</text:p>
          </table:table-cell>
          <table:table-cell office:value-type="float" office:value="6.5766460591" calcext:value-type="float">
            <text:p>6.5766460591</text:p>
          </table:table-cell>
          <table:table-cell table:formula="of:=POWER([.C472]-6.75;2)" office:value-type="float" office:value="0.0300515888255608" calcext:value-type="float">
            <text:p>0.030051588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75913" calcext:value-type="float">
            <text:p>6.675913</text:p>
          </table:table-cell>
          <table:table-cell office:value-type="float" office:value="6.5759531559" calcext:value-type="float">
            <text:p>6.5759531559</text:p>
          </table:table-cell>
          <table:table-cell table:formula="of:=POWER([.C473]-6.75;2)" office:value-type="float" office:value="0.0302923039411698" calcext:value-type="float">
            <text:p>0.0302923039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18513" calcext:value-type="float">
            <text:p>6.518513</text:p>
          </table:table-cell>
          <table:table-cell office:value-type="float" office:value="6.5749967043" calcext:value-type="float">
            <text:p>6.5749967043</text:p>
          </table:table-cell>
          <table:table-cell table:formula="of:=POWER([.C474]-6.75;2)" office:value-type="float" office:value="0.0306261535058616" calcext:value-type="float">
            <text:p>0.030626153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316805" calcext:value-type="float">
            <text:p>6.316805</text:p>
          </table:table-cell>
          <table:table-cell office:value-type="float" office:value="6.573801" calcext:value-type="float">
            <text:p>6.573801</text:p>
          </table:table-cell>
          <table:table-cell table:formula="of:=POWER([.C475]-6.75;2)" office:value-type="float" office:value="0.0310460876010002" calcext:value-type="float">
            <text:p>0.0310460876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060116" calcext:value-type="float">
            <text:p>6.060116</text:p>
          </table:table-cell>
          <table:table-cell office:value-type="float" office:value="6.5725307796" calcext:value-type="float">
            <text:p>6.5725307796</text:p>
          </table:table-cell>
          <table:table-cell table:formula="of:=POWER([.C476]-6.75;2)" office:value-type="float" office:value="0.0314953241893837" calcext:value-type="float">
            <text:p>0.0314953242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.738574" calcext:value-type="float">
            <text:p>5.738574</text:p>
          </table:table-cell>
          <table:table-cell office:value-type="float" office:value="6.571510586" calcext:value-type="float">
            <text:p>6.571510586</text:p>
          </table:table-cell>
          <table:table-cell table:formula="of:=POWER([.C477]-6.75;2)" office:value-type="float" office:value="0.0318584709100632" calcext:value-type="float">
            <text:p>0.031858470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.344846" calcext:value-type="float">
            <text:p>5.344846</text:p>
          </table:table-cell>
          <table:table-cell office:value-type="float" office:value="6.571225957" calcext:value-type="float">
            <text:p>6.571225957</text:p>
          </table:table-cell>
          <table:table-cell table:formula="of:=POWER([.C478]-6.75;2)" office:value-type="float" office:value="0.0319601584505658" calcext:value-type="float">
            <text:p>0.0319601585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876569" calcext:value-type="float">
            <text:p>4.876569</text:p>
          </table:table-cell>
          <table:table-cell office:value-type="float" office:value="6.5723006505" calcext:value-type="float">
            <text:p>6.5723006505</text:p>
          </table:table-cell>
          <table:table-cell table:formula="of:=POWER([.C479]-6.75;2)" office:value-type="float" office:value="0.0315770588127232" calcext:value-type="float">
            <text:p>0.0315770588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34009" calcext:value-type="float">
            <text:p>4.34009</text:p>
          </table:table-cell>
          <table:table-cell office:value-type="float" office:value="6.5754445269" calcext:value-type="float">
            <text:p>6.5754445269</text:p>
          </table:table-cell>
          <table:table-cell table:formula="of:=POWER([.C480]-6.75;2)" office:value-type="float" office:value="0.0304696131891648" calcext:value-type="float">
            <text:p>0.030469613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75709" calcext:value-type="float">
            <text:p>3.75709</text:p>
          </table:table-cell>
          <table:table-cell office:value-type="float" office:value="6.5813679624" calcext:value-type="float">
            <text:p>6.5813679624</text:p>
          </table:table-cell>
          <table:table-cell table:formula="of:=POWER([.C481]-6.75;2)" office:value-type="float" office:value="0.0284367641051279" calcext:value-type="float">
            <text:p>0.0284367641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17757" calcext:value-type="float">
            <text:p>3.17757</text:p>
          </table:table-cell>
          <table:table-cell office:value-type="float" office:value="6.5906556237" calcext:value-type="float">
            <text:p>6.5906556237</text:p>
          </table:table-cell>
          <table:table-cell table:formula="of:=POWER([.C482]-6.75;2)" office:value-type="float" office:value="0.025390630258436" calcext:value-type="float">
            <text:p>0.025390630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703257" calcext:value-type="float">
            <text:p>2.703257</text:p>
          </table:table-cell>
          <table:table-cell office:value-type="float" office:value="6.6035761344" calcext:value-type="float">
            <text:p>6.6035761344</text:p>
          </table:table-cell>
          <table:table-cell table:formula="of:=POWER([.C483]-6.75;2)" office:value-type="float" office:value="0.0214399484172469" calcext:value-type="float">
            <text:p>0.021439948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.501073" calcext:value-type="float">
            <text:p>2.501073</text:p>
          </table:table-cell>
          <table:table-cell office:value-type="float" office:value="6.6197797688" calcext:value-type="float">
            <text:p>6.6197797688</text:p>
          </table:table-cell>
          <table:table-cell table:formula="of:=POWER([.C484]-6.75;2)" office:value-type="float" office:value="0.0169573086137815" calcext:value-type="float">
            <text:p>0.016957308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.710046" calcext:value-type="float">
            <text:p>2.710046</text:p>
          </table:table-cell>
          <table:table-cell office:value-type="float" office:value="6.6379398548" calcext:value-type="float">
            <text:p>6.6379398548</text:p>
          </table:table-cell>
          <table:table-cell table:formula="of:=POWER([.C485]-6.75;2)" office:value-type="float" office:value="0.0125574761422451" calcext:value-type="float">
            <text:p>0.0125574761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285016" calcext:value-type="float">
            <text:p>3.285016</text:p>
          </table:table-cell>
          <table:table-cell office:value-type="float" office:value="6.655907828" calcext:value-type="float">
            <text:p>6.655907828</text:p>
          </table:table-cell>
          <table:table-cell table:formula="of:=POWER([.C486]-6.75;2)" office:value-type="float" office:value="0.00885333683167756" calcext:value-type="float">
            <text:p>0.008853336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069413" calcext:value-type="float">
            <text:p>4.069413</text:p>
          </table:table-cell>
          <table:table-cell office:value-type="float" office:value="6.6717166452" calcext:value-type="float">
            <text:p>6.6717166452</text:p>
          </table:table-cell>
          <table:table-cell table:formula="of:=POWER([.C487]-6.75;2)" office:value-type="float" office:value="0.00612828363874267" calcext:value-type="float">
            <text:p>0.006128283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932659" calcext:value-type="float">
            <text:p>4.932659</text:p>
          </table:table-cell>
          <table:table-cell office:value-type="float" office:value="6.6841962097" calcext:value-type="float">
            <text:p>6.6841962097</text:p>
          </table:table-cell>
          <table:table-cell table:formula="of:=POWER([.C488]-6.75;2)" office:value-type="float" office:value="0.00433013881784643" calcext:value-type="float">
            <text:p>0.0043301388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.789452" calcext:value-type="float">
            <text:p>5.789452</text:p>
          </table:table-cell>
          <table:table-cell office:value-type="float" office:value="6.6928499839" calcext:value-type="float">
            <text:p>6.6928499839</text:p>
          </table:table-cell>
          <table:table-cell table:formula="of:=POWER([.C489]-6.75;2)" office:value-type="float" office:value="0.00326612434023021" calcext:value-type="float">
            <text:p>0.0032661243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82683" calcext:value-type="float">
            <text:p>6.582683</text:p>
          </table:table-cell>
          <table:table-cell office:value-type="float" office:value="6.6976258172" calcext:value-type="float">
            <text:p>6.6976258172</text:p>
          </table:table-cell>
          <table:table-cell table:formula="of:=POWER([.C490]-6.75;2)" office:value-type="float" office:value="0.00274305502396776" calcext:value-type="float">
            <text:p>0.002743055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272412" calcext:value-type="float">
            <text:p>7.272412</text:p>
          </table:table-cell>
          <table:table-cell office:value-type="float" office:value="6.6987754355" calcext:value-type="float">
            <text:p>6.6987754355</text:p>
          </table:table-cell>
          <table:table-cell table:formula="of:=POWER([.C491]-6.75;2)" office:value-type="float" office:value="0.00262395600821466" calcext:value-type="float">
            <text:p>0.002623956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831352" calcext:value-type="float">
            <text:p>7.831352</text:p>
          </table:table-cell>
          <table:table-cell office:value-type="float" office:value="6.6967696022" calcext:value-type="float">
            <text:p>6.6967696022</text:p>
          </table:table-cell>
          <table:table-cell table:formula="of:=POWER([.C492]-6.75;2)" office:value-type="float" office:value="0.00283347524994626" calcext:value-type="float">
            <text:p>0.0028334752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243255" calcext:value-type="float">
            <text:p>8.243255</text:p>
          </table:table-cell>
          <table:table-cell office:value-type="float" office:value="6.6922338978" calcext:value-type="float">
            <text:p>6.6922338978</text:p>
          </table:table-cell>
          <table:table-cell table:formula="of:=POWER([.C493]-6.75;2)" office:value-type="float" office:value="0.0033369225633809" calcext:value-type="float">
            <text:p>0.003336922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502179" calcext:value-type="float">
            <text:p>8.502179</text:p>
          </table:table-cell>
          <table:table-cell office:value-type="float" office:value="6.685889871" calcext:value-type="float">
            <text:p>6.685889871</text:p>
          </table:table-cell>
          <table:table-cell table:formula="of:=POWER([.C494]-6.75;2)" office:value-type="float" office:value="0.00411010864039657" calcext:value-type="float">
            <text:p>0.004110108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611736" calcext:value-type="float">
            <text:p>8.611736</text:p>
          </table:table-cell>
          <table:table-cell office:value-type="float" office:value="6.678497457" calcext:value-type="float">
            <text:p>6.678497457</text:p>
          </table:table-cell>
          <table:table-cell table:formula="of:=POWER([.C495]-6.75;2)" office:value-type="float" office:value="0.00511261365546689" calcext:value-type="float">
            <text:p>0.005112613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583943" calcext:value-type="float">
            <text:p>8.583943</text:p>
          </table:table-cell>
          <table:table-cell office:value-type="float" office:value="6.6707997312" calcext:value-type="float">
            <text:p>6.6707997312</text:p>
          </table:table-cell>
          <table:table-cell table:formula="of:=POWER([.C496]-6.75;2)" office:value-type="float" office:value="0.00627268257799228" calcext:value-type="float">
            <text:p>0.0062726826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437556" calcext:value-type="float">
            <text:p>8.437556</text:p>
          </table:table-cell>
          <table:table-cell office:value-type="float" office:value="6.6634733172" calcext:value-type="float">
            <text:p>6.6634733172</text:p>
          </table:table-cell>
          <table:table-cell table:formula="of:=POWER([.C497]-6.75;2)" office:value-type="float" office:value="0.00748686683637177" calcext:value-type="float">
            <text:p>0.0074868668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195967" calcext:value-type="float">
            <text:p>8.195967</text:p>
          </table:table-cell>
          <table:table-cell office:value-type="float" office:value="6.6570883333" calcext:value-type="float">
            <text:p>6.6570883333</text:p>
          </table:table-cell>
          <table:table-cell table:formula="of:=POWER([.C498]-6.75;2)" office:value-type="float" office:value="0.0086325778089719" calcext:value-type="float">
            <text:p>0.008632577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884813" calcext:value-type="float">
            <text:p>7.884813</text:p>
          </table:table-cell>
          <table:table-cell office:value-type="float" office:value="6.6520812581" calcext:value-type="float">
            <text:p>6.6520812581</text:p>
          </table:table-cell>
          <table:table-cell table:formula="of:=POWER([.C499]-6.75;2)" office:value-type="float" office:value="0.00958808001527883" calcext:value-type="float">
            <text:p>0.00958808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52957" calcext:value-type="float">
            <text:p>7.52957</text:p>
          </table:table-cell>
          <table:table-cell office:value-type="float" office:value="6.6487427742" calcext:value-type="float">
            <text:p>6.6487427742</text:p>
          </table:table-cell>
          <table:table-cell table:formula="of:=POWER([.C500]-6.75;2)" office:value-type="float" office:value="0.0102530257767121" calcext:value-type="float">
            <text:p>0.010253025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153446" calcext:value-type="float">
            <text:p>7.153446</text:p>
          </table:table-cell>
          <table:table-cell office:value-type="float" office:value="6.6472208226" calcext:value-type="float">
            <text:p>6.6472208226</text:p>
          </table:table-cell>
          <table:table-cell table:formula="of:=POWER([.C501]-6.75;2)" office:value-type="float" office:value="0.0105635593070208" calcext:value-type="float">
            <text:p>0.0105635593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7588" calcext:value-type="float">
            <text:p>6.77588</text:p>
          </table:table-cell>
          <table:table-cell office:value-type="float" office:value="6.6475370161" calcext:value-type="float">
            <text:p>6.6475370161</text:p>
          </table:table-cell>
          <table:table-cell table:formula="of:=POWER([.C502]-6.75;2)" office:value-type="float" office:value="0.0104986630696916" calcext:value-type="float">
            <text:p>0.0104986631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411896" calcext:value-type="float">
            <text:p>6.411896</text:p>
          </table:table-cell>
          <table:table-cell office:value-type="float" office:value="6.6496125484" calcext:value-type="float">
            <text:p>6.6496125484</text:p>
          </table:table-cell>
          <table:table-cell table:formula="of:=POWER([.C503]-6.75;2)" office:value-type="float" office:value="0.0100776404387423" calcext:value-type="float">
            <text:p>0.0100776404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072367" calcext:value-type="float">
            <text:p>6.072367</text:p>
          </table:table-cell>
          <table:table-cell office:value-type="float" office:value="6.6532983333" calcext:value-type="float">
            <text:p>6.6532983333</text:p>
          </table:table-cell>
          <table:table-cell table:formula="of:=POWER([.C504]-6.75;2)" office:value-type="float" office:value="0.00935121234255781" calcext:value-type="float">
            <text:p>0.0093512123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765018" calcext:value-type="float">
            <text:p>5.765018</text:p>
          </table:table-cell>
          <table:table-cell office:value-type="float" office:value="6.658403828" calcext:value-type="float">
            <text:p>6.658403828</text:p>
          </table:table-cell>
          <table:table-cell table:formula="of:=POWER([.C505]-6.75;2)" office:value-type="float" office:value="0.00838985872505359" calcext:value-type="float">
            <text:p>0.0083898587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495797" calcext:value-type="float">
            <text:p>5.495797</text:p>
          </table:table-cell>
          <table:table-cell office:value-type="float" office:value="6.6647198387" calcext:value-type="float">
            <text:p>6.6647198387</text:p>
          </table:table-cell>
          <table:table-cell table:formula="of:=POWER([.C506]-6.75;2)" office:value-type="float" office:value="0.00727270591135403" calcext:value-type="float">
            <text:p>0.007272705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270123" calcext:value-type="float">
            <text:p>5.270123</text:p>
          </table:table-cell>
          <table:table-cell office:value-type="float" office:value="6.6720328441" calcext:value-type="float">
            <text:p>6.6720328441</text:p>
          </table:table-cell>
          <table:table-cell table:formula="of:=POWER([.C507]-6.75;2)" office:value-type="float" office:value="0.00607887739913486" calcext:value-type="float">
            <text:p>0.006078877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093638" calcext:value-type="float">
            <text:p>5.093638</text:p>
          </table:table-cell>
          <table:table-cell office:value-type="float" office:value="6.6801308548" calcext:value-type="float">
            <text:p>6.6801308548</text:p>
          </table:table-cell>
          <table:table-cell table:formula="of:=POWER([.C508]-6.75;2)" office:value-type="float" office:value="0.00488169745097871" calcext:value-type="float">
            <text:p>0.0048816975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972235" calcext:value-type="float">
            <text:p>4.972235</text:p>
          </table:table-cell>
          <table:table-cell office:value-type="float" office:value="6.6888028871" calcext:value-type="float">
            <text:p>6.6888028871</text:p>
          </table:table-cell>
          <table:table-cell table:formula="of:=POWER([.C509]-6.75;2)" office:value-type="float" office:value="0.0037450866272954" calcext:value-type="float">
            <text:p>0.0037450866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911431" calcext:value-type="float">
            <text:p>4.911431</text:p>
          </table:table-cell>
          <table:table-cell office:value-type="float" office:value="6.6978353763" calcext:value-type="float">
            <text:p>6.6978353763</text:p>
          </table:table-cell>
          <table:table-cell table:formula="of:=POWER([.C510]-6.75;2)" office:value-type="float" office:value="0.00272114796576255" calcext:value-type="float">
            <text:p>0.00272114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915333" calcext:value-type="float">
            <text:p>4.915333</text:p>
          </table:table-cell>
          <table:table-cell office:value-type="float" office:value="6.707008672" calcext:value-type="float">
            <text:p>6.707008672</text:p>
          </table:table-cell>
          <table:table-cell table:formula="of:=POWER([.C511]-6.75;2)" office:value-type="float" office:value="0.00184825428320361" calcext:value-type="float">
            <text:p>0.0018482543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985582" calcext:value-type="float">
            <text:p>4.985582</text:p>
          </table:table-cell>
          <table:table-cell office:value-type="float" office:value="6.7160957634" calcext:value-type="float">
            <text:p>6.7160957634</text:p>
          </table:table-cell>
          <table:table-cell table:formula="of:=POWER([.C512]-6.75;2)" office:value-type="float" office:value="0.00114949725942876" calcext:value-type="float">
            <text:p>0.001149497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120606" calcext:value-type="float">
            <text:p>5.120606</text:p>
          </table:table-cell>
          <table:table-cell office:value-type="float" office:value="6.724864086" calcext:value-type="float">
            <text:p>6.724864086</text:p>
          </table:table-cell>
          <table:table-cell table:formula="of:=POWER([.C513]-6.75;2)" office:value-type="float" office:value="0.000631814172615387" calcext:value-type="float">
            <text:p>0.000631814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315366" calcext:value-type="float">
            <text:p>5.315366</text:p>
          </table:table-cell>
          <table:table-cell office:value-type="float" office:value="6.7330800699" calcext:value-type="float">
            <text:p>6.7330800699</text:p>
          </table:table-cell>
          <table:table-cell table:formula="of:=POWER([.C514]-6.75;2)" office:value-type="float" office:value="0.000286284034588895" calcext:value-type="float">
            <text:p>0.00028628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561578" calcext:value-type="float">
            <text:p>5.561578</text:p>
          </table:table-cell>
          <table:table-cell office:value-type="float" office:value="6.7405155806" calcext:value-type="float">
            <text:p>6.7405155806</text:p>
          </table:table-cell>
          <table:table-cell table:formula="of:=POWER([.C515]-6.75;2)" office:value-type="float" office:value="0.00008995421135509" calcext:value-type="float">
            <text:p>8.995421135509E-005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848282" calcext:value-type="float">
            <text:p>5.848282</text:p>
          </table:table-cell>
          <table:table-cell office:value-type="float" office:value="6.746955586" calcext:value-type="float">
            <text:p>6.746955586</text:p>
          </table:table-cell>
          <table:table-cell table:formula="of:=POWER([.C516]-6.75;2)" office:value-type="float" office:value="0.00000926845660339394" calcext:value-type="float">
            <text:p>9.26845660339394E-00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162647" calcext:value-type="float">
            <text:p>6.162647</text:p>
          </table:table-cell>
          <table:table-cell office:value-type="float" office:value="6.7522065645" calcext:value-type="float">
            <text:p>6.7522065645</text:p>
          </table:table-cell>
          <table:table-cell table:formula="of:=POWER([.C517]-6.75;2)" office:value-type="float" office:value="0.00000486892689265931" calcext:value-type="float">
            <text:p>4.86892689265931E-006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490931" calcext:value-type="float">
            <text:p>6.490931</text:p>
          </table:table-cell>
          <table:table-cell office:value-type="float" office:value="6.7561050753" calcext:value-type="float">
            <text:p>6.7561050753</text:p>
          </table:table-cell>
          <table:table-cell table:formula="of:=POWER([.C518]-6.75;2)" office:value-type="float" office:value="0.0000372719444186679" calcext:value-type="float">
            <text:p>3.72719444186679E-005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19524" calcext:value-type="float">
            <text:p>6.819524</text:p>
          </table:table-cell>
          <table:table-cell office:value-type="float" office:value="6.7585255323" calcext:value-type="float">
            <text:p>6.7585255323</text:p>
          </table:table-cell>
          <table:table-cell table:formula="of:=POWER([.C519]-6.75;2)" office:value-type="float" office:value="0.0000726847009983466" calcext:value-type="float">
            <text:p>7.26847009983466E-005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136006" calcext:value-type="float">
            <text:p>7.136006</text:p>
          </table:table-cell>
          <table:table-cell office:value-type="float" office:value="6.7593860108" calcext:value-type="float">
            <text:p>6.7593860108</text:p>
          </table:table-cell>
          <table:table-cell table:formula="of:=POWER([.C520]-6.75;2)" office:value-type="float" office:value="0.0000880971987377189" calcext:value-type="float">
            <text:p>8.80971987377189E-00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430078" calcext:value-type="float">
            <text:p>7.430078</text:p>
          </table:table-cell>
          <table:table-cell office:value-type="float" office:value="6.7586508172" calcext:value-type="float">
            <text:p>6.7586508172</text:p>
          </table:table-cell>
          <table:table-cell table:formula="of:=POWER([.C521]-6.75;2)" office:value-type="float" office:value="0.0000748366382278225" calcext:value-type="float">
            <text:p>7.48366382278225E-00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69422" calcext:value-type="float">
            <text:p>7.69422</text:p>
          </table:table-cell>
          <table:table-cell office:value-type="float" office:value="6.7563292742" calcext:value-type="float">
            <text:p>6.7563292742</text:p>
          </table:table-cell>
          <table:table-cell table:formula="of:=POWER([.C522]-6.75;2)" office:value-type="float" office:value="0.0000400597118987921" calcext:value-type="float">
            <text:p>4.00597118987921E-005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923941" calcext:value-type="float">
            <text:p>7.923941</text:p>
          </table:table-cell>
          <table:table-cell office:value-type="float" office:value="6.7524709516" calcext:value-type="float">
            <text:p>6.7524709516</text:p>
          </table:table-cell>
          <table:table-cell table:formula="of:=POWER([.C523]-6.75;2)" office:value-type="float" office:value="0.00000610560180954417" calcext:value-type="float">
            <text:p>6.10560180954417E-006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117508" calcext:value-type="float">
            <text:p>8.117508</text:p>
          </table:table-cell>
          <table:table-cell office:value-type="float" office:value="6.7471585591" calcext:value-type="float">
            <text:p>6.7471585591</text:p>
          </table:table-cell>
          <table:table-cell table:formula="of:=POWER([.C524]-6.75;2)" office:value-type="float" office:value="0.00000807378638819371" calcext:value-type="float">
            <text:p>8.07378638819371E-006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275171" calcext:value-type="float">
            <text:p>8.275171</text:p>
          </table:table-cell>
          <table:table-cell office:value-type="float" office:value="6.7405006183" calcext:value-type="float">
            <text:p>6.7405006183</text:p>
          </table:table-cell>
          <table:table-cell table:formula="of:=POWER([.C525]-6.75;2)" office:value-type="float" office:value="0.000090238252682286" calcext:value-type="float">
            <text:p>9.0238252682286E-005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397988" calcext:value-type="float">
            <text:p>8.397988</text:p>
          </table:table-cell>
          <table:table-cell office:value-type="float" office:value="6.7326262419" calcext:value-type="float">
            <text:p>6.7326262419</text:p>
          </table:table-cell>
          <table:table-cell table:formula="of:=POWER([.C526]-6.75;2)" office:value-type="float" office:value="0.000301847470517307" calcext:value-type="float">
            <text:p>0.0003018475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486493" calcext:value-type="float">
            <text:p>8.486493</text:p>
          </table:table-cell>
          <table:table-cell office:value-type="float" office:value="6.7236841774" calcext:value-type="float">
            <text:p>6.7236841774</text:p>
          </table:table-cell>
          <table:table-cell table:formula="of:=POWER([.C527]-6.75;2)" office:value-type="float" office:value="0.00069252251911467" calcext:value-type="float">
            <text:p>0.0006925225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539538" calcext:value-type="float">
            <text:p>8.539538</text:p>
          </table:table-cell>
          <table:table-cell office:value-type="float" office:value="6.713847129" calcext:value-type="float">
            <text:p>6.713847129</text:p>
          </table:table-cell>
          <table:table-cell table:formula="of:=POWER([.C528]-6.75;2)" office:value-type="float" office:value="0.00130703008154262" calcext:value-type="float">
            <text:p>0.001307030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553629" calcext:value-type="float">
            <text:p>8.553629</text:p>
          </table:table-cell>
          <table:table-cell office:value-type="float" office:value="6.7033206828" calcext:value-type="float">
            <text:p>6.7033206828</text:p>
          </table:table-cell>
          <table:table-cell table:formula="of:=POWER([.C529]-6.75;2)" office:value-type="float" office:value="0.00217895865425819" calcext:value-type="float">
            <text:p>0.0021789587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522975" calcext:value-type="float">
            <text:p>8.522975</text:p>
          </table:table-cell>
          <table:table-cell office:value-type="float" office:value="6.6923544032" calcext:value-type="float">
            <text:p>6.6923544032</text:p>
          </table:table-cell>
          <table:table-cell table:formula="of:=POWER([.C530]-6.75;2)" office:value-type="float" office:value="0.00332301483042812" calcext:value-type="float">
            <text:p>0.0033230148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440309" calcext:value-type="float">
            <text:p>8.440309</text:p>
          </table:table-cell>
          <table:table-cell office:value-type="float" office:value="6.6812513548" calcext:value-type="float">
            <text:p>6.6812513548</text:p>
          </table:table-cell>
          <table:table-cell table:formula="of:=POWER([.C531]-6.75;2)" office:value-type="float" office:value="0.00472637621683553" calcext:value-type="float">
            <text:p>0.0047263762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298322" calcext:value-type="float">
            <text:p>8.298322</text:p>
          </table:table-cell>
          <table:table-cell office:value-type="float" office:value="6.6703717366" calcext:value-type="float">
            <text:p>6.6703717366</text:p>
          </table:table-cell>
          <table:table-cell table:formula="of:=POWER([.C532]-6.75;2)" office:value-type="float" office:value="0.00634066033209979" calcext:value-type="float">
            <text:p>0.006340660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09147" calcext:value-type="float">
            <text:p>8.09147</text:p>
          </table:table-cell>
          <table:table-cell office:value-type="float" office:value="6.6601273172" calcext:value-type="float">
            <text:p>6.6601273172</text:p>
          </table:table-cell>
          <table:table-cell table:formula="of:=POWER([.C533]-6.75;2)" office:value-type="float" office:value="0.00807709911366946" calcext:value-type="float">
            <text:p>0.008077099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817848" calcext:value-type="float">
            <text:p>7.817848</text:p>
          </table:table-cell>
          <table:table-cell office:value-type="float" office:value="6.6509646505" calcext:value-type="float">
            <text:p>6.6509646505</text:p>
          </table:table-cell>
          <table:table-cell table:formula="of:=POWER([.C534]-6.75;2)" office:value-type="float" office:value="0.0098080004505872" calcext:value-type="float">
            <text:p>0.0098080005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480892" calcext:value-type="float">
            <text:p>7.480892</text:p>
          </table:table-cell>
          <table:table-cell office:value-type="float" office:value="6.6433372742" calcext:value-type="float">
            <text:p>6.6433372742</text:p>
          </table:table-cell>
          <table:table-cell table:formula="of:=POWER([.C535]-6.75;2)" office:value-type="float" office:value="0.0113769370750859" calcext:value-type="float">
            <text:p>0.011376937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090723" calcext:value-type="float">
            <text:p>7.090723</text:p>
          </table:table-cell>
          <table:table-cell office:value-type="float" office:value="6.6376686667" calcext:value-type="float">
            <text:p>6.6376686667</text:p>
          </table:table-cell>
          <table:table-cell table:formula="of:=POWER([.C536]-6.75;2)" office:value-type="float" office:value="0.0126183284409557" calcext:value-type="float">
            <text:p>0.012618328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665007" calcext:value-type="float">
            <text:p>6.665007</text:p>
          </table:table-cell>
          <table:table-cell office:value-type="float" office:value="6.6343090806" calcext:value-type="float">
            <text:p>6.6343090806</text:p>
          </table:table-cell>
          <table:table-cell table:formula="of:=POWER([.C537]-6.75;2)" office:value-type="float" office:value="0.0133843888316174" calcext:value-type="float">
            <text:p>0.013384388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229079" calcext:value-type="float">
            <text:p>6.229079</text:p>
          </table:table-cell>
          <table:table-cell office:value-type="float" office:value="6.6334899946" calcext:value-type="float">
            <text:p>6.6334899946</text:p>
          </table:table-cell>
          <table:table-cell table:formula="of:=POWER([.C538]-6.75;2)" office:value-type="float" office:value="0.0135745813583081" calcext:value-type="float">
            <text:p>0.013574581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814879" calcext:value-type="float">
            <text:p>5.814879</text:p>
          </table:table-cell>
          <table:table-cell office:value-type="float" office:value="6.635280871" calcext:value-type="float">
            <text:p>6.635280871</text:p>
          </table:table-cell>
          <table:table-cell table:formula="of:=POWER([.C539]-6.75;2)" office:value-type="float" office:value="0.0131604785585186" calcext:value-type="float">
            <text:p>0.0131604786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457752" calcext:value-type="float">
            <text:p>5.457752</text:p>
          </table:table-cell>
          <table:table-cell office:value-type="float" office:value="6.6395547957" calcext:value-type="float">
            <text:p>6.6395547957</text:p>
          </table:table-cell>
          <table:table-cell table:formula="of:=POWER([.C540]-6.75;2)" office:value-type="float" office:value="0.0121981431528686" calcext:value-type="float">
            <text:p>0.0121981432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190129" calcext:value-type="float">
            <text:p>5.190129</text:p>
          </table:table-cell>
          <table:table-cell office:value-type="float" office:value="6.6459740161" calcext:value-type="float">
            <text:p>6.6459740161</text:p>
          </table:table-cell>
          <table:table-cell table:formula="of:=POWER([.C541]-6.75;2)" office:value-type="float" office:value="0.010821405326363" calcext:value-type="float">
            <text:p>0.0108214053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032334" calcext:value-type="float">
            <text:p>5.032334</text:p>
          </table:table-cell>
          <table:table-cell office:value-type="float" office:value="6.654011328" calcext:value-type="float">
            <text:p>6.654011328</text:p>
          </table:table-cell>
          <table:table-cell table:formula="of:=POWER([.C542]-6.75;2)" office:value-type="float" office:value="0.00921382515232355" calcext:value-type="float">
            <text:p>0.0092138252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983933" calcext:value-type="float">
            <text:p>4.983933</text:p>
          </table:table-cell>
          <table:table-cell office:value-type="float" office:value="6.6630216667" calcext:value-type="float">
            <text:p>6.6630216667</text:p>
          </table:table-cell>
          <table:table-cell table:formula="of:=POWER([.C543]-6.75;2)" office:value-type="float" office:value="0.00756523046364593" calcext:value-type="float">
            <text:p>0.0075652305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021024" calcext:value-type="float">
            <text:p>5.021024</text:p>
          </table:table-cell>
          <table:table-cell office:value-type="float" office:value="6.6723600323" calcext:value-type="float">
            <text:p>6.6723600323</text:p>
          </table:table-cell>
          <table:table-cell table:formula="of:=POWER([.C544]-6.75;2)" office:value-type="float" office:value="0.006027964584457" calcext:value-type="float">
            <text:p>0.006027964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101286" calcext:value-type="float">
            <text:p>5.101286</text:p>
          </table:table-cell>
          <table:table-cell office:value-type="float" office:value="6.6815131022" calcext:value-type="float">
            <text:p>6.6815131022</text:p>
          </table:table-cell>
          <table:table-cell table:formula="of:=POWER([.C545]-6.75;2)" office:value-type="float" office:value="0.00469045517026761" calcext:value-type="float">
            <text:p>0.004690455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172377" calcext:value-type="float">
            <text:p>5.172377</text:p>
          </table:table-cell>
          <table:table-cell office:value-type="float" office:value="6.690202457" calcext:value-type="float">
            <text:p>6.690202457</text:p>
          </table:table-cell>
          <table:table-cell table:formula="of:=POWER([.C546]-6.75;2)" office:value-type="float" office:value="0.00357574614883687" calcext:value-type="float">
            <text:p>0.003575746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177568" calcext:value-type="float">
            <text:p>5.177568</text:p>
          </table:table-cell>
          <table:table-cell office:value-type="float" office:value="6.6984414032" calcext:value-type="float">
            <text:p>6.6984414032</text:p>
          </table:table-cell>
          <table:table-cell table:formula="of:=POWER([.C547]-6.75;2)" office:value-type="float" office:value="0.00265828890398493" calcext:value-type="float">
            <text:p>0.002658288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055004" calcext:value-type="float">
            <text:p>5.055004</text:p>
          </table:table-cell>
          <table:table-cell office:value-type="float" office:value="6.7065604677" calcext:value-type="float">
            <text:p>6.7065604677</text:p>
          </table:table-cell>
          <table:table-cell table:formula="of:=POWER([.C548]-6.75;2)" office:value-type="float" office:value="0.00188699296644273" calcext:value-type="float">
            <text:p>0.001886993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727264" calcext:value-type="float">
            <text:p>4.727264</text:p>
          </table:table-cell>
          <table:table-cell office:value-type="float" office:value="6.7152360269" calcext:value-type="float">
            <text:p>6.7152360269</text:p>
          </table:table-cell>
          <table:table-cell table:formula="of:=POWER([.C549]-6.75;2)" office:value-type="float" office:value="0.00120853382569756" calcext:value-type="float">
            <text:p>0.0012085338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066649" calcext:value-type="float">
            <text:p>4.066649</text:p>
          </table:table-cell>
          <table:table-cell office:value-type="float" office:value="6.7255743763" calcext:value-type="float">
            <text:p>6.7255743763</text:p>
          </table:table-cell>
          <table:table-cell table:formula="of:=POWER([.C550]-6.75;2)" office:value-type="float" office:value="0.000596611093134002" calcext:value-type="float">
            <text:p>0.0005966111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7393815645" calcext:value-type="float">
            <text:p>6.7393815645</text:p>
          </table:table-cell>
          <table:table-cell table:formula="of:=POWER([.C551]-6.75;2)" office:value-type="float" office:value="0.000112751172467652" calcext:value-type="float">
            <text:p>0.0001127512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7603319032" calcext:value-type="float">
            <text:p>6.7603319032</text:p>
          </table:table-cell>
          <table:table-cell table:formula="of:=POWER([.C552]-6.75;2)" office:value-type="float" office:value="0.00010674822373417" calcext:value-type="float">
            <text:p>0.000106748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7812642688" calcext:value-type="float">
            <text:p>6.7812642688</text:p>
          </table:table-cell>
          <table:table-cell table:formula="of:=POWER([.C553]-6.75;2)" office:value-type="float" office:value="0.000977454503598667" calcext:value-type="float">
            <text:p>0.000977454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8022199892" calcext:value-type="float">
            <text:p>6.8022199892</text:p>
          </table:table-cell>
          <table:table-cell table:formula="of:=POWER([.C554]-6.75;2)" office:value-type="float" office:value="0.00272692727204813" calcext:value-type="float">
            <text:p>0.0027269273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8232395914" calcext:value-type="float">
            <text:p>6.8232395914</text:p>
          </table:table-cell>
          <table:table-cell table:formula="of:=POWER([.C555]-6.75;2)" office:value-type="float" office:value="0.00536403774843897" calcext:value-type="float">
            <text:p>0.005364037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8443572419" calcext:value-type="float">
            <text:p>6.8443572419</text:p>
          </table:table-cell>
          <table:table-cell table:formula="of:=POWER([.C556]-6.75;2)" office:value-type="float" office:value="0.00890328909897513" calcext:value-type="float">
            <text:p>0.008903289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8655959355" calcext:value-type="float">
            <text:p>6.8655959355</text:p>
          </table:table-cell>
          <table:table-cell table:formula="of:=POWER([.C557]-6.75;2)" office:value-type="float" office:value="0.0133624203041202" calcext:value-type="float">
            <text:p>0.0133624203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727832" calcext:value-type="float">
            <text:p>2.727832</text:p>
          </table:table-cell>
          <table:table-cell office:value-type="float" office:value="6.8869644409" calcext:value-type="float">
            <text:p>6.8869644409</text:p>
          </table:table-cell>
          <table:table-cell table:formula="of:=POWER([.C558]-6.75;2)" office:value-type="float" office:value="0.0187592580710496" calcext:value-type="float">
            <text:p>0.0187592581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8.320425" calcext:value-type="float">
            <text:p>38.320425</text:p>
          </table:table-cell>
          <table:table-cell office:value-type="float" office:value="6.9084567151" calcext:value-type="float">
            <text:p>6.9084567151</text:p>
          </table:table-cell>
          <table:table-cell table:formula="of:=POWER([.C559]-6.75;2)" office:value-type="float" office:value="0.0251085305602825" calcext:value-type="float">
            <text:p>0.0251085306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7.732578" calcext:value-type="float">
            <text:p>17.732578</text:p>
          </table:table-cell>
          <table:table-cell office:value-type="float" office:value="6.7386959409" calcext:value-type="float">
            <text:p>6.7386959409</text:p>
          </table:table-cell>
          <table:table-cell table:formula="of:=POWER([.C560]-6.75;2)" office:value-type="float" office:value="0.000127781752136303" calcext:value-type="float">
            <text:p>0.000127781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.567818" calcext:value-type="float">
            <text:p>12.567818</text:p>
          </table:table-cell>
          <table:table-cell office:value-type="float" office:value="6.6797003011" calcext:value-type="float">
            <text:p>6.6797003011</text:p>
          </table:table-cell>
          <table:table-cell table:formula="of:=POWER([.C561]-6.75;2)" office:value-type="float" office:value="0.0049420476654306" calcext:value-type="float">
            <text:p>0.004942047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744738" calcext:value-type="float">
            <text:p>9.744738</text:p>
          </table:table-cell>
          <table:table-cell office:value-type="float" office:value="6.6485201935" calcext:value-type="float">
            <text:p>6.6485201935</text:p>
          </table:table-cell>
          <table:table-cell table:formula="of:=POWER([.C562]-6.75;2)" office:value-type="float" office:value="0.0102981511272775" calcext:value-type="float">
            <text:p>0.0102981511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957712" calcext:value-type="float">
            <text:p>7.957712</text:p>
          </table:table-cell>
          <table:table-cell office:value-type="float" office:value="6.6325397473" calcext:value-type="float">
            <text:p>6.6325397473</text:p>
          </table:table-cell>
          <table:table-cell table:formula="of:=POWER([.C563]-6.75;2)" office:value-type="float" office:value="0.0137969109643478" calcext:value-type="float">
            <text:p>0.013796911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929801" calcext:value-type="float">
            <text:p>6.929801</text:p>
          </table:table-cell>
          <table:table-cell office:value-type="float" office:value="6.6261715968" calcext:value-type="float">
            <text:p>6.6261715968</text:p>
          </table:table-cell>
          <table:table-cell table:formula="of:=POWER([.C564]-6.75;2)" office:value-type="float" office:value="0.0153334734390618" calcext:value-type="float">
            <text:p>0.015333473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588207" calcext:value-type="float">
            <text:p>6.588207</text:p>
          </table:table-cell>
          <table:table-cell office:value-type="float" office:value="6.625330086" calcext:value-type="float">
            <text:p>6.625330086</text:p>
          </table:table-cell>
          <table:table-cell table:formula="of:=POWER([.C565]-6.75;2)" office:value-type="float" office:value="0.0155425874567674" calcext:value-type="float">
            <text:p>0.015542587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15345" calcext:value-type="float">
            <text:p>6.815345</text:p>
          </table:table-cell>
          <table:table-cell office:value-type="float" office:value="6.6263352957" calcext:value-type="float">
            <text:p>6.6263352957</text:p>
          </table:table-cell>
          <table:table-cell table:formula="of:=POWER([.C566]-6.75;2)" office:value-type="float" office:value="0.0152929590896065" calcext:value-type="float">
            <text:p>0.015292959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409528" calcext:value-type="float">
            <text:p>7.409528</text:p>
          </table:table-cell>
          <table:table-cell office:value-type="float" office:value="6.626153129" calcext:value-type="float">
            <text:p>6.626153129</text:p>
          </table:table-cell>
          <table:table-cell table:formula="of:=POWER([.C567]-6.75;2)" office:value-type="float" office:value="0.0153380474564905" calcext:value-type="float">
            <text:p>0.0153380475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166102" calcext:value-type="float">
            <text:p>8.166102</text:p>
          </table:table-cell>
          <table:table-cell office:value-type="float" office:value="6.6228447796" calcext:value-type="float">
            <text:p>6.6228447796</text:p>
          </table:table-cell>
          <table:table-cell table:formula="of:=POWER([.C568]-6.75;2)" office:value-type="float" office:value="0.0161684500749725" calcext:value-type="float">
            <text:p>0.0161684501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930909" calcext:value-type="float">
            <text:p>8.930909</text:p>
          </table:table-cell>
          <table:table-cell office:value-type="float" office:value="6.6155785806" calcext:value-type="float">
            <text:p>6.6155785806</text:p>
          </table:table-cell>
          <table:table-cell table:formula="of:=POWER([.C569]-6.75;2)" office:value-type="float" office:value="0.0180691179935106" calcext:value-type="float">
            <text:p>0.01806911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.60084" calcext:value-type="float">
            <text:p>9.60084</text:p>
          </table:table-cell>
          <table:table-cell office:value-type="float" office:value="6.6043537312" calcext:value-type="float">
            <text:p>6.6043537312</text:p>
          </table:table-cell>
          <table:table-cell table:formula="of:=POWER([.C570]-6.75;2)" office:value-type="float" office:value="0.0212128356153619" calcext:value-type="float">
            <text:p>0.0212128356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109494" calcext:value-type="float">
            <text:p>10.109494</text:p>
          </table:table-cell>
          <table:table-cell office:value-type="float" office:value="6.5897209516" calcext:value-type="float">
            <text:p>6.5897209516</text:p>
          </table:table-cell>
          <table:table-cell table:formula="of:=POWER([.C571]-6.75;2)" office:value-type="float" office:value="0.0256893733560094" calcext:value-type="float">
            <text:p>0.0256893734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.41594" calcext:value-type="float">
            <text:p>10.41594</text:p>
          </table:table-cell>
          <table:table-cell office:value-type="float" office:value="6.5725805914" calcext:value-type="float">
            <text:p>6.5725805914</text:p>
          </table:table-cell>
          <table:table-cell table:formula="of:=POWER([.C572]-6.75;2)" office:value-type="float" office:value="0.0314776465479736" calcext:value-type="float">
            <text:p>0.031477646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.498205" calcext:value-type="float">
            <text:p>10.498205</text:p>
          </table:table-cell>
          <table:table-cell office:value-type="float" office:value="6.5540418978" calcext:value-type="float">
            <text:p>6.5540418978</text:p>
          </table:table-cell>
          <table:table-cell table:formula="of:=POWER([.C573]-6.75;2)" office:value-type="float" office:value="0.0383995778178255" calcext:value-type="float">
            <text:p>0.0383995778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.349715" calcext:value-type="float">
            <text:p>10.349715</text:p>
          </table:table-cell>
          <table:table-cell office:value-type="float" office:value="6.5353183172" calcext:value-type="float">
            <text:p>6.5353183172</text:p>
          </table:table-cell>
          <table:table-cell table:formula="of:=POWER([.C574]-6.75;2)" office:value-type="float" office:value="0.0460882249298399" calcext:value-type="float">
            <text:p>0.0460882249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9.977222" calcext:value-type="float">
            <text:p>9.977222</text:p>
          </table:table-cell>
          <table:table-cell office:value-type="float" office:value="6.5176432634" calcext:value-type="float">
            <text:p>6.5176432634</text:p>
          </table:table-cell>
          <table:table-cell table:formula="of:=POWER([.C575]-6.75;2)" office:value-type="float" office:value="0.0539896530434017" calcext:value-type="float">
            <text:p>0.05398965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399489" calcext:value-type="float">
            <text:p>9.399489</text:p>
          </table:table-cell>
          <table:table-cell office:value-type="float" office:value="6.5021987688" calcext:value-type="float">
            <text:p>6.5021987688</text:p>
          </table:table-cell>
          <table:table-cell table:formula="of:=POWER([.C576]-6.75;2)" office:value-type="float" office:value="0.0614054501842361" calcext:value-type="float">
            <text:p>0.0614054502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64655" calcext:value-type="float">
            <text:p>8.64655</text:p>
          </table:table-cell>
          <table:table-cell office:value-type="float" office:value="6.4900531774" calcext:value-type="float">
            <text:p>6.4900531774</text:p>
          </table:table-cell>
          <table:table-cell table:formula="of:=POWER([.C577]-6.75;2)" office:value-type="float" office:value="0.0675723505798358" calcext:value-type="float">
            <text:p>0.0675723506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759772" calcext:value-type="float">
            <text:p>7.759772</text:p>
          </table:table-cell>
          <table:table-cell office:value-type="float" office:value="6.4821048817" calcext:value-type="float">
            <text:p>6.4821048817</text:p>
          </table:table-cell>
          <table:table-cell table:formula="of:=POWER([.C578]-6.75;2)" office:value-type="float" office:value="0.0717677944089711" calcext:value-type="float">
            <text:p>0.0717677944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93403" calcext:value-type="float">
            <text:p>6.793403</text:p>
          </table:table-cell>
          <table:table-cell office:value-type="float" office:value="6.4790274086" calcext:value-type="float">
            <text:p>6.4790274086</text:p>
          </table:table-cell>
          <table:table-cell table:formula="of:=POWER([.C579]-6.75;2)" office:value-type="float" office:value="0.0734261452900312" calcext:value-type="float">
            <text:p>0.0734261453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818806" calcext:value-type="float">
            <text:p>5.818806</text:p>
          </table:table-cell>
          <table:table-cell office:value-type="float" office:value="6.4812070538" calcext:value-type="float">
            <text:p>6.4812070538</text:p>
          </table:table-cell>
          <table:table-cell table:formula="of:=POWER([.C580]-6.75;2)" office:value-type="float" office:value="0.0722496479268759" calcext:value-type="float">
            <text:p>0.072249647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932235" calcext:value-type="float">
            <text:p>4.932235</text:p>
          </table:table-cell>
          <table:table-cell office:value-type="float" office:value="6.4886572634" calcext:value-type="float">
            <text:p>6.4886572634</text:p>
          </table:table-cell>
          <table:table-cell table:formula="of:=POWER([.C581]-6.75;2)" office:value-type="float" office:value="0.0683000259735768" calcext:value-type="float">
            <text:p>0.06830002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260841" calcext:value-type="float">
            <text:p>4.260841</text:p>
          </table:table-cell>
          <table:table-cell office:value-type="float" office:value="6.5008892151" calcext:value-type="float">
            <text:p>6.5008892151</text:p>
          </table:table-cell>
          <table:table-cell table:formula="of:=POWER([.C582]-6.75;2)" office:value-type="float" office:value="0.0620561831534941" calcext:value-type="float">
            <text:p>0.0620561832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939008" calcext:value-type="float">
            <text:p>3.939008</text:p>
          </table:table-cell>
          <table:table-cell office:value-type="float" office:value="6.5167466022" calcext:value-type="float">
            <text:p>6.5167466022</text:p>
          </table:table-cell>
          <table:table-cell table:formula="of:=POWER([.C583]-6.75;2)" office:value-type="float" office:value="0.0544071475852452" calcext:value-type="float">
            <text:p>0.0544071476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021925" calcext:value-type="float">
            <text:p>4.021925</text:p>
          </table:table-cell>
          <table:table-cell office:value-type="float" office:value="6.5343633763" calcext:value-type="float">
            <text:p>6.5343633763</text:p>
          </table:table-cell>
          <table:table-cell table:formula="of:=POWER([.C584]-6.75;2)" office:value-type="float" office:value="0.0464991534807354" calcext:value-type="float">
            <text:p>0.0464991535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422335" calcext:value-type="float">
            <text:p>4.422335</text:p>
          </table:table-cell>
          <table:table-cell office:value-type="float" office:value="6.5515820161" calcext:value-type="float">
            <text:p>6.5515820161</text:p>
          </table:table-cell>
          <table:table-cell table:formula="of:=POWER([.C585]-6.75;2)" office:value-type="float" office:value="0.0393696963349406" calcext:value-type="float">
            <text:p>0.0393696963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983634" calcext:value-type="float">
            <text:p>4.983634</text:p>
          </table:table-cell>
          <table:table-cell office:value-type="float" office:value="6.5667090054" calcext:value-type="float">
            <text:p>6.5667090054</text:p>
          </table:table-cell>
          <table:table-cell table:formula="of:=POWER([.C586]-6.75;2)" office:value-type="float" office:value="0.0335955887014573" calcext:value-type="float">
            <text:p>0.0335955887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573797" calcext:value-type="float">
            <text:p>5.573797</text:p>
          </table:table-cell>
          <table:table-cell office:value-type="float" office:value="6.5788768011" calcext:value-type="float">
            <text:p>6.5788768011</text:p>
          </table:table-cell>
          <table:table-cell table:formula="of:=POWER([.C587]-6.75;2)" office:value-type="float" office:value="0.029283149201769" calcext:value-type="float">
            <text:p>0.0292831492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107507" calcext:value-type="float">
            <text:p>6.107507</text:p>
          </table:table-cell>
          <table:table-cell office:value-type="float" office:value="6.5879028763" calcext:value-type="float">
            <text:p>6.5879028763</text:p>
          </table:table-cell>
          <table:table-cell table:formula="of:=POWER([.C588]-6.75;2)" office:value-type="float" office:value="0.026275477511813" calcext:value-type="float">
            <text:p>0.0262754775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534997" calcext:value-type="float">
            <text:p>6.534997</text:p>
          </table:table-cell>
          <table:table-cell office:value-type="float" office:value="6.594034086" calcext:value-type="float">
            <text:p>6.594034086</text:p>
          </table:table-cell>
          <table:table-cell table:formula="of:=POWER([.C589]-6.75;2)" office:value-type="float" office:value="0.0243253663298555" calcext:value-type="float">
            <text:p>0.0243253663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829968" calcext:value-type="float">
            <text:p>6.829968</text:p>
          </table:table-cell>
          <table:table-cell office:value-type="float" office:value="6.5977566559" calcext:value-type="float">
            <text:p>6.5977566559</text:p>
          </table:table-cell>
          <table:table-cell table:formula="of:=POWER([.C590]-6.75;2)" office:value-type="float" office:value="0.0231780358227511" calcext:value-type="float">
            <text:p>0.023178035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982105" calcext:value-type="float">
            <text:p>6.982105</text:p>
          </table:table-cell>
          <table:table-cell office:value-type="float" office:value="6.5996769086" calcext:value-type="float">
            <text:p>6.5996769086</text:p>
          </table:table-cell>
          <table:table-cell table:formula="of:=POWER([.C591]-6.75;2)" office:value-type="float" office:value="0.0225970318080527" calcext:value-type="float">
            <text:p>0.0225970318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992695" calcext:value-type="float">
            <text:p>6.992695</text:p>
          </table:table-cell>
          <table:table-cell office:value-type="float" office:value="6.6004470806" calcext:value-type="float">
            <text:p>6.6004470806</text:p>
          </table:table-cell>
          <table:table-cell table:formula="of:=POWER([.C592]-6.75;2)" office:value-type="float" office:value="0.0223660757010628" calcext:value-type="float">
            <text:p>0.022366075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87179" calcext:value-type="float">
            <text:p>6.87179</text:p>
          </table:table-cell>
          <table:table-cell office:value-type="float" office:value="6.6007178925" calcext:value-type="float">
            <text:p>6.6007178925</text:p>
          </table:table-cell>
          <table:table-cell table:formula="of:=POWER([.C593]-6.75;2)" office:value-type="float" office:value="0.0222851476196414" calcext:value-type="float">
            <text:p>0.0222851476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36118" calcext:value-type="float">
            <text:p>6.636118</text:p>
          </table:table-cell>
          <table:table-cell office:value-type="float" office:value="6.6011073226" calcext:value-type="float">
            <text:p>6.6011073226</text:p>
          </table:table-cell>
          <table:table-cell table:formula="of:=POWER([.C594]-6.75;2)" office:value-type="float" office:value="0.0221690293833405" calcext:value-type="float">
            <text:p>0.0221690294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307394" calcext:value-type="float">
            <text:p>6.307394</text:p>
          </table:table-cell>
          <table:table-cell office:value-type="float" office:value="6.6021792258" calcext:value-type="float">
            <text:p>6.6021792258</text:p>
          </table:table-cell>
          <table:table-cell table:formula="of:=POWER([.C595]-6.75;2)" office:value-type="float" office:value="0.0218509812850872" calcext:value-type="float">
            <text:p>0.021850981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911025" calcext:value-type="float">
            <text:p>5.911025</text:p>
          </table:table-cell>
          <table:table-cell office:value-type="float" office:value="6.6044272204" calcext:value-type="float">
            <text:p>6.6044272204</text:p>
          </table:table-cell>
          <table:table-cell table:formula="of:=POWER([.C596]-6.75;2)" office:value-type="float" office:value="0.0211914341604702" calcext:value-type="float">
            <text:p>0.0211914342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475309" calcext:value-type="float">
            <text:p>5.475309</text:p>
          </table:table-cell>
          <table:table-cell office:value-type="float" office:value="6.6082595699" calcext:value-type="float">
            <text:p>6.6082595699</text:p>
          </table:table-cell>
          <table:table-cell table:formula="of:=POWER([.C597]-6.75;2)" office:value-type="float" office:value="0.0200903495249329" calcext:value-type="float">
            <text:p>0.0200903495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031285" calcext:value-type="float">
            <text:p>5.031285</text:p>
          </table:table-cell>
          <table:table-cell office:value-type="float" office:value="6.6139809516" calcext:value-type="float">
            <text:p>6.6139809516</text:p>
          </table:table-cell>
          <table:table-cell table:formula="of:=POWER([.C598]-6.75;2)" office:value-type="float" office:value="0.0185011815276415" calcext:value-type="float">
            <text:p>0.0185011815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613137" calcext:value-type="float">
            <text:p>4.613137</text:p>
          </table:table-cell>
          <table:table-cell office:value-type="float" office:value="6.6217672366" calcext:value-type="float">
            <text:p>6.6217672366</text:p>
          </table:table-cell>
          <table:table-cell table:formula="of:=POWER([.C599]-6.75;2)" office:value-type="float" office:value="0.0164436416092003" calcext:value-type="float">
            <text:p>0.016443641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258435" calcext:value-type="float">
            <text:p>4.258435</text:p>
          </table:table-cell>
          <table:table-cell office:value-type="float" office:value="6.6316315753" calcext:value-type="float">
            <text:p>6.6316315753</text:p>
          </table:table-cell>
          <table:table-cell table:formula="of:=POWER([.C600]-6.75;2)" office:value-type="float" office:value="0.0140110839659595" calcext:value-type="float">
            <text:p>0.01401108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006268" calcext:value-type="float">
            <text:p>4.006268</text:p>
          </table:table-cell>
          <table:table-cell office:value-type="float" office:value="6.6433855753" calcext:value-type="float">
            <text:p>6.6433855753</text:p>
          </table:table-cell>
          <table:table-cell table:formula="of:=POWER([.C601]-6.75;2)" office:value-type="float" office:value="0.011366635554112" calcext:value-type="float">
            <text:p>0.011366635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890681" calcext:value-type="float">
            <text:p>3.890681</text:p>
          </table:table-cell>
          <table:table-cell office:value-type="float" office:value="6.6566108817" calcext:value-type="float">
            <text:p>6.6566108817</text:p>
          </table:table-cell>
          <table:table-cell table:formula="of:=POWER([.C602]-6.75;2)" office:value-type="float" office:value="0.00872152741685143" calcext:value-type="float">
            <text:p>0.0087215274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929703" calcext:value-type="float">
            <text:p>3.929703</text:p>
          </table:table-cell>
          <table:table-cell office:value-type="float" office:value="6.6706702581" calcext:value-type="float">
            <text:p>6.6706702581</text:p>
          </table:table-cell>
          <table:table-cell table:formula="of:=POWER([.C603]-6.75;2)" office:value-type="float" office:value="0.00629320794992056" calcext:value-type="float">
            <text:p>0.0062932079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117144" calcext:value-type="float">
            <text:p>4.117144</text:p>
          </table:table-cell>
          <table:table-cell office:value-type="float" office:value="6.6847846075" calcext:value-type="float">
            <text:p>6.6847846075</text:p>
          </table:table-cell>
          <table:table-cell table:formula="of:=POWER([.C604]-6.75;2)" office:value-type="float" office:value="0.00425304741892904" calcext:value-type="float">
            <text:p>0.0042530474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42512" calcext:value-type="float">
            <text:p>4.42512</text:p>
          </table:table-cell>
          <table:table-cell office:value-type="float" office:value="6.6981620376" calcext:value-type="float">
            <text:p>6.6981620376</text:p>
          </table:table-cell>
          <table:table-cell table:formula="of:=POWER([.C605]-6.75;2)" office:value-type="float" office:value="0.00268717434578377" calcext:value-type="float">
            <text:p>0.002687174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814887" calcext:value-type="float">
            <text:p>4.814887</text:p>
          </table:table-cell>
          <table:table-cell office:value-type="float" office:value="6.7101207527" calcext:value-type="float">
            <text:p>6.7101207527</text:p>
          </table:table-cell>
          <table:table-cell table:formula="of:=POWER([.C606]-6.75;2)" office:value-type="float" office:value="0.00159035436521456" calcext:value-type="float">
            <text:p>0.0015903544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.246945" calcext:value-type="float">
            <text:p>5.246945</text:p>
          </table:table-cell>
          <table:table-cell office:value-type="float" office:value="6.7201593602" calcext:value-type="float">
            <text:p>6.7201593602</text:p>
          </table:table-cell>
          <table:table-cell table:formula="of:=POWER([.C607]-6.75;2)" office:value-type="float" office:value="0.000890463783673328" calcext:value-type="float">
            <text:p>0.000890463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.68618" calcext:value-type="float">
            <text:p>5.68618</text:p>
          </table:table-cell>
          <table:table-cell office:value-type="float" office:value="6.7279763226" calcext:value-type="float">
            <text:p>6.7279763226</text:p>
          </table:table-cell>
          <table:table-cell table:formula="of:=POWER([.C608]-6.75;2)" office:value-type="float" office:value="0.000485042366219271" calcext:value-type="float">
            <text:p>0.0004850424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103296" calcext:value-type="float">
            <text:p>6.103296</text:p>
          </table:table-cell>
          <table:table-cell office:value-type="float" office:value="6.7334626344" calcext:value-type="float">
            <text:p>6.7334626344</text:p>
          </table:table-cell>
          <table:table-cell table:formula="of:=POWER([.C609]-6.75;2)" office:value-type="float" office:value="0.000273484460988051" calcext:value-type="float">
            <text:p>0.0002734845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474818" calcext:value-type="float">
            <text:p>6.474818</text:p>
          </table:table-cell>
          <table:table-cell office:value-type="float" office:value="6.7366851183" calcext:value-type="float">
            <text:p>6.7366851183</text:p>
          </table:table-cell>
          <table:table-cell table:formula="of:=POWER([.C610]-6.75;2)" office:value-type="float" office:value="0.000177286074684982" calcext:value-type="float">
            <text:p>0.000177286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82871" calcext:value-type="float">
            <text:p>6.782871</text:p>
          </table:table-cell>
          <table:table-cell office:value-type="float" office:value="6.7378655376" calcext:value-type="float">
            <text:p>6.7378655376</text:p>
          </table:table-cell>
          <table:table-cell table:formula="of:=POWER([.C611]-6.75;2)" office:value-type="float" office:value="0.000147245177737007" calcext:value-type="float">
            <text:p>0.000147245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015118" calcext:value-type="float">
            <text:p>7.015118</text:p>
          </table:table-cell>
          <table:table-cell office:value-type="float" office:value="6.7373546828" calcext:value-type="float">
            <text:p>6.7373546828</text:p>
          </table:table-cell>
          <table:table-cell table:formula="of:=POWER([.C612]-6.75;2)" office:value-type="float" office:value="0.000159904047088606" calcext:value-type="float">
            <text:p>0.000159904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16484" calcext:value-type="float">
            <text:p>7.16484</text:p>
          </table:table-cell>
          <table:table-cell office:value-type="float" office:value="6.7355995161" calcext:value-type="float">
            <text:p>6.7355995161</text:p>
          </table:table-cell>
          <table:table-cell table:formula="of:=POWER([.C613]-6.75;2)" office:value-type="float" office:value="0.000207373936554167" calcext:value-type="float">
            <text:p>0.0002073739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231076" calcext:value-type="float">
            <text:p>7.231076</text:p>
          </table:table-cell>
          <table:table-cell office:value-type="float" office:value="6.7331029086" calcext:value-type="float">
            <text:p>6.7331029086</text:p>
          </table:table-cell>
          <table:table-cell table:formula="of:=POWER([.C614]-6.75;2)" office:value-type="float" office:value="0.000285511697779945" calcext:value-type="float">
            <text:p>0.000285511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218685" calcext:value-type="float">
            <text:p>7.218685</text:p>
          </table:table-cell>
          <table:table-cell office:value-type="float" office:value="6.7303777097" calcext:value-type="float">
            <text:p>6.7303777097</text:p>
          </table:table-cell>
          <table:table-cell table:formula="of:=POWER([.C615]-6.75;2)" office:value-type="float" office:value="0.000385034276617477" calcext:value-type="float">
            <text:p>0.0003850343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138245" calcext:value-type="float">
            <text:p>7.138245</text:p>
          </table:table-cell>
          <table:table-cell office:value-type="float" office:value="6.7278989892" calcext:value-type="float">
            <text:p>6.7278989892</text:p>
          </table:table-cell>
          <table:table-cell table:formula="of:=POWER([.C616]-6.75;2)" office:value-type="float" office:value="0.000488454678381723" calcext:value-type="float">
            <text:p>0.0004884547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005634" calcext:value-type="float">
            <text:p>7.005634</text:p>
          </table:table-cell>
          <table:table-cell office:value-type="float" office:value="6.7260592097" calcext:value-type="float">
            <text:p>6.7260592097</text:p>
          </table:table-cell>
          <table:table-cell table:formula="of:=POWER([.C617]-6.75;2)" office:value-type="float" office:value="0.000573161440188583" calcext:value-type="float">
            <text:p>0.0005731614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841148" calcext:value-type="float">
            <text:p>6.841148</text:p>
          </table:table-cell>
          <table:table-cell office:value-type="float" office:value="6.7251313548" calcext:value-type="float">
            <text:p>6.7251313548</text:p>
          </table:table-cell>
          <table:table-cell table:formula="of:=POWER([.C618]-6.75;2)" office:value-type="float" office:value="0.000618449514083471" calcext:value-type="float">
            <text:p>0.0006184495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667941" calcext:value-type="float">
            <text:p>6.667941</text:p>
          </table:table-cell>
          <table:table-cell office:value-type="float" office:value="6.7252442527" calcext:value-type="float">
            <text:p>6.7252442527</text:p>
          </table:table-cell>
          <table:table-cell table:formula="of:=POWER([.C619]-6.75;2)" office:value-type="float" office:value="0.000612847024381478" calcext:value-type="float">
            <text:p>0.00061284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509651" calcext:value-type="float">
            <text:p>6.509651</text:p>
          </table:table-cell>
          <table:table-cell office:value-type="float" office:value="6.7263738548" calcext:value-type="float">
            <text:p>6.7263738548</text:p>
          </table:table-cell>
          <table:table-cell table:formula="of:=POWER([.C620]-6.75;2)" office:value-type="float" office:value="0.00055819473701147" calcext:value-type="float">
            <text:p>0.0005581947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38727" calcext:value-type="float">
            <text:p>6.38727</text:p>
          </table:table-cell>
          <table:table-cell office:value-type="float" office:value="6.7283532742" calcext:value-type="float">
            <text:p>6.7283532742</text:p>
          </table:table-cell>
          <table:table-cell table:formula="of:=POWER([.C621]-6.75;2)" office:value-type="float" office:value="0.000468580737860392" calcext:value-type="float">
            <text:p>0.0004685807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315778" calcext:value-type="float">
            <text:p>6.315778</text:p>
          </table:table-cell>
          <table:table-cell office:value-type="float" office:value="6.7309032849" calcext:value-type="float">
            <text:p>6.7309032849</text:p>
          </table:table-cell>
          <table:table-cell table:formula="of:=POWER([.C622]-6.75;2)" office:value-type="float" office:value="0.000364684527610564" calcext:value-type="float">
            <text:p>0.0003646845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301535" calcext:value-type="float">
            <text:p>6.301535</text:p>
          </table:table-cell>
          <table:table-cell office:value-type="float" office:value="6.7336814086" calcext:value-type="float">
            <text:p>6.7336814086</text:p>
          </table:table-cell>
          <table:table-cell table:formula="of:=POWER([.C623]-6.75;2)" office:value-type="float" office:value="0.000266296425280158" calcext:value-type="float">
            <text:p>0.0002662964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341521" calcext:value-type="float">
            <text:p>6.341521</text:p>
          </table:table-cell>
          <table:table-cell office:value-type="float" office:value="6.7363424839" calcext:value-type="float">
            <text:p>6.7363424839</text:p>
          </table:table-cell>
          <table:table-cell table:formula="of:=POWER([.C624]-6.75;2)" office:value-type="float" office:value="0.000186527746021768" calcext:value-type="float">
            <text:p>0.000186527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424834" calcext:value-type="float">
            <text:p>6.424834</text:p>
          </table:table-cell>
          <table:table-cell office:value-type="float" office:value="6.7385978656" calcext:value-type="float">
            <text:p>6.7385978656</text:p>
          </table:table-cell>
          <table:table-cell table:formula="of:=POWER([.C625]-6.75;2)" office:value-type="float" office:value="0.000130008668875662" calcext:value-type="float">
            <text:p>0.000130008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35837" calcext:value-type="float">
            <text:p>6.535837</text:p>
          </table:table-cell>
          <table:table-cell office:value-type="float" office:value="6.7402591398" calcext:value-type="float">
            <text:p>6.7402591398</text:p>
          </table:table-cell>
          <table:table-cell table:formula="of:=POWER([.C626]-6.75;2)" office:value-type="float" office:value="0.0000948843574359436" calcext:value-type="float">
            <text:p>9.48843574359436E-005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657735" calcext:value-type="float">
            <text:p>6.657735</text:p>
          </table:table-cell>
          <table:table-cell office:value-type="float" office:value="6.7412566989" calcext:value-type="float">
            <text:p>6.7412566989</text:p>
          </table:table-cell>
          <table:table-cell table:formula="of:=POWER([.C627]-6.75;2)" office:value-type="float" office:value="0.000076445314125261" calcext:value-type="float">
            <text:p>7.6445314125261E-005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75534" calcext:value-type="float">
            <text:p>6.775534</text:p>
          </table:table-cell>
          <table:table-cell office:value-type="float" office:value="6.7416319462" calcext:value-type="float">
            <text:p>6.7416319462</text:p>
          </table:table-cell>
          <table:table-cell table:formula="of:=POWER([.C628]-6.75;2)" office:value-type="float" office:value="0.0000700243243996935" calcext:value-type="float">
            <text:p>7.00243243996935E-005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77893" calcext:value-type="float">
            <text:p>6.877893</text:p>
          </table:table-cell>
          <table:table-cell office:value-type="float" office:value="6.7415092796" calcext:value-type="float">
            <text:p>6.7415092796</text:p>
          </table:table-cell>
          <table:table-cell table:formula="of:=POWER([.C629]-6.75;2)" office:value-type="float" office:value="0.0000720923329109797" calcext:value-type="float">
            <text:p>7.20923329109797E-00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957876" calcext:value-type="float">
            <text:p>6.957876</text:p>
          </table:table-cell>
          <table:table-cell office:value-type="float" office:value="6.7410576452" calcext:value-type="float">
            <text:p>6.7410576452</text:p>
          </table:table-cell>
          <table:table-cell table:formula="of:=POWER([.C630]-6.75;2)" office:value-type="float" office:value="0.0000799657093690879" calcext:value-type="float">
            <text:p>7.99657093690879E-00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012843" calcext:value-type="float">
            <text:p>7.012843</text:p>
          </table:table-cell>
          <table:table-cell office:value-type="float" office:value="6.740451457" calcext:value-type="float">
            <text:p>6.740451457</text:p>
          </table:table-cell>
          <table:table-cell table:formula="of:=POWER([.C631]-6.75;2)" office:value-type="float" office:value="0.0000911746734228526" calcext:value-type="float">
            <text:p>9.11746734228526E-00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04374" calcext:value-type="float">
            <text:p>7.04374</text:p>
          </table:table-cell>
          <table:table-cell office:value-type="float" office:value="6.7398382366" calcext:value-type="float">
            <text:p>6.7398382366</text:p>
          </table:table-cell>
          <table:table-cell table:formula="of:=POWER([.C632]-6.75;2)" office:value-type="float" office:value="0.000103261435397583" calcext:value-type="float">
            <text:p>0.0001032614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054035" calcext:value-type="float">
            <text:p>7.054035</text:p>
          </table:table-cell>
          <table:table-cell office:value-type="float" office:value="6.7393172043" calcext:value-type="float">
            <text:p>6.7393172043</text:p>
          </table:table-cell>
          <table:table-cell table:formula="of:=POWER([.C633]-6.75;2)" office:value-type="float" office:value="0.000114122123967943" calcext:value-type="float">
            <text:p>0.0001141221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048481" calcext:value-type="float">
            <text:p>7.048481</text:p>
          </table:table-cell>
          <table:table-cell office:value-type="float" office:value="6.7389302957" calcext:value-type="float">
            <text:p>6.7389302957</text:p>
          </table:table-cell>
          <table:table-cell table:formula="of:=POWER([.C634]-6.75;2)" office:value-type="float" office:value="0.000122538353289431" calcext:value-type="float">
            <text:p>0.0001225384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319" calcext:value-type="float">
            <text:p>7.0319</text:p>
          </table:table-cell>
          <table:table-cell office:value-type="float" office:value="6.7386649731" calcext:value-type="float">
            <text:p>6.7386649731</text:p>
          </table:table-cell>
          <table:table-cell table:formula="of:=POWER([.C635]-6.75;2)" office:value-type="float" office:value="0.000128482834823731" calcext:value-type="float">
            <text:p>0.000128482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008176" calcext:value-type="float">
            <text:p>7.008176</text:p>
          </table:table-cell>
          <table:table-cell office:value-type="float" office:value="6.7384669032" calcext:value-type="float">
            <text:p>6.7384669032</text:p>
          </table:table-cell>
          <table:table-cell table:formula="of:=POWER([.C636]-6.75;2)" office:value-type="float" office:value="0.000133012321798171" calcext:value-type="float">
            <text:p>0.0001330123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979617" calcext:value-type="float">
            <text:p>6.979617</text:p>
          </table:table-cell>
          <table:table-cell office:value-type="float" office:value="6.7382594946" calcext:value-type="float">
            <text:p>6.7382594946</text:p>
          </table:table-cell>
          <table:table-cell table:formula="of:=POWER([.C637]-6.75;2)" office:value-type="float" office:value="0.000137839467047422" calcext:value-type="float">
            <text:p>0.0001378395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946805" calcext:value-type="float">
            <text:p>6.946805</text:p>
          </table:table-cell>
          <table:table-cell office:value-type="float" office:value="6.7379667581" calcext:value-type="float">
            <text:p>6.7379667581</text:p>
          </table:table-cell>
          <table:table-cell table:formula="of:=POWER([.C638]-6.75;2)" office:value-type="float" office:value="0.000144798910623921" calcext:value-type="float">
            <text:p>0.0001447989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908944" calcext:value-type="float">
            <text:p>6.908944</text:p>
          </table:table-cell>
          <table:table-cell office:value-type="float" office:value="6.737535543" calcext:value-type="float">
            <text:p>6.737535543</text:p>
          </table:table-cell>
          <table:table-cell table:formula="of:=POWER([.C639]-6.75;2)" office:value-type="float" office:value="0.000155362688304851" calcext:value-type="float">
            <text:p>0.0001553627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864628" calcext:value-type="float">
            <text:p>6.864628</text:p>
          </table:table-cell>
          <table:table-cell office:value-type="float" office:value="6.7369534032" calcext:value-type="float">
            <text:p>6.7369534032</text:p>
          </table:table-cell>
          <table:table-cell table:formula="of:=POWER([.C640]-6.75;2)" office:value-type="float" office:value="0.000170213688061764" calcext:value-type="float">
            <text:p>0.0001702137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812833" calcext:value-type="float">
            <text:p>6.812833</text:p>
          </table:table-cell>
          <table:table-cell office:value-type="float" office:value="6.7362589355" calcext:value-type="float">
            <text:p>6.7362589355</text:p>
          </table:table-cell>
          <table:table-cell table:formula="of:=POWER([.C641]-6.75;2)" office:value-type="float" office:value="0.000188816853593148" calcext:value-type="float">
            <text:p>0.0001888169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53916" calcext:value-type="float">
            <text:p>6.753916</text:p>
          </table:table-cell>
          <table:table-cell office:value-type="float" office:value="6.7355425645" calcext:value-type="float">
            <text:p>6.7355425645</text:p>
          </table:table-cell>
          <table:table-cell table:formula="of:=POWER([.C642]-6.75;2)" office:value-type="float" office:value="0.000209017441236654" calcext:value-type="float">
            <text:p>0.0002090174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69036" calcext:value-type="float">
            <text:p>6.69036</text:p>
          </table:table-cell>
          <table:table-cell office:value-type="float" office:value="6.7349370215" calcext:value-type="float">
            <text:p>6.7349370215</text:p>
          </table:table-cell>
          <table:table-cell table:formula="of:=POWER([.C643]-6.75;2)" office:value-type="float" office:value="0.00022689332129145" calcext:value-type="float">
            <text:p>0.0002268933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627064" calcext:value-type="float">
            <text:p>6.627064</text:p>
          </table:table-cell>
          <table:table-cell office:value-type="float" office:value="6.7345986022" calcext:value-type="float">
            <text:p>6.7345986022</text:p>
          </table:table-cell>
          <table:table-cell table:formula="of:=POWER([.C644]-6.75;2)" office:value-type="float" office:value="0.00023720305419384" calcext:value-type="float">
            <text:p>0.0002372031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71005" calcext:value-type="float">
            <text:p>6.571005</text:p>
          </table:table-cell>
          <table:table-cell office:value-type="float" office:value="6.734681828" calcext:value-type="float">
            <text:p>6.734681828</text:p>
          </table:table-cell>
          <table:table-cell table:formula="of:=POWER([.C645]-6.75;2)" office:value-type="float" office:value="0.000234646393421576" calcext:value-type="float">
            <text:p>0.0002346464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530221" calcext:value-type="float">
            <text:p>6.530221</text:p>
          </table:table-cell>
          <table:table-cell office:value-type="float" office:value="6.7353119624" calcext:value-type="float">
            <text:p>6.7353119624</text:p>
          </table:table-cell>
          <table:table-cell table:formula="of:=POWER([.C646]-6.75;2)" office:value-type="float" office:value="0.000215738448539015" calcext:value-type="float">
            <text:p>0.0002157384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512204" calcext:value-type="float">
            <text:p>6.512204</text:p>
          </table:table-cell>
          <table:table-cell office:value-type="float" office:value="6.7365610215" calcext:value-type="float">
            <text:p>6.7365610215</text:p>
          </table:table-cell>
          <table:table-cell table:formula="of:=POWER([.C647]-6.75;2)" office:value-type="float" office:value="0.000180606143123462" calcext:value-type="float">
            <text:p>0.0001806061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522023" calcext:value-type="float">
            <text:p>6.522023</text:p>
          </table:table-cell>
          <table:table-cell office:value-type="float" office:value="6.7384328817" calcext:value-type="float">
            <text:p>6.7384328817</text:p>
          </table:table-cell>
          <table:table-cell table:formula="of:=POWER([.C648]-6.75;2)" office:value-type="float" office:value="0.000133798225766203" calcext:value-type="float">
            <text:p>0.0001337982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560674" calcext:value-type="float">
            <text:p>6.560674</text:p>
          </table:table-cell>
          <table:table-cell office:value-type="float" office:value="6.7408614462" calcext:value-type="float">
            <text:p>6.7408614462</text:p>
          </table:table-cell>
          <table:table-cell table:formula="of:=POWER([.C649]-6.75;2)" office:value-type="float" office:value="0.0000835131655554894" calcext:value-type="float">
            <text:p>8.35131655554894E-00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624174" calcext:value-type="float">
            <text:p>6.624174</text:p>
          </table:table-cell>
          <table:table-cell office:value-type="float" office:value="6.7437226344" calcext:value-type="float">
            <text:p>6.7437226344</text:p>
          </table:table-cell>
          <table:table-cell table:formula="of:=POWER([.C650]-6.75;2)" office:value-type="float" office:value="0.0000394053188760623" calcext:value-type="float">
            <text:p>3.94053188760623E-00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03724" calcext:value-type="float">
            <text:p>6.703724</text:p>
          </table:table-cell>
          <table:table-cell office:value-type="float" office:value="6.746857172" calcext:value-type="float">
            <text:p>6.746857172</text:p>
          </table:table-cell>
          <table:table-cell table:formula="of:=POWER([.C651]-6.75;2)" office:value-type="float" office:value="0.00000987736783758182" calcext:value-type="float">
            <text:p>9.87736783758182E-006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8688" calcext:value-type="float">
            <text:p>6.78688</text:p>
          </table:table-cell>
          <table:table-cell office:value-type="float" office:value="6.7500986559" calcext:value-type="float">
            <text:p>6.7500986559</text:p>
          </table:table-cell>
          <table:table-cell table:formula="of:=POWER([.C652]-6.75;2)" office:value-type="float" office:value="0.00000000973298660490197" calcext:value-type="float">
            <text:p>9.73298660490197E-00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859387" calcext:value-type="float">
            <text:p>6.859387</text:p>
          </table:table-cell>
          <table:table-cell office:value-type="float" office:value="6.7533008817" calcext:value-type="float">
            <text:p>6.7533008817</text:p>
          </table:table-cell>
          <table:table-cell table:formula="of:=POWER([.C653]-6.75;2)" office:value-type="float" office:value="0.0000108958199973918" calcext:value-type="float">
            <text:p>1.08958199973918E-00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907197" calcext:value-type="float">
            <text:p>6.907197</text:p>
          </table:table-cell>
          <table:table-cell office:value-type="float" office:value="6.7563598172" calcext:value-type="float">
            <text:p>6.7563598172</text:p>
          </table:table-cell>
          <table:table-cell table:formula="of:=POWER([.C654]-6.75;2)" office:value-type="float" office:value="0.0000404472748174145" calcext:value-type="float">
            <text:p>4.04472748174145E-00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91832" calcext:value-type="float">
            <text:p>6.91832</text:p>
          </table:table-cell>
          <table:table-cell office:value-type="float" office:value="6.7592278763" calcext:value-type="float">
            <text:p>6.7592278763</text:p>
          </table:table-cell>
          <table:table-cell table:formula="of:=POWER([.C655]-6.75;2)" office:value-type="float" office:value="0.0000851537010080975" calcext:value-type="float">
            <text:p>8.51537010080975E-005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84291" calcext:value-type="float">
            <text:p>6.884291</text:p>
          </table:table-cell>
          <table:table-cell office:value-type="float" office:value="6.7619198333" calcext:value-type="float">
            <text:p>6.7619198333</text:p>
          </table:table-cell>
          <table:table-cell table:formula="of:=POWER([.C656]-6.75;2)" office:value-type="float" office:value="0.000142082425899797" calcext:value-type="float">
            <text:p>0.0001420824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01192" calcext:value-type="float">
            <text:p>6.801192</text:p>
          </table:table-cell>
          <table:table-cell office:value-type="float" office:value="6.7645107796" calcext:value-type="float">
            <text:p>6.7645107796</text:p>
          </table:table-cell>
          <table:table-cell table:formula="of:=POWER([.C657]-6.75;2)" office:value-type="float" office:value="0.00021056272459978" calcext:value-type="float">
            <text:p>0.0002105627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7025" calcext:value-type="float">
            <text:p>6.67025</text:p>
          </table:table-cell>
          <table:table-cell office:value-type="float" office:value="6.7671268602" calcext:value-type="float">
            <text:p>6.7671268602</text:p>
          </table:table-cell>
          <table:table-cell table:formula="of:=POWER([.C658]-6.75;2)" office:value-type="float" office:value="0.000293329340310355" calcext:value-type="float">
            <text:p>0.000293329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498013" calcext:value-type="float">
            <text:p>6.498013</text:p>
          </table:table-cell>
          <table:table-cell office:value-type="float" office:value="6.7699293548" calcext:value-type="float">
            <text:p>6.7699293548</text:p>
          </table:table-cell>
          <table:table-cell table:formula="of:=POWER([.C659]-6.75;2)" office:value-type="float" office:value="0.000397179182744297" calcext:value-type="float">
            <text:p>0.0003971792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296112" calcext:value-type="float">
            <text:p>6.296112</text:p>
          </table:table-cell>
          <table:table-cell office:value-type="float" office:value="6.7730929247" calcext:value-type="float">
            <text:p>6.7730929247</text:p>
          </table:table-cell>
          <table:table-cell table:formula="of:=POWER([.C660]-6.75;2)" office:value-type="float" office:value="0.000533283171199881" calcext:value-type="float">
            <text:p>0.0005332832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080544" calcext:value-type="float">
            <text:p>6.080544</text:p>
          </table:table-cell>
          <table:table-cell office:value-type="float" office:value="6.776779172" calcext:value-type="float">
            <text:p>6.776779172</text:p>
          </table:table-cell>
          <table:table-cell table:formula="of:=POWER([.C661]-6.75;2)" office:value-type="float" office:value="0.000717124053005603" calcext:value-type="float">
            <text:p>0.0007171241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87036" calcext:value-type="float">
            <text:p>5.87036</text:p>
          </table:table-cell>
          <table:table-cell office:value-type="float" office:value="6.7811077204" calcext:value-type="float">
            <text:p>6.7811077204</text:p>
          </table:table-cell>
          <table:table-cell table:formula="of:=POWER([.C662]-6.75;2)" office:value-type="float" office:value="0.000967690268484554" calcext:value-type="float">
            <text:p>0.0009676903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685633" calcext:value-type="float">
            <text:p>5.685633</text:p>
          </table:table-cell>
          <table:table-cell office:value-type="float" office:value="6.7861286129" calcext:value-type="float">
            <text:p>6.7861286129</text:p>
          </table:table-cell>
          <table:table-cell table:formula="of:=POWER([.C663]-6.75;2)" office:value-type="float" office:value="0.00130527667007803" calcext:value-type="float">
            <text:p>0.0013052767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544739" calcext:value-type="float">
            <text:p>5.544739</text:p>
          </table:table-cell>
          <table:table-cell office:value-type="float" office:value="6.7918016774" calcext:value-type="float">
            <text:p>6.7918016774</text:p>
          </table:table-cell>
          <table:table-cell table:formula="of:=POWER([.C664]-6.75;2)" office:value-type="float" office:value="0.00174738023345371" calcext:value-type="float">
            <text:p>0.0017473802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46133" calcext:value-type="float">
            <text:p>5.46133</text:p>
          </table:table-cell>
          <table:table-cell office:value-type="float" office:value="6.7979892097" calcext:value-type="float">
            <text:p>6.7979892097</text:p>
          </table:table-cell>
          <table:table-cell table:formula="of:=POWER([.C665]-6.75;2)" office:value-type="float" office:value="0.00230296424763056" calcext:value-type="float">
            <text:p>0.002302964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441849" calcext:value-type="float">
            <text:p>5.441849</text:p>
          </table:table-cell>
          <table:table-cell office:value-type="float" office:value="6.8044665484" calcext:value-type="float">
            <text:p>6.8044665484</text:p>
          </table:table-cell>
          <table:table-cell table:formula="of:=POWER([.C666]-6.75;2)" office:value-type="float" office:value="0.00296660489460952" calcext:value-type="float">
            <text:p>0.0029666049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484595" calcext:value-type="float">
            <text:p>5.484595</text:p>
          </table:table-cell>
          <table:table-cell office:value-type="float" office:value="6.8109501398" calcext:value-type="float">
            <text:p>6.8109501398</text:p>
          </table:table-cell>
          <table:table-cell table:formula="of:=POWER([.C667]-6.75;2)" office:value-type="float" office:value="0.00371491954163955" calcext:value-type="float">
            <text:p>0.0037149195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580785" calcext:value-type="float">
            <text:p>5.580785</text:p>
          </table:table-cell>
          <table:table-cell office:value-type="float" office:value="6.8171362312" calcext:value-type="float">
            <text:p>6.8171362312</text:p>
          </table:table-cell>
          <table:table-cell table:formula="of:=POWER([.C668]-6.75;2)" office:value-type="float" office:value="0.00450727353973987" calcext:value-type="float">
            <text:p>0.0045072735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717133" calcext:value-type="float">
            <text:p>5.717133</text:p>
          </table:table-cell>
          <table:table-cell office:value-type="float" office:value="6.8227395699" calcext:value-type="float">
            <text:p>6.8227395699</text:p>
          </table:table-cell>
          <table:table-cell table:formula="of:=POWER([.C669]-6.75;2)" office:value-type="float" office:value="0.00529104502923705" calcext:value-type="float">
            <text:p>0.00529104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878849" calcext:value-type="float">
            <text:p>5.878849</text:p>
          </table:table-cell>
          <table:table-cell office:value-type="float" office:value="6.8275231505" calcext:value-type="float">
            <text:p>6.8275231505</text:p>
          </table:table-cell>
          <table:table-cell table:formula="of:=POWER([.C670]-6.75;2)" office:value-type="float" office:value="0.00600983886344569" calcext:value-type="float">
            <text:p>0.0060098389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052089" calcext:value-type="float">
            <text:p>6.052089</text:p>
          </table:table-cell>
          <table:table-cell office:value-type="float" office:value="6.8313151505" calcext:value-type="float">
            <text:p>6.8313151505</text:p>
          </table:table-cell>
          <table:table-cell table:formula="of:=POWER([.C671]-6.75;2)" office:value-type="float" office:value="0.00661215370083766" calcext:value-type="float">
            <text:p>0.0066121537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225456" calcext:value-type="float">
            <text:p>6.225456</text:p>
          </table:table-cell>
          <table:table-cell office:value-type="float" office:value="6.8340142688" calcext:value-type="float">
            <text:p>6.8340142688</text:p>
          </table:table-cell>
          <table:table-cell table:formula="of:=POWER([.C672]-6.75;2)" office:value-type="float" office:value="0.00705839736199863" calcext:value-type="float">
            <text:p>0.007058397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390612" calcext:value-type="float">
            <text:p>6.390612</text:p>
          </table:table-cell>
          <table:table-cell office:value-type="float" office:value="6.8355868978" calcext:value-type="float">
            <text:p>6.8355868978</text:p>
          </table:table-cell>
          <table:table-cell table:formula="of:=POWER([.C673]-6.75;2)" office:value-type="float" office:value="0.00732511707502762" calcext:value-type="float">
            <text:p>0.007325117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42261" calcext:value-type="float">
            <text:p>6.542261</text:p>
          </table:table-cell>
          <table:table-cell office:value-type="float" office:value="6.8360594301" calcext:value-type="float">
            <text:p>6.8360594301</text:p>
          </table:table-cell>
          <table:table-cell table:formula="of:=POWER([.C674]-6.75;2)" office:value-type="float" office:value="0.00740622550913674" calcext:value-type="float">
            <text:p>0.0074062255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677757" calcext:value-type="float">
            <text:p>6.677757</text:p>
          </table:table-cell>
          <table:table-cell office:value-type="float" office:value="6.835508129" calcext:value-type="float">
            <text:p>6.835508129</text:p>
          </table:table-cell>
          <table:table-cell table:formula="of:=POWER([.C675]-6.75;2)" office:value-type="float" office:value="0.00731164012508063" calcext:value-type="float">
            <text:p>0.0073116401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96512" calcext:value-type="float">
            <text:p>6.796512</text:p>
          </table:table-cell>
          <table:table-cell office:value-type="float" office:value="6.8340478925" calcext:value-type="float">
            <text:p>6.8340478925</text:p>
          </table:table-cell>
          <table:table-cell table:formula="of:=POWER([.C676]-6.75;2)" office:value-type="float" office:value="0.00706404823369157" calcext:value-type="float">
            <text:p>0.0070640482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899327" calcext:value-type="float">
            <text:p>6.899327</text:p>
          </table:table-cell>
          <table:table-cell office:value-type="float" office:value="6.8318208871" calcext:value-type="float">
            <text:p>6.8318208871</text:p>
          </table:table-cell>
          <table:table-cell table:formula="of:=POWER([.C677]-6.75;2)" office:value-type="float" office:value="0.00669465756583097" calcext:value-type="float">
            <text:p>0.0066946576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987711" calcext:value-type="float">
            <text:p>6.987711</text:p>
          </table:table-cell>
          <table:table-cell office:value-type="float" office:value="6.8289856129" calcext:value-type="float">
            <text:p>6.8289856129</text:p>
          </table:table-cell>
          <table:table-cell table:formula="of:=POWER([.C678]-6.75;2)" office:value-type="float" office:value="0.00623872704518871" calcext:value-type="float">
            <text:p>0.006238727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063266" calcext:value-type="float">
            <text:p>7.063266</text:p>
          </table:table-cell>
          <table:table-cell office:value-type="float" office:value="6.8257069892" calcext:value-type="float">
            <text:p>6.8257069892</text:p>
          </table:table-cell>
          <table:table-cell table:formula="of:=POWER([.C679]-6.75;2)" office:value-type="float" office:value="0.00573154821372898" calcext:value-type="float">
            <text:p>0.005731548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12719" calcext:value-type="float">
            <text:p>7.12719</text:p>
          </table:table-cell>
          <table:table-cell office:value-type="float" office:value="6.8221477688" calcext:value-type="float">
            <text:p>6.8221477688</text:p>
          </table:table-cell>
          <table:table-cell table:formula="of:=POWER([.C680]-6.75;2)" office:value-type="float" office:value="0.00520530054281823" calcext:value-type="float">
            <text:p>0.0052053005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179959" calcext:value-type="float">
            <text:p>7.179959</text:p>
          </table:table-cell>
          <table:table-cell office:value-type="float" office:value="6.8184613548" calcext:value-type="float">
            <text:p>6.8184613548</text:p>
          </table:table-cell>
          <table:table-cell table:formula="of:=POWER([.C681]-6.75;2)" office:value-type="float" office:value="0.0046869571010515" calcext:value-type="float">
            <text:p>0.0046869571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22123" calcext:value-type="float">
            <text:p>7.22123</text:p>
          </table:table-cell>
          <table:table-cell office:value-type="float" office:value="6.814785914" calcext:value-type="float">
            <text:p>6.814785914</text:p>
          </table:table-cell>
          <table:table-cell table:formula="of:=POWER([.C682]-6.75;2)" office:value-type="float" office:value="0.00419721465281537" calcext:value-type="float">
            <text:p>0.0041972147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249949" calcext:value-type="float">
            <text:p>7.249949</text:p>
          </table:table-cell>
          <table:table-cell office:value-type="float" office:value="6.8112394355" calcext:value-type="float">
            <text:p>6.8112394355</text:p>
          </table:table-cell>
          <table:table-cell table:formula="of:=POWER([.C683]-6.75;2)" office:value-type="float" office:value="0.00375026846035867" calcext:value-type="float">
            <text:p>0.0037502685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264651" calcext:value-type="float">
            <text:p>7.264651</text:p>
          </table:table-cell>
          <table:table-cell office:value-type="float" office:value="6.8079155323" calcext:value-type="float">
            <text:p>6.8079155323</text:p>
          </table:table-cell>
          <table:table-cell table:formula="of:=POWER([.C684]-6.75;2)" office:value-type="float" office:value="0.00335420888159235" calcext:value-type="float">
            <text:p>0.003354208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263855" calcext:value-type="float">
            <text:p>7.263855</text:p>
          </table:table-cell>
          <table:table-cell office:value-type="float" office:value="6.8048800215" calcext:value-type="float">
            <text:p>6.8048800215</text:p>
          </table:table-cell>
          <table:table-cell table:formula="of:=POWER([.C685]-6.75;2)" office:value-type="float" office:value="0.00301181675984044" calcext:value-type="float">
            <text:p>0.0030118168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246487" calcext:value-type="float">
            <text:p>7.246487</text:p>
          </table:table-cell>
          <table:table-cell office:value-type="float" office:value="6.8021686667" calcext:value-type="float">
            <text:p>6.8021686667</text:p>
          </table:table-cell>
          <table:table-cell table:formula="of:=POWER([.C686]-6.75;2)" office:value-type="float" office:value="0.0027215697852557" calcext:value-type="float">
            <text:p>0.0027215698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212258" calcext:value-type="float">
            <text:p>7.212258</text:p>
          </table:table-cell>
          <table:table-cell office:value-type="float" office:value="6.7997866989" calcext:value-type="float">
            <text:p>6.7997866989</text:p>
          </table:table-cell>
          <table:table-cell table:formula="of:=POWER([.C687]-6.75;2)" office:value-type="float" office:value="0.00247871538735928" calcext:value-type="float">
            <text:p>0.0024787154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161929" calcext:value-type="float">
            <text:p>7.161929</text:p>
          </table:table-cell>
          <table:table-cell office:value-type="float" office:value="6.7977107634" calcext:value-type="float">
            <text:p>6.7977107634</text:p>
          </table:table-cell>
          <table:table-cell table:formula="of:=POWER([.C688]-6.75;2)" office:value-type="float" office:value="0.00227631694421074" calcext:value-type="float">
            <text:p>0.0022763169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097452" calcext:value-type="float">
            <text:p>7.097452</text:p>
          </table:table-cell>
          <table:table-cell office:value-type="float" office:value="6.7958937527" calcext:value-type="float">
            <text:p>6.7958937527</text:p>
          </table:table-cell>
          <table:table-cell table:formula="of:=POWER([.C689]-6.75;2)" office:value-type="float" office:value="0.00210623653688872" calcext:value-type="float">
            <text:p>0.0021062365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021989" calcext:value-type="float">
            <text:p>7.021989</text:p>
          </table:table-cell>
          <table:table-cell office:value-type="float" office:value="6.7942724731" calcext:value-type="float">
            <text:p>6.7942724731</text:p>
          </table:table-cell>
          <table:table-cell table:formula="of:=POWER([.C690]-6.75;2)" office:value-type="float" office:value="0.00196005187439026" calcext:value-type="float">
            <text:p>0.0019600519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939796" calcext:value-type="float">
            <text:p>6.939796</text:p>
          </table:table-cell>
          <table:table-cell office:value-type="float" office:value="6.7927774677" calcext:value-type="float">
            <text:p>6.7927774677</text:p>
          </table:table-cell>
          <table:table-cell table:formula="of:=POWER([.C691]-6.75;2)" office:value-type="float" office:value="0.00182991174282452" calcext:value-type="float">
            <text:p>0.0018299117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856016" calcext:value-type="float">
            <text:p>6.856016</text:p>
          </table:table-cell>
          <table:table-cell office:value-type="float" office:value="6.7913437366" calcext:value-type="float">
            <text:p>6.7913437366</text:p>
          </table:table-cell>
          <table:table-cell table:formula="of:=POWER([.C692]-6.75;2)" office:value-type="float" office:value="0.00170930455605018" calcext:value-type="float">
            <text:p>0.0017093046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76353" calcext:value-type="float">
            <text:p>6.776353</text:p>
          </table:table-cell>
          <table:table-cell office:value-type="float" office:value="6.7899203925" calcext:value-type="float">
            <text:p>6.7899203925</text:p>
          </table:table-cell>
          <table:table-cell table:formula="of:=POWER([.C693]-6.75;2)" office:value-type="float" office:value="0.00159363773735406" calcext:value-type="float">
            <text:p>0.0015936377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06636" calcext:value-type="float">
            <text:p>6.706636</text:p>
          </table:table-cell>
          <table:table-cell office:value-type="float" office:value="6.7884771828" calcext:value-type="float">
            <text:p>6.7884771828</text:p>
          </table:table-cell>
          <table:table-cell table:formula="of:=POWER([.C694]-6.75;2)" office:value-type="float" office:value="0.00148049359622464" calcext:value-type="float">
            <text:p>0.0014804936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652278" calcext:value-type="float">
            <text:p>6.652278</text:p>
          </table:table-cell>
          <table:table-cell office:value-type="float" office:value="6.7870060161" calcext:value-type="float">
            <text:p>6.7870060161</text:p>
          </table:table-cell>
          <table:table-cell table:formula="of:=POWER([.C695]-6.75;2)" office:value-type="float" office:value="0.00136944522759348" calcext:value-type="float">
            <text:p>0.0013694452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617664" calcext:value-type="float">
            <text:p>6.617664</text:p>
          </table:table-cell>
          <table:table-cell office:value-type="float" office:value="6.785516629" calcext:value-type="float">
            <text:p>6.785516629</text:p>
          </table:table-cell>
          <table:table-cell table:formula="of:=POWER([.C696]-6.75;2)" office:value-type="float" office:value="0.00126143093552364" calcext:value-type="float">
            <text:p>0.0012614309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605532" calcext:value-type="float">
            <text:p>6.605532</text:p>
          </table:table-cell>
          <table:table-cell office:value-type="float" office:value="6.7840271935" calcext:value-type="float">
            <text:p>6.7840271935</text:p>
          </table:table-cell>
          <table:table-cell table:formula="of:=POWER([.C697]-6.75;2)" office:value-type="float" office:value="0.00115784989748645" calcext:value-type="float">
            <text:p>0.001157849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61649" calcext:value-type="float">
            <text:p>6.61649</text:p>
          </table:table-cell>
          <table:table-cell office:value-type="float" office:value="6.7825526882" calcext:value-type="float">
            <text:p>6.7825526882</text:p>
          </table:table-cell>
          <table:table-cell table:formula="of:=POWER([.C698]-6.75;2)" office:value-type="float" office:value="0.00105967750904642" calcext:value-type="float">
            <text:p>0.0010596775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648779" calcext:value-type="float">
            <text:p>6.648779</text:p>
          </table:table-cell>
          <table:table-cell office:value-type="float" office:value="6.7810948495" calcext:value-type="float">
            <text:p>6.7810948495</text:p>
          </table:table-cell>
          <table:table-cell table:formula="of:=POWER([.C699]-6.75;2)" office:value-type="float" office:value="0.000966889665427683" calcext:value-type="float">
            <text:p>0.0009668897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698371" calcext:value-type="float">
            <text:p>6.698371</text:p>
          </table:table-cell>
          <table:table-cell office:value-type="float" office:value="6.7796374516" calcext:value-type="float">
            <text:p>6.7796374516</text:p>
          </table:table-cell>
          <table:table-cell table:formula="of:=POWER([.C700]-6.75;2)" office:value-type="float" office:value="0.000878378537342354" calcext:value-type="float">
            <text:p>0.0008783785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59419" calcext:value-type="float">
            <text:p>6.759419</text:p>
          </table:table-cell>
          <table:table-cell office:value-type="float" office:value="6.7781488065" calcext:value-type="float">
            <text:p>6.7781488065</text:p>
          </table:table-cell>
          <table:table-cell table:formula="of:=POWER([.C701]-6.75;2)" office:value-type="float" office:value="0.00079235530737444" calcext:value-type="float">
            <text:p>0.000792355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824964" calcext:value-type="float">
            <text:p>6.824964</text:p>
          </table:table-cell>
          <table:table-cell office:value-type="float" office:value="6.7765909839" calcext:value-type="float">
            <text:p>6.7765909839</text:p>
          </table:table-cell>
          <table:table-cell table:formula="of:=POWER([.C702]-6.75;2)" office:value-type="float" office:value="0.000707080424770073" calcext:value-type="float">
            <text:p>0.000707080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88777" calcext:value-type="float">
            <text:p>6.88777</text:p>
          </table:table-cell>
          <table:table-cell office:value-type="float" office:value="6.7749332419" calcext:value-type="float">
            <text:p>6.7749332419</text:p>
          </table:table-cell>
          <table:table-cell table:formula="of:=POWER([.C703]-6.75;2)" office:value-type="float" office:value="0.000621666551643933" calcext:value-type="float">
            <text:p>0.0006216666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941136" calcext:value-type="float">
            <text:p>6.941136</text:p>
          </table:table-cell>
          <table:table-cell office:value-type="float" office:value="6.7731662366" calcext:value-type="float">
            <text:p>6.7731662366</text:p>
          </table:table-cell>
          <table:table-cell table:formula="of:=POWER([.C704]-6.75;2)" office:value-type="float" office:value="0.000536674518207172" calcext:value-type="float">
            <text:p>0.000536674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979573" calcext:value-type="float">
            <text:p>6.979573</text:p>
          </table:table-cell>
          <table:table-cell office:value-type="float" office:value="6.7713134677" calcext:value-type="float">
            <text:p>6.7713134677</text:p>
          </table:table-cell>
          <table:table-cell table:formula="of:=POWER([.C705]-6.75;2)" office:value-type="float" office:value="0.000454263905398933" calcext:value-type="float">
            <text:p>0.000454263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99926" calcext:value-type="float">
            <text:p>6.99926</text:p>
          </table:table-cell>
          <table:table-cell office:value-type="float" office:value="6.7694372097" calcext:value-type="float">
            <text:p>6.7694372097</text:p>
          </table:table-cell>
          <table:table-cell table:formula="of:=POWER([.C706]-6.75;2)" office:value-type="float" office:value="0.00037780512092179" calcext:value-type="float">
            <text:p>0.0003778051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998271" calcext:value-type="float">
            <text:p>6.998271</text:p>
          </table:table-cell>
          <table:table-cell office:value-type="float" office:value="6.7676372204" calcext:value-type="float">
            <text:p>6.7676372204</text:p>
          </table:table-cell>
          <table:table-cell table:formula="of:=POWER([.C707]-6.75;2)" office:value-type="float" office:value="0.000311071543438182" calcext:value-type="float">
            <text:p>0.0003110715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976572" calcext:value-type="float">
            <text:p>6.976572</text:p>
          </table:table-cell>
          <table:table-cell office:value-type="float" office:value="6.7660418441" calcext:value-type="float">
            <text:p>6.7660418441</text:p>
          </table:table-cell>
          <table:table-cell table:formula="of:=POWER([.C708]-6.75;2)" office:value-type="float" office:value="0.000257340762128708" calcext:value-type="float">
            <text:p>0.0002573408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935836" calcext:value-type="float">
            <text:p>6.935836</text:p>
          </table:table-cell>
          <table:table-cell office:value-type="float" office:value="6.7647925753" calcext:value-type="float">
            <text:p>6.7647925753</text:p>
          </table:table-cell>
          <table:table-cell table:formula="of:=POWER([.C709]-6.75;2)" office:value-type="float" office:value="0.000218820284006157" calcext:value-type="float">
            <text:p>0.000218820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79131" calcext:value-type="float">
            <text:p>6.879131</text:p>
          </table:table-cell>
          <table:table-cell office:value-type="float" office:value="6.7640246828" calcext:value-type="float">
            <text:p>6.7640246828</text:p>
          </table:table-cell>
          <table:table-cell table:formula="of:=POWER([.C710]-6.75;2)" office:value-type="float" office:value="0.000196691727640607" calcext:value-type="float">
            <text:p>0.0001966917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810537" calcext:value-type="float">
            <text:p>6.810537</text:p>
          </table:table-cell>
          <table:table-cell office:value-type="float" office:value="6.7638472581" calcext:value-type="float">
            <text:p>6.7638472581</text:p>
          </table:table-cell>
          <table:table-cell table:formula="of:=POWER([.C711]-6.75;2)" office:value-type="float" office:value="0.000191746556888021" calcext:value-type="float">
            <text:p>0.0001917466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34764" calcext:value-type="float">
            <text:p>6.734764</text:p>
          </table:table-cell>
          <table:table-cell office:value-type="float" office:value="6.7643264462" calcext:value-type="float">
            <text:p>6.7643264462</text:p>
          </table:table-cell>
          <table:table-cell table:formula="of:=POWER([.C712]-6.75;2)" office:value-type="float" office:value="0.000205247060721498" calcext:value-type="float">
            <text:p>0.0002052471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656802" calcext:value-type="float">
            <text:p>6.656802</text:p>
          </table:table-cell>
          <table:table-cell office:value-type="float" office:value="6.7654747527" calcext:value-type="float">
            <text:p>6.7654747527</text:p>
          </table:table-cell>
          <table:table-cell table:formula="of:=POWER([.C713]-6.75;2)" office:value-type="float" office:value="0.000239467971126167" calcext:value-type="float">
            <text:p>0.000239468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581619" calcext:value-type="float">
            <text:p>6.581619</text:p>
          </table:table-cell>
          <table:table-cell office:value-type="float" office:value="6.7672480753" calcext:value-type="float">
            <text:p>6.7672480753</text:p>
          </table:table-cell>
          <table:table-cell table:formula="of:=POWER([.C714]-6.75;2)" office:value-type="float" office:value="0.000297496101554483" calcext:value-type="float">
            <text:p>0.0002974961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513901" calcext:value-type="float">
            <text:p>6.513901</text:p>
          </table:table-cell>
          <table:table-cell office:value-type="float" office:value="6.7695506398" calcext:value-type="float">
            <text:p>6.7695506398</text:p>
          </table:table-cell>
          <table:table-cell table:formula="of:=POWER([.C715]-6.75;2)" office:value-type="float" office:value="0.000382227516589355" calcext:value-type="float">
            <text:p>0.000382227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457808" calcext:value-type="float">
            <text:p>6.457808</text:p>
          </table:table-cell>
          <table:table-cell office:value-type="float" office:value="6.7722468118" calcext:value-type="float">
            <text:p>6.7722468118</text:p>
          </table:table-cell>
          <table:table-cell table:formula="of:=POWER([.C716]-6.75;2)" office:value-type="float" office:value="0.000494920635264604" calcext:value-type="float">
            <text:p>0.0004949206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4167" calcext:value-type="float">
            <text:p>6.4167</text:p>
          </table:table-cell>
          <table:table-cell office:value-type="float" office:value="6.7751778925" calcext:value-type="float">
            <text:p>6.7751778925</text:p>
          </table:table-cell>
          <table:table-cell table:formula="of:=POWER([.C717]-6.75;2)" office:value-type="float" office:value="0.000633926270741574" calcext:value-type="float">
            <text:p>0.0006339263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39286" calcext:value-type="float">
            <text:p>6.39286</text:p>
          </table:table-cell>
          <table:table-cell office:value-type="float" office:value="6.7781816505" calcext:value-type="float">
            <text:p>6.7781816505</text:p>
          </table:table-cell>
          <table:table-cell table:formula="of:=POWER([.C718]-6.75;2)" office:value-type="float" office:value="0.000794205424904131" calcext:value-type="float">
            <text:p>0.0007942054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387214" calcext:value-type="float">
            <text:p>6.387214</text:p>
          </table:table-cell>
          <table:table-cell office:value-type="float" office:value="6.7811118763" calcext:value-type="float">
            <text:p>6.7811118763</text:p>
          </table:table-cell>
          <table:table-cell table:formula="of:=POWER([.C719]-6.75;2)" office:value-type="float" office:value="0.000967948846906488" calcext:value-type="float">
            <text:p>0.0009679488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399156" calcext:value-type="float">
            <text:p>6.399156</text:p>
          </table:table-cell>
          <table:table-cell office:value-type="float" office:value="6.7838552043" calcext:value-type="float">
            <text:p>6.7838552043</text:p>
          </table:table-cell>
          <table:table-cell table:formula="of:=POWER([.C720]-6.75;2)" office:value-type="float" office:value="0.00114617485819474" calcext:value-type="float">
            <text:p>0.001146174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426531" calcext:value-type="float">
            <text:p>6.426531</text:p>
          </table:table-cell>
          <table:table-cell office:value-type="float" office:value="6.7863423602" calcext:value-type="float">
            <text:p>6.7863423602</text:p>
          </table:table-cell>
          <table:table-cell table:formula="of:=POWER([.C721]-6.75;2)" office:value-type="float" office:value="0.00132076714490654" calcext:value-type="float">
            <text:p>0.001320767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46584" calcext:value-type="float">
            <text:p>6.46584</text:p>
          </table:table-cell>
          <table:table-cell office:value-type="float" office:value="6.7885515645" calcext:value-type="float">
            <text:p>6.7885515645</text:p>
          </table:table-cell>
          <table:table-cell table:formula="of:=POWER([.C722]-6.75;2)" office:value-type="float" office:value="0.0014862231253977" calcext:value-type="float">
            <text:p>0.001486223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512657" calcext:value-type="float">
            <text:p>6.512657</text:p>
          </table:table-cell>
          <table:table-cell office:value-type="float" office:value="6.7905032419" calcext:value-type="float">
            <text:p>6.7905032419</text:p>
          </table:table-cell>
          <table:table-cell table:formula="of:=POWER([.C723]-6.75;2)" office:value-type="float" office:value="0.0016405126044099" calcext:value-type="float">
            <text:p>0.0016405126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562182" calcext:value-type="float">
            <text:p>6.562182</text:p>
          </table:table-cell>
          <table:table-cell office:value-type="float" office:value="6.7922470699" calcext:value-type="float">
            <text:p>6.7922470699</text:p>
          </table:table-cell>
          <table:table-cell table:formula="of:=POWER([.C724]-6.75;2)" office:value-type="float" office:value="0.0017848149151355" calcext:value-type="float">
            <text:p>0.001784814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609829" calcext:value-type="float">
            <text:p>6.609829</text:p>
          </table:table-cell>
          <table:table-cell office:value-type="float" office:value="6.7938443602" calcext:value-type="float">
            <text:p>6.7938443602</text:p>
          </table:table-cell>
          <table:table-cell table:formula="of:=POWER([.C725]-6.75;2)" office:value-type="float" office:value="0.00192232792134731" calcext:value-type="float">
            <text:p>0.0019223279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651727" calcext:value-type="float">
            <text:p>6.651727</text:p>
          </table:table-cell>
          <table:table-cell office:value-type="float" office:value="6.7953499839" calcext:value-type="float">
            <text:p>6.7953499839</text:p>
          </table:table-cell>
          <table:table-cell table:formula="of:=POWER([.C726]-6.75;2)" office:value-type="float" office:value="0.00205662103973022" calcext:value-type="float">
            <text:p>0.002056621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685069" calcext:value-type="float">
            <text:p>6.685069</text:p>
          </table:table-cell>
          <table:table-cell office:value-type="float" office:value="6.796797871" calcext:value-type="float">
            <text:p>6.796797871</text:p>
          </table:table-cell>
          <table:table-cell table:formula="of:=POWER([.C727]-6.75;2)" office:value-type="float" office:value="0.00219004073013263" calcext:value-type="float">
            <text:p>0.0021900407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08257" calcext:value-type="float">
            <text:p>6.708257</text:p>
          </table:table-cell>
          <table:table-cell office:value-type="float" office:value="6.7981928602" calcext:value-type="float">
            <text:p>6.7981928602</text:p>
          </table:table-cell>
          <table:table-cell table:formula="of:=POWER([.C728]-6.75;2)" office:value-type="float" office:value="0.00232255177425678" calcext:value-type="float">
            <text:p>0.0023225518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20869" calcext:value-type="float">
            <text:p>6.720869</text:p>
          </table:table-cell>
          <table:table-cell office:value-type="float" office:value="6.7995101237" calcext:value-type="float">
            <text:p>6.7995101237</text:p>
          </table:table-cell>
          <table:table-cell table:formula="of:=POWER([.C729]-6.75;2)" office:value-type="float" office:value="0.00245125234878932" calcext:value-type="float">
            <text:p>0.0024512523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23495" calcext:value-type="float">
            <text:p>6.723495</text:p>
          </table:table-cell>
          <table:table-cell office:value-type="float" office:value="6.8007016129" calcext:value-type="float">
            <text:p>6.8007016129</text:p>
          </table:table-cell>
          <table:table-cell table:formula="of:=POWER([.C730]-6.75;2)" office:value-type="float" office:value="0.00257065355066147" calcext:value-type="float">
            <text:p>0.0025706536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17506" calcext:value-type="float">
            <text:p>6.717506</text:p>
          </table:table-cell>
          <table:table-cell office:value-type="float" office:value="6.8017079086" calcext:value-type="float">
            <text:p>6.8017079086</text:p>
          </table:table-cell>
          <table:table-cell table:formula="of:=POWER([.C731]-6.75;2)" office:value-type="float" office:value="0.00267370781178596" calcext:value-type="float">
            <text:p>0.0026737078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04821" calcext:value-type="float">
            <text:p>6.704821</text:p>
          </table:table-cell>
          <table:table-cell office:value-type="float" office:value="6.8024729516" calcext:value-type="float">
            <text:p>6.8024729516</text:p>
          </table:table-cell>
          <table:table-cell table:formula="of:=POWER([.C732]-6.75;2)" office:value-type="float" office:value="0.00275341064961599" calcext:value-type="float">
            <text:p>0.00275341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87714" calcext:value-type="float">
            <text:p>6.687714</text:p>
          </table:table-cell>
          <table:table-cell office:value-type="float" office:value="6.8029586774" calcext:value-type="float">
            <text:p>6.8029586774</text:p>
          </table:table-cell>
          <table:table-cell table:formula="of:=POWER([.C733]-6.75;2)" office:value-type="float" office:value="0.00280462151195731" calcext:value-type="float">
            <text:p>0.0028046215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68658" calcext:value-type="float">
            <text:p>6.668658</text:p>
          </table:table-cell>
          <table:table-cell office:value-type="float" office:value="6.8031564624" calcext:value-type="float">
            <text:p>6.8031564624</text:p>
          </table:table-cell>
          <table:table-cell table:formula="of:=POWER([.C734]-6.75;2)" office:value-type="float" office:value="0.00282560949488267" calcext:value-type="float">
            <text:p>0.0028256095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50197" calcext:value-type="float">
            <text:p>6.650197</text:p>
          </table:table-cell>
          <table:table-cell office:value-type="float" office:value="6.8030925591" calcext:value-type="float">
            <text:p>6.8030925591</text:p>
          </table:table-cell>
          <table:table-cell table:formula="of:=POWER([.C735]-6.75;2)" office:value-type="float" office:value="0.00281881983178694" calcext:value-type="float">
            <text:p>0.0028188198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634786" calcext:value-type="float">
            <text:p>6.634786</text:p>
          </table:table-cell>
          <table:table-cell office:value-type="float" office:value="6.8028256022" calcext:value-type="float">
            <text:p>6.8028256022</text:p>
          </table:table-cell>
          <table:table-cell table:formula="of:=POWER([.C736]-6.75;2)" office:value-type="float" office:value="0.00279054424779269" calcext:value-type="float">
            <text:p>0.0027905442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624595" calcext:value-type="float">
            <text:p>6.624595</text:p>
          </table:table-cell>
          <table:table-cell office:value-type="float" office:value="6.8024359785" calcext:value-type="float">
            <text:p>6.8024359785</text:p>
          </table:table-cell>
          <table:table-cell table:formula="of:=POWER([.C737]-6.75;2)" office:value-type="float" office:value="0.00274953184125248" calcext:value-type="float">
            <text:p>0.002749531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621252" calcext:value-type="float">
            <text:p>6.621252</text:p>
          </table:table-cell>
          <table:table-cell office:value-type="float" office:value="6.8020088763" calcext:value-type="float">
            <text:p>6.8020088763</text:p>
          </table:table-cell>
          <table:table-cell table:formula="of:=POWER([.C738]-6.75;2)" office:value-type="float" office:value="0.00270492321398874" calcext:value-type="float">
            <text:p>0.0027049232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625596" calcext:value-type="float">
            <text:p>6.625596</text:p>
          </table:table-cell>
          <table:table-cell office:value-type="float" office:value="6.8016150054" calcext:value-type="float">
            <text:p>6.8016150054</text:p>
          </table:table-cell>
          <table:table-cell table:formula="of:=POWER([.C739]-6.75;2)" office:value-type="float" office:value="0.00266410878244207" calcext:value-type="float">
            <text:p>0.0026641088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637478" calcext:value-type="float">
            <text:p>6.637478</text:p>
          </table:table-cell>
          <table:table-cell office:value-type="float" office:value="6.801293672" calcext:value-type="float">
            <text:p>6.801293672</text:p>
          </table:table-cell>
          <table:table-cell table:formula="of:=POWER([.C740]-6.75;2)" office:value-type="float" office:value="0.00263104078724357" calcext:value-type="float">
            <text:p>0.002631040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655715" calcext:value-type="float">
            <text:p>6.655715</text:p>
          </table:table-cell>
          <table:table-cell office:value-type="float" office:value="6.8010425914" calcext:value-type="float">
            <text:p>6.8010425914</text:p>
          </table:table-cell>
          <table:table-cell table:formula="of:=POWER([.C741]-6.75;2)" office:value-type="float" office:value="0.00260534613682734" calcext:value-type="float">
            <text:p>0.002605346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678229" calcext:value-type="float">
            <text:p>6.678229</text:p>
          </table:table-cell>
          <table:table-cell office:value-type="float" office:value="6.8008166559" calcext:value-type="float">
            <text:p>6.8008166559</text:p>
          </table:table-cell>
          <table:table-cell table:formula="of:=POWER([.C742]-6.75;2)" office:value-type="float" office:value="0.00258233251685903" calcext:value-type="float">
            <text:p>0.002582332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02374" calcext:value-type="float">
            <text:p>6.702374</text:p>
          </table:table-cell>
          <table:table-cell office:value-type="float" office:value="6.8005356559" calcext:value-type="float">
            <text:p>6.8005356559</text:p>
          </table:table-cell>
          <table:table-cell table:formula="of:=POWER([.C743]-6.75;2)" office:value-type="float" office:value="0.00255385251724321" calcext:value-type="float">
            <text:p>0.002553852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25395" calcext:value-type="float">
            <text:p>6.725395</text:p>
          </table:table-cell>
          <table:table-cell office:value-type="float" office:value="6.800099" calcext:value-type="float">
            <text:p>6.800099</text:p>
          </table:table-cell>
          <table:table-cell table:formula="of:=POWER([.C744]-6.75;2)" office:value-type="float" office:value="0.00250990980100003" calcext:value-type="float">
            <text:p>0.0025099098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744921" calcext:value-type="float">
            <text:p>6.744921</text:p>
          </table:table-cell>
          <table:table-cell office:value-type="float" office:value="6.7994045484" calcext:value-type="float">
            <text:p>6.7994045484</text:p>
          </table:table-cell>
          <table:table-cell table:formula="of:=POWER([.C745]-6.75;2)" office:value-type="float" office:value="0.00244080940260795" calcext:value-type="float">
            <text:p>0.0024408094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59389" calcext:value-type="float">
            <text:p>6.759389</text:p>
          </table:table-cell>
          <table:table-cell office:value-type="float" office:value="6.7983683978" calcext:value-type="float">
            <text:p>6.7983683978</text:p>
          </table:table-cell>
          <table:table-cell table:formula="of:=POWER([.C746]-6.75;2)" office:value-type="float" office:value="0.00233950190573905" calcext:value-type="float">
            <text:p>0.0023395019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68318" calcext:value-type="float">
            <text:p>6.768318</text:p>
          </table:table-cell>
          <table:table-cell office:value-type="float" office:value="6.7969427366" calcext:value-type="float">
            <text:p>6.7969427366</text:p>
          </table:table-cell>
          <table:table-cell table:formula="of:=POWER([.C747]-6.75;2)" office:value-type="float" office:value="0.00220362051949699" calcext:value-type="float">
            <text:p>0.0022036205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72375" calcext:value-type="float">
            <text:p>6.772375</text:p>
          </table:table-cell>
          <table:table-cell office:value-type="float" office:value="6.7951289946" calcext:value-type="float">
            <text:p>6.7951289946</text:p>
          </table:table-cell>
          <table:table-cell table:formula="of:=POWER([.C748]-6.75;2)" office:value-type="float" office:value="0.00203662615360681" calcext:value-type="float">
            <text:p>0.002036626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73236" calcext:value-type="float">
            <text:p>6.773236</text:p>
          </table:table-cell>
          <table:table-cell office:value-type="float" office:value="6.792983871" calcext:value-type="float">
            <text:p>6.792983871</text:p>
          </table:table-cell>
          <table:table-cell table:formula="of:=POWER([.C749]-6.75;2)" office:value-type="float" office:value="0.00184761316614461" calcext:value-type="float">
            <text:p>0.0018476132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7328" calcext:value-type="float">
            <text:p>6.77328</text:p>
          </table:table-cell>
          <table:table-cell office:value-type="float" office:value="6.7906161613" calcext:value-type="float">
            <text:p>6.7906161613</text:p>
          </table:table-cell>
          <table:table-cell table:formula="of:=POWER([.C750]-6.75;2)" office:value-type="float" office:value="0.00164967255874762" calcext:value-type="float">
            <text:p>0.001649672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75176" calcext:value-type="float">
            <text:p>6.775176</text:p>
          </table:table-cell>
          <table:table-cell office:value-type="float" office:value="6.7881734839" calcext:value-type="float">
            <text:p>6.7881734839</text:p>
          </table:table-cell>
          <table:table-cell table:formula="of:=POWER([.C751]-6.75;2)" office:value-type="float" office:value="0.00145721487306353" calcext:value-type="float">
            <text:p>0.0014572149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81462" calcext:value-type="float">
            <text:p>6.781462</text:p>
          </table:table-cell>
          <table:table-cell office:value-type="float" office:value="6.7858200538" calcext:value-type="float">
            <text:p>6.7858200538</text:p>
          </table:table-cell>
          <table:table-cell table:formula="of:=POWER([.C752]-6.75;2)" office:value-type="float" office:value="0.00128307625423491" calcext:value-type="float">
            <text:p>0.001283076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94175" calcext:value-type="float">
            <text:p>6.794175</text:p>
          </table:table-cell>
          <table:table-cell office:value-type="float" office:value="6.7837090484" calcext:value-type="float">
            <text:p>6.7837090484</text:p>
          </table:table-cell>
          <table:table-cell table:formula="of:=POWER([.C753]-6.75;2)" office:value-type="float" office:value="0.00113629994403357" calcext:value-type="float">
            <text:p>0.0011362999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814589" calcext:value-type="float">
            <text:p>6.814589</text:p>
          </table:table-cell>
          <table:table-cell office:value-type="float" office:value="6.7819550323" calcext:value-type="float">
            <text:p>6.7819550323</text:p>
          </table:table-cell>
          <table:table-cell table:formula="of:=POWER([.C754]-6.75;2)" office:value-type="float" office:value="0.00102112408929404" calcext:value-type="float">
            <text:p>0.0010211241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843087" calcext:value-type="float">
            <text:p>6.843087</text:p>
          </table:table-cell>
          <table:table-cell office:value-type="float" office:value="6.7806119355" calcext:value-type="float">
            <text:p>6.7806119355</text:p>
          </table:table-cell>
          <table:table-cell table:formula="of:=POWER([.C755]-6.75;2)" office:value-type="float" office:value="0.000937090595056138" calcext:value-type="float">
            <text:p>0.0009370906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79143" calcext:value-type="float">
            <text:p>6.879143</text:p>
          </table:table-cell>
          <table:table-cell office:value-type="float" office:value="6.7796602097" calcext:value-type="float">
            <text:p>6.7796602097</text:p>
          </table:table-cell>
          <table:table-cell table:formula="of:=POWER([.C756]-6.75;2)" office:value-type="float" office:value="0.00087972803944799" calcext:value-type="float">
            <text:p>0.00087972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921387" calcext:value-type="float">
            <text:p>6.921387</text:p>
          </table:table-cell>
          <table:table-cell office:value-type="float" office:value="6.7790042473" calcext:value-type="float">
            <text:p>6.7790042473</text:p>
          </table:table-cell>
          <table:table-cell table:formula="of:=POWER([.C757]-6.75;2)" office:value-type="float" office:value="0.000841246361439535" calcext:value-type="float">
            <text:p>0.0008412464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967743" calcext:value-type="float">
            <text:p>6.967743</text:p>
          </table:table-cell>
          <table:table-cell office:value-type="float" office:value="6.7784790968" calcext:value-type="float">
            <text:p>6.7784790968</text:p>
          </table:table-cell>
          <table:table-cell table:formula="of:=POWER([.C758]-6.75;2)" office:value-type="float" office:value="0.000811058954543767" calcext:value-type="float">
            <text:p>0.00081105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015619" calcext:value-type="float">
            <text:p>7.015619</text:p>
          </table:table-cell>
          <table:table-cell office:value-type="float" office:value="6.7778642742" calcext:value-type="float">
            <text:p>6.7778642742</text:p>
          </table:table-cell>
          <table:table-cell table:formula="of:=POWER([.C759]-6.75;2)" office:value-type="float" office:value="0.000776417776692769" calcext:value-type="float">
            <text:p>0.000776417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062155" calcext:value-type="float">
            <text:p>7.062155</text:p>
          </table:table-cell>
          <table:table-cell office:value-type="float" office:value="6.7769024677" calcext:value-type="float">
            <text:p>6.7769024677</text:p>
          </table:table-cell>
          <table:table-cell table:formula="of:=POWER([.C760]-6.75;2)" office:value-type="float" office:value="0.000723742768349558" calcext:value-type="float">
            <text:p>0.0007237428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104546" calcext:value-type="float">
            <text:p>7.104546</text:p>
          </table:table-cell>
          <table:table-cell office:value-type="float" office:value="6.7753212849" calcext:value-type="float">
            <text:p>6.7753212849</text:p>
          </table:table-cell>
          <table:table-cell table:formula="of:=POWER([.C761]-6.75;2)" office:value-type="float" office:value="0.000641167468986989" calcext:value-type="float">
            <text:p>0.000641167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140409" calcext:value-type="float">
            <text:p>7.140409</text:p>
          </table:table-cell>
          <table:table-cell office:value-type="float" office:value="6.7728564892" calcext:value-type="float">
            <text:p>6.7728564892</text:p>
          </table:table-cell>
          <table:table-cell table:formula="of:=POWER([.C762]-6.75;2)" office:value-type="float" office:value="0.000522419098549739" calcext:value-type="float">
            <text:p>0.000522419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168167" calcext:value-type="float">
            <text:p>7.168167</text:p>
          </table:table-cell>
          <table:table-cell office:value-type="float" office:value="6.7692757419" calcext:value-type="float">
            <text:p>6.7692757419</text:p>
          </table:table-cell>
          <table:table-cell table:formula="of:=POWER([.C763]-6.75;2)" office:value-type="float" office:value="0.0003715542257954" calcext:value-type="float">
            <text:p>0.000371554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187362" calcext:value-type="float">
            <text:p>7.187362</text:p>
          </table:table-cell>
          <table:table-cell office:value-type="float" office:value="6.7644019409" calcext:value-type="float">
            <text:p>6.7644019409</text:p>
          </table:table-cell>
          <table:table-cell table:formula="of:=POWER([.C764]-6.75;2)" office:value-type="float" office:value="0.000207415901687093" calcext:value-type="float">
            <text:p>0.0002074159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198817" calcext:value-type="float">
            <text:p>7.198817</text:p>
          </table:table-cell>
          <table:table-cell office:value-type="float" office:value="6.7581353817" calcext:value-type="float">
            <text:p>6.7581353817</text:p>
          </table:table-cell>
          <table:table-cell table:formula="of:=POWER([.C765]-6.75;2)" office:value-type="float" office:value="0.0000661844354046922" calcext:value-type="float">
            <text:p>6.61844354046922E-00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204545" calcext:value-type="float">
            <text:p>7.204545</text:p>
          </table:table-cell>
          <table:table-cell office:value-type="float" office:value="6.7504734247" calcext:value-type="float">
            <text:p>6.7504734247</text:p>
          </table:table-cell>
          <table:table-cell table:formula="of:=POWER([.C766]-6.75;2)" office:value-type="float" office:value="0.000000224130946570092" calcext:value-type="float">
            <text:p>2.24130946570092E-007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207378" calcext:value-type="float">
            <text:p>7.207378</text:p>
          </table:table-cell>
          <table:table-cell office:value-type="float" office:value="6.7415250538" calcext:value-type="float">
            <text:p>6.7415250538</text:p>
          </table:table-cell>
          <table:table-cell table:formula="of:=POWER([.C767]-6.75;2)" office:value-type="float" office:value="0.0000718247130928907" calcext:value-type="float">
            <text:p>7.18247130928907E-005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210315" calcext:value-type="float">
            <text:p>7.210315</text:p>
          </table:table-cell>
          <table:table-cell office:value-type="float" office:value="6.7315158387" calcext:value-type="float">
            <text:p>6.7315158387</text:p>
          </table:table-cell>
          <table:table-cell table:formula="of:=POWER([.C768]-6.75;2)" office:value-type="float" office:value="0.000341664218964417" calcext:value-type="float">
            <text:p>0.0003416642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215728" calcext:value-type="float">
            <text:p>7.215728</text:p>
          </table:table-cell>
          <table:table-cell office:value-type="float" office:value="6.7207772796" calcext:value-type="float">
            <text:p>6.7207772796</text:p>
          </table:table-cell>
          <table:table-cell table:formula="of:=POWER([.C769]-6.75;2)" office:value-type="float" office:value="0.000853967387576574" calcext:value-type="float">
            <text:p>0.000853967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224592" calcext:value-type="float">
            <text:p>7.224592</text:p>
          </table:table-cell>
          <table:table-cell office:value-type="float" office:value="6.7097163495" calcext:value-type="float">
            <text:p>6.7097163495</text:p>
          </table:table-cell>
          <table:table-cell table:formula="of:=POWER([.C770]-6.75;2)" office:value-type="float" office:value="0.00162277249760616" calcext:value-type="float">
            <text:p>0.00162277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235955" calcext:value-type="float">
            <text:p>7.235955</text:p>
          </table:table-cell>
          <table:table-cell office:value-type="float" office:value="6.6987682796" calcext:value-type="float">
            <text:p>6.6987682796</text:p>
          </table:table-cell>
          <table:table-cell table:formula="of:=POWER([.C771]-6.75;2)" office:value-type="float" office:value="0.00262468917514374" calcext:value-type="float">
            <text:p>0.0026246892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246844" calcext:value-type="float">
            <text:p>7.246844</text:p>
          </table:table-cell>
          <table:table-cell office:value-type="float" office:value="6.6883452204" calcext:value-type="float">
            <text:p>6.6883452204</text:p>
          </table:table-cell>
          <table:table-cell table:formula="of:=POWER([.C772]-6.75;2)" office:value-type="float" office:value="0.00380131184752452" calcext:value-type="float">
            <text:p>0.0038013118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252647" calcext:value-type="float">
            <text:p>7.252647</text:p>
          </table:table-cell>
          <table:table-cell office:value-type="float" office:value="6.6787966075" calcext:value-type="float">
            <text:p>6.6787966075</text:p>
          </table:table-cell>
          <table:table-cell table:formula="of:=POWER([.C773]-6.75;2)" office:value-type="float" office:value="0.00506992310350908" calcext:value-type="float">
            <text:p>0.0050699231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247912" calcext:value-type="float">
            <text:p>7.247912</text:p>
          </table:table-cell>
          <table:table-cell office:value-type="float" office:value="6.6703903925" calcext:value-type="float">
            <text:p>6.6703903925</text:p>
          </table:table-cell>
          <table:table-cell table:formula="of:=POWER([.C774]-6.75;2)" office:value-type="float" office:value="0.00633768960630408" calcext:value-type="float">
            <text:p>0.006337689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227395" calcext:value-type="float">
            <text:p>7.227395</text:p>
          </table:table-cell>
          <table:table-cell office:value-type="float" office:value="6.6633131237" calcext:value-type="float">
            <text:p>6.6633131237</text:p>
          </table:table-cell>
          <table:table-cell table:formula="of:=POWER([.C775]-6.75;2)" office:value-type="float" office:value="0.00751461452265149" calcext:value-type="float">
            <text:p>0.0075146145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187135" calcext:value-type="float">
            <text:p>7.187135</text:p>
          </table:table-cell>
          <table:table-cell office:value-type="float" office:value="6.6576800753" calcext:value-type="float">
            <text:p>6.6576800753</text:p>
          </table:table-cell>
          <table:table-cell table:formula="of:=POWER([.C776]-6.75;2)" office:value-type="float" office:value="0.00852296849661366" calcext:value-type="float">
            <text:p>0.008522968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125357" calcext:value-type="float">
            <text:p>7.125357</text:p>
          </table:table-cell>
          <table:table-cell office:value-type="float" office:value="6.6535465108" calcext:value-type="float">
            <text:p>6.6535465108</text:p>
          </table:table-cell>
          <table:table-cell table:formula="of:=POWER([.C777]-6.75;2)" office:value-type="float" office:value="0.00930327557885451" calcext:value-type="float">
            <text:p>0.009303275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043066" calcext:value-type="float">
            <text:p>7.043066</text:p>
          </table:table-cell>
          <table:table-cell office:value-type="float" office:value="6.6509144731" calcext:value-type="float">
            <text:p>6.6509144731</text:p>
          </table:table-cell>
          <table:table-cell table:formula="of:=POWER([.C778]-6.75;2)" office:value-type="float" office:value="0.00981794164105057" calcext:value-type="float">
            <text:p>0.009817941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944224" calcext:value-type="float">
            <text:p>6.944224</text:p>
          </table:table-cell>
          <table:table-cell office:value-type="float" office:value="6.6497332043" calcext:value-type="float">
            <text:p>6.6497332043</text:p>
          </table:table-cell>
          <table:table-cell table:formula="of:=POWER([.C779]-6.75;2)" office:value-type="float" office:value="0.0100534303199455" calcext:value-type="float">
            <text:p>0.0100534303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835492" calcext:value-type="float">
            <text:p>6.835492</text:p>
          </table:table-cell>
          <table:table-cell office:value-type="float" office:value="6.6498942527" calcext:value-type="float">
            <text:p>6.6498942527</text:p>
          </table:table-cell>
          <table:table-cell table:formula="of:=POWER([.C780]-6.75;2)" office:value-type="float" office:value="0.0100211606424914" calcext:value-type="float">
            <text:p>0.0100211606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25521" calcext:value-type="float">
            <text:p>6.725521</text:p>
          </table:table-cell>
          <table:table-cell office:value-type="float" office:value="6.6512240968" calcext:value-type="float">
            <text:p>6.6512240968</text:p>
          </table:table-cell>
          <table:table-cell table:formula="of:=POWER([.C781]-6.75;2)" office:value-type="float" office:value="0.00975667905297576" calcext:value-type="float">
            <text:p>0.0097566791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23842" calcext:value-type="float">
            <text:p>6.623842</text:p>
          </table:table-cell>
          <table:table-cell office:value-type="float" office:value="6.6534779946" calcext:value-type="float">
            <text:p>6.6534779946</text:p>
          </table:table-cell>
          <table:table-cell table:formula="of:=POWER([.C782]-6.75;2)" office:value-type="float" office:value="0.00931649752643759" calcext:value-type="float">
            <text:p>0.0093164975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539486" calcext:value-type="float">
            <text:p>6.539486</text:p>
          </table:table-cell>
          <table:table-cell office:value-type="float" office:value="6.6563391828" calcext:value-type="float">
            <text:p>6.6563391828</text:p>
          </table:table-cell>
          <table:table-cell table:formula="of:=POWER([.C783]-6.75;2)" office:value-type="float" office:value="0.00877234867857181" calcext:value-type="float">
            <text:p>0.0087723487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479534" calcext:value-type="float">
            <text:p>6.479534</text:p>
          </table:table-cell>
          <table:table-cell office:value-type="float" office:value="6.6594267957" calcext:value-type="float">
            <text:p>6.6594267957</text:p>
          </table:table-cell>
          <table:table-cell table:formula="of:=POWER([.C784]-6.75;2)" office:value-type="float" office:value="0.00820350533716955" calcext:value-type="float">
            <text:p>0.0082035053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447904" calcext:value-type="float">
            <text:p>6.447904</text:p>
          </table:table-cell>
          <table:table-cell office:value-type="float" office:value="6.6623147043" calcext:value-type="float">
            <text:p>6.6623147043</text:p>
          </table:table-cell>
          <table:table-cell table:formula="of:=POWER([.C785]-6.75;2)" office:value-type="float" office:value="0.00768871108199645" calcext:value-type="float">
            <text:p>0.007688711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444679" calcext:value-type="float">
            <text:p>6.444679</text:p>
          </table:table-cell>
          <table:table-cell office:value-type="float" office:value="6.6645614839" calcext:value-type="float">
            <text:p>6.6645614839</text:p>
          </table:table-cell>
          <table:table-cell table:formula="of:=POWER([.C786]-6.75;2)" office:value-type="float" office:value="0.00729974003336995" calcext:value-type="float">
            <text:p>0.00729974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466175" calcext:value-type="float">
            <text:p>6.466175</text:p>
          </table:table-cell>
          <table:table-cell office:value-type="float" office:value="6.6657495914" calcext:value-type="float">
            <text:p>6.6657495914</text:p>
          </table:table-cell>
          <table:table-cell table:formula="of:=POWER([.C787]-6.75;2)" office:value-type="float" office:value="0.00709813134926695" calcext:value-type="float">
            <text:p>0.0070981313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505725" calcext:value-type="float">
            <text:p>6.505725</text:p>
          </table:table-cell>
          <table:table-cell office:value-type="float" office:value="6.6655303226" calcext:value-type="float">
            <text:p>6.6655303226</text:p>
          </table:table-cell>
          <table:table-cell table:formula="of:=POWER([.C788]-6.75;2)" office:value-type="float" office:value="0.00713512640006" calcext:value-type="float">
            <text:p>0.0071351264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554972" calcext:value-type="float">
            <text:p>6.554972</text:p>
          </table:table-cell>
          <table:table-cell office:value-type="float" office:value="6.6636704355" calcext:value-type="float">
            <text:p>6.6636704355</text:p>
          </table:table-cell>
          <table:table-cell table:formula="of:=POWER([.C789]-6.75;2)" office:value-type="float" office:value="0.00745279370675961" calcext:value-type="float">
            <text:p>0.0074527937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605346" calcext:value-type="float">
            <text:p>6.605346</text:p>
          </table:table-cell>
          <table:table-cell office:value-type="float" office:value="6.6600959677" calcext:value-type="float">
            <text:p>6.6600959677</text:p>
          </table:table-cell>
          <table:table-cell table:formula="of:=POWER([.C790]-6.75;2)" office:value-type="float" office:value="0.0080827350237994" calcext:value-type="float">
            <text:p>0.008082735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649441" calcext:value-type="float">
            <text:p>6.649441</text:p>
          </table:table-cell>
          <table:table-cell office:value-type="float" office:value="6.6549276774" calcext:value-type="float">
            <text:p>6.6549276774</text:p>
          </table:table-cell>
          <table:table-cell table:formula="of:=POWER([.C791]-6.75;2)" office:value-type="float" office:value="0.00903874652455849" calcext:value-type="float">
            <text:p>0.0090387465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682068" calcext:value-type="float">
            <text:p>6.682068</text:p>
          </table:table-cell>
          <table:table-cell office:value-type="float" office:value="6.6484989247" calcext:value-type="float">
            <text:p>6.6484989247</text:p>
          </table:table-cell>
          <table:table-cell table:formula="of:=POWER([.C792]-6.75;2)" office:value-type="float" office:value="0.0103024682870562" calcext:value-type="float">
            <text:p>0.010302468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009" calcext:value-type="float">
            <text:p>6.7009</text:p>
          </table:table-cell>
          <table:table-cell office:value-type="float" office:value="6.6413428011" calcext:value-type="float">
            <text:p>6.6413428011</text:p>
          </table:table-cell>
          <table:table-cell table:formula="of:=POWER([.C793]-6.75;2)" office:value-type="float" office:value="0.0118063868727941" calcext:value-type="float">
            <text:p>0.0118063869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06634" calcext:value-type="float">
            <text:p>6.706634</text:p>
          </table:table-cell>
          <table:table-cell office:value-type="float" office:value="6.634136086" calcext:value-type="float">
            <text:p>6.634136086</text:p>
          </table:table-cell>
          <table:table-cell table:formula="of:=POWER([.C794]-6.75;2)" office:value-type="float" office:value="0.0134244465673994" calcext:value-type="float">
            <text:p>0.0134244466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02678" calcext:value-type="float">
            <text:p>6.702678</text:p>
          </table:table-cell>
          <table:table-cell office:value-type="float" office:value="6.6276024194" calcext:value-type="float">
            <text:p>6.6276024194</text:p>
          </table:table-cell>
          <table:table-cell table:formula="of:=POWER([.C795]-6.75;2)" office:value-type="float" office:value="0.0149811677367334" calcext:value-type="float">
            <text:p>0.0149811677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94376" calcext:value-type="float">
            <text:p>6.694376</text:p>
          </table:table-cell>
          <table:table-cell office:value-type="float" office:value="6.6224003011" calcext:value-type="float">
            <text:p>6.6224003011</text:p>
          </table:table-cell>
          <table:table-cell table:formula="of:=POWER([.C796]-6.75;2)" office:value-type="float" office:value="0.0162816831593707" calcext:value-type="float">
            <text:p>0.0162816832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87852" calcext:value-type="float">
            <text:p>6.687852</text:p>
          </table:table-cell>
          <table:table-cell office:value-type="float" office:value="6.6190322151" calcext:value-type="float">
            <text:p>6.6190322151</text:p>
          </table:table-cell>
          <table:table-cell table:formula="of:=POWER([.C797]-6.75;2)" office:value-type="float" office:value="0.0171525606816127" calcext:value-type="float">
            <text:p>0.017152560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88657" calcext:value-type="float">
            <text:p>6.688657</text:p>
          </table:table-cell>
          <table:table-cell office:value-type="float" office:value="6.6177972742" calcext:value-type="float">
            <text:p>6.6177972742</text:p>
          </table:table-cell>
          <table:table-cell table:formula="of:=POWER([.C798]-6.75;2)" office:value-type="float" office:value="0.01747756070895" calcext:value-type="float">
            <text:p>0.017477560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00471" calcext:value-type="float">
            <text:p>6.700471</text:p>
          </table:table-cell>
          <table:table-cell office:value-type="float" office:value="6.6187866989" calcext:value-type="float">
            <text:p>6.6187866989</text:p>
          </table:table-cell>
          <table:table-cell table:formula="of:=POWER([.C799]-6.75;2)" office:value-type="float" office:value="0.0172169303855592" calcext:value-type="float">
            <text:p>0.017216930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24189" calcext:value-type="float">
            <text:p>6.724189</text:p>
          </table:table-cell>
          <table:table-cell office:value-type="float" office:value="6.6219087097" calcext:value-type="float">
            <text:p>6.6219087097</text:p>
          </table:table-cell>
          <table:table-cell table:formula="of:=POWER([.C800]-6.75;2)" office:value-type="float" office:value="0.016407378650719" calcext:value-type="float">
            <text:p>0.016407378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57643" calcext:value-type="float">
            <text:p>6.757643</text:p>
          </table:table-cell>
          <table:table-cell office:value-type="float" office:value="6.6269282312" calcext:value-type="float">
            <text:p>6.6269282312</text:p>
          </table:table-cell>
          <table:table-cell table:formula="of:=POWER([.C801]-6.75;2)" office:value-type="float" office:value="0.0151466602755607" calcext:value-type="float">
            <text:p>0.0151466603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96046" calcext:value-type="float">
            <text:p>6.796046</text:p>
          </table:table-cell>
          <table:table-cell office:value-type="float" office:value="6.6335102204" calcext:value-type="float">
            <text:p>6.6335102204</text:p>
          </table:table-cell>
          <table:table-cell table:formula="of:=POWER([.C802]-6.75;2)" office:value-type="float" office:value="0.0135698687512566" calcext:value-type="float">
            <text:p>0.0135698688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833053" calcext:value-type="float">
            <text:p>6.833053</text:p>
          </table:table-cell>
          <table:table-cell office:value-type="float" office:value="6.6412591882" calcext:value-type="float">
            <text:p>6.6412591882</text:p>
          </table:table-cell>
          <table:table-cell table:formula="of:=POWER([.C803]-6.75;2)" office:value-type="float" office:value="0.011824564150923" calcext:value-type="float">
            <text:p>0.011824564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862147" calcext:value-type="float">
            <text:p>6.862147</text:p>
          </table:table-cell>
          <table:table-cell office:value-type="float" office:value="6.6497504731" calcext:value-type="float">
            <text:p>6.6497504731</text:p>
          </table:table-cell>
          <table:table-cell table:formula="of:=POWER([.C804]-6.75;2)" office:value-type="float" office:value="0.0100499676436738" calcext:value-type="float">
            <text:p>0.0100499676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878047" calcext:value-type="float">
            <text:p>6.878047</text:p>
          </table:table-cell>
          <table:table-cell office:value-type="float" office:value="6.6585514355" calcext:value-type="float">
            <text:p>6.6585514355</text:p>
          </table:table-cell>
          <table:table-cell table:formula="of:=POWER([.C805]-6.75;2)" office:value-type="float" office:value="0.00836283994911071" calcext:value-type="float">
            <text:p>0.008362839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877823" calcext:value-type="float">
            <text:p>6.877823</text:p>
          </table:table-cell>
          <table:table-cell office:value-type="float" office:value="6.6672329892" calcext:value-type="float">
            <text:p>6.6672329892</text:p>
          </table:table-cell>
          <table:table-cell table:formula="of:=POWER([.C806]-6.75;2)" office:value-type="float" office:value="0.00685037807676725" calcext:value-type="float">
            <text:p>0.006850378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861572" calcext:value-type="float">
            <text:p>6.861572</text:p>
          </table:table-cell>
          <table:table-cell office:value-type="float" office:value="6.6753736237" calcext:value-type="float">
            <text:p>6.6753736237</text:p>
          </table:table-cell>
          <table:table-cell table:formula="of:=POWER([.C807]-6.75;2)" office:value-type="float" office:value="0.00556909603966925" calcext:value-type="float">
            <text:p>0.00556909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832509" calcext:value-type="float">
            <text:p>6.832509</text:p>
          </table:table-cell>
          <table:table-cell office:value-type="float" office:value="6.682559129" calcext:value-type="float">
            <text:p>6.682559129</text:p>
          </table:table-cell>
          <table:table-cell table:formula="of:=POWER([.C808]-6.75;2)" office:value-type="float" office:value="0.00454827108123859" calcext:value-type="float">
            <text:p>0.0045482711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96495" calcext:value-type="float">
            <text:p>6.796495</text:p>
          </table:table-cell>
          <table:table-cell office:value-type="float" office:value="6.6883818172" calcext:value-type="float">
            <text:p>6.6883818172</text:p>
          </table:table-cell>
          <table:table-cell table:formula="of:=POWER([.C809]-6.75;2)" office:value-type="float" office:value="0.00379680045157424" calcext:value-type="float">
            <text:p>0.0037968005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61022" calcext:value-type="float">
            <text:p>6.761022</text:p>
          </table:table-cell>
          <table:table-cell office:value-type="float" office:value="6.6924430914" calcext:value-type="float">
            <text:p>6.6924430914</text:p>
          </table:table-cell>
          <table:table-cell table:formula="of:=POWER([.C810]-6.75;2)" office:value-type="float" office:value="0.00331279772758871" calcext:value-type="float">
            <text:p>0.003312797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33831" calcext:value-type="float">
            <text:p>6.733831</text:p>
          </table:table-cell>
          <table:table-cell office:value-type="float" office:value="6.6943630323" calcext:value-type="float">
            <text:p>6.6943630323</text:p>
          </table:table-cell>
          <table:table-cell table:formula="of:=POWER([.C811]-6.75;2)" office:value-type="float" office:value="0.00309547217485084" calcext:value-type="float">
            <text:p>0.003095472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21383" calcext:value-type="float">
            <text:p>6.721383</text:p>
          </table:table-cell>
          <table:table-cell office:value-type="float" office:value="6.693799957" calcext:value-type="float">
            <text:p>6.693799957</text:p>
          </table:table-cell>
          <table:table-cell table:formula="of:=POWER([.C812]-6.75;2)" office:value-type="float" office:value="0.0031584448332018" calcext:value-type="float">
            <text:p>0.0031584448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27531" calcext:value-type="float">
            <text:p>6.727531</text:p>
          </table:table-cell>
          <table:table-cell office:value-type="float" office:value="6.690481871" calcext:value-type="float">
            <text:p>6.690481871</text:p>
          </table:table-cell>
          <table:table-cell table:formula="of:=POWER([.C813]-6.75;2)" office:value-type="float" office:value="0.00354240767966061" calcext:value-type="float">
            <text:p>0.0035424077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52718" calcext:value-type="float">
            <text:p>6.752718</text:p>
          </table:table-cell>
          <table:table-cell office:value-type="float" office:value="6.6842502151" calcext:value-type="float">
            <text:p>6.6842502151</text:p>
          </table:table-cell>
          <table:table-cell table:formula="of:=POWER([.C814]-6.75;2)" office:value-type="float" office:value="0.0043230342143962" calcext:value-type="float">
            <text:p>0.0043230342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93889" calcext:value-type="float">
            <text:p>6.793889</text:p>
          </table:table-cell>
          <table:table-cell office:value-type="float" office:value="6.6751141559" calcext:value-type="float">
            <text:p>6.6751141559</text:p>
          </table:table-cell>
          <table:table-cell table:formula="of:=POWER([.C815]-6.75;2)" office:value-type="float" office:value="0.00560788964656947" calcext:value-type="float">
            <text:p>0.005607889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845125" calcext:value-type="float">
            <text:p>6.845125</text:p>
          </table:table-cell>
          <table:table-cell office:value-type="float" office:value="6.6633094785" calcext:value-type="float">
            <text:p>6.6633094785</text:p>
          </table:table-cell>
          <table:table-cell table:formula="of:=POWER([.C816]-6.75;2)" office:value-type="float" office:value="0.00751524651794189" calcext:value-type="float">
            <text:p>0.007515246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898784" calcext:value-type="float">
            <text:p>6.898784</text:p>
          </table:table-cell>
          <table:table-cell office:value-type="float" office:value="6.6493461344" calcext:value-type="float">
            <text:p>6.6493461344</text:p>
          </table:table-cell>
          <table:table-cell table:formula="of:=POWER([.C817]-6.75;2)" office:value-type="float" office:value="0.0101312006602229" calcext:value-type="float">
            <text:p>0.010131200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946828" calcext:value-type="float">
            <text:p>6.946828</text:p>
          </table:table-cell>
          <table:table-cell office:value-type="float" office:value="6.6340116129" calcext:value-type="float">
            <text:p>6.6340116129</text:p>
          </table:table-cell>
          <table:table-cell table:formula="of:=POWER([.C818]-6.75;2)" office:value-type="float" office:value="0.0134533059420594" calcext:value-type="float">
            <text:p>0.013453305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98207" calcext:value-type="float">
            <text:p>6.98207</text:p>
          </table:table-cell>
          <table:table-cell office:value-type="float" office:value="6.6182914624" calcext:value-type="float">
            <text:p>6.6182914624</text:p>
          </table:table-cell>
          <table:table-cell table:formula="of:=POWER([.C819]-6.75;2)" office:value-type="float" office:value="0.0173471388767306" calcext:value-type="float">
            <text:p>0.017347138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999131" calcext:value-type="float">
            <text:p>6.999131</text:p>
          </table:table-cell>
          <table:table-cell office:value-type="float" office:value="6.6032112688" calcext:value-type="float">
            <text:p>6.6032112688</text:p>
          </table:table-cell>
          <table:table-cell table:formula="of:=POWER([.C820]-6.75;2)" office:value-type="float" office:value="0.0215469316073059" calcext:value-type="float">
            <text:p>0.0215469316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995059" calcext:value-type="float">
            <text:p>6.995059</text:p>
          </table:table-cell>
          <table:table-cell office:value-type="float" office:value="6.5896758548" calcext:value-type="float">
            <text:p>6.5896758548</text:p>
          </table:table-cell>
          <table:table-cell table:formula="of:=POWER([.C821]-6.75;2)" office:value-type="float" office:value="0.0257038315341106" calcext:value-type="float">
            <text:p>0.0257038315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969598" calcext:value-type="float">
            <text:p>6.969598</text:p>
          </table:table-cell>
          <table:table-cell office:value-type="float" office:value="6.5783800914" calcext:value-type="float">
            <text:p>6.5783800914</text:p>
          </table:table-cell>
          <table:table-cell table:formula="of:=POWER([.C822]-6.75;2)" office:value-type="float" office:value="0.0294533930278725" calcext:value-type="float">
            <text:p>0.029453393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925168" calcext:value-type="float">
            <text:p>6.925168</text:p>
          </table:table-cell>
          <table:table-cell office:value-type="float" office:value="6.5697921774" calcext:value-type="float">
            <text:p>6.5697921774</text:p>
          </table:table-cell>
          <table:table-cell table:formula="of:=POWER([.C823]-6.75;2)" office:value-type="float" office:value="0.032474859326233" calcext:value-type="float">
            <text:p>0.0324748593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866599" calcext:value-type="float">
            <text:p>6.866599</text:p>
          </table:table-cell>
          <table:table-cell office:value-type="float" office:value="6.564167" calcext:value-type="float">
            <text:p>6.564167</text:p>
          </table:table-cell>
          <table:table-cell table:formula="of:=POWER([.C824]-6.75;2)" office:value-type="float" office:value="0.0345339038889999" calcext:value-type="float">
            <text:p>0.034533903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800666" calcext:value-type="float">
            <text:p>6.800666</text:p>
          </table:table-cell>
          <table:table-cell office:value-type="float" office:value="6.5615562634" calcext:value-type="float">
            <text:p>6.5615562634</text:p>
          </table:table-cell>
          <table:table-cell table:formula="of:=POWER([.C825]-6.75;2)" office:value-type="float" office:value="0.0355110418637702" calcext:value-type="float">
            <text:p>0.035511041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35457" calcext:value-type="float">
            <text:p>6.735457</text:p>
          </table:table-cell>
          <table:table-cell office:value-type="float" office:value="6.5618020538" calcext:value-type="float">
            <text:p>6.5618020538</text:p>
          </table:table-cell>
          <table:table-cell table:formula="of:=POWER([.C826]-6.75;2)" office:value-type="float" office:value="0.035418466953898" calcext:value-type="float">
            <text:p>0.035418467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679588" calcext:value-type="float">
            <text:p>6.679588</text:p>
          </table:table-cell>
          <table:table-cell office:value-type="float" office:value="6.5645109624" calcext:value-type="float">
            <text:p>6.5645109624</text:p>
          </table:table-cell>
          <table:table-cell table:formula="of:=POWER([.C827]-6.75;2)" office:value-type="float" office:value="0.0344061830697742" calcext:value-type="float">
            <text:p>0.0344061831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641285" calcext:value-type="float">
            <text:p>6.641285</text:p>
          </table:table-cell>
          <table:table-cell office:value-type="float" office:value="6.569006828" calcext:value-type="float">
            <text:p>6.569006828</text:p>
          </table:table-cell>
          <table:table-cell table:formula="of:=POWER([.C828]-6.75;2)" office:value-type="float" office:value="0.0327585283106216" calcext:value-type="float">
            <text:p>0.0327585283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627414" calcext:value-type="float">
            <text:p>6.627414</text:p>
          </table:table-cell>
          <table:table-cell office:value-type="float" office:value="6.5742537097" calcext:value-type="float">
            <text:p>6.5742537097</text:p>
          </table:table-cell>
          <table:table-cell table:formula="of:=POWER([.C829]-6.75;2)" office:value-type="float" office:value="0.0308867585542119" calcext:value-type="float">
            <text:p>0.0308867586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642544" calcext:value-type="float">
            <text:p>6.642544</text:p>
          </table:table-cell>
          <table:table-cell office:value-type="float" office:value="6.5787202796" calcext:value-type="float">
            <text:p>6.5787202796</text:p>
          </table:table-cell>
          <table:table-cell table:formula="of:=POWER([.C830]-6.75;2)" office:value-type="float" office:value="0.0293367426203023" calcext:value-type="float">
            <text:p>0.0293367426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68821" calcext:value-type="float">
            <text:p>6.68821</text:p>
          </table:table-cell>
          <table:table-cell office:value-type="float" office:value="6.5800912366" calcext:value-type="float">
            <text:p>6.5800912366</text:p>
          </table:table-cell>
          <table:table-cell table:formula="of:=POWER([.C831]-6.75;2)" office:value-type="float" office:value="0.028868987880117" calcext:value-type="float">
            <text:p>0.0288689879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62546" calcext:value-type="float">
            <text:p>6.762546</text:p>
          </table:table-cell>
          <table:table-cell office:value-type="float" office:value="6.5744280161" calcext:value-type="float">
            <text:p>6.5744280161</text:p>
          </table:table-cell>
          <table:table-cell table:formula="of:=POWER([.C832]-6.75;2)" office:value-type="float" office:value="0.030825521530582" calcext:value-type="float">
            <text:p>0.0308255215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6037" calcext:value-type="float">
            <text:p>6.86037</text:p>
          </table:table-cell>
          <table:table-cell office:value-type="float" office:value="6.5506085323" calcext:value-type="float">
            <text:p>6.5506085323</text:p>
          </table:table-cell>
          <table:table-cell table:formula="of:=POWER([.C833]-6.75;2)" office:value-type="float" office:value="0.0397569573915601" calcext:value-type="float">
            <text:p>0.0397569574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973736" calcext:value-type="float">
            <text:p>6.973736</text:p>
          </table:table-cell>
          <table:table-cell office:value-type="float" office:value="6.5262631129" calcext:value-type="float">
            <text:p>6.5262631129</text:p>
          </table:table-cell>
          <table:table-cell table:formula="of:=POWER([.C834]-6.75;2)" office:value-type="float" office:value="0.0500581946491983" calcext:value-type="float">
            <text:p>0.050058194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092855" calcext:value-type="float">
            <text:p>7.092855</text:p>
          </table:table-cell>
          <table:table-cell office:value-type="float" office:value="6.5013081989" calcext:value-type="float">
            <text:p>6.5013081989</text:p>
          </table:table-cell>
          <table:table-cell table:formula="of:=POWER([.C835]-6.75;2)" office:value-type="float" office:value="0.0618476119343618" calcext:value-type="float">
            <text:p>0.061847611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207198" calcext:value-type="float">
            <text:p>7.207198</text:p>
          </table:table-cell>
          <table:table-cell office:value-type="float" office:value="6.4757128602" calcext:value-type="float">
            <text:p>6.4757128602</text:p>
          </table:table-cell>
          <table:table-cell table:formula="of:=POWER([.C836]-6.75;2)" office:value-type="float" office:value="0.0752334350596648" calcext:value-type="float">
            <text:p>0.0752334351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30664" calcext:value-type="float">
            <text:p>7.30664</text:p>
          </table:table-cell>
          <table:table-cell office:value-type="float" office:value="6.4495027742" calcext:value-type="float">
            <text:p>6.4495027742</text:p>
          </table:table-cell>
          <table:table-cell table:formula="of:=POWER([.C837]-6.75;2)" office:value-type="float" office:value="0.0902985827134962" calcext:value-type="float">
            <text:p>0.090298582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382494" calcext:value-type="float">
            <text:p>7.382494</text:p>
          </table:table-cell>
          <table:table-cell office:value-type="float" office:value="6.4227580538" calcext:value-type="float">
            <text:p>6.4227580538</text:p>
          </table:table-cell>
          <table:table-cell table:formula="of:=POWER([.C838]-6.75;2)" office:value-type="float" office:value="0.107087291352764" calcext:value-type="float">
            <text:p>0.107087291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428349" calcext:value-type="float">
            <text:p>7.428349</text:p>
          </table:table-cell>
          <table:table-cell office:value-type="float" office:value="6.3956055161" calcext:value-type="float">
            <text:p>6.3956055161</text:p>
          </table:table-cell>
          <table:table-cell table:formula="of:=POWER([.C839]-6.75;2)" office:value-type="float" office:value="0.125595450218747" calcext:value-type="float">
            <text:p>0.1255954502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440656" calcext:value-type="float">
            <text:p>7.440656</text:p>
          </table:table-cell>
          <table:table-cell office:value-type="float" office:value="6.5272987688" calcext:value-type="float">
            <text:p>6.5272987688</text:p>
          </table:table-cell>
          <table:table-cell table:formula="of:=POWER([.C840]-6.75;2)" office:value-type="float" office:value="0.049595838377996" calcext:value-type="float">
            <text:p>0.0495958384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419024" calcext:value-type="float">
            <text:p>7.419024</text:p>
          </table:table-cell>
          <table:table-cell office:value-type="float" office:value="6.5983791344" calcext:value-type="float">
            <text:p>6.5983791344</text:p>
          </table:table-cell>
          <table:table-cell table:formula="of:=POWER([.C841]-6.75;2)" office:value-type="float" office:value="0.0229888868852933" calcext:value-type="float">
            <text:p>0.0229888869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366207" calcext:value-type="float">
            <text:p>7.366207</text:p>
          </table:table-cell>
          <table:table-cell office:value-type="float" office:value="6.6397190538" calcext:value-type="float">
            <text:p>6.6397190538</text:p>
          </table:table-cell>
          <table:table-cell table:formula="of:=POWER([.C842]-6.75;2)" office:value-type="float" office:value="0.0121618870947672" calcext:value-type="float">
            <text:p>0.0121618871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287783" calcext:value-type="float">
            <text:p>7.287783</text:p>
          </table:table-cell>
          <table:table-cell office:value-type="float" office:value="6.6600490269" calcext:value-type="float">
            <text:p>6.6600490269</text:p>
          </table:table-cell>
          <table:table-cell table:formula="of:=POWER([.C843]-6.75;2)" office:value-type="float" office:value="0.00809117756163686" calcext:value-type="float">
            <text:p>0.008091177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191514" calcext:value-type="float">
            <text:p>7.191514</text:p>
          </table:table-cell>
          <table:table-cell office:value-type="float" office:value="6.6631815806" calcext:value-type="float">
            <text:p>6.6631815806</text:p>
          </table:table-cell>
          <table:table-cell table:formula="of:=POWER([.C844]-6.75;2)" office:value-type="float" office:value="0.00753743794711432" calcext:value-type="float">
            <text:p>0.0075374379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086437" calcext:value-type="float">
            <text:p>7.086437</text:p>
          </table:table-cell>
          <table:table-cell office:value-type="float" office:value="6.6510161828" calcext:value-type="float">
            <text:p>6.6510161828</text:p>
          </table:table-cell>
          <table:table-cell table:formula="of:=POWER([.C845]-6.75;2)" office:value-type="float" office:value="0.00979779606748296" calcext:value-type="float">
            <text:p>0.0097977961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981754" calcext:value-type="float">
            <text:p>6.981754</text:p>
          </table:table-cell>
          <table:table-cell office:value-type="float" office:value="6.6230195914" calcext:value-type="float">
            <text:p>6.6230195914</text:p>
          </table:table-cell>
          <table:table-cell table:formula="of:=POWER([.C846]-6.75;2)" office:value-type="float" office:value="0.0161240241682229" calcext:value-type="float">
            <text:p>0.0161240242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885654" calcext:value-type="float">
            <text:p>6.885654</text:p>
          </table:table-cell>
          <table:table-cell office:value-type="float" office:value="6.5955858118" calcext:value-type="float">
            <text:p>6.5955858118</text:p>
          </table:table-cell>
          <table:table-cell table:formula="of:=POWER([.C847]-6.75;2)" office:value-type="float" office:value="0.0238437415174649" calcext:value-type="float">
            <text:p>0.0238437415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04246" calcext:value-type="float">
            <text:p>6.804246</text:p>
          </table:table-cell>
          <table:table-cell office:value-type="float" office:value="6.5686686989" calcext:value-type="float">
            <text:p>6.5686686989</text:p>
          </table:table-cell>
          <table:table-cell table:formula="of:=POWER([.C848]-6.75;2)" office:value-type="float" office:value="0.0328810407586189" calcext:value-type="float">
            <text:p>0.032881040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40823" calcext:value-type="float">
            <text:p>6.740823</text:p>
          </table:table-cell>
          <table:table-cell office:value-type="float" office:value="6.5421892634" calcext:value-type="float">
            <text:p>6.5421892634</text:p>
          </table:table-cell>
          <table:table-cell table:formula="of:=POWER([.C849]-6.75;2)" office:value-type="float" office:value="0.0431853022462346" calcext:value-type="float">
            <text:p>0.0431853022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69562" calcext:value-type="float">
            <text:p>6.69562</text:p>
          </table:table-cell>
          <table:table-cell office:value-type="float" office:value="6.518996043" calcext:value-type="float">
            <text:p>6.518996043</text:p>
          </table:table-cell>
          <table:table-cell table:formula="of:=POWER([.C850]-6.75;2)" office:value-type="float" office:value="0.053362828149658" calcext:value-type="float">
            <text:p>0.0533628281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666115" calcext:value-type="float">
            <text:p>6.666115</text:p>
          </table:table-cell>
          <table:table-cell office:value-type="float" office:value="6.5023194892" calcext:value-type="float">
            <text:p>6.5023194892</text:p>
          </table:table-cell>
          <table:table-cell table:formula="of:=POWER([.C851]-6.75;2)" office:value-type="float" office:value="0.0613456354301491" calcext:value-type="float">
            <text:p>0.0613456354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647797" calcext:value-type="float">
            <text:p>6.647797</text:p>
          </table:table-cell>
          <table:table-cell office:value-type="float" office:value="6.4896034516" calcext:value-type="float">
            <text:p>6.4896034516</text:p>
          </table:table-cell>
          <table:table-cell table:formula="of:=POWER([.C852]-6.75;2)" office:value-type="float" office:value="0.0678063624186336" calcext:value-type="float">
            <text:p>0.0678063624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635208" calcext:value-type="float">
            <text:p>6.635208</text:p>
          </table:table-cell>
          <table:table-cell office:value-type="float" office:value="6.4789440806" calcext:value-type="float">
            <text:p>6.4789440806</text:p>
          </table:table-cell>
          <table:table-cell table:formula="of:=POWER([.C853]-6.75;2)" office:value-type="float" office:value="0.0734713114417794" calcext:value-type="float">
            <text:p>0.073471311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623006" calcext:value-type="float">
            <text:p>6.623006</text:p>
          </table:table-cell>
          <table:table-cell office:value-type="float" office:value="6.4687608172" calcext:value-type="float">
            <text:p>6.4687608172</text:p>
          </table:table-cell>
          <table:table-cell table:formula="of:=POWER([.C854]-6.75;2)" office:value-type="float" office:value="0.079095477942012" calcext:value-type="float">
            <text:p>0.079095477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606879" calcext:value-type="float">
            <text:p>6.606879</text:p>
          </table:table-cell>
          <table:table-cell office:value-type="float" office:value="6.4577543226" calcext:value-type="float">
            <text:p>6.4577543226</text:p>
          </table:table-cell>
          <table:table-cell table:formula="of:=POWER([.C855]-6.75;2)" office:value-type="float" office:value="0.0854075359589851" calcext:value-type="float">
            <text:p>0.085407536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584161" calcext:value-type="float">
            <text:p>6.584161</text:p>
          </table:table-cell>
          <table:table-cell office:value-type="float" office:value="6.4449218925" calcext:value-type="float">
            <text:p>6.4449218925</text:p>
          </table:table-cell>
          <table:table-cell table:formula="of:=POWER([.C856]-6.75;2)" office:value-type="float" office:value="0.0930726516757815" calcext:value-type="float">
            <text:p>0.0930726517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554125" calcext:value-type="float">
            <text:p>6.554125</text:p>
          </table:table-cell>
          <table:table-cell office:value-type="float" office:value="6.4296003925" calcext:value-type="float">
            <text:p>6.4296003925</text:p>
          </table:table-cell>
          <table:table-cell table:formula="of:=POWER([.C857]-6.75;2)" office:value-type="float" office:value="0.102655908486154" calcext:value-type="float">
            <text:p>0.1026559085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517965" calcext:value-type="float">
            <text:p>6.517965</text:p>
          </table:table-cell>
          <table:table-cell office:value-type="float" office:value="6.4115496559" calcext:value-type="float">
            <text:p>6.4115496559</text:p>
          </table:table-cell>
          <table:table-cell table:formula="of:=POWER([.C858]-6.75;2)" office:value-type="float" office:value="0.114548635421408" calcext:value-type="float">
            <text:p>0.1145486354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478503" calcext:value-type="float">
            <text:p>6.478503</text:p>
          </table:table-cell>
          <table:table-cell office:value-type="float" office:value="6.3911090108" calcext:value-type="float">
            <text:p>6.3911090108</text:p>
          </table:table-cell>
          <table:table-cell table:formula="of:=POWER([.C859]-6.75;2)" office:value-type="float" office:value="0.128802742128954" calcext:value-type="float">
            <text:p>0.128802742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439719" calcext:value-type="float">
            <text:p>6.439719</text:p>
          </table:table-cell>
          <table:table-cell office:value-type="float" office:value="6.3693948011" calcext:value-type="float">
            <text:p>6.3693948011</text:p>
          </table:table-cell>
          <table:table-cell table:formula="of:=POWER([.C860]-6.75;2)" office:value-type="float" office:value="0.144860317429708" calcext:value-type="float">
            <text:p>0.1448603174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406153" calcext:value-type="float">
            <text:p>6.406153</text:p>
          </table:table-cell>
          <table:table-cell office:value-type="float" office:value="6.3481835323" calcext:value-type="float">
            <text:p>6.3481835323</text:p>
          </table:table-cell>
          <table:table-cell table:formula="of:=POWER([.C861]-6.75;2)" office:value-type="float" office:value="0.161456473714905" calcext:value-type="float">
            <text:p>0.1614564737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382289" calcext:value-type="float">
            <text:p>6.382289</text:p>
          </table:table-cell>
          <table:table-cell office:value-type="float" office:value="6.3291514677" calcext:value-type="float">
            <text:p>6.3291514677</text:p>
          </table:table-cell>
          <table:table-cell table:formula="of:=POWER([.C862]-6.75;2)" office:value-type="float" office:value="0.177113487139064" calcext:value-type="float">
            <text:p>0.1771134871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371966" calcext:value-type="float">
            <text:p>6.371966</text:p>
          </table:table-cell>
          <table:table-cell office:value-type="float" office:value="6.3132654731" calcext:value-type="float">
            <text:p>6.3132654731</text:p>
          </table:table-cell>
          <table:table-cell table:formula="of:=POWER([.C863]-6.75;2)" office:value-type="float" office:value="0.190737046986566" calcext:value-type="float">
            <text:p>0.190737047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377887" calcext:value-type="float">
            <text:p>6.377887</text:p>
          </table:table-cell>
          <table:table-cell office:value-type="float" office:value="6.3008360645" calcext:value-type="float">
            <text:p>6.3008360645</text:p>
          </table:table-cell>
          <table:table-cell table:formula="of:=POWER([.C864]-6.75;2)" office:value-type="float" office:value="0.201748240953848" calcext:value-type="float">
            <text:p>0.201748241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401251" calcext:value-type="float">
            <text:p>6.401251</text:p>
          </table:table-cell>
          <table:table-cell office:value-type="float" office:value="6.2917628011" calcext:value-type="float">
            <text:p>6.2917628011</text:p>
          </table:table-cell>
          <table:table-cell table:formula="of:=POWER([.C865]-6.75;2)" office:value-type="float" office:value="0.209981330455718" calcext:value-type="float">
            <text:p>0.2099813305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441517" calcext:value-type="float">
            <text:p>6.441517</text:p>
          </table:table-cell>
          <table:table-cell office:value-type="float" office:value="6.2857094892" calcext:value-type="float">
            <text:p>6.2857094892</text:p>
          </table:table-cell>
          <table:table-cell table:formula="of:=POWER([.C866]-6.75;2)" office:value-type="float" office:value="0.215565678418925" calcext:value-type="float">
            <text:p>0.2155656784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496327" calcext:value-type="float">
            <text:p>6.496327</text:p>
          </table:table-cell>
          <table:table-cell office:value-type="float" office:value="6.2822073333" calcext:value-type="float">
            <text:p>6.2822073333</text:p>
          </table:table-cell>
          <table:table-cell table:formula="of:=POWER([.C867]-6.75;2)" office:value-type="float" office:value="0.218829979018298" calcext:value-type="float">
            <text:p>0.218829979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561585" calcext:value-type="float">
            <text:p>6.561585</text:p>
          </table:table-cell>
          <table:table-cell office:value-type="float" office:value="6.2807179677" calcext:value-type="float">
            <text:p>6.2807179677</text:p>
          </table:table-cell>
          <table:table-cell table:formula="of:=POWER([.C868]-6.75;2)" office:value-type="float" office:value="0.220225625839618" calcext:value-type="float">
            <text:p>0.2202256258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631703" calcext:value-type="float">
            <text:p>6.631703</text:p>
          </table:table-cell>
          <table:table-cell office:value-type="float" office:value="6.2806758333" calcext:value-type="float">
            <text:p>6.2806758333</text:p>
          </table:table-cell>
          <table:table-cell table:formula="of:=POWER([.C869]-6.75;2)" office:value-type="float" office:value="0.220265173448649" calcext:value-type="float">
            <text:p>0.2202651734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00046" calcext:value-type="float">
            <text:p>6.700046</text:p>
          </table:table-cell>
          <table:table-cell office:value-type="float" office:value="6.2815198978" calcext:value-type="float">
            <text:p>6.2815198978</text:p>
          </table:table-cell>
          <table:table-cell table:formula="of:=POWER([.C870]-6.75;2)" office:value-type="float" office:value="0.219473606157322" calcext:value-type="float">
            <text:p>0.219473606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59543" calcext:value-type="float">
            <text:p>6.759543</text:p>
          </table:table-cell>
          <table:table-cell office:value-type="float" office:value="6.2827200269" calcext:value-type="float">
            <text:p>6.2827200269</text:p>
          </table:table-cell>
          <table:table-cell table:formula="of:=POWER([.C871]-6.75;2)" office:value-type="float" office:value="0.218350573260337" calcext:value-type="float">
            <text:p>0.218350573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803441" calcext:value-type="float">
            <text:p>6.803441</text:p>
          </table:table-cell>
          <table:table-cell office:value-type="float" office:value="6.2838010538" calcext:value-type="float">
            <text:p>6.2838010538</text:p>
          </table:table-cell>
          <table:table-cell table:formula="of:=POWER([.C872]-6.75;2)" office:value-type="float" office:value="0.21734145743799" calcext:value-type="float">
            <text:p>0.2173414574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826134" calcext:value-type="float">
            <text:p>6.826134</text:p>
          </table:table-cell>
          <table:table-cell office:value-type="float" office:value="6.2843660376" calcext:value-type="float">
            <text:p>6.2843660376</text:p>
          </table:table-cell>
          <table:table-cell table:formula="of:=POWER([.C873]-6.75;2)" office:value-type="float" office:value="0.216814986940325" calcext:value-type="float">
            <text:p>0.2168149869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823965" calcext:value-type="float">
            <text:p>6.823965</text:p>
          </table:table-cell>
          <table:table-cell office:value-type="float" office:value="6.284119043" calcext:value-type="float">
            <text:p>6.284119043</text:p>
          </table:table-cell>
          <table:table-cell table:formula="of:=POWER([.C874]-6.75;2)" office:value-type="float" office:value="0.217045066095235" calcext:value-type="float">
            <text:p>0.2170450661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95894" calcext:value-type="float">
            <text:p>6.795894</text:p>
          </table:table-cell>
          <table:table-cell office:value-type="float" office:value="6.2828865" calcext:value-type="float">
            <text:p>6.2828865</text:p>
          </table:table-cell>
          <table:table-cell table:formula="of:=POWER([.C875]-6.75;2)" office:value-type="float" office:value="0.21819502188225" calcext:value-type="float">
            <text:p>0.218195021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43918" calcext:value-type="float">
            <text:p>6.743918</text:p>
          </table:table-cell>
          <table:table-cell office:value-type="float" office:value="6.280634543" calcext:value-type="float">
            <text:p>6.280634543</text:p>
          </table:table-cell>
          <table:table-cell table:formula="of:=POWER([.C876]-6.75;2)" office:value-type="float" office:value="0.220303932224819" calcext:value-type="float">
            <text:p>0.2203039322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673122" calcext:value-type="float">
            <text:p>6.673122</text:p>
          </table:table-cell>
          <table:table-cell office:value-type="float" office:value="6.2774775753" calcext:value-type="float">
            <text:p>6.2774775753</text:p>
          </table:table-cell>
          <table:table-cell table:formula="of:=POWER([.C877]-6.75;2)" office:value-type="float" office:value="0.223277441844367" calcext:value-type="float">
            <text:p>0.223277441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591274" calcext:value-type="float">
            <text:p>6.591274</text:p>
          </table:table-cell>
          <table:table-cell office:value-type="float" office:value="6.2736707097" calcext:value-type="float">
            <text:p>6.2736707097</text:p>
          </table:table-cell>
          <table:table-cell table:formula="of:=POWER([.C878]-6.75;2)" office:value-type="float" office:value="0.226889592797701" calcext:value-type="float">
            <text:p>0.2268895928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507916" calcext:value-type="float">
            <text:p>6.507916</text:p>
          </table:table-cell>
          <table:table-cell office:value-type="float" office:value="6.2695781667" calcext:value-type="float">
            <text:p>6.2695781667</text:p>
          </table:table-cell>
          <table:table-cell table:formula="of:=POWER([.C879]-6.75;2)" office:value-type="float" office:value="0.230805137911333" calcext:value-type="float">
            <text:p>0.2308051379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432999" calcext:value-type="float">
            <text:p>6.432999</text:p>
          </table:table-cell>
          <table:table-cell office:value-type="float" office:value="6.265614586" calcext:value-type="float">
            <text:p>6.265614586</text:p>
          </table:table-cell>
          <table:table-cell table:formula="of:=POWER([.C880]-6.75;2)" office:value-type="float" office:value="0.234629229295951" calcext:value-type="float">
            <text:p>0.2346292293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375252" calcext:value-type="float">
            <text:p>6.375252</text:p>
          </table:table-cell>
          <table:table-cell office:value-type="float" office:value="6.2621685699" calcext:value-type="float">
            <text:p>6.2621685699</text:p>
          </table:table-cell>
          <table:table-cell table:formula="of:=POWER([.C881]-6.75;2)" office:value-type="float" office:value="0.237979504193411" calcext:value-type="float">
            <text:p>0.2379795042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340629" calcext:value-type="float">
            <text:p>6.340629</text:p>
          </table:table-cell>
          <table:table-cell office:value-type="float" office:value="6.2595310968" calcext:value-type="float">
            <text:p>6.2595310968</text:p>
          </table:table-cell>
          <table:table-cell table:formula="of:=POWER([.C882]-6.75;2)" office:value-type="float" office:value="0.240559745006211" calcext:value-type="float">
            <text:p>0.24055974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331274" calcext:value-type="float">
            <text:p>6.331274</text:p>
          </table:table-cell>
          <table:table-cell office:value-type="float" office:value="6.2578533763" calcext:value-type="float">
            <text:p>6.2578533763</text:p>
          </table:table-cell>
          <table:table-cell table:formula="of:=POWER([.C883]-6.75;2)" office:value-type="float" office:value="0.242208299219309" calcext:value-type="float">
            <text:p>0.2422082992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345332" calcext:value-type="float">
            <text:p>6.345332</text:p>
          </table:table-cell>
          <table:table-cell office:value-type="float" office:value="6.2571455323" calcext:value-type="float">
            <text:p>6.2571455323</text:p>
          </table:table-cell>
          <table:table-cell table:formula="of:=POWER([.C884]-6.75;2)" office:value-type="float" office:value="0.24290552633185" calcext:value-type="float">
            <text:p>0.2429055263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377703" calcext:value-type="float">
            <text:p>6.377703</text:p>
          </table:table-cell>
          <table:table-cell office:value-type="float" office:value="6.2573100806" calcext:value-type="float">
            <text:p>6.2573100806</text:p>
          </table:table-cell>
          <table:table-cell table:formula="of:=POWER([.C885]-6.75;2)" office:value-type="float" office:value="0.242743356678379" calcext:value-type="float">
            <text:p>0.2427433567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421483" calcext:value-type="float">
            <text:p>6.421483</text:p>
          </table:table-cell>
          <table:table-cell office:value-type="float" office:value="6.2581941452" calcext:value-type="float">
            <text:p>6.2581941452</text:p>
          </table:table-cell>
          <table:table-cell table:formula="of:=POWER([.C886]-6.75;2)" office:value-type="float" office:value="0.241872998815559" calcext:value-type="float">
            <text:p>0.2418729988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469664" calcext:value-type="float">
            <text:p>6.469664</text:p>
          </table:table-cell>
          <table:table-cell office:value-type="float" office:value="6.2596440269" calcext:value-type="float">
            <text:p>6.2596440269</text:p>
          </table:table-cell>
          <table:table-cell table:formula="of:=POWER([.C887]-6.75;2)" office:value-type="float" office:value="0.240448980354848" calcext:value-type="float">
            <text:p>0.2404489804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516624" calcext:value-type="float">
            <text:p>6.516624</text:p>
          </table:table-cell>
          <table:table-cell office:value-type="float" office:value="6.261550172" calcext:value-type="float">
            <text:p>6.261550172</text:p>
          </table:table-cell>
          <table:table-cell table:formula="of:=POWER([.C888]-6.75;2)" office:value-type="float" office:value="0.23858323447323" calcext:value-type="float">
            <text:p>0.2385832345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559107" calcext:value-type="float">
            <text:p>6.559107</text:p>
          </table:table-cell>
          <table:table-cell office:value-type="float" office:value="6.2638753495" calcext:value-type="float">
            <text:p>6.2638753495</text:p>
          </table:table-cell>
          <table:table-cell table:formula="of:=POWER([.C889]-6.75;2)" office:value-type="float" office:value="0.236317175823747" calcext:value-type="float">
            <text:p>0.2363171758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596521" calcext:value-type="float">
            <text:p>6.596521</text:p>
          </table:table-cell>
          <table:table-cell office:value-type="float" office:value="6.2666625699" calcext:value-type="float">
            <text:p>6.2666625699</text:p>
          </table:table-cell>
          <table:table-cell table:formula="of:=POWER([.C890]-6.75;2)" office:value-type="float" office:value="0.233615071335672" calcext:value-type="float">
            <text:p>0.2336150713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630589" calcext:value-type="float">
            <text:p>6.630589</text:p>
          </table:table-cell>
          <table:table-cell office:value-type="float" office:value="6.270022414" calcext:value-type="float">
            <text:p>6.270022414</text:p>
          </table:table-cell>
          <table:table-cell table:formula="of:=POWER([.C891]-6.75;2)" office:value-type="float" office:value="0.230378483062388" calcext:value-type="float">
            <text:p>0.2303784831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664462" calcext:value-type="float">
            <text:p>6.664462</text:p>
          </table:table-cell>
          <table:table-cell office:value-type="float" office:value="6.2741026667" calcext:value-type="float">
            <text:p>6.2741026667</text:p>
          </table:table-cell>
          <table:table-cell table:formula="of:=POWER([.C892]-6.75;2)" office:value-type="float" office:value="0.226478271842051" calcext:value-type="float">
            <text:p>0.2264782718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01531" calcext:value-type="float">
            <text:p>6.701531</text:p>
          </table:table-cell>
          <table:table-cell office:value-type="float" office:value="6.2790470753" calcext:value-type="float">
            <text:p>6.2790470753</text:p>
          </table:table-cell>
          <table:table-cell table:formula="of:=POWER([.C893]-6.75;2)" office:value-type="float" office:value="0.221796657283484" calcext:value-type="float">
            <text:p>0.2217966573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744208" calcext:value-type="float">
            <text:p>6.744208</text:p>
          </table:table-cell>
          <table:table-cell office:value-type="float" office:value="6.2849526237" calcext:value-type="float">
            <text:p>6.2849526237</text:p>
          </table:table-cell>
          <table:table-cell table:formula="of:=POWER([.C894]-6.75;2)" office:value-type="float" office:value="0.216269062203514" calcext:value-type="float">
            <text:p>0.2162690622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793008" calcext:value-type="float">
            <text:p>6.793008</text:p>
          </table:table-cell>
          <table:table-cell office:value-type="float" office:value="6.2918347688" calcext:value-type="float">
            <text:p>6.2918347688</text:p>
          </table:table-cell>
          <table:table-cell table:formula="of:=POWER([.C895]-6.75;2)" office:value-type="float" office:value="0.209915379080549" calcext:value-type="float">
            <text:p>0.2099153791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84613" calcext:value-type="float">
            <text:p>6.84613</text:p>
          </table:table-cell>
          <table:table-cell office:value-type="float" office:value="6.2996066559" calcext:value-type="float">
            <text:p>6.2996066559</text:p>
          </table:table-cell>
          <table:table-cell table:formula="of:=POWER([.C896]-6.75;2)" office:value-type="float" office:value="0.202854164409581" calcext:value-type="float">
            <text:p>0.2028541644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899666" calcext:value-type="float">
            <text:p>6.899666</text:p>
          </table:table-cell>
          <table:table-cell office:value-type="float" office:value="6.3080737419" calcext:value-type="float">
            <text:p>6.3080737419</text:p>
          </table:table-cell>
          <table:table-cell table:formula="of:=POWER([.C897]-6.75;2)" office:value-type="float" office:value="0.195298817598268" calcext:value-type="float">
            <text:p>0.19529881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948349" calcext:value-type="float">
            <text:p>6.948349</text:p>
          </table:table-cell>
          <table:table-cell office:value-type="float" office:value="6.3169411129" calcext:value-type="float">
            <text:p>6.3169411129</text:p>
          </table:table-cell>
          <table:table-cell table:formula="of:=POWER([.C898]-6.75;2)" office:value-type="float" office:value="0.18753999969629" calcext:value-type="float">
            <text:p>0.1875399997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98664" calcext:value-type="float">
            <text:p>6.98664</text:p>
          </table:table-cell>
          <table:table-cell office:value-type="float" office:value="6.3258291398" calcext:value-type="float">
            <text:p>6.3258291398</text:p>
          </table:table-cell>
          <table:table-cell table:formula="of:=POWER([.C899]-6.75;2)" office:value-type="float" office:value="0.179920918642808" calcext:value-type="float">
            <text:p>0.1799209186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009896" calcext:value-type="float">
            <text:p>7.009896</text:p>
          </table:table-cell>
          <table:table-cell office:value-type="float" office:value="6.3342934086" calcext:value-type="float">
            <text:p>6.3342934086</text:p>
          </table:table-cell>
          <table:table-cell table:formula="of:=POWER([.C900]-6.75;2)" office:value-type="float" office:value="0.172811970133407" calcext:value-type="float">
            <text:p>0.172811970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015389" calcext:value-type="float">
            <text:p>7.015389</text:p>
          </table:table-cell>
          <table:table-cell office:value-type="float" office:value="6.3418463925" calcext:value-type="float">
            <text:p>6.3418463925</text:p>
          </table:table-cell>
          <table:table-cell table:formula="of:=POWER([.C901]-6.75;2)" office:value-type="float" office:value="0.166589367315264" calcext:value-type="float">
            <text:p>0.1665893673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002989" calcext:value-type="float">
            <text:p>7.002989</text:p>
          </table:table-cell>
          <table:table-cell office:value-type="float" office:value="6.3479800054" calcext:value-type="float">
            <text:p>6.3479800054</text:p>
          </table:table-cell>
          <table:table-cell table:formula="of:=POWER([.C902]-6.75;2)" office:value-type="float" office:value="0.161620076058184" calcext:value-type="float">
            <text:p>0.1616200761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75399" calcext:value-type="float">
            <text:p>6.975399</text:p>
          </table:table-cell>
          <table:table-cell office:value-type="float" office:value="6.3521898118" calcext:value-type="float">
            <text:p>6.3521898118</text:p>
          </table:table-cell>
          <table:table-cell table:formula="of:=POWER([.C903]-6.75;2)" office:value-type="float" office:value="0.15825294583572" calcext:value-type="float">
            <text:p>0.158252945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37882" calcext:value-type="float">
            <text:p>6.937882</text:p>
          </table:table-cell>
          <table:table-cell office:value-type="float" office:value="6.3540027151" calcext:value-type="float">
            <text:p>6.3540027151</text:p>
          </table:table-cell>
          <table:table-cell table:formula="of:=POWER([.C904]-6.75;2)" office:value-type="float" office:value="0.156813849648172" calcext:value-type="float">
            <text:p>0.1568138496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97473" calcext:value-type="float">
            <text:p>6.897473</text:p>
          </table:table-cell>
          <table:table-cell office:value-type="float" office:value="6.3530109785" calcext:value-type="float">
            <text:p>6.3530109785</text:p>
          </table:table-cell>
          <table:table-cell table:formula="of:=POWER([.C905]-6.75;2)" office:value-type="float" office:value="0.157600283191527" calcext:value-type="float">
            <text:p>0.1576002832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61767" calcext:value-type="float">
            <text:p>6.861767</text:p>
          </table:table-cell>
          <table:table-cell office:value-type="float" office:value="6.3489163925" calcext:value-type="float">
            <text:p>6.3489163925</text:p>
          </table:table-cell>
          <table:table-cell table:formula="of:=POWER([.C906]-6.75;2)" office:value-type="float" office:value="0.160868060205214" calcext:value-type="float">
            <text:p>0.1608680602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37443" calcext:value-type="float">
            <text:p>6.837443</text:p>
          </table:table-cell>
          <table:table-cell office:value-type="float" office:value="6.3415885215" calcext:value-type="float">
            <text:p>6.3415885215</text:p>
          </table:table-cell>
          <table:table-cell table:formula="of:=POWER([.C907]-6.75;2)" office:value-type="float" office:value="0.166799935770556" calcext:value-type="float">
            <text:p>0.166799935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828852" calcext:value-type="float">
            <text:p>6.828852</text:p>
          </table:table-cell>
          <table:table-cell office:value-type="float" office:value="6.3311385914" calcext:value-type="float">
            <text:p>6.3311385914</text:p>
          </table:table-cell>
          <table:table-cell table:formula="of:=POWER([.C908]-6.75;2)" office:value-type="float" office:value="0.175444879614376" calcext:value-type="float">
            <text:p>0.1754448796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837009" calcext:value-type="float">
            <text:p>6.837009</text:p>
          </table:table-cell>
          <table:table-cell office:value-type="float" office:value="6.317997914" calcext:value-type="float">
            <text:p>6.317997914</text:p>
          </table:table-cell>
          <table:table-cell table:formula="of:=POWER([.C909]-6.75;2)" office:value-type="float" office:value="0.186625802308351" calcext:value-type="float">
            <text:p>0.1866258023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859278" calcext:value-type="float">
            <text:p>6.859278</text:p>
          </table:table-cell>
          <table:table-cell office:value-type="float" office:value="6.3029566398" calcext:value-type="float">
            <text:p>6.3029566398</text:p>
          </table:table-cell>
          <table:table-cell table:formula="of:=POWER([.C910]-6.75;2)" office:value-type="float" office:value="0.199847765898907" calcext:value-type="float">
            <text:p>0.1998477659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889875" calcext:value-type="float">
            <text:p>6.889875</text:p>
          </table:table-cell>
          <table:table-cell office:value-type="float" office:value="6.287080086" calcext:value-type="float">
            <text:p>6.287080086</text:p>
          </table:table-cell>
          <table:table-cell table:formula="of:=POWER([.C911]-6.75;2)" office:value-type="float" office:value="0.214294846777768" calcext:value-type="float">
            <text:p>0.2142948468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921034" calcext:value-type="float">
            <text:p>6.921034</text:p>
          </table:table-cell>
          <table:table-cell office:value-type="float" office:value="6.2714689624" calcext:value-type="float">
            <text:p>6.2714689624</text:p>
          </table:table-cell>
          <table:table-cell table:formula="of:=POWER([.C912]-6.75;2)" office:value-type="float" office:value="0.228991953946532" calcext:value-type="float">
            <text:p>0.2289919539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944537" calcext:value-type="float">
            <text:p>6.944537</text:p>
          </table:table-cell>
          <table:table-cell office:value-type="float" office:value="6.2569972419" calcext:value-type="float">
            <text:p>6.2569972419</text:p>
          </table:table-cell>
          <table:table-cell table:formula="of:=POWER([.C913]-6.75;2)" office:value-type="float" office:value="0.243051719494207" calcext:value-type="float">
            <text:p>0.2430517195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53268" calcext:value-type="float">
            <text:p>6.953268</text:p>
          </table:table-cell>
          <table:table-cell office:value-type="float" office:value="6.2441984946" calcext:value-type="float">
            <text:p>6.2441984946</text:p>
          </table:table-cell>
          <table:table-cell table:formula="of:=POWER([.C914]-6.75;2)" office:value-type="float" office:value="0.255835162864906" calcext:value-type="float">
            <text:p>0.2558351629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942486" calcext:value-type="float">
            <text:p>6.942486</text:p>
          </table:table-cell>
          <table:table-cell office:value-type="float" office:value="6.2333022688" calcext:value-type="float">
            <text:p>6.2333022688</text:p>
          </table:table-cell>
          <table:table-cell table:formula="of:=POWER([.C915]-6.75;2)" office:value-type="float" office:value="0.266976545427227" calcext:value-type="float">
            <text:p>0.2669765454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910666" calcext:value-type="float">
            <text:p>6.910666</text:p>
          </table:table-cell>
          <table:table-cell office:value-type="float" office:value="6.2243248817" calcext:value-type="float">
            <text:p>6.2243248817</text:p>
          </table:table-cell>
          <table:table-cell table:formula="of:=POWER([.C916]-6.75;2)" office:value-type="float" office:value="0.276334329999719" calcext:value-type="float">
            <text:p>0.2763343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859804" calcext:value-type="float">
            <text:p>6.859804</text:p>
          </table:table-cell>
          <table:table-cell office:value-type="float" office:value="6.2171523602" calcext:value-type="float">
            <text:p>6.2171523602</text:p>
          </table:table-cell>
          <table:table-cell table:formula="of:=POWER([.C917]-6.75;2)" office:value-type="float" office:value="0.283926607240431" calcext:value-type="float">
            <text:p>0.2839266072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95166" calcext:value-type="float">
            <text:p>6.795166</text:p>
          </table:table-cell>
          <table:table-cell office:value-type="float" office:value="6.2115997043" calcext:value-type="float">
            <text:p>6.2115997043</text:p>
          </table:table-cell>
          <table:table-cell table:formula="of:=POWER([.C918]-6.75;2)" office:value-type="float" office:value="0.289874878409847" calcext:value-type="float">
            <text:p>0.2898748784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24502" calcext:value-type="float">
            <text:p>6.724502</text:p>
          </table:table-cell>
          <table:table-cell office:value-type="float" office:value="6.2074492366" calcext:value-type="float">
            <text:p>6.2074492366</text:p>
          </table:table-cell>
          <table:table-cell table:formula="of:=POWER([.C919]-6.75;2)" office:value-type="float" office:value="0.294361330865923" calcext:value-type="float">
            <text:p>0.2943613309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56772" calcext:value-type="float">
            <text:p>6.656772</text:p>
          </table:table-cell>
          <table:table-cell office:value-type="float" office:value="6.2044741935" calcext:value-type="float">
            <text:p>6.2044741935</text:p>
          </table:table-cell>
          <table:table-cell table:formula="of:=POWER([.C920]-6.75;2)" office:value-type="float" office:value="0.297598405557475" calcext:value-type="float">
            <text:p>0.2975984056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600543" calcext:value-type="float">
            <text:p>6.600543</text:p>
          </table:table-cell>
          <table:table-cell office:value-type="float" office:value="6.2024530054" calcext:value-type="float">
            <text:p>6.2024530054</text:p>
          </table:table-cell>
          <table:table-cell table:formula="of:=POWER([.C921]-6.75;2)" office:value-type="float" office:value="0.299807711295493" calcext:value-type="float">
            <text:p>0.2998077113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562316" calcext:value-type="float">
            <text:p>6.562316</text:p>
          </table:table-cell>
          <table:table-cell office:value-type="float" office:value="6.2011781774" calcext:value-type="float">
            <text:p>6.2011781774</text:p>
          </table:table-cell>
          <table:table-cell table:formula="of:=POWER([.C922]-6.75;2)" office:value-type="float" office:value="0.301205392961986" calcext:value-type="float">
            <text:p>0.301205393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545154" calcext:value-type="float">
            <text:p>6.545154</text:p>
          </table:table-cell>
          <table:table-cell office:value-type="float" office:value="6.2004625538" calcext:value-type="float">
            <text:p>6.2004625538</text:p>
          </table:table-cell>
          <table:table-cell table:formula="of:=POWER([.C923]-6.75;2)" office:value-type="float" office:value="0.301991404776018" calcext:value-type="float">
            <text:p>0.3019914048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547992" calcext:value-type="float">
            <text:p>6.547992</text:p>
          </table:table-cell>
          <table:table-cell office:value-type="float" office:value="6.2001444194" calcext:value-type="float">
            <text:p>6.2001444194</text:p>
          </table:table-cell>
          <table:table-cell table:formula="of:=POWER([.C924]-6.75;2)" office:value-type="float" office:value="0.302341159516963" calcext:value-type="float">
            <text:p>0.302341159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565828" calcext:value-type="float">
            <text:p>6.565828</text:p>
          </table:table-cell>
          <table:table-cell office:value-type="float" office:value="6.2000916559" calcext:value-type="float">
            <text:p>6.2000916559</text:p>
          </table:table-cell>
          <table:table-cell table:formula="of:=POWER([.C925]-6.75;2)" office:value-type="float" office:value="0.302399186910804" calcext:value-type="float">
            <text:p>0.3023991869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590777" calcext:value-type="float">
            <text:p>6.590777</text:p>
          </table:table-cell>
          <table:table-cell office:value-type="float" office:value="6.2002044462" calcext:value-type="float">
            <text:p>6.2002044462</text:p>
          </table:table-cell>
          <table:table-cell table:formula="of:=POWER([.C926]-6.75;2)" office:value-type="float" office:value="0.302275150978249" calcext:value-type="float">
            <text:p>0.302275151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613691" calcext:value-type="float">
            <text:p>6.613691</text:p>
          </table:table-cell>
          <table:table-cell office:value-type="float" office:value="6.2004157688" calcext:value-type="float">
            <text:p>6.2004157688</text:p>
          </table:table-cell>
          <table:table-cell table:formula="of:=POWER([.C927]-6.75;2)" office:value-type="float" office:value="0.302042827183695" calcext:value-type="float">
            <text:p>0.3020428272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625963" calcext:value-type="float">
            <text:p>6.625963</text:p>
          </table:table-cell>
          <table:table-cell office:value-type="float" office:value="6.2006892473" calcext:value-type="float">
            <text:p>6.2006892473</text:p>
          </table:table-cell>
          <table:table-cell table:formula="of:=POWER([.C928]-6.75;2)" office:value-type="float" office:value="0.301742303031841" calcext:value-type="float">
            <text:p>0.301742303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621156" calcext:value-type="float">
            <text:p>6.621156</text:p>
          </table:table-cell>
          <table:table-cell office:value-type="float" office:value="6.2010146075" calcext:value-type="float">
            <text:p>6.2010146075</text:p>
          </table:table-cell>
          <table:table-cell table:formula="of:=POWER([.C929]-6.75;2)" office:value-type="float" office:value="0.301384961178379" calcext:value-type="float">
            <text:p>0.3013849612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596227" calcext:value-type="float">
            <text:p>6.596227</text:p>
          </table:table-cell>
          <table:table-cell office:value-type="float" office:value="6.2014013871" calcext:value-type="float">
            <text:p>6.2014013871</text:p>
          </table:table-cell>
          <table:table-cell table:formula="of:=POWER([.C930]-6.75;2)" office:value-type="float" office:value="0.300960438075804" calcext:value-type="float">
            <text:p>0.300960438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52197" calcext:value-type="float">
            <text:p>6.552197</text:p>
          </table:table-cell>
          <table:table-cell office:value-type="float" office:value="6.2018715591" calcext:value-type="float">
            <text:p>6.2018715591</text:p>
          </table:table-cell>
          <table:table-cell table:formula="of:=POWER([.C931]-6.75;2)" office:value-type="float" office:value="0.300444787723465" calcext:value-type="float">
            <text:p>0.3004447877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494216" calcext:value-type="float">
            <text:p>6.494216</text:p>
          </table:table-cell>
          <table:table-cell office:value-type="float" office:value="6.202451828" calcext:value-type="float">
            <text:p>6.202451828</text:p>
          </table:table-cell>
          <table:table-cell table:formula="of:=POWER([.C932]-6.75;2)" office:value-type="float" office:value="0.299809000660541" calcext:value-type="float">
            <text:p>0.2998090007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430962" calcext:value-type="float">
            <text:p>6.430962</text:p>
          </table:table-cell>
          <table:table-cell office:value-type="float" office:value="6.2031659677" calcext:value-type="float">
            <text:p>6.2031659677</text:p>
          </table:table-cell>
          <table:table-cell table:formula="of:=POWER([.C933]-6.75;2)" office:value-type="float" office:value="0.299027458881477" calcext:value-type="float">
            <text:p>0.2990274589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373382" calcext:value-type="float">
            <text:p>6.373382</text:p>
          </table:table-cell>
          <table:table-cell office:value-type="float" office:value="6.2040276129" calcext:value-type="float">
            <text:p>6.2040276129</text:p>
          </table:table-cell>
          <table:table-cell table:formula="of:=POWER([.C934]-6.75;2)" office:value-type="float" office:value="0.298085847475672" calcext:value-type="float">
            <text:p>0.2980858475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332842" calcext:value-type="float">
            <text:p>6.332842</text:p>
          </table:table-cell>
          <table:table-cell office:value-type="float" office:value="6.2050340538" calcext:value-type="float">
            <text:p>6.2050340538</text:p>
          </table:table-cell>
          <table:table-cell table:formula="of:=POWER([.C935]-6.75;2)" office:value-type="float" office:value="0.296987882517661" calcext:value-type="float">
            <text:p>0.2969878825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318942" calcext:value-type="float">
            <text:p>6.318942</text:p>
          </table:table-cell>
          <table:table-cell office:value-type="float" office:value="6.2061618548" calcext:value-type="float">
            <text:p>6.2061618548</text:p>
          </table:table-cell>
          <table:table-cell table:formula="of:=POWER([.C936]-6.75;2)" office:value-type="float" office:value="0.295759928174576" calcext:value-type="float">
            <text:p>0.2957599282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337438" calcext:value-type="float">
            <text:p>6.337438</text:p>
          </table:table-cell>
          <table:table-cell office:value-type="float" office:value="6.2073654677" calcext:value-type="float">
            <text:p>6.2073654677</text:p>
          </table:table-cell>
          <table:table-cell table:formula="of:=POWER([.C937]-6.75;2)" office:value-type="float" office:value="0.29445223564444" calcext:value-type="float">
            <text:p>0.294452235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388815" calcext:value-type="float">
            <text:p>6.388815</text:p>
          </table:table-cell>
          <table:table-cell office:value-type="float" office:value="6.2085797957" calcext:value-type="float">
            <text:p>6.2085797957</text:p>
          </table:table-cell>
          <table:table-cell table:formula="of:=POWER([.C938]-6.75;2)" office:value-type="float" office:value="0.293135837624253" calcext:value-type="float">
            <text:p>0.2931358376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467928" calcext:value-type="float">
            <text:p>6.467928</text:p>
          </table:table-cell>
          <table:table-cell office:value-type="float" office:value="6.2097270484" calcext:value-type="float">
            <text:p>6.2097270484</text:p>
          </table:table-cell>
          <table:table-cell table:formula="of:=POWER([.C939]-6.75;2)" office:value-type="float" office:value="0.291894862230576" calcext:value-type="float">
            <text:p>0.2918948622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564773" calcext:value-type="float">
            <text:p>6.564773</text:p>
          </table:table-cell>
          <table:table-cell office:value-type="float" office:value="6.2107271344" calcext:value-type="float">
            <text:p>6.2107271344</text:p>
          </table:table-cell>
          <table:table-cell table:formula="of:=POWER([.C940]-6.75;2)" office:value-type="float" office:value="0.290815223572436" calcext:value-type="float">
            <text:p>0.2908152236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666066" calcext:value-type="float">
            <text:p>6.666066</text:p>
          </table:table-cell>
          <table:table-cell office:value-type="float" office:value="6.2115100914" calcext:value-type="float">
            <text:p>6.2115100914</text:p>
          </table:table-cell>
          <table:table-cell table:formula="of:=POWER([.C941]-6.75;2)" office:value-type="float" office:value="0.289971381664036" calcext:value-type="float">
            <text:p>0.289971381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57134" calcext:value-type="float">
            <text:p>6.757134</text:p>
          </table:table-cell>
          <table:table-cell office:value-type="float" office:value="6.2120289247" calcext:value-type="float">
            <text:p>6.2120289247</text:p>
          </table:table-cell>
          <table:table-cell table:formula="of:=POWER([.C942]-6.75;2)" office:value-type="float" office:value="0.289412877859438" calcext:value-type="float">
            <text:p>0.289412877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823709" calcext:value-type="float">
            <text:p>6.823709</text:p>
          </table:table-cell>
          <table:table-cell office:value-type="float" office:value="6.2122714946" calcext:value-type="float">
            <text:p>6.2122714946</text:p>
          </table:table-cell>
          <table:table-cell table:formula="of:=POWER([.C943]-6.75;2)" office:value-type="float" office:value="0.289151945519717" calcext:value-type="float">
            <text:p>0.2891519455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853386" calcext:value-type="float">
            <text:p>6.853386</text:p>
          </table:table-cell>
          <table:table-cell office:value-type="float" office:value="6.2122703172" calcext:value-type="float">
            <text:p>6.2122703172</text:p>
          </table:table-cell>
          <table:table-cell table:formula="of:=POWER([.C944]-6.75;2)" office:value-type="float" office:value="0.289153211764189" calcext:value-type="float">
            <text:p>0.2891532118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836723" calcext:value-type="float">
            <text:p>6.836723</text:p>
          </table:table-cell>
          <table:table-cell office:value-type="float" office:value="6.2121091452" calcext:value-type="float">
            <text:p>6.2121091452</text:p>
          </table:table-cell>
          <table:table-cell table:formula="of:=POWER([.C945]-6.75;2)" office:value-type="float" office:value="0.289326571677474" calcext:value-type="float">
            <text:p>0.2893265717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68055" calcext:value-type="float">
            <text:p>6.768055</text:p>
          </table:table-cell>
          <table:table-cell office:value-type="float" office:value="6.2119249516" calcext:value-type="float">
            <text:p>6.2119249516</text:p>
          </table:table-cell>
          <table:table-cell table:formula="of:=POWER([.C946]-6.75;2)" office:value-type="float" office:value="0.289524757710662" calcext:value-type="float">
            <text:p>0.2895247577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646094" calcext:value-type="float">
            <text:p>6.646094</text:p>
          </table:table-cell>
          <table:table-cell office:value-type="float" office:value="6.2119036075" calcext:value-type="float">
            <text:p>6.2119036075</text:p>
          </table:table-cell>
          <table:table-cell table:formula="of:=POWER([.C947]-6.75;2)" office:value-type="float" office:value="0.289547727621514" calcext:value-type="float">
            <text:p>0.2895477276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47439" calcext:value-type="float">
            <text:p>6.47439</text:p>
          </table:table-cell>
          <table:table-cell office:value-type="float" office:value="6.2122678333" calcext:value-type="float">
            <text:p>6.2122678333</text:p>
          </table:table-cell>
          <table:table-cell table:formula="of:=POWER([.C948]-6.75;2)" office:value-type="float" office:value="0.289155883103876" calcext:value-type="float">
            <text:p>0.2891558831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26164" calcext:value-type="float">
            <text:p>6.26164</text:p>
          </table:table-cell>
          <table:table-cell office:value-type="float" office:value="6.2132564785" calcext:value-type="float">
            <text:p>6.2132564785</text:p>
          </table:table-cell>
          <table:table-cell table:formula="of:=POWER([.C949]-6.75;2)" office:value-type="float" office:value="0.288093607872221" calcext:value-type="float">
            <text:p>0.288093607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021782" calcext:value-type="float">
            <text:p>6.021782</text:p>
          </table:table-cell>
          <table:table-cell office:value-type="float" office:value="6.2150955161" calcext:value-type="float">
            <text:p>6.2150955161</text:p>
          </table:table-cell>
          <table:table-cell table:formula="of:=POWER([.C950]-6.75;2)" office:value-type="float" office:value="0.286122806896325" calcext:value-type="float">
            <text:p>0.2861228069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773693" calcext:value-type="float">
            <text:p>5.773693</text:p>
          </table:table-cell>
          <table:table-cell office:value-type="float" office:value="6.2179628656" calcext:value-type="float">
            <text:p>6.2179628656</text:p>
          </table:table-cell>
          <table:table-cell table:formula="of:=POWER([.C951]-6.75;2)" office:value-type="float" office:value="0.283063512380564" calcext:value-type="float">
            <text:p>0.283063512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540148" calcext:value-type="float">
            <text:p>5.540148</text:p>
          </table:table-cell>
          <table:table-cell office:value-type="float" office:value="6.2219513387" calcext:value-type="float">
            <text:p>6.2219513387</text:p>
          </table:table-cell>
          <table:table-cell table:formula="of:=POWER([.C952]-6.75;2)" office:value-type="float" office:value="0.278835388700722" calcext:value-type="float">
            <text:p>0.2788353887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345664" calcext:value-type="float">
            <text:p>5.345664</text:p>
          </table:table-cell>
          <table:table-cell office:value-type="float" office:value="6.227036543" calcext:value-type="float">
            <text:p>6.227036543</text:p>
          </table:table-cell>
          <table:table-cell table:formula="of:=POWER([.C953]-6.75;2)" office:value-type="float" office:value="0.273490777357391" calcext:value-type="float">
            <text:p>0.2734907774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212943" calcext:value-type="float">
            <text:p>5.212943</text:p>
          </table:table-cell>
          <table:table-cell office:value-type="float" office:value="6.233058457" calcext:value-type="float">
            <text:p>6.233058457</text:p>
          </table:table-cell>
          <table:table-cell table:formula="of:=POWER([.C954]-6.75;2)" office:value-type="float" office:value="0.267228558879221" calcext:value-type="float">
            <text:p>0.2672285589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158395" calcext:value-type="float">
            <text:p>5.158395</text:p>
          </table:table-cell>
          <table:table-cell office:value-type="float" office:value="6.2397260161" calcext:value-type="float">
            <text:p>6.2397260161</text:p>
          </table:table-cell>
          <table:table-cell table:formula="of:=POWER([.C955]-6.75;2)" office:value-type="float" office:value="0.260379538645178" calcext:value-type="float">
            <text:p>0.2603795386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188251" calcext:value-type="float">
            <text:p>5.188251</text:p>
          </table:table-cell>
          <table:table-cell office:value-type="float" office:value="6.2466501935" calcext:value-type="float">
            <text:p>6.2466501935</text:p>
          </table:table-cell>
          <table:table-cell table:formula="of:=POWER([.C956]-6.75;2)" office:value-type="float" office:value="0.253361027703588" calcext:value-type="float">
            <text:p>0.2533610277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297266" calcext:value-type="float">
            <text:p>5.297266</text:p>
          </table:table-cell>
          <table:table-cell office:value-type="float" office:value="6.2534015538" calcext:value-type="float">
            <text:p>6.2534015538</text:p>
          </table:table-cell>
          <table:table-cell table:formula="of:=POWER([.C957]-6.75;2)" office:value-type="float" office:value="0.246610016768254" calcext:value-type="float">
            <text:p>0.2466100168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470802" calcext:value-type="float">
            <text:p>5.470802</text:p>
          </table:table-cell>
          <table:table-cell office:value-type="float" office:value="6.2595767473" calcext:value-type="float">
            <text:p>6.2595767473</text:p>
          </table:table-cell>
          <table:table-cell table:formula="of:=POWER([.C958]-6.75;2)" office:value-type="float" office:value="0.240514966788848" calcext:value-type="float">
            <text:p>0.240514966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689091" calcext:value-type="float">
            <text:p>5.689091</text:p>
          </table:table-cell>
          <table:table-cell office:value-type="float" office:value="6.2648538656" calcext:value-type="float">
            <text:p>6.2648538656</text:p>
          </table:table-cell>
          <table:table-cell table:formula="of:=POWER([.C959]-6.75;2)" office:value-type="float" office:value="0.235366771723263" calcext:value-type="float">
            <text:p>0.2353667717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93154" calcext:value-type="float">
            <text:p>5.93154</text:p>
          </table:table-cell>
          <table:table-cell office:value-type="float" office:value="6.2690232849" calcext:value-type="float">
            <text:p>6.2690232849</text:p>
          </table:table-cell>
          <table:table-cell table:formula="of:=POWER([.C960]-6.75;2)" office:value-type="float" office:value="0.231338600468386" calcext:value-type="float">
            <text:p>0.2313386005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179648" calcext:value-type="float">
            <text:p>6.179648</text:p>
          </table:table-cell>
          <table:table-cell office:value-type="float" office:value="6.2719928333" calcext:value-type="float">
            <text:p>6.2719928333</text:p>
          </table:table-cell>
          <table:table-cell table:formula="of:=POWER([.C961]-6.75;2)" office:value-type="float" office:value="0.228490851416562" calcext:value-type="float">
            <text:p>0.2284908514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418292" calcext:value-type="float">
            <text:p>6.418292</text:p>
          </table:table-cell>
          <table:table-cell office:value-type="float" office:value="6.2737745" calcext:value-type="float">
            <text:p>6.2737745</text:p>
          </table:table-cell>
          <table:table-cell table:formula="of:=POWER([.C962]-6.75;2)" office:value-type="float" office:value="0.22679072685025" calcext:value-type="float">
            <text:p>0.2267907269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35798" calcext:value-type="float">
            <text:p>6.635798</text:p>
          </table:table-cell>
          <table:table-cell office:value-type="float" office:value="6.2744620753" calcext:value-type="float">
            <text:p>6.2744620753</text:p>
          </table:table-cell>
          <table:table-cell table:formula="of:=POWER([.C963]-6.75;2)" office:value-type="float" office:value="0.226136317827983" calcext:value-type="float">
            <text:p>0.226136317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82335" calcext:value-type="float">
            <text:p>6.82335</text:p>
          </table:table-cell>
          <table:table-cell office:value-type="float" office:value="6.2742072903" calcext:value-type="float">
            <text:p>6.2742072903</text:p>
          </table:table-cell>
          <table:table-cell table:formula="of:=POWER([.C964]-6.75;2)" office:value-type="float" office:value="0.226378702603669" calcext:value-type="float">
            <text:p>0.2263787026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974179" calcext:value-type="float">
            <text:p>6.974179</text:p>
          </table:table-cell>
          <table:table-cell office:value-type="float" office:value="6.2731991452" calcext:value-type="float">
            <text:p>6.2731991452</text:p>
          </table:table-cell>
          <table:table-cell table:formula="of:=POWER([.C965]-6.75;2)" office:value-type="float" office:value="0.227339055138011" calcext:value-type="float">
            <text:p>0.2273390551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082843" calcext:value-type="float">
            <text:p>7.082843</text:p>
          </table:table-cell>
          <table:table-cell office:value-type="float" office:value="6.2716486882" calcext:value-type="float">
            <text:p>6.2716486882</text:p>
          </table:table-cell>
          <table:table-cell table:formula="of:=POWER([.C966]-6.75;2)" office:value-type="float" office:value="0.228819977500781" calcext:value-type="float">
            <text:p>0.2288199775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144746" calcext:value-type="float">
            <text:p>7.144746</text:p>
          </table:table-cell>
          <table:table-cell office:value-type="float" office:value="6.2697792688" calcext:value-type="float">
            <text:p>6.2697792688</text:p>
          </table:table-cell>
          <table:table-cell table:formula="of:=POWER([.C967]-6.75;2)" office:value-type="float" office:value="0.230611950674263" calcext:value-type="float">
            <text:p>0.2306119507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156023" calcext:value-type="float">
            <text:p>7.156023</text:p>
          </table:table-cell>
          <table:table-cell office:value-type="float" office:value="6.2678212312" calcext:value-type="float">
            <text:p>6.2678212312</text:p>
          </table:table-cell>
          <table:table-cell table:formula="of:=POWER([.C968]-6.75;2)" office:value-type="float" office:value="0.232496365081484" calcext:value-type="float">
            <text:p>0.232496365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113782" calcext:value-type="float">
            <text:p>7.113782</text:p>
          </table:table-cell>
          <table:table-cell office:value-type="float" office:value="6.2660088978" calcext:value-type="float">
            <text:p>6.2660088978</text:p>
          </table:table-cell>
          <table:table-cell table:formula="of:=POWER([.C969]-6.75;2)" office:value-type="float" office:value="0.234247387008771" calcext:value-type="float">
            <text:p>0.234247387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016685" calcext:value-type="float">
            <text:p>7.016685</text:p>
          </table:table-cell>
          <table:table-cell office:value-type="float" office:value="6.2645777419" calcext:value-type="float">
            <text:p>6.2645777419</text:p>
          </table:table-cell>
          <table:table-cell table:formula="of:=POWER([.C970]-6.75;2)" office:value-type="float" office:value="0.235634768658903" calcext:value-type="float">
            <text:p>0.2356347687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865805" calcext:value-type="float">
            <text:p>6.865805</text:p>
          </table:table-cell>
          <table:table-cell office:value-type="float" office:value="6.2637595699" calcext:value-type="float">
            <text:p>6.2637595699</text:p>
          </table:table-cell>
          <table:table-cell table:formula="of:=POWER([.C971]-6.75;2)" office:value-type="float" office:value="0.236429755863833" calcext:value-type="float">
            <text:p>0.2364297559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665667" calcext:value-type="float">
            <text:p>6.665667</text:p>
          </table:table-cell>
          <table:table-cell office:value-type="float" office:value="6.2637740914" calcext:value-type="float">
            <text:p>6.2637740914</text:p>
          </table:table-cell>
          <table:table-cell table:formula="of:=POWER([.C972]-6.75;2)" office:value-type="float" office:value="0.236415634193895" calcext:value-type="float">
            <text:p>0.2364156342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425391" calcext:value-type="float">
            <text:p>6.425391</text:p>
          </table:table-cell>
          <table:table-cell office:value-type="float" office:value="6.2648157366" calcext:value-type="float">
            <text:p>6.2648157366</text:p>
          </table:table-cell>
          <table:table-cell table:formula="of:=POWER([.C973]-6.75;2)" office:value-type="float" office:value="0.235403769451" calcext:value-type="float">
            <text:p>0.2354037695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159786" calcext:value-type="float">
            <text:p>6.159786</text:p>
          </table:table-cell>
          <table:table-cell office:value-type="float" office:value="6.2670349409" calcext:value-type="float">
            <text:p>6.2670349409</text:p>
          </table:table-cell>
          <table:table-cell table:formula="of:=POWER([.C974]-6.75;2)" office:value-type="float" office:value="0.233255248311466" calcext:value-type="float">
            <text:p>0.2332552483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890121" calcext:value-type="float">
            <text:p>5.890121</text:p>
          </table:table-cell>
          <table:table-cell office:value-type="float" office:value="6.2705138978" calcext:value-type="float">
            <text:p>6.2705138978</text:p>
          </table:table-cell>
          <table:table-cell table:formula="of:=POWER([.C975]-6.75;2)" office:value-type="float" office:value="0.229906922202949" calcext:value-type="float">
            <text:p>0.2299069222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644044" calcext:value-type="float">
            <text:p>5.644044</text:p>
          </table:table-cell>
          <table:table-cell office:value-type="float" office:value="6.275238" calcext:value-type="float">
            <text:p>6.275238</text:p>
          </table:table-cell>
          <table:table-cell table:formula="of:=POWER([.C976]-6.75;2)" office:value-type="float" office:value="0.225398956644" calcext:value-type="float">
            <text:p>0.2253989566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453693" calcext:value-type="float">
            <text:p>5.453693</text:p>
          </table:table-cell>
          <table:table-cell office:value-type="float" office:value="6.2810667688" calcext:value-type="float">
            <text:p>6.2810667688</text:p>
          </table:table-cell>
          <table:table-cell table:formula="of:=POWER([.C977]-6.75;2)" office:value-type="float" office:value="0.219898375323673" calcext:value-type="float">
            <text:p>0.2198983753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351029" calcext:value-type="float">
            <text:p>5.351029</text:p>
          </table:table-cell>
          <table:table-cell office:value-type="float" office:value="6.2877131344" calcext:value-type="float">
            <text:p>6.2877131344</text:p>
          </table:table-cell>
          <table:table-cell table:formula="of:=POWER([.C978]-6.75;2)" office:value-type="float" office:value="0.213709146106273" calcext:value-type="float">
            <text:p>0.2137091461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360451" calcext:value-type="float">
            <text:p>5.360451</text:p>
          </table:table-cell>
          <table:table-cell office:value-type="float" office:value="6.2947450108" calcext:value-type="float">
            <text:p>6.2947450108</text:p>
          </table:table-cell>
          <table:table-cell table:formula="of:=POWER([.C979]-6.75;2)" office:value-type="float" office:value="0.207257105191492" calcext:value-type="float">
            <text:p>0.207257105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491372" calcext:value-type="float">
            <text:p>5.491372</text:p>
          </table:table-cell>
          <table:table-cell office:value-type="float" office:value="6.3016231452" calcext:value-type="float">
            <text:p>6.3016231452</text:p>
          </table:table-cell>
          <table:table-cell table:formula="of:=POWER([.C980]-6.75;2)" office:value-type="float" office:value="0.20104180392034" calcext:value-type="float">
            <text:p>0.2010418039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735084" calcext:value-type="float">
            <text:p>5.735084</text:p>
          </table:table-cell>
          <table:table-cell office:value-type="float" office:value="6.3077751828" calcext:value-type="float">
            <text:p>6.3077751828</text:p>
          </table:table-cell>
          <table:table-cell table:formula="of:=POWER([.C981]-6.75;2)" office:value-type="float" office:value="0.195562788947573" calcext:value-type="float">
            <text:p>0.1955627889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067912" calcext:value-type="float">
            <text:p>6.067912</text:p>
          </table:table-cell>
          <table:table-cell office:value-type="float" office:value="6.3126833817" calcext:value-type="float">
            <text:p>6.3126833817</text:p>
          </table:table-cell>
          <table:table-cell table:formula="of:=POWER([.C982]-6.75;2)" office:value-type="float" office:value="0.191245824641348" calcext:value-type="float">
            <text:p>0.1912458246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458153" calcext:value-type="float">
            <text:p>6.458153</text:p>
          </table:table-cell>
          <table:table-cell office:value-type="float" office:value="6.3159533387" calcext:value-type="float">
            <text:p>6.3159533387</text:p>
          </table:table-cell>
          <table:table-cell table:formula="of:=POWER([.C983]-6.75;2)" office:value-type="float" office:value="0.188396504185677" calcext:value-type="float">
            <text:p>0.1883965042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87269" calcext:value-type="float">
            <text:p>6.87269</text:p>
          </table:table-cell>
          <table:table-cell office:value-type="float" office:value="6.3173451505" calcext:value-type="float">
            <text:p>6.3173451505</text:p>
          </table:table-cell>
          <table:table-cell table:formula="of:=POWER([.C984]-6.75;2)" office:value-type="float" office:value="0.187190218795868" calcext:value-type="float">
            <text:p>0.1871902188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281165" calcext:value-type="float">
            <text:p>7.281165</text:p>
          </table:table-cell>
          <table:table-cell office:value-type="float" office:value="6.3167706129" calcext:value-type="float">
            <text:p>6.3167706129</text:p>
          </table:table-cell>
          <table:table-cell table:formula="of:=POWER([.C985]-6.75;2)" office:value-type="float" office:value="0.187687701847042" calcext:value-type="float">
            <text:p>0.187687701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65782" calcext:value-type="float">
            <text:p>7.65782</text:p>
          </table:table-cell>
          <table:table-cell office:value-type="float" office:value="6.3142711559" calcext:value-type="float">
            <text:p>6.3142711559</text:p>
          </table:table-cell>
          <table:table-cell table:formula="of:=POWER([.C986]-6.75;2)" office:value-type="float" office:value="0.189859625580722" calcext:value-type="float">
            <text:p>0.189859625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981893" calcext:value-type="float">
            <text:p>7.981893</text:p>
          </table:table-cell>
          <table:table-cell office:value-type="float" office:value="6.3099901989" calcext:value-type="float">
            <text:p>6.3099901989</text:p>
          </table:table-cell>
          <table:table-cell table:formula="of:=POWER([.C987]-6.75;2)" office:value-type="float" office:value="0.193608625064062" calcext:value-type="float">
            <text:p>0.1936086251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237354" calcext:value-type="float">
            <text:p>8.237354</text:p>
          </table:table-cell>
          <table:table-cell office:value-type="float" office:value="6.3041480753" calcext:value-type="float">
            <text:p>6.3041480753</text:p>
          </table:table-cell>
          <table:table-cell table:formula="of:=POWER([.C988]-6.75;2)" office:value-type="float" office:value="0.198783938758695" calcext:value-type="float">
            <text:p>0.198783938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.412432" calcext:value-type="float">
            <text:p>8.412432</text:p>
          </table:table-cell>
          <table:table-cell office:value-type="float" office:value="6.2970228602" calcext:value-type="float">
            <text:p>6.2970228602</text:p>
          </table:table-cell>
          <table:table-cell table:formula="of:=POWER([.C989]-6.75;2)" office:value-type="float" office:value="0.205188289181389" calcext:value-type="float">
            <text:p>0.205188289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499126" calcext:value-type="float">
            <text:p>8.499126</text:p>
          </table:table-cell>
          <table:table-cell office:value-type="float" office:value="6.2889376075" calcext:value-type="float">
            <text:p>6.2889376075</text:p>
          </table:table-cell>
          <table:table-cell table:formula="of:=POWER([.C990]-6.75;2)" office:value-type="float" office:value="0.212578529777824" calcext:value-type="float">
            <text:p>0.2125785298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.492816" calcext:value-type="float">
            <text:p>8.492816</text:p>
          </table:table-cell>
          <table:table-cell office:value-type="float" office:value="6.2802529624" calcext:value-type="float">
            <text:p>6.2802529624</text:p>
          </table:table-cell>
          <table:table-cell table:formula="of:=POWER([.C991]-6.75;2)" office:value-type="float" office:value="0.220662279333976" calcext:value-type="float">
            <text:p>0.2206622793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391981" calcext:value-type="float">
            <text:p>8.391981</text:p>
          </table:table-cell>
          <table:table-cell office:value-type="float" office:value="6.2713632742" calcext:value-type="float">
            <text:p>6.2713632742</text:p>
          </table:table-cell>
          <table:table-cell table:formula="of:=POWER([.C992]-6.75;2)" office:value-type="float" office:value="0.229093115284545" calcext:value-type="float">
            <text:p>0.2290931153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.198076" calcext:value-type="float">
            <text:p>8.198076</text:p>
          </table:table-cell>
          <table:table-cell office:value-type="float" office:value="6.2626939247" calcext:value-type="float">
            <text:p>6.2626939247</text:p>
          </table:table-cell>
          <table:table-cell table:formula="of:=POWER([.C993]-6.75;2)" office:value-type="float" office:value="0.23746721102429" calcext:value-type="float">
            <text:p>0.237467211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915529" calcext:value-type="float">
            <text:p>7.915529</text:p>
          </table:table-cell>
          <table:table-cell office:value-type="float" office:value="6.2546971828" calcext:value-type="float">
            <text:p>6.2546971828</text:p>
          </table:table-cell>
          <table:table-cell table:formula="of:=POWER([.C994]-6.75;2)" office:value-type="float" office:value="0.245324880726256" calcext:value-type="float">
            <text:p>0.24532488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551892" calcext:value-type="float">
            <text:p>7.551892</text:p>
          </table:table-cell>
          <table:table-cell office:value-type="float" office:value="6.247844043" calcext:value-type="float">
            <text:p>6.247844043</text:p>
          </table:table-cell>
          <table:table-cell table:formula="of:=POWER([.C995]-6.75;2)" office:value-type="float" office:value="0.252160605150586" calcext:value-type="float">
            <text:p>0.2521606052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118131" calcext:value-type="float">
            <text:p>7.118131</text:p>
          </table:table-cell>
          <table:table-cell office:value-type="float" office:value="6.242609586" calcext:value-type="float">
            <text:p>6.242609586</text:p>
          </table:table-cell>
          <table:table-cell table:formula="of:=POWER([.C996]-6.75;2)" office:value-type="float" office:value="0.257445032219091" calcext:value-type="float">
            <text:p>0.2574450322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629099" calcext:value-type="float">
            <text:p>6.629099</text:p>
          </table:table-cell>
          <table:table-cell office:value-type="float" office:value="6.2394503011" calcext:value-type="float">
            <text:p>6.2394503011</text:p>
          </table:table-cell>
          <table:table-cell table:formula="of:=POWER([.C997]-6.75;2)" office:value-type="float" office:value="0.260660995046881" calcext:value-type="float">
            <text:p>0.260660995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104219" calcext:value-type="float">
            <text:p>6.104219</text:p>
          </table:table-cell>
          <table:table-cell office:value-type="float" office:value="6.2387726774" calcext:value-type="float">
            <text:p>6.2387726774</text:p>
          </table:table-cell>
          <table:table-cell table:formula="of:=POWER([.C998]-6.75;2)" office:value-type="float" office:value="0.261353375372764" calcext:value-type="float">
            <text:p>0.2613533754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568443" calcext:value-type="float">
            <text:p>5.568443</text:p>
          </table:table-cell>
          <table:table-cell office:value-type="float" office:value="6.2408937151" calcext:value-type="float">
            <text:p>6.2408937151</text:p>
          </table:table-cell>
          <table:table-cell table:formula="of:=POWER([.C999]-6.75;2)" office:value-type="float" office:value="0.25918920932468" calcext:value-type="float">
            <text:p>0.2591892093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053411" calcext:value-type="float">
            <text:p>5.053411</text:p>
          </table:table-cell>
          <table:table-cell office:value-type="float" office:value="6.2459947097" calcext:value-type="float">
            <text:p>6.2459947097</text:p>
          </table:table-cell>
          <table:table-cell table:formula="of:=POWER([.C1000]-6.75;2)" office:value-type="float" office:value="0.254021332650388" calcext:value-type="float">
            <text:p>0.25402133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598219" calcext:value-type="float">
            <text:p>4.598219</text:p>
          </table:table-cell>
          <table:table-cell office:value-type="float" office:value="6.2540704301" calcext:value-type="float">
            <text:p>6.2540704301</text:p>
          </table:table-cell>
          <table:table-cell table:formula="of:=POWER([.C1001]-6.75;2)" office:value-type="float" office:value="0.245946138301199" calcext:value-type="float">
            <text:p>0.2459461383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.247943" calcext:value-type="float">
            <text:p>4.247943</text:p>
          </table:table-cell>
          <table:table-cell office:value-type="float" office:value="6.2648783065" calcext:value-type="float">
            <text:p>6.2648783065</text:p>
          </table:table-cell>
          <table:table-cell table:formula="of:=POWER([.C1002]-6.75;2)" office:value-type="float" office:value="0.235343057504308" calcext:value-type="float">
            <text:p>0.2353430575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.046563" calcext:value-type="float">
            <text:p>4.046563</text:p>
          </table:table-cell>
          <table:table-cell office:value-type="float" office:value="6.2779009462" calcext:value-type="float">
            <text:p>6.2779009462</text:p>
          </table:table-cell>
          <table:table-cell table:formula="of:=POWER([.C1003]-6.75;2)" office:value-type="float" office:value="0.222877516598855" calcext:value-type="float">
            <text:p>0.2228775166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.02288" calcext:value-type="float">
            <text:p>4.02288</text:p>
          </table:table-cell>
          <table:table-cell office:value-type="float" office:value="6.2923519409" calcext:value-type="float">
            <text:p>6.2923519409</text:p>
          </table:table-cell>
          <table:table-cell table:formula="of:=POWER([.C1004]-6.75;2)" office:value-type="float" office:value="0.209441745997997" calcext:value-type="float">
            <text:p>0.209441746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.177154" calcext:value-type="float">
            <text:p>4.177154</text:p>
          </table:table-cell>
          <table:table-cell office:value-type="float" office:value="6.3072614516" calcext:value-type="float">
            <text:p>6.3072614516</text:p>
          </table:table-cell>
          <table:table-cell table:formula="of:=POWER([.C1005]-6.75;2)" office:value-type="float" office:value="0.196017422239339" calcext:value-type="float">
            <text:p>0.1960174222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.481544" calcext:value-type="float">
            <text:p>4.481544</text:p>
          </table:table-cell>
          <table:table-cell office:value-type="float" office:value="6.3216361398" calcext:value-type="float">
            <text:p>6.3216361398</text:p>
          </table:table-cell>
          <table:table-cell table:formula="of:=POWER([.C1006]-6.75;2)" office:value-type="float" office:value="0.183495596725445" calcext:value-type="float">
            <text:p>0.1834955967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.894047" calcext:value-type="float">
            <text:p>4.894047</text:p>
          </table:table-cell>
          <table:table-cell office:value-type="float" office:value="6.3346177151" calcext:value-type="float">
            <text:p>6.3346177151</text:p>
          </table:table-cell>
          <table:table-cell table:formula="of:=POWER([.C1007]-6.75;2)" office:value-type="float" office:value="0.172542442608745" calcext:value-type="float">
            <text:p>0.1725424426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5.372246" calcext:value-type="float">
            <text:p>5.372246</text:p>
          </table:table-cell>
          <table:table-cell office:value-type="float" office:value="6.3455662903" calcext:value-type="float">
            <text:p>6.3455662903</text:p>
          </table:table-cell>
          <table:table-cell table:formula="of:=POWER([.C1008]-6.75;2)" office:value-type="float" office:value="0.163566625541704" calcext:value-type="float">
            <text:p>0.1635666255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.878885" calcext:value-type="float">
            <text:p>5.878885</text:p>
          </table:table-cell>
          <table:table-cell office:value-type="float" office:value="6.3540688011" calcext:value-type="float">
            <text:p>6.3540688011</text:p>
          </table:table-cell>
          <table:table-cell table:formula="of:=POWER([.C1009]-6.75;2)" office:value-type="float" office:value="0.156761514262391" calcext:value-type="float">
            <text:p>0.156761514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6.381002" calcext:value-type="float">
            <text:p>6.381002</text:p>
          </table:table-cell>
          <table:table-cell office:value-type="float" office:value="6.3599159194" calcext:value-type="float">
            <text:p>6.3599159194</text:p>
          </table:table-cell>
          <table:table-cell table:formula="of:=POWER([.C1010]-6.75;2)" office:value-type="float" office:value="0.152165589937548" calcext:value-type="float">
            <text:p>0.1521655899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.846383" calcext:value-type="float">
            <text:p>6.846383</text:p>
          </table:table-cell>
          <table:table-cell office:value-type="float" office:value="6.3630819086" calcext:value-type="float">
            <text:p>6.3630819086</text:p>
          </table:table-cell>
          <table:table-cell table:formula="of:=POWER([.C1011]-6.75;2)" office:value-type="float" office:value="0.149705609452619" calcext:value-type="float">
            <text:p>0.1497056095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7.239314" calcext:value-type="float">
            <text:p>7.239314</text:p>
          </table:table-cell>
          <table:table-cell office:value-type="float" office:value="6.3637217796" calcext:value-type="float">
            <text:p>6.3637217796</text:p>
          </table:table-cell>
          <table:table-cell table:formula="of:=POWER([.C1012]-6.75;2)" office:value-type="float" office:value="0.149210863555391" calcext:value-type="float">
            <text:p>0.1492108636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7.515819" calcext:value-type="float">
            <text:p>7.515819</text:p>
          </table:table-cell>
          <table:table-cell office:value-type="float" office:value="6.3621896559" calcext:value-type="float">
            <text:p>6.3621896559</text:p>
          </table:table-cell>
          <table:table-cell table:formula="of:=POWER([.C1013]-6.75;2)" office:value-type="float" office:value="0.15039686299096" calcext:value-type="float">
            <text:p>0.15039686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.617205" calcext:value-type="float">
            <text:p>7.617205</text:p>
          </table:table-cell>
          <table:table-cell office:value-type="float" office:value="6.3590814624" calcext:value-type="float">
            <text:p>6.3590814624</text:p>
          </table:table-cell>
          <table:table-cell table:formula="of:=POWER([.C1014]-6.75;2)" office:value-type="float" office:value="0.152817303039323" calcext:value-type="float">
            <text:p>0.152817303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7.458196" calcext:value-type="float">
            <text:p>7.458196</text:p>
          </table:table-cell>
          <table:table-cell office:value-type="float" office:value="6.355311543" calcext:value-type="float">
            <text:p>6.355311543</text:p>
          </table:table-cell>
          <table:table-cell table:formula="of:=POWER([.C1015]-6.75;2)" office:value-type="float" office:value="0.155778978089041" calcext:value-type="float">
            <text:p>0.1557789781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6.897542" calcext:value-type="float">
            <text:p>6.897542</text:p>
          </table:table-cell>
          <table:table-cell office:value-type="float" office:value="6.3522529731" calcext:value-type="float">
            <text:p>6.3522529731</text:p>
          </table:table-cell>
          <table:table-cell table:formula="of:=POWER([.C1016]-6.75;2)" office:value-type="float" office:value="0.15820269740779" calcext:value-type="float">
            <text:p>0.1582026974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.634851" calcext:value-type="float">
            <text:p>5.634851</text:p>
          </table:table-cell>
          <table:table-cell office:value-type="float" office:value="6.3520366505" calcext:value-type="float">
            <text:p>6.3520366505</text:p>
          </table:table-cell>
          <table:table-cell table:formula="of:=POWER([.C1017]-6.75;2)" office:value-type="float" office:value="0.158374827545259" calcext:value-type="float">
            <text:p>0.1583748275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3584065161" calcext:value-type="float">
            <text:p>6.3584065161</text:p>
          </table:table-cell>
          <table:table-cell table:formula="of:=POWER([.C1018]-6.75;2)" office:value-type="float" office:value="0.15334545663294" calcext:value-type="float">
            <text:p>0.1533454566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3822997473" calcext:value-type="float">
            <text:p>6.3822997473</text:p>
          </table:table-cell>
          <table:table-cell table:formula="of:=POWER([.C1019]-6.75;2)" office:value-type="float" office:value="0.135203475835644" calcext:value-type="float">
            <text:p>0.1352034758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4059325215" calcext:value-type="float">
            <text:p>6.4059325215</text:p>
          </table:table-cell>
          <table:table-cell table:formula="of:=POWER([.C1020]-6.75;2)" office:value-type="float" office:value="0.118382429761348" calcext:value-type="float">
            <text:p>0.1183824298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4292868871" calcext:value-type="float">
            <text:p>6.4292868871</text:p>
          </table:table-cell>
          <table:table-cell table:formula="of:=POWER([.C1021]-6.75;2)" office:value-type="float" office:value="0.102856900786008" calcext:value-type="float">
            <text:p>0.1028569008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4523608925" calcext:value-type="float">
            <text:p>6.4523608925</text:p>
          </table:table-cell>
          <table:table-cell table:formula="of:=POWER([.C1022]-6.75;2)" office:value-type="float" office:value="0.0885890383133967" calcext:value-type="float">
            <text:p>0.0885890383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4751749194" calcext:value-type="float">
            <text:p>6.4751749194</text:p>
          </table:table-cell>
          <table:table-cell table:formula="of:=POWER([.C1023]-6.75;2)" office:value-type="float" office:value="0.0755288249267967" calcext:value-type="float">
            <text:p>0.075528824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.332122" calcext:value-type="float">
            <text:p>2.332122</text:p>
          </table:table-cell>
          <table:table-cell office:value-type="float" office:value="6.4977760215" calcext:value-type="float">
            <text:p>6.4977760215</text:p>
          </table:table-cell>
          <table:table-cell table:formula="of:=POWER([.C1024]-6.75;2)" office:value-type="float" office:value="0.0636169353303685" calcext:value-type="float">
            <text:p>0.0636169353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.923294" calcext:value-type="float">
            <text:p>31.923294</text:p>
          </table:table-cell>
          <table:table-cell office:value-type="float" office:value="6.5202385806" calcext:value-type="float">
            <text:p>6.5202385806</text:p>
          </table:table-cell>
          <table:table-cell table:formula="of:=POWER([.C1025]-6.75;2)" office:value-type="float" office:value="0.0527903098447027" calcext:value-type="float">
            <text:p>0.0527903098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0.661604" calcext:value-type="float">
            <text:p>20.661604</text:p>
          </table:table-cell>
          <table:table-cell office:value-type="float" office:value="6.3835678602" calcext:value-type="float">
            <text:p>6.3835678602</text:p>
          </table:table-cell>
          <table:table-cell table:formula="of:=POWER([.C1026]-6.75;2)" office:value-type="float" office:value="0.134272513078407" calcext:value-type="float">
            <text:p>0.134272513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5.108249" calcext:value-type="float">
            <text:p>15.108249</text:p>
          </table:table-cell>
          <table:table-cell office:value-type="float" office:value="6.3075146452" calcext:value-type="float">
            <text:p>6.3075146452</text:p>
          </table:table-cell>
          <table:table-cell table:formula="of:=POWER([.C1027]-6.75;2)" office:value-type="float" office:value="0.195793289212482" calcext:value-type="float">
            <text:p>0.1957932892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1.147582" calcext:value-type="float">
            <text:p>11.147582</text:p>
          </table:table-cell>
          <table:table-cell office:value-type="float" office:value="6.2615020484" calcext:value-type="float">
            <text:p>6.2615020484</text:p>
          </table:table-cell>
          <table:table-cell table:formula="of:=POWER([.C1028]-6.75;2)" office:value-type="float" office:value="0.238630248717396" calcext:value-type="float">
            <text:p>0.2386302487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.870438" calcext:value-type="float">
            <text:p>7.870438</text:p>
          </table:table-cell>
          <table:table-cell office:value-type="float" office:value="6.2370673333" calcext:value-type="float">
            <text:p>6.2370673333</text:p>
          </table:table-cell>
          <table:table-cell table:formula="of:=POWER([.C1029]-6.75;2)" office:value-type="float" office:value="0.263099920567973" calcext:value-type="float">
            <text:p>0.2630999206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.92875" calcext:value-type="float">
            <text:p>4.92875</text:p>
          </table:table-cell>
          <table:table-cell office:value-type="float" office:value="6.2306097634" calcext:value-type="float">
            <text:p>6.2306097634</text:p>
          </table:table-cell>
          <table:table-cell table:formula="of:=POWER([.C1030]-6.75;2)" office:value-type="float" office:value="0.269766217875404" calcext:value-type="float">
            <text:p>0.269766217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.879071" calcext:value-type="float">
            <text:p>1.879071</text:p>
          </table:table-cell>
          <table:table-cell office:value-type="float" office:value="6.2403647903" calcext:value-type="float">
            <text:p>6.2403647903</text:p>
          </table:table-cell>
          <table:table-cell table:formula="of:=POWER([.C1031]-6.75;2)" office:value-type="float" office:value="0.259728046965963" calcext:value-type="float">
            <text:p>0.259728047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.879071" calcext:value-type="float">
            <text:p>1.879071</text:p>
          </table:table-cell>
          <table:table-cell office:value-type="float" office:value="6.2669130699" calcext:value-type="float">
            <text:p>6.2669130699</text:p>
          </table:table-cell>
          <table:table-cell table:formula="of:=POWER([.C1032]-6.75;2)" office:value-type="float" office:value="0.233372982033442" calcext:value-type="float">
            <text:p>0.233372982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.879071" calcext:value-type="float">
            <text:p>1.879071</text:p>
          </table:table-cell>
          <table:table-cell office:value-type="float" office:value="6.2938215054" calcext:value-type="float">
            <text:p>6.2938215054</text:p>
          </table:table-cell>
          <table:table-cell table:formula="of:=POWER([.C1033]-6.75;2)" office:value-type="float" office:value="0.208098818935522" calcext:value-type="float">
            <text:p>0.2080988189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.879071" calcext:value-type="float">
            <text:p>1.879071</text:p>
          </table:table-cell>
          <table:table-cell office:value-type="float" office:value="6.3210228871" calcext:value-type="float">
            <text:p>6.3210228871</text:p>
          </table:table-cell>
          <table:table-cell table:formula="of:=POWER([.C1034]-6.75;2)" office:value-type="float" office:value="0.18402136339202" calcext:value-type="float">
            <text:p>0.1840213634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.426884" calcext:value-type="float">
            <text:p>2.426884</text:p>
          </table:table-cell>
          <table:table-cell office:value-type="float" office:value="6.3484299247" calcext:value-type="float">
            <text:p>6.3484299247</text:p>
          </table:table-cell>
          <table:table-cell table:formula="of:=POWER([.C1035]-6.75;2)" office:value-type="float" office:value="0.161258525376448" calcext:value-type="float">
            <text:p>0.1612585254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.593781" calcext:value-type="float">
            <text:p>3.593781</text:p>
          </table:table-cell>
          <table:table-cell office:value-type="float" office:value="6.3730017634" calcext:value-type="float">
            <text:p>6.3730017634</text:p>
          </table:table-cell>
          <table:table-cell table:formula="of:=POWER([.C1036]-6.75;2)" office:value-type="float" office:value="0.14212767039951" calcext:value-type="float">
            <text:p>0.1421276704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300932" calcext:value-type="float">
            <text:p>4.300932</text:p>
          </table:table-cell>
          <table:table-cell office:value-type="float" office:value="6.3913176129" calcext:value-type="float">
            <text:p>6.3913176129</text:p>
          </table:table-cell>
          <table:table-cell table:formula="of:=POWER([.C1037]-6.75;2)" office:value-type="float" office:value="0.128653054815754" calcext:value-type="float">
            <text:p>0.1286530548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.665154" calcext:value-type="float">
            <text:p>4.665154</text:p>
          </table:table-cell>
          <table:table-cell office:value-type="float" office:value="6.405769957" calcext:value-type="float">
            <text:p>6.405769957</text:p>
          </table:table-cell>
          <table:table-cell table:formula="of:=POWER([.C1038]-6.75;2)" office:value-type="float" office:value="0.118494322503782" calcext:value-type="float">
            <text:p>0.1184943225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.741121" calcext:value-type="float">
            <text:p>4.741121</text:p>
          </table:table-cell>
          <table:table-cell office:value-type="float" office:value="6.4181433925" calcext:value-type="float">
            <text:p>6.4181433925</text:p>
          </table:table-cell>
          <table:table-cell table:formula="of:=POWER([.C1039]-6.75;2)" office:value-type="float" office:value="0.110128807941409" calcext:value-type="float">
            <text:p>0.1101288079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.575798" calcext:value-type="float">
            <text:p>4.575798</text:p>
          </table:table-cell>
          <table:table-cell office:value-type="float" office:value="6.4299523387" calcext:value-type="float">
            <text:p>6.4299523387</text:p>
          </table:table-cell>
          <table:table-cell table:formula="of:=POWER([.C1040]-6.75;2)" office:value-type="float" office:value="0.1024305055036" calcext:value-type="float">
            <text:p>0.1024305055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.220047" calcext:value-type="float">
            <text:p>4.220047</text:p>
          </table:table-cell>
          <table:table-cell office:value-type="float" office:value="6.4424824892" calcext:value-type="float">
            <text:p>6.4424824892</text:p>
          </table:table-cell>
          <table:table-cell table:formula="of:=POWER([.C1041]-6.75;2)" office:value-type="float" office:value="0.0945670194486283" calcext:value-type="float">
            <text:p>0.0945670194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.734362" calcext:value-type="float">
            <text:p>3.734362</text:p>
          </table:table-cell>
          <table:table-cell office:value-type="float" office:value="6.4567667151" calcext:value-type="float">
            <text:p>6.4567667151</text:p>
          </table:table-cell>
          <table:table-cell table:formula="of:=POWER([.C1042]-6.75;2)" office:value-type="float" office:value="0.0859857593732448" calcext:value-type="float">
            <text:p>0.0859857594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.196688" calcext:value-type="float">
            <text:p>3.196688</text:p>
          </table:table-cell>
          <table:table-cell office:value-type="float" office:value="6.4735278763" calcext:value-type="float">
            <text:p>6.4735278763</text:p>
          </table:table-cell>
          <table:table-cell table:formula="of:=POWER([.C1043]-6.75;2)" office:value-type="float" office:value="0.0764368351831879" calcext:value-type="float">
            <text:p>0.0764368352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.716005" calcext:value-type="float">
            <text:p>2.716005</text:p>
          </table:table-cell>
          <table:table-cell office:value-type="float" office:value="6.4930784731" calcext:value-type="float">
            <text:p>6.4930784731</text:p>
          </table:table-cell>
          <table:table-cell table:formula="of:=POWER([.C1044]-6.75;2)" office:value-type="float" office:value="0.0660086709846276" calcext:value-type="float">
            <text:p>0.066008671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.43966" calcext:value-type="float">
            <text:p>2.43966</text:p>
          </table:table-cell>
          <table:table-cell office:value-type="float" office:value="6.515147457" calcext:value-type="float">
            <text:p>6.515147457</text:p>
          </table:table-cell>
          <table:table-cell table:formula="of:=POWER([.C1045]-6.75;2)" office:value-type="float" office:value="0.0551557169535667" calcext:value-type="float">
            <text:p>0.055155717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.494423" calcext:value-type="float">
            <text:p>2.494423</text:p>
          </table:table-cell>
          <table:table-cell office:value-type="float" office:value="6.5386688548" calcext:value-type="float">
            <text:p>6.5386688548</text:p>
          </table:table-cell>
          <table:table-cell table:formula="of:=POWER([.C1046]-6.75;2)" office:value-type="float" office:value="0.0446608529315435" calcext:value-type="float">
            <text:p>0.0446608529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.866189" calcext:value-type="float">
            <text:p>2.866189</text:p>
          </table:table-cell>
          <table:table-cell office:value-type="float" office:value="6.5618892742" calcext:value-type="float">
            <text:p>6.5618892742</text:p>
          </table:table-cell>
          <table:table-cell table:formula="of:=POWER([.C1047]-6.75;2)" office:value-type="float" office:value="0.0353856451610027" calcext:value-type="float">
            <text:p>0.0353856452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.427494" calcext:value-type="float">
            <text:p>3.427494</text:p>
          </table:table-cell>
          <table:table-cell office:value-type="float" office:value="6.5831243065" calcext:value-type="float">
            <text:p>6.5831243065</text:p>
          </table:table-cell>
          <table:table-cell table:formula="of:=POWER([.C1048]-6.75;2)" office:value-type="float" office:value="0.0278474970811059" calcext:value-type="float">
            <text:p>0.0278474971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.060096" calcext:value-type="float">
            <text:p>4.060096</text:p>
          </table:table-cell>
          <table:table-cell office:value-type="float" office:value="6.6013689086" calcext:value-type="float">
            <text:p>6.6013689086</text:p>
          </table:table-cell>
          <table:table-cell table:formula="of:=POWER([.C1049]-6.75;2)" office:value-type="float" office:value="0.0220912013307553" calcext:value-type="float">
            <text:p>0.0220912013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69026" calcext:value-type="float">
            <text:p>4.69026</text:p>
          </table:table-cell>
          <table:table-cell office:value-type="float" office:value="6.6162500054" calcext:value-type="float">
            <text:p>6.6162500054</text:p>
          </table:table-cell>
          <table:table-cell table:formula="of:=POWER([.C1050]-6.75;2)" office:value-type="float" office:value="0.0178890610555002" calcext:value-type="float">
            <text:p>0.0178890611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.275335" calcext:value-type="float">
            <text:p>5.275335</text:p>
          </table:table-cell>
          <table:table-cell office:value-type="float" office:value="6.6277898441" calcext:value-type="float">
            <text:p>6.6277898441</text:p>
          </table:table-cell>
          <table:table-cell table:formula="of:=POWER([.C1051]-6.75;2)" office:value-type="float" office:value="0.0149353222051022" calcext:value-type="float">
            <text:p>0.0149353222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5.790116" calcext:value-type="float">
            <text:p>5.790116</text:p>
          </table:table-cell>
          <table:table-cell office:value-type="float" office:value="6.636241172" calcext:value-type="float">
            <text:p>6.636241172</text:p>
          </table:table-cell>
          <table:table-cell table:formula="of:=POWER([.C1052]-6.75;2)" office:value-type="float" office:value="0.0129410709479336" calcext:value-type="float">
            <text:p>0.0129410709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219305" calcext:value-type="float">
            <text:p>6.219305</text:p>
          </table:table-cell>
          <table:table-cell office:value-type="float" office:value="6.641994828" calcext:value-type="float">
            <text:p>6.641994828</text:p>
          </table:table-cell>
          <table:table-cell table:formula="of:=POWER([.C1053]-6.75;2)" office:value-type="float" office:value="0.0116651171787497" calcext:value-type="float">
            <text:p>0.0116651172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6.553748" calcext:value-type="float">
            <text:p>6.553748</text:p>
          </table:table-cell>
          <table:table-cell office:value-type="float" office:value="6.6455266828" calcext:value-type="float">
            <text:p>6.6455266828</text:p>
          </table:table-cell>
          <table:table-cell table:formula="of:=POWER([.C1054]-6.75;2)" office:value-type="float" office:value="0.0109146740067718" calcext:value-type="float">
            <text:p>0.010914674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6.788699" calcext:value-type="float">
            <text:p>6.788699</text:p>
          </table:table-cell>
          <table:table-cell office:value-type="float" office:value="6.6473636935" calcext:value-type="float">
            <text:p>6.6473636935</text:p>
          </table:table-cell>
          <table:table-cell table:formula="of:=POWER([.C1055]-6.75;2)" office:value-type="float" office:value="0.0105342114119619" calcext:value-type="float">
            <text:p>0.010534211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6.92327" calcext:value-type="float">
            <text:p>6.92327</text:p>
          </table:table-cell>
          <table:table-cell office:value-type="float" office:value="6.6480584624" calcext:value-type="float">
            <text:p>6.6480584624</text:p>
          </table:table-cell>
          <table:table-cell table:formula="of:=POWER([.C1056]-6.75;2)" office:value-type="float" office:value="0.0103920770882522" calcext:value-type="float">
            <text:p>0.0103920771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.960614" calcext:value-type="float">
            <text:p>6.960614</text:p>
          </table:table-cell>
          <table:table-cell office:value-type="float" office:value="6.648166414" calcext:value-type="float">
            <text:p>6.648166414</text:p>
          </table:table-cell>
          <table:table-cell table:formula="of:=POWER([.C1057]-6.75;2)" office:value-type="float" office:value="0.0103700792376193" calcext:value-type="float">
            <text:p>0.0103700792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6.908528" calcext:value-type="float">
            <text:p>6.908528</text:p>
          </table:table-cell>
          <table:table-cell office:value-type="float" office:value="6.6482218763" calcext:value-type="float">
            <text:p>6.6482218763</text:p>
          </table:table-cell>
          <table:table-cell table:formula="of:=POWER([.C1058]-6.75;2)" office:value-type="float" office:value="0.0103587864638925" calcext:value-type="float">
            <text:p>0.0103587865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.780193" calcext:value-type="float">
            <text:p>6.780193</text:p>
          </table:table-cell>
          <table:table-cell office:value-type="float" office:value="6.648711043" calcext:value-type="float">
            <text:p>6.648711043</text:p>
          </table:table-cell>
          <table:table-cell table:formula="of:=POWER([.C1059]-6.75;2)" office:value-type="float" office:value="0.0102594528101477" calcext:value-type="float">
            <text:p>0.0102594528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6.594712" calcext:value-type="float">
            <text:p>6.594712</text:p>
          </table:table-cell>
          <table:table-cell office:value-type="float" office:value="6.6500409409" calcext:value-type="float">
            <text:p>6.6500409409</text:p>
          </table:table-cell>
          <table:table-cell table:formula="of:=POWER([.C1060]-6.75;2)" office:value-type="float" office:value="0.00999181349615723" calcext:value-type="float">
            <text:p>0.0099918135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.37703" calcext:value-type="float">
            <text:p>6.37703</text:p>
          </table:table-cell>
          <table:table-cell office:value-type="float" office:value="6.652505457" calcext:value-type="float">
            <text:p>6.652505457</text:p>
          </table:table-cell>
          <table:table-cell table:formula="of:=POWER([.C1061]-6.75;2)" office:value-type="float" office:value="0.00950518591477881" calcext:value-type="float">
            <text:p>0.0095051859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6.156722" calcext:value-type="float">
            <text:p>6.156722</text:p>
          </table:table-cell>
          <table:table-cell office:value-type="float" office:value="6.6562517151" calcext:value-type="float">
            <text:p>6.6562517151</text:p>
          </table:table-cell>
          <table:table-cell table:formula="of:=POWER([.C1062]-6.75;2)" office:value-type="float" office:value="0.00878874092169161" calcext:value-type="float">
            <text:p>0.0087887409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.965045" calcext:value-type="float">
            <text:p>5.965045</text:p>
          </table:table-cell>
          <table:table-cell office:value-type="float" office:value="6.6612531667" calcext:value-type="float">
            <text:p>6.6612531667</text:p>
          </table:table-cell>
          <table:table-cell table:formula="of:=POWER([.C1063]-6.75;2)" office:value-type="float" office:value="0.00787600042077801" calcext:value-type="float">
            <text:p>0.0078760004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5.830061" calcext:value-type="float">
            <text:p>5.830061</text:p>
          </table:table-cell>
          <table:table-cell office:value-type="float" office:value="6.667299371" calcext:value-type="float">
            <text:p>6.667299371</text:p>
          </table:table-cell>
          <table:table-cell table:formula="of:=POWER([.C1064]-6.75;2)" office:value-type="float" office:value="0.00683939403699558" calcext:value-type="float">
            <text:p>0.006839394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.77069" calcext:value-type="float">
            <text:p>5.77069</text:p>
          </table:table-cell>
          <table:table-cell office:value-type="float" office:value="6.6740136505" calcext:value-type="float">
            <text:p>6.6740136505</text:p>
          </table:table-cell>
          <table:table-cell table:formula="of:=POWER([.C1065]-6.75;2)" office:value-type="float" office:value="0.00577392531033614" calcext:value-type="float">
            <text:p>0.0057739253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5.79204" calcext:value-type="float">
            <text:p>5.79204</text:p>
          </table:table-cell>
          <table:table-cell office:value-type="float" office:value="6.6809051613" calcext:value-type="float">
            <text:p>6.6809051613</text:p>
          </table:table-cell>
          <table:table-cell table:formula="of:=POWER([.C1066]-6.75;2)" office:value-type="float" office:value="0.004774096734979" calcext:value-type="float">
            <text:p>0.0047740967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5.884682" calcext:value-type="float">
            <text:p>5.884682</text:p>
          </table:table-cell>
          <table:table-cell office:value-type="float" office:value="6.6874489839" calcext:value-type="float">
            <text:p>6.6874489839</text:p>
          </table:table-cell>
          <table:table-cell table:formula="of:=POWER([.C1067]-6.75;2)" office:value-type="float" office:value="0.00391262961514252" calcext:value-type="float">
            <text:p>0.0039126296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6.028573" calcext:value-type="float">
            <text:p>6.028573</text:p>
          </table:table-cell>
          <table:table-cell office:value-type="float" office:value="6.6931728978" calcext:value-type="float">
            <text:p>6.6931728978</text:p>
          </table:table-cell>
          <table:table-cell table:formula="of:=POWER([.C1068]-6.75;2)" office:value-type="float" office:value="0.00322931954444922" calcext:value-type="float">
            <text:p>0.0032293195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6.199615" calcext:value-type="float">
            <text:p>6.199615</text:p>
          </table:table-cell>
          <table:table-cell office:value-type="float" office:value="6.6977249946" calcext:value-type="float">
            <text:p>6.6977249946</text:p>
          </table:table-cell>
          <table:table-cell table:formula="of:=POWER([.C1069]-6.75;2)" office:value-type="float" office:value="0.00273267618957006" calcext:value-type="float">
            <text:p>0.0027326762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6.375938" calcext:value-type="float">
            <text:p>6.375938</text:p>
          </table:table-cell>
          <table:table-cell office:value-type="float" office:value="6.7009063118" calcext:value-type="float">
            <text:p>6.7009063118</text:p>
          </table:table-cell>
          <table:table-cell table:formula="of:=POWER([.C1070]-6.75;2)" office:value-type="float" office:value="0.00241019022107883" calcext:value-type="float">
            <text:p>0.0024101902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.542139" calcext:value-type="float">
            <text:p>6.542139</text:p>
          </table:table-cell>
          <table:table-cell office:value-type="float" office:value="6.7026679462" calcext:value-type="float">
            <text:p>6.7026679462</text:p>
          </table:table-cell>
          <table:table-cell table:formula="of:=POWER([.C1071]-6.75;2)" office:value-type="float" office:value="0.00224032331692609" calcext:value-type="float">
            <text:p>0.0022403233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6.691161" calcext:value-type="float">
            <text:p>6.691161</text:p>
          </table:table-cell>
          <table:table-cell office:value-type="float" office:value="6.7030812957" calcext:value-type="float">
            <text:p>6.7030812957</text:p>
          </table:table-cell>
          <table:table-cell table:formula="of:=POWER([.C1072]-6.75;2)" office:value-type="float" office:value="0.00220136481319087" calcext:value-type="float">
            <text:p>0.0022013648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.824207" calcext:value-type="float">
            <text:p>6.824207</text:p>
          </table:table-cell>
          <table:table-cell office:value-type="float" office:value="6.7022924946" calcext:value-type="float">
            <text:p>6.7022924946</text:p>
          </table:table-cell>
          <table:table-cell table:formula="of:=POWER([.C1073]-6.75;2)" office:value-type="float" office:value="0.00227600607149103" calcext:value-type="float">
            <text:p>0.002276006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6.949107" calcext:value-type="float">
            <text:p>6.949107</text:p>
          </table:table-cell>
          <table:table-cell office:value-type="float" office:value="6.7004710054" calcext:value-type="float">
            <text:p>6.7004710054</text:p>
          </table:table-cell>
          <table:table-cell table:formula="of:=POWER([.C1074]-6.75;2)" office:value-type="float" office:value="0.00245312130608684" calcext:value-type="float">
            <text:p>0.0024531213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7.07753" calcext:value-type="float">
            <text:p>7.07753</text:p>
          </table:table-cell>
          <table:table-cell office:value-type="float" office:value="6.6977617419" calcext:value-type="float">
            <text:p>6.6977617419</text:p>
          </table:table-cell>
          <table:table-cell table:formula="of:=POWER([.C1075]-6.75;2)" office:value-type="float" office:value="0.00272883560932222" calcext:value-type="float">
            <text:p>0.0027288356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.221452" calcext:value-type="float">
            <text:p>7.221452</text:p>
          </table:table-cell>
          <table:table-cell office:value-type="float" office:value="6.6942496559" calcext:value-type="float">
            <text:p>6.6942496559</text:p>
          </table:table-cell>
          <table:table-cell table:formula="of:=POWER([.C1076]-6.75;2)" office:value-type="float" office:value="0.00310810086726838" calcext:value-type="float">
            <text:p>0.0031081009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.389516" calcext:value-type="float">
            <text:p>7.389516</text:p>
          </table:table-cell>
          <table:table-cell office:value-type="float" office:value="6.6899443602" calcext:value-type="float">
            <text:p>6.6899443602</text:p>
          </table:table-cell>
          <table:table-cell table:formula="of:=POWER([.C1077]-6.75;2)" office:value-type="float" office:value="0.00360667987178732" calcext:value-type="float">
            <text:p>0.0036066799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7.584122" calcext:value-type="float">
            <text:p>7.584122</text:p>
          </table:table-cell>
          <table:table-cell office:value-type="float" office:value="6.6847886613" calcext:value-type="float">
            <text:p>6.6847886613</text:p>
          </table:table-cell>
          <table:table-cell table:formula="of:=POWER([.C1078]-6.75;2)" office:value-type="float" office:value="0.00425251869504614" calcext:value-type="float">
            <text:p>0.0042525187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.799963" calcext:value-type="float">
            <text:p>7.799963</text:p>
          </table:table-cell>
          <table:table-cell office:value-type="float" office:value="6.6786889731" calcext:value-type="float">
            <text:p>6.6786889731</text:p>
          </table:table-cell>
          <table:table-cell table:formula="of:=POWER([.C1079]-6.75;2)" office:value-type="float" office:value="0.00508526255753254" calcext:value-type="float">
            <text:p>0.0050852626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.024287" calcext:value-type="float">
            <text:p>8.024287</text:p>
          </table:table-cell>
          <table:table-cell office:value-type="float" office:value="6.6715599032" calcext:value-type="float">
            <text:p>6.6715599032</text:p>
          </table:table-cell>
          <table:table-cell table:formula="of:=POWER([.C1080]-6.75;2)" office:value-type="float" office:value="0.00615284878599331" calcext:value-type="float">
            <text:p>0.0061528488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.238579" calcext:value-type="float">
            <text:p>8.238579</text:p>
          </table:table-cell>
          <table:table-cell office:value-type="float" office:value="6.6633720591" calcext:value-type="float">
            <text:p>6.6633720591</text:p>
          </table:table-cell>
          <table:table-cell table:formula="of:=POWER([.C1081]-6.75;2)" office:value-type="float" office:value="0.00750440014457384" calcext:value-type="float">
            <text:p>0.0075044001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.421008" calcext:value-type="float">
            <text:p>8.421008</text:p>
          </table:table-cell>
          <table:table-cell office:value-type="float" office:value="6.6541927796" calcext:value-type="float">
            <text:p>6.6541927796</text:p>
          </table:table-cell>
          <table:table-cell table:formula="of:=POWER([.C1082]-6.75;2)" office:value-type="float" office:value="0.00917902348077422" calcext:value-type="float">
            <text:p>0.0091790235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8.548997" calcext:value-type="float">
            <text:p>8.548997</text:p>
          </table:table-cell>
          <table:table-cell office:value-type="float" office:value="6.6442126935" calcext:value-type="float">
            <text:p>6.6442126935</text:p>
          </table:table-cell>
          <table:table-cell table:formula="of:=POWER([.C1083]-6.75;2)" office:value-type="float" office:value="0.0111909542165249" calcext:value-type="float">
            <text:p>0.0111909542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.601522" calcext:value-type="float">
            <text:p>8.601522</text:p>
          </table:table-cell>
          <table:table-cell office:value-type="float" office:value="6.6337549677" calcext:value-type="float">
            <text:p>6.6337549677</text:p>
          </table:table-cell>
          <table:table-cell table:formula="of:=POWER([.C1084]-6.75;2)" office:value-type="float" office:value="0.0135129075344281" calcext:value-type="float">
            <text:p>0.0135129075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8.560994" calcext:value-type="float">
            <text:p>8.560994</text:p>
          </table:table-cell>
          <table:table-cell office:value-type="float" office:value="6.6232672634" calcext:value-type="float">
            <text:p>6.6232672634</text:p>
          </table:table-cell>
          <table:table-cell table:formula="of:=POWER([.C1085]-6.75;2)" office:value-type="float" office:value="0.016061186526125" calcext:value-type="float">
            <text:p>0.0160611865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.414751" calcext:value-type="float">
            <text:p>8.414751</text:p>
          </table:table-cell>
          <table:table-cell office:value-type="float" office:value="6.6132984892" calcext:value-type="float">
            <text:p>6.6132984892</text:p>
          </table:table-cell>
          <table:table-cell table:formula="of:=POWER([.C1086]-6.75;2)" office:value-type="float" office:value="0.0186873030550025" calcext:value-type="float">
            <text:p>0.0186873031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8.156241" calcext:value-type="float">
            <text:p>8.156241</text:p>
          </table:table-cell>
          <table:table-cell office:value-type="float" office:value="6.6044637796" calcext:value-type="float">
            <text:p>6.6044637796</text:p>
          </table:table-cell>
          <table:table-cell table:formula="of:=POWER([.C1087]-6.75;2)" office:value-type="float" office:value="0.0211807914483175" calcext:value-type="float">
            <text:p>0.0211807914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7.786013" calcext:value-type="float">
            <text:p>7.786013</text:p>
          </table:table-cell>
          <table:table-cell office:value-type="float" office:value="6.5974016022" calcext:value-type="float">
            <text:p>6.5974016022</text:p>
          </table:table-cell>
          <table:table-cell table:formula="of:=POWER([.C1088]-6.75;2)" office:value-type="float" office:value="0.0232862710111271" calcext:value-type="float">
            <text:p>0.023286271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7.312599" calcext:value-type="float">
            <text:p>7.312599</text:p>
          </table:table-cell>
          <table:table-cell office:value-type="float" office:value="6.5927266183" calcext:value-type="float">
            <text:p>6.5927266183</text:p>
          </table:table-cell>
          <table:table-cell table:formula="of:=POWER([.C1089]-6.75;2)" office:value-type="float" office:value="0.0247349165913538" calcext:value-type="float">
            <text:p>0.0247349166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6.753419" calcext:value-type="float">
            <text:p>6.753419</text:p>
          </table:table-cell>
          <table:table-cell office:value-type="float" office:value="6.590981086" calcext:value-type="float">
            <text:p>6.590981086</text:p>
          </table:table-cell>
          <table:table-cell table:formula="of:=POWER([.C1090]-6.75;2)" office:value-type="float" office:value="0.0252870150097393" calcext:value-type="float">
            <text:p>0.025287015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.13588" calcext:value-type="float">
            <text:p>6.13588</text:p>
          </table:table-cell>
          <table:table-cell office:value-type="float" office:value="6.5925858656" calcext:value-type="float">
            <text:p>6.5925858656</text:p>
          </table:table-cell>
          <table:table-cell table:formula="of:=POWER([.C1091]-6.75;2)" office:value-type="float" office:value="0.0247792097089012" calcext:value-type="float">
            <text:p>0.0247792097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5.498783" calcext:value-type="float">
            <text:p>5.498783</text:p>
          </table:table-cell>
          <table:table-cell office:value-type="float" office:value="6.5977901398" calcext:value-type="float">
            <text:p>6.5977901398</text:p>
          </table:table-cell>
          <table:table-cell table:formula="of:=POWER([.C1092]-6.75;2)" office:value-type="float" office:value="0.0231678415421036" calcext:value-type="float">
            <text:p>0.0231678415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.893756" calcext:value-type="float">
            <text:p>4.893756</text:p>
          </table:table-cell>
          <table:table-cell office:value-type="float" office:value="6.6066172796" calcext:value-type="float">
            <text:p>6.6066172796</text:p>
          </table:table-cell>
          <table:table-cell table:formula="of:=POWER([.C1093]-6.75;2)" office:value-type="float" office:value="0.0205586045093046" calcext:value-type="float">
            <text:p>0.0205586045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.384686" calcext:value-type="float">
            <text:p>4.384686</text:p>
          </table:table-cell>
          <table:table-cell office:value-type="float" office:value="6.6188053065" calcext:value-type="float">
            <text:p>6.6188053065</text:p>
          </table:table-cell>
          <table:table-cell table:formula="of:=POWER([.C1094]-6.75;2)" office:value-type="float" office:value="0.017212047602559" calcext:value-type="float">
            <text:p>0.0172120476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.039332" calcext:value-type="float">
            <text:p>4.039332</text:p>
          </table:table-cell>
          <table:table-cell office:value-type="float" office:value="6.6337508602" calcext:value-type="float">
            <text:p>6.6337508602</text:p>
          </table:table-cell>
          <table:table-cell table:formula="of:=POWER([.C1095]-6.75;2)" office:value-type="float" office:value="0.0135138625042399" calcext:value-type="float">
            <text:p>0.0135138625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.906239" calcext:value-type="float">
            <text:p>3.906239</text:p>
          </table:table-cell>
          <table:table-cell office:value-type="float" office:value="6.6504970591" calcext:value-type="float">
            <text:p>6.6504970591</text:p>
          </table:table-cell>
          <table:table-cell table:formula="of:=POWER([.C1096]-6.75;2)" office:value-type="float" office:value="0.00990083524774887" calcext:value-type="float">
            <text:p>0.0099008352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.986206" calcext:value-type="float">
            <text:p>3.986206</text:p>
          </table:table-cell>
          <table:table-cell office:value-type="float" office:value="6.6678429194" calcext:value-type="float">
            <text:p>6.6678429194</text:p>
          </table:table-cell>
          <table:table-cell table:formula="of:=POWER([.C1097]-6.75;2)" office:value-type="float" office:value="0.0067497858927149" calcext:value-type="float">
            <text:p>0.0067497859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.229294" calcext:value-type="float">
            <text:p>4.229294</text:p>
          </table:table-cell>
          <table:table-cell office:value-type="float" office:value="6.6846027527" calcext:value-type="float">
            <text:p>6.6846027527</text:p>
          </table:table-cell>
          <table:table-cell table:formula="of:=POWER([.C1098]-6.75;2)" office:value-type="float" office:value="0.00427679995441735" calcext:value-type="float">
            <text:p>0.0042768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.56397" calcext:value-type="float">
            <text:p>4.56397</text:p>
          </table:table-cell>
          <table:table-cell office:value-type="float" office:value="6.6998781613" calcext:value-type="float">
            <text:p>6.6998781613</text:p>
          </table:table-cell>
          <table:table-cell table:formula="of:=POWER([.C1099]-6.75;2)" office:value-type="float" office:value="0.00251219871466881" calcext:value-type="float">
            <text:p>0.0025121987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.92657" calcext:value-type="float">
            <text:p>4.92657</text:p>
          </table:table-cell>
          <table:table-cell office:value-type="float" office:value="6.7131705" calcext:value-type="float">
            <text:p>6.7131705</text:p>
          </table:table-cell>
          <table:table-cell table:formula="of:=POWER([.C1100]-6.75;2)" office:value-type="float" office:value="0.00135641207024997" calcext:value-type="float">
            <text:p>0.0013564121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.272692" calcext:value-type="float">
            <text:p>5.272692</text:p>
          </table:table-cell>
          <table:table-cell office:value-type="float" office:value="6.7243333065" calcext:value-type="float">
            <text:p>6.7243333065</text:p>
          </table:table-cell>
          <table:table-cell table:formula="of:=POWER([.C1101]-6.75;2)" office:value-type="float" office:value="0.000658779155222934" calcext:value-type="float">
            <text:p>0.0006587792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.576577" calcext:value-type="float">
            <text:p>5.576577</text:p>
          </table:table-cell>
          <table:table-cell office:value-type="float" office:value="6.7334633602" calcext:value-type="float">
            <text:p>6.7334633602</text:p>
          </table:table-cell>
          <table:table-cell table:formula="of:=POWER([.C1102]-6.75;2)" office:value-type="float" office:value="0.000273460455874943" calcext:value-type="float">
            <text:p>0.0002734605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.82701" calcext:value-type="float">
            <text:p>5.82701</text:p>
          </table:table-cell>
          <table:table-cell office:value-type="float" office:value="6.7407964194" calcext:value-type="float">
            <text:p>6.7407964194</text:p>
          </table:table-cell>
          <table:table-cell table:formula="of:=POWER([.C1103]-6.75;2)" office:value-type="float" office:value="0.0000847058958606869" calcext:value-type="float">
            <text:p>8.47058958606869E-005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6.023179" calcext:value-type="float">
            <text:p>6.023179</text:p>
          </table:table-cell>
          <table:table-cell office:value-type="float" office:value="6.7466272796" calcext:value-type="float">
            <text:p>6.7466272796</text:p>
          </table:table-cell>
          <table:table-cell table:formula="of:=POWER([.C1104]-6.75;2)" office:value-type="float" office:value="0.0000113752428965749" calcext:value-type="float">
            <text:p>1.13752428965749E-005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6.171144" calcext:value-type="float">
            <text:p>6.171144</text:p>
          </table:table-cell>
          <table:table-cell office:value-type="float" office:value="6.751254586" calcext:value-type="float">
            <text:p>6.751254586</text:p>
          </table:table-cell>
          <table:table-cell table:formula="of:=POWER([.C1105]-6.75;2)" office:value-type="float" office:value="0.00000157398603139587" calcext:value-type="float">
            <text:p>0.000001574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6.280831" calcext:value-type="float">
            <text:p>6.280831</text:p>
          </table:table-cell>
          <table:table-cell office:value-type="float" office:value="6.7549465645" calcext:value-type="float">
            <text:p>6.7549465645</text:p>
          </table:table-cell>
          <table:table-cell table:formula="of:=POWER([.C1106]-6.75;2)" office:value-type="float" office:value="0.00002446850035266" calcext:value-type="float">
            <text:p>2.446850035266E-005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6.363425" calcext:value-type="float">
            <text:p>6.363425</text:p>
          </table:table-cell>
          <table:table-cell office:value-type="float" office:value="6.7579237151" calcext:value-type="float">
            <text:p>6.7579237151</text:p>
          </table:table-cell>
          <table:table-cell table:formula="of:=POWER([.C1107]-6.75;2)" office:value-type="float" office:value="0.0000627852609859751" calcext:value-type="float">
            <text:p>6.27852609859751E-005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6.42921" calcext:value-type="float">
            <text:p>6.42921</text:p>
          </table:table-cell>
          <table:table-cell office:value-type="float" office:value="6.7603549086" calcext:value-type="float">
            <text:p>6.7603549086</text:p>
          </table:table-cell>
          <table:table-cell table:formula="of:=POWER([.C1108]-6.75;2)" office:value-type="float" office:value="0.000107224132114356" calcext:value-type="float">
            <text:p>0.000107224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6.485981" calcext:value-type="float">
            <text:p>6.485981</text:p>
          </table:table-cell>
          <table:table-cell office:value-type="float" office:value="6.7623632097" calcext:value-type="float">
            <text:p>6.7623632097</text:p>
          </table:table-cell>
          <table:table-cell table:formula="of:=POWER([.C1109]-6.75;2)" office:value-type="float" office:value="0.000152848954086178" calcext:value-type="float">
            <text:p>0.000152849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.538178" calcext:value-type="float">
            <text:p>6.538178</text:p>
          </table:table-cell>
          <table:table-cell office:value-type="float" office:value="6.7640375753" calcext:value-type="float">
            <text:p>6.7640375753</text:p>
          </table:table-cell>
          <table:table-cell table:formula="of:=POWER([.C1110]-6.75;2)" office:value-type="float" office:value="0.000197053520303162" calcext:value-type="float">
            <text:p>0.0001970535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.586807" calcext:value-type="float">
            <text:p>6.586807</text:p>
          </table:table-cell>
          <table:table-cell office:value-type="float" office:value="6.7654464839" calcext:value-type="float">
            <text:p>6.7654464839</text:p>
          </table:table-cell>
          <table:table-cell table:formula="of:=POWER([.C1111]-6.75;2)" office:value-type="float" office:value="0.000238593864872957" calcext:value-type="float">
            <text:p>0.0002385939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6.630083" calcext:value-type="float">
            <text:p>6.630083</text:p>
          </table:table-cell>
          <table:table-cell office:value-type="float" office:value="6.7666501398" calcext:value-type="float">
            <text:p>6.7666501398</text:p>
          </table:table-cell>
          <table:table-cell table:formula="of:=POWER([.C1112]-6.75;2)" office:value-type="float" office:value="0.000277227155359554" calcext:value-type="float">
            <text:p>0.0002772272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6.664558" calcext:value-type="float">
            <text:p>6.664558</text:p>
          </table:table-cell>
          <table:table-cell office:value-type="float" office:value="6.7677086828" calcext:value-type="float">
            <text:p>6.7677086828</text:p>
          </table:table-cell>
          <table:table-cell table:formula="of:=POWER([.C1113]-6.75;2)" office:value-type="float" office:value="0.000313597446511029" calcext:value-type="float">
            <text:p>0.0003135974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6.68648" calcext:value-type="float">
            <text:p>6.68648</text:p>
          </table:table-cell>
          <table:table-cell office:value-type="float" office:value="6.7686854301" calcext:value-type="float">
            <text:p>6.7686854301</text:p>
          </table:table-cell>
          <table:table-cell table:formula="of:=POWER([.C1114]-6.75;2)" office:value-type="float" office:value="0.000349145298021974" calcext:value-type="float">
            <text:p>0.0003491453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6.693097" calcext:value-type="float">
            <text:p>6.693097</text:p>
          </table:table-cell>
          <table:table-cell office:value-type="float" office:value="6.7696452312" calcext:value-type="float">
            <text:p>6.7696452312</text:p>
          </table:table-cell>
          <table:table-cell table:formula="of:=POWER([.C1115]-6.75;2)" office:value-type="float" office:value="0.00038593510890146" calcext:value-type="float">
            <text:p>0.0003859351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6.683679" calcext:value-type="float">
            <text:p>6.683679</text:p>
          </table:table-cell>
          <table:table-cell office:value-type="float" office:value="6.7706489194" calcext:value-type="float">
            <text:p>6.7706489194</text:p>
          </table:table-cell>
          <table:table-cell table:formula="of:=POWER([.C1116]-6.75;2)" office:value-type="float" office:value="0.000426377872387702" calcext:value-type="float">
            <text:p>0.0004263779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6.660127" calcext:value-type="float">
            <text:p>6.660127</text:p>
          </table:table-cell>
          <table:table-cell office:value-type="float" office:value="6.7717453925" calcext:value-type="float">
            <text:p>6.7717453925</text:p>
          </table:table-cell>
          <table:table-cell table:formula="of:=POWER([.C1117]-6.75;2)" office:value-type="float" office:value="0.000472862094979045" calcext:value-type="float">
            <text:p>0.0004728621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6.627046" calcext:value-type="float">
            <text:p>6.627046</text:p>
          </table:table-cell>
          <table:table-cell office:value-type="float" office:value="6.7729628871" calcext:value-type="float">
            <text:p>6.7729628871</text:p>
          </table:table-cell>
          <table:table-cell table:formula="of:=POWER([.C1118]-6.75;2)" office:value-type="float" office:value="0.000527294183967359" calcext:value-type="float">
            <text:p>0.000527294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6.591228" calcext:value-type="float">
            <text:p>6.591228</text:p>
          </table:table-cell>
          <table:table-cell office:value-type="float" office:value="6.7743013387" calcext:value-type="float">
            <text:p>6.7743013387</text:p>
          </table:table-cell>
          <table:table-cell table:formula="of:=POWER([.C1119]-6.75;2)" office:value-type="float" office:value="0.000590555062612115" calcext:value-type="float">
            <text:p>0.000590555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6.56058" calcext:value-type="float">
            <text:p>6.56058</text:p>
          </table:table-cell>
          <table:table-cell office:value-type="float" office:value="6.7757278548" calcext:value-type="float">
            <text:p>6.7757278548</text:p>
          </table:table-cell>
          <table:table-cell table:formula="of:=POWER([.C1120]-6.75;2)" office:value-type="float" office:value="0.000661922512609903" calcext:value-type="float">
            <text:p>0.0006619225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.542613" calcext:value-type="float">
            <text:p>6.542613</text:p>
          </table:table-cell>
          <table:table-cell office:value-type="float" office:value="6.7771773871" calcext:value-type="float">
            <text:p>6.7771773871</text:p>
          </table:table-cell>
          <table:table-cell table:formula="of:=POWER([.C1121]-6.75;2)" office:value-type="float" office:value="0.00073861036958325" calcext:value-type="float">
            <text:p>0.0007386104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6.542814" calcext:value-type="float">
            <text:p>6.542814</text:p>
          </table:table-cell>
          <table:table-cell office:value-type="float" office:value="6.7785601989" calcext:value-type="float">
            <text:p>6.7785601989</text:p>
          </table:table-cell>
          <table:table-cell table:formula="of:=POWER([.C1122]-6.75;2)" office:value-type="float" office:value="0.000815684961207571" calcext:value-type="float">
            <text:p>0.000815685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6.563303" calcext:value-type="float">
            <text:p>6.563303</text:p>
          </table:table-cell>
          <table:table-cell office:value-type="float" office:value="6.7797763333" calcext:value-type="float">
            <text:p>6.7797763333</text:p>
          </table:table-cell>
          <table:table-cell table:formula="of:=POWER([.C1123]-6.75;2)" office:value-type="float" office:value="0.000886630024792693" calcext:value-type="float">
            <text:p>0.00088663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6.602204" calcext:value-type="float">
            <text:p>6.602204</text:p>
          </table:table-cell>
          <table:table-cell office:value-type="float" office:value="6.7807353387" calcext:value-type="float">
            <text:p>6.7807353387</text:p>
          </table:table-cell>
          <table:table-cell table:formula="of:=POWER([.C1124]-6.75;2)" office:value-type="float" office:value="0.000944661045003691" calcext:value-type="float">
            <text:p>0.000944661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6.653944" calcext:value-type="float">
            <text:p>6.653944</text:p>
          </table:table-cell>
          <table:table-cell office:value-type="float" office:value="6.7813772043" calcext:value-type="float">
            <text:p>6.7813772043</text:p>
          </table:table-cell>
          <table:table-cell table:formula="of:=POWER([.C1125]-6.75;2)" office:value-type="float" office:value="0.000984528949683939" calcext:value-type="float">
            <text:p>0.0009845289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6.710403" calcext:value-type="float">
            <text:p>6.710403</text:p>
          </table:table-cell>
          <table:table-cell office:value-type="float" office:value="6.7816893387" calcext:value-type="float">
            <text:p>6.7816893387</text:p>
          </table:table-cell>
          <table:table-cell table:formula="of:=POWER([.C1126]-6.75;2)" office:value-type="float" office:value="0.0010042141872433" calcext:value-type="float">
            <text:p>0.0010042142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6.762569" calcext:value-type="float">
            <text:p>6.762569</text:p>
          </table:table-cell>
          <table:table-cell office:value-type="float" office:value="6.7817149086" calcext:value-type="float">
            <text:p>6.7817149086</text:p>
          </table:table-cell>
          <table:table-cell table:formula="of:=POWER([.C1127]-6.75;2)" office:value-type="float" office:value="0.00100583542750634" calcext:value-type="float">
            <text:p>0.0010058354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802252" calcext:value-type="float">
            <text:p>6.802252</text:p>
          </table:table-cell>
          <table:table-cell office:value-type="float" office:value="6.7815499086" calcext:value-type="float">
            <text:p>6.7815499086</text:p>
          </table:table-cell>
          <table:table-cell table:formula="of:=POWER([.C1128]-6.75;2)" office:value-type="float" office:value="0.000995396732668337" calcext:value-type="float">
            <text:p>0.0009953967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6.82349" calcext:value-type="float">
            <text:p>6.82349</text:p>
          </table:table-cell>
          <table:table-cell office:value-type="float" office:value="6.7813291344" calcext:value-type="float">
            <text:p>6.7813291344</text:p>
          </table:table-cell>
          <table:table-cell table:formula="of:=POWER([.C1129]-6.75;2)" office:value-type="float" office:value="0.000981514662253261" calcext:value-type="float">
            <text:p>0.0009815147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6.823408" calcext:value-type="float">
            <text:p>6.823408</text:p>
          </table:table-cell>
          <table:table-cell office:value-type="float" office:value="6.7812038011" calcext:value-type="float">
            <text:p>6.7812038011</text:p>
          </table:table-cell>
          <table:table-cell table:formula="of:=POWER([.C1130]-6.75;2)" office:value-type="float" office:value="0.000973677203088374" calcext:value-type="float">
            <text:p>0.0009736772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.802463" calcext:value-type="float">
            <text:p>6.802463</text:p>
          </table:table-cell>
          <table:table-cell office:value-type="float" office:value="6.7813152957" calcext:value-type="float">
            <text:p>6.7813152957</text:p>
          </table:table-cell>
          <table:table-cell table:formula="of:=POWER([.C1131]-6.75;2)" office:value-type="float" office:value="0.000980647744778426" calcext:value-type="float">
            <text:p>0.0009806477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6.764085" calcext:value-type="float">
            <text:p>6.764085</text:p>
          </table:table-cell>
          <table:table-cell office:value-type="float" office:value="6.7817700806" calcext:value-type="float">
            <text:p>6.7817700806</text:p>
          </table:table-cell>
          <table:table-cell table:formula="of:=POWER([.C1132]-6.75;2)" office:value-type="float" office:value="0.00100933802133052" calcext:value-type="float">
            <text:p>0.001009338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6.71384" calcext:value-type="float">
            <text:p>6.71384</text:p>
          </table:table-cell>
          <table:table-cell office:value-type="float" office:value="6.7826205753" calcext:value-type="float">
            <text:p>6.7826205753</text:p>
          </table:table-cell>
          <table:table-cell table:formula="of:=POWER([.C1133]-6.75;2)" office:value-type="float" office:value="0.00106410193290298" calcext:value-type="float">
            <text:p>0.0010641019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6.658278" calcext:value-type="float">
            <text:p>6.658278</text:p>
          </table:table-cell>
          <table:table-cell office:value-type="float" office:value="6.7838554785" calcext:value-type="float">
            <text:p>6.7838554785</text:p>
          </table:table-cell>
          <table:table-cell table:formula="of:=POWER([.C1134]-6.75;2)" office:value-type="float" office:value="0.00114619342446393" calcext:value-type="float">
            <text:p>0.0011461934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6.603701" calcext:value-type="float">
            <text:p>6.603701</text:p>
          </table:table-cell>
          <table:table-cell office:value-type="float" office:value="6.7854013602" calcext:value-type="float">
            <text:p>6.7854013602</text:p>
          </table:table-cell>
          <table:table-cell table:formula="of:=POWER([.C1135]-6.75;2)" office:value-type="float" office:value="0.00125325630401013" calcext:value-type="float">
            <text:p>0.001253256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555109" calcext:value-type="float">
            <text:p>6.555109</text:p>
          </table:table-cell>
          <table:table-cell office:value-type="float" office:value="6.7871352473" calcext:value-type="float">
            <text:p>6.7871352473</text:p>
          </table:table-cell>
          <table:table-cell table:formula="of:=POWER([.C1136]-6.75;2)" office:value-type="float" office:value="0.00137902659203217" calcext:value-type="float">
            <text:p>0.0013790266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6.515549" calcext:value-type="float">
            <text:p>6.515549</text:p>
          </table:table-cell>
          <table:table-cell office:value-type="float" office:value="6.7889058226" calcext:value-type="float">
            <text:p>6.7889058226</text:p>
          </table:table-cell>
          <table:table-cell table:formula="of:=POWER([.C1137]-6.75;2)" office:value-type="float" office:value="0.00151366303218269" calcext:value-type="float">
            <text:p>0.001513663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6.485996" calcext:value-type="float">
            <text:p>6.485996</text:p>
          </table:table-cell>
          <table:table-cell office:value-type="float" office:value="6.7905590484" calcext:value-type="float">
            <text:p>6.7905590484</text:p>
          </table:table-cell>
          <table:table-cell table:formula="of:=POWER([.C1138]-6.75;2)" office:value-type="float" office:value="0.00164503640711358" calcext:value-type="float">
            <text:p>0.0016450364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6.46574" calcext:value-type="float">
            <text:p>6.46574</text:p>
          </table:table-cell>
          <table:table-cell office:value-type="float" office:value="6.791963172" calcext:value-type="float">
            <text:p>6.791963172</text:p>
          </table:table-cell>
          <table:table-cell table:formula="of:=POWER([.C1139]-6.75;2)" office:value-type="float" office:value="0.00176090780430158" calcext:value-type="float">
            <text:p>0.001760907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6.453109" calcext:value-type="float">
            <text:p>6.453109</text:p>
          </table:table-cell>
          <table:table-cell office:value-type="float" office:value="6.7930281022" calcext:value-type="float">
            <text:p>6.7930281022</text:p>
          </table:table-cell>
          <table:table-cell table:formula="of:=POWER([.C1140]-6.75;2)" office:value-type="float" office:value="0.00185141757893365" calcext:value-type="float">
            <text:p>0.0018514176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.446292" calcext:value-type="float">
            <text:p>6.446292</text:p>
          </table:table-cell>
          <table:table-cell office:value-type="float" office:value="6.7937155054" calcext:value-type="float">
            <text:p>6.7937155054</text:p>
          </table:table-cell>
          <table:table-cell table:formula="of:=POWER([.C1141]-6.75;2)" office:value-type="float" office:value="0.00191104541237741" calcext:value-type="float">
            <text:p>0.0019110454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6.444004" calcext:value-type="float">
            <text:p>6.444004</text:p>
          </table:table-cell>
          <table:table-cell office:value-type="float" office:value="6.7940380538" calcext:value-type="float">
            <text:p>6.7940380538</text:p>
          </table:table-cell>
          <table:table-cell table:formula="of:=POWER([.C1142]-6.75;2)" office:value-type="float" office:value="0.00193935018249166" calcext:value-type="float">
            <text:p>0.0019393502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6.445852" calcext:value-type="float">
            <text:p>6.445852</text:p>
          </table:table-cell>
          <table:table-cell office:value-type="float" office:value="6.7940488925" calcext:value-type="float">
            <text:p>6.7940488925</text:p>
          </table:table-cell>
          <table:table-cell table:formula="of:=POWER([.C1143]-6.75;2)" office:value-type="float" office:value="0.00194030493047658" calcext:value-type="float">
            <text:p>0.0019403049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6.452346" calcext:value-type="float">
            <text:p>6.452346</text:p>
          </table:table-cell>
          <table:table-cell office:value-type="float" office:value="6.7938246075" calcext:value-type="float">
            <text:p>6.7938246075</text:p>
          </table:table-cell>
          <table:table-cell table:formula="of:=POWER([.C1144]-6.75;2)" office:value-type="float" office:value="0.00192059622252909" calcext:value-type="float">
            <text:p>0.0019205962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6.464603" calcext:value-type="float">
            <text:p>6.464603</text:p>
          </table:table-cell>
          <table:table-cell office:value-type="float" office:value="6.7934463226" calcext:value-type="float">
            <text:p>6.7934463226</text:p>
          </table:table-cell>
          <table:table-cell table:formula="of:=POWER([.C1145]-6.75;2)" office:value-type="float" office:value="0.0018875829474633" calcext:value-type="float">
            <text:p>0.0018875829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6.483876" calcext:value-type="float">
            <text:p>6.483876</text:p>
          </table:table-cell>
          <table:table-cell office:value-type="float" office:value="6.7929838441" calcext:value-type="float">
            <text:p>6.7929838441</text:p>
          </table:table-cell>
          <table:table-cell table:formula="of:=POWER([.C1146]-6.75;2)" office:value-type="float" office:value="0.00184761085361311" calcext:value-type="float">
            <text:p>0.0018476109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.511038" calcext:value-type="float">
            <text:p>6.511038</text:p>
          </table:table-cell>
          <table:table-cell office:value-type="float" office:value="6.7924862204" calcext:value-type="float">
            <text:p>6.7924862204</text:p>
          </table:table-cell>
          <table:table-cell table:formula="of:=POWER([.C1147]-6.75;2)" office:value-type="float" office:value="0.00180507892387736" calcext:value-type="float">
            <text:p>0.0018050789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546181" calcext:value-type="float">
            <text:p>6.546181</text:p>
          </table:table-cell>
          <table:table-cell office:value-type="float" office:value="6.791980172" calcext:value-type="float">
            <text:p>6.791980172</text:p>
          </table:table-cell>
          <table:table-cell table:formula="of:=POWER([.C1148]-6.75;2)" office:value-type="float" office:value="0.00176233484114956" calcext:value-type="float">
            <text:p>0.0017623348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6.588408" calcext:value-type="float">
            <text:p>6.588408</text:p>
          </table:table-cell>
          <table:table-cell office:value-type="float" office:value="6.7914752634" calcext:value-type="float">
            <text:p>6.7914752634</text:p>
          </table:table-cell>
          <table:table-cell table:formula="of:=POWER([.C1149]-6.75;2)" office:value-type="float" office:value="0.00172019747409936" calcext:value-type="float">
            <text:p>0.0017201975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6.635835" calcext:value-type="float">
            <text:p>6.635835</text:p>
          </table:table-cell>
          <table:table-cell office:value-type="float" office:value="6.790973086" calcext:value-type="float">
            <text:p>6.790973086</text:p>
          </table:table-cell>
          <table:table-cell table:formula="of:=POWER([.C1150]-6.75;2)" office:value-type="float" office:value="0.00167879377636341" calcext:value-type="float">
            <text:p>0.0016787938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.685794" calcext:value-type="float">
            <text:p>6.685794</text:p>
          </table:table-cell>
          <table:table-cell office:value-type="float" office:value="6.7904770484" calcext:value-type="float">
            <text:p>6.7904770484</text:p>
          </table:table-cell>
          <table:table-cell table:formula="of:=POWER([.C1151]-6.75;2)" office:value-type="float" office:value="0.00163839144717592" calcext:value-type="float">
            <text:p>0.0016383914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6.735131" calcext:value-type="float">
            <text:p>6.735131</text:p>
          </table:table-cell>
          <table:table-cell office:value-type="float" office:value="6.789999629" calcext:value-type="float">
            <text:p>6.789999629</text:p>
          </table:table-cell>
          <table:table-cell table:formula="of:=POWER([.C1152]-6.75;2)" office:value-type="float" office:value="0.00159997032013768" calcext:value-type="float">
            <text:p>0.0015999703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.780551" calcext:value-type="float">
            <text:p>6.780551</text:p>
          </table:table-cell>
          <table:table-cell office:value-type="float" office:value="6.7895652688" calcext:value-type="float">
            <text:p>6.7895652688</text:p>
          </table:table-cell>
          <table:table-cell table:formula="of:=POWER([.C1153]-6.75;2)" office:value-type="float" office:value="0.00156541049521623" calcext:value-type="float">
            <text:p>0.001565410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818929" calcext:value-type="float">
            <text:p>6.818929</text:p>
          </table:table-cell>
          <table:table-cell office:value-type="float" office:value="6.7892084624" calcext:value-type="float">
            <text:p>6.7892084624</text:p>
          </table:table-cell>
          <table:table-cell table:formula="of:=POWER([.C1154]-6.75;2)" office:value-type="float" office:value="0.00153730352377218" calcext:value-type="float">
            <text:p>0.0015373035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6.847587" calcext:value-type="float">
            <text:p>6.847587</text:p>
          </table:table-cell>
          <table:table-cell office:value-type="float" office:value="6.7889680645" calcext:value-type="float">
            <text:p>6.7889680645</text:p>
          </table:table-cell>
          <table:table-cell table:formula="of:=POWER([.C1155]-6.75;2)" office:value-type="float" office:value="0.00151851005087614" calcext:value-type="float">
            <text:p>0.0015185101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864505" calcext:value-type="float">
            <text:p>6.864505</text:p>
          </table:table-cell>
          <table:table-cell office:value-type="float" office:value="6.7888796398" calcext:value-type="float">
            <text:p>6.7888796398</text:p>
          </table:table-cell>
          <table:table-cell table:formula="of:=POWER([.C1156]-6.75;2)" office:value-type="float" office:value="0.00151162639097776" calcext:value-type="float">
            <text:p>0.0015116264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6.868506" calcext:value-type="float">
            <text:p>6.868506</text:p>
          </table:table-cell>
          <table:table-cell office:value-type="float" office:value="6.788968043" calcext:value-type="float">
            <text:p>6.788968043</text:p>
          </table:table-cell>
          <table:table-cell table:formula="of:=POWER([.C1157]-6.75;2)" office:value-type="float" office:value="0.00151850837524982" calcext:value-type="float">
            <text:p>0.0015185084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6.859413" calcext:value-type="float">
            <text:p>6.859413</text:p>
          </table:table-cell>
          <table:table-cell office:value-type="float" office:value="6.789241914" calcext:value-type="float">
            <text:p>6.789241914</text:p>
          </table:table-cell>
          <table:table-cell table:formula="of:=POWER([.C1158]-6.75;2)" office:value-type="float" office:value="0.00153992781438338" calcext:value-type="float">
            <text:p>0.0015399278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6.838163" calcext:value-type="float">
            <text:p>6.838163</text:p>
          </table:table-cell>
          <table:table-cell office:value-type="float" office:value="6.7896910645" calcext:value-type="float">
            <text:p>6.7896910645</text:p>
          </table:table-cell>
          <table:table-cell table:formula="of:=POWER([.C1159]-6.75;2)" office:value-type="float" office:value="0.00157538060114319" calcext:value-type="float">
            <text:p>0.0015753806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6.806872" calcext:value-type="float">
            <text:p>6.806872</text:p>
          </table:table-cell>
          <table:table-cell office:value-type="float" office:value="6.7902868978" calcext:value-type="float">
            <text:p>6.7902868978</text:p>
          </table:table-cell>
          <table:table-cell table:formula="of:=POWER([.C1160]-6.75;2)" office:value-type="float" office:value="0.00162303413434762" calcext:value-type="float">
            <text:p>0.001623034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.768804" calcext:value-type="float">
            <text:p>6.768804</text:p>
          </table:table-cell>
          <table:table-cell office:value-type="float" office:value="6.7909852903" calcext:value-type="float">
            <text:p>6.7909852903</text:p>
          </table:table-cell>
          <table:table-cell table:formula="of:=POWER([.C1161]-6.75;2)" office:value-type="float" office:value="0.00167979402097528" calcext:value-type="float">
            <text:p>0.001679794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6.728195" calcext:value-type="float">
            <text:p>6.728195</text:p>
          </table:table-cell>
          <table:table-cell office:value-type="float" office:value="6.7917309839" calcext:value-type="float">
            <text:p>6.7917309839</text:p>
          </table:table-cell>
          <table:table-cell table:formula="of:=POWER([.C1162]-6.75;2)" office:value-type="float" office:value="0.00174147501726206" calcext:value-type="float">
            <text:p>0.001741475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6.689917" calcext:value-type="float">
            <text:p>6.689917</text:p>
          </table:table-cell>
          <table:table-cell office:value-type="float" office:value="6.7924626022" calcext:value-type="float">
            <text:p>6.7924626022</text:p>
          </table:table-cell>
          <table:table-cell table:formula="of:=POWER([.C1163]-6.75;2)" office:value-type="float" office:value="0.00180307258559541" calcext:value-type="float">
            <text:p>0.0018030726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6.658958" calcext:value-type="float">
            <text:p>6.658958</text:p>
          </table:table-cell>
          <table:table-cell office:value-type="float" office:value="6.7931174516" calcext:value-type="float">
            <text:p>6.7931174516</text:p>
          </table:table-cell>
          <table:table-cell table:formula="of:=POWER([.C1164]-6.75;2)" office:value-type="float" office:value="0.00185911463247832" calcext:value-type="float">
            <text:p>0.0018591146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.639784" calcext:value-type="float">
            <text:p>6.639784</text:p>
          </table:table-cell>
          <table:table-cell office:value-type="float" office:value="6.7936358172" calcext:value-type="float">
            <text:p>6.7936358172</text:p>
          </table:table-cell>
          <table:table-cell table:formula="of:=POWER([.C1165]-6.75;2)" office:value-type="float" office:value="0.00190408454271183" calcext:value-type="float">
            <text:p>0.0019040845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.635651" calcext:value-type="float">
            <text:p>6.635651</text:p>
          </table:table-cell>
          <table:table-cell office:value-type="float" office:value="6.7939646667" calcext:value-type="float">
            <text:p>6.7939646667</text:p>
          </table:table-cell>
          <table:table-cell table:formula="of:=POWER([.C1166]-6.75;2)" office:value-type="float" office:value="0.00193289191804209" calcext:value-type="float">
            <text:p>0.0019328919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6.648009" calcext:value-type="float">
            <text:p>6.648009</text:p>
          </table:table-cell>
          <table:table-cell office:value-type="float" office:value="6.7940610645" calcext:value-type="float">
            <text:p>6.7940610645</text:p>
          </table:table-cell>
          <table:table-cell table:formula="of:=POWER([.C1167]-6.75;2)" office:value-type="float" office:value="0.00194137740487317" calcext:value-type="float">
            <text:p>0.0019413774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6.676124" calcext:value-type="float">
            <text:p>6.676124</text:p>
          </table:table-cell>
          <table:table-cell office:value-type="float" office:value="6.7938955538" calcext:value-type="float">
            <text:p>6.7938955538</text:p>
          </table:table-cell>
          <table:table-cell table:formula="of:=POWER([.C1168]-6.75;2)" office:value-type="float" office:value="0.00192681964340866" calcext:value-type="float">
            <text:p>0.0019268196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6.71703" calcext:value-type="float">
            <text:p>6.71703</text:p>
          </table:table-cell>
          <table:table-cell office:value-type="float" office:value="6.793455672" calcext:value-type="float">
            <text:p>6.793455672</text:p>
          </table:table-cell>
          <table:table-cell table:formula="of:=POWER([.C1169]-6.75;2)" office:value-type="float" office:value="0.00188839542897161" calcext:value-type="float">
            <text:p>0.0018883954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6.765826" calcext:value-type="float">
            <text:p>6.765826</text:p>
          </table:table-cell>
          <table:table-cell office:value-type="float" office:value="6.7927492796" calcext:value-type="float">
            <text:p>6.7927492796</text:p>
          </table:table-cell>
          <table:table-cell table:formula="of:=POWER([.C1170]-6.75;2)" office:value-type="float" office:value="0.00182750090631895" calcext:value-type="float">
            <text:p>0.0018275009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.816266" calcext:value-type="float">
            <text:p>6.816266</text:p>
          </table:table-cell>
          <table:table-cell office:value-type="float" office:value="6.7918071398" calcext:value-type="float">
            <text:p>6.7918071398</text:p>
          </table:table-cell>
          <table:table-cell table:formula="of:=POWER([.C1171]-6.75;2)" office:value-type="float" office:value="0.00174783693825678" calcext:value-type="float">
            <text:p>0.0017478369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861562" calcext:value-type="float">
            <text:p>6.861562</text:p>
          </table:table-cell>
          <table:table-cell office:value-type="float" office:value="6.7906839516" calcext:value-type="float">
            <text:p>6.7906839516</text:p>
          </table:table-cell>
          <table:table-cell table:formula="of:=POWER([.C1172]-6.75;2)" office:value-type="float" office:value="0.00165518391779116" calcext:value-type="float">
            <text:p>0.001655183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.895258" calcext:value-type="float">
            <text:p>6.895258</text:p>
          </table:table-cell>
          <table:table-cell office:value-type="float" office:value="6.7894569409" calcext:value-type="float">
            <text:p>6.7894569409</text:p>
          </table:table-cell>
          <table:table-cell table:formula="of:=POWER([.C1173]-6.75;2)" office:value-type="float" office:value="0.0015568501851861" calcext:value-type="float">
            <text:p>0.0015568502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.912064" calcext:value-type="float">
            <text:p>6.912064</text:p>
          </table:table-cell>
          <table:table-cell office:value-type="float" office:value="6.7882214839" calcext:value-type="float">
            <text:p>6.7882214839</text:p>
          </table:table-cell>
          <table:table-cell table:formula="of:=POWER([.C1174]-6.75;2)" office:value-type="float" office:value="0.00146088183151797" calcext:value-type="float">
            <text:p>0.0014608818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.908575" calcext:value-type="float">
            <text:p>6.908575</text:p>
          </table:table-cell>
          <table:table-cell office:value-type="float" office:value="6.7870836828" calcext:value-type="float">
            <text:p>6.7870836828</text:p>
          </table:table-cell>
          <table:table-cell table:formula="of:=POWER([.C1175]-6.75;2)" office:value-type="float" office:value="0.00137519953001105" calcext:value-type="float">
            <text:p>0.0013751995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.883782" calcext:value-type="float">
            <text:p>6.883782</text:p>
          </table:table-cell>
          <table:table-cell office:value-type="float" office:value="6.7861502527" calcext:value-type="float">
            <text:p>6.7861502527</text:p>
          </table:table-cell>
          <table:table-cell table:formula="of:=POWER([.C1176]-6.75;2)" office:value-type="float" office:value="0.00130684077027384" calcext:value-type="float">
            <text:p>0.0013068408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6.839334" calcext:value-type="float">
            <text:p>6.839334</text:p>
          </table:table-cell>
          <table:table-cell office:value-type="float" office:value="6.7855167043" calcext:value-type="float">
            <text:p>6.7855167043</text:p>
          </table:table-cell>
          <table:table-cell table:formula="of:=POWER([.C1177]-6.75;2)" office:value-type="float" office:value="0.00126143628433364" calcext:value-type="float">
            <text:p>0.0012614363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.779482" calcext:value-type="float">
            <text:p>6.779482</text:p>
          </table:table-cell>
          <table:table-cell office:value-type="float" office:value="6.785255129" calcext:value-type="float">
            <text:p>6.785255129</text:p>
          </table:table-cell>
          <table:table-cell table:formula="of:=POWER([.C1178]-6.75;2)" office:value-type="float" office:value="0.00124292412080666" calcext:value-type="float">
            <text:p>0.0012429241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6.710682" calcext:value-type="float">
            <text:p>6.710682</text:p>
          </table:table-cell>
          <table:table-cell office:value-type="float" office:value="6.7854032258" calcext:value-type="float">
            <text:p>6.7854032258</text:p>
          </table:table-cell>
          <table:table-cell table:formula="of:=POWER([.C1179]-6.75;2)" office:value-type="float" office:value="0.00125338839704576" calcext:value-type="float">
            <text:p>0.0012533884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6.640845" calcext:value-type="float">
            <text:p>6.640845</text:p>
          </table:table-cell>
          <table:table-cell office:value-type="float" office:value="6.785956172" calcext:value-type="float">
            <text:p>6.785956172</text:p>
          </table:table-cell>
          <table:table-cell table:formula="of:=POWER([.C1180]-6.75;2)" office:value-type="float" office:value="0.00129284630489356" calcext:value-type="float">
            <text:p>0.0012928463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.578283" calcext:value-type="float">
            <text:p>6.578283</text:p>
          </table:table-cell>
          <table:table-cell office:value-type="float" office:value="6.7868629355" calcext:value-type="float">
            <text:p>6.7868629355</text:p>
          </table:table-cell>
          <table:table-cell table:formula="of:=POWER([.C1181]-6.75;2)" office:value-type="float" office:value="0.00135887601367718" calcext:value-type="float">
            <text:p>0.001358876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.530504" calcext:value-type="float">
            <text:p>6.530504</text:p>
          </table:table-cell>
          <table:table-cell office:value-type="float" office:value="6.7880281559" calcext:value-type="float">
            <text:p>6.7880281559</text:p>
          </table:table-cell>
          <table:table-cell table:formula="of:=POWER([.C1182]-6.75;2)" office:value-type="float" office:value="0.00144614064115472" calcext:value-type="float">
            <text:p>0.0014461406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.503061" calcext:value-type="float">
            <text:p>6.503061</text:p>
          </table:table-cell>
          <table:table-cell office:value-type="float" office:value="6.7893199785" calcext:value-type="float">
            <text:p>6.7893199785</text:p>
          </table:table-cell>
          <table:table-cell table:formula="of:=POWER([.C1183]-6.75;2)" office:value-type="float" office:value="0.00154606070924046" calcext:value-type="float">
            <text:p>0.0015460607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.498732" calcext:value-type="float">
            <text:p>6.498732</text:p>
          </table:table-cell>
          <table:table-cell office:value-type="float" office:value="6.7905832204" calcext:value-type="float">
            <text:p>6.7905832204</text:p>
          </table:table-cell>
          <table:table-cell table:formula="of:=POWER([.C1184]-6.75;2)" office:value-type="float" office:value="0.001646997778035" calcext:value-type="float">
            <text:p>0.0016469978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6.517228" calcext:value-type="float">
            <text:p>6.517228</text:p>
          </table:table-cell>
          <table:table-cell office:value-type="float" office:value="6.7916560968" calcext:value-type="float">
            <text:p>6.7916560968</text:p>
          </table:table-cell>
          <table:table-cell table:formula="of:=POWER([.C1185]-6.75;2)" office:value-type="float" office:value="0.00173523040061095" calcext:value-type="float">
            <text:p>0.0017352304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.555495" calcext:value-type="float">
            <text:p>6.555495</text:p>
          </table:table-cell>
          <table:table-cell office:value-type="float" office:value="6.7923877742" calcext:value-type="float">
            <text:p>6.7923877742</text:p>
          </table:table-cell>
          <table:table-cell table:formula="of:=POWER([.C1186]-6.75;2)" office:value-type="float" office:value="0.00179672340163017" calcext:value-type="float">
            <text:p>0.0017967234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.608484" calcext:value-type="float">
            <text:p>6.608484</text:p>
          </table:table-cell>
          <table:table-cell office:value-type="float" office:value="6.7926540538" calcext:value-type="float">
            <text:p>6.7926540538</text:p>
          </table:table-cell>
          <table:table-cell table:formula="of:=POWER([.C1187]-6.75;2)" office:value-type="float" office:value="0.00181936830557327" calcext:value-type="float">
            <text:p>0.0018193683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6.670154" calcext:value-type="float">
            <text:p>6.670154</text:p>
          </table:table-cell>
          <table:table-cell office:value-type="float" office:value="6.7923690376" calcext:value-type="float">
            <text:p>6.7923690376</text:p>
          </table:table-cell>
          <table:table-cell table:formula="of:=POWER([.C1188]-6.75;2)" office:value-type="float" office:value="0.00179513534715024" calcext:value-type="float">
            <text:p>0.0017951353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6.734448" calcext:value-type="float">
            <text:p>6.734448</text:p>
          </table:table-cell>
          <table:table-cell office:value-type="float" office:value="6.7914917634" calcext:value-type="float">
            <text:p>6.7914917634</text:p>
          </table:table-cell>
          <table:table-cell table:formula="of:=POWER([.C1189]-6.75;2)" office:value-type="float" office:value="0.00172156643004157" calcext:value-type="float">
            <text:p>0.001721566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6.796049" calcext:value-type="float">
            <text:p>6.796049</text:p>
          </table:table-cell>
          <table:table-cell office:value-type="float" office:value="6.7900279301" calcext:value-type="float">
            <text:p>6.7900279301</text:p>
          </table:table-cell>
          <table:table-cell table:formula="of:=POWER([.C1190]-6.75;2)" office:value-type="float" office:value="0.00160223518809048" calcext:value-type="float">
            <text:p>0.001602235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.850846" calcext:value-type="float">
            <text:p>6.850846</text:p>
          </table:table-cell>
          <table:table-cell office:value-type="float" office:value="6.7880274355" calcext:value-type="float">
            <text:p>6.7880274355</text:p>
          </table:table-cell>
          <table:table-cell table:formula="of:=POWER([.C1191]-6.75;2)" office:value-type="float" office:value="0.00144608585070667" calcext:value-type="float">
            <text:p>0.0014460859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.896117" calcext:value-type="float">
            <text:p>6.896117</text:p>
          </table:table-cell>
          <table:table-cell office:value-type="float" office:value="6.785578543" calcext:value-type="float">
            <text:p>6.785578543</text:p>
          </table:table-cell>
          <table:table-cell table:formula="of:=POWER([.C1192]-6.75;2)" office:value-type="float" office:value="0.00126583272200283" calcext:value-type="float">
            <text:p>0.0012658327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6.930482" calcext:value-type="float">
            <text:p>6.930482</text:p>
          </table:table-cell>
          <table:table-cell office:value-type="float" office:value="6.7827994355" calcext:value-type="float">
            <text:p>6.7827994355</text:p>
          </table:table-cell>
          <table:table-cell table:formula="of:=POWER([.C1193]-6.75;2)" office:value-type="float" office:value="0.00107580296911868" calcext:value-type="float">
            <text:p>0.001075803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6.953713" calcext:value-type="float">
            <text:p>6.953713</text:p>
          </table:table-cell>
          <table:table-cell office:value-type="float" office:value="6.7798277796" calcext:value-type="float">
            <text:p>6.7798277796</text:p>
          </table:table-cell>
          <table:table-cell table:formula="of:=POWER([.C1194]-6.75;2)" office:value-type="float" office:value="0.000889696435866159" calcext:value-type="float">
            <text:p>0.0008896964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.966449" calcext:value-type="float">
            <text:p>6.966449</text:p>
          </table:table-cell>
          <table:table-cell office:value-type="float" office:value="6.7768089462" calcext:value-type="float">
            <text:p>6.7768089462</text:p>
          </table:table-cell>
          <table:table-cell table:formula="of:=POWER([.C1195]-6.75;2)" office:value-type="float" office:value="0.000718719596354498" calcext:value-type="float">
            <text:p>0.0007187196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6.969876" calcext:value-type="float">
            <text:p>6.969876</text:p>
          </table:table-cell>
          <table:table-cell office:value-type="float" office:value="6.7738838065" calcext:value-type="float">
            <text:p>6.7738838065</text:p>
          </table:table-cell>
          <table:table-cell table:formula="of:=POWER([.C1196]-6.75;2)" office:value-type="float" office:value="0.000570436212929431" calcext:value-type="float">
            <text:p>0.0005704362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6.965399" calcext:value-type="float">
            <text:p>6.965399</text:p>
          </table:table-cell>
          <table:table-cell office:value-type="float" office:value="6.7711772742" calcext:value-type="float">
            <text:p>6.7711772742</text:p>
          </table:table-cell>
          <table:table-cell table:formula="of:=POWER([.C1197]-6.75;2)" office:value-type="float" office:value="0.000448476942541997" calcext:value-type="float">
            <text:p>0.0004484769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6.954339" calcext:value-type="float">
            <text:p>6.954339</text:p>
          </table:table-cell>
          <table:table-cell office:value-type="float" office:value="6.7687887957" calcext:value-type="float">
            <text:p>6.7687887957</text:p>
          </table:table-cell>
          <table:table-cell table:formula="of:=POWER([.C1198]-6.75;2)" office:value-type="float" office:value="0.000353018843856335" calcext:value-type="float">
            <text:p>0.0003530188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6.937695" calcext:value-type="float">
            <text:p>6.937695</text:p>
          </table:table-cell>
          <table:table-cell office:value-type="float" office:value="6.7667858871" calcext:value-type="float">
            <text:p>6.7667858871</text:p>
          </table:table-cell>
          <table:table-cell table:formula="of:=POWER([.C1199]-6.75;2)" office:value-type="float" office:value="0.000281766005733952" calcext:value-type="float">
            <text:p>0.000281766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6.916" calcext:value-type="float">
            <text:p>6.916</text:p>
          </table:table-cell>
          <table:table-cell office:value-type="float" office:value="6.7652011774" calcext:value-type="float">
            <text:p>6.7652011774</text:p>
          </table:table-cell>
          <table:table-cell table:formula="of:=POWER([.C1200]-6.75;2)" office:value-type="float" office:value="0.000231075794346265" calcext:value-type="float">
            <text:p>0.0002310758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889302" calcext:value-type="float">
            <text:p>6.889302</text:p>
          </table:table-cell>
          <table:table-cell office:value-type="float" office:value="6.7640329301" calcext:value-type="float">
            <text:p>6.7640329301</text:p>
          </table:table-cell>
          <table:table-cell table:formula="of:=POWER([.C1201]-6.75;2)" office:value-type="float" office:value="0.000196923127191485" calcext:value-type="float">
            <text:p>0.000196923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6.857306" calcext:value-type="float">
            <text:p>6.857306</text:p>
          </table:table-cell>
          <table:table-cell office:value-type="float" office:value="6.7632484892" calcext:value-type="float">
            <text:p>6.7632484892</text:p>
          </table:table-cell>
          <table:table-cell table:formula="of:=POWER([.C1202]-6.75;2)" office:value-type="float" office:value="0.000175522466082528" calcext:value-type="float">
            <text:p>0.0001755225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6.819646" calcext:value-type="float">
            <text:p>6.819646</text:p>
          </table:table-cell>
          <table:table-cell office:value-type="float" office:value="6.7627895699" calcext:value-type="float">
            <text:p>6.7627895699</text:p>
          </table:table-cell>
          <table:table-cell table:formula="of:=POWER([.C1203]-6.75;2)" office:value-type="float" office:value="0.000163573098226981" calcext:value-type="float">
            <text:p>0.0001635731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.776263" calcext:value-type="float">
            <text:p>6.776263</text:p>
          </table:table-cell>
          <table:table-cell office:value-type="float" office:value="6.7625784731" calcext:value-type="float">
            <text:p>6.7625784731</text:p>
          </table:table-cell>
          <table:table-cell table:formula="of:=POWER([.C1204]-6.75;2)" office:value-type="float" office:value="0.000158217985527414" calcext:value-type="float">
            <text:p>0.000158218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6.727818" calcext:value-type="float">
            <text:p>6.727818</text:p>
          </table:table-cell>
          <table:table-cell office:value-type="float" office:value="6.7625242742" calcext:value-type="float">
            <text:p>6.7625242742</text:p>
          </table:table-cell>
          <table:table-cell table:formula="of:=POWER([.C1205]-6.75;2)" office:value-type="float" office:value="0.000156857444236797" calcext:value-type="float">
            <text:p>0.0001568574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6.676034" calcext:value-type="float">
            <text:p>6.676034</text:p>
          </table:table-cell>
          <table:table-cell office:value-type="float" office:value="6.7625284677" calcext:value-type="float">
            <text:p>6.7625284677</text:p>
          </table:table-cell>
          <table:table-cell table:formula="of:=POWER([.C1206]-6.75;2)" office:value-type="float" office:value="0.000156962502909947" calcext:value-type="float">
            <text:p>0.0001569625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623887" calcext:value-type="float">
            <text:p>6.623887</text:p>
          </table:table-cell>
          <table:table-cell office:value-type="float" office:value="6.7624900484" calcext:value-type="float">
            <text:p>6.7624900484</text:p>
          </table:table-cell>
          <table:table-cell table:formula="of:=POWER([.C1207]-6.75;2)" office:value-type="float" office:value="0.000156001309034346" calcext:value-type="float">
            <text:p>0.0001560013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6.575531" calcext:value-type="float">
            <text:p>6.575531</text:p>
          </table:table-cell>
          <table:table-cell office:value-type="float" office:value="6.7623103333" calcext:value-type="float">
            <text:p>6.7623103333</text:p>
          </table:table-cell>
          <table:table-cell table:formula="of:=POWER([.C1208]-6.75;2)" office:value-type="float" office:value="0.000151544305957096" calcext:value-type="float">
            <text:p>0.0001515443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535927" calcext:value-type="float">
            <text:p>6.535927</text:p>
          </table:table-cell>
          <table:table-cell office:value-type="float" office:value="6.7618982419" calcext:value-type="float">
            <text:p>6.7618982419</text:p>
          </table:table-cell>
          <table:table-cell table:formula="of:=POWER([.C1209]-6.75;2)" office:value-type="float" office:value="0.000141568160310915" calcext:value-type="float">
            <text:p>0.0001415682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6.510158" calcext:value-type="float">
            <text:p>6.510158</text:p>
          </table:table-cell>
          <table:table-cell office:value-type="float" office:value="6.7611767419" calcext:value-type="float">
            <text:p>6.7611767419</text:p>
          </table:table-cell>
          <table:table-cell table:formula="of:=POWER([.C1210]-6.75;2)" office:value-type="float" office:value="0.000124919559499215" calcext:value-type="float">
            <text:p>0.0001249196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50254" calcext:value-type="float">
            <text:p>6.50254</text:p>
          </table:table-cell>
          <table:table-cell office:value-type="float" office:value="6.7600909194" calcext:value-type="float">
            <text:p>6.7600909194</text:p>
          </table:table-cell>
          <table:table-cell table:formula="of:=POWER([.C1211]-6.75;2)" office:value-type="float" office:value="0.000101826654337289" calcext:value-type="float">
            <text:p>0.0001018267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6.515706" calcext:value-type="float">
            <text:p>6.515706</text:p>
          </table:table-cell>
          <table:table-cell office:value-type="float" office:value="6.7586172527" calcext:value-type="float">
            <text:p>6.7586172527</text:p>
          </table:table-cell>
          <table:table-cell table:formula="of:=POWER([.C1212]-6.75;2)" office:value-type="float" office:value="0.0000742570440956519" calcext:value-type="float">
            <text:p>0.000074257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549906" calcext:value-type="float">
            <text:p>6.549906</text:p>
          </table:table-cell>
          <table:table-cell office:value-type="float" office:value="6.7567726505" calcext:value-type="float">
            <text:p>6.7567726505</text:p>
          </table:table-cell>
          <table:table-cell table:formula="of:=POWER([.C1213]-6.75;2)" office:value-type="float" office:value="0.0000458687947951545" calcext:value-type="float">
            <text:p>4.58687947951545E-005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6.602725" calcext:value-type="float">
            <text:p>6.602725</text:p>
          </table:table-cell>
          <table:table-cell office:value-type="float" office:value="6.7546206183" calcext:value-type="float">
            <text:p>6.7546206183</text:p>
          </table:table-cell>
          <table:table-cell table:formula="of:=POWER([.C1214]-6.75;2)" office:value-type="float" office:value="0.0000213501134742922" calcext:value-type="float">
            <text:p>2.13501134742922E-005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6.66933" calcext:value-type="float">
            <text:p>6.66933</text:p>
          </table:table-cell>
          <table:table-cell office:value-type="float" office:value="6.7522718172" calcext:value-type="float">
            <text:p>6.7522718172</text:p>
          </table:table-cell>
          <table:table-cell table:formula="of:=POWER([.C1215]-6.75;2)" office:value-type="float" office:value="0.00000516115339021798" calcext:value-type="float">
            <text:p>5.16115339021798E-00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743185" calcext:value-type="float">
            <text:p>6.743185</text:p>
          </table:table-cell>
          <table:table-cell office:value-type="float" office:value="6.7498769086" calcext:value-type="float">
            <text:p>6.7498769086</text:p>
          </table:table-cell>
          <table:table-cell table:formula="of:=POWER([.C1216]-6.75;2)" office:value-type="float" office:value="0.000000015151492753932" calcext:value-type="float">
            <text:p>1.5151492753932E-008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.817051" calcext:value-type="float">
            <text:p>6.817051</text:p>
          </table:table-cell>
          <table:table-cell office:value-type="float" office:value="6.7476114892" calcext:value-type="float">
            <text:p>6.7476114892</text:p>
          </table:table-cell>
          <table:table-cell table:formula="of:=POWER([.C1217]-6.75;2)" office:value-type="float" office:value="0.00000570498384171833" calcext:value-type="float">
            <text:p>0.000005705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.88404" calcext:value-type="float">
            <text:p>6.88404</text:p>
          </table:table-cell>
          <table:table-cell office:value-type="float" office:value="6.7456549462" calcext:value-type="float">
            <text:p>6.7456549462</text:p>
          </table:table-cell>
          <table:table-cell table:formula="of:=POWER([.C1218]-6.75;2)" office:value-type="float" office:value="0.000018879492524893" calcext:value-type="float">
            <text:p>1.8879492524893E-005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.938528" calcext:value-type="float">
            <text:p>6.938528</text:p>
          </table:table-cell>
          <table:table-cell office:value-type="float" office:value="6.7441661075" calcext:value-type="float">
            <text:p>6.7441661075</text:p>
          </table:table-cell>
          <table:table-cell table:formula="of:=POWER([.C1219]-6.75;2)" office:value-type="float" office:value="0.0000340343017015575" calcext:value-type="float">
            <text:p>3.40343017015575E-005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.97678" calcext:value-type="float">
            <text:p>6.97678</text:p>
          </table:table-cell>
          <table:table-cell office:value-type="float" office:value="6.7432587581" calcext:value-type="float">
            <text:p>6.7432587581</text:p>
          </table:table-cell>
          <table:table-cell table:formula="of:=POWER([.C1220]-6.75;2)" office:value-type="float" office:value="0.0000454443423543205" calcext:value-type="float">
            <text:p>4.54443423543205E-005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.997246" calcext:value-type="float">
            <text:p>6.997246</text:p>
          </table:table-cell>
          <table:table-cell office:value-type="float" office:value="6.7429795323" calcext:value-type="float">
            <text:p>6.7429795323</text:p>
          </table:table-cell>
          <table:table-cell table:formula="of:=POWER([.C1221]-6.75;2)" office:value-type="float" office:value="0.0000492869667267476" calcext:value-type="float">
            <text:p>0.000049287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7.000529" calcext:value-type="float">
            <text:p>7.000529</text:p>
          </table:table-cell>
          <table:table-cell office:value-type="float" office:value="6.7432898978" calcext:value-type="float">
            <text:p>6.7432898978</text:p>
          </table:table-cell>
          <table:table-cell table:formula="of:=POWER([.C1222]-6.75;2)" office:value-type="float" office:value="0.000045025471534439" calcext:value-type="float">
            <text:p>4.5025471534439E-005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6.989068" calcext:value-type="float">
            <text:p>6.989068</text:p>
          </table:table-cell>
          <table:table-cell office:value-type="float" office:value="6.7440535484" calcext:value-type="float">
            <text:p>6.7440535484</text:p>
          </table:table-cell>
          <table:table-cell table:formula="of:=POWER([.C1223]-6.75;2)" office:value-type="float" office:value="0.0000353602866311407" calcext:value-type="float">
            <text:p>3.53602866311407E-00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966613" calcext:value-type="float">
            <text:p>6.966613</text:p>
          </table:table-cell>
          <table:table-cell office:value-type="float" office:value="6.7450303065" calcext:value-type="float">
            <text:p>6.7450303065</text:p>
          </table:table-cell>
          <table:table-cell table:formula="of:=POWER([.C1224]-6.75;2)" office:value-type="float" office:value="0.0000246978534839388" calcext:value-type="float">
            <text:p>2.46978534839388E-005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6.937585" calcext:value-type="float">
            <text:p>6.937585</text:p>
          </table:table-cell>
          <table:table-cell office:value-type="float" office:value="6.7458776989" calcext:value-type="float">
            <text:p>6.7458776989</text:p>
          </table:table-cell>
          <table:table-cell table:formula="of:=POWER([.C1225]-6.75;2)" office:value-type="float" office:value="0.0000169933663590594" calcext:value-type="float">
            <text:p>1.69933663590594E-005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6.906406" calcext:value-type="float">
            <text:p>6.906406</text:p>
          </table:table-cell>
          <table:table-cell office:value-type="float" office:value="6.7461613656" calcext:value-type="float">
            <text:p>6.7461613656</text:p>
          </table:table-cell>
          <table:table-cell table:formula="of:=POWER([.C1226]-6.75;2)" office:value-type="float" office:value="0.0000147351140568641" calcext:value-type="float">
            <text:p>1.47351140568641E-005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6.876913" calcext:value-type="float">
            <text:p>6.876913</text:p>
          </table:table-cell>
          <table:table-cell office:value-type="float" office:value="6.7453757151" calcext:value-type="float">
            <text:p>6.7453757151</text:p>
          </table:table-cell>
          <table:table-cell table:formula="of:=POWER([.C1227]-6.75;2)" office:value-type="float" office:value="0.00002138401083637" calcext:value-type="float">
            <text:p>0.000021384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.851938" calcext:value-type="float">
            <text:p>6.851938</text:p>
          </table:table-cell>
          <table:table-cell office:value-type="float" office:value="6.7429764086" calcext:value-type="float">
            <text:p>6.7429764086</text:p>
          </table:table-cell>
          <table:table-cell table:formula="of:=POWER([.C1228]-6.75;2)" office:value-type="float" office:value="0.0000493308361541583" calcext:value-type="float">
            <text:p>4.93308361541583E-005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.833099" calcext:value-type="float">
            <text:p>6.833099</text:p>
          </table:table-cell>
          <table:table-cell office:value-type="float" office:value="6.7384272581" calcext:value-type="float">
            <text:p>6.7384272581</text:p>
          </table:table-cell>
          <table:table-cell table:formula="of:=POWER([.C1229]-6.75;2)" office:value-type="float" office:value="0.000133928355084021" calcext:value-type="float">
            <text:p>0.0001339284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6.820836" calcext:value-type="float">
            <text:p>6.820836</text:p>
          </table:table-cell>
          <table:table-cell office:value-type="float" office:value="6.7312661452" calcext:value-type="float">
            <text:p>6.7312661452</text:p>
          </table:table-cell>
          <table:table-cell table:formula="of:=POWER([.C1230]-6.75;2)" office:value-type="float" office:value="0.000350957315667475" calcext:value-type="float">
            <text:p>0.0003509573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.81464" calcext:value-type="float">
            <text:p>6.81464</text:p>
          </table:table-cell>
          <table:table-cell office:value-type="float" office:value="6.7211984516" calcext:value-type="float">
            <text:p>6.7211984516</text:p>
          </table:table-cell>
          <table:table-cell table:formula="of:=POWER([.C1231]-6.75;2)" office:value-type="float" office:value="0.000829529190237526" calcext:value-type="float">
            <text:p>0.0008295292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6.813421" calcext:value-type="float">
            <text:p>6.813421</text:p>
          </table:table-cell>
          <table:table-cell office:value-type="float" office:value="6.7082308978" calcext:value-type="float">
            <text:p>6.7082308978</text:p>
          </table:table-cell>
          <table:table-cell table:formula="of:=POWER([.C1232]-6.75;2)" office:value-type="float" office:value="0.00174465789859404" calcext:value-type="float">
            <text:p>0.0017446579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.815905" calcext:value-type="float">
            <text:p>6.815905</text:p>
          </table:table-cell>
          <table:table-cell office:value-type="float" office:value="6.6928487527" calcext:value-type="float">
            <text:p>6.6928487527</text:p>
          </table:table-cell>
          <table:table-cell table:formula="of:=POWER([.C1233]-6.75;2)" office:value-type="float" office:value="0.00326626506794578" calcext:value-type="float">
            <text:p>0.0032662651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6.82099" calcext:value-type="float">
            <text:p>6.82099</text:p>
          </table:table-cell>
          <table:table-cell office:value-type="float" office:value="6.6761652849" calcext:value-type="float">
            <text:p>6.6761652849</text:p>
          </table:table-cell>
          <table:table-cell table:formula="of:=POWER([.C1234]-6.75;2)" office:value-type="float" office:value="0.00545156515389821" calcext:value-type="float">
            <text:p>0.0054515652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6.82798" calcext:value-type="float">
            <text:p>6.82798</text:p>
          </table:table-cell>
          <table:table-cell office:value-type="float" office:value="6.6598160645" calcext:value-type="float">
            <text:p>6.6598160645</text:p>
          </table:table-cell>
          <table:table-cell table:formula="of:=POWER([.C1235]-6.75;2)" office:value-type="float" office:value="0.00813314222226813" calcext:value-type="float">
            <text:p>0.0081331422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6.83667" calcext:value-type="float">
            <text:p>6.83667</text:p>
          </table:table-cell>
          <table:table-cell office:value-type="float" office:value="6.6454625968" calcext:value-type="float">
            <text:p>6.6454625968</text:p>
          </table:table-cell>
          <table:table-cell table:formula="of:=POWER([.C1236]-6.75;2)" office:value-type="float" office:value="0.0109280686677994" calcext:value-type="float">
            <text:p>0.0109280687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.847282" calcext:value-type="float">
            <text:p>6.847282</text:p>
          </table:table-cell>
          <table:table-cell office:value-type="float" office:value="6.6342906075" calcext:value-type="float">
            <text:p>6.6342906075</text:p>
          </table:table-cell>
          <table:table-cell table:formula="of:=POWER([.C1237]-6.75;2)" office:value-type="float" office:value="0.0133886635127191" calcext:value-type="float">
            <text:p>0.0133886635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.860296" calcext:value-type="float">
            <text:p>6.860296</text:p>
          </table:table-cell>
          <table:table-cell office:value-type="float" office:value="6.6268750591" calcext:value-type="float">
            <text:p>6.6268750591</text:p>
          </table:table-cell>
          <table:table-cell table:formula="of:=POWER([.C1238]-6.75;2)" office:value-type="float" office:value="0.0151597510716286" calcext:value-type="float">
            <text:p>0.0151597511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.87623" calcext:value-type="float">
            <text:p>6.87623</text:p>
          </table:table-cell>
          <table:table-cell office:value-type="float" office:value="6.623284543" calcext:value-type="float">
            <text:p>6.623284543</text:p>
          </table:table-cell>
          <table:table-cell table:formula="of:=POWER([.C1239]-6.75;2)" office:value-type="float" office:value="0.0160568070427187" calcext:value-type="float">
            <text:p>0.016056807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6.895432" calcext:value-type="float">
            <text:p>6.895432</text:p>
          </table:table-cell>
          <table:table-cell office:value-type="float" office:value="6.6232232634" calcext:value-type="float">
            <text:p>6.6232232634</text:p>
          </table:table-cell>
          <table:table-cell table:formula="of:=POWER([.C1240]-6.75;2)" office:value-type="float" office:value="0.0160723409429458" calcext:value-type="float">
            <text:p>0.0160723409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.917926" calcext:value-type="float">
            <text:p>6.917926</text:p>
          </table:table-cell>
          <table:table-cell office:value-type="float" office:value="6.6261480054" calcext:value-type="float">
            <text:p>6.6261480054</text:p>
          </table:table-cell>
          <table:table-cell table:formula="of:=POWER([.C1241]-6.75;2)" office:value-type="float" office:value="0.0153393165663984" calcext:value-type="float">
            <text:p>0.0153393166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6.943349" calcext:value-type="float">
            <text:p>6.943349</text:p>
          </table:table-cell>
          <table:table-cell office:value-type="float" office:value="6.6313607957" calcext:value-type="float">
            <text:p>6.6313607957</text:p>
          </table:table-cell>
          <table:table-cell table:formula="of:=POWER([.C1242]-6.75;2)" office:value-type="float" office:value="0.0140752607969371" calcext:value-type="float">
            <text:p>0.0140752608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.97093" calcext:value-type="float">
            <text:p>6.97093</text:p>
          </table:table-cell>
          <table:table-cell office:value-type="float" office:value="6.6380859624" calcext:value-type="float">
            <text:p>6.6380859624</text:p>
          </table:table-cell>
          <table:table-cell table:formula="of:=POWER([.C1243]-6.75;2)" office:value-type="float" office:value="0.0125247518119342" calcext:value-type="float">
            <text:p>0.0125247518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6.999513" calcext:value-type="float">
            <text:p>6.999513</text:p>
          </table:table-cell>
          <table:table-cell office:value-type="float" office:value="6.6455363978" calcext:value-type="float">
            <text:p>6.6455363978</text:p>
          </table:table-cell>
          <table:table-cell table:formula="of:=POWER([.C1244]-6.75;2)" office:value-type="float" office:value="0.0109126441845999" calcext:value-type="float">
            <text:p>0.0109126442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7.027554" calcext:value-type="float">
            <text:p>7.027554</text:p>
          </table:table-cell>
          <table:table-cell office:value-type="float" office:value="6.6529701935" calcext:value-type="float">
            <text:p>6.6529701935</text:p>
          </table:table-cell>
          <table:table-cell table:formula="of:=POWER([.C1245]-6.75;2)" office:value-type="float" office:value="0.00941478334942747" calcext:value-type="float">
            <text:p>0.0094147833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7.053112" calcext:value-type="float">
            <text:p>7.053112</text:p>
          </table:table-cell>
          <table:table-cell office:value-type="float" office:value="6.6597373226" calcext:value-type="float">
            <text:p>6.6597373226</text:p>
          </table:table-cell>
          <table:table-cell table:formula="of:=POWER([.C1246]-6.75;2)" office:value-type="float" office:value="0.0081473509314165" calcext:value-type="float">
            <text:p>0.0081473509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7.073834" calcext:value-type="float">
            <text:p>7.073834</text:p>
          </table:table-cell>
          <table:table-cell office:value-type="float" office:value="6.6653156828" calcext:value-type="float">
            <text:p>6.6653156828</text:p>
          </table:table-cell>
          <table:table-cell table:formula="of:=POWER([.C1247]-6.75;2)" office:value-type="float" office:value="0.00717143357963018" calcext:value-type="float">
            <text:p>0.0071714336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7.086992" calcext:value-type="float">
            <text:p>7.086992</text:p>
          </table:table-cell>
          <table:table-cell office:value-type="float" office:value="6.6693362204" calcext:value-type="float">
            <text:p>6.6693362204</text:p>
          </table:table-cell>
          <table:table-cell table:formula="of:=POWER([.C1248]-6.75;2)" office:value-type="float" office:value="0.00650664533935738" calcext:value-type="float">
            <text:p>0.0065066453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7.089639" calcext:value-type="float">
            <text:p>7.089639</text:p>
          </table:table-cell>
          <table:table-cell office:value-type="float" office:value="6.6715974462" calcext:value-type="float">
            <text:p>6.6715974462</text:p>
          </table:table-cell>
          <table:table-cell table:formula="of:=POWER([.C1249]-6.75;2)" office:value-type="float" office:value="0.00614696044236192" calcext:value-type="float">
            <text:p>0.0061469604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7.078917" calcext:value-type="float">
            <text:p>7.078917</text:p>
          </table:table-cell>
          <table:table-cell office:value-type="float" office:value="6.6720700914" calcext:value-type="float">
            <text:p>6.6720700914</text:p>
          </table:table-cell>
          <table:table-cell table:formula="of:=POWER([.C1250]-6.75;2)" office:value-type="float" office:value="0.00607307065440433" calcext:value-type="float">
            <text:p>0.0060730707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.052511" calcext:value-type="float">
            <text:p>7.052511</text:p>
          </table:table-cell>
          <table:table-cell office:value-type="float" office:value="6.6708923925" calcext:value-type="float">
            <text:p>6.6708923925</text:p>
          </table:table-cell>
          <table:table-cell table:formula="of:=POWER([.C1251]-6.75;2)" office:value-type="float" office:value="0.00625801356437407" calcext:value-type="float">
            <text:p>0.0062580136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009191" calcext:value-type="float">
            <text:p>7.009191</text:p>
          </table:table-cell>
          <table:table-cell office:value-type="float" office:value="6.6683555968" calcext:value-type="float">
            <text:p>6.6683555968</text:p>
          </table:table-cell>
          <table:table-cell table:formula="of:=POWER([.C1252]-6.75;2)" office:value-type="float" office:value="0.00666580857388422" calcext:value-type="float">
            <text:p>0.0066658086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6.94933" calcext:value-type="float">
            <text:p>6.94933</text:p>
          </table:table-cell>
          <table:table-cell office:value-type="float" office:value="6.6648777366" calcext:value-type="float">
            <text:p>6.6648777366</text:p>
          </table:table-cell>
          <table:table-cell table:formula="of:=POWER([.C1253]-6.75;2)" office:value-type="float" office:value="0.00724579972633893" calcext:value-type="float">
            <text:p>0.0072457997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6.875263" calcext:value-type="float">
            <text:p>6.875263</text:p>
          </table:table-cell>
          <table:table-cell office:value-type="float" office:value="6.6609629624" calcext:value-type="float">
            <text:p>6.6609629624</text:p>
          </table:table-cell>
          <table:table-cell table:formula="of:=POWER([.C1254]-6.75;2)" office:value-type="float" office:value="0.00792759406458378" calcext:value-type="float">
            <text:p>0.0079275941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6.79134" calcext:value-type="float">
            <text:p>6.79134</text:p>
          </table:table-cell>
          <table:table-cell office:value-type="float" office:value="6.6571456935" calcext:value-type="float">
            <text:p>6.6571456935</text:p>
          </table:table-cell>
          <table:table-cell table:formula="of:=POWER([.C1255]-6.75;2)" office:value-type="float" office:value="0.00862192223559587" calcext:value-type="float">
            <text:p>0.0086219222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6.703602" calcext:value-type="float">
            <text:p>6.703602</text:p>
          </table:table-cell>
          <table:table-cell office:value-type="float" office:value="6.6539243925" calcext:value-type="float">
            <text:p>6.6539243925</text:p>
          </table:table-cell>
          <table:table-cell table:formula="of:=POWER([.C1256]-6.75;2)" office:value-type="float" office:value="0.00923052235649397" calcext:value-type="float">
            <text:p>0.0092305224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6.619022" calcext:value-type="float">
            <text:p>6.619022</text:p>
          </table:table-cell>
          <table:table-cell office:value-type="float" office:value="6.651696" calcext:value-type="float">
            <text:p>6.651696</text:p>
          </table:table-cell>
          <table:table-cell table:formula="of:=POWER([.C1257]-6.75;2)" office:value-type="float" office:value="0.00966367641599995" calcext:value-type="float">
            <text:p>0.0096636764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6.544444" calcext:value-type="float">
            <text:p>6.544444</text:p>
          </table:table-cell>
          <table:table-cell office:value-type="float" office:value="6.6507047366" calcext:value-type="float">
            <text:p>6.6507047366</text:p>
          </table:table-cell>
          <table:table-cell table:formula="of:=POWER([.C1258]-6.75;2)" office:value-type="float" office:value="0.00985954933367541" calcext:value-type="float">
            <text:p>0.0098595493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6.48541" calcext:value-type="float">
            <text:p>6.48541</text:p>
          </table:table-cell>
          <table:table-cell office:value-type="float" office:value="6.6510149516" calcext:value-type="float">
            <text:p>6.6510149516</text:p>
          </table:table-cell>
          <table:table-cell table:formula="of:=POWER([.C1259]-6.75;2)" office:value-type="float" office:value="0.00979803980675041" calcext:value-type="float">
            <text:p>0.0097980398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6.445184" calcext:value-type="float">
            <text:p>6.445184</text:p>
          </table:table-cell>
          <table:table-cell office:value-type="float" office:value="6.6525106075" calcext:value-type="float">
            <text:p>6.6525106075</text:p>
          </table:table-cell>
          <table:table-cell table:formula="of:=POWER([.C1260]-6.75;2)" office:value-type="float" office:value="0.00950418165001905" calcext:value-type="float">
            <text:p>0.009504181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.424282" calcext:value-type="float">
            <text:p>6.424282</text:p>
          </table:table-cell>
          <table:table-cell office:value-type="float" office:value="6.6549175914" calcext:value-type="float">
            <text:p>6.6549175914</text:p>
          </table:table-cell>
          <table:table-cell table:formula="of:=POWER([.C1261]-6.75;2)" office:value-type="float" office:value="0.0090406644251773" calcext:value-type="float">
            <text:p>0.0090406644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6.420667" calcext:value-type="float">
            <text:p>6.420667</text:p>
          </table:table-cell>
          <table:table-cell office:value-type="float" office:value="6.6578415645" calcext:value-type="float">
            <text:p>6.6578415645</text:p>
          </table:table-cell>
          <table:table-cell table:formula="of:=POWER([.C1262]-6.75;2)" office:value-type="float" office:value="0.00849317723380767" calcext:value-type="float">
            <text:p>0.008493177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6.430556" calcext:value-type="float">
            <text:p>6.430556</text:p>
          </table:table-cell>
          <table:table-cell office:value-type="float" office:value="6.6608132688" calcext:value-type="float">
            <text:p>6.6608132688</text:p>
          </table:table-cell>
          <table:table-cell table:formula="of:=POWER([.C1263]-6.75;2)" office:value-type="float" office:value="0.00795427302214103" calcext:value-type="float">
            <text:p>0.007954273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6.44958" calcext:value-type="float">
            <text:p>6.44958</text:p>
          </table:table-cell>
          <table:table-cell office:value-type="float" office:value="6.6633344624" calcext:value-type="float">
            <text:p>6.6633344624</text:p>
          </table:table-cell>
          <table:table-cell table:formula="of:=POWER([.C1264]-6.75;2)" office:value-type="float" office:value="0.00751091540749702" calcext:value-type="float">
            <text:p>0.0075109154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.473956" calcext:value-type="float">
            <text:p>6.473956</text:p>
          </table:table-cell>
          <table:table-cell office:value-type="float" office:value="6.6649198011" calcext:value-type="float">
            <text:p>6.6649198011</text:p>
          </table:table-cell>
          <table:table-cell table:formula="of:=POWER([.C1265]-6.75;2)" office:value-type="float" office:value="0.00723864024486357" calcext:value-type="float">
            <text:p>0.0072386402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6.501348" calcext:value-type="float">
            <text:p>6.501348</text:p>
          </table:table-cell>
          <table:table-cell office:value-type="float" office:value="6.6651327419" calcext:value-type="float">
            <text:p>6.6651327419</text:p>
          </table:table-cell>
          <table:table-cell table:formula="of:=POWER([.C1266]-6.75;2)" office:value-type="float" office:value="0.00720245149741203" calcext:value-type="float">
            <text:p>0.0072024515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.531233" calcext:value-type="float">
            <text:p>6.531233</text:p>
          </table:table-cell>
          <table:table-cell office:value-type="float" office:value="6.6636158011" calcext:value-type="float">
            <text:p>6.6636158011</text:p>
          </table:table-cell>
          <table:table-cell table:formula="of:=POWER([.C1267]-6.75;2)" office:value-type="float" office:value="0.00746222981959481" calcext:value-type="float">
            <text:p>0.0074622298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.564712" calcext:value-type="float">
            <text:p>6.564712</text:p>
          </table:table-cell>
          <table:table-cell office:value-type="float" office:value="6.6601170806" calcext:value-type="float">
            <text:p>6.6601170806</text:p>
          </table:table-cell>
          <table:table-cell table:formula="of:=POWER([.C1268]-6.75;2)" office:value-type="float" office:value="0.00807893919986688" calcext:value-type="float">
            <text:p>0.0080789392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0386" calcext:value-type="float">
            <text:p>6.60386</text:p>
          </table:table-cell>
          <table:table-cell office:value-type="float" office:value="6.6545152796" calcext:value-type="float">
            <text:p>6.6545152796</text:p>
          </table:table-cell>
          <table:table-cell table:formula="of:=POWER([.C1269]-6.75;2)" office:value-type="float" office:value="0.00911733182986618" calcext:value-type="float">
            <text:p>0.0091173318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6.650809" calcext:value-type="float">
            <text:p>6.650809</text:p>
          </table:table-cell>
          <table:table-cell office:value-type="float" office:value="6.6468437204" calcext:value-type="float">
            <text:p>6.6468437204</text:p>
          </table:table-cell>
          <table:table-cell table:formula="of:=POWER([.C1270]-6.75;2)" office:value-type="float" office:value="0.0106412180209134" calcext:value-type="float">
            <text:p>0.010641218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.706802" calcext:value-type="float">
            <text:p>6.706802</text:p>
          </table:table-cell>
          <table:table-cell office:value-type="float" office:value="6.6373093011" calcext:value-type="float">
            <text:p>6.6373093011</text:p>
          </table:table-cell>
          <table:table-cell table:formula="of:=POWER([.C1271]-6.75;2)" office:value-type="float" office:value="0.0126991936185704" calcext:value-type="float">
            <text:p>0.0126991936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.771495" calcext:value-type="float">
            <text:p>6.771495</text:p>
          </table:table-cell>
          <table:table-cell office:value-type="float" office:value="6.6262952849" calcext:value-type="float">
            <text:p>6.6262952849</text:p>
          </table:table-cell>
          <table:table-cell table:formula="of:=POWER([.C1272]-6.75;2)" office:value-type="float" office:value="0.0153028565379721" calcext:value-type="float">
            <text:p>0.0153028565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6.842676" calcext:value-type="float">
            <text:p>6.842676</text:p>
          </table:table-cell>
          <table:table-cell office:value-type="float" office:value="6.6143319677" calcext:value-type="float">
            <text:p>6.6143319677</text:p>
          </table:table-cell>
          <table:table-cell table:formula="of:=POWER([.C1273]-6.75;2)" office:value-type="float" office:value="0.0184058149881538" calcext:value-type="float">
            <text:p>0.018405815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.916466" calcext:value-type="float">
            <text:p>6.916466</text:p>
          </table:table-cell>
          <table:table-cell office:value-type="float" office:value="6.602027414" calcext:value-type="float">
            <text:p>6.602027414</text:p>
          </table:table-cell>
          <table:table-cell table:formula="of:=POWER([.C1274]-6.75;2)" office:value-type="float" office:value="0.0218958862075273" calcext:value-type="float">
            <text:p>0.0218958862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6.98793" calcext:value-type="float">
            <text:p>6.98793</text:p>
          </table:table-cell>
          <table:table-cell office:value-type="float" office:value="6.5899742796" calcext:value-type="float">
            <text:p>6.5899742796</text:p>
          </table:table-cell>
          <table:table-cell table:formula="of:=POWER([.C1275]-6.75;2)" office:value-type="float" office:value="0.025608231189539" calcext:value-type="float">
            <text:p>0.0256082312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7.051908" calcext:value-type="float">
            <text:p>7.051908</text:p>
          </table:table-cell>
          <table:table-cell office:value-type="float" office:value="6.578667629" calcext:value-type="float">
            <text:p>6.578667629</text:p>
          </table:table-cell>
          <table:table-cell table:formula="of:=POWER([.C1276]-6.75;2)" office:value-type="float" office:value="0.0293547813524817" calcext:value-type="float">
            <text:p>0.0293547814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7.103875" calcext:value-type="float">
            <text:p>7.103875</text:p>
          </table:table-cell>
          <table:table-cell office:value-type="float" office:value="6.568459629" calcext:value-type="float">
            <text:p>6.568459629</text:p>
          </table:table-cell>
          <table:table-cell table:formula="of:=POWER([.C1277]-6.75;2)" office:value-type="float" office:value="0.0329569063028175" calcext:value-type="float">
            <text:p>0.0329569063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.140631" calcext:value-type="float">
            <text:p>7.140631</text:p>
          </table:table-cell>
          <table:table-cell office:value-type="float" office:value="6.559551457" calcext:value-type="float">
            <text:p>6.559551457</text:p>
          </table:table-cell>
          <table:table-cell table:formula="of:=POWER([.C1278]-6.75;2)" office:value-type="float" office:value="0.0362706475308227" calcext:value-type="float">
            <text:p>0.036270647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7.160729" calcext:value-type="float">
            <text:p>7.160729</text:p>
          </table:table-cell>
          <table:table-cell office:value-type="float" office:value="6.5520080968" calcext:value-type="float">
            <text:p>6.5520080968</text:p>
          </table:table-cell>
          <table:table-cell table:formula="of:=POWER([.C1279]-6.75;2)" office:value-type="float" office:value="0.0392007937327582" calcext:value-type="float">
            <text:p>0.0392007937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.164559" calcext:value-type="float">
            <text:p>7.164559</text:p>
          </table:table-cell>
          <table:table-cell office:value-type="float" office:value="6.545782629" calcext:value-type="float">
            <text:p>6.545782629</text:p>
          </table:table-cell>
          <table:table-cell table:formula="of:=POWER([.C1280]-6.75;2)" office:value-type="float" office:value="0.0417047346181518" calcext:value-type="float">
            <text:p>0.0417047346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.154125" calcext:value-type="float">
            <text:p>7.154125</text:p>
          </table:table-cell>
          <table:table-cell office:value-type="float" office:value="6.5407433548" calcext:value-type="float">
            <text:p>6.5407433548</text:p>
          </table:table-cell>
          <table:table-cell table:formula="of:=POWER([.C1281]-6.75;2)" office:value-type="float" office:value="0.0437883435603587" calcext:value-type="float">
            <text:p>0.0437883436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.132569" calcext:value-type="float">
            <text:p>7.132569</text:p>
          </table:table-cell>
          <table:table-cell office:value-type="float" office:value="6.5367016075" calcext:value-type="float">
            <text:p>6.5367016075</text:p>
          </table:table-cell>
          <table:table-cell table:formula="of:=POWER([.C1282]-6.75;2)" office:value-type="float" office:value="0.0454962042430839" calcext:value-type="float">
            <text:p>0.0454962042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7.103535" calcext:value-type="float">
            <text:p>7.103535</text:p>
          </table:table-cell>
          <table:table-cell office:value-type="float" office:value="6.5334396774" calcext:value-type="float">
            <text:p>6.5334396774</text:p>
          </table:table-cell>
          <table:table-cell table:formula="of:=POWER([.C1283]-6.75;2)" office:value-type="float" office:value="0.0468983733246162" calcext:value-type="float">
            <text:p>0.0468983733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7.07052" calcext:value-type="float">
            <text:p>7.07052</text:p>
          </table:table-cell>
          <table:table-cell office:value-type="float" office:value="6.5307380914" calcext:value-type="float">
            <text:p>6.5307380914</text:p>
          </table:table-cell>
          <table:table-cell table:formula="of:=POWER([.C1284]-6.75;2)" office:value-type="float" office:value="0.0480757845629148" calcext:value-type="float">
            <text:p>0.0480757846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.036345" calcext:value-type="float">
            <text:p>7.036345</text:p>
          </table:table-cell>
          <table:table-cell office:value-type="float" office:value="6.5284002151" calcext:value-type="float">
            <text:p>6.5284002151</text:p>
          </table:table-cell>
          <table:table-cell table:formula="of:=POWER([.C1285]-6.75;2)" office:value-type="float" office:value="0.0491064646677265" calcext:value-type="float">
            <text:p>0.0491064647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.002852" calcext:value-type="float">
            <text:p>7.002852</text:p>
          </table:table-cell>
          <table:table-cell office:value-type="float" office:value="6.5262714355" calcext:value-type="float">
            <text:p>6.5262714355</text:p>
          </table:table-cell>
          <table:table-cell table:formula="of:=POWER([.C1286]-6.75;2)" office:value-type="float" office:value="0.0500544705732307" calcext:value-type="float">
            <text:p>0.0500544706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970882" calcext:value-type="float">
            <text:p>6.970882</text:p>
          </table:table-cell>
          <table:table-cell office:value-type="float" office:value="6.524250086" calcext:value-type="float">
            <text:p>6.524250086</text:p>
          </table:table-cell>
          <table:table-cell table:formula="of:=POWER([.C1287]-6.75;2)" office:value-type="float" office:value="0.0509630236710072" calcext:value-type="float">
            <text:p>0.0509630237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6.940526" calcext:value-type="float">
            <text:p>6.940526</text:p>
          </table:table-cell>
          <table:table-cell office:value-type="float" office:value="6.5222885215" calcext:value-type="float">
            <text:p>6.5222885215</text:p>
          </table:table-cell>
          <table:table-cell table:formula="of:=POWER([.C1288]-6.75;2)" office:value-type="float" office:value="0.0518525174406559" calcext:value-type="float">
            <text:p>0.0518525174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6.91155" calcext:value-type="float">
            <text:p>6.91155</text:p>
          </table:table-cell>
          <table:table-cell office:value-type="float" office:value="6.5203849946" calcext:value-type="float">
            <text:p>6.5203849946</text:p>
          </table:table-cell>
          <table:table-cell table:formula="of:=POWER([.C1289]-6.75;2)" office:value-type="float" office:value="0.0527230507048422" calcext:value-type="float">
            <text:p>0.0527230507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6.883858" calcext:value-type="float">
            <text:p>6.883858</text:p>
          </table:table-cell>
          <table:table-cell office:value-type="float" office:value="6.5185695914" calcext:value-type="float">
            <text:p>6.5185695914</text:p>
          </table:table-cell>
          <table:table-cell table:formula="of:=POWER([.C1290]-6.75;2)" office:value-type="float" office:value="0.0535600340247628" calcext:value-type="float">
            <text:p>0.053560034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.857852" calcext:value-type="float">
            <text:p>6.857852</text:p>
          </table:table-cell>
          <table:table-cell office:value-type="float" office:value="6.5168893172" calcext:value-type="float">
            <text:p>6.5168893172</text:p>
          </table:table-cell>
          <table:table-cell table:formula="of:=POWER([.C1291]-6.75;2)" office:value-type="float" office:value="0.054340590435482" calcext:value-type="float">
            <text:p>0.054340590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6.834581" calcext:value-type="float">
            <text:p>6.834581</text:p>
          </table:table-cell>
          <table:table-cell office:value-type="float" office:value="6.5153973333" calcext:value-type="float">
            <text:p>6.5153973333</text:p>
          </table:table-cell>
          <table:table-cell table:formula="of:=POWER([.C1292]-6.75;2)" office:value-type="float" office:value="0.0550384112227512" calcext:value-type="float">
            <text:p>0.0550384112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815627" calcext:value-type="float">
            <text:p>6.815627</text:p>
          </table:table-cell>
          <table:table-cell office:value-type="float" office:value="6.5141494892" calcext:value-type="float">
            <text:p>6.5141494892</text:p>
          </table:table-cell>
          <table:table-cell table:formula="of:=POWER([.C1293]-6.75;2)" office:value-type="float" office:value="0.0556254634446208" calcext:value-type="float">
            <text:p>0.0556254634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6.802754" calcext:value-type="float">
            <text:p>6.802754</text:p>
          </table:table-cell>
          <table:table-cell office:value-type="float" office:value="6.5132085645" calcext:value-type="float">
            <text:p>6.5132085645</text:p>
          </table:table-cell>
          <table:table-cell table:formula="of:=POWER([.C1294]-6.75;2)" office:value-type="float" office:value="0.0560701839261506" calcext:value-type="float">
            <text:p>0.0560701839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6.797413" calcext:value-type="float">
            <text:p>6.797413</text:p>
          </table:table-cell>
          <table:table-cell office:value-type="float" office:value="6.5126542742" calcext:value-type="float">
            <text:p>6.5126542742</text:p>
          </table:table-cell>
          <table:table-cell table:formula="of:=POWER([.C1295]-6.75;2)" office:value-type="float" office:value="0.0563329935555288" calcext:value-type="float">
            <text:p>0.056332993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6.800235" calcext:value-type="float">
            <text:p>6.800235</text:p>
          </table:table-cell>
          <table:table-cell office:value-type="float" office:value="6.5125966344" calcext:value-type="float">
            <text:p>6.5125966344</text:p>
          </table:table-cell>
          <table:table-cell table:formula="of:=POWER([.C1296]-6.75;2)" office:value-type="float" office:value="0.0563603579982071" calcext:value-type="float">
            <text:p>0.056360358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6.810687" calcext:value-type="float">
            <text:p>6.810687</text:p>
          </table:table-cell>
          <table:table-cell office:value-type="float" office:value="6.5131920323" calcext:value-type="float">
            <text:p>6.5131920323</text:p>
          </table:table-cell>
          <table:table-cell table:formula="of:=POWER([.C1297]-6.75;2)" office:value-type="float" office:value="0.0560780135662042" calcext:value-type="float">
            <text:p>0.0560780136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6.826972" calcext:value-type="float">
            <text:p>6.826972</text:p>
          </table:table-cell>
          <table:table-cell office:value-type="float" office:value="6.5146656989" calcext:value-type="float">
            <text:p>6.5146656989</text:p>
          </table:table-cell>
          <table:table-cell table:formula="of:=POWER([.C1298]-6.75;2)" office:value-type="float" office:value="0.0553822332742254" calcext:value-type="float">
            <text:p>0.0553822333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6.846233" calcext:value-type="float">
            <text:p>6.846233</text:p>
          </table:table-cell>
          <table:table-cell office:value-type="float" office:value="6.5173508441" calcext:value-type="float">
            <text:p>6.5173508441</text:p>
          </table:table-cell>
          <table:table-cell table:formula="of:=POWER([.C1299]-6.75;2)" office:value-type="float" office:value="0.0541256297409825" calcext:value-type="float">
            <text:p>0.0541256297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6.865003" calcext:value-type="float">
            <text:p>6.865003</text:p>
          </table:table-cell>
          <table:table-cell office:value-type="float" office:value="6.5217639032" calcext:value-type="float">
            <text:p>6.5217639032</text:p>
          </table:table-cell>
          <table:table-cell table:formula="of:=POWER([.C1300]-6.75;2)" office:value-type="float" office:value="0.0520917158824989" calcext:value-type="float">
            <text:p>0.0520917159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.879783" calcext:value-type="float">
            <text:p>6.879783</text:p>
          </table:table-cell>
          <table:table-cell office:value-type="float" office:value="6.5287520591" calcext:value-type="float">
            <text:p>6.5287520591</text:p>
          </table:table-cell>
          <table:table-cell table:formula="of:=POWER([.C1301]-6.75;2)" office:value-type="float" office:value="0.0489506513524897" calcext:value-type="float">
            <text:p>0.0489506514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6.887623" calcext:value-type="float">
            <text:p>6.887623</text:p>
          </table:table-cell>
          <table:table-cell office:value-type="float" office:value="6.5397962796" calcext:value-type="float">
            <text:p>6.5397962796</text:p>
          </table:table-cell>
          <table:table-cell table:formula="of:=POWER([.C1302]-6.75;2)" office:value-type="float" office:value="0.0441856040700014" calcext:value-type="float">
            <text:p>0.0441856041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6.886581" calcext:value-type="float">
            <text:p>6.886581</text:p>
          </table:table-cell>
          <table:table-cell office:value-type="float" office:value="6.5577326613" calcext:value-type="float">
            <text:p>6.5577326613</text:p>
          </table:table-cell>
          <table:table-cell table:formula="of:=POWER([.C1303]-6.75;2)" office:value-type="float" office:value="0.0369667295307804" calcext:value-type="float">
            <text:p>0.0369667295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6.875998" calcext:value-type="float">
            <text:p>6.875998</text:p>
          </table:table-cell>
          <table:table-cell office:value-type="float" office:value="6.5891054462" calcext:value-type="float">
            <text:p>6.5891054462</text:p>
          </table:table-cell>
          <table:table-cell table:formula="of:=POWER([.C1304]-6.75;2)" office:value-type="float" office:value="0.0258870574425012" calcext:value-type="float">
            <text:p>0.0258870574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6.85656" calcext:value-type="float">
            <text:p>6.85656</text:p>
          </table:table-cell>
          <table:table-cell office:value-type="float" office:value="6.6592033602" calcext:value-type="float">
            <text:p>6.6592033602</text:p>
          </table:table-cell>
          <table:table-cell table:formula="of:=POWER([.C1305]-6.75;2)" office:value-type="float" office:value="0.0082440297989709" calcext:value-type="float">
            <text:p>0.0082440298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6.830193" calcext:value-type="float">
            <text:p>6.830193</text:p>
          </table:table-cell>
          <table:table-cell office:value-type="float" office:value="6.7294057796" calcext:value-type="float">
            <text:p>6.7294057796</text:p>
          </table:table-cell>
          <table:table-cell table:formula="of:=POWER([.C1306]-6.75;2)" office:value-type="float" office:value="0.000424121913883759" calcext:value-type="float">
            <text:p>0.0004241219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.799816" calcext:value-type="float">
            <text:p>6.799816</text:p>
          </table:table-cell>
          <table:table-cell office:value-type="float" office:value="6.799749957" calcext:value-type="float">
            <text:p>6.799749957</text:p>
          </table:table-cell>
          <table:table-cell table:formula="of:=POWER([.C1307]-6.75;2)" office:value-type="float" office:value="0.00247505822150189" calcext:value-type="float">
            <text:p>0.0024750582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6.769015" calcext:value-type="float">
            <text:p>6.769015</text:p>
          </table:table-cell>
          <table:table-cell office:value-type="float" office:value="6.8702574516" calcext:value-type="float">
            <text:p>6.8702574516</text:p>
          </table:table-cell>
          <table:table-cell table:formula="of:=POWER([.C1308]-6.75;2)" office:value-type="float" office:value="0.0144618546653263" calcext:value-type="float">
            <text:p>0.0144618547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6.741678" calcext:value-type="float">
            <text:p>6.741678</text:p>
          </table:table-cell>
          <table:table-cell office:value-type="float" office:value="6.940930543" calcext:value-type="float">
            <text:p>6.940930543</text:p>
          </table:table-cell>
          <table:table-cell table:formula="of:=POWER([.C1309]-6.75;2)" office:value-type="float" office:value="0.036454472250275" calcext:value-type="float">
            <text:p>0.0364544723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6.721591" calcext:value-type="float">
            <text:p>6.721591</text:p>
          </table:table-cell>
          <table:table-cell office:value-type="float" office:value="7.0117506075" calcext:value-type="float">
            <text:p>7.0117506075</text:p>
          </table:table-cell>
          <table:table-cell table:formula="of:=POWER([.C1310]-6.75;2)" office:value-type="float" office:value="0.0685133805266189" calcext:value-type="float">
            <text:p>0.0685133805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.712001" calcext:value-type="float">
            <text:p>6.712001</text:p>
          </table:table-cell>
          <table:table-cell office:value-type="float" office:value="7.0826786667" calcext:value-type="float">
            <text:p>7.0826786667</text:p>
          </table:table-cell>
          <table:table-cell table:formula="of:=POWER([.C1311]-6.75;2)" office:value-type="float" office:value="0.110675095277289" calcext:value-type="float">
            <text:p>0.1106750953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6.715159" calcext:value-type="float">
            <text:p>6.715159</text:p>
          </table:table-cell>
          <table:table-cell office:value-type="float" office:value="7.0607804355" calcext:value-type="float">
            <text:p>7.0607804355</text:p>
          </table:table-cell>
          <table:table-cell table:formula="of:=POWER([.C1312]-6.75;2)" office:value-type="float" office:value="0.0965844790895696" calcext:value-type="float">
            <text:p>0.0965844791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6.731879" calcext:value-type="float">
            <text:p>6.731879</text:p>
          </table:table-cell>
          <table:table-cell office:value-type="float" office:value="7.0516593602" calcext:value-type="float">
            <text:p>7.0516593602</text:p>
          </table:table-cell>
          <table:table-cell table:formula="of:=POWER([.C1313]-6.75;2)" office:value-type="float" office:value="0.0909983695962736" calcext:value-type="float">
            <text:p>0.0909983696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6.761188" calcext:value-type="float">
            <text:p>6.761188</text:p>
          </table:table-cell>
          <table:table-cell office:value-type="float" office:value="7.0499616344" calcext:value-type="float">
            <text:p>7.0499616344</text:p>
          </table:table-cell>
          <table:table-cell table:formula="of:=POWER([.C1314]-6.75;2)" office:value-type="float" office:value="0.0899769821119191" calcext:value-type="float">
            <text:p>0.0899769821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6.800178" calcext:value-type="float">
            <text:p>6.800178</text:p>
          </table:table-cell>
          <table:table-cell office:value-type="float" office:value="7.0532584892" calcext:value-type="float">
            <text:p>7.0532584892</text:p>
          </table:table-cell>
          <table:table-cell table:formula="of:=POWER([.C1315]-6.75;2)" office:value-type="float" office:value="0.0919657112718666" calcext:value-type="float">
            <text:p>0.0919657113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6.844146" calcext:value-type="float">
            <text:p>6.844146</text:p>
          </table:table-cell>
          <table:table-cell office:value-type="float" office:value="7.0598366989" calcext:value-type="float">
            <text:p>7.0598366989</text:p>
          </table:table-cell>
          <table:table-cell table:formula="of:=POWER([.C1316]-6.75;2)" office:value-type="float" office:value="0.0959987799852492" calcext:value-type="float">
            <text:p>0.09599878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887053" calcext:value-type="float">
            <text:p>6.887053</text:p>
          </table:table-cell>
          <table:table-cell office:value-type="float" office:value="7.0683281129" calcext:value-type="float">
            <text:p>7.0683281129</text:p>
          </table:table-cell>
          <table:table-cell table:formula="of:=POWER([.C1317]-6.75;2)" office:value-type="float" office:value="0.101332787462475" calcext:value-type="float">
            <text:p>0.1013327875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.922277" calcext:value-type="float">
            <text:p>6.922277</text:p>
          </table:table-cell>
          <table:table-cell office:value-type="float" office:value="7.0776224892" calcext:value-type="float">
            <text:p>7.0776224892</text:p>
          </table:table-cell>
          <table:table-cell table:formula="of:=POWER([.C1318]-6.75;2)" office:value-type="float" office:value="0.107336495429604" calcext:value-type="float">
            <text:p>0.1073364954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943532" calcext:value-type="float">
            <text:p>6.943532</text:p>
          </table:table-cell>
          <table:table-cell office:value-type="float" office:value="7.0868578172" calcext:value-type="float">
            <text:p>7.0868578172</text:p>
          </table:table-cell>
          <table:table-cell table:formula="of:=POWER([.C1319]-6.75;2)" office:value-type="float" office:value="0.113473189008749" calcext:value-type="float">
            <text:p>0.113473189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6.945812" calcext:value-type="float">
            <text:p>6.945812</text:p>
          </table:table-cell>
          <table:table-cell office:value-type="float" office:value="7.0954297796" calcext:value-type="float">
            <text:p>7.0954297796</text:p>
          </table:table-cell>
          <table:table-cell table:formula="of:=POWER([.C1320]-6.75;2)" office:value-type="float" office:value="0.119321732634504" calcext:value-type="float">
            <text:p>0.119321732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.926204" calcext:value-type="float">
            <text:p>6.926204</text:p>
          </table:table-cell>
          <table:table-cell office:value-type="float" office:value="7.1029954409" calcext:value-type="float">
            <text:p>7.1029954409</text:p>
          </table:table-cell>
          <table:table-cell table:formula="of:=POWER([.C1321]-6.75;2)" office:value-type="float" office:value="0.124605781296185" calcext:value-type="float">
            <text:p>0.1246057813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6.884436" calcext:value-type="float">
            <text:p>6.884436</text:p>
          </table:table-cell>
          <table:table-cell office:value-type="float" office:value="7.1094570914" calcext:value-type="float">
            <text:p>7.1094570914</text:p>
          </table:table-cell>
          <table:table-cell table:formula="of:=POWER([.C1322]-6.75;2)" office:value-type="float" office:value="0.129209400557748" calcext:value-type="float">
            <text:p>0.1292094006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6.823049" calcext:value-type="float">
            <text:p>6.823049</text:p>
          </table:table-cell>
          <table:table-cell office:value-type="float" office:value="7.114917957" calcext:value-type="float">
            <text:p>7.114917957</text:p>
          </table:table-cell>
          <table:table-cell table:formula="of:=POWER([.C1323]-6.75;2)" office:value-type="float" office:value="0.133165115341054" calcext:value-type="float">
            <text:p>0.1331651153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.747163" calcext:value-type="float">
            <text:p>6.747163</text:p>
          </table:table-cell>
          <table:table-cell office:value-type="float" office:value="7.119608672" calcext:value-type="float">
            <text:p>7.119608672</text:p>
          </table:table-cell>
          <table:table-cell table:formula="of:=POWER([.C1324]-6.75;2)" office:value-type="float" office:value="0.136610570417604" calcext:value-type="float">
            <text:p>0.1366105704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6.663817" calcext:value-type="float">
            <text:p>6.663817</text:p>
          </table:table-cell>
          <table:table-cell office:value-type="float" office:value="7.1237934355" calcext:value-type="float">
            <text:p>7.1237934355</text:p>
          </table:table-cell>
          <table:table-cell table:formula="of:=POWER([.C1325]-6.75;2)" office:value-type="float" office:value="0.139721532422892" calcext:value-type="float">
            <text:p>0.1397215324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6.580966" calcext:value-type="float">
            <text:p>6.580966</text:p>
          </table:table-cell>
          <table:table-cell office:value-type="float" office:value="7.1276750753" calcext:value-type="float">
            <text:p>7.1276750753</text:p>
          </table:table-cell>
          <table:table-cell table:formula="of:=POWER([.C1326]-6.75;2)" office:value-type="float" office:value="0.142638462502861" calcext:value-type="float">
            <text:p>0.1426384625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6.506286" calcext:value-type="float">
            <text:p>6.506286</text:p>
          </table:table-cell>
          <table:table-cell office:value-type="float" office:value="7.1313221989" calcext:value-type="float">
            <text:p>7.1313221989</text:p>
          </table:table-cell>
          <table:table-cell table:formula="of:=POWER([.C1327]-6.75;2)" office:value-type="float" office:value="0.145406619373931" calcext:value-type="float">
            <text:p>0.1454066194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6.44602" calcext:value-type="float">
            <text:p>6.44602</text:p>
          </table:table-cell>
          <table:table-cell office:value-type="float" office:value="7.1346352312" calcext:value-type="float">
            <text:p>7.1346352312</text:p>
          </table:table-cell>
          <table:table-cell table:formula="of:=POWER([.C1328]-6.75;2)" office:value-type="float" office:value="0.147944261080277" calcext:value-type="float">
            <text:p>0.1479442611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6.404135" calcext:value-type="float">
            <text:p>6.404135</text:p>
          </table:table-cell>
          <table:table-cell office:value-type="float" office:value="7.1373555968" calcext:value-type="float">
            <text:p>7.1373555968</text:p>
          </table:table-cell>
          <table:table-cell table:formula="of:=POWER([.C1329]-6.75;2)" office:value-type="float" office:value="0.150044358372284" calcext:value-type="float">
            <text:p>0.1500443584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6.381985" calcext:value-type="float">
            <text:p>6.381985</text:p>
          </table:table-cell>
          <table:table-cell office:value-type="float" office:value="7.1391109624" calcext:value-type="float">
            <text:p>7.1391109624</text:p>
          </table:table-cell>
          <table:table-cell table:formula="of:=POWER([.C1330]-6.75;2)" office:value-type="float" office:value="0.151407341059854" calcext:value-type="float">
            <text:p>0.1514073411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.378582" calcext:value-type="float">
            <text:p>6.378582</text:p>
          </table:table-cell>
          <table:table-cell office:value-type="float" office:value="7.1394841559" calcext:value-type="float">
            <text:p>7.1394841559</text:p>
          </table:table-cell>
          <table:table-cell table:formula="of:=POWER([.C1331]-6.75;2)" office:value-type="float" office:value="0.151697907697135" calcext:value-type="float">
            <text:p>0.151697907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6.391318" calcext:value-type="float">
            <text:p>6.391318</text:p>
          </table:table-cell>
          <table:table-cell office:value-type="float" office:value="7.1380933226" calcext:value-type="float">
            <text:p>7.1380933226</text:p>
          </table:table-cell>
          <table:table-cell table:formula="of:=POWER([.C1332]-6.75;2)" office:value-type="float" office:value="0.150616427046707" calcext:value-type="float">
            <text:p>0.150616427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416913" calcext:value-type="float">
            <text:p>6.416913</text:p>
          </table:table-cell>
          <table:table-cell office:value-type="float" office:value="7.1346737097" calcext:value-type="float">
            <text:p>7.1346737097</text:p>
          </table:table-cell>
          <table:table-cell table:formula="of:=POWER([.C1333]-6.75;2)" office:value-type="float" office:value="0.14797386293436" calcext:value-type="float">
            <text:p>0.1479738629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.452268" calcext:value-type="float">
            <text:p>6.452268</text:p>
          </table:table-cell>
          <table:table-cell office:value-type="float" office:value="7.1291528925" calcext:value-type="float">
            <text:p>7.1291528925</text:p>
          </table:table-cell>
          <table:table-cell table:formula="of:=POWER([.C1334]-6.75;2)" office:value-type="float" office:value="0.143756915891116" calcext:value-type="float">
            <text:p>0.1437569159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6.495003" calcext:value-type="float">
            <text:p>6.495003</text:p>
          </table:table-cell>
          <table:table-cell office:value-type="float" office:value="7.1217084301" calcext:value-type="float">
            <text:p>7.1217084301</text:p>
          </table:table-cell>
          <table:table-cell table:formula="of:=POWER([.C1335]-6.75;2)" office:value-type="float" office:value="0.138167157007407" calcext:value-type="float">
            <text:p>0.138167157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6.543572" calcext:value-type="float">
            <text:p>6.543572</text:p>
          </table:table-cell>
          <table:table-cell office:value-type="float" office:value="7.1127874785" calcext:value-type="float">
            <text:p>7.1127874785</text:p>
          </table:table-cell>
          <table:table-cell table:formula="of:=POWER([.C1336]-6.75;2)" office:value-type="float" office:value="0.131614754556388" calcext:value-type="float">
            <text:p>0.1316147546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6.596994" calcext:value-type="float">
            <text:p>6.596994</text:p>
          </table:table-cell>
          <table:table-cell office:value-type="float" office:value="7.1030600699" calcext:value-type="float">
            <text:p>7.1030600699</text:p>
          </table:table-cell>
          <table:table-cell table:formula="of:=POWER([.C1337]-6.75;2)" office:value-type="float" office:value="0.124651412957793" calcext:value-type="float">
            <text:p>0.124651413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6.65434" calcext:value-type="float">
            <text:p>6.65434</text:p>
          </table:table-cell>
          <table:table-cell office:value-type="float" office:value="7.0932950269" calcext:value-type="float">
            <text:p>7.0932950269</text:p>
          </table:table-cell>
          <table:table-cell table:formula="of:=POWER([.C1338]-6.75;2)" office:value-type="float" office:value="0.117851475494272" calcext:value-type="float">
            <text:p>0.1178514755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6.714185" calcext:value-type="float">
            <text:p>6.714185</text:p>
          </table:table-cell>
          <table:table-cell office:value-type="float" office:value="7.0841996022" calcext:value-type="float">
            <text:p>7.0841996022</text:p>
          </table:table-cell>
          <table:table-cell table:formula="of:=POWER([.C1339]-6.75;2)" office:value-type="float" office:value="0.111689374110638" calcext:value-type="float">
            <text:p>0.1116893741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6.774215" calcext:value-type="float">
            <text:p>6.774215</text:p>
          </table:table-cell>
          <table:table-cell office:value-type="float" office:value="7.0762981237" calcext:value-type="float">
            <text:p>7.0762981237</text:p>
          </table:table-cell>
          <table:table-cell table:formula="of:=POWER([.C1340]-6.75;2)" office:value-type="float" office:value="0.106470465530141" calcext:value-type="float">
            <text:p>0.106470465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.83114" calcext:value-type="float">
            <text:p>6.83114</text:p>
          </table:table-cell>
          <table:table-cell office:value-type="float" office:value="7.0698920591" calcext:value-type="float">
            <text:p>7.0698920591</text:p>
          </table:table-cell>
          <table:table-cell table:formula="of:=POWER([.C1341]-6.75;2)" office:value-type="float" office:value="0.102330929475238" calcext:value-type="float">
            <text:p>0.1023309295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6.880948" calcext:value-type="float">
            <text:p>6.880948</text:p>
          </table:table-cell>
          <table:table-cell office:value-type="float" office:value="7.065086629" calcext:value-type="float">
            <text:p>7.065086629</text:p>
          </table:table-cell>
          <table:table-cell table:formula="of:=POWER([.C1342]-6.75;2)" office:value-type="float" office:value="0.0992795837745834" calcext:value-type="float">
            <text:p>0.0992795838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6.919446" calcext:value-type="float">
            <text:p>6.919446</text:p>
          </table:table-cell>
          <table:table-cell office:value-type="float" office:value="7.0618472527" calcext:value-type="float">
            <text:p>7.0618472527</text:p>
          </table:table-cell>
          <table:table-cell table:formula="of:=POWER([.C1343]-6.75;2)" office:value-type="float" office:value="0.0972487090165375" calcext:value-type="float">
            <text:p>0.09724870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6.942955" calcext:value-type="float">
            <text:p>6.942955</text:p>
          </table:table-cell>
          <table:table-cell office:value-type="float" office:value="7.0600582151" calcext:value-type="float">
            <text:p>7.0600582151</text:p>
          </table:table-cell>
          <table:table-cell table:formula="of:=POWER([.C1344]-6.75;2)" office:value-type="float" office:value="0.0961360967509977" calcext:value-type="float">
            <text:p>0.0961360968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6.948988" calcext:value-type="float">
            <text:p>6.948988</text:p>
          </table:table-cell>
          <table:table-cell office:value-type="float" office:value="7.0595702258" calcext:value-type="float">
            <text:p>7.0595702258</text:p>
          </table:table-cell>
          <table:table-cell table:formula="of:=POWER([.C1345]-6.75;2)" office:value-type="float" office:value="0.0958337247018629" calcext:value-type="float">
            <text:p>0.0958337247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.936773" calcext:value-type="float">
            <text:p>6.936773</text:p>
          </table:table-cell>
          <table:table-cell office:value-type="float" office:value="7.0602323763" calcext:value-type="float">
            <text:p>7.0602323763</text:p>
          </table:table-cell>
          <table:table-cell table:formula="of:=POWER([.C1346]-6.75;2)" office:value-type="float" office:value="0.0962441273047449" calcext:value-type="float">
            <text:p>0.0962441273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6.907503" calcext:value-type="float">
            <text:p>6.907503</text:p>
          </table:table-cell>
          <table:table-cell office:value-type="float" office:value="7.0619082903" calcext:value-type="float">
            <text:p>7.0619082903</text:p>
          </table:table-cell>
          <table:table-cell table:formula="of:=POWER([.C1347]-6.75;2)" office:value-type="float" office:value="0.097286781557869" calcext:value-type="float">
            <text:p>0.0972867816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6.864276" calcext:value-type="float">
            <text:p>6.864276</text:p>
          </table:table-cell>
          <table:table-cell office:value-type="float" office:value="7.0644783226" calcext:value-type="float">
            <text:p>7.0644783226</text:p>
          </table:table-cell>
          <table:table-cell table:formula="of:=POWER([.C1348]-6.75;2)" office:value-type="float" office:value="0.0988966153853099" calcext:value-type="float">
            <text:p>0.0988966154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6.811719" calcext:value-type="float">
            <text:p>6.811719</text:p>
          </table:table-cell>
          <table:table-cell office:value-type="float" office:value="7.0678309892" calcext:value-type="float">
            <text:p>7.0678309892</text:p>
          </table:table-cell>
          <table:table-cell table:formula="of:=POWER([.C1349]-6.75;2)" office:value-type="float" office:value="0.10101653769585" calcext:value-type="float">
            <text:p>0.1010165377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6.755374" calcext:value-type="float">
            <text:p>6.755374</text:p>
          </table:table-cell>
          <table:table-cell office:value-type="float" office:value="7.0718478333" calcext:value-type="float">
            <text:p>7.0718478333</text:p>
          </table:table-cell>
          <table:table-cell table:formula="of:=POWER([.C1350]-6.75;2)" office:value-type="float" office:value="0.103586027799904" calcext:value-type="float">
            <text:p>0.1035860278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.70095" calcext:value-type="float">
            <text:p>6.70095</text:p>
          </table:table-cell>
          <table:table-cell office:value-type="float" office:value="7.0763863763" calcext:value-type="float">
            <text:p>7.0763863763</text:p>
          </table:table-cell>
          <table:table-cell table:formula="of:=POWER([.C1351]-6.75;2)" office:value-type="float" office:value="0.106528066634245" calcext:value-type="float">
            <text:p>0.1065280666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6.653581" calcext:value-type="float">
            <text:p>6.653581</text:p>
          </table:table-cell>
          <table:table-cell office:value-type="float" office:value="7.0812656667" calcext:value-type="float">
            <text:p>7.0812656667</text:p>
          </table:table-cell>
          <table:table-cell table:formula="of:=POWER([.C1352]-6.75;2)" office:value-type="float" office:value="0.109736941934196" calcext:value-type="float">
            <text:p>0.1097369419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6.617224" calcext:value-type="float">
            <text:p>6.617224</text:p>
          </table:table-cell>
          <table:table-cell office:value-type="float" office:value="7.0862579892" calcext:value-type="float">
            <text:p>7.0862579892</text:p>
          </table:table-cell>
          <table:table-cell table:formula="of:=POWER([.C1353]-6.75;2)" office:value-type="float" office:value="0.113069435300827" calcext:value-type="float">
            <text:p>0.1130694353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594306" calcext:value-type="float">
            <text:p>6.594306</text:p>
          </table:table-cell>
          <table:table-cell office:value-type="float" office:value="7.0910888441" calcext:value-type="float">
            <text:p>7.0910888441</text:p>
          </table:table-cell>
          <table:table-cell table:formula="of:=POWER([.C1354]-6.75;2)" office:value-type="float" office:value="0.116341599569474" calcext:value-type="float">
            <text:p>0.1163415996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6.585641" calcext:value-type="float">
            <text:p>6.585641</text:p>
          </table:table-cell>
          <table:table-cell office:value-type="float" office:value="7.0954455108" calcext:value-type="float">
            <text:p>7.0954455108</text:p>
          </table:table-cell>
          <table:table-cell table:formula="of:=POWER([.C1355]-6.75;2)" office:value-type="float" office:value="0.119332600931873" calcext:value-type="float">
            <text:p>0.1193326009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6.590588" calcext:value-type="float">
            <text:p>6.590588</text:p>
          </table:table-cell>
          <table:table-cell office:value-type="float" office:value="7.0989934194" calcext:value-type="float">
            <text:p>7.0989934194</text:p>
          </table:table-cell>
          <table:table-cell table:formula="of:=POWER([.C1356]-6.75;2)" office:value-type="float" office:value="0.121796406784504" calcext:value-type="float">
            <text:p>0.1217964068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.607353" calcext:value-type="float">
            <text:p>6.607353</text:p>
          </table:table-cell>
          <table:table-cell office:value-type="float" office:value="7.1013987634" calcext:value-type="float">
            <text:p>7.1013987634</text:p>
          </table:table-cell>
          <table:table-cell table:formula="of:=POWER([.C1357]-6.75;2)" office:value-type="float" office:value="0.123481090919049" calcext:value-type="float">
            <text:p>0.123481090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6.633338" calcext:value-type="float">
            <text:p>6.633338</text:p>
          </table:table-cell>
          <table:table-cell office:value-type="float" office:value="7.1023559462" calcext:value-type="float">
            <text:p>7.1023559462</text:p>
          </table:table-cell>
          <table:table-cell table:formula="of:=POWER([.C1358]-6.75;2)" office:value-type="float" office:value="0.124154712822498" calcext:value-type="float">
            <text:p>0.1241547128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6.665463" calcext:value-type="float">
            <text:p>6.665463</text:p>
          </table:table-cell>
          <table:table-cell office:value-type="float" office:value="7.1016186505" calcext:value-type="float">
            <text:p>7.1016186505</text:p>
          </table:table-cell>
          <table:table-cell table:formula="of:=POWER([.C1359]-6.75;2)" office:value-type="float" office:value="0.123635675379441" calcext:value-type="float">
            <text:p>0.1236356754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.700433" calcext:value-type="float">
            <text:p>6.700433</text:p>
          </table:table-cell>
          <table:table-cell office:value-type="float" office:value="7.0990334409" calcext:value-type="float">
            <text:p>7.0990334409</text:p>
          </table:table-cell>
          <table:table-cell table:formula="of:=POWER([.C1360]-6.75;2)" office:value-type="float" office:value="0.121824342866494" calcext:value-type="float">
            <text:p>0.1218243429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.734957" calcext:value-type="float">
            <text:p>6.734957</text:p>
          </table:table-cell>
          <table:table-cell office:value-type="float" office:value="7.0945742473" calcext:value-type="float">
            <text:p>7.0945742473</text:p>
          </table:table-cell>
          <table:table-cell table:formula="of:=POWER([.C1361]-6.75;2)" office:value-type="float" office:value="0.118731411902361" calcext:value-type="float">
            <text:p>0.1187314119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765942" calcext:value-type="float">
            <text:p>6.765942</text:p>
          </table:table-cell>
          <table:table-cell office:value-type="float" office:value="7.0883737043" calcext:value-type="float">
            <text:p>7.0883737043</text:p>
          </table:table-cell>
          <table:table-cell table:formula="of:=POWER([.C1362]-6.75;2)" office:value-type="float" office:value="0.114496763761704" calcext:value-type="float">
            <text:p>0.1144967638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6.790681" calcext:value-type="float">
            <text:p>6.790681</text:p>
          </table:table-cell>
          <table:table-cell office:value-type="float" office:value="7.0807432849" calcext:value-type="float">
            <text:p>7.0807432849</text:p>
          </table:table-cell>
          <table:table-cell table:formula="of:=POWER([.C1363]-6.75;2)" office:value-type="float" office:value="0.109391120506442" calcext:value-type="float">
            <text:p>0.1093911205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6.807028" calcext:value-type="float">
            <text:p>6.807028</text:p>
          </table:table-cell>
          <table:table-cell office:value-type="float" office:value="7.072169172" calcext:value-type="float">
            <text:p>7.072169172</text:p>
          </table:table-cell>
          <table:table-cell table:formula="of:=POWER([.C1364]-6.75;2)" office:value-type="float" office:value="0.103792975387165" calcext:value-type="float">
            <text:p>0.1037929754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6.81353" calcext:value-type="float">
            <text:p>6.81353</text:p>
          </table:table-cell>
          <table:table-cell office:value-type="float" office:value="7.0632707366" calcext:value-type="float">
            <text:p>7.0632707366</text:p>
          </table:table-cell>
          <table:table-cell table:formula="of:=POWER([.C1365]-6.75;2)" office:value-type="float" office:value="0.0981385544099065" calcext:value-type="float">
            <text:p>0.0981385544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6.809503" calcext:value-type="float">
            <text:p>6.809503</text:p>
          </table:table-cell>
          <table:table-cell office:value-type="float" office:value="7.0547206828" calcext:value-type="float">
            <text:p>7.0547206828</text:p>
          </table:table-cell>
          <table:table-cell table:formula="of:=POWER([.C1366]-6.75;2)" office:value-type="float" office:value="0.0928546945260983" calcext:value-type="float">
            <text:p>0.0928546945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6.795014" calcext:value-type="float">
            <text:p>6.795014</text:p>
          </table:table-cell>
          <table:table-cell office:value-type="float" office:value="7.0471472903" calcext:value-type="float">
            <text:p>7.0471472903</text:p>
          </table:table-cell>
          <table:table-cell table:formula="of:=POWER([.C1367]-6.75;2)" office:value-type="float" office:value="0.0882965121326324" calcext:value-type="float">
            <text:p>0.0882965121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6.770783" calcext:value-type="float">
            <text:p>6.770783</text:p>
          </table:table-cell>
          <table:table-cell office:value-type="float" office:value="7.0410513333" calcext:value-type="float">
            <text:p>7.0410513333</text:p>
          </table:table-cell>
          <table:table-cell table:formula="of:=POWER([.C1368]-6.75;2)" office:value-type="float" office:value="0.0847108786157079" calcext:value-type="float">
            <text:p>0.0847108786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6.738024" calcext:value-type="float">
            <text:p>6.738024</text:p>
          </table:table-cell>
          <table:table-cell office:value-type="float" office:value="7.0367591129" calcext:value-type="float">
            <text:p>7.0367591129</text:p>
          </table:table-cell>
          <table:table-cell table:formula="of:=POWER([.C1369]-6.75;2)" office:value-type="float" office:value="0.0822307888311952" calcext:value-type="float">
            <text:p>0.0822307888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6.698287" calcext:value-type="float">
            <text:p>6.698287</text:p>
          </table:table-cell>
          <table:table-cell office:value-type="float" office:value="7.0344120645" calcext:value-type="float">
            <text:p>7.0344120645</text:p>
          </table:table-cell>
          <table:table-cell table:formula="of:=POWER([.C1370]-6.75;2)" office:value-type="float" office:value="0.080890222433152" calcext:value-type="float">
            <text:p>0.0808902224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.65332" calcext:value-type="float">
            <text:p>6.65332</text:p>
          </table:table-cell>
          <table:table-cell office:value-type="float" office:value="7.0339810914" calcext:value-type="float">
            <text:p>7.0339810914</text:p>
          </table:table-cell>
          <table:table-cell table:formula="of:=POWER([.C1371]-6.75;2)" office:value-type="float" office:value="0.0806452602727353" calcext:value-type="float">
            <text:p>0.0806452603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6.605023" calcext:value-type="float">
            <text:p>6.605023</text:p>
          </table:table-cell>
          <table:table-cell office:value-type="float" office:value="7.0352935806" calcext:value-type="float">
            <text:p>7.0352935806</text:p>
          </table:table-cell>
          <table:table-cell table:formula="of:=POWER([.C1372]-6.75;2)" office:value-type="float" office:value="0.0813924271315689" calcext:value-type="float">
            <text:p>0.0813924271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6.555471" calcext:value-type="float">
            <text:p>6.555471</text:p>
          </table:table-cell>
          <table:table-cell office:value-type="float" office:value="7.0380651505" calcext:value-type="float">
            <text:p>7.0380651505</text:p>
          </table:table-cell>
          <table:table-cell table:formula="of:=POWER([.C1373]-6.75;2)" office:value-type="float" office:value="0.0829815309325874" calcext:value-type="float">
            <text:p>0.0829815309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6.506981" calcext:value-type="float">
            <text:p>6.506981</text:p>
          </table:table-cell>
          <table:table-cell office:value-type="float" office:value="7.0419322473" calcext:value-type="float">
            <text:p>7.0419322473</text:p>
          </table:table-cell>
          <table:table-cell table:formula="of:=POWER([.C1374]-6.75;2)" office:value-type="float" office:value="0.0852244370136284" calcext:value-type="float">
            <text:p>0.085224437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.462175" calcext:value-type="float">
            <text:p>6.462175</text:p>
          </table:table-cell>
          <table:table-cell office:value-type="float" office:value="7.046483914" calcext:value-type="float">
            <text:p>7.046483914</text:p>
          </table:table-cell>
          <table:table-cell table:formula="of:=POWER([.C1375]-6.75;2)" office:value-type="float" office:value="0.0879027112607596" calcext:value-type="float">
            <text:p>0.0879027113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.423957" calcext:value-type="float">
            <text:p>6.423957</text:p>
          </table:table-cell>
          <table:table-cell office:value-type="float" office:value="7.0512919516" calcext:value-type="float">
            <text:p>7.0512919516</text:p>
          </table:table-cell>
          <table:table-cell table:formula="of:=POWER([.C1376]-6.75;2)" office:value-type="float" office:value="0.0907768400989365" calcext:value-type="float">
            <text:p>0.0907768401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6.395352" calcext:value-type="float">
            <text:p>6.395352</text:p>
          </table:table-cell>
          <table:table-cell office:value-type="float" office:value="7.0559393065" calcext:value-type="float">
            <text:p>7.0559393065</text:p>
          </table:table-cell>
          <table:table-cell table:formula="of:=POWER([.C1377]-6.75;2)" office:value-type="float" office:value="0.0935988592617009" calcext:value-type="float">
            <text:p>0.0935988593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6.379203" calcext:value-type="float">
            <text:p>6.379203</text:p>
          </table:table-cell>
          <table:table-cell office:value-type="float" office:value="7.0600463763" calcext:value-type="float">
            <text:p>7.0600463763</text:p>
          </table:table-cell>
          <table:table-cell table:formula="of:=POWER([.C1378]-6.75;2)" office:value-type="float" office:value="0.0961287554567611" calcext:value-type="float">
            <text:p>0.0961287555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6.377754" calcext:value-type="float">
            <text:p>6.377754</text:p>
          </table:table-cell>
          <table:table-cell office:value-type="float" office:value="7.0632948172" calcext:value-type="float">
            <text:p>7.0632948172</text:p>
          </table:table-cell>
          <table:table-cell table:formula="of:=POWER([.C1379]-6.75;2)" office:value-type="float" office:value="0.0981536424843815" calcext:value-type="float">
            <text:p>0.0981536425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6.39221" calcext:value-type="float">
            <text:p>6.39221</text:p>
          </table:table-cell>
          <table:table-cell office:value-type="float" office:value="7.0654478065" calcext:value-type="float">
            <text:p>7.0654478065</text:p>
          </table:table-cell>
          <table:table-cell table:formula="of:=POWER([.C1380]-6.75;2)" office:value-type="float" office:value="0.0995073186256614" calcext:value-type="float">
            <text:p>0.0995073186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.422373" calcext:value-type="float">
            <text:p>6.422373</text:p>
          </table:table-cell>
          <table:table-cell office:value-type="float" office:value="7.0663649032" calcext:value-type="float">
            <text:p>7.0663649032</text:p>
          </table:table-cell>
          <table:table-cell table:formula="of:=POWER([.C1381]-6.75;2)" office:value-type="float" office:value="0.100086751976746" calcext:value-type="float">
            <text:p>0.100086752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6.466461" calcext:value-type="float">
            <text:p>6.466461</text:p>
          </table:table-cell>
          <table:table-cell office:value-type="float" office:value="7.0660091344" calcext:value-type="float">
            <text:p>7.0660091344</text:p>
          </table:table-cell>
          <table:table-cell table:formula="of:=POWER([.C1382]-6.75;2)" office:value-type="float" office:value="0.0998617730242371" calcext:value-type="float">
            <text:p>0.09986177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6.521142" calcext:value-type="float">
            <text:p>6.521142</text:p>
          </table:table-cell>
          <table:table-cell office:value-type="float" office:value="7.0644436882" calcext:value-type="float">
            <text:p>7.0644436882</text:p>
          </table:table-cell>
          <table:table-cell table:formula="of:=POWER([.C1383]-6.75;2)" office:value-type="float" office:value="0.0988748330488188" calcext:value-type="float">
            <text:p>0.098874833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6.581798" calcext:value-type="float">
            <text:p>6.581798</text:p>
          </table:table-cell>
          <table:table-cell office:value-type="float" office:value="7.0618171129" calcext:value-type="float">
            <text:p>7.0618171129</text:p>
          </table:table-cell>
          <table:table-cell table:formula="of:=POWER([.C1384]-6.75;2)" office:value-type="float" office:value="0.0972299118972914" calcext:value-type="float">
            <text:p>0.0972299119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6.642939" calcext:value-type="float">
            <text:p>6.642939</text:p>
          </table:table-cell>
          <table:table-cell office:value-type="float" office:value="7.0583383763" calcext:value-type="float">
            <text:p>7.0583383763</text:p>
          </table:table-cell>
          <table:table-cell table:formula="of:=POWER([.C1385]-6.75;2)" office:value-type="float" office:value="0.0950725542993204" calcext:value-type="float">
            <text:p>0.0950725543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6.698706" calcext:value-type="float">
            <text:p>6.698706</text:p>
          </table:table-cell>
          <table:table-cell office:value-type="float" office:value="7.0542465376" calcext:value-type="float">
            <text:p>7.0542465376</text:p>
          </table:table-cell>
          <table:table-cell table:formula="of:=POWER([.C1386]-6.75;2)" office:value-type="float" office:value="0.0925659556415883" calcext:value-type="float">
            <text:p>0.0925659556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6.743396" calcext:value-type="float">
            <text:p>6.743396</text:p>
          </table:table-cell>
          <table:table-cell office:value-type="float" office:value="7.0497816344" calcext:value-type="float">
            <text:p>7.0497816344</text:p>
          </table:table-cell>
          <table:table-cell table:formula="of:=POWER([.C1387]-6.75;2)" office:value-type="float" office:value="0.0898690283235355" calcext:value-type="float">
            <text:p>0.0898690283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771947" calcext:value-type="float">
            <text:p>6.771947</text:p>
          </table:table-cell>
          <table:table-cell office:value-type="float" office:value="7.045162672" calcext:value-type="float">
            <text:p>7.045162672</text:p>
          </table:table-cell>
          <table:table-cell table:formula="of:=POWER([.C1388]-6.75;2)" office:value-type="float" office:value="0.0871210029421796" calcext:value-type="float">
            <text:p>0.0871210029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6.780382" calcext:value-type="float">
            <text:p>6.780382</text:p>
          </table:table-cell>
          <table:table-cell office:value-type="float" office:value="7.040575828" calcext:value-type="float">
            <text:p>7.040575828</text:p>
          </table:table-cell>
          <table:table-cell table:formula="of:=POWER([.C1389]-6.75;2)" office:value-type="float" office:value="0.0844343118178854" calcext:value-type="float">
            <text:p>0.0844343118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6.766182" calcext:value-type="float">
            <text:p>6.766182</text:p>
          </table:table-cell>
          <table:table-cell office:value-type="float" office:value="7.0361724247" calcext:value-type="float">
            <text:p>7.0361724247</text:p>
          </table:table-cell>
          <table:table-cell table:formula="of:=POWER([.C1390]-6.75;2)" office:value-type="float" office:value="0.0818946566586773" calcext:value-type="float">
            <text:p>0.0818946567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.728598" calcext:value-type="float">
            <text:p>6.728598</text:p>
          </table:table-cell>
          <table:table-cell office:value-type="float" office:value="7.0320741075" calcext:value-type="float">
            <text:p>7.0320741075</text:p>
          </table:table-cell>
          <table:table-cell table:formula="of:=POWER([.C1391]-6.75;2)" office:value-type="float" office:value="0.0795658021219214" calcext:value-type="float">
            <text:p>0.0795658021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6.668888" calcext:value-type="float">
            <text:p>6.668888</text:p>
          </table:table-cell>
          <table:table-cell office:value-type="float" office:value="7.0283817527" calcext:value-type="float">
            <text:p>7.0283817527</text:p>
          </table:table-cell>
          <table:table-cell table:formula="of:=POWER([.C1392]-6.75;2)" office:value-type="float" office:value="0.0774964002363238" calcext:value-type="float">
            <text:p>0.0774964002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6.59046" calcext:value-type="float">
            <text:p>6.59046</text:p>
          </table:table-cell>
          <table:table-cell office:value-type="float" office:value="7.0251848387" calcext:value-type="float">
            <text:p>7.0251848387</text:p>
          </table:table-cell>
          <table:table-cell table:formula="of:=POWER([.C1393]-6.75;2)" office:value-type="float" office:value="0.0757266954503453" calcext:value-type="float">
            <text:p>0.0757266955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6.498882" calcext:value-type="float">
            <text:p>6.498882</text:p>
          </table:table-cell>
          <table:table-cell office:value-type="float" office:value="7.0225685484" calcext:value-type="float">
            <text:p>7.0225685484</text:p>
          </table:table-cell>
          <table:table-cell table:formula="of:=POWER([.C1394]-6.75;2)" office:value-type="float" office:value="0.074293613576883" calcext:value-type="float">
            <text:p>0.0742936136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6.401728" calcext:value-type="float">
            <text:p>6.401728</text:p>
          </table:table-cell>
          <table:table-cell office:value-type="float" office:value="7.0206165591" calcext:value-type="float">
            <text:p>7.0206165591</text:p>
          </table:table-cell>
          <table:table-cell table:formula="of:=POWER([.C1395]-6.75;2)" office:value-type="float" office:value="0.0732333220591236" calcext:value-type="float">
            <text:p>0.0732333221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6.308195" calcext:value-type="float">
            <text:p>6.308195</text:p>
          </table:table-cell>
          <table:table-cell office:value-type="float" office:value="7.0194080914" calcext:value-type="float">
            <text:p>7.0194080914</text:p>
          </table:table-cell>
          <table:table-cell table:formula="of:=POWER([.C1396]-6.75;2)" office:value-type="float" office:value="0.0725807197117907" calcext:value-type="float">
            <text:p>0.0725807197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6.228438" calcext:value-type="float">
            <text:p>6.228438</text:p>
          </table:table-cell>
          <table:table-cell office:value-type="float" office:value="7.0190089355" calcext:value-type="float">
            <text:p>7.0190089355</text:p>
          </table:table-cell>
          <table:table-cell table:formula="of:=POWER([.C1397]-6.75;2)" office:value-type="float" office:value="0.072365807378843" calcext:value-type="float">
            <text:p>0.0723658074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6.17261" calcext:value-type="float">
            <text:p>6.17261</text:p>
          </table:table-cell>
          <table:table-cell office:value-type="float" office:value="7.0194577419" calcext:value-type="float">
            <text:p>7.0194577419</text:p>
          </table:table-cell>
          <table:table-cell table:formula="of:=POWER([.C1398]-6.75;2)" office:value-type="float" office:value="0.0726074746698471" calcext:value-type="float">
            <text:p>0.0726074747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6.149628" calcext:value-type="float">
            <text:p>6.149628</text:p>
          </table:table-cell>
          <table:table-cell office:value-type="float" office:value="7.0207504677" calcext:value-type="float">
            <text:p>7.0207504677</text:p>
          </table:table-cell>
          <table:table-cell table:formula="of:=POWER([.C1399]-6.75;2)" office:value-type="float" office:value="0.0733058157597688" calcext:value-type="float">
            <text:p>0.0733058158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6.165848" calcext:value-type="float">
            <text:p>6.165848</text:p>
          </table:table-cell>
          <table:table-cell office:value-type="float" office:value="7.0228275" calcext:value-type="float">
            <text:p>7.0228275</text:p>
          </table:table-cell>
          <table:table-cell table:formula="of:=POWER([.C1400]-6.75;2)" office:value-type="float" office:value="0.07443484475625" calcext:value-type="float">
            <text:p>0.0744348448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.223877" calcext:value-type="float">
            <text:p>6.223877</text:p>
          </table:table-cell>
          <table:table-cell office:value-type="float" office:value="7.0255677043" calcext:value-type="float">
            <text:p>7.0255677043</text:p>
          </table:table-cell>
          <table:table-cell table:formula="of:=POWER([.C1401]-6.75;2)" office:value-type="float" office:value="0.0759375596531724" calcext:value-type="float">
            <text:p>0.0759375597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6.321817" calcext:value-type="float">
            <text:p>6.321817</text:p>
          </table:table-cell>
          <table:table-cell office:value-type="float" office:value="7.028792328" calcext:value-type="float">
            <text:p>7.028792328</text:p>
          </table:table-cell>
          <table:table-cell table:formula="of:=POWER([.C1402]-6.75;2)" office:value-type="float" office:value="0.0777251621516595" calcext:value-type="float">
            <text:p>0.0777251622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6.453134" calcext:value-type="float">
            <text:p>6.453134</text:p>
          </table:table-cell>
          <table:table-cell office:value-type="float" office:value="7.0322790054" calcext:value-type="float">
            <text:p>7.0322790054</text:p>
          </table:table-cell>
          <table:table-cell table:formula="of:=POWER([.C1403]-6.75;2)" office:value-type="float" office:value="0.0796814368896134" calcext:value-type="float">
            <text:p>0.0796814369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6.607116" calcext:value-type="float">
            <text:p>6.607116</text:p>
          </table:table-cell>
          <table:table-cell office:value-type="float" office:value="7.0357835054" calcext:value-type="float">
            <text:p>7.0357835054</text:p>
          </table:table-cell>
          <table:table-cell table:formula="of:=POWER([.C1404]-6.75;2)" office:value-type="float" office:value="0.0816722119587121" calcext:value-type="float">
            <text:p>0.081672212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6.769761" calcext:value-type="float">
            <text:p>6.769761</text:p>
          </table:table-cell>
          <table:table-cell office:value-type="float" office:value="7.0390658441" calcext:value-type="float">
            <text:p>7.0390658441</text:p>
          </table:table-cell>
          <table:table-cell table:formula="of:=POWER([.C1405]-6.75;2)" office:value-type="float" office:value="0.0835590622252453" calcext:value-type="float">
            <text:p>0.0835590622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6.924844" calcext:value-type="float">
            <text:p>6.924844</text:p>
          </table:table-cell>
          <table:table-cell office:value-type="float" office:value="7.0419174355" calcext:value-type="float">
            <text:p>7.0419174355</text:p>
          </table:table-cell>
          <table:table-cell table:formula="of:=POWER([.C1406]-6.75;2)" office:value-type="float" office:value="0.0852157891488968" calcext:value-type="float">
            <text:p>0.0852157891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.054974" calcext:value-type="float">
            <text:p>7.054974</text:p>
          </table:table-cell>
          <table:table-cell office:value-type="float" office:value="7.0441868011" calcext:value-type="float">
            <text:p>7.0441868011</text:p>
          </table:table-cell>
          <table:table-cell table:formula="of:=POWER([.C1407]-6.75;2)" office:value-type="float" office:value="0.0865458739414512" calcext:value-type="float">
            <text:p>0.0865458739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7.142568" calcext:value-type="float">
            <text:p>7.142568</text:p>
          </table:table-cell>
          <table:table-cell office:value-type="float" office:value="7.0458023387" calcext:value-type="float">
            <text:p>7.0458023387</text:p>
          </table:table-cell>
          <table:table-cell table:formula="of:=POWER([.C1408]-6.75;2)" office:value-type="float" office:value="0.0874990235803894" calcext:value-type="float">
            <text:p>0.0874990236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7.170745" calcext:value-type="float">
            <text:p>7.170745</text:p>
          </table:table-cell>
          <table:table-cell office:value-type="float" office:value="7.0467909624" calcext:value-type="float">
            <text:p>7.0467909624</text:p>
          </table:table-cell>
          <table:table-cell table:formula="of:=POWER([.C1409]-6.75;2)" office:value-type="float" office:value="0.0880848753623184" calcext:value-type="float">
            <text:p>0.0880848754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.124228" calcext:value-type="float">
            <text:p>7.124228</text:p>
          </table:table-cell>
          <table:table-cell office:value-type="float" office:value="7.0472914247" calcext:value-type="float">
            <text:p>7.0472914247</text:p>
          </table:table-cell>
          <table:table-cell table:formula="of:=POWER([.C1410]-6.75;2)" office:value-type="float" office:value="0.0883821912001558" calcext:value-type="float">
            <text:p>0.0883821912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.990347" calcext:value-type="float">
            <text:p>6.990347</text:p>
          </table:table-cell>
          <table:table-cell office:value-type="float" office:value="7.0475607366" calcext:value-type="float">
            <text:p>7.0475607366</text:p>
          </table:table-cell>
          <table:table-cell table:formula="of:=POWER([.C1411]-6.75;2)" office:value-type="float" office:value="0.0885423919659348" calcext:value-type="float">
            <text:p>0.088542392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6.760275" calcext:value-type="float">
            <text:p>6.760275</text:p>
          </table:table-cell>
          <table:table-cell office:value-type="float" office:value="7.0479715914" calcext:value-type="float">
            <text:p>7.0479715914</text:p>
          </table:table-cell>
          <table:table-cell table:formula="of:=POWER([.C1412]-6.75;2)" office:value-type="float" office:value="0.0887870692814483" calcext:value-type="float">
            <text:p>0.0887870693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.430642" calcext:value-type="float">
            <text:p>6.430642</text:p>
          </table:table-cell>
          <table:table-cell office:value-type="float" office:value="7.0489981505" calcext:value-type="float">
            <text:p>7.0489981505</text:p>
          </table:table-cell>
          <table:table-cell table:formula="of:=POWER([.C1413]-6.75;2)" office:value-type="float" office:value="0.0893998940024207" calcext:value-type="float">
            <text:p>0.08939989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6.005796" calcext:value-type="float">
            <text:p>6.005796</text:p>
          </table:table-cell>
          <table:table-cell office:value-type="float" office:value="7.0511872366" calcext:value-type="float">
            <text:p>7.0511872366</text:p>
          </table:table-cell>
          <table:table-cell table:formula="of:=POWER([.C1414]-6.75;2)" office:value-type="float" office:value="0.0907137514907442" calcext:value-type="float">
            <text:p>0.0907137515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5.501132" calcext:value-type="float">
            <text:p>5.501132</text:p>
          </table:table-cell>
          <table:table-cell office:value-type="float" office:value="7.0551110968" calcext:value-type="float">
            <text:p>7.0551110968</text:p>
          </table:table-cell>
          <table:table-cell table:formula="of:=POWER([.C1415]-6.75;2)" office:value-type="float" office:value="0.0930927813904991" calcext:value-type="float">
            <text:p>0.093092781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4.948245" calcext:value-type="float">
            <text:p>4.948245</text:p>
          </table:table-cell>
          <table:table-cell office:value-type="float" office:value="7.0612966237" calcext:value-type="float">
            <text:p>7.0612966237</text:p>
          </table:table-cell>
          <table:table-cell table:formula="of:=POWER([.C1416]-6.75;2)" office:value-type="float" office:value="0.0969055879270192" calcext:value-type="float">
            <text:p>0.0969055879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4.402675" calcext:value-type="float">
            <text:p>4.402675</text:p>
          </table:table-cell>
          <table:table-cell office:value-type="float" office:value="7.0701228871" calcext:value-type="float">
            <text:p>7.0701228871</text:p>
          </table:table-cell>
          <table:table-cell table:formula="of:=POWER([.C1417]-6.75;2)" office:value-type="float" office:value="0.102478662845239" calcext:value-type="float">
            <text:p>0.1024786628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3.952342" calcext:value-type="float">
            <text:p>3.952342</text:p>
          </table:table-cell>
          <table:table-cell office:value-type="float" office:value="7.0816756075" calcext:value-type="float">
            <text:p>7.0816756075</text:p>
          </table:table-cell>
          <table:table-cell table:formula="of:=POWER([.C1418]-6.75;2)" office:value-type="float" office:value="0.110008708610494" calcext:value-type="float">
            <text:p>0.1100087086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3.71278" calcext:value-type="float">
            <text:p>3.71278</text:p>
          </table:table-cell>
          <table:table-cell office:value-type="float" office:value="7.0955576774" calcext:value-type="float">
            <text:p>7.0955576774</text:p>
          </table:table-cell>
          <table:table-cell table:formula="of:=POWER([.C1419]-6.75;2)" office:value-type="float" office:value="0.119410108410083" calcext:value-type="float">
            <text:p>0.1194101084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3.780035" calcext:value-type="float">
            <text:p>3.780035</text:p>
          </table:table-cell>
          <table:table-cell office:value-type="float" office:value="7.1107291075" calcext:value-type="float">
            <text:p>7.1107291075</text:p>
          </table:table-cell>
          <table:table-cell table:formula="of:=POWER([.C1420]-6.75;2)" office:value-type="float" office:value="0.130125488997747" calcext:value-type="float">
            <text:p>0.130125489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.158235" calcext:value-type="float">
            <text:p>4.158235</text:p>
          </table:table-cell>
          <table:table-cell office:value-type="float" office:value="7.1256054086" calcext:value-type="float">
            <text:p>7.1256054086</text:p>
          </table:table-cell>
          <table:table-cell table:formula="of:=POWER([.C1421]-6.75;2)" office:value-type="float" office:value="0.141079422969573" calcext:value-type="float">
            <text:p>0.14107942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4.75868" calcext:value-type="float">
            <text:p>4.75868</text:p>
          </table:table-cell>
          <table:table-cell office:value-type="float" office:value="7.1385507903" calcext:value-type="float">
            <text:p>7.1385507903</text:p>
          </table:table-cell>
          <table:table-cell table:formula="of:=POWER([.C1422]-6.75;2)" office:value-type="float" office:value="0.150971716642755" calcext:value-type="float">
            <text:p>0.1509717166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.46799" calcext:value-type="float">
            <text:p>5.46799</text:p>
          </table:table-cell>
          <table:table-cell office:value-type="float" office:value="7.1483808495" calcext:value-type="float">
            <text:p>7.1483808495</text:p>
          </table:table-cell>
          <table:table-cell table:formula="of:=POWER([.C1423]-6.75;2)" office:value-type="float" office:value="0.158707301248341" calcext:value-type="float">
            <text:p>0.158707301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6.19246" calcext:value-type="float">
            <text:p>6.19246</text:p>
          </table:table-cell>
          <table:table-cell office:value-type="float" office:value="7.1545020538" calcext:value-type="float">
            <text:p>7.1545020538</text:p>
          </table:table-cell>
          <table:table-cell table:formula="of:=POWER([.C1424]-6.75;2)" office:value-type="float" office:value="0.163621911528418" calcext:value-type="float">
            <text:p>0.163621911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6.864832" calcext:value-type="float">
            <text:p>6.864832</text:p>
          </table:table-cell>
          <table:table-cell office:value-type="float" office:value="7.1568141882" calcext:value-type="float">
            <text:p>7.1568141882</text:p>
          </table:table-cell>
          <table:table-cell table:formula="of:=POWER([.C1425]-6.75;2)" office:value-type="float" office:value="0.165497783720825" calcext:value-type="float">
            <text:p>0.1654977837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.439434" calcext:value-type="float">
            <text:p>7.439434</text:p>
          </table:table-cell>
          <table:table-cell office:value-type="float" office:value="7.1555762581" calcext:value-type="float">
            <text:p>7.1555762581</text:p>
          </table:table-cell>
          <table:table-cell table:formula="of:=POWER([.C1426]-6.75;2)" office:value-type="float" office:value="0.164492101134398" calcext:value-type="float">
            <text:p>0.1644921011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7.887505" calcext:value-type="float">
            <text:p>7.887505</text:p>
          </table:table-cell>
          <table:table-cell office:value-type="float" office:value="7.151296828" calcext:value-type="float">
            <text:p>7.151296828</text:p>
          </table:table-cell>
          <table:table-cell table:formula="of:=POWER([.C1427]-6.75;2)" office:value-type="float" office:value="0.161039144162862" calcext:value-type="float">
            <text:p>0.1610391442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.19423" calcext:value-type="float">
            <text:p>8.19423</text:p>
          </table:table-cell>
          <table:table-cell office:value-type="float" office:value="7.1446467634" calcext:value-type="float">
            <text:p>7.1446467634</text:p>
          </table:table-cell>
          <table:table-cell table:formula="of:=POWER([.C1428]-6.75;2)" office:value-type="float" office:value="0.155746067862096" calcext:value-type="float">
            <text:p>0.1557460679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8.356711" calcext:value-type="float">
            <text:p>8.356711</text:p>
          </table:table-cell>
          <table:table-cell office:value-type="float" office:value="7.1363846344" calcext:value-type="float">
            <text:p>7.1363846344</text:p>
          </table:table-cell>
          <table:table-cell table:formula="of:=POWER([.C1429]-6.75;2)" office:value-type="float" office:value="0.149293085700421" calcext:value-type="float">
            <text:p>0.1492930857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8.382199" calcext:value-type="float">
            <text:p>8.382199</text:p>
          </table:table-cell>
          <table:table-cell office:value-type="float" office:value="7.1272898602" calcext:value-type="float">
            <text:p>7.1272898602</text:p>
          </table:table-cell>
          <table:table-cell table:formula="of:=POWER([.C1430]-6.75;2)" office:value-type="float" office:value="0.142347638609736" calcext:value-type="float">
            <text:p>0.1423476386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.28624" calcext:value-type="float">
            <text:p>8.28624</text:p>
          </table:table-cell>
          <table:table-cell office:value-type="float" office:value="7.1181029946" calcext:value-type="float">
            <text:p>7.1181029946</text:p>
          </table:table-cell>
          <table:table-cell table:formula="of:=POWER([.C1431]-6.75;2)" office:value-type="float" office:value="0.135499814633488" calcext:value-type="float">
            <text:p>0.1354998146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8.090687" calcext:value-type="float">
            <text:p>8.090687</text:p>
          </table:table-cell>
          <table:table-cell office:value-type="float" office:value="7.1094750484" calcext:value-type="float">
            <text:p>7.1094750484</text:p>
          </table:table-cell>
          <table:table-cell table:formula="of:=POWER([.C1432]-6.75;2)" office:value-type="float" office:value="0.129222310422182" calcext:value-type="float">
            <text:p>0.1292223104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7.821654" calcext:value-type="float">
            <text:p>7.821654</text:p>
          </table:table-cell>
          <table:table-cell office:value-type="float" office:value="7.1019282151" calcext:value-type="float">
            <text:p>7.1019282151</text:p>
          </table:table-cell>
          <table:table-cell table:formula="of:=POWER([.C1433]-6.75;2)" office:value-type="float" office:value="0.123853468583472" calcext:value-type="float">
            <text:p>0.1238534686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7.50758" calcext:value-type="float">
            <text:p>7.50758</text:p>
          </table:table-cell>
          <table:table-cell office:value-type="float" office:value="7.0958298172" calcext:value-type="float">
            <text:p>7.0958298172</text:p>
          </table:table-cell>
          <table:table-cell table:formula="of:=POWER([.C1434]-6.75;2)" office:value-type="float" office:value="0.119598262464586" calcext:value-type="float">
            <text:p>0.1195982625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7.177551" calcext:value-type="float">
            <text:p>7.177551</text:p>
          </table:table-cell>
          <table:table-cell office:value-type="float" office:value="7.0913799516" calcext:value-type="float">
            <text:p>7.0913799516</text:p>
          </table:table-cell>
          <table:table-cell table:formula="of:=POWER([.C1435]-6.75;2)" office:value-type="float" office:value="0.116540271354419" calcext:value-type="float">
            <text:p>0.1165402714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6.859865" calcext:value-type="float">
            <text:p>6.859865</text:p>
          </table:table-cell>
          <table:table-cell office:value-type="float" office:value="7.0886116667" calcext:value-type="float">
            <text:p>7.0886116667</text:p>
          </table:table-cell>
          <table:table-cell table:formula="of:=POWER([.C1436]-6.75;2)" office:value-type="float" office:value="0.114657860825352" calcext:value-type="float">
            <text:p>0.1146578608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.580667" calcext:value-type="float">
            <text:p>6.580667</text:p>
          </table:table-cell>
          <table:table-cell office:value-type="float" office:value="7.0874018978" calcext:value-type="float">
            <text:p>7.0874018978</text:p>
          </table:table-cell>
          <table:table-cell table:formula="of:=POWER([.C1437]-6.75;2)" office:value-type="float" office:value="0.113840040639042" calcext:value-type="float">
            <text:p>0.1138400406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.362309" calcext:value-type="float">
            <text:p>6.362309</text:p>
          </table:table-cell>
          <table:table-cell office:value-type="float" office:value="7.0874916075" calcext:value-type="float">
            <text:p>7.0874916075</text:p>
          </table:table-cell>
          <table:table-cell table:formula="of:=POWER([.C1438]-6.75;2)" office:value-type="float" office:value="0.113900585132934" calcext:value-type="float">
            <text:p>0.1139005851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.221182" calcext:value-type="float">
            <text:p>6.221182</text:p>
          </table:table-cell>
          <table:table-cell office:value-type="float" office:value="7.0885150161" calcext:value-type="float">
            <text:p>7.0885150161</text:p>
          </table:table-cell>
          <table:table-cell table:formula="of:=POWER([.C1439]-6.75;2)" office:value-type="float" office:value="0.114592416125183" calcext:value-type="float">
            <text:p>0.1145924161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6.165251" calcext:value-type="float">
            <text:p>6.165251</text:p>
          </table:table-cell>
          <table:table-cell office:value-type="float" office:value="7.0900390054" calcext:value-type="float">
            <text:p>7.0900390054</text:p>
          </table:table-cell>
          <table:table-cell table:formula="of:=POWER([.C1440]-6.75;2)" office:value-type="float" office:value="0.115626525193422" calcext:value-type="float">
            <text:p>0.1156265252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.192178" calcext:value-type="float">
            <text:p>6.192178</text:p>
          </table:table-cell>
          <table:table-cell office:value-type="float" office:value="7.0916127419" calcext:value-type="float">
            <text:p>7.0916127419</text:p>
          </table:table-cell>
          <table:table-cell table:formula="of:=POWER([.C1441]-6.75;2)" office:value-type="float" office:value="0.116699265428436" calcext:value-type="float">
            <text:p>0.1166992654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6.289121" calcext:value-type="float">
            <text:p>6.289121</text:p>
          </table:table-cell>
          <table:table-cell office:value-type="float" office:value="7.0928233065" calcext:value-type="float">
            <text:p>7.0928233065</text:p>
          </table:table-cell>
          <table:table-cell table:formula="of:=POWER([.C1442]-6.75;2)" office:value-type="float" office:value="0.117527819479593" calcext:value-type="float">
            <text:p>0.1175278195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.434647" calcext:value-type="float">
            <text:p>6.434647</text:p>
          </table:table-cell>
          <table:table-cell office:value-type="float" office:value="7.0933481237" calcext:value-type="float">
            <text:p>7.0933481237</text:p>
          </table:table-cell>
          <table:table-cell table:formula="of:=POWER([.C1443]-6.75;2)" office:value-type="float" office:value="0.117887934048311" calcext:value-type="float">
            <text:p>0.117887934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.602144" calcext:value-type="float">
            <text:p>6.602144</text:p>
          </table:table-cell>
          <table:table-cell office:value-type="float" office:value="7.092993543" calcext:value-type="float">
            <text:p>7.092993543</text:p>
          </table:table-cell>
          <table:table-cell table:formula="of:=POWER([.C1444]-6.75;2)" office:value-type="float" office:value="0.117644570539693" calcext:value-type="float">
            <text:p>0.1176445705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.763602" calcext:value-type="float">
            <text:p>6.763602</text:p>
          </table:table-cell>
          <table:table-cell office:value-type="float" office:value="7.091713172" calcext:value-type="float">
            <text:p>7.091713172</text:p>
          </table:table-cell>
          <table:table-cell table:formula="of:=POWER([.C1445]-6.75;2)" office:value-type="float" office:value="0.116767891918302" calcext:value-type="float">
            <text:p>0.1167678919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6.892883" calcext:value-type="float">
            <text:p>6.892883</text:p>
          </table:table-cell>
          <table:table-cell office:value-type="float" office:value="7.0896060323" calcext:value-type="float">
            <text:p>7.0896060323</text:p>
          </table:table-cell>
          <table:table-cell table:formula="of:=POWER([.C1446]-6.75;2)" office:value-type="float" office:value="0.115332257174549" calcext:value-type="float">
            <text:p>0.1153322572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.968141" calcext:value-type="float">
            <text:p>6.968141</text:p>
          </table:table-cell>
          <table:table-cell office:value-type="float" office:value="7.086899328" calcext:value-type="float">
            <text:p>7.086899328</text:p>
          </table:table-cell>
          <table:table-cell table:formula="of:=POWER([.C1447]-6.75;2)" office:value-type="float" office:value="0.113501157206852" calcext:value-type="float">
            <text:p>0.1135011572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6.973404" calcext:value-type="float">
            <text:p>6.973404</text:p>
          </table:table-cell>
          <table:table-cell office:value-type="float" office:value="7.0839216882" calcext:value-type="float">
            <text:p>7.0839216882</text:p>
          </table:table-cell>
          <table:table-cell table:formula="of:=POWER([.C1448]-6.75;2)" office:value-type="float" office:value="0.111503693850338" calcext:value-type="float">
            <text:p>0.1115036939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.899498" calcext:value-type="float">
            <text:p>6.899498</text:p>
          </table:table-cell>
          <table:table-cell office:value-type="float" office:value="7.0810718226" calcext:value-type="float">
            <text:p>7.0810718226</text:p>
          </table:table-cell>
          <table:table-cell table:formula="of:=POWER([.C1449]-6.75;2)" office:value-type="float" office:value="0.109608551719686" calcext:value-type="float">
            <text:p>0.1096085517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6.744453" calcext:value-type="float">
            <text:p>6.744453</text:p>
          </table:table-cell>
          <table:table-cell office:value-type="float" office:value="7.078785586" calcext:value-type="float">
            <text:p>7.078785586</text:p>
          </table:table-cell>
          <table:table-cell table:formula="of:=POWER([.C1450]-6.75;2)" office:value-type="float" office:value="0.108099961561364" calcext:value-type="float">
            <text:p>0.1080999616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.513563" calcext:value-type="float">
            <text:p>6.513563</text:p>
          </table:table-cell>
          <table:table-cell office:value-type="float" office:value="7.0775030323" calcext:value-type="float">
            <text:p>7.0775030323</text:p>
          </table:table-cell>
          <table:table-cell table:formula="of:=POWER([.C1451]-6.75;2)" office:value-type="float" office:value="0.107258236165695" calcext:value-type="float">
            <text:p>0.1072582362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.219197" calcext:value-type="float">
            <text:p>6.219197</text:p>
          </table:table-cell>
          <table:table-cell office:value-type="float" office:value="7.0776357043" calcext:value-type="float">
            <text:p>7.0776357043</text:p>
          </table:table-cell>
          <table:table-cell table:formula="of:=POWER([.C1452]-6.75;2)" office:value-type="float" office:value="0.107345154732157" calcext:value-type="float">
            <text:p>0.1073451547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5.880471" calcext:value-type="float">
            <text:p>5.880471</text:p>
          </table:table-cell>
          <table:table-cell office:value-type="float" office:value="7.0795338978" calcext:value-type="float">
            <text:p>7.0795338978</text:p>
          </table:table-cell>
          <table:table-cell table:formula="of:=POWER([.C1453]-6.75;2)" office:value-type="float" office:value="0.108592589799261" calcext:value-type="float">
            <text:p>0.1085925898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5.522777" calcext:value-type="float">
            <text:p>5.522777</text:p>
          </table:table-cell>
          <table:table-cell office:value-type="float" office:value="7.0834532473" calcext:value-type="float">
            <text:p>7.0834532473</text:p>
          </table:table-cell>
          <table:table-cell table:formula="of:=POWER([.C1454]-6.75;2)" office:value-type="float" office:value="0.111191068134915" calcext:value-type="float">
            <text:p>0.1111910681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5.17695" calcext:value-type="float">
            <text:p>5.17695</text:p>
          </table:table-cell>
          <table:table-cell office:value-type="float" office:value="7.0895205215" calcext:value-type="float">
            <text:p>7.0895205215</text:p>
          </table:table-cell>
          <table:table-cell table:formula="of:=POWER([.C1455]-6.75;2)" office:value-type="float" office:value="0.115274184519632" calcext:value-type="float">
            <text:p>0.1152741845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4.877407" calcext:value-type="float">
            <text:p>4.877407</text:p>
          </table:table-cell>
          <table:table-cell office:value-type="float" office:value="7.0977004516" calcext:value-type="float">
            <text:p>7.0977004516</text:p>
          </table:table-cell>
          <table:table-cell table:formula="of:=POWER([.C1456]-6.75;2)" office:value-type="float" office:value="0.120895604042844" calcext:value-type="float">
            <text:p>0.120895604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4.658195" calcext:value-type="float">
            <text:p>4.658195</text:p>
          </table:table-cell>
          <table:table-cell office:value-type="float" office:value="7.1077696398" calcext:value-type="float">
            <text:p>7.1077696398</text:p>
          </table:table-cell>
          <table:table-cell table:formula="of:=POWER([.C1457]-6.75;2)" office:value-type="float" office:value="0.127999115162622" calcext:value-type="float">
            <text:p>0.1279991152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4.546318" calcext:value-type="float">
            <text:p>4.546318</text:p>
          </table:table-cell>
          <table:table-cell office:value-type="float" office:value="7.1193102366" calcext:value-type="float">
            <text:p>7.1193102366</text:p>
          </table:table-cell>
          <table:table-cell table:formula="of:=POWER([.C1458]-6.75;2)" office:value-type="float" office:value="0.136390050857548" calcext:value-type="float">
            <text:p>0.1363900509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4.554029" calcext:value-type="float">
            <text:p>4.554029</text:p>
          </table:table-cell>
          <table:table-cell office:value-type="float" office:value="7.131739672" calcext:value-type="float">
            <text:p>7.131739672</text:p>
          </table:table-cell>
          <table:table-cell table:formula="of:=POWER([.C1459]-6.75;2)" office:value-type="float" office:value="0.145725177178668" calcext:value-type="float">
            <text:p>0.1457251772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.674583" calcext:value-type="float">
            <text:p>4.674583</text:p>
          </table:table-cell>
          <table:table-cell office:value-type="float" office:value="7.144383957" calcext:value-type="float">
            <text:p>7.144383957</text:p>
          </table:table-cell>
          <table:table-cell table:formula="of:=POWER([.C1460]-6.75;2)" office:value-type="float" office:value="0.155538705538978" calcext:value-type="float">
            <text:p>0.1555387055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.884893" calcext:value-type="float">
            <text:p>4.884893</text:p>
          </table:table-cell>
          <table:table-cell office:value-type="float" office:value="7.1565774032" calcext:value-type="float">
            <text:p>7.1565774032</text:p>
          </table:table-cell>
          <table:table-cell table:formula="of:=POWER([.C1461]-6.75;2)" office:value-type="float" office:value="0.165305184792855" calcext:value-type="float">
            <text:p>0.1653051848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5.15322" calcext:value-type="float">
            <text:p>5.15322</text:p>
          </table:table-cell>
          <table:table-cell office:value-type="float" office:value="7.1677525376" calcext:value-type="float">
            <text:p>7.1677525376</text:p>
          </table:table-cell>
          <table:table-cell table:formula="of:=POWER([.C1462]-6.75;2)" office:value-type="float" office:value="0.17451718267124" calcext:value-type="float">
            <text:p>0.1745171827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.446955" calcext:value-type="float">
            <text:p>5.446955</text:p>
          </table:table-cell>
          <table:table-cell office:value-type="float" office:value="7.1774933656" calcext:value-type="float">
            <text:p>7.1774933656</text:p>
          </table:table-cell>
          <table:table-cell table:formula="of:=POWER([.C1463]-6.75;2)" office:value-type="float" office:value="0.182750577632015" calcext:value-type="float">
            <text:p>0.1827505776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5.737566" calcext:value-type="float">
            <text:p>5.737566</text:p>
          </table:table-cell>
          <table:table-cell office:value-type="float" office:value="7.1855508226" calcext:value-type="float">
            <text:p>7.1855508226</text:p>
          </table:table-cell>
          <table:table-cell table:formula="of:=POWER([.C1464]-6.75;2)" office:value-type="float" office:value="0.189704519067536" calcext:value-type="float">
            <text:p>0.1897045191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6.002792" calcext:value-type="float">
            <text:p>6.002792</text:p>
          </table:table-cell>
          <table:table-cell office:value-type="float" office:value="7.1918345054" calcext:value-type="float">
            <text:p>7.1918345054</text:p>
          </table:table-cell>
          <table:table-cell table:formula="of:=POWER([.C1465]-6.75;2)" office:value-type="float" office:value="0.195217730162063" calcext:value-type="float">
            <text:p>0.1952177302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.227254" calcext:value-type="float">
            <text:p>6.227254</text:p>
          </table:table-cell>
          <table:table-cell office:value-type="float" office:value="7.1963937796" calcext:value-type="float">
            <text:p>7.1963937796</text:p>
          </table:table-cell>
          <table:table-cell table:formula="of:=POWER([.C1466]-6.75;2)" office:value-type="float" office:value="0.199267406465574" calcext:value-type="float">
            <text:p>0.1992674065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6.40236" calcext:value-type="float">
            <text:p>6.40236</text:p>
          </table:table-cell>
          <table:table-cell office:value-type="float" office:value="7.1993946022" calcext:value-type="float">
            <text:p>7.1993946022</text:p>
          </table:table-cell>
          <table:table-cell table:formula="of:=POWER([.C1467]-6.75;2)" office:value-type="float" office:value="0.201955508486496" calcext:value-type="float">
            <text:p>0.2019555085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52585" calcext:value-type="float">
            <text:p>6.52585</text:p>
          </table:table-cell>
          <table:table-cell office:value-type="float" office:value="7.2010935108" calcext:value-type="float">
            <text:p>7.2010935108</text:p>
          </table:table-cell>
          <table:table-cell table:formula="of:=POWER([.C1468]-6.75;2)" office:value-type="float" office:value="0.20348535548587" calcext:value-type="float">
            <text:p>0.2034853555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.60104" calcext:value-type="float">
            <text:p>6.60104</text:p>
          </table:table-cell>
          <table:table-cell office:value-type="float" office:value="7.2018084301" calcext:value-type="float">
            <text:p>7.2018084301</text:p>
          </table:table-cell>
          <table:table-cell table:formula="of:=POWER([.C1469]-6.75;2)" office:value-type="float" office:value="0.204130857509426" calcext:value-type="float">
            <text:p>0.2041308575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6.635675" calcext:value-type="float">
            <text:p>6.635675</text:p>
          </table:table-cell>
          <table:table-cell office:value-type="float" office:value="7.2018860484" calcext:value-type="float">
            <text:p>7.2018860484</text:p>
          </table:table-cell>
          <table:table-cell table:formula="of:=POWER([.C1470]-6.75;2)" office:value-type="float" office:value="0.204201000738568" calcext:value-type="float">
            <text:p>0.2042010007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.640392" calcext:value-type="float">
            <text:p>6.640392</text:p>
          </table:table-cell>
          <table:table-cell office:value-type="float" office:value="7.2016673387" calcext:value-type="float">
            <text:p>7.2016673387</text:p>
          </table:table-cell>
          <table:table-cell table:formula="of:=POWER([.C1471]-6.75;2)" office:value-type="float" office:value="0.204003384848341" calcext:value-type="float">
            <text:p>0.2040033848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6.626881" calcext:value-type="float">
            <text:p>6.626881</text:p>
          </table:table-cell>
          <table:table-cell office:value-type="float" office:value="7.2014544409" calcext:value-type="float">
            <text:p>7.2014544409</text:p>
          </table:table-cell>
          <table:table-cell table:formula="of:=POWER([.C1472]-6.75;2)" office:value-type="float" office:value="0.203811112208332" calcext:value-type="float">
            <text:p>0.2038111122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.606031" calcext:value-type="float">
            <text:p>6.606031</text:p>
          </table:table-cell>
          <table:table-cell office:value-type="float" office:value="7.2014836022" calcext:value-type="float">
            <text:p>7.2014836022</text:p>
          </table:table-cell>
          <table:table-cell table:formula="of:=POWER([.C1473]-6.75;2)" office:value-type="float" office:value="0.203837443055488" calcext:value-type="float">
            <text:p>0.203837443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6.58647" calcext:value-type="float">
            <text:p>6.58647</text:p>
          </table:table-cell>
          <table:table-cell office:value-type="float" office:value="7.2019084194" calcext:value-type="float">
            <text:p>7.2019084194</text:p>
          </table:table-cell>
          <table:table-cell table:formula="of:=POWER([.C1474]-6.75;2)" office:value-type="float" office:value="0.204221219524606" calcext:value-type="float">
            <text:p>0.2042212195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6.573885" calcext:value-type="float">
            <text:p>6.573885</text:p>
          </table:table-cell>
          <table:table-cell office:value-type="float" office:value="7.2027954677" calcext:value-type="float">
            <text:p>7.2027954677</text:p>
          </table:table-cell>
          <table:table-cell table:formula="of:=POWER([.C1475]-6.75;2)" office:value-type="float" office:value="0.205023735569661" calcext:value-type="float">
            <text:p>0.2050237356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.571327" calcext:value-type="float">
            <text:p>6.571327</text:p>
          </table:table-cell>
          <table:table-cell office:value-type="float" office:value="7.2041308978" calcext:value-type="float">
            <text:p>7.2041308978</text:p>
          </table:table-cell>
          <table:table-cell table:formula="of:=POWER([.C1476]-6.75;2)" office:value-type="float" office:value="0.206234872336634" calcext:value-type="float">
            <text:p>0.2062348723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6.580343" calcext:value-type="float">
            <text:p>6.580343</text:p>
          </table:table-cell>
          <table:table-cell office:value-type="float" office:value="7.2058337527" calcext:value-type="float">
            <text:p>7.2058337527</text:p>
          </table:table-cell>
          <table:table-cell table:formula="of:=POWER([.C1477]-6.75;2)" office:value-type="float" office:value="0.207784410100565" calcext:value-type="float">
            <text:p>0.2077844101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.602482" calcext:value-type="float">
            <text:p>6.602482</text:p>
          </table:table-cell>
          <table:table-cell office:value-type="float" office:value="7.2077708602" calcext:value-type="float">
            <text:p>7.2077708602</text:p>
          </table:table-cell>
          <table:table-cell table:formula="of:=POWER([.C1478]-6.75;2)" office:value-type="float" office:value="0.209554160448248" calcext:value-type="float">
            <text:p>0.2095541604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.640615" calcext:value-type="float">
            <text:p>6.640615</text:p>
          </table:table-cell>
          <table:table-cell office:value-type="float" office:value="7.2097695645" calcext:value-type="float">
            <text:p>7.2097695645</text:p>
          </table:table-cell>
          <table:table-cell table:formula="of:=POWER([.C1479]-6.75;2)" office:value-type="float" office:value="0.21138805244052" calcext:value-type="float">
            <text:p>0.2113880524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.699656" calcext:value-type="float">
            <text:p>6.699656</text:p>
          </table:table-cell>
          <table:table-cell office:value-type="float" office:value="7.211627" calcext:value-type="float">
            <text:p>7.211627</text:p>
          </table:table-cell>
          <table:table-cell table:formula="of:=POWER([.C1480]-6.75;2)" office:value-type="float" office:value="0.213099487129" calcext:value-type="float">
            <text:p>0.2130994871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.786692" calcext:value-type="float">
            <text:p>6.786692</text:p>
          </table:table-cell>
          <table:table-cell office:value-type="float" office:value="7.2131168441" calcext:value-type="float">
            <text:p>7.2131168441</text:p>
          </table:table-cell>
          <table:table-cell table:formula="of:=POWER([.C1481]-6.75;2)" office:value-type="float" office:value="0.214477211289144" calcext:value-type="float">
            <text:p>0.2144772113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910979" calcext:value-type="float">
            <text:p>6.910979</text:p>
          </table:table-cell>
          <table:table-cell office:value-type="float" office:value="7.2139943925" calcext:value-type="float">
            <text:p>7.2139943925</text:p>
          </table:table-cell>
          <table:table-cell table:formula="of:=POWER([.C1482]-6.75;2)" office:value-type="float" office:value="0.215290796271444" calcext:value-type="float">
            <text:p>0.2152907963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7.084789" calcext:value-type="float">
            <text:p>7.084789</text:p>
          </table:table-cell>
          <table:table-cell office:value-type="float" office:value="7.2139986022" calcext:value-type="float">
            <text:p>7.2139986022</text:p>
          </table:table-cell>
          <table:table-cell table:formula="of:=POWER([.C1483]-6.75;2)" office:value-type="float" office:value="0.215294702843554" calcext:value-type="float">
            <text:p>0.2152947028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7.326409" calcext:value-type="float">
            <text:p>7.326409</text:p>
          </table:table-cell>
          <table:table-cell office:value-type="float" office:value="7.2128445699" calcext:value-type="float">
            <text:p>7.2128445699</text:p>
          </table:table-cell>
          <table:table-cell table:formula="of:=POWER([.C1484]-6.75;2)" office:value-type="float" office:value="0.214225095885916" calcext:value-type="float">
            <text:p>0.2142250959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7.667062" calcext:value-type="float">
            <text:p>7.667062</text:p>
          </table:table-cell>
          <table:table-cell office:value-type="float" office:value="7.2101934892" calcext:value-type="float">
            <text:p>7.2101934892</text:p>
          </table:table-cell>
          <table:table-cell table:formula="of:=POWER([.C1485]-6.75;2)" office:value-type="float" office:value="0.21177804750207" calcext:value-type="float">
            <text:p>0.2117780475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.1648" calcext:value-type="float">
            <text:p>8.1648</text:p>
          </table:table-cell>
          <table:table-cell office:value-type="float" office:value="7.2055782312" calcext:value-type="float">
            <text:p>7.2055782312</text:p>
          </table:table-cell>
          <table:table-cell table:formula="of:=POWER([.C1486]-6.75;2)" office:value-type="float" office:value="0.20755152474332" calcext:value-type="float">
            <text:p>0.2075515247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8.934008" calcext:value-type="float">
            <text:p>8.934008</text:p>
          </table:table-cell>
          <table:table-cell office:value-type="float" office:value="7.1982475645" calcext:value-type="float">
            <text:p>7.1982475645</text:p>
          </table:table-cell>
          <table:table-cell table:formula="of:=POWER([.C1487]-6.75;2)" office:value-type="float" office:value="0.200925879080182" calcext:value-type="float">
            <text:p>0.2009258791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0.22379" calcext:value-type="float">
            <text:p>10.22379</text:p>
          </table:table-cell>
          <table:table-cell office:value-type="float" office:value="7.186846828" calcext:value-type="float">
            <text:p>7.186846828</text:p>
          </table:table-cell>
          <table:table-cell table:formula="of:=POWER([.C1488]-6.75;2)" office:value-type="float" office:value="0.190835151133662" calcext:value-type="float">
            <text:p>0.1908351511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2.721919" calcext:value-type="float">
            <text:p>12.721919</text:p>
          </table:table-cell>
          <table:table-cell office:value-type="float" office:value="7.1686751344" calcext:value-type="float">
            <text:p>7.1686751344</text:p>
          </table:table-cell>
          <table:table-cell table:formula="of:=POWER([.C1489]-6.75;2)" office:value-type="float" office:value="0.175288868164858" calcext:value-type="float">
            <text:p>0.1752888682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7.1373097366" calcext:value-type="float">
            <text:p>7.1373097366</text:p>
          </table:table-cell>
          <table:table-cell table:formula="of:=POWER([.C1490]-6.75;2)" office:value-type="float" office:value="0.150008832065161" calcext:value-type="float">
            <text:p>0.1500088321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7.0675498172" calcext:value-type="float">
            <text:p>7.0675498172</text:p>
          </table:table-cell>
          <table:table-cell table:formula="of:=POWER([.C1491]-6.75;2)" office:value-type="float" office:value="0.100837886403753" calcext:value-type="float">
            <text:p>0.1008378864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6.9980561935" calcext:value-type="float">
            <text:p>6.9980561935</text:p>
          </table:table-cell>
          <table:table-cell table:formula="of:=POWER([.C1492]-6.75;2)" office:value-type="float" office:value="0.0615318751337095" calcext:value-type="float">
            <text:p>0.0615318751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6.9287771613" calcext:value-type="float">
            <text:p>6.9287771613</text:p>
          </table:table-cell>
          <table:table-cell table:formula="of:=POWER([.C1493]-6.75;2)" office:value-type="float" office:value="0.0319612734024863" calcext:value-type="float">
            <text:p>0.0319612734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6.8596226237" calcext:value-type="float">
            <text:p>6.8596226237</text:p>
          </table:table-cell>
          <table:table-cell table:formula="of:=POWER([.C1494]-6.75;2)" office:value-type="float" office:value="0.0120171196268718" calcext:value-type="float">
            <text:p>0.0120171196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6.7904749301" calcext:value-type="float">
            <text:p>6.7904749301</text:p>
          </table:table-cell>
          <table:table-cell table:formula="of:=POWER([.C1495]-6.75;2)" office:value-type="float" office:value="0.00163821996659991" calcext:value-type="float">
            <text:p>0.00163822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9.91421" calcext:value-type="float">
            <text:p>19.91421</text:p>
          </table:table-cell>
          <table:table-cell office:value-type="float" office:value="6.7212032312" calcext:value-type="float">
            <text:p>6.7212032312</text:p>
          </table:table-cell>
          <table:table-cell table:formula="of:=POWER([.C1496]-6.75;2)" office:value-type="float" office:value="0.000829253893320624" calcext:value-type="float">
            <text:p>0.0008292539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.63893" calcext:value-type="float">
            <text:p>2.63893</text:p>
          </table:table-cell>
          <table:table-cell office:value-type="float" office:value="6.6516797527" calcext:value-type="float">
            <text:p>6.6516797527</text:p>
          </table:table-cell>
          <table:table-cell table:formula="of:=POWER([.C1497]-6.75;2)" office:value-type="float" office:value="0.0096668710291332" calcext:value-type="float">
            <text:p>0.009666871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5.018639" calcext:value-type="float">
            <text:p>5.018639</text:p>
          </table:table-cell>
          <table:table-cell office:value-type="float" office:value="6.6746741882" calcext:value-type="float">
            <text:p>6.6746741882</text:p>
          </table:table-cell>
          <table:table-cell table:formula="of:=POWER([.C1498]-6.75;2)" office:value-type="float" office:value="0.00567397792332902" calcext:value-type="float">
            <text:p>0.0056739779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416102" calcext:value-type="float">
            <text:p>6.416102</text:p>
          </table:table-cell>
          <table:table-cell office:value-type="float" office:value="6.6844411237" calcext:value-type="float">
            <text:p>6.6844411237</text:p>
          </table:table-cell>
          <table:table-cell table:formula="of:=POWER([.C1499]-6.75;2)" office:value-type="float" office:value="0.00429796626171869" calcext:value-type="float">
            <text:p>0.0042979663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7.374403" calcext:value-type="float">
            <text:p>7.374403</text:p>
          </table:table-cell>
          <table:table-cell office:value-type="float" office:value="6.6862346022" calcext:value-type="float">
            <text:p>6.6862346022</text:p>
          </table:table-cell>
          <table:table-cell table:formula="of:=POWER([.C1500]-6.75;2)" office:value-type="float" office:value="0.00406602595659226" calcext:value-type="float">
            <text:p>0.00406602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.023725" calcext:value-type="float">
            <text:p>8.023725</text:p>
          </table:table-cell>
          <table:table-cell office:value-type="float" office:value="6.6824421559" calcext:value-type="float">
            <text:p>6.6824421559</text:p>
          </table:table-cell>
          <table:table-cell table:formula="of:=POWER([.C1501]-6.75;2)" office:value-type="float" office:value="0.00456406229943984" calcext:value-type="float">
            <text:p>0.0045640623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.423549" calcext:value-type="float">
            <text:p>8.423549</text:p>
          </table:table-cell>
          <table:table-cell office:value-type="float" office:value="6.6748046505" calcext:value-type="float">
            <text:p>6.6748046505</text:p>
          </table:table-cell>
          <table:table-cell table:formula="of:=POWER([.C1502]-6.75;2)" office:value-type="float" office:value="0.00565434058642708" calcext:value-type="float">
            <text:p>0.005654340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8.615807" calcext:value-type="float">
            <text:p>8.615807</text:p>
          </table:table-cell>
          <table:table-cell office:value-type="float" office:value="6.6647887312" calcext:value-type="float">
            <text:p>6.6647887312</text:p>
          </table:table-cell>
          <table:table-cell table:formula="of:=POWER([.C1503]-6.75;2)" office:value-type="float" office:value="0.00726096033050589" calcext:value-type="float">
            <text:p>0.0072609603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8.640048" calcext:value-type="float">
            <text:p>8.640048</text:p>
          </table:table-cell>
          <table:table-cell office:value-type="float" office:value="6.6536662581" calcext:value-type="float">
            <text:p>6.6536662581</text:p>
          </table:table-cell>
          <table:table-cell table:formula="of:=POWER([.C1504]-6.75;2)" office:value-type="float" office:value="0.00928018982845575" calcext:value-type="float">
            <text:p>0.0092801898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8.537917" calcext:value-type="float">
            <text:p>8.537917</text:p>
          </table:table-cell>
          <table:table-cell office:value-type="float" office:value="6.6425070699" calcext:value-type="float">
            <text:p>6.6425070699</text:p>
          </table:table-cell>
          <table:table-cell table:formula="of:=POWER([.C1505]-6.75;2)" office:value-type="float" office:value="0.0115547300214835" calcext:value-type="float">
            <text:p>0.01155473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8.353025" calcext:value-type="float">
            <text:p>8.353025</text:p>
          </table:table-cell>
          <table:table-cell office:value-type="float" office:value="6.6321460484" calcext:value-type="float">
            <text:p>6.6321460484</text:p>
          </table:table-cell>
          <table:table-cell table:formula="of:=POWER([.C1506]-6.75;2)" office:value-type="float" office:value="0.0138895539077351" calcext:value-type="float">
            <text:p>0.0138895539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8.128071" calcext:value-type="float">
            <text:p>8.128071</text:p>
          </table:table-cell>
          <table:table-cell office:value-type="float" office:value="6.6231531237" calcext:value-type="float">
            <text:p>6.6231531237</text:p>
          </table:table-cell>
          <table:table-cell table:formula="of:=POWER([.C1507]-6.75;2)" office:value-type="float" office:value="0.0160901300270675" calcext:value-type="float">
            <text:p>0.01609013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7.900157" calcext:value-type="float">
            <text:p>7.900157</text:p>
          </table:table-cell>
          <table:table-cell office:value-type="float" office:value="6.6158242581" calcext:value-type="float">
            <text:p>6.6158242581</text:p>
          </table:table-cell>
          <table:table-cell table:formula="of:=POWER([.C1508]-6.75;2)" office:value-type="float" office:value="0.0180031297144154" calcext:value-type="float">
            <text:p>0.0180031297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7.695522" calcext:value-type="float">
            <text:p>7.695522</text:p>
          </table:table-cell>
          <table:table-cell office:value-type="float" office:value="6.6102048333" calcext:value-type="float">
            <text:p>6.6102048333</text:p>
          </table:table-cell>
          <table:table-cell table:formula="of:=POWER([.C1509]-6.75;2)" office:value-type="float" office:value="0.0195426886326808" calcext:value-type="float">
            <text:p>0.0195426886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7.525529" calcext:value-type="float">
            <text:p>7.525529</text:p>
          </table:table-cell>
          <table:table-cell office:value-type="float" office:value="6.6061486505" calcext:value-type="float">
            <text:p>6.6061486505</text:p>
          </table:table-cell>
          <table:table-cell table:formula="of:=POWER([.C1510]-6.75;2)" office:value-type="float" office:value="0.0206932107529712" calcext:value-type="float">
            <text:p>0.0206932108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7.385802" calcext:value-type="float">
            <text:p>7.385802</text:p>
          </table:table-cell>
          <table:table-cell office:value-type="float" office:value="6.6034048226" calcext:value-type="float">
            <text:p>6.6034048226</text:p>
          </table:table-cell>
          <table:table-cell table:formula="of:=POWER([.C1511]-6.75;2)" office:value-type="float" office:value="0.0214901460369375" calcext:value-type="float">
            <text:p>0.021490146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7.259331" calcext:value-type="float">
            <text:p>7.259331</text:p>
          </table:table-cell>
          <table:table-cell office:value-type="float" office:value="6.6017139462" calcext:value-type="float">
            <text:p>6.6017139462</text:p>
          </table:table-cell>
          <table:table-cell table:formula="of:=POWER([.C1512]-6.75;2)" office:value-type="float" office:value="0.0219887537515764" calcext:value-type="float">
            <text:p>0.0219887538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7.12251" calcext:value-type="float">
            <text:p>7.12251</text:p>
          </table:table-cell>
          <table:table-cell office:value-type="float" office:value="6.6008905699" calcext:value-type="float">
            <text:p>6.6008905699</text:p>
          </table:table-cell>
          <table:table-cell table:formula="of:=POWER([.C1513]-6.75;2)" office:value-type="float" office:value="0.0222336221447468" calcext:value-type="float">
            <text:p>0.0222336221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6.952008" calcext:value-type="float">
            <text:p>6.952008</text:p>
          </table:table-cell>
          <table:table-cell office:value-type="float" office:value="6.6008744194" calcext:value-type="float">
            <text:p>6.6008744194</text:p>
          </table:table-cell>
          <table:table-cell table:formula="of:=POWER([.C1514]-6.75;2)" office:value-type="float" office:value="0.022238438789287" calcext:value-type="float">
            <text:p>0.0222384388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730633" calcext:value-type="float">
            <text:p>6.730633</text:p>
          </table:table-cell>
          <table:table-cell office:value-type="float" office:value="6.6017441882" calcext:value-type="float">
            <text:p>6.6017441882</text:p>
          </table:table-cell>
          <table:table-cell table:formula="of:=POWER([.C1515]-6.75;2)" office:value-type="float" office:value="0.0219797857324771" calcext:value-type="float">
            <text:p>0.0219797857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.451399" calcext:value-type="float">
            <text:p>6.451399</text:p>
          </table:table-cell>
          <table:table-cell office:value-type="float" office:value="6.6036976344" calcext:value-type="float">
            <text:p>6.6036976344</text:p>
          </table:table-cell>
          <table:table-cell table:formula="of:=POWER([.C1516]-6.75;2)" office:value-type="float" office:value="0.0214043821801562" calcext:value-type="float">
            <text:p>0.0214043822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6.119887" calcext:value-type="float">
            <text:p>6.119887</text:p>
          </table:table-cell>
          <table:table-cell office:value-type="float" office:value="6.6070058011" calcext:value-type="float">
            <text:p>6.6070058011</text:p>
          </table:table-cell>
          <table:table-cell table:formula="of:=POWER([.C1517]-6.75;2)" office:value-type="float" office:value="0.0204473409190529" calcext:value-type="float">
            <text:p>0.0204473409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5.75527" calcext:value-type="float">
            <text:p>5.75527</text:p>
          </table:table-cell>
          <table:table-cell office:value-type="float" office:value="6.6119489355" calcext:value-type="float">
            <text:p>6.6119489355</text:p>
          </table:table-cell>
          <table:table-cell table:formula="of:=POWER([.C1518]-6.75;2)" office:value-type="float" office:value="0.0190580964095831" calcext:value-type="float">
            <text:p>0.0190580964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5.390041" calcext:value-type="float">
            <text:p>5.390041</text:p>
          </table:table-cell>
          <table:table-cell office:value-type="float" office:value="6.618740086" calcext:value-type="float">
            <text:p>6.618740086</text:p>
          </table:table-cell>
          <table:table-cell table:formula="of:=POWER([.C1519]-6.75;2)" office:value-type="float" office:value="0.0172291650232874" calcext:value-type="float">
            <text:p>0.017229165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.067598" calcext:value-type="float">
            <text:p>5.067598</text:p>
          </table:table-cell>
          <table:table-cell office:value-type="float" office:value="6.6274432634" calcext:value-type="float">
            <text:p>6.6274432634</text:p>
          </table:table-cell>
          <table:table-cell table:formula="of:=POWER([.C1520]-6.75;2)" office:value-type="float" office:value="0.0150201536860418" calcext:value-type="float">
            <text:p>0.0150201537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.835706" calcext:value-type="float">
            <text:p>4.835706</text:p>
          </table:table-cell>
          <table:table-cell office:value-type="float" office:value="6.6378989301" calcext:value-type="float">
            <text:p>6.6378989301</text:p>
          </table:table-cell>
          <table:table-cell table:formula="of:=POWER([.C1521]-6.75;2)" office:value-type="float" office:value="0.0125666498727246" calcext:value-type="float">
            <text:p>0.0125666499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4.734274" calcext:value-type="float">
            <text:p>4.734274</text:p>
          </table:table-cell>
          <table:table-cell office:value-type="float" office:value="6.6496817903" calcext:value-type="float">
            <text:p>6.6496817903</text:p>
          </table:table-cell>
          <table:table-cell table:formula="of:=POWER([.C1522]-6.75;2)" office:value-type="float" office:value="0.0100637431974132" calcext:value-type="float">
            <text:p>0.0100637432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.780696" calcext:value-type="float">
            <text:p>4.780696</text:p>
          </table:table-cell>
          <table:table-cell office:value-type="float" office:value="6.6621250323" calcext:value-type="float">
            <text:p>6.6621250323</text:p>
          </table:table-cell>
          <table:table-cell table:formula="of:=POWER([.C1523]-6.75;2)" office:value-type="float" office:value="0.00772200994827611" calcext:value-type="float">
            <text:p>0.0077220099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4.962591" calcext:value-type="float">
            <text:p>4.962591</text:p>
          </table:table-cell>
          <table:table-cell office:value-type="float" office:value="6.6744277742" calcext:value-type="float">
            <text:p>6.6744277742</text:p>
          </table:table-cell>
          <table:table-cell table:formula="of:=POWER([.C1524]-6.75;2)" office:value-type="float" office:value="0.00571116131236622" calcext:value-type="float">
            <text:p>0.0057111613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5.24451" calcext:value-type="float">
            <text:p>5.24451</text:p>
          </table:table-cell>
          <table:table-cell office:value-type="float" office:value="6.6858085645" calcext:value-type="float">
            <text:p>6.6858085645</text:p>
          </table:table-cell>
          <table:table-cell table:formula="of:=POWER([.C1525]-6.75;2)" office:value-type="float" office:value="0.00412054039155063" calcext:value-type="float">
            <text:p>0.0041205404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5.582687" calcext:value-type="float">
            <text:p>5.582687</text:p>
          </table:table-cell>
          <table:table-cell office:value-type="float" office:value="6.6956310161" calcext:value-type="float">
            <text:p>6.6956310161</text:p>
          </table:table-cell>
          <table:table-cell table:formula="of:=POWER([.C1526]-6.75;2)" office:value-type="float" office:value="0.00295598641031845" calcext:value-type="float">
            <text:p>0.0029559864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5.93733" calcext:value-type="float">
            <text:p>5.93733</text:p>
          </table:table-cell>
          <table:table-cell office:value-type="float" office:value="6.7034579677" calcext:value-type="float">
            <text:p>6.7034579677</text:p>
          </table:table-cell>
          <table:table-cell table:formula="of:=POWER([.C1527]-6.75;2)" office:value-type="float" office:value="0.00216616077061421" calcext:value-type="float">
            <text:p>0.0021661608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6.278424" calcext:value-type="float">
            <text:p>6.278424</text:p>
          </table:table-cell>
          <table:table-cell office:value-type="float" office:value="6.7090460968" calcext:value-type="float">
            <text:p>6.7090460968</text:p>
          </table:table-cell>
          <table:table-cell table:formula="of:=POWER([.C1528]-6.75;2)" office:value-type="float" office:value="0.00167722218731498" calcext:value-type="float">
            <text:p>0.0016772222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6.586685" calcext:value-type="float">
            <text:p>6.586685</text:p>
          </table:table-cell>
          <table:table-cell office:value-type="float" office:value="6.7123136828" calcext:value-type="float">
            <text:p>6.7123136828</text:p>
          </table:table-cell>
          <table:table-cell table:formula="of:=POWER([.C1529]-6.75;2)" office:value-type="float" office:value="0.00142025850409904" calcext:value-type="float">
            <text:p>0.0014202585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6.852189" calcext:value-type="float">
            <text:p>6.852189</text:p>
          </table:table-cell>
          <table:table-cell office:value-type="float" office:value="6.7133051828" calcext:value-type="float">
            <text:p>6.7133051828</text:p>
          </table:table-cell>
          <table:table-cell table:formula="of:=POWER([.C1530]-6.75;2)" office:value-type="float" office:value="0.00134650960934141" calcext:value-type="float">
            <text:p>0.0013465096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7.072148" calcext:value-type="float">
            <text:p>7.072148</text:p>
          </table:table-cell>
          <table:table-cell office:value-type="float" office:value="6.7121624409" calcext:value-type="float">
            <text:p>6.7121624409</text:p>
          </table:table-cell>
          <table:table-cell table:formula="of:=POWER([.C1531]-6.75;2)" office:value-type="float" office:value="0.00143168087864597" calcext:value-type="float">
            <text:p>0.0014316809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.248493" calcext:value-type="float">
            <text:p>7.248493</text:p>
          </table:table-cell>
          <table:table-cell office:value-type="float" office:value="6.7091041398" calcext:value-type="float">
            <text:p>6.7091041398</text:p>
          </table:table-cell>
          <table:table-cell table:formula="of:=POWER([.C1532]-6.75;2)" office:value-type="float" office:value="0.00167247138149795" calcext:value-type="float">
            <text:p>0.001672471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7.385529" calcext:value-type="float">
            <text:p>7.385529</text:p>
          </table:table-cell>
          <table:table-cell office:value-type="float" office:value="6.704411629" calcext:value-type="float">
            <text:p>6.704411629</text:p>
          </table:table-cell>
          <table:table-cell table:formula="of:=POWER([.C1533]-6.75;2)" office:value-type="float" office:value="0.00207829957043364" calcext:value-type="float">
            <text:p>0.0020782996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.487872" calcext:value-type="float">
            <text:p>7.487872</text:p>
          </table:table-cell>
          <table:table-cell office:value-type="float" office:value="6.6984178656" calcext:value-type="float">
            <text:p>6.6984178656</text:p>
          </table:table-cell>
          <table:table-cell table:formula="of:=POWER([.C1534]-6.75;2)" office:value-type="float" office:value="0.00266071658925969" calcext:value-type="float">
            <text:p>0.0026607166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7.558852" calcext:value-type="float">
            <text:p>7.558852</text:p>
          </table:table-cell>
          <table:table-cell office:value-type="float" office:value="6.6914962903" calcext:value-type="float">
            <text:p>6.6914962903</text:p>
          </table:table-cell>
          <table:table-cell table:formula="of:=POWER([.C1535]-6.75;2)" office:value-type="float" office:value="0.00342268404866188" calcext:value-type="float">
            <text:p>0.003422684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7.599543" calcext:value-type="float">
            <text:p>7.599543</text:p>
          </table:table-cell>
          <table:table-cell office:value-type="float" office:value="6.6840474032" calcext:value-type="float">
            <text:p>6.6840474032</text:p>
          </table:table-cell>
          <table:table-cell table:formula="of:=POWER([.C1536]-6.75;2)" office:value-type="float" office:value="0.00434974502466335" calcext:value-type="float">
            <text:p>0.004349745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7.608498" calcext:value-type="float">
            <text:p>7.608498</text:p>
          </table:table-cell>
          <table:table-cell office:value-type="float" office:value="6.6764829086" calcext:value-type="float">
            <text:p>6.6764829086</text:p>
          </table:table-cell>
          <table:table-cell table:formula="of:=POWER([.C1537]-6.75;2)" office:value-type="float" office:value="0.005404762727916" calcext:value-type="float">
            <text:p>0.0054047627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7.582153" calcext:value-type="float">
            <text:p>7.582153</text:p>
          </table:table-cell>
          <table:table-cell office:value-type="float" office:value="6.6692091344" calcext:value-type="float">
            <text:p>6.6692091344</text:p>
          </table:table-cell>
          <table:table-cell table:formula="of:=POWER([.C1538]-6.75;2)" office:value-type="float" office:value="0.00652716396439727" calcext:value-type="float">
            <text:p>0.006527164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7.515763" calcext:value-type="float">
            <text:p>7.515763</text:p>
          </table:table-cell>
          <table:table-cell office:value-type="float" office:value="6.6626122903" calcext:value-type="float">
            <text:p>6.6626122903</text:p>
          </table:table-cell>
          <table:table-cell table:formula="of:=POWER([.C1539]-6.75;2)" office:value-type="float" office:value="0.00763661180661143" calcext:value-type="float">
            <text:p>0.0076366118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7.404646" calcext:value-type="float">
            <text:p>7.404646</text:p>
          </table:table-cell>
          <table:table-cell office:value-type="float" office:value="6.6570470215" calcext:value-type="float">
            <text:p>6.6570470215</text:p>
          </table:table-cell>
          <table:table-cell table:formula="of:=POWER([.C1540]-6.75;2)" office:value-type="float" office:value="0.00864025621202139" calcext:value-type="float">
            <text:p>0.0086402562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7.245552" calcext:value-type="float">
            <text:p>7.245552</text:p>
          </table:table-cell>
          <table:table-cell office:value-type="float" office:value="6.6528281774" calcext:value-type="float">
            <text:p>6.6528281774</text:p>
          </table:table-cell>
          <table:table-cell table:formula="of:=POWER([.C1541]-6.75;2)" office:value-type="float" office:value="0.00944236310740587" calcext:value-type="float">
            <text:p>0.0094423631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7.037982" calcext:value-type="float">
            <text:p>7.037982</text:p>
          </table:table-cell>
          <table:table-cell office:value-type="float" office:value="6.6502240054" calcext:value-type="float">
            <text:p>6.6502240054</text:p>
          </table:table-cell>
          <table:table-cell table:formula="of:=POWER([.C1542]-6.75;2)" office:value-type="float" office:value="0.0099552490984192" calcext:value-type="float">
            <text:p>0.0099552491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6.785389" calcext:value-type="float">
            <text:p>6.785389</text:p>
          </table:table-cell>
          <table:table-cell office:value-type="float" office:value="6.6494487634" calcext:value-type="float">
            <text:p>6.6494487634</text:p>
          </table:table-cell>
          <table:table-cell table:formula="of:=POWER([.C1543]-6.75;2)" office:value-type="float" office:value="0.0101105511817892" calcext:value-type="float">
            <text:p>0.010110551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6.496201" calcext:value-type="float">
            <text:p>6.496201</text:p>
          </table:table-cell>
          <table:table-cell office:value-type="float" office:value="6.650652871" calcext:value-type="float">
            <text:p>6.650652871</text:p>
          </table:table-cell>
          <table:table-cell table:formula="of:=POWER([.C1544]-6.75;2)" office:value-type="float" office:value="0.00986985204054261" calcext:value-type="float">
            <text:p>0.009869852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184614" calcext:value-type="float">
            <text:p>6.184614</text:p>
          </table:table-cell>
          <table:table-cell office:value-type="float" office:value="6.6539095323" calcext:value-type="float">
            <text:p>6.6539095323</text:p>
          </table:table-cell>
          <table:table-cell table:formula="of:=POWER([.C1545]-6.75;2)" office:value-type="float" office:value="0.00923337798280471" calcext:value-type="float">
            <text:p>0.009233378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5.871023" calcext:value-type="float">
            <text:p>5.871023</text:p>
          </table:table-cell>
          <table:table-cell office:value-type="float" office:value="6.6591976935" calcext:value-type="float">
            <text:p>6.6591976935</text:p>
          </table:table-cell>
          <table:table-cell table:formula="of:=POWER([.C1546]-6.75;2)" office:value-type="float" office:value="0.00824505886571988" calcext:value-type="float">
            <text:p>0.0082450589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.581656" calcext:value-type="float">
            <text:p>5.581656</text:p>
          </table:table-cell>
          <table:table-cell office:value-type="float" office:value="6.6663822473" calcext:value-type="float">
            <text:p>6.6663822473</text:p>
          </table:table-cell>
          <table:table-cell table:formula="of:=POWER([.C1547]-6.75;2)" office:value-type="float" office:value="0.00699192856659842" calcext:value-type="float">
            <text:p>0.0069919286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.346684" calcext:value-type="float">
            <text:p>5.346684</text:p>
          </table:table-cell>
          <table:table-cell office:value-type="float" office:value="6.6751950591" calcext:value-type="float">
            <text:p>6.6751950591</text:p>
          </table:table-cell>
          <table:table-cell table:formula="of:=POWER([.C1548]-6.75;2)" office:value-type="float" office:value="0.00559577918305249" calcext:value-type="float">
            <text:p>0.0055957792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5.195896" calcext:value-type="float">
            <text:p>5.195896</text:p>
          </table:table-cell>
          <table:table-cell office:value-type="float" office:value="6.6852242742" calcext:value-type="float">
            <text:p>6.6852242742</text:p>
          </table:table-cell>
          <table:table-cell table:formula="of:=POWER([.C1549]-6.75;2)" office:value-type="float" office:value="0.00419589465291675" calcext:value-type="float">
            <text:p>0.0041958947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5.151919" calcext:value-type="float">
            <text:p>5.151919</text:p>
          </table:table-cell>
          <table:table-cell office:value-type="float" office:value="6.6959243011" calcext:value-type="float">
            <text:p>6.6959243011</text:p>
          </table:table-cell>
          <table:table-cell table:formula="of:=POWER([.C1550]-6.75;2)" office:value-type="float" office:value="0.00292418121152348" calcext:value-type="float">
            <text:p>0.0029241812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.22322" calcext:value-type="float">
            <text:p>5.22322</text:p>
          </table:table-cell>
          <table:table-cell office:value-type="float" office:value="6.7066588925" calcext:value-type="float">
            <text:p>6.7066588925</text:p>
          </table:table-cell>
          <table:table-cell table:formula="of:=POWER([.C1551]-6.75;2)" office:value-type="float" office:value="0.00187845159932654" calcext:value-type="float">
            <text:p>0.0018784516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5.400852" calcext:value-type="float">
            <text:p>5.400852</text:p>
          </table:table-cell>
          <table:table-cell office:value-type="float" office:value="6.7167779785" calcext:value-type="float">
            <text:p>6.7167779785</text:p>
          </table:table-cell>
          <table:table-cell table:formula="of:=POWER([.C1552]-6.75;2)" office:value-type="float" office:value="0.00110370271254648" calcext:value-type="float">
            <text:p>0.0011037027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.661166" calcext:value-type="float">
            <text:p>5.661166</text:p>
          </table:table-cell>
          <table:table-cell office:value-type="float" office:value="6.7257078602" calcext:value-type="float">
            <text:p>6.7257078602</text:p>
          </table:table-cell>
          <table:table-cell table:formula="of:=POWER([.C1553]-6.75;2)" office:value-type="float" office:value="0.000590108056062744" calcext:value-type="float">
            <text:p>0.0005901081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5.97243" calcext:value-type="float">
            <text:p>5.97243</text:p>
          </table:table-cell>
          <table:table-cell office:value-type="float" office:value="6.7330230645" calcext:value-type="float">
            <text:p>6.7330230645</text:p>
          </table:table-cell>
          <table:table-cell table:formula="of:=POWER([.C1554]-6.75;2)" office:value-type="float" office:value="0.000288216338971153" calcext:value-type="float">
            <text:p>0.0002882163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6.301473" calcext:value-type="float">
            <text:p>6.301473</text:p>
          </table:table-cell>
          <table:table-cell office:value-type="float" office:value="6.7384799032" calcext:value-type="float">
            <text:p>6.7384799032</text:p>
          </table:table-cell>
          <table:table-cell table:formula="of:=POWER([.C1555]-6.75;2)" office:value-type="float" office:value="0.00013271263028137" calcext:value-type="float">
            <text:p>0.0001327126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6.618126" calcext:value-type="float">
            <text:p>6.618126</text:p>
          </table:table-cell>
          <table:table-cell office:value-type="float" office:value="6.7420132258" calcext:value-type="float">
            <text:p>6.7420132258</text:p>
          </table:table-cell>
          <table:table-cell table:formula="of:=POWER([.C1556]-6.75;2)" office:value-type="float" office:value="0.0000637885621217846" calcext:value-type="float">
            <text:p>6.37885621217846E-005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6.897443" calcext:value-type="float">
            <text:p>6.897443</text:p>
          </table:table-cell>
          <table:table-cell office:value-type="float" office:value="6.7437102634" calcext:value-type="float">
            <text:p>6.7437102634</text:p>
          </table:table-cell>
          <table:table-cell table:formula="of:=POWER([.C1557]-6.75;2)" office:value-type="float" office:value="0.0000395607864973835" calcext:value-type="float">
            <text:p>3.95607864973835E-005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7.120535" calcext:value-type="float">
            <text:p>7.120535</text:p>
          </table:table-cell>
          <table:table-cell office:value-type="float" office:value="6.7437753441" calcext:value-type="float">
            <text:p>6.7437753441</text:p>
          </table:table-cell>
          <table:table-cell table:formula="of:=POWER([.C1558]-6.75;2)" office:value-type="float" office:value="0.0000387463410734005" calcext:value-type="float">
            <text:p>3.87463410734005E-005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.274751" calcext:value-type="float">
            <text:p>7.274751</text:p>
          </table:table-cell>
          <table:table-cell office:value-type="float" office:value="6.7424943602" calcext:value-type="float">
            <text:p>6.7424943602</text:p>
          </table:table-cell>
          <table:table-cell table:formula="of:=POWER([.C1559]-6.75;2)" office:value-type="float" office:value="0.0000563346288073402" calcext:value-type="float">
            <text:p>5.63346288073402E-005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7.353591" calcext:value-type="float">
            <text:p>7.353591</text:p>
          </table:table-cell>
          <table:table-cell office:value-type="float" office:value="6.740203086" calcext:value-type="float">
            <text:p>6.740203086</text:p>
          </table:table-cell>
          <table:table-cell table:formula="of:=POWER([.C1560]-6.75;2)" office:value-type="float" office:value="0.0000959795239233925" calcext:value-type="float">
            <text:p>9.59795239233925E-005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.35647" calcext:value-type="float">
            <text:p>7.35647</text:p>
          </table:table-cell>
          <table:table-cell office:value-type="float" office:value="6.7372606505" calcext:value-type="float">
            <text:p>6.7372606505</text:p>
          </table:table-cell>
          <table:table-cell table:formula="of:=POWER([.C1561]-6.75;2)" office:value-type="float" office:value="0.000162291025683159" calcext:value-type="float">
            <text:p>0.000162291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7.288365" calcext:value-type="float">
            <text:p>7.288365</text:p>
          </table:table-cell>
          <table:table-cell office:value-type="float" office:value="6.7340280054" calcext:value-type="float">
            <text:p>6.7340280054</text:p>
          </table:table-cell>
          <table:table-cell table:formula="of:=POWER([.C1562]-6.75;2)" office:value-type="float" office:value="0.000255104611502432" calcext:value-type="float">
            <text:p>0.0002551046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7.159267" calcext:value-type="float">
            <text:p>7.159267</text:p>
          </table:table-cell>
          <table:table-cell office:value-type="float" office:value="6.730850586" calcext:value-type="float">
            <text:p>6.730850586</text:p>
          </table:table-cell>
          <table:table-cell table:formula="of:=POWER([.C1563]-6.75;2)" office:value-type="float" office:value="0.000366700056543401" calcext:value-type="float">
            <text:p>0.0003667001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6.983413" calcext:value-type="float">
            <text:p>6.983413</text:p>
          </table:table-cell>
          <table:table-cell office:value-type="float" office:value="6.7280441882" calcext:value-type="float">
            <text:p>6.7280441882</text:p>
          </table:table-cell>
          <table:table-cell table:formula="of:=POWER([.C1564]-6.75;2)" office:value-type="float" office:value="0.000482057671797012" calcext:value-type="float">
            <text:p>0.0004820577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77821" calcext:value-type="float">
            <text:p>6.77821</text:p>
          </table:table-cell>
          <table:table-cell office:value-type="float" office:value="6.7258830215" calcext:value-type="float">
            <text:p>6.7258830215</text:p>
          </table:table-cell>
          <table:table-cell table:formula="of:=POWER([.C1565]-6.75;2)" office:value-type="float" office:value="0.000581628651969481" calcext:value-type="float">
            <text:p>0.0005816287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6.56279" calcext:value-type="float">
            <text:p>6.56279</text:p>
          </table:table-cell>
          <table:table-cell office:value-type="float" office:value="6.7245891935" calcext:value-type="float">
            <text:p>6.7245891935</text:p>
          </table:table-cell>
          <table:table-cell table:formula="of:=POWER([.C1566]-6.75;2)" office:value-type="float" office:value="0.000645709086980445" calcext:value-type="float">
            <text:p>0.0006457091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6.3562" calcext:value-type="float">
            <text:p>6.3562</text:p>
          </table:table-cell>
          <table:table-cell office:value-type="float" office:value="6.7243234946" calcext:value-type="float">
            <text:p>6.7243234946</text:p>
          </table:table-cell>
          <table:table-cell table:formula="of:=POWER([.C1567]-6.75;2)" office:value-type="float" office:value="0.000659282929556223" calcext:value-type="float">
            <text:p>0.0006592829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6.175288" calcext:value-type="float">
            <text:p>6.175288</text:p>
          </table:table-cell>
          <table:table-cell office:value-type="float" office:value="6.7251782527" calcext:value-type="float">
            <text:p>6.7251782527</text:p>
          </table:table-cell>
          <table:table-cell table:formula="of:=POWER([.C1568]-6.75;2)" office:value-type="float" office:value="0.000616119139025051" calcext:value-type="float">
            <text:p>0.000616119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6.032599" calcext:value-type="float">
            <text:p>6.032599</text:p>
          </table:table-cell>
          <table:table-cell office:value-type="float" office:value="6.7271742527" calcext:value-type="float">
            <text:p>6.7271742527</text:p>
          </table:table-cell>
          <table:table-cell table:formula="of:=POWER([.C1569]-6.75;2)" office:value-type="float" office:value="0.000521014739803446" calcext:value-type="float">
            <text:p>0.0005210147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.934753" calcext:value-type="float">
            <text:p>5.934753</text:p>
          </table:table-cell>
          <table:table-cell office:value-type="float" office:value="6.7302638978" calcext:value-type="float">
            <text:p>6.7302638978</text:p>
          </table:table-cell>
          <table:table-cell table:formula="of:=POWER([.C1570]-6.75;2)" office:value-type="float" office:value="0.000389513730048827" calcext:value-type="float">
            <text:p>0.0003895137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.881857" calcext:value-type="float">
            <text:p>5.881857</text:p>
          </table:table-cell>
          <table:table-cell office:value-type="float" office:value="6.7343417634" calcext:value-type="float">
            <text:p>6.7343417634</text:p>
          </table:table-cell>
          <table:table-cell table:formula="of:=POWER([.C1571]-6.75;2)" office:value-type="float" office:value="0.000245180373421586" calcext:value-type="float">
            <text:p>0.0002451804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5.868234" calcext:value-type="float">
            <text:p>5.868234</text:p>
          </table:table-cell>
          <table:table-cell office:value-type="float" office:value="6.7392611183" calcext:value-type="float">
            <text:p>6.7392611183</text:p>
          </table:table-cell>
          <table:table-cell table:formula="of:=POWER([.C1572]-6.75;2)" office:value-type="float" office:value="0.000115323580166596" calcext:value-type="float">
            <text:p>0.0001153236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5.884269" calcext:value-type="float">
            <text:p>5.884269</text:p>
          </table:table-cell>
          <table:table-cell office:value-type="float" office:value="6.7448526075" calcext:value-type="float">
            <text:p>6.7448526075</text:p>
          </table:table-cell>
          <table:table-cell table:formula="of:=POWER([.C1573]-6.75;2)" office:value-type="float" office:value="0.0000264956495490524" calcext:value-type="float">
            <text:p>2.64956495490524E-005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5.918794" calcext:value-type="float">
            <text:p>5.918794</text:p>
          </table:table-cell>
          <table:table-cell office:value-type="float" office:value="6.7509407634" calcext:value-type="float">
            <text:p>6.7509407634</text:p>
          </table:table-cell>
          <table:table-cell table:formula="of:=POWER([.C1574]-6.75;2)" office:value-type="float" office:value="0.000000885035774779643" calcext:value-type="float">
            <text:p>0.000000885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.961349" calcext:value-type="float">
            <text:p>5.961349</text:p>
          </table:table-cell>
          <table:table-cell office:value-type="float" office:value="6.7573553871" calcext:value-type="float">
            <text:p>6.7573553871</text:p>
          </table:table-cell>
          <table:table-cell table:formula="of:=POWER([.C1575]-6.75;2)" office:value-type="float" office:value="0.0000541017193908537" calcext:value-type="float">
            <text:p>5.41017193908537E-005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6.003895" calcext:value-type="float">
            <text:p>6.003895</text:p>
          </table:table-cell>
          <table:table-cell office:value-type="float" office:value="6.7639372043" calcext:value-type="float">
            <text:p>6.7639372043</text:p>
          </table:table-cell>
          <table:table-cell table:formula="of:=POWER([.C1576]-6.75;2)" office:value-type="float" office:value="0.000194245663699948" calcext:value-type="float">
            <text:p>0.0001942457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6.04182" calcext:value-type="float">
            <text:p>6.04182</text:p>
          </table:table-cell>
          <table:table-cell office:value-type="float" office:value="6.7705388602" calcext:value-type="float">
            <text:p>6.7705388602</text:p>
          </table:table-cell>
          <table:table-cell table:formula="of:=POWER([.C1577]-6.75;2)" office:value-type="float" office:value="0.000421844778315156" calcext:value-type="float">
            <text:p>0.0004218448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6.074262" calcext:value-type="float">
            <text:p>6.074262</text:p>
          </table:table-cell>
          <table:table-cell office:value-type="float" office:value="6.7770229301" calcext:value-type="float">
            <text:p>6.7770229301</text:p>
          </table:table-cell>
          <table:table-cell table:formula="of:=POWER([.C1578]-6.75;2)" office:value-type="float" office:value="0.000730238751189499" calcext:value-type="float">
            <text:p>0.0007302388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.10383" calcext:value-type="float">
            <text:p>6.10383</text:p>
          </table:table-cell>
          <table:table-cell office:value-type="float" office:value="6.7832586022" calcext:value-type="float">
            <text:p>6.7832586022</text:p>
          </table:table-cell>
          <table:table-cell table:formula="of:=POWER([.C1579]-6.75;2)" office:value-type="float" office:value="0.00110613462029785" calcext:value-type="float">
            <text:p>0.0011061346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6.135812" calcext:value-type="float">
            <text:p>6.135812</text:p>
          </table:table-cell>
          <table:table-cell office:value-type="float" office:value="6.7891184194" calcext:value-type="float">
            <text:p>6.7891184194</text:p>
          </table:table-cell>
          <table:table-cell table:formula="of:=POWER([.C1580]-6.75;2)" office:value-type="float" office:value="0.00153025073635432" calcext:value-type="float">
            <text:p>0.0015302507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.176953" calcext:value-type="float">
            <text:p>6.176953</text:p>
          </table:table-cell>
          <table:table-cell office:value-type="float" office:value="6.7944762366" calcext:value-type="float">
            <text:p>6.7944762366</text:p>
          </table:table-cell>
          <table:table-cell table:formula="of:=POWER([.C1581]-6.75;2)" office:value-type="float" office:value="0.00197813562209914" calcext:value-type="float">
            <text:p>0.0019781356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6.233952" calcext:value-type="float">
            <text:p>6.233952</text:p>
          </table:table-cell>
          <table:table-cell office:value-type="float" office:value="6.7992074677" calcext:value-type="float">
            <text:p>6.7992074677</text:p>
          </table:table-cell>
          <table:table-cell table:formula="of:=POWER([.C1582]-6.75;2)" office:value-type="float" office:value="0.00242137487744659" calcext:value-type="float">
            <text:p>0.0024213749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.311916" calcext:value-type="float">
            <text:p>6.311916</text:p>
          </table:table-cell>
          <table:table-cell office:value-type="float" office:value="6.8031923118" calcext:value-type="float">
            <text:p>6.8031923118</text:p>
          </table:table-cell>
          <table:table-cell table:formula="of:=POWER([.C1583]-6.75;2)" office:value-type="float" office:value="0.00282942203462844" calcext:value-type="float">
            <text:p>0.002829422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6.413057" calcext:value-type="float">
            <text:p>6.413057</text:p>
          </table:table-cell>
          <table:table-cell office:value-type="float" office:value="6.8063219892" calcext:value-type="float">
            <text:p>6.8063219892</text:p>
          </table:table-cell>
          <table:table-cell table:formula="of:=POWER([.C1584]-6.75;2)" office:value-type="float" office:value="0.00317216646744489" calcext:value-type="float">
            <text:p>0.0031721665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6.535956" calcext:value-type="float">
            <text:p>6.535956</text:p>
          </table:table-cell>
          <table:table-cell office:value-type="float" office:value="6.8085072903" calcext:value-type="float">
            <text:p>6.8085072903</text:p>
          </table:table-cell>
          <table:table-cell table:formula="of:=POWER([.C1585]-6.75;2)" office:value-type="float" office:value="0.00342310301824844" calcext:value-type="float">
            <text:p>0.003423103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6.675526" calcext:value-type="float">
            <text:p>6.675526</text:p>
          </table:table-cell>
          <table:table-cell office:value-type="float" office:value="6.8096876559" calcext:value-type="float">
            <text:p>6.8096876559</text:p>
          </table:table-cell>
          <table:table-cell table:formula="of:=POWER([.C1586]-6.75;2)" office:value-type="float" office:value="0.00356261626683685" calcext:value-type="float">
            <text:p>0.0035626163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6.823657" calcext:value-type="float">
            <text:p>6.823657</text:p>
          </table:table-cell>
          <table:table-cell office:value-type="float" office:value="6.8098390376" calcext:value-type="float">
            <text:p>6.8098390376</text:p>
          </table:table-cell>
          <table:table-cell table:formula="of:=POWER([.C1587]-6.75;2)" office:value-type="float" office:value="0.00358071042089418" calcext:value-type="float">
            <text:p>0.0035807104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6.970339" calcext:value-type="float">
            <text:p>6.970339</text:p>
          </table:table-cell>
          <table:table-cell office:value-type="float" office:value="6.8089790108" calcext:value-type="float">
            <text:p>6.8089790108</text:p>
          </table:table-cell>
          <table:table-cell table:formula="of:=POWER([.C1588]-6.75;2)" office:value-type="float" office:value="0.0034785237149465" calcext:value-type="float">
            <text:p>0.0034785237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7.104971" calcext:value-type="float">
            <text:p>7.104971</text:p>
          </table:table-cell>
          <table:table-cell office:value-type="float" office:value="6.8071685323" calcext:value-type="float">
            <text:p>6.8071685323</text:p>
          </table:table-cell>
          <table:table-cell table:formula="of:=POWER([.C1589]-6.75;2)" office:value-type="float" office:value="0.00326824108533619" calcext:value-type="float">
            <text:p>0.0032682411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.217631" calcext:value-type="float">
            <text:p>7.217631</text:p>
          </table:table-cell>
          <table:table-cell office:value-type="float" office:value="6.8045105376" calcext:value-type="float">
            <text:p>6.8045105376</text:p>
          </table:table-cell>
          <table:table-cell table:formula="of:=POWER([.C1590]-6.75;2)" office:value-type="float" office:value="0.00297139870944098" calcext:value-type="float">
            <text:p>0.0029713987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7.300157" calcext:value-type="float">
            <text:p>7.300157</text:p>
          </table:table-cell>
          <table:table-cell office:value-type="float" office:value="6.8011460484" calcext:value-type="float">
            <text:p>6.8011460484</text:p>
          </table:table-cell>
          <table:table-cell table:formula="of:=POWER([.C1591]-6.75;2)" office:value-type="float" office:value="0.00261591826693511" calcext:value-type="float">
            <text:p>0.0026159183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7.346946" calcext:value-type="float">
            <text:p>7.346946</text:p>
          </table:table-cell>
          <table:table-cell office:value-type="float" office:value="6.7972482634" calcext:value-type="float">
            <text:p>6.7972482634</text:p>
          </table:table-cell>
          <table:table-cell table:formula="of:=POWER([.C1592]-6.75;2)" office:value-type="float" office:value="0.0022323983943158" calcext:value-type="float">
            <text:p>0.002232398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7.355464" calcext:value-type="float">
            <text:p>7.355464</text:p>
          </table:table-cell>
          <table:table-cell office:value-type="float" office:value="6.7930150699" calcext:value-type="float">
            <text:p>6.7930150699</text:p>
          </table:table-cell>
          <table:table-cell table:formula="of:=POWER([.C1593]-6.75;2)" office:value-type="float" office:value="0.00185029623850189" calcext:value-type="float">
            <text:p>0.0018502962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7.326452" calcext:value-type="float">
            <text:p>7.326452</text:p>
          </table:table-cell>
          <table:table-cell office:value-type="float" office:value="6.7886600269" calcext:value-type="float">
            <text:p>6.7886600269</text:p>
          </table:table-cell>
          <table:table-cell table:formula="of:=POWER([.C1594]-6.75;2)" office:value-type="float" office:value="0.0014945976799087" calcext:value-type="float">
            <text:p>0.001494597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7.263831" calcext:value-type="float">
            <text:p>7.263831</text:p>
          </table:table-cell>
          <table:table-cell office:value-type="float" office:value="6.7844017742" calcext:value-type="float">
            <text:p>6.7844017742</text:p>
          </table:table-cell>
          <table:table-cell table:formula="of:=POWER([.C1595]-6.75;2)" office:value-type="float" office:value="0.00118348206810779" calcext:value-type="float">
            <text:p>0.0011834821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.17432" calcext:value-type="float">
            <text:p>7.17432</text:p>
          </table:table-cell>
          <table:table-cell office:value-type="float" office:value="6.7804520806" calcext:value-type="float">
            <text:p>6.7804520806</text:p>
          </table:table-cell>
          <table:table-cell table:formula="of:=POWER([.C1596]-6.75;2)" office:value-type="float" office:value="0.000927329212868892" calcext:value-type="float">
            <text:p>0.0009273292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7.066766" calcext:value-type="float">
            <text:p>7.066766</text:p>
          </table:table-cell>
          <table:table-cell office:value-type="float" office:value="6.7770028065" calcext:value-type="float">
            <text:p>6.7770028065</text:p>
          </table:table-cell>
          <table:table-cell table:formula="of:=POWER([.C1597]-6.75;2)" office:value-type="float" office:value="0.000729151558876423" calcext:value-type="float">
            <text:p>0.0007291516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951215" calcext:value-type="float">
            <text:p>6.951215</text:p>
          </table:table-cell>
          <table:table-cell office:value-type="float" office:value="6.7742127903" calcext:value-type="float">
            <text:p>6.7742127903</text:p>
          </table:table-cell>
          <table:table-cell table:formula="of:=POWER([.C1598]-6.75;2)" office:value-type="float" office:value="0.000586259214111775" calcext:value-type="float">
            <text:p>0.0005862592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6.837812" calcext:value-type="float">
            <text:p>6.837812</text:p>
          </table:table-cell>
          <table:table-cell office:value-type="float" office:value="6.7721961022" calcext:value-type="float">
            <text:p>6.7721961022</text:p>
          </table:table-cell>
          <table:table-cell table:formula="of:=POWER([.C1599]-6.75;2)" office:value-type="float" office:value="0.000492666952872831" calcext:value-type="float">
            <text:p>0.000492667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6.735634" calcext:value-type="float">
            <text:p>6.735634</text:p>
          </table:table-cell>
          <table:table-cell office:value-type="float" office:value="6.771013371" calcext:value-type="float">
            <text:p>6.771013371</text:p>
          </table:table-cell>
          <table:table-cell table:formula="of:=POWER([.C1600]-6.75;2)" office:value-type="float" office:value="0.00044156176078366" calcext:value-type="float">
            <text:p>0.0004415618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.65164" calcext:value-type="float">
            <text:p>6.65164</text:p>
          </table:table-cell>
          <table:table-cell office:value-type="float" office:value="6.770667914" calcext:value-type="float">
            <text:p>6.770667914</text:p>
          </table:table-cell>
          <table:table-cell table:formula="of:=POWER([.C1601]-6.75;2)" office:value-type="float" office:value="0.000427162669111383" calcext:value-type="float">
            <text:p>0.0004271627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6.58993" calcext:value-type="float">
            <text:p>6.58993</text:p>
          </table:table-cell>
          <table:table-cell office:value-type="float" office:value="6.7711076129" calcext:value-type="float">
            <text:p>6.7711076129</text:p>
          </table:table-cell>
          <table:table-cell table:formula="of:=POWER([.C1602]-6.75;2)" office:value-type="float" office:value="0.00044553132233624" calcext:value-type="float">
            <text:p>0.0004455313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6.551481" calcext:value-type="float">
            <text:p>6.551481</text:p>
          </table:table-cell>
          <table:table-cell office:value-type="float" office:value="6.7722324194" calcext:value-type="float">
            <text:p>6.7722324194</text:p>
          </table:table-cell>
          <table:table-cell table:formula="of:=POWER([.C1603]-6.75;2)" office:value-type="float" office:value="0.000494280472377491" calcext:value-type="float">
            <text:p>0.0004942805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6.534407" calcext:value-type="float">
            <text:p>6.534407</text:p>
          </table:table-cell>
          <table:table-cell office:value-type="float" office:value="6.773906043" calcext:value-type="float">
            <text:p>6.773906043</text:p>
          </table:table-cell>
          <table:table-cell table:formula="of:=POWER([.C1604]-6.75;2)" office:value-type="float" office:value="0.000571498891917859" calcext:value-type="float">
            <text:p>0.0005714989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6.534666" calcext:value-type="float">
            <text:p>6.534666</text:p>
          </table:table-cell>
          <table:table-cell office:value-type="float" office:value="6.7759697097" calcext:value-type="float">
            <text:p>6.7759697097</text:p>
          </table:table-cell>
          <table:table-cell table:formula="of:=POWER([.C1605]-6.75;2)" office:value-type="float" office:value="0.000674425821902275" calcext:value-type="float">
            <text:p>0.0006744258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6.547027" calcext:value-type="float">
            <text:p>6.547027</text:p>
          </table:table-cell>
          <table:table-cell office:value-type="float" office:value="6.7782558118" calcext:value-type="float">
            <text:p>6.7782558118</text:p>
          </table:table-cell>
          <table:table-cell table:formula="of:=POWER([.C1606]-6.75;2)" office:value-type="float" office:value="0.000798390900477034" calcext:value-type="float">
            <text:p>0.0007983909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6.566076" calcext:value-type="float">
            <text:p>6.566076</text:p>
          </table:table-cell>
          <table:table-cell office:value-type="float" office:value="6.7805999086" calcext:value-type="float">
            <text:p>6.7805999086</text:p>
          </table:table-cell>
          <table:table-cell table:formula="of:=POWER([.C1607]-6.75;2)" office:value-type="float" office:value="0.000936354406328364" calcext:value-type="float">
            <text:p>0.0009363544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6.587071" calcext:value-type="float">
            <text:p>6.587071</text:p>
          </table:table-cell>
          <table:table-cell office:value-type="float" office:value="6.7828505215" calcext:value-type="float">
            <text:p>6.7828505215</text:p>
          </table:table-cell>
          <table:table-cell table:formula="of:=POWER([.C1608]-6.75;2)" office:value-type="float" office:value="0.00107915676282198" calcext:value-type="float">
            <text:p>0.0010791568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6.606534" calcext:value-type="float">
            <text:p>6.606534</text:p>
          </table:table-cell>
          <table:table-cell office:value-type="float" office:value="6.7848768548" calcext:value-type="float">
            <text:p>6.7848768548</text:p>
          </table:table-cell>
          <table:table-cell table:formula="of:=POWER([.C1609]-6.75;2)" office:value-type="float" office:value="0.0012163950007403" calcext:value-type="float">
            <text:p>0.001216395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6.622517" calcext:value-type="float">
            <text:p>6.622517</text:p>
          </table:table-cell>
          <table:table-cell office:value-type="float" office:value="6.7865749462" calcext:value-type="float">
            <text:p>6.7865749462</text:p>
          </table:table-cell>
          <table:table-cell table:formula="of:=POWER([.C1610]-6.75;2)" office:value-type="float" office:value="0.0013377266895329" calcext:value-type="float">
            <text:p>0.0013377267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.634577" calcext:value-type="float">
            <text:p>6.634577</text:p>
          </table:table-cell>
          <table:table-cell office:value-type="float" office:value="6.7878727312" calcext:value-type="float">
            <text:p>6.7878727312</text:p>
          </table:table-cell>
          <table:table-cell table:formula="of:=POWER([.C1611]-6.75;2)" office:value-type="float" office:value="0.00143434376854747" calcext:value-type="float">
            <text:p>0.0014343438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6.64346" calcext:value-type="float">
            <text:p>6.64346</text:p>
          </table:table-cell>
          <table:table-cell office:value-type="float" office:value="6.7887339409" calcext:value-type="float">
            <text:p>6.7887339409</text:p>
          </table:table-cell>
          <table:table-cell table:formula="of:=POWER([.C1612]-6.75;2)" office:value-type="float" office:value="0.00150031817764471" calcext:value-type="float">
            <text:p>0.0015003182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.650593" calcext:value-type="float">
            <text:p>6.650593</text:p>
          </table:table-cell>
          <table:table-cell office:value-type="float" office:value="6.7891604839" calcext:value-type="float">
            <text:p>6.7891604839</text:p>
          </table:table-cell>
          <table:table-cell table:formula="of:=POWER([.C1613]-6.75;2)" office:value-type="float" office:value="0.00153354349928215" calcext:value-type="float">
            <text:p>0.0015335435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6.657474" calcext:value-type="float">
            <text:p>6.657474</text:p>
          </table:table-cell>
          <table:table-cell office:value-type="float" office:value="6.789192414" calcext:value-type="float">
            <text:p>6.789192414</text:p>
          </table:table-cell>
          <table:table-cell table:formula="of:=POWER([.C1614]-6.75;2)" office:value-type="float" office:value="0.00153604531514743" calcext:value-type="float">
            <text:p>0.0015360453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6.665083" calcext:value-type="float">
            <text:p>6.665083</text:p>
          </table:table-cell>
          <table:table-cell office:value-type="float" office:value="6.7889045699" calcext:value-type="float">
            <text:p>6.7889045699</text:p>
          </table:table-cell>
          <table:table-cell table:formula="of:=POWER([.C1615]-6.75;2)" office:value-type="float" office:value="0.00151356555910396" calcext:value-type="float">
            <text:p>0.0015135656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6.673442" calcext:value-type="float">
            <text:p>6.673442</text:p>
          </table:table-cell>
          <table:table-cell office:value-type="float" office:value="6.7883994785" calcext:value-type="float">
            <text:p>6.7883994785</text:p>
          </table:table-cell>
          <table:table-cell table:formula="of:=POWER([.C1616]-6.75;2)" office:value-type="float" office:value="0.00147451994907194" calcext:value-type="float">
            <text:p>0.0014745199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6.681442" calcext:value-type="float">
            <text:p>6.681442</text:p>
          </table:table-cell>
          <table:table-cell office:value-type="float" office:value="6.7877969946" calcext:value-type="float">
            <text:p>6.7877969946</text:p>
          </table:table-cell>
          <table:table-cell table:formula="of:=POWER([.C1617]-6.75;2)" office:value-type="float" office:value="0.00142861280079242" calcext:value-type="float">
            <text:p>0.0014286128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6.686976" calcext:value-type="float">
            <text:p>6.686976</text:p>
          </table:table-cell>
          <table:table-cell office:value-type="float" office:value="6.7872221344" calcext:value-type="float">
            <text:p>6.7872221344</text:p>
          </table:table-cell>
          <table:table-cell table:formula="of:=POWER([.C1618]-6.75;2)" office:value-type="float" office:value="0.00138548728929169" calcext:value-type="float">
            <text:p>0.0013854873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687352" calcext:value-type="float">
            <text:p>6.687352</text:p>
          </table:table-cell>
          <table:table-cell office:value-type="float" office:value="6.7867932312" calcext:value-type="float">
            <text:p>6.7867932312</text:p>
          </table:table-cell>
          <table:table-cell table:formula="of:=POWER([.C1619]-6.75;2)" office:value-type="float" office:value="0.00135374186213665" calcext:value-type="float">
            <text:p>0.0013537419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6.679905" calcext:value-type="float">
            <text:p>6.679905</text:p>
          </table:table-cell>
          <table:table-cell office:value-type="float" office:value="6.7866123871" calcext:value-type="float">
            <text:p>6.7866123871</text:p>
          </table:table-cell>
          <table:table-cell table:formula="of:=POWER([.C1620]-6.75;2)" office:value-type="float" office:value="0.00134046688916024" calcext:value-type="float">
            <text:p>0.0013404669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.66265" calcext:value-type="float">
            <text:p>6.66265</text:p>
          </table:table-cell>
          <table:table-cell office:value-type="float" office:value="6.7867591989" calcext:value-type="float">
            <text:p>6.7867591989</text:p>
          </table:table-cell>
          <table:table-cell table:formula="of:=POWER([.C1621]-6.75;2)" office:value-type="float" office:value="0.00135123870376979" calcext:value-type="float">
            <text:p>0.0013512387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6.634848" calcext:value-type="float">
            <text:p>6.634848</text:p>
          </table:table-cell>
          <table:table-cell office:value-type="float" office:value="6.7872878495" calcext:value-type="float">
            <text:p>6.7872878495</text:p>
          </table:table-cell>
          <table:table-cell table:formula="of:=POWER([.C1622]-6.75;2)" office:value-type="float" office:value="0.00139038372033466" calcext:value-type="float">
            <text:p>0.0013903837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597353" calcext:value-type="float">
            <text:p>6.597353</text:p>
          </table:table-cell>
          <table:table-cell office:value-type="float" office:value="6.7882266613" calcext:value-type="float">
            <text:p>6.7882266613</text:p>
          </table:table-cell>
          <table:table-cell table:formula="of:=POWER([.C1623]-6.75;2)" office:value-type="float" office:value="0.00146127763414495" calcext:value-type="float">
            <text:p>0.0014612776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6.552663" calcext:value-type="float">
            <text:p>6.552663</text:p>
          </table:table-cell>
          <table:table-cell office:value-type="float" office:value="6.7895790968" calcext:value-type="float">
            <text:p>6.7895790968</text:p>
          </table:table-cell>
          <table:table-cell table:formula="of:=POWER([.C1624]-6.75;2)" office:value-type="float" office:value="0.00156650490350376" calcext:value-type="float">
            <text:p>0.0015665049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6.504644" calcext:value-type="float">
            <text:p>6.504644</text:p>
          </table:table-cell>
          <table:table-cell office:value-type="float" office:value="6.7913253011" calcext:value-type="float">
            <text:p>6.7913253011</text:p>
          </table:table-cell>
          <table:table-cell table:formula="of:=POWER([.C1625]-6.75;2)" office:value-type="float" office:value="0.00170778051100563" calcext:value-type="float">
            <text:p>0.0017077805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6.457966" calcext:value-type="float">
            <text:p>6.457966</text:p>
          </table:table-cell>
          <table:table-cell office:value-type="float" office:value="6.7934238656" calcext:value-type="float">
            <text:p>6.7934238656</text:p>
          </table:table-cell>
          <table:table-cell table:formula="of:=POWER([.C1626]-6.75;2)" office:value-type="float" office:value="0.00188563210364689" calcext:value-type="float">
            <text:p>0.0018856321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.417343" calcext:value-type="float">
            <text:p>6.417343</text:p>
          </table:table-cell>
          <table:table-cell office:value-type="float" office:value="6.7958139785" calcext:value-type="float">
            <text:p>6.7958139785</text:p>
          </table:table-cell>
          <table:table-cell table:formula="of:=POWER([.C1627]-6.75;2)" office:value-type="float" office:value="0.00209892062599846" calcext:value-type="float">
            <text:p>0.0020989206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.386737" calcext:value-type="float">
            <text:p>6.386737</text:p>
          </table:table-cell>
          <table:table-cell office:value-type="float" office:value="6.7984184785" calcext:value-type="float">
            <text:p>6.7984184785</text:p>
          </table:table-cell>
          <table:table-cell table:formula="of:=POWER([.C1628]-6.75;2)" office:value-type="float" office:value="0.002344349060255" calcext:value-type="float">
            <text:p>0.0023443491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6.368695" calcext:value-type="float">
            <text:p>6.368695</text:p>
          </table:table-cell>
          <table:table-cell office:value-type="float" office:value="6.8011483548" calcext:value-type="float">
            <text:p>6.8011483548</text:p>
          </table:table-cell>
          <table:table-cell table:formula="of:=POWER([.C1629]-6.75;2)" office:value-type="float" office:value="0.00261615419874673" calcext:value-type="float">
            <text:p>0.0026161542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363995" calcext:value-type="float">
            <text:p>6.363995</text:p>
          </table:table-cell>
          <table:table-cell office:value-type="float" office:value="6.8039089409" calcext:value-type="float">
            <text:p>6.8039089409</text:p>
          </table:table-cell>
          <table:table-cell table:formula="of:=POWER([.C1630]-6.75;2)" office:value-type="float" office:value="0.00290617390895964" calcext:value-type="float">
            <text:p>0.0029061739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.371674" calcext:value-type="float">
            <text:p>6.371674</text:p>
          </table:table-cell>
          <table:table-cell office:value-type="float" office:value="6.8066074946" calcext:value-type="float">
            <text:p>6.8066074946</text:p>
          </table:table-cell>
          <table:table-cell table:formula="of:=POWER([.C1631]-6.75;2)" office:value-type="float" office:value="0.00320440844488899" calcext:value-type="float">
            <text:p>0.0032044084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6.389436" calcext:value-type="float">
            <text:p>6.389436</text:p>
          </table:table-cell>
          <table:table-cell office:value-type="float" office:value="6.8091612581" calcext:value-type="float">
            <text:p>6.8091612581</text:p>
          </table:table-cell>
          <table:table-cell table:formula="of:=POWER([.C1632]-6.75;2)" office:value-type="float" office:value="0.00350005445997477" calcext:value-type="float">
            <text:p>0.0035000545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.4143" calcext:value-type="float">
            <text:p>6.4143</text:p>
          </table:table-cell>
          <table:table-cell office:value-type="float" office:value="6.8115047366" calcext:value-type="float">
            <text:p>6.8115047366</text:p>
          </table:table-cell>
          <table:table-cell table:formula="of:=POWER([.C1633]-6.75;2)" office:value-type="float" office:value="0.00378283262423537" calcext:value-type="float">
            <text:p>0.0037828326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6.443329" calcext:value-type="float">
            <text:p>6.443329</text:p>
          </table:table-cell>
          <table:table-cell office:value-type="float" office:value="6.813594957" calcext:value-type="float">
            <text:p>6.813594957</text:p>
          </table:table-cell>
          <table:table-cell table:formula="of:=POWER([.C1634]-6.75;2)" office:value-type="float" office:value="0.00404431855583189" calcext:value-type="float">
            <text:p>0.0040443186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6.474258" calcext:value-type="float">
            <text:p>6.474258</text:p>
          </table:table-cell>
          <table:table-cell office:value-type="float" office:value="6.8154136237" calcext:value-type="float">
            <text:p>6.8154136237</text:p>
          </table:table-cell>
          <table:table-cell table:formula="of:=POWER([.C1635]-6.75;2)" office:value-type="float" office:value="0.00427894216556515" calcext:value-type="float">
            <text:p>0.0042789422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6.505898" calcext:value-type="float">
            <text:p>6.505898</text:p>
          </table:table-cell>
          <table:table-cell office:value-type="float" office:value="6.8169655484" calcext:value-type="float">
            <text:p>6.8169655484</text:p>
          </table:table-cell>
          <table:table-cell table:formula="of:=POWER([.C1636]-6.75;2)" office:value-type="float" office:value="0.00448438467251272" calcext:value-type="float">
            <text:p>0.0044843847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6.53824" calcext:value-type="float">
            <text:p>6.53824</text:p>
          </table:table-cell>
          <table:table-cell office:value-type="float" office:value="6.8182732957" calcext:value-type="float">
            <text:p>6.8182732957</text:p>
          </table:table-cell>
          <table:table-cell table:formula="of:=POWER([.C1637]-6.75;2)" office:value-type="float" office:value="0.00466124290573965" calcext:value-type="float">
            <text:p>0.0046612429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6.572261" calcext:value-type="float">
            <text:p>6.572261</text:p>
          </table:table-cell>
          <table:table-cell office:value-type="float" office:value="6.8193685" calcext:value-type="float">
            <text:p>6.8193685</text:p>
          </table:table-cell>
          <table:table-cell table:formula="of:=POWER([.C1638]-6.75;2)" office:value-type="float" office:value="0.00481198879224993" calcext:value-type="float">
            <text:p>0.0048119888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6.60947" calcext:value-type="float">
            <text:p>6.60947</text:p>
          </table:table-cell>
          <table:table-cell office:value-type="float" office:value="6.8202812043" calcext:value-type="float">
            <text:p>6.8202812043</text:p>
          </table:table-cell>
          <table:table-cell table:formula="of:=POWER([.C1639]-6.75;2)" office:value-type="float" office:value="0.00493944767785841" calcext:value-type="float">
            <text:p>0.0049394477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6.65129" calcext:value-type="float">
            <text:p>6.65129</text:p>
          </table:table-cell>
          <table:table-cell office:value-type="float" office:value="6.8210290376" calcext:value-type="float">
            <text:p>6.8210290376</text:p>
          </table:table-cell>
          <table:table-cell table:formula="of:=POWER([.C1640]-6.75;2)" office:value-type="float" office:value="0.00504512418238218" calcext:value-type="float">
            <text:p>0.0050451242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698417" calcext:value-type="float">
            <text:p>6.698417</text:p>
          </table:table-cell>
          <table:table-cell office:value-type="float" office:value="6.821608672" calcext:value-type="float">
            <text:p>6.821608672</text:p>
          </table:table-cell>
          <table:table-cell table:formula="of:=POWER([.C1641]-6.75;2)" office:value-type="float" office:value="0.00512780190560358" calcext:value-type="float">
            <text:p>0.0051278019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6.750276" calcext:value-type="float">
            <text:p>6.750276</text:p>
          </table:table-cell>
          <table:table-cell office:value-type="float" office:value="6.8219916505" calcext:value-type="float">
            <text:p>6.8219916505</text:p>
          </table:table-cell>
          <table:table-cell table:formula="of:=POWER([.C1642]-6.75;2)" office:value-type="float" office:value="0.00518279774171418" calcext:value-type="float">
            <text:p>0.0051827977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6.804746" calcext:value-type="float">
            <text:p>6.804746</text:p>
          </table:table-cell>
          <table:table-cell office:value-type="float" office:value="6.8221262204" calcext:value-type="float">
            <text:p>6.8221262204</text:p>
          </table:table-cell>
          <table:table-cell table:formula="of:=POWER([.C1643]-6.75;2)" office:value-type="float" office:value="0.00520219166918943" calcext:value-type="float">
            <text:p>0.0052021917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6.858193" calcext:value-type="float">
            <text:p>6.858193</text:p>
          </table:table-cell>
          <table:table-cell office:value-type="float" office:value="6.8219452742" calcext:value-type="float">
            <text:p>6.8219452742</text:p>
          </table:table-cell>
          <table:table-cell table:formula="of:=POWER([.C1644]-6.75;2)" office:value-type="float" office:value="0.00517612247971318" calcext:value-type="float">
            <text:p>0.0051761225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6.905866" calcext:value-type="float">
            <text:p>6.905866</text:p>
          </table:table-cell>
          <table:table-cell office:value-type="float" office:value="6.8213795108" calcext:value-type="float">
            <text:p>6.8213795108</text:p>
          </table:table-cell>
          <table:table-cell table:formula="of:=POWER([.C1645]-6.75;2)" office:value-type="float" office:value="0.00509503456204731" calcext:value-type="float">
            <text:p>0.0050950346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6.942564" calcext:value-type="float">
            <text:p>6.942564</text:p>
          </table:table-cell>
          <table:table-cell office:value-type="float" office:value="6.8203735161" calcext:value-type="float">
            <text:p>6.8203735161</text:p>
          </table:table-cell>
          <table:table-cell table:formula="of:=POWER([.C1646]-6.75;2)" office:value-type="float" office:value="0.00495243176827697" calcext:value-type="float">
            <text:p>0.0049524318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6.963468" calcext:value-type="float">
            <text:p>6.963468</text:p>
          </table:table-cell>
          <table:table-cell office:value-type="float" office:value="6.8189019839" calcext:value-type="float">
            <text:p>6.8189019839</text:p>
          </table:table-cell>
          <table:table-cell table:formula="of:=POWER([.C1647]-6.75;2)" office:value-type="float" office:value="0.00474748338535586" calcext:value-type="float">
            <text:p>0.0047474834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6.965014" calcext:value-type="float">
            <text:p>6.965014</text:p>
          </table:table-cell>
          <table:table-cell office:value-type="float" office:value="6.8169829946" calcext:value-type="float">
            <text:p>6.8169829946</text:p>
          </table:table-cell>
          <table:table-cell table:formula="of:=POWER([.C1648]-6.75;2)" office:value-type="float" office:value="0.00448672156558363" calcext:value-type="float">
            <text:p>0.0044867216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6.945642" calcext:value-type="float">
            <text:p>6.945642</text:p>
          </table:table-cell>
          <table:table-cell office:value-type="float" office:value="6.8146854032" calcext:value-type="float">
            <text:p>6.8146854032</text:p>
          </table:table-cell>
          <table:table-cell table:formula="of:=POWER([.C1649]-6.75;2)" office:value-type="float" office:value="0.00418420138714662" calcext:value-type="float">
            <text:p>0.0041842014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6.906331" calcext:value-type="float">
            <text:p>6.906331</text:p>
          </table:table-cell>
          <table:table-cell office:value-type="float" office:value="6.8121279247" calcext:value-type="float">
            <text:p>6.8121279247</text:p>
          </table:table-cell>
          <table:table-cell table:formula="of:=POWER([.C1650]-6.75;2)" office:value-type="float" office:value="0.00385987902752892" calcext:value-type="float">
            <text:p>0.003859879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.850817" calcext:value-type="float">
            <text:p>6.850817</text:p>
          </table:table-cell>
          <table:table-cell office:value-type="float" office:value="6.8094684301" calcext:value-type="float">
            <text:p>6.8094684301</text:p>
          </table:table-cell>
          <table:table-cell table:formula="of:=POWER([.C1651]-6.75;2)" office:value-type="float" office:value="0.00353649417855858" calcext:value-type="float">
            <text:p>0.0035364942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6.785407" calcext:value-type="float">
            <text:p>6.785407</text:p>
          </table:table-cell>
          <table:table-cell office:value-type="float" office:value="6.8068835" calcext:value-type="float">
            <text:p>6.8068835</text:p>
          </table:table-cell>
          <table:table-cell table:formula="of:=POWER([.C1652]-6.75;2)" office:value-type="float" office:value="0.00323573257224996" calcext:value-type="float">
            <text:p>0.0032357326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6.718357" calcext:value-type="float">
            <text:p>6.718357</text:p>
          </table:table-cell>
          <table:table-cell office:value-type="float" office:value="6.8045407688" calcext:value-type="float">
            <text:p>6.8045407688</text:p>
          </table:table-cell>
          <table:table-cell table:formula="of:=POWER([.C1653]-6.75;2)" office:value-type="float" office:value="0.00297469546129504" calcext:value-type="float">
            <text:p>0.0029746955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658825" calcext:value-type="float">
            <text:p>6.658825</text:p>
          </table:table-cell>
          <table:table-cell office:value-type="float" office:value="6.8025689892" calcext:value-type="float">
            <text:p>6.8025689892</text:p>
          </table:table-cell>
          <table:table-cell table:formula="of:=POWER([.C1654]-6.75;2)" office:value-type="float" office:value="0.00276349862550973" calcext:value-type="float">
            <text:p>0.0027634986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615477" calcext:value-type="float">
            <text:p>6.615477</text:p>
          </table:table-cell>
          <table:table-cell office:value-type="float" office:value="6.8010325914" calcext:value-type="float">
            <text:p>6.8010325914</text:p>
          </table:table-cell>
          <table:table-cell table:formula="of:=POWER([.C1655]-6.75;2)" office:value-type="float" office:value="0.00260432538499938" calcext:value-type="float">
            <text:p>0.0026043254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6.594995" calcext:value-type="float">
            <text:p>6.594995</text:p>
          </table:table-cell>
          <table:table-cell office:value-type="float" office:value="6.7999174677" calcext:value-type="float">
            <text:p>6.7999174677</text:p>
          </table:table-cell>
          <table:table-cell table:formula="of:=POWER([.C1656]-6.75;2)" office:value-type="float" office:value="0.00249175358158057" calcext:value-type="float">
            <text:p>0.0024917536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6.600793" calcext:value-type="float">
            <text:p>6.600793</text:p>
          </table:table-cell>
          <table:table-cell office:value-type="float" office:value="6.7991322419" calcext:value-type="float">
            <text:p>6.7991322419</text:p>
          </table:table-cell>
          <table:table-cell table:formula="of:=POWER([.C1657]-6.75;2)" office:value-type="float" office:value="0.00241397719412009" calcext:value-type="float">
            <text:p>0.0024139772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6.632305" calcext:value-type="float">
            <text:p>6.632305</text:p>
          </table:table-cell>
          <table:table-cell office:value-type="float" office:value="6.7985253656" calcext:value-type="float">
            <text:p>6.7985253656</text:p>
          </table:table-cell>
          <table:table-cell table:formula="of:=POWER([.C1658]-6.75;2)" office:value-type="float" office:value="0.00235471110661364" calcext:value-type="float">
            <text:p>0.0023547111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6.685047" calcext:value-type="float">
            <text:p>6.685047</text:p>
          </table:table-cell>
          <table:table-cell office:value-type="float" office:value="6.7979142634" calcext:value-type="float">
            <text:p>6.7979142634</text:p>
          </table:table-cell>
          <table:table-cell table:formula="of:=POWER([.C1659]-6.75;2)" office:value-type="float" office:value="0.00229577663716458" calcext:value-type="float">
            <text:p>0.0022957766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6.751461" calcext:value-type="float">
            <text:p>6.751461</text:p>
          </table:table-cell>
          <table:table-cell office:value-type="float" office:value="6.7971199516" calcext:value-type="float">
            <text:p>6.7971199516</text:p>
          </table:table-cell>
          <table:table-cell table:formula="of:=POWER([.C1660]-6.75;2)" office:value-type="float" office:value="0.00222028983878635" calcext:value-type="float">
            <text:p>0.0022202898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.822275" calcext:value-type="float">
            <text:p>6.822275</text:p>
          </table:table-cell>
          <table:table-cell office:value-type="float" office:value="6.7959998226" calcext:value-type="float">
            <text:p>6.7959998226</text:p>
          </table:table-cell>
          <table:table-cell table:formula="of:=POWER([.C1661]-6.75;2)" office:value-type="float" office:value="0.00211598367923145" calcext:value-type="float">
            <text:p>0.0021159837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6.888058" calcext:value-type="float">
            <text:p>6.888058</text:p>
          </table:table-cell>
          <table:table-cell office:value-type="float" office:value="6.7944725323" calcext:value-type="float">
            <text:p>6.7944725323</text:p>
          </table:table-cell>
          <table:table-cell table:formula="of:=POWER([.C1662]-6.75;2)" office:value-type="float" office:value="0.00197780612917458" calcext:value-type="float">
            <text:p>0.0019778061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6.940645" calcext:value-type="float">
            <text:p>6.940645</text:p>
          </table:table-cell>
          <table:table-cell office:value-type="float" office:value="6.7925311667" calcext:value-type="float">
            <text:p>6.7925311667</text:p>
          </table:table-cell>
          <table:table-cell table:formula="of:=POWER([.C1663]-6.75;2)" office:value-type="float" office:value="0.00180890014086318" calcext:value-type="float">
            <text:p>0.0018089001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6.974241" calcext:value-type="float">
            <text:p>6.974241</text:p>
          </table:table-cell>
          <table:table-cell office:value-type="float" office:value="6.7902432366" calcext:value-type="float">
            <text:p>6.7902432366</text:p>
          </table:table-cell>
          <table:table-cell table:formula="of:=POWER([.C1664]-6.75;2)" office:value-type="float" office:value="0.0016195180920436" calcext:value-type="float">
            <text:p>0.0016195181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6.986098" calcext:value-type="float">
            <text:p>6.986098</text:p>
          </table:table-cell>
          <table:table-cell office:value-type="float" office:value="6.7877382097" calcext:value-type="float">
            <text:p>6.7877382097</text:p>
          </table:table-cell>
          <table:table-cell table:formula="of:=POWER([.C1665]-6.75;2)" office:value-type="float" office:value="0.00142417247136121" calcext:value-type="float">
            <text:p>0.0014241725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6.976767" calcext:value-type="float">
            <text:p>6.976767</text:p>
          </table:table-cell>
          <table:table-cell office:value-type="float" office:value="6.7851849785" calcext:value-type="float">
            <text:p>6.7851849785</text:p>
          </table:table-cell>
          <table:table-cell table:formula="of:=POWER([.C1666]-6.75;2)" office:value-type="float" office:value="0.00123798271204548" calcext:value-type="float">
            <text:p>0.0012379827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6.949916" calcext:value-type="float">
            <text:p>6.949916</text:p>
          </table:table-cell>
          <table:table-cell office:value-type="float" office:value="6.7827630538" calcext:value-type="float">
            <text:p>6.7827630538</text:p>
          </table:table-cell>
          <table:table-cell table:formula="of:=POWER([.C1667]-6.75;2)" office:value-type="float" office:value="0.0010734176943017" calcext:value-type="float">
            <text:p>0.001073417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6.911762" calcext:value-type="float">
            <text:p>6.911762</text:p>
          </table:table-cell>
          <table:table-cell office:value-type="float" office:value="6.7806321022" calcext:value-type="float">
            <text:p>6.7806321022</text:p>
          </table:table-cell>
          <table:table-cell table:formula="of:=POWER([.C1668]-6.75;2)" office:value-type="float" office:value="0.000938325685191259" calcext:value-type="float">
            <text:p>0.0009383257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6.870139" calcext:value-type="float">
            <text:p>6.870139</text:p>
          </table:table-cell>
          <table:table-cell office:value-type="float" office:value="6.7789047419" calcext:value-type="float">
            <text:p>6.7789047419</text:p>
          </table:table-cell>
          <table:table-cell table:formula="of:=POWER([.C1669]-6.75;2)" office:value-type="float" office:value="0.000835484104305611" calcext:value-type="float">
            <text:p>0.0008354841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6.833308" calcext:value-type="float">
            <text:p>6.833308</text:p>
          </table:table-cell>
          <table:table-cell office:value-type="float" office:value="6.7776268871" calcext:value-type="float">
            <text:p>6.7776268871</text:p>
          </table:table-cell>
          <table:table-cell table:formula="of:=POWER([.C1670]-6.75;2)" office:value-type="float" office:value="0.000763244890836162" calcext:value-type="float">
            <text:p>0.0007632449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.808624" calcext:value-type="float">
            <text:p>6.808624</text:p>
          </table:table-cell>
          <table:table-cell office:value-type="float" office:value="6.7767686183" calcext:value-type="float">
            <text:p>6.7767686183</text:p>
          </table:table-cell>
          <table:table-cell table:formula="of:=POWER([.C1671]-6.75;2)" office:value-type="float" office:value="0.000716558925691106" calcext:value-type="float">
            <text:p>0.0007165589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801296" calcext:value-type="float">
            <text:p>6.801296</text:p>
          </table:table-cell>
          <table:table-cell office:value-type="float" office:value="6.776226957" calcext:value-type="float">
            <text:p>6.776226957</text:p>
          </table:table-cell>
          <table:table-cell table:formula="of:=POWER([.C1672]-6.75;2)" office:value-type="float" office:value="0.000687853273479872" calcext:value-type="float">
            <text:p>0.0006878533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813471" calcext:value-type="float">
            <text:p>6.813471</text:p>
          </table:table-cell>
          <table:table-cell office:value-type="float" office:value="6.7758398495" calcext:value-type="float">
            <text:p>6.7758398495</text:p>
          </table:table-cell>
          <table:table-cell table:formula="of:=POWER([.C1673]-6.75;2)" office:value-type="float" office:value="0.000667697822182677" calcext:value-type="float">
            <text:p>0.0006676978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6.843855" calcext:value-type="float">
            <text:p>6.843855</text:p>
          </table:table-cell>
          <table:table-cell office:value-type="float" office:value="6.775409" calcext:value-type="float">
            <text:p>6.775409</text:p>
          </table:table-cell>
          <table:table-cell table:formula="of:=POWER([.C1674]-6.75;2)" office:value-type="float" office:value="0.000645617280999989" calcext:value-type="float">
            <text:p>0.0006456173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6.887955" calcext:value-type="float">
            <text:p>6.887955</text:p>
          </table:table-cell>
          <table:table-cell office:value-type="float" office:value="6.7747278441" calcext:value-type="float">
            <text:p>6.7747278441</text:p>
          </table:table-cell>
          <table:table-cell table:formula="of:=POWER([.C1675]-6.75;2)" office:value-type="float" office:value="0.000611466273833908" calcext:value-type="float">
            <text:p>0.0006114663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6.938865" calcext:value-type="float">
            <text:p>6.938865</text:p>
          </table:table-cell>
          <table:table-cell office:value-type="float" office:value="6.7736104677" calcext:value-type="float">
            <text:p>6.7736104677</text:p>
          </table:table-cell>
          <table:table-cell table:formula="of:=POWER([.C1676]-6.75;2)" office:value-type="float" office:value="0.000557454185012752" calcext:value-type="float">
            <text:p>0.0005574542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6.988396" calcext:value-type="float">
            <text:p>6.988396</text:p>
          </table:table-cell>
          <table:table-cell office:value-type="float" office:value="6.7719176452" calcext:value-type="float">
            <text:p>6.7719176452</text:p>
          </table:table-cell>
          <table:table-cell table:formula="of:=POWER([.C1677]-6.75;2)" office:value-type="float" office:value="0.000480383171113095" calcext:value-type="float">
            <text:p>0.0004803832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7.02831" calcext:value-type="float">
            <text:p>7.02831</text:p>
          </table:table-cell>
          <table:table-cell office:value-type="float" office:value="6.769577086" calcext:value-type="float">
            <text:p>6.769577086</text:p>
          </table:table-cell>
          <table:table-cell table:formula="of:=POWER([.C1678]-6.75;2)" office:value-type="float" office:value="0.000383262296251395" calcext:value-type="float">
            <text:p>0.0003832623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7.051466" calcext:value-type="float">
            <text:p>7.051466</text:p>
          </table:table-cell>
          <table:table-cell office:value-type="float" office:value="6.7665960054" calcext:value-type="float">
            <text:p>6.7665960054</text:p>
          </table:table-cell>
          <table:table-cell table:formula="of:=POWER([.C1679]-6.75;2)" office:value-type="float" office:value="0.000275427395236838" calcext:value-type="float">
            <text:p>0.0002754274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7.052739" calcext:value-type="float">
            <text:p>7.052739</text:p>
          </table:table-cell>
          <table:table-cell office:value-type="float" office:value="6.7630648978" calcext:value-type="float">
            <text:p>6.7630648978</text:p>
          </table:table-cell>
          <table:table-cell table:formula="of:=POWER([.C1680]-6.75;2)" office:value-type="float" office:value="0.000170691554524435" calcext:value-type="float">
            <text:p>0.0001706916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.029674" calcext:value-type="float">
            <text:p>7.029674</text:p>
          </table:table-cell>
          <table:table-cell office:value-type="float" office:value="6.7591519086" calcext:value-type="float">
            <text:p>6.7591519086</text:p>
          </table:table-cell>
          <table:table-cell table:formula="of:=POWER([.C1681]-6.75;2)" office:value-type="float" office:value="0.0000837574310227505" calcext:value-type="float">
            <text:p>8.37574310227505E-005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6.982843" calcext:value-type="float">
            <text:p>6.982843</text:p>
          </table:table-cell>
          <table:table-cell office:value-type="float" office:value="6.7550874839" calcext:value-type="float">
            <text:p>6.7550874839</text:p>
          </table:table-cell>
          <table:table-cell table:formula="of:=POWER([.C1682]-6.75;2)" office:value-type="float" office:value="0.000025882492432756" calcext:value-type="float">
            <text:p>2.5882492432756E-00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6.915895" calcext:value-type="float">
            <text:p>6.915895</text:p>
          </table:table-cell>
          <table:table-cell office:value-type="float" office:value="6.751139871" calcext:value-type="float">
            <text:p>6.751139871</text:p>
          </table:table-cell>
          <table:table-cell table:formula="of:=POWER([.C1683]-6.75;2)" office:value-type="float" office:value="0.00000129930589664179" calcext:value-type="float">
            <text:p>1.29930589664179E-006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6.835289" calcext:value-type="float">
            <text:p>6.835289</text:p>
          </table:table-cell>
          <table:table-cell office:value-type="float" office:value="6.7475833065" calcext:value-type="float">
            <text:p>6.7475833065</text:p>
          </table:table-cell>
          <table:table-cell table:formula="of:=POWER([.C1684]-6.75;2)" office:value-type="float" office:value="0.0000058404074729415" calcext:value-type="float">
            <text:p>5.8404074729415E-006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6.749689" calcext:value-type="float">
            <text:p>6.749689</text:p>
          </table:table-cell>
          <table:table-cell office:value-type="float" office:value="6.744662629" calcext:value-type="float">
            <text:p>6.744662629</text:p>
          </table:table-cell>
          <table:table-cell table:formula="of:=POWER([.C1685]-6.75;2)" office:value-type="float" office:value="0.000028487529191636" calcext:value-type="float">
            <text:p>2.8487529191636E-005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6.669008" calcext:value-type="float">
            <text:p>6.669008</text:p>
          </table:table-cell>
          <table:table-cell office:value-type="float" office:value="6.7425594247" calcext:value-type="float">
            <text:p>6.7425594247</text:p>
          </table:table-cell>
          <table:table-cell table:formula="of:=POWER([.C1686]-6.75;2)" office:value-type="float" office:value="0.0000553621607949763" calcext:value-type="float">
            <text:p>5.53621607949763E-005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6.603149" calcext:value-type="float">
            <text:p>6.603149</text:p>
          </table:table-cell>
          <table:table-cell office:value-type="float" office:value="6.741365543" calcext:value-type="float">
            <text:p>6.741365543</text:p>
          </table:table-cell>
          <table:table-cell table:formula="of:=POWER([.C1687]-6.75;2)" office:value-type="float" office:value="0.0000745538476848545" calcext:value-type="float">
            <text:p>7.45538476848545E-005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6.560588" calcext:value-type="float">
            <text:p>6.560588</text:p>
          </table:table-cell>
          <table:table-cell office:value-type="float" office:value="6.7410686667" calcext:value-type="float">
            <text:p>6.7410686667</text:p>
          </table:table-cell>
          <table:table-cell table:formula="of:=POWER([.C1688]-6.75;2)" office:value-type="float" office:value="0.0000797687145156821" calcext:value-type="float">
            <text:p>7.97687145156821E-005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547027" calcext:value-type="float">
            <text:p>6.547027</text:p>
          </table:table-cell>
          <table:table-cell office:value-type="float" office:value="6.7415525054" calcext:value-type="float">
            <text:p>6.7415525054</text:p>
          </table:table-cell>
          <table:table-cell table:formula="of:=POWER([.C1689]-6.75;2)" office:value-type="float" office:value="0.0000713601650170356" calcext:value-type="float">
            <text:p>7.13601650170356E-005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6.564439" calcext:value-type="float">
            <text:p>6.564439</text:p>
          </table:table-cell>
          <table:table-cell office:value-type="float" office:value="6.7426112796" calcext:value-type="float">
            <text:p>6.7426112796</text:p>
          </table:table-cell>
          <table:table-cell table:formula="of:=POWER([.C1690]-6.75;2)" office:value-type="float" office:value="0.0000545931891493736" calcext:value-type="float">
            <text:p>5.45931891493736E-005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.610767" calcext:value-type="float">
            <text:p>6.610767</text:p>
          </table:table-cell>
          <table:table-cell office:value-type="float" office:value="6.743975414" calcext:value-type="float">
            <text:p>6.743975414</text:p>
          </table:table-cell>
          <table:table-cell table:formula="of:=POWER([.C1691]-6.75;2)" office:value-type="float" office:value="0.000036295636471392" calcext:value-type="float">
            <text:p>3.6295636471392E-005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.680341" calcext:value-type="float">
            <text:p>6.680341</text:p>
          </table:table-cell>
          <table:table-cell office:value-type="float" office:value="6.7453433817" calcext:value-type="float">
            <text:p>6.7453433817</text:p>
          </table:table-cell>
          <table:table-cell table:formula="of:=POWER([.C1692]-6.75;2)" office:value-type="float" office:value="0.0000216840939918977" calcext:value-type="float">
            <text:p>2.16840939918977E-005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6.764902" calcext:value-type="float">
            <text:p>6.764902</text:p>
          </table:table-cell>
          <table:table-cell office:value-type="float" office:value="6.7464143548" calcext:value-type="float">
            <text:p>6.7464143548</text:p>
          </table:table-cell>
          <table:table-cell table:formula="of:=POWER([.C1693]-6.75;2)" office:value-type="float" office:value="0.0000128568515002849" calcext:value-type="float">
            <text:p>1.28568515002849E-005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6.854944" calcext:value-type="float">
            <text:p>6.854944</text:p>
          </table:table-cell>
          <table:table-cell office:value-type="float" office:value="6.7469170753" calcext:value-type="float">
            <text:p>6.7469170753</text:p>
          </table:table-cell>
          <table:table-cell table:formula="of:=POWER([.C1694]-6.75;2)" office:value-type="float" office:value="0.00000950442470587105" calcext:value-type="float">
            <text:p>9.50442470587105E-006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941072" calcext:value-type="float">
            <text:p>6.941072</text:p>
          </table:table-cell>
          <table:table-cell office:value-type="float" office:value="6.7466323226" calcext:value-type="float">
            <text:p>6.7466323226</text:p>
          </table:table-cell>
          <table:table-cell table:formula="of:=POWER([.C1695]-6.75;2)" office:value-type="float" office:value="0.0000113412510704707" calcext:value-type="float">
            <text:p>1.13412510704707E-005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7.015177" calcext:value-type="float">
            <text:p>7.015177</text:p>
          </table:table-cell>
          <table:table-cell office:value-type="float" office:value="6.7454082151" calcext:value-type="float">
            <text:p>6.7454082151</text:p>
          </table:table-cell>
          <table:table-cell table:formula="of:=POWER([.C1696]-6.75;2)" office:value-type="float" office:value="0.000021084488567865" calcext:value-type="float">
            <text:p>2.1084488567865E-005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7.071299" calcext:value-type="float">
            <text:p>7.071299</text:p>
          </table:table-cell>
          <table:table-cell office:value-type="float" office:value="6.7431689409" calcext:value-type="float">
            <text:p>6.7431689409</text:p>
          </table:table-cell>
          <table:table-cell table:formula="of:=POWER([.C1697]-6.75;2)" office:value-type="float" office:value="0.0000466633684276872" calcext:value-type="float">
            <text:p>4.66633684276872E-005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7.106183" calcext:value-type="float">
            <text:p>7.106183</text:p>
          </table:table-cell>
          <table:table-cell office:value-type="float" office:value="6.7399182151" calcext:value-type="float">
            <text:p>6.7399182151</text:p>
          </table:table-cell>
          <table:table-cell table:formula="of:=POWER([.C1698]-6.75;2)" office:value-type="float" office:value="0.000101642386769861" calcext:value-type="float">
            <text:p>0.0001016424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7.119506" calcext:value-type="float">
            <text:p>7.119506</text:p>
          </table:table-cell>
          <table:table-cell office:value-type="float" office:value="6.7357383871" calcext:value-type="float">
            <text:p>6.7357383871</text:p>
          </table:table-cell>
          <table:table-cell table:formula="of:=POWER([.C1699]-6.75;2)" office:value-type="float" office:value="0.000203393602509457" calcext:value-type="float">
            <text:p>0.0002033936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7.113785" calcext:value-type="float">
            <text:p>7.113785</text:p>
          </table:table-cell>
          <table:table-cell office:value-type="float" office:value="6.7307856559" calcext:value-type="float">
            <text:p>6.7307856559</text:p>
          </table:table-cell>
          <table:table-cell table:formula="of:=POWER([.C1700]-6.75;2)" office:value-type="float" office:value="0.000369191019193201" calcext:value-type="float">
            <text:p>0.00036919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.093974" calcext:value-type="float">
            <text:p>7.093974</text:p>
          </table:table-cell>
          <table:table-cell office:value-type="float" office:value="6.7252807366" calcext:value-type="float">
            <text:p>6.7252807366</text:p>
          </table:table-cell>
          <table:table-cell table:formula="of:=POWER([.C1701]-6.75;2)" office:value-type="float" office:value="0.000611041983038567" calcext:value-type="float">
            <text:p>0.000611042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7.066718" calcext:value-type="float">
            <text:p>7.066718</text:p>
          </table:table-cell>
          <table:table-cell office:value-type="float" office:value="6.7194934462" calcext:value-type="float">
            <text:p>6.7194934462</text:p>
          </table:table-cell>
          <table:table-cell table:formula="of:=POWER([.C1702]-6.75;2)" office:value-type="float" office:value="0.000930649824752322" calcext:value-type="float">
            <text:p>0.0009306498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7.03931" calcext:value-type="float">
            <text:p>7.03931</text:p>
          </table:table-cell>
          <table:table-cell office:value-type="float" office:value="6.7137199409" calcext:value-type="float">
            <text:p>6.7137199409</text:p>
          </table:table-cell>
          <table:table-cell table:formula="of:=POWER([.C1703]-6.75;2)" office:value-type="float" office:value="0.0013162426882995" calcext:value-type="float">
            <text:p>0.0013162427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7.018424" calcext:value-type="float">
            <text:p>7.018424</text:p>
          </table:table-cell>
          <table:table-cell office:value-type="float" office:value="6.7082530753" calcext:value-type="float">
            <text:p>6.7082530753</text:p>
          </table:table-cell>
          <table:table-cell table:formula="of:=POWER([.C1704]-6.75;2)" office:value-type="float" office:value="0.00174280572190747" calcext:value-type="float">
            <text:p>0.0017428057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7.008832" calcext:value-type="float">
            <text:p>7.008832</text:p>
          </table:table-cell>
          <table:table-cell office:value-type="float" office:value="6.7033497473" calcext:value-type="float">
            <text:p>6.7033497473</text:p>
          </table:table-cell>
          <table:table-cell table:formula="of:=POWER([.C1705]-6.75;2)" office:value-type="float" office:value="0.00217624607697387" calcext:value-type="float">
            <text:p>0.0021762461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7.012352" calcext:value-type="float">
            <text:p>7.012352</text:p>
          </table:table-cell>
          <table:table-cell office:value-type="float" office:value="6.6992018333" calcext:value-type="float">
            <text:p>6.6992018333</text:p>
          </table:table-cell>
          <table:table-cell table:formula="of:=POWER([.C1706]-6.75;2)" office:value-type="float" office:value="0.00258045374008098" calcext:value-type="float">
            <text:p>0.0025804537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7.027318" calcext:value-type="float">
            <text:p>7.027318</text:p>
          </table:table-cell>
          <table:table-cell office:value-type="float" office:value="6.6959175806" calcext:value-type="float">
            <text:p>6.6959175806</text:p>
          </table:table-cell>
          <table:table-cell table:formula="of:=POWER([.C1707]-6.75;2)" office:value-type="float" office:value="0.00292490808815752" calcext:value-type="float">
            <text:p>0.0029249081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.048717" calcext:value-type="float">
            <text:p>7.048717</text:p>
          </table:table-cell>
          <table:table-cell office:value-type="float" office:value="6.6935170914" calcext:value-type="float">
            <text:p>6.6935170914</text:p>
          </table:table-cell>
          <table:table-cell table:formula="of:=POWER([.C1708]-6.75;2)" office:value-type="float" office:value="0.00319031896391591" calcext:value-type="float">
            <text:p>0.003190319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7.069006" calcext:value-type="float">
            <text:p>7.069006</text:p>
          </table:table-cell>
          <table:table-cell office:value-type="float" office:value="6.6919412097" calcext:value-type="float">
            <text:p>6.6919412097</text:p>
          </table:table-cell>
          <table:table-cell table:formula="of:=POWER([.C1709]-6.75;2)" office:value-type="float" office:value="0.00337082313109933" calcext:value-type="float">
            <text:p>0.0033708231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.079418" calcext:value-type="float">
            <text:p>7.079418</text:p>
          </table:table-cell>
          <table:table-cell office:value-type="float" office:value="6.6910698656" calcext:value-type="float">
            <text:p>6.6910698656</text:p>
          </table:table-cell>
          <table:table-cell table:formula="of:=POWER([.C1710]-6.75;2)" office:value-type="float" office:value="0.00347276074040203" calcext:value-type="float">
            <text:p>0.0034727607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.071486" calcext:value-type="float">
            <text:p>7.071486</text:p>
          </table:table-cell>
          <table:table-cell office:value-type="float" office:value="6.690745086" calcext:value-type="float">
            <text:p>6.690745086</text:p>
          </table:table-cell>
          <table:table-cell table:formula="of:=POWER([.C1711]-6.75;2)" office:value-type="float" office:value="0.00351114483314743" calcext:value-type="float">
            <text:p>0.0035111448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7.0385" calcext:value-type="float">
            <text:p>7.0385</text:p>
          </table:table-cell>
          <table:table-cell office:value-type="float" office:value="6.6907949839" calcext:value-type="float">
            <text:p>6.6907949839</text:p>
          </table:table-cell>
          <table:table-cell table:formula="of:=POWER([.C1712]-6.75;2)" office:value-type="float" office:value="0.00350523393140125" calcext:value-type="float">
            <text:p>0.003505233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.976722" calcext:value-type="float">
            <text:p>6.976722</text:p>
          </table:table-cell>
          <table:table-cell office:value-type="float" office:value="6.6910564032" calcext:value-type="float">
            <text:p>6.6910564032</text:p>
          </table:table-cell>
          <table:table-cell table:formula="of:=POWER([.C1713]-6.75;2)" office:value-type="float" office:value="0.00347434760372095" calcext:value-type="float">
            <text:p>0.0034743476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6.886195" calcext:value-type="float">
            <text:p>6.886195</text:p>
          </table:table-cell>
          <table:table-cell office:value-type="float" office:value="6.6913950376" calcext:value-type="float">
            <text:p>6.6913950376</text:p>
          </table:table-cell>
          <table:table-cell table:formula="of:=POWER([.C1714]-6.75;2)" office:value-type="float" office:value="0.00343454161790547" calcext:value-type="float">
            <text:p>0.0034345416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6.771104" calcext:value-type="float">
            <text:p>6.771104</text:p>
          </table:table-cell>
          <table:table-cell office:value-type="float" office:value="6.6917221075" calcext:value-type="float">
            <text:p>6.6917221075</text:p>
          </table:table-cell>
          <table:table-cell table:formula="of:=POWER([.C1715]-6.75;2)" office:value-type="float" office:value="0.00339631275424151" calcext:value-type="float">
            <text:p>0.0033963128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6.639639" calcext:value-type="float">
            <text:p>6.639639</text:p>
          </table:table-cell>
          <table:table-cell office:value-type="float" office:value="6.6920061398" calcext:value-type="float">
            <text:p>6.6920061398</text:p>
          </table:table-cell>
          <table:table-cell table:formula="of:=POWER([.C1716]-6.75;2)" office:value-type="float" office:value="0.00336328782089713" calcext:value-type="float">
            <text:p>0.0033632878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503304" calcext:value-type="float">
            <text:p>6.503304</text:p>
          </table:table-cell>
          <table:table-cell office:value-type="float" office:value="6.6922771505" calcext:value-type="float">
            <text:p>6.6922771505</text:p>
          </table:table-cell>
          <table:table-cell table:formula="of:=POWER([.C1717]-6.75;2)" office:value-type="float" office:value="0.00333192735439967" calcext:value-type="float">
            <text:p>0.0033319274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6.375686" calcext:value-type="float">
            <text:p>6.375686</text:p>
          </table:table-cell>
          <table:table-cell office:value-type="float" office:value="6.6926196828" calcext:value-type="float">
            <text:p>6.6926196828</text:p>
          </table:table-cell>
          <table:table-cell table:formula="of:=POWER([.C1718]-6.75;2)" office:value-type="float" office:value="0.00329250080197259" calcext:value-type="float">
            <text:p>0.0032925008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6.270689" calcext:value-type="float">
            <text:p>6.270689</text:p>
          </table:table-cell>
          <table:table-cell office:value-type="float" office:value="6.6931512742" calcext:value-type="float">
            <text:p>6.6931512742</text:p>
          </table:table-cell>
          <table:table-cell table:formula="of:=POWER([.C1719]-6.75;2)" office:value-type="float" office:value="0.0032317776250836" calcext:value-type="float">
            <text:p>0.0032317776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6.200459" calcext:value-type="float">
            <text:p>6.200459</text:p>
          </table:table-cell>
          <table:table-cell office:value-type="float" office:value="6.6939865376" calcext:value-type="float">
            <text:p>6.6939865376</text:p>
          </table:table-cell>
          <table:table-cell table:formula="of:=POWER([.C1720]-6.75;2)" office:value-type="float" office:value="0.00313750797003623" calcext:value-type="float">
            <text:p>0.00313750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.173359" calcext:value-type="float">
            <text:p>6.173359</text:p>
          </table:table-cell>
          <table:table-cell office:value-type="float" office:value="6.6951931452" calcext:value-type="float">
            <text:p>6.6951931452</text:p>
          </table:table-cell>
          <table:table-cell table:formula="of:=POWER([.C1721]-6.75;2)" office:value-type="float" office:value="0.00300379133306826" calcext:value-type="float">
            <text:p>0.0030037913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6.192547" calcext:value-type="float">
            <text:p>6.192547</text:p>
          </table:table-cell>
          <table:table-cell office:value-type="float" office:value="6.6967521505" calcext:value-type="float">
            <text:p>6.6967521505</text:p>
          </table:table-cell>
          <table:table-cell table:formula="of:=POWER([.C1722]-6.75;2)" office:value-type="float" office:value="0.00283533347637464" calcext:value-type="float">
            <text:p>0.0028353335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6.255576" calcext:value-type="float">
            <text:p>6.255576</text:p>
          </table:table-cell>
          <table:table-cell office:value-type="float" office:value="6.6985354301" calcext:value-type="float">
            <text:p>6.6985354301</text:p>
          </table:table-cell>
          <table:table-cell table:formula="of:=POWER([.C1723]-6.75;2)" office:value-type="float" office:value="0.00264860195499201" calcext:value-type="float">
            <text:p>0.002648602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6.35514" calcext:value-type="float">
            <text:p>6.35514</text:p>
          </table:table-cell>
          <table:table-cell office:value-type="float" office:value="6.7003068387" calcext:value-type="float">
            <text:p>6.7003068387</text:p>
          </table:table-cell>
          <table:table-cell table:formula="of:=POWER([.C1724]-6.75;2)" office:value-type="float" office:value="0.00246941027998786" calcext:value-type="float">
            <text:p>0.0024694103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6.480623" calcext:value-type="float">
            <text:p>6.480623</text:p>
          </table:table-cell>
          <table:table-cell office:value-type="float" office:value="6.7017448333" calcext:value-type="float">
            <text:p>6.7017448333</text:p>
          </table:table-cell>
          <table:table-cell table:formula="of:=POWER([.C1725]-6.75;2)" office:value-type="float" office:value="0.00232856111324476" calcext:value-type="float">
            <text:p>0.0023285611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.619941" calcext:value-type="float">
            <text:p>6.619941</text:p>
          </table:table-cell>
          <table:table-cell office:value-type="float" office:value="6.7024791237" calcext:value-type="float">
            <text:p>6.7024791237</text:p>
          </table:table-cell>
          <table:table-cell table:formula="of:=POWER([.C1726]-6.75;2)" office:value-type="float" office:value="0.00225823368431991" calcext:value-type="float">
            <text:p>0.0022582337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6.761176" calcext:value-type="float">
            <text:p>6.761176</text:p>
          </table:table-cell>
          <table:table-cell office:value-type="float" office:value="6.7021335914" calcext:value-type="float">
            <text:p>6.7021335914</text:p>
          </table:table-cell>
          <table:table-cell table:formula="of:=POWER([.C1727]-6.75;2)" office:value-type="float" office:value="0.00229119307226216" calcext:value-type="float">
            <text:p>0.0022911931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6.893787" calcext:value-type="float">
            <text:p>6.893787</text:p>
          </table:table-cell>
          <table:table-cell office:value-type="float" office:value="6.7003702473" calcext:value-type="float">
            <text:p>6.7003702473</text:p>
          </table:table-cell>
          <table:table-cell table:formula="of:=POWER([.C1728]-6.75;2)" office:value-type="float" office:value="0.00246311235306312" calcext:value-type="float">
            <text:p>0.0024631124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7.009353" calcext:value-type="float">
            <text:p>7.009353</text:p>
          </table:table-cell>
          <table:table-cell office:value-type="float" office:value="6.6969313333" calcext:value-type="float">
            <text:p>6.6969313333</text:p>
          </table:table-cell>
          <table:table-cell table:formula="of:=POWER([.C1729]-6.75;2)" office:value-type="float" office:value="0.00281628338531566" calcext:value-type="float">
            <text:p>0.0028162834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.10194" calcext:value-type="float">
            <text:p>7.10194</text:p>
          </table:table-cell>
          <table:table-cell office:value-type="float" office:value="6.6916779355" calcext:value-type="float">
            <text:p>6.6916779355</text:p>
          </table:table-cell>
          <table:table-cell table:formula="of:=POWER([.C1730]-6.75;2)" office:value-type="float" office:value="0.00340146320754221" calcext:value-type="float">
            <text:p>0.0034014632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.168212" calcext:value-type="float">
            <text:p>7.168212</text:p>
          </table:table-cell>
          <table:table-cell office:value-type="float" office:value="6.6846227957" calcext:value-type="float">
            <text:p>6.6846227957</text:p>
          </table:table-cell>
          <table:table-cell table:formula="of:=POWER([.C1731]-6.75;2)" office:value-type="float" office:value="0.00427417884208392" calcext:value-type="float">
            <text:p>0.0042741788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7.20735" calcext:value-type="float">
            <text:p>7.20735</text:p>
          </table:table-cell>
          <table:table-cell office:value-type="float" office:value="6.6759527312" calcext:value-type="float">
            <text:p>6.6759527312</text:p>
          </table:table-cell>
          <table:table-cell table:formula="of:=POWER([.C1732]-6.75;2)" office:value-type="float" office:value="0.00548299801673949" calcext:value-type="float">
            <text:p>0.005482998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7.220839" calcext:value-type="float">
            <text:p>7.220839</text:p>
          </table:table-cell>
          <table:table-cell office:value-type="float" office:value="6.6660327151" calcext:value-type="float">
            <text:p>6.6660327151</text:p>
          </table:table-cell>
          <table:table-cell table:formula="of:=POWER([.C1733]-6.75;2)" office:value-type="float" office:value="0.00705050493347776" calcext:value-type="float">
            <text:p>0.0070505049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7.212118" calcext:value-type="float">
            <text:p>7.212118</text:p>
          </table:table-cell>
          <table:table-cell office:value-type="float" office:value="6.6553812151" calcext:value-type="float">
            <text:p>6.6553812151</text:p>
          </table:table-cell>
          <table:table-cell table:formula="of:=POWER([.C1734]-6.75;2)" office:value-type="float" office:value="0.00895271445595242" calcext:value-type="float">
            <text:p>0.0089527145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7.186101" calcext:value-type="float">
            <text:p>7.186101</text:p>
          </table:table-cell>
          <table:table-cell office:value-type="float" office:value="6.6446105215" calcext:value-type="float">
            <text:p>6.6446105215</text:p>
          </table:table-cell>
          <table:table-cell table:formula="of:=POWER([.C1735]-6.75;2)" office:value-type="float" office:value="0.011106942178502" calcext:value-type="float">
            <text:p>0.011106942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7.148553" calcext:value-type="float">
            <text:p>7.148553</text:p>
          </table:table-cell>
          <table:table-cell office:value-type="float" office:value="6.6343401183" calcext:value-type="float">
            <text:p>6.6343401183</text:p>
          </table:table-cell>
          <table:table-cell table:formula="of:=POWER([.C1736]-6.75;2)" office:value-type="float" office:value="0.013377208234858" calcext:value-type="float">
            <text:p>0.0133772082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7.10537" calcext:value-type="float">
            <text:p>7.10537</text:p>
          </table:table-cell>
          <table:table-cell office:value-type="float" office:value="6.625108371" calcext:value-type="float">
            <text:p>6.625108371</text:p>
          </table:table-cell>
          <table:table-cell table:formula="of:=POWER([.C1737]-6.75;2)" office:value-type="float" office:value="0.0155979189942737" calcext:value-type="float">
            <text:p>0.015597919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7.06181" calcext:value-type="float">
            <text:p>7.06181</text:p>
          </table:table-cell>
          <table:table-cell office:value-type="float" office:value="6.6173110538" calcext:value-type="float">
            <text:p>6.6173110538</text:p>
          </table:table-cell>
          <table:table-cell table:formula="of:=POWER([.C1738]-6.75;2)" office:value-type="float" office:value="0.0176063564436665" calcext:value-type="float">
            <text:p>0.0176063564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7.021794" calcext:value-type="float">
            <text:p>7.021794</text:p>
          </table:table-cell>
          <table:table-cell office:value-type="float" office:value="6.6111803441" calcext:value-type="float">
            <text:p>6.6111803441</text:p>
          </table:table-cell>
          <table:table-cell table:formula="of:=POWER([.C1739]-6.75;2)" office:value-type="float" office:value="0.0192708968641944" calcext:value-type="float">
            <text:p>0.0192708969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6.987402" calcext:value-type="float">
            <text:p>6.987402</text:p>
          </table:table-cell>
          <table:table-cell office:value-type="float" office:value="6.6067989247" calcext:value-type="float">
            <text:p>6.6067989247</text:p>
          </table:table-cell>
          <table:table-cell table:formula="of:=POWER([.C1740]-6.75;2)" office:value-type="float" office:value="0.0205065479670764" calcext:value-type="float">
            <text:p>0.020506548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.958671" calcext:value-type="float">
            <text:p>6.958671</text:p>
          </table:table-cell>
          <table:table-cell office:value-type="float" office:value="6.6041344677" calcext:value-type="float">
            <text:p>6.6041344677</text:p>
          </table:table-cell>
          <table:table-cell table:formula="of:=POWER([.C1741]-6.75;2)" office:value-type="float" office:value="0.0212767535131624" calcext:value-type="float">
            <text:p>0.0212767535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6.933775" calcext:value-type="float">
            <text:p>6.933775</text:p>
          </table:table-cell>
          <table:table-cell office:value-type="float" office:value="6.6030801828" calcext:value-type="float">
            <text:p>6.6030801828</text:p>
          </table:table-cell>
          <table:table-cell table:formula="of:=POWER([.C1742]-6.75;2)" office:value-type="float" office:value="0.0215854326860813" calcext:value-type="float">
            <text:p>0.0215854327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6.909548" calcext:value-type="float">
            <text:p>6.909548</text:p>
          </table:table-cell>
          <table:table-cell office:value-type="float" office:value="6.603490957" calcext:value-type="float">
            <text:p>6.603490957</text:p>
          </table:table-cell>
          <table:table-cell table:formula="of:=POWER([.C1743]-6.75;2)" office:value-type="float" office:value="0.0214648996807758" calcext:value-type="float">
            <text:p>0.0214648997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6.882272" calcext:value-type="float">
            <text:p>6.882272</text:p>
          </table:table-cell>
          <table:table-cell office:value-type="float" office:value="6.6052088333" calcext:value-type="float">
            <text:p>6.6052088333</text:p>
          </table:table-cell>
          <table:table-cell table:formula="of:=POWER([.C1744]-6.75;2)" office:value-type="float" office:value="0.0209644819543472" calcext:value-type="float">
            <text:p>0.020964482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.848574" calcext:value-type="float">
            <text:p>6.848574</text:p>
          </table:table-cell>
          <table:table-cell office:value-type="float" office:value="6.6080748441" calcext:value-type="float">
            <text:p>6.6080748441</text:p>
          </table:table-cell>
          <table:table-cell table:formula="of:=POWER([.C1745]-6.75;2)" office:value-type="float" office:value="0.0201427498772393" calcext:value-type="float">
            <text:p>0.0201427499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6.806298" calcext:value-type="float">
            <text:p>6.806298</text:p>
          </table:table-cell>
          <table:table-cell office:value-type="float" office:value="6.6119269839" calcext:value-type="float">
            <text:p>6.6119269839</text:p>
          </table:table-cell>
          <table:table-cell table:formula="of:=POWER([.C1746]-6.75;2)" office:value-type="float" office:value="0.0190641577749508" calcext:value-type="float">
            <text:p>0.0190641578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.755198" calcext:value-type="float">
            <text:p>6.755198</text:p>
          </table:table-cell>
          <table:table-cell office:value-type="float" office:value="6.6165865806" calcext:value-type="float">
            <text:p>6.6165865806</text:p>
          </table:table-cell>
          <table:table-cell table:formula="of:=POWER([.C1747]-6.75;2)" office:value-type="float" office:value="0.0177991404760003" calcext:value-type="float">
            <text:p>0.0177991405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.697365" calcext:value-type="float">
            <text:p>6.697365</text:p>
          </table:table-cell>
          <table:table-cell office:value-type="float" office:value="6.6218371452" calcext:value-type="float">
            <text:p>6.6218371452</text:p>
          </table:table-cell>
          <table:table-cell table:formula="of:=POWER([.C1748]-6.75;2)" office:value-type="float" office:value="0.0164257173504859" calcext:value-type="float">
            <text:p>0.0164257174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6.637277" calcext:value-type="float">
            <text:p>6.637277</text:p>
          </table:table-cell>
          <table:table-cell office:value-type="float" office:value="6.6274008172" calcext:value-type="float">
            <text:p>6.6274008172</text:p>
          </table:table-cell>
          <table:table-cell table:formula="of:=POWER([.C1749]-6.75;2)" office:value-type="float" office:value="0.0150305596232279" calcext:value-type="float">
            <text:p>0.0150305596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6.581436" calcext:value-type="float">
            <text:p>6.581436</text:p>
          </table:table-cell>
          <table:table-cell office:value-type="float" office:value="6.6329177903" calcext:value-type="float">
            <text:p>6.6329177903</text:p>
          </table:table-cell>
          <table:table-cell table:formula="of:=POWER([.C1750]-6.75;2)" office:value-type="float" office:value="0.0137082438282347" calcext:value-type="float">
            <text:p>0.0137082438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.537558" calcext:value-type="float">
            <text:p>6.537558</text:p>
          </table:table-cell>
          <table:table-cell office:value-type="float" office:value="6.637933328" calcext:value-type="float">
            <text:p>6.637933328</text:p>
          </table:table-cell>
          <table:table-cell table:formula="of:=POWER([.C1751]-6.75;2)" office:value-type="float" office:value="0.0125589389731556" calcext:value-type="float">
            <text:p>0.012558939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6.51337" calcext:value-type="float">
            <text:p>6.51337</text:p>
          </table:table-cell>
          <table:table-cell office:value-type="float" office:value="6.6418957258" calcext:value-type="float">
            <text:p>6.6418957258</text:p>
          </table:table-cell>
          <table:table-cell table:formula="of:=POWER([.C1752]-6.75;2)" office:value-type="float" office:value="0.0116865341003089" calcext:value-type="float">
            <text:p>0.0116865341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6.515185" calcext:value-type="float">
            <text:p>6.515185</text:p>
          </table:table-cell>
          <table:table-cell office:value-type="float" office:value="6.6441666559" calcext:value-type="float">
            <text:p>6.6441666559</text:p>
          </table:table-cell>
          <table:table-cell table:formula="of:=POWER([.C1753]-6.75;2)" office:value-type="float" office:value="0.0112006967233889" calcext:value-type="float">
            <text:p>0.0112006967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6.546544" calcext:value-type="float">
            <text:p>6.546544</text:p>
          </table:table-cell>
          <table:table-cell office:value-type="float" office:value="6.6440428065" calcext:value-type="float">
            <text:p>6.6440428065</text:p>
          </table:table-cell>
          <table:table-cell table:formula="of:=POWER([.C1754]-6.75;2)" office:value-type="float" office:value="0.0112269268543965" calcext:value-type="float">
            <text:p>0.0112269269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6.607273" calcext:value-type="float">
            <text:p>6.607273</text:p>
          </table:table-cell>
          <table:table-cell office:value-type="float" office:value="6.6407843387" calcext:value-type="float">
            <text:p>6.6407843387</text:p>
          </table:table-cell>
          <table:table-cell table:formula="of:=POWER([.C1755]-6.75;2)" office:value-type="float" office:value="0.0119280606731964" calcext:value-type="float">
            <text:p>0.0119280607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6.693236" calcext:value-type="float">
            <text:p>6.693236</text:p>
          </table:table-cell>
          <table:table-cell office:value-type="float" office:value="6.6336409462" calcext:value-type="float">
            <text:p>6.6336409462</text:p>
          </table:table-cell>
          <table:table-cell table:formula="of:=POWER([.C1756]-6.75;2)" office:value-type="float" office:value="0.0135394294012313" calcext:value-type="float">
            <text:p>0.0135394294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.796857" calcext:value-type="float">
            <text:p>6.796857</text:p>
          </table:table-cell>
          <table:table-cell office:value-type="float" office:value="6.6218582204" calcext:value-type="float">
            <text:p>6.6218582204</text:p>
          </table:table-cell>
          <table:table-cell table:formula="of:=POWER([.C1757]-6.75;2)" office:value-type="float" office:value="0.016420315679055" calcext:value-type="float">
            <text:p>0.0164203157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6.908251" calcext:value-type="float">
            <text:p>6.908251</text:p>
          </table:table-cell>
          <table:table-cell office:value-type="float" office:value="6.6046236774" calcext:value-type="float">
            <text:p>6.6046236774</text:p>
          </table:table-cell>
          <table:table-cell table:formula="of:=POWER([.C1758]-6.75;2)" office:value-type="float" office:value="0.0211342751726992" calcext:value-type="float">
            <text:p>0.0211342752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7.016666" calcext:value-type="float">
            <text:p>7.016666</text:p>
          </table:table-cell>
          <table:table-cell office:value-type="float" office:value="6.5807917581" calcext:value-type="float">
            <text:p>6.5807917581</text:p>
          </table:table-cell>
          <table:table-cell table:formula="of:=POWER([.C1759]-6.75;2)" office:value-type="float" office:value="0.0286314291268889" calcext:value-type="float">
            <text:p>0.0286314291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7.111914" calcext:value-type="float">
            <text:p>7.111914</text:p>
          </table:table-cell>
          <table:table-cell office:value-type="float" office:value="6.5457953387" calcext:value-type="float">
            <text:p>6.5457953387</text:p>
          </table:table-cell>
          <table:table-cell table:formula="of:=POWER([.C1760]-6.75;2)" office:value-type="float" office:value="0.0416995436966479" calcext:value-type="float">
            <text:p>0.0416995437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7.185567" calcext:value-type="float">
            <text:p>7.185567</text:p>
          </table:table-cell>
          <table:table-cell office:value-type="float" office:value="6.5102868333" calcext:value-type="float">
            <text:p>6.5102868333</text:p>
          </table:table-cell>
          <table:table-cell table:formula="of:=POWER([.C1761]-6.75;2)" office:value-type="float" office:value="0.0574624022893418" calcext:value-type="float">
            <text:p>0.0574624023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7.231803" calcext:value-type="float">
            <text:p>7.231803</text:p>
          </table:table-cell>
          <table:table-cell office:value-type="float" office:value="6.4743823441" calcext:value-type="float">
            <text:p>6.4743823441</text:p>
          </table:table-cell>
          <table:table-cell table:formula="of:=POWER([.C1762]-6.75;2)" office:value-type="float" office:value="0.0759650922438106" calcext:value-type="float">
            <text:p>0.0759650922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7.247857" calcext:value-type="float">
            <text:p>7.247857</text:p>
          </table:table-cell>
          <table:table-cell office:value-type="float" office:value="6.4382292742" calcext:value-type="float">
            <text:p>6.4382292742</text:p>
          </table:table-cell>
          <table:table-cell table:formula="of:=POWER([.C1763]-6.75;2)" office:value-type="float" office:value="0.0972009854658586" calcext:value-type="float">
            <text:p>0.0972009855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7.234097" calcext:value-type="float">
            <text:p>7.234097</text:p>
          </table:table-cell>
          <table:table-cell office:value-type="float" office:value="6.4019898925" calcext:value-type="float">
            <text:p>6.4019898925</text:p>
          </table:table-cell>
          <table:table-cell table:formula="of:=POWER([.C1764]-6.75;2)" office:value-type="float" office:value="0.121111034922162" calcext:value-type="float">
            <text:p>0.1211110349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.193756" calcext:value-type="float">
            <text:p>7.193756</text:p>
          </table:table-cell>
          <table:table-cell office:value-type="float" office:value="6.3658244892" calcext:value-type="float">
            <text:p>6.3658244892</text:p>
          </table:table-cell>
          <table:table-cell table:formula="of:=POWER([.C1765]-6.75;2)" office:value-type="float" office:value="0.147590823098441" calcext:value-type="float">
            <text:p>0.1475908231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7.132366" calcext:value-type="float">
            <text:p>7.132366</text:p>
          </table:table-cell>
          <table:table-cell office:value-type="float" office:value="6.3298759731" calcext:value-type="float">
            <text:p>6.3298759731</text:p>
          </table:table-cell>
          <table:table-cell table:formula="of:=POWER([.C1766]-6.75;2)" office:value-type="float" office:value="0.176504197978672" calcext:value-type="float">
            <text:p>0.176504198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7.056962" calcext:value-type="float">
            <text:p>7.056962</text:p>
          </table:table-cell>
          <table:table-cell office:value-type="float" office:value="6.3096444785" calcext:value-type="float">
            <text:p>6.3096444785</text:p>
          </table:table-cell>
          <table:table-cell table:formula="of:=POWER([.C1767]-6.75;2)" office:value-type="float" office:value="0.193912985315537" calcext:value-type="float">
            <text:p>0.1939129853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6.975133" calcext:value-type="float">
            <text:p>6.975133</text:p>
          </table:table-cell>
          <table:table-cell office:value-type="float" office:value="6.3047405" calcext:value-type="float">
            <text:p>6.3047405</text:p>
          </table:table-cell>
          <table:table-cell table:formula="of:=POWER([.C1768]-6.75;2)" office:value-type="float" office:value="0.19825602234025" calcext:value-type="float">
            <text:p>0.1982560223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6.894036" calcext:value-type="float">
            <text:p>6.894036</text:p>
          </table:table-cell>
          <table:table-cell office:value-type="float" office:value="6.3202500645" calcext:value-type="float">
            <text:p>6.3202500645</text:p>
          </table:table-cell>
          <table:table-cell table:formula="of:=POWER([.C1769]-6.75;2)" office:value-type="float" office:value="0.184685007062254" calcext:value-type="float">
            <text:p>0.1846850071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6.819523" calcext:value-type="float">
            <text:p>6.819523</text:p>
          </table:table-cell>
          <table:table-cell office:value-type="float" office:value="6.3742803978" calcext:value-type="float">
            <text:p>6.3742803978</text:p>
          </table:table-cell>
          <table:table-cell table:formula="of:=POWER([.C1770]-6.75;2)" office:value-type="float" office:value="0.141165219477326" calcext:value-type="float">
            <text:p>0.1411652195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.755504" calcext:value-type="float">
            <text:p>6.755504</text:p>
          </table:table-cell>
          <table:table-cell office:value-type="float" office:value="6.4287113387" calcext:value-type="float">
            <text:p>6.4287113387</text:p>
          </table:table-cell>
          <table:table-cell table:formula="of:=POWER([.C1771]-6.75;2)" office:value-type="float" office:value="0.103226403879946" calcext:value-type="float">
            <text:p>0.1032264039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6.703683" calcext:value-type="float">
            <text:p>6.703683</text:p>
          </table:table-cell>
          <table:table-cell office:value-type="float" office:value="6.4834864677" calcext:value-type="float">
            <text:p>6.4834864677</text:p>
          </table:table-cell>
          <table:table-cell table:formula="of:=POWER([.C1772]-6.75;2)" office:value-type="float" office:value="0.0710294628990233" calcext:value-type="float">
            <text:p>0.0710294629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6.663692" calcext:value-type="float">
            <text:p>6.663692</text:p>
          </table:table-cell>
          <table:table-cell office:value-type="float" office:value="6.5385402043" calcext:value-type="float">
            <text:p>6.5385402043</text:p>
          </table:table-cell>
          <table:table-cell table:formula="of:=POWER([.C1773]-6.75;2)" office:value-type="float" office:value="0.0447152451974856" calcext:value-type="float">
            <text:p>0.0447152452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6.63359" calcext:value-type="float">
            <text:p>6.63359</text:p>
          </table:table-cell>
          <table:table-cell office:value-type="float" office:value="6.5938089462" calcext:value-type="float">
            <text:p>6.5938089462</text:p>
          </table:table-cell>
          <table:table-cell table:formula="of:=POWER([.C1774]-6.75;2)" office:value-type="float" office:value="0.0243956452871544" calcext:value-type="float">
            <text:p>0.0243956453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6.610584" calcext:value-type="float">
            <text:p>6.610584</text:p>
          </table:table-cell>
          <table:table-cell office:value-type="float" office:value="6.6492395269" calcext:value-type="float">
            <text:p>6.6492395269</text:p>
          </table:table-cell>
          <table:table-cell table:formula="of:=POWER([.C1775]-6.75;2)" office:value-type="float" office:value="0.0101526729393359" calcext:value-type="float">
            <text:p>0.0101526729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591836" calcext:value-type="float">
            <text:p>6.591836</text:p>
          </table:table-cell>
          <table:table-cell office:value-type="float" office:value="6.7047937957" calcext:value-type="float">
            <text:p>6.7047937957</text:p>
          </table:table-cell>
          <table:table-cell table:formula="of:=POWER([.C1776]-6.75;2)" office:value-type="float" office:value="0.00204360090721337" calcext:value-type="float">
            <text:p>0.0020436009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6.575169" calcext:value-type="float">
            <text:p>6.575169</text:p>
          </table:table-cell>
          <table:table-cell office:value-type="float" office:value="6.7604488602" calcext:value-type="float">
            <text:p>6.7604488602</text:p>
          </table:table-cell>
          <table:table-cell table:formula="of:=POWER([.C1777]-6.75;2)" office:value-type="float" office:value="0.000109178679479151" calcext:value-type="float">
            <text:p>0.0001091787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6.559572" calcext:value-type="float">
            <text:p>6.559572</text:p>
          </table:table-cell>
          <table:table-cell office:value-type="float" office:value="6.8161935323" calcext:value-type="float">
            <text:p>6.8161935323</text:p>
          </table:table-cell>
          <table:table-cell table:formula="of:=POWER([.C1778]-6.75;2)" office:value-type="float" office:value="0.00438158371835112" calcext:value-type="float">
            <text:p>0.0043815837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545426" calcext:value-type="float">
            <text:p>6.545426</text:p>
          </table:table-cell>
          <table:table-cell office:value-type="float" office:value="6.8720220591" calcext:value-type="float">
            <text:p>6.8720220591</text:p>
          </table:table-cell>
          <table:table-cell table:formula="of:=POWER([.C1779]-6.75;2)" office:value-type="float" office:value="0.0148893829070039" calcext:value-type="float">
            <text:p>0.0148893829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6.534417" calcext:value-type="float">
            <text:p>6.534417</text:p>
          </table:table-cell>
          <table:table-cell office:value-type="float" office:value="6.8469070215" calcext:value-type="float">
            <text:p>6.8469070215</text:p>
          </table:table-cell>
          <table:table-cell table:formula="of:=POWER([.C1780]-6.75;2)" office:value-type="float" office:value="0.00939097081600144" calcext:value-type="float">
            <text:p>0.0093909708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.529188" calcext:value-type="float">
            <text:p>6.529188</text:p>
          </table:table-cell>
          <table:table-cell office:value-type="float" office:value="6.8388203763" calcext:value-type="float">
            <text:p>6.8388203763</text:p>
          </table:table-cell>
          <table:table-cell table:formula="of:=POWER([.C1781]-6.75;2)" office:value-type="float" office:value="0.00788905924607363" calcext:value-type="float">
            <text:p>0.0078890592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6.532755" calcext:value-type="float">
            <text:p>6.532755</text:p>
          </table:table-cell>
          <table:table-cell office:value-type="float" office:value="6.8392155968" calcext:value-type="float">
            <text:p>6.8392155968</text:p>
          </table:table-cell>
          <table:table-cell table:formula="of:=POWER([.C1782]-6.75;2)" office:value-type="float" office:value="0.00795942271238015" calcext:value-type="float">
            <text:p>0.0079594227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.547823" calcext:value-type="float">
            <text:p>6.547823</text:p>
          </table:table-cell>
          <table:table-cell office:value-type="float" office:value="6.8450655806" calcext:value-type="float">
            <text:p>6.8450655806</text:p>
          </table:table-cell>
          <table:table-cell table:formula="of:=POWER([.C1783]-6.75;2)" office:value-type="float" office:value="0.0090374646148151" calcext:value-type="float">
            <text:p>0.0090374646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6.576111" calcext:value-type="float">
            <text:p>6.576111</text:p>
          </table:table-cell>
          <table:table-cell office:value-type="float" office:value="6.8544015323" calcext:value-type="float">
            <text:p>6.8544015323</text:p>
          </table:table-cell>
          <table:table-cell table:formula="of:=POWER([.C1784]-6.75;2)" office:value-type="float" office:value="0.0108996799465879" calcext:value-type="float">
            <text:p>0.0108996799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6.617824" calcext:value-type="float">
            <text:p>6.617824</text:p>
          </table:table-cell>
          <table:table-cell office:value-type="float" office:value="6.8657080806" calcext:value-type="float">
            <text:p>6.8657080806</text:p>
          </table:table-cell>
          <table:table-cell table:formula="of:=POWER([.C1785]-6.75;2)" office:value-type="float" office:value="0.0133883599161361" calcext:value-type="float">
            <text:p>0.0133883599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671379" calcext:value-type="float">
            <text:p>6.671379</text:p>
          </table:table-cell>
          <table:table-cell office:value-type="float" office:value="6.877737828" calcext:value-type="float">
            <text:p>6.877737828</text:p>
          </table:table-cell>
          <table:table-cell table:formula="of:=POWER([.C1786]-6.75;2)" office:value-type="float" office:value="0.0163169527021576" calcext:value-type="float">
            <text:p>0.0163169527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6.733424" calcext:value-type="float">
            <text:p>6.733424</text:p>
          </table:table-cell>
          <table:table-cell office:value-type="float" office:value="6.8894405054" calcext:value-type="float">
            <text:p>6.8894405054</text:p>
          </table:table-cell>
          <table:table-cell table:formula="of:=POWER([.C1787]-6.75;2)" office:value-type="float" office:value="0.0194436545462073" calcext:value-type="float">
            <text:p>0.0194436545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6.799144" calcext:value-type="float">
            <text:p>6.799144</text:p>
          </table:table-cell>
          <table:table-cell office:value-type="float" office:value="6.8999349892" calcext:value-type="float">
            <text:p>6.8999349892</text:p>
          </table:table-cell>
          <table:table-cell table:formula="of:=POWER([.C1788]-6.75;2)" office:value-type="float" office:value="0.0224805009864042" calcext:value-type="float">
            <text:p>0.022480501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6.862775" calcext:value-type="float">
            <text:p>6.862775</text:p>
          </table:table-cell>
          <table:table-cell office:value-type="float" office:value="6.9085005" calcext:value-type="float">
            <text:p>6.9085005</text:p>
          </table:table-cell>
          <table:table-cell table:formula="of:=POWER([.C1789]-6.75;2)" office:value-type="float" office:value="0.0251224085002499" calcext:value-type="float">
            <text:p>0.0251224085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.918249" calcext:value-type="float">
            <text:p>6.918249</text:p>
          </table:table-cell>
          <table:table-cell office:value-type="float" office:value="6.9145778602" calcext:value-type="float">
            <text:p>6.9145778602</text:p>
          </table:table-cell>
          <table:table-cell table:formula="of:=POWER([.C1790]-6.75;2)" office:value-type="float" office:value="0.0270858720680106" calcext:value-type="float">
            <text:p>0.0270858721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.959881" calcext:value-type="float">
            <text:p>6.959881</text:p>
          </table:table-cell>
          <table:table-cell office:value-type="float" office:value="6.9177771935" calcext:value-type="float">
            <text:p>6.9177771935</text:p>
          </table:table-cell>
          <table:table-cell table:formula="of:=POWER([.C1791]-6.75;2)" office:value-type="float" office:value="0.0281491866587365" calcext:value-type="float">
            <text:p>0.0281491867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6.983029" calcext:value-type="float">
            <text:p>6.983029</text:p>
          </table:table-cell>
          <table:table-cell office:value-type="float" office:value="6.9178905108" calcext:value-type="float">
            <text:p>6.9178905108</text:p>
          </table:table-cell>
          <table:table-cell table:formula="of:=POWER([.C1792]-6.75;2)" office:value-type="float" office:value="0.028187223616685" calcext:value-type="float">
            <text:p>0.0281872236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6.98469" calcext:value-type="float">
            <text:p>6.98469</text:p>
          </table:table-cell>
          <table:table-cell office:value-type="float" office:value="6.9149085753" calcext:value-type="float">
            <text:p>6.9149085753</text:p>
          </table:table-cell>
          <table:table-cell table:formula="of:=POWER([.C1793]-6.75;2)" office:value-type="float" office:value="0.0271948382074758" calcext:value-type="float">
            <text:p>0.0271948382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6.963969" calcext:value-type="float">
            <text:p>6.963969</text:p>
          </table:table-cell>
          <table:table-cell office:value-type="float" office:value="6.9090402419" calcext:value-type="float">
            <text:p>6.9090402419</text:p>
          </table:table-cell>
          <table:table-cell table:formula="of:=POWER([.C1794]-6.75;2)" office:value-type="float" office:value="0.0252937985436104" calcext:value-type="float">
            <text:p>0.0252937985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6.922379" calcext:value-type="float">
            <text:p>6.922379</text:p>
          </table:table-cell>
          <table:table-cell office:value-type="float" office:value="6.9007288495" calcext:value-type="float">
            <text:p>6.9007288495</text:p>
          </table:table-cell>
          <table:table-cell table:formula="of:=POWER([.C1795]-6.75;2)" office:value-type="float" office:value="0.0227191860715937" calcext:value-type="float">
            <text:p>0.0227191861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6.863905" calcext:value-type="float">
            <text:p>6.863905</text:p>
          </table:table-cell>
          <table:table-cell office:value-type="float" office:value="6.890651086" calcext:value-type="float">
            <text:p>6.890651086</text:p>
          </table:table-cell>
          <table:table-cell table:formula="of:=POWER([.C1796]-6.75;2)" office:value-type="float" office:value="0.0197827279929794" calcext:value-type="float">
            <text:p>0.019782728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6.794762" calcext:value-type="float">
            <text:p>6.794762</text:p>
          </table:table-cell>
          <table:table-cell office:value-type="float" office:value="6.8796728978" calcext:value-type="float">
            <text:p>6.8796728978</text:p>
          </table:table-cell>
          <table:table-cell table:formula="of:=POWER([.C1797]-6.75;2)" office:value-type="float" office:value="0.0168150604238492" calcext:value-type="float">
            <text:p>0.0168150604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722797" calcext:value-type="float">
            <text:p>6.722797</text:p>
          </table:table-cell>
          <table:table-cell office:value-type="float" office:value="6.8687411129" calcext:value-type="float">
            <text:p>6.8687411129</text:p>
          </table:table-cell>
          <table:table-cell table:formula="of:=POWER([.C1798]-6.75;2)" office:value-type="float" office:value="0.0140994518927307" calcext:value-type="float">
            <text:p>0.0140994519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6.656532" calcext:value-type="float">
            <text:p>6.656532</text:p>
          </table:table-cell>
          <table:table-cell office:value-type="float" office:value="6.8587281398" calcext:value-type="float">
            <text:p>6.8587281398</text:p>
          </table:table-cell>
          <table:table-cell table:formula="of:=POWER([.C1799]-6.75;2)" office:value-type="float" office:value="0.0118218083843684" calcext:value-type="float">
            <text:p>0.0118218084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6.603935" calcext:value-type="float">
            <text:p>6.603935</text:p>
          </table:table-cell>
          <table:table-cell office:value-type="float" office:value="6.8502936505" calcext:value-type="float">
            <text:p>6.8502936505</text:p>
          </table:table-cell>
          <table:table-cell table:formula="of:=POWER([.C1800]-6.75;2)" office:value-type="float" office:value="0.0100588163306162" calcext:value-type="float">
            <text:p>0.0100588163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.571136" calcext:value-type="float">
            <text:p>6.571136</text:p>
          </table:table-cell>
          <table:table-cell office:value-type="float" office:value="6.8438193333" calcext:value-type="float">
            <text:p>6.8438193333</text:p>
          </table:table-cell>
          <table:table-cell table:formula="of:=POWER([.C1801]-6.75;2)" office:value-type="float" office:value="0.00880206730085647" calcext:value-type="float">
            <text:p>0.0088020673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.56138" calcext:value-type="float">
            <text:p>6.56138</text:p>
          </table:table-cell>
          <table:table-cell office:value-type="float" office:value="6.8394189194" calcext:value-type="float">
            <text:p>6.8394189194</text:p>
          </table:table-cell>
          <table:table-cell table:formula="of:=POWER([.C1802]-6.75;2)" office:value-type="float" office:value="0.00799574314666368" calcext:value-type="float">
            <text:p>0.0079957431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6.574518" calcext:value-type="float">
            <text:p>6.574518</text:p>
          </table:table-cell>
          <table:table-cell office:value-type="float" office:value="6.8369910914" calcext:value-type="float">
            <text:p>6.8369910914</text:p>
          </table:table-cell>
          <table:table-cell table:formula="of:=POWER([.C1803]-6.75;2)" office:value-type="float" office:value="0.00756744998296312" calcext:value-type="float">
            <text:p>0.00756745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6072" calcext:value-type="float">
            <text:p>6.6072</text:p>
          </table:table-cell>
          <table:table-cell office:value-type="float" office:value="6.8362846989" calcext:value-type="float">
            <text:p>6.8362846989</text:p>
          </table:table-cell>
          <table:table-cell table:formula="of:=POWER([.C1804]-6.75;2)" office:value-type="float" office:value="0.00744504926426368" calcext:value-type="float">
            <text:p>0.0074450493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6.653715" calcext:value-type="float">
            <text:p>6.653715</text:p>
          </table:table-cell>
          <table:table-cell office:value-type="float" office:value="6.8369596129" calcext:value-type="float">
            <text:p>6.8369596129</text:p>
          </table:table-cell>
          <table:table-cell table:formula="of:=POWER([.C1805]-6.75;2)" office:value-type="float" office:value="0.0075619742757179" calcext:value-type="float">
            <text:p>0.0075619743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6.707212" calcext:value-type="float">
            <text:p>6.707212</text:p>
          </table:table-cell>
          <table:table-cell office:value-type="float" office:value="6.8386368441" calcext:value-type="float">
            <text:p>6.8386368441</text:p>
          </table:table-cell>
          <table:table-cell table:formula="of:=POWER([.C1806]-6.75;2)" office:value-type="float" office:value="0.00785649013200767" calcext:value-type="float">
            <text:p>0.0078564901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6.760979" calcext:value-type="float">
            <text:p>6.760979</text:p>
          </table:table-cell>
          <table:table-cell office:value-type="float" office:value="6.8409368172" calcext:value-type="float">
            <text:p>6.8409368172</text:p>
          </table:table-cell>
          <table:table-cell table:formula="of:=POWER([.C1807]-6.75;2)" office:value-type="float" office:value="0.00826950472246626" calcext:value-type="float">
            <text:p>0.0082695047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809467" calcext:value-type="float">
            <text:p>6.809467</text:p>
          </table:table-cell>
          <table:table-cell office:value-type="float" office:value="6.8435070753" calcext:value-type="float">
            <text:p>6.8435070753</text:p>
          </table:table-cell>
          <table:table-cell table:formula="of:=POWER([.C1808]-6.75;2)" office:value-type="float" office:value="0.00874357313115983" calcext:value-type="float">
            <text:p>0.0087435731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6.848906" calcext:value-type="float">
            <text:p>6.848906</text:p>
          </table:table-cell>
          <table:table-cell office:value-type="float" office:value="6.8460417796" calcext:value-type="float">
            <text:p>6.8460417796</text:p>
          </table:table-cell>
          <table:table-cell table:formula="of:=POWER([.C1809]-6.75;2)" office:value-type="float" office:value="0.00922402342873501" calcext:value-type="float">
            <text:p>0.0092240234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6.877457" calcext:value-type="float">
            <text:p>6.877457</text:p>
          </table:table-cell>
          <table:table-cell office:value-type="float" office:value="6.8482949946" calcext:value-type="float">
            <text:p>6.8482949946</text:p>
          </table:table-cell>
          <table:table-cell table:formula="of:=POWER([.C1810]-6.75;2)" office:value-type="float" office:value="0.00966190596341399" calcext:value-type="float">
            <text:p>0.009661906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.894977" calcext:value-type="float">
            <text:p>6.894977</text:p>
          </table:table-cell>
          <table:table-cell office:value-type="float" office:value="6.8500891452" calcext:value-type="float">
            <text:p>6.8500891452</text:p>
          </table:table-cell>
          <table:table-cell table:formula="of:=POWER([.C1811]-6.75;2)" office:value-type="float" office:value="0.0100178369868667" calcext:value-type="float">
            <text:p>0.010017837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6.902527" calcext:value-type="float">
            <text:p>6.902527</text:p>
          </table:table-cell>
          <table:table-cell office:value-type="float" office:value="6.8513185591" calcext:value-type="float">
            <text:p>6.8513185591</text:p>
          </table:table-cell>
          <table:table-cell table:formula="of:=POWER([.C1812]-6.75;2)" office:value-type="float" office:value="0.0102654504181002" calcext:value-type="float">
            <text:p>0.0102654504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6.90178" calcext:value-type="float">
            <text:p>6.90178</text:p>
          </table:table-cell>
          <table:table-cell office:value-type="float" office:value="6.8519469785" calcext:value-type="float">
            <text:p>6.8519469785</text:p>
          </table:table-cell>
          <table:table-cell table:formula="of:=POWER([.C1813]-6.75;2)" office:value-type="float" office:value="0.0103931864252795" calcext:value-type="float">
            <text:p>0.0103931864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6.894494" calcext:value-type="float">
            <text:p>6.894494</text:p>
          </table:table-cell>
          <table:table-cell office:value-type="float" office:value="6.8519974516" calcext:value-type="float">
            <text:p>6.8519974516</text:p>
          </table:table-cell>
          <table:table-cell table:formula="of:=POWER([.C1814]-6.75;2)" office:value-type="float" office:value="0.0104034801328943" calcext:value-type="float">
            <text:p>0.0104034801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6.882164" calcext:value-type="float">
            <text:p>6.882164</text:p>
          </table:table-cell>
          <table:table-cell office:value-type="float" office:value="6.8515337043" calcext:value-type="float">
            <text:p>6.8515337043</text:p>
          </table:table-cell>
          <table:table-cell table:formula="of:=POWER([.C1815]-6.75;2)" office:value-type="float" office:value="0.0103090931088799" calcext:value-type="float">
            <text:p>0.0103090931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6.865926" calcext:value-type="float">
            <text:p>6.865926</text:p>
          </table:table-cell>
          <table:table-cell office:value-type="float" office:value="6.8506342097" calcext:value-type="float">
            <text:p>6.8506342097</text:p>
          </table:table-cell>
          <table:table-cell table:formula="of:=POWER([.C1816]-6.75;2)" office:value-type="float" office:value="0.0101272441619436" calcext:value-type="float">
            <text:p>0.0101272442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6.846674" calcext:value-type="float">
            <text:p>6.846674</text:p>
          </table:table-cell>
          <table:table-cell office:value-type="float" office:value="6.8493628548" calcext:value-type="float">
            <text:p>6.8493628548</text:p>
          </table:table-cell>
          <table:table-cell table:formula="of:=POWER([.C1817]-6.75;2)" office:value-type="float" office:value="0.00987297691400585" calcext:value-type="float">
            <text:p>0.0098729769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6.825323" calcext:value-type="float">
            <text:p>6.825323</text:p>
          </table:table-cell>
          <table:table-cell office:value-type="float" office:value="6.8477422796" calcext:value-type="float">
            <text:p>6.8477422796</text:p>
          </table:table-cell>
          <table:table-cell table:formula="of:=POWER([.C1818]-6.75;2)" office:value-type="float" office:value="0.00955355322140463" calcext:value-type="float">
            <text:p>0.0095535532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6.803081" calcext:value-type="float">
            <text:p>6.803081</text:p>
          </table:table-cell>
          <table:table-cell office:value-type="float" office:value="6.8457362688" calcext:value-type="float">
            <text:p>6.8457362688</text:p>
          </table:table-cell>
          <table:table-cell table:formula="of:=POWER([.C1819]-6.75;2)" office:value-type="float" office:value="0.00916543316374578" calcext:value-type="float">
            <text:p>0.0091654332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6.781601" calcext:value-type="float">
            <text:p>6.781601</text:p>
          </table:table-cell>
          <table:table-cell office:value-type="float" office:value="6.8432463172" calcext:value-type="float">
            <text:p>6.8432463172</text:p>
          </table:table-cell>
          <table:table-cell table:formula="of:=POWER([.C1820]-6.75;2)" office:value-type="float" office:value="0.00869487567136306" calcext:value-type="float">
            <text:p>0.0086948757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.762916" calcext:value-type="float">
            <text:p>6.762916</text:p>
          </table:table-cell>
          <table:table-cell office:value-type="float" office:value="6.8401252796" calcext:value-type="float">
            <text:p>6.8401252796</text:p>
          </table:table-cell>
          <table:table-cell table:formula="of:=POWER([.C1821]-6.75;2)" office:value-type="float" office:value="0.00812256602297827" calcext:value-type="float">
            <text:p>0.008122566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6.749139" calcext:value-type="float">
            <text:p>6.749139</text:p>
          </table:table-cell>
          <table:table-cell office:value-type="float" office:value="6.8362091129" calcext:value-type="float">
            <text:p>6.8362091129</text:p>
          </table:table-cell>
          <table:table-cell table:formula="of:=POWER([.C1822]-6.75;2)" office:value-type="float" office:value="0.00743201114700491" calcext:value-type="float">
            <text:p>0.0074320111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6.741948" calcext:value-type="float">
            <text:p>6.741948</text:p>
          </table:table-cell>
          <table:table-cell office:value-type="float" office:value="6.8313658441" calcext:value-type="float">
            <text:p>6.8313658441</text:p>
          </table:table-cell>
          <table:table-cell table:formula="of:=POWER([.C1823]-6.75;2)" office:value-type="float" office:value="0.00662040058610558" calcext:value-type="float">
            <text:p>0.0066204006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742024" calcext:value-type="float">
            <text:p>6.742024</text:p>
          </table:table-cell>
          <table:table-cell office:value-type="float" office:value="6.825558414" calcext:value-type="float">
            <text:p>6.825558414</text:p>
          </table:table-cell>
          <table:table-cell table:formula="of:=POWER([.C1824]-6.75;2)" office:value-type="float" office:value="0.00570907392619534" calcext:value-type="float">
            <text:p>0.0057090739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6.748567" calcext:value-type="float">
            <text:p>6.748567</text:p>
          </table:table-cell>
          <table:table-cell office:value-type="float" office:value="6.8189120968" calcext:value-type="float">
            <text:p>6.8189120968</text:p>
          </table:table-cell>
          <table:table-cell table:formula="of:=POWER([.C1825]-6.75;2)" office:value-type="float" office:value="0.00474887708537258" calcext:value-type="float">
            <text:p>0.0047488771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.759102" calcext:value-type="float">
            <text:p>6.759102</text:p>
          </table:table-cell>
          <table:table-cell office:value-type="float" office:value="6.811767172" calcext:value-type="float">
            <text:p>6.811767172</text:p>
          </table:table-cell>
          <table:table-cell table:formula="of:=POWER([.C1826]-6.75;2)" office:value-type="float" office:value="0.00381518353687755" calcext:value-type="float">
            <text:p>0.0038151835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6.769651" calcext:value-type="float">
            <text:p>6.769651</text:p>
          </table:table-cell>
          <table:table-cell office:value-type="float" office:value="6.8046871774" calcext:value-type="float">
            <text:p>6.8046871774</text:p>
          </table:table-cell>
          <table:table-cell table:formula="of:=POWER([.C1827]-6.75;2)" office:value-type="float" office:value="0.00299068737197907" calcext:value-type="float">
            <text:p>0.0029906874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6.775306" calcext:value-type="float">
            <text:p>6.775306</text:p>
          </table:table-cell>
          <table:table-cell office:value-type="float" office:value="6.7983980161" calcext:value-type="float">
            <text:p>6.7983980161</text:p>
          </table:table-cell>
          <table:table-cell table:formula="of:=POWER([.C1828]-6.75;2)" office:value-type="float" office:value="0.00234236796241587" calcext:value-type="float">
            <text:p>0.002342368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.77109" calcext:value-type="float">
            <text:p>6.77109</text:p>
          </table:table-cell>
          <table:table-cell office:value-type="float" office:value="6.7936656774" calcext:value-type="float">
            <text:p>6.7936656774</text:p>
          </table:table-cell>
          <table:table-cell table:formula="of:=POWER([.C1829]-6.75;2)" office:value-type="float" office:value="0.00190669138280087" calcext:value-type="float">
            <text:p>0.0019066914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6.752961" calcext:value-type="float">
            <text:p>6.752961</text:p>
          </table:table-cell>
          <table:table-cell office:value-type="float" office:value="6.7911591129" calcext:value-type="float">
            <text:p>6.7911591129</text:p>
          </table:table-cell>
          <table:table-cell table:formula="of:=POWER([.C1830]-6.75;2)" office:value-type="float" office:value="0.00169407257471494" calcext:value-type="float">
            <text:p>0.0016940726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.718751" calcext:value-type="float">
            <text:p>6.718751</text:p>
          </table:table-cell>
          <table:table-cell office:value-type="float" office:value="6.7913473602" calcext:value-type="float">
            <text:p>6.7913473602</text:p>
          </table:table-cell>
          <table:table-cell table:formula="of:=POWER([.C1831]-6.75;2)" office:value-type="float" office:value="0.00170960419550851" calcext:value-type="float">
            <text:p>0.0017096042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6.668859" calcext:value-type="float">
            <text:p>6.668859</text:p>
          </table:table-cell>
          <table:table-cell office:value-type="float" office:value="6.7944479409" calcext:value-type="float">
            <text:p>6.7944479409</text:p>
          </table:table-cell>
          <table:table-cell table:formula="of:=POWER([.C1832]-6.75;2)" office:value-type="float" office:value="0.00197561945024986" calcext:value-type="float">
            <text:p>0.0019756195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6.606536" calcext:value-type="float">
            <text:p>6.606536</text:p>
          </table:table-cell>
          <table:table-cell office:value-type="float" office:value="6.800415957" calcext:value-type="float">
            <text:p>6.800415957</text:p>
          </table:table-cell>
          <table:table-cell table:formula="of:=POWER([.C1833]-6.75;2)" office:value-type="float" office:value="0.00254176872022587" calcext:value-type="float">
            <text:p>0.0025417687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6.537662" calcext:value-type="float">
            <text:p>6.537662</text:p>
          </table:table-cell>
          <table:table-cell office:value-type="float" office:value="6.8089576613" calcext:value-type="float">
            <text:p>6.8089576613</text:p>
          </table:table-cell>
          <table:table-cell table:formula="of:=POWER([.C1834]-6.75;2)" office:value-type="float" office:value="0.00347600582596552" calcext:value-type="float">
            <text:p>0.0034760058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469951" calcext:value-type="float">
            <text:p>6.469951</text:p>
          </table:table-cell>
          <table:table-cell office:value-type="float" office:value="6.8195585753" calcext:value-type="float">
            <text:p>6.8195585753</text:p>
          </table:table-cell>
          <table:table-cell table:formula="of:=POWER([.C1835]-6.75;2)" office:value-type="float" office:value="0.00483839539776581" calcext:value-type="float">
            <text:p>0.0048383954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6.411665" calcext:value-type="float">
            <text:p>6.411665</text:p>
          </table:table-cell>
          <table:table-cell office:value-type="float" office:value="6.8315226774" calcext:value-type="float">
            <text:p>6.8315226774</text:p>
          </table:table-cell>
          <table:table-cell table:formula="of:=POWER([.C1836]-6.75;2)" office:value-type="float" office:value="0.00664594693046443" calcext:value-type="float">
            <text:p>0.0066459469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6.37002" calcext:value-type="float">
            <text:p>6.37002</text:p>
          </table:table-cell>
          <table:table-cell office:value-type="float" office:value="6.844022172" calcext:value-type="float">
            <text:p>6.844022172</text:p>
          </table:table-cell>
          <table:table-cell table:formula="of:=POWER([.C1837]-6.75;2)" office:value-type="float" office:value="0.00884016882759756" calcext:value-type="float">
            <text:p>0.0088401688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6.349659" calcext:value-type="float">
            <text:p>6.349659</text:p>
          </table:table-cell>
          <table:table-cell office:value-type="float" office:value="6.8561576667" calcext:value-type="float">
            <text:p>6.8561576667</text:p>
          </table:table-cell>
          <table:table-cell table:formula="of:=POWER([.C1838]-6.75;2)" office:value-type="float" office:value="0.0112694501991882" calcext:value-type="float">
            <text:p>0.0112694502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351606" calcext:value-type="float">
            <text:p>6.351606</text:p>
          </table:table-cell>
          <table:table-cell office:value-type="float" office:value="6.8670265914" calcext:value-type="float">
            <text:p>6.8670265914</text:p>
          </table:table-cell>
          <table:table-cell table:formula="of:=POWER([.C1839]-6.75;2)" office:value-type="float" office:value="0.0136952230947026" calcext:value-type="float">
            <text:p>0.0136952231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6.373055" calcext:value-type="float">
            <text:p>6.373055</text:p>
          </table:table-cell>
          <table:table-cell office:value-type="float" office:value="6.8757957258" calcext:value-type="float">
            <text:p>6.8757957258</text:p>
          </table:table-cell>
          <table:table-cell table:formula="of:=POWER([.C1840]-6.75;2)" office:value-type="float" office:value="0.0158245646295487" calcext:value-type="float">
            <text:p>0.0158245646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.408064" calcext:value-type="float">
            <text:p>6.408064</text:p>
          </table:table-cell>
          <table:table-cell office:value-type="float" office:value="6.8817717527" calcext:value-type="float">
            <text:p>6.8817717527</text:p>
          </table:table-cell>
          <table:table-cell table:formula="of:=POWER([.C1841]-6.75;2)" office:value-type="float" office:value="0.0173637948096299" calcext:value-type="float">
            <text:p>0.0173637948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448943" calcext:value-type="float">
            <text:p>6.448943</text:p>
          </table:table-cell>
          <table:table-cell office:value-type="float" office:value="6.884463871" calcext:value-type="float">
            <text:p>6.884463871</text:p>
          </table:table-cell>
          <table:table-cell table:formula="of:=POWER([.C1842]-6.75;2)" office:value-type="float" office:value="0.0180805326043047" calcext:value-type="float">
            <text:p>0.0180805326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6.487914" calcext:value-type="float">
            <text:p>6.487914</text:p>
          </table:table-cell>
          <table:table-cell office:value-type="float" office:value="6.8836339516" calcext:value-type="float">
            <text:p>6.8836339516</text:p>
          </table:table-cell>
          <table:table-cell table:formula="of:=POWER([.C1843]-6.75;2)" office:value-type="float" office:value="0.0178580330202312" calcext:value-type="float">
            <text:p>0.017858033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6.51864" calcext:value-type="float">
            <text:p>6.51864</text:p>
          </table:table-cell>
          <table:table-cell office:value-type="float" office:value="6.8793313387" calcext:value-type="float">
            <text:p>6.8793313387</text:p>
          </table:table-cell>
          <table:table-cell table:formula="of:=POWER([.C1844]-6.75;2)" office:value-type="float" office:value="0.0167265951699342" calcext:value-type="float">
            <text:p>0.0167265952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6.537305" calcext:value-type="float">
            <text:p>6.537305</text:p>
          </table:table-cell>
          <table:table-cell office:value-type="float" office:value="6.8719081935" calcext:value-type="float">
            <text:p>6.8719081935</text:p>
          </table:table-cell>
          <table:table-cell table:formula="of:=POWER([.C1845]-6.75;2)" office:value-type="float" office:value="0.0148616076424335" calcext:value-type="float">
            <text:p>0.0148616076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6.543117" calcext:value-type="float">
            <text:p>6.543117</text:p>
          </table:table-cell>
          <table:table-cell office:value-type="float" office:value="6.8620042151" calcext:value-type="float">
            <text:p>6.8620042151</text:p>
          </table:table-cell>
          <table:table-cell table:formula="of:=POWER([.C1846]-6.75;2)" office:value-type="float" office:value="0.012544944200167" calcext:value-type="float">
            <text:p>0.0125449442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.538199" calcext:value-type="float">
            <text:p>6.538199</text:p>
          </table:table-cell>
          <table:table-cell office:value-type="float" office:value="6.8504795968" calcext:value-type="float">
            <text:p>6.8504795968</text:p>
          </table:table-cell>
          <table:table-cell table:formula="of:=POWER([.C1847]-6.75;2)" office:value-type="float" office:value="0.0100961493730905" calcext:value-type="float">
            <text:p>0.0100961494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6.526964" calcext:value-type="float">
            <text:p>6.526964</text:p>
          </table:table-cell>
          <table:table-cell office:value-type="float" office:value="6.8382812581" calcext:value-type="float">
            <text:p>6.8382812581</text:p>
          </table:table-cell>
          <table:table-cell table:formula="of:=POWER([.C1848]-6.75;2)" office:value-type="float" office:value="0.00779358053171887" calcext:value-type="float">
            <text:p>0.0077935805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6.51509" calcext:value-type="float">
            <text:p>6.51509</text:p>
          </table:table-cell>
          <table:table-cell office:value-type="float" office:value="6.8262707849" calcext:value-type="float">
            <text:p>6.8262707849</text:p>
          </table:table-cell>
          <table:table-cell table:formula="of:=POWER([.C1849]-6.75;2)" office:value-type="float" office:value="0.00581723262926209" calcext:value-type="float">
            <text:p>0.0058172326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6.508306" calcext:value-type="float">
            <text:p>6.508306</text:p>
          </table:table-cell>
          <table:table-cell office:value-type="float" office:value="6.8150887581" calcext:value-type="float">
            <text:p>6.8150887581</text:p>
          </table:table-cell>
          <table:table-cell table:formula="of:=POWER([.C1850]-6.75;2)" office:value-type="float" office:value="0.00423654643100031" calcext:value-type="float">
            <text:p>0.0042365464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.511197" calcext:value-type="float">
            <text:p>6.511197</text:p>
          </table:table-cell>
          <table:table-cell office:value-type="float" office:value="6.8051089032" calcext:value-type="float">
            <text:p>6.8051089032</text:p>
          </table:table-cell>
          <table:table-cell table:formula="of:=POWER([.C1851]-6.75;2)" office:value-type="float" office:value="0.00303699121190695" calcext:value-type="float">
            <text:p>0.0030369912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6.526289" calcext:value-type="float">
            <text:p>6.526289</text:p>
          </table:table-cell>
          <table:table-cell office:value-type="float" office:value="6.7964702688" calcext:value-type="float">
            <text:p>6.7964702688</text:p>
          </table:table-cell>
          <table:table-cell table:formula="of:=POWER([.C1852]-6.75;2)" office:value-type="float" office:value="0.00215948588234428" calcext:value-type="float">
            <text:p>0.0021594859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6.553559" calcext:value-type="float">
            <text:p>6.553559</text:p>
          </table:table-cell>
          <table:table-cell office:value-type="float" office:value="6.7891439677" calcext:value-type="float">
            <text:p>6.7891439677</text:p>
          </table:table-cell>
          <table:table-cell table:formula="of:=POWER([.C1853]-6.75;2)" office:value-type="float" office:value="0.00153225020729867" calcext:value-type="float">
            <text:p>0.0015322502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6.590473" calcext:value-type="float">
            <text:p>6.590473</text:p>
          </table:table-cell>
          <table:table-cell office:value-type="float" office:value="6.7830018333" calcext:value-type="float">
            <text:p>6.7830018333</text:p>
          </table:table-cell>
          <table:table-cell table:formula="of:=POWER([.C1854]-6.75;2)" office:value-type="float" office:value="0.001089121001161" calcext:value-type="float">
            <text:p>0.001089121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632458" calcext:value-type="float">
            <text:p>6.632458</text:p>
          </table:table-cell>
          <table:table-cell office:value-type="float" office:value="6.7778730753" calcext:value-type="float">
            <text:p>6.7778730753</text:p>
          </table:table-cell>
          <table:table-cell table:formula="of:=POWER([.C1855]-6.75;2)" office:value-type="float" office:value="0.000776908326679498" calcext:value-type="float">
            <text:p>0.0007769083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.67367" calcext:value-type="float">
            <text:p>6.67367</text:p>
          </table:table-cell>
          <table:table-cell office:value-type="float" office:value="6.7735861344" calcext:value-type="float">
            <text:p>6.7735861344</text:p>
          </table:table-cell>
          <table:table-cell table:formula="of:=POWER([.C1856]-6.75;2)" office:value-type="float" office:value="0.00055630573593488" calcext:value-type="float">
            <text:p>0.0005563057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6.707875" calcext:value-type="float">
            <text:p>6.707875</text:p>
          </table:table-cell>
          <table:table-cell office:value-type="float" office:value="6.7699971183" calcext:value-type="float">
            <text:p>6.7699971183</text:p>
          </table:table-cell>
          <table:table-cell table:formula="of:=POWER([.C1857]-6.75;2)" office:value-type="float" office:value="0.000399884740304197" calcext:value-type="float">
            <text:p>0.0003998847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6.729294" calcext:value-type="float">
            <text:p>6.729294</text:p>
          </table:table-cell>
          <table:table-cell office:value-type="float" office:value="6.7670070484" calcext:value-type="float">
            <text:p>6.7670070484</text:p>
          </table:table-cell>
          <table:table-cell table:formula="of:=POWER([.C1858]-6.75;2)" office:value-type="float" office:value="0.000289239695279943" calcext:value-type="float">
            <text:p>0.0002892397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6.733333" calcext:value-type="float">
            <text:p>6.733333</text:p>
          </table:table-cell>
          <table:table-cell office:value-type="float" office:value="6.7645697688" calcext:value-type="float">
            <text:p>6.7645697688</text:p>
          </table:table-cell>
          <table:table-cell table:formula="of:=POWER([.C1859]-6.75;2)" office:value-type="float" office:value="0.000212278162885465" calcext:value-type="float">
            <text:p>0.0002122782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6.71716" calcext:value-type="float">
            <text:p>6.71716</text:p>
          </table:table-cell>
          <table:table-cell office:value-type="float" office:value="6.7626915591" calcext:value-type="float">
            <text:p>6.7626915591</text:p>
          </table:table-cell>
          <table:table-cell table:formula="of:=POWER([.C1860]-6.75;2)" office:value-type="float" office:value="0.000161075672388801" calcext:value-type="float">
            <text:p>0.0001610757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.680123" calcext:value-type="float">
            <text:p>6.680123</text:p>
          </table:table-cell>
          <table:table-cell office:value-type="float" office:value="6.7614228763" calcext:value-type="float">
            <text:p>6.7614228763</text:p>
          </table:table-cell>
          <table:table-cell table:formula="of:=POWER([.C1861]-6.75;2)" office:value-type="float" office:value="0.000130482102965105" calcext:value-type="float">
            <text:p>0.0001304821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.624" calcext:value-type="float">
            <text:p>6.624</text:p>
          </table:table-cell>
          <table:table-cell office:value-type="float" office:value="6.7608426398" calcext:value-type="float">
            <text:p>6.7608426398</text:p>
          </table:table-cell>
          <table:table-cell table:formula="of:=POWER([.C1862]-6.75;2)" office:value-type="float" office:value="0.000117562837832542" calcext:value-type="float">
            <text:p>0.0001175628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6.553052" calcext:value-type="float">
            <text:p>6.553052</text:p>
          </table:table-cell>
          <table:table-cell office:value-type="float" office:value="6.7610361613" calcext:value-type="float">
            <text:p>6.7610361613</text:p>
          </table:table-cell>
          <table:table-cell table:formula="of:=POWER([.C1863]-6.75;2)" office:value-type="float" office:value="0.000121796856239614" calcext:value-type="float">
            <text:p>0.0001217969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473829" calcext:value-type="float">
            <text:p>6.473829</text:p>
          </table:table-cell>
          <table:table-cell office:value-type="float" office:value="6.7620691935" calcext:value-type="float">
            <text:p>6.7620691935</text:p>
          </table:table-cell>
          <table:table-cell table:formula="of:=POWER([.C1864]-6.75;2)" office:value-type="float" office:value="0.000145665431740451" calcext:value-type="float">
            <text:p>0.0001456654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6.39468" calcext:value-type="float">
            <text:p>6.39468</text:p>
          </table:table-cell>
          <table:table-cell office:value-type="float" office:value="6.763962" calcext:value-type="float">
            <text:p>6.763962</text:p>
          </table:table-cell>
          <table:table-cell table:formula="of:=POWER([.C1865]-6.75;2)" office:value-type="float" office:value="0.000194937444000007" calcext:value-type="float">
            <text:p>0.0001949374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6.324923" calcext:value-type="float">
            <text:p>6.324923</text:p>
          </table:table-cell>
          <table:table-cell office:value-type="float" office:value="6.7666682043" calcext:value-type="float">
            <text:p>6.7666682043</text:p>
          </table:table-cell>
          <table:table-cell table:formula="of:=POWER([.C1866]-6.75;2)" office:value-type="float" office:value="0.000277829034586544" calcext:value-type="float">
            <text:p>0.000277829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6.273691" calcext:value-type="float">
            <text:p>6.273691</text:p>
          </table:table-cell>
          <table:table-cell office:value-type="float" office:value="6.7700631559" calcext:value-type="float">
            <text:p>6.7700631559</text:p>
          </table:table-cell>
          <table:table-cell table:formula="of:=POWER([.C1867]-6.75;2)" office:value-type="float" office:value="0.000402530224667703" calcext:value-type="float">
            <text:p>0.0004025302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6.248587" calcext:value-type="float">
            <text:p>6.248587</text:p>
          </table:table-cell>
          <table:table-cell office:value-type="float" office:value="6.7739453118" calcext:value-type="float">
            <text:p>6.7739453118</text:p>
          </table:table-cell>
          <table:table-cell table:formula="of:=POWER([.C1868]-6.75;2)" office:value-type="float" office:value="0.000573377957199237" calcext:value-type="float">
            <text:p>0.000573378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6.254374" calcext:value-type="float">
            <text:p>6.254374</text:p>
          </table:table-cell>
          <table:table-cell office:value-type="float" office:value="6.7780519032" calcext:value-type="float">
            <text:p>6.7780519032</text:p>
          </table:table-cell>
          <table:table-cell table:formula="of:=POWER([.C1869]-6.75;2)" office:value-type="float" office:value="0.000786909273142155" calcext:value-type="float">
            <text:p>0.0007869093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.292043" calcext:value-type="float">
            <text:p>6.292043</text:p>
          </table:table-cell>
          <table:table-cell office:value-type="float" office:value="6.7820872742" calcext:value-type="float">
            <text:p>6.7820872742</text:p>
          </table:table-cell>
          <table:table-cell table:formula="of:=POWER([.C1870]-6.75;2)" office:value-type="float" office:value="0.001029593165586" calcext:value-type="float">
            <text:p>0.0010295932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.358493" calcext:value-type="float">
            <text:p>6.358493</text:p>
          </table:table-cell>
          <table:table-cell office:value-type="float" office:value="6.7857592366" calcext:value-type="float">
            <text:p>6.7857592366</text:p>
          </table:table-cell>
          <table:table-cell table:formula="of:=POWER([.C1871]-6.75;2)" office:value-type="float" office:value="0.00127872300221476" calcext:value-type="float">
            <text:p>0.001278723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446946" calcext:value-type="float">
            <text:p>6.446946</text:p>
          </table:table-cell>
          <table:table-cell office:value-type="float" office:value="6.7888167151" calcext:value-type="float">
            <text:p>6.7888167151</text:p>
          </table:table-cell>
          <table:table-cell table:formula="of:=POWER([.C1872]-6.75;2)" office:value-type="float" office:value="0.00150673737115459" calcext:value-type="float">
            <text:p>0.0015067374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6.54793" calcext:value-type="float">
            <text:p>6.54793</text:p>
          </table:table-cell>
          <table:table-cell office:value-type="float" office:value="6.7910811398" calcext:value-type="float">
            <text:p>6.7910811398</text:p>
          </table:table-cell>
          <table:table-cell table:formula="of:=POWER([.C1873]-6.75;2)" office:value-type="float" office:value="0.00168766004726716" calcext:value-type="float">
            <text:p>0.00168766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6.650582" calcext:value-type="float">
            <text:p>6.650582</text:p>
          </table:table-cell>
          <table:table-cell office:value-type="float" office:value="6.7924656183" calcext:value-type="float">
            <text:p>6.7924656183</text:p>
          </table:table-cell>
          <table:table-cell table:formula="of:=POWER([.C1874]-6.75;2)" office:value-type="float" office:value="0.00180332873760126" calcext:value-type="float">
            <text:p>0.0018033287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743959" calcext:value-type="float">
            <text:p>6.743959</text:p>
          </table:table-cell>
          <table:table-cell office:value-type="float" office:value="6.7929786398" calcext:value-type="float">
            <text:p>6.7929786398</text:p>
          </table:table-cell>
          <table:table-cell table:formula="of:=POWER([.C1875]-6.75;2)" office:value-type="float" office:value="0.00184716347905817" calcext:value-type="float">
            <text:p>0.0018471635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6.818168" calcext:value-type="float">
            <text:p>6.818168</text:p>
          </table:table-cell>
          <table:table-cell office:value-type="float" office:value="6.7927129785" calcext:value-type="float">
            <text:p>6.7927129785</text:p>
          </table:table-cell>
          <table:table-cell table:formula="of:=POWER([.C1876]-6.75;2)" office:value-type="float" office:value="0.00182439853234146" calcext:value-type="float">
            <text:p>0.0018243985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.865209" calcext:value-type="float">
            <text:p>6.865209</text:p>
          </table:table-cell>
          <table:table-cell office:value-type="float" office:value="6.7918237527" calcext:value-type="float">
            <text:p>6.7918237527</text:p>
          </table:table-cell>
          <table:table-cell table:formula="of:=POWER([.C1877]-6.75;2)" office:value-type="float" office:value="0.00174922628991076" calcext:value-type="float">
            <text:p>0.0017492263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6.879542" calcext:value-type="float">
            <text:p>6.879542</text:p>
          </table:table-cell>
          <table:table-cell office:value-type="float" office:value="6.790501828" calcext:value-type="float">
            <text:p>6.790501828</text:p>
          </table:table-cell>
          <table:table-cell table:formula="of:=POWER([.C1878]-6.75;2)" office:value-type="float" office:value="0.00164039807134159" calcext:value-type="float">
            <text:p>0.0016403981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6.858408" calcext:value-type="float">
            <text:p>6.858408</text:p>
          </table:table-cell>
          <table:table-cell office:value-type="float" office:value="6.7889488333" calcext:value-type="float">
            <text:p>6.7889488333</text:p>
          </table:table-cell>
          <table:table-cell table:formula="of:=POWER([.C1879]-6.75;2)" office:value-type="float" office:value="0.0015170116154312" calcext:value-type="float">
            <text:p>0.0015170116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80198" calcext:value-type="float">
            <text:p>6.80198</text:p>
          </table:table-cell>
          <table:table-cell office:value-type="float" office:value="6.7873584839" calcext:value-type="float">
            <text:p>6.7873584839</text:p>
          </table:table-cell>
          <table:table-cell table:formula="of:=POWER([.C1880]-6.75;2)" office:value-type="float" office:value="0.00139565631930658" calcext:value-type="float">
            <text:p>0.0013956563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.713388" calcext:value-type="float">
            <text:p>6.713388</text:p>
          </table:table-cell>
          <table:table-cell office:value-type="float" office:value="6.7859061183" calcext:value-type="float">
            <text:p>6.7859061183</text:p>
          </table:table-cell>
          <table:table-cell table:formula="of:=POWER([.C1881]-6.75;2)" office:value-type="float" office:value="0.00128924933137358" calcext:value-type="float">
            <text:p>0.001289249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598672" calcext:value-type="float">
            <text:p>6.598672</text:p>
          </table:table-cell>
          <table:table-cell office:value-type="float" office:value="6.7847455376" calcext:value-type="float">
            <text:p>6.7847455376</text:p>
          </table:table-cell>
          <table:table-cell table:formula="of:=POWER([.C1882]-6.75;2)" office:value-type="float" office:value="0.00120725238311302" calcext:value-type="float">
            <text:p>0.0012072524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6.466664" calcext:value-type="float">
            <text:p>6.466664</text:p>
          </table:table-cell>
          <table:table-cell office:value-type="float" office:value="6.7840101452" calcext:value-type="float">
            <text:p>6.7840101452</text:p>
          </table:table-cell>
          <table:table-cell table:formula="of:=POWER([.C1883]-6.75;2)" office:value-type="float" office:value="0.00115668997652508" calcext:value-type="float">
            <text:p>0.00115669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328735" calcext:value-type="float">
            <text:p>6.328735</text:p>
          </table:table-cell>
          <table:table-cell office:value-type="float" office:value="6.7838142366" calcext:value-type="float">
            <text:p>6.7838142366</text:p>
          </table:table-cell>
          <table:table-cell table:formula="of:=POWER([.C1884]-6.75;2)" office:value-type="float" office:value="0.00114340259684075" calcext:value-type="float">
            <text:p>0.0011434026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6.198298" calcext:value-type="float">
            <text:p>6.198298</text:p>
          </table:table-cell>
          <table:table-cell office:value-type="float" office:value="6.7842505753" calcext:value-type="float">
            <text:p>6.7842505753</text:p>
          </table:table-cell>
          <table:table-cell table:formula="of:=POWER([.C1885]-6.75;2)" office:value-type="float" office:value="0.00117310190838095" calcext:value-type="float">
            <text:p>0.0011731019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6.08987" calcext:value-type="float">
            <text:p>6.08987</text:p>
          </table:table-cell>
          <table:table-cell office:value-type="float" office:value="6.7853817903" calcext:value-type="float">
            <text:p>6.7853817903</text:p>
          </table:table-cell>
          <table:table-cell table:formula="of:=POWER([.C1886]-6.75;2)" office:value-type="float" office:value="0.00125187108483316" calcext:value-type="float">
            <text:p>0.0012518711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6.017538" calcext:value-type="float">
            <text:p>6.017538</text:p>
          </table:table-cell>
          <table:table-cell office:value-type="float" office:value="6.7872262258" calcext:value-type="float">
            <text:p>6.7872262258</text:p>
          </table:table-cell>
          <table:table-cell table:formula="of:=POWER([.C1887]-6.75;2)" office:value-type="float" office:value="0.00138579188731255" calcext:value-type="float">
            <text:p>0.0013857919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5.992846" calcext:value-type="float">
            <text:p>5.992846</text:p>
          </table:table-cell>
          <table:table-cell office:value-type="float" office:value="6.7897423656" calcext:value-type="float">
            <text:p>6.7897423656</text:p>
          </table:table-cell>
          <table:table-cell table:formula="of:=POWER([.C1888]-6.75;2)" office:value-type="float" office:value="0.0015794556234841" calcext:value-type="float">
            <text:p>0.0015794556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6.022473" calcext:value-type="float">
            <text:p>6.022473</text:p>
          </table:table-cell>
          <table:table-cell office:value-type="float" office:value="6.7928188065" calcext:value-type="float">
            <text:p>6.7928188065</text:p>
          </table:table-cell>
          <table:table-cell table:formula="of:=POWER([.C1889]-6.75;2)" office:value-type="float" office:value="0.00183345019008442" calcext:value-type="float">
            <text:p>0.0018334502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6.106405" calcext:value-type="float">
            <text:p>6.106405</text:p>
          </table:table-cell>
          <table:table-cell office:value-type="float" office:value="6.7962763495" calcext:value-type="float">
            <text:p>6.7962763495</text:p>
          </table:table-cell>
          <table:table-cell table:formula="of:=POWER([.C1890]-6.75;2)" office:value-type="float" office:value="0.00214150052304617" calcext:value-type="float">
            <text:p>0.0021415005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.23732" calcext:value-type="float">
            <text:p>6.23732</text:p>
          </table:table-cell>
          <table:table-cell office:value-type="float" office:value="6.799884914" calcext:value-type="float">
            <text:p>6.799884914</text:p>
          </table:table-cell>
          <table:table-cell table:formula="of:=POWER([.C1891]-6.75;2)" office:value-type="float" office:value="0.00248850464478737" calcext:value-type="float">
            <text:p>0.0024885046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6.401481" calcext:value-type="float">
            <text:p>6.401481</text:p>
          </table:table-cell>
          <table:table-cell office:value-type="float" office:value="6.8033921022" calcext:value-type="float">
            <text:p>6.8033921022</text:p>
          </table:table-cell>
          <table:table-cell table:formula="of:=POWER([.C1892]-6.75;2)" office:value-type="float" office:value="0.00285071657733526" calcext:value-type="float">
            <text:p>0.0028507166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.580827" calcext:value-type="float">
            <text:p>6.580827</text:p>
          </table:table-cell>
          <table:table-cell office:value-type="float" office:value="6.8065562527" calcext:value-type="float">
            <text:p>6.8065562527</text:p>
          </table:table-cell>
          <table:table-cell table:formula="of:=POWER([.C1893]-6.75;2)" office:value-type="float" office:value="0.00319860971946627" calcext:value-type="float">
            <text:p>0.0031986097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6.755603" calcext:value-type="float">
            <text:p>6.755603</text:p>
          </table:table-cell>
          <table:table-cell office:value-type="float" office:value="6.8091765591" calcext:value-type="float">
            <text:p>6.8091765591</text:p>
          </table:table-cell>
          <table:table-cell table:formula="of:=POWER([.C1894]-6.75;2)" office:value-type="float" office:value="0.00350186514691579" calcext:value-type="float">
            <text:p>0.0035018651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6.906936" calcext:value-type="float">
            <text:p>6.906936</text:p>
          </table:table-cell>
          <table:table-cell office:value-type="float" office:value="6.8111151452" calcext:value-type="float">
            <text:p>6.8111151452</text:p>
          </table:table-cell>
          <table:table-cell table:formula="of:=POWER([.C1895]-6.75;2)" office:value-type="float" office:value="0.00373506097281714" calcext:value-type="float">
            <text:p>0.003735061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7.019009" calcext:value-type="float">
            <text:p>7.019009</text:p>
          </table:table-cell>
          <table:table-cell office:value-type="float" office:value="6.8123090538" calcext:value-type="float">
            <text:p>6.8123090538</text:p>
          </table:table-cell>
          <table:table-cell table:formula="of:=POWER([.C1896]-6.75;2)" office:value-type="float" office:value="0.00388241818545129" calcext:value-type="float">
            <text:p>0.0038824182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7.080767" calcext:value-type="float">
            <text:p>7.080767</text:p>
          </table:table-cell>
          <table:table-cell office:value-type="float" office:value="6.8127720914" calcext:value-type="float">
            <text:p>6.8127720914</text:p>
          </table:table-cell>
          <table:table-cell table:formula="of:=POWER([.C1897]-6.75;2)" office:value-type="float" office:value="0.00394033545872999" calcext:value-type="float">
            <text:p>0.0039403355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7.087124" calcext:value-type="float">
            <text:p>7.087124</text:p>
          </table:table-cell>
          <table:table-cell office:value-type="float" office:value="6.8125872043" calcext:value-type="float">
            <text:p>6.8125872043</text:p>
          </table:table-cell>
          <table:table-cell table:formula="of:=POWER([.C1898]-6.75;2)" office:value-type="float" office:value="0.00391715814208991" calcext:value-type="float">
            <text:p>0.0039171581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7.039708" calcext:value-type="float">
            <text:p>7.039708</text:p>
          </table:table-cell>
          <table:table-cell office:value-type="float" office:value="6.8118904946" calcext:value-type="float">
            <text:p>6.8118904946</text:p>
          </table:table-cell>
          <table:table-cell table:formula="of:=POWER([.C1899]-6.75;2)" office:value-type="float" office:value="0.00383043332183264" calcext:value-type="float">
            <text:p>0.0038304333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6.94703" calcext:value-type="float">
            <text:p>6.94703</text:p>
          </table:table-cell>
          <table:table-cell office:value-type="float" office:value="6.8108481505" calcext:value-type="float">
            <text:p>6.8108481505</text:p>
          </table:table-cell>
          <table:table-cell table:formula="of:=POWER([.C1900]-6.75;2)" office:value-type="float" office:value="0.00370249741927065" calcext:value-type="float">
            <text:p>0.0037024974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.823934" calcext:value-type="float">
            <text:p>6.823934</text:p>
          </table:table-cell>
          <table:table-cell office:value-type="float" office:value="6.8096282903" calcext:value-type="float">
            <text:p>6.8096282903</text:p>
          </table:table-cell>
          <table:table-cell table:formula="of:=POWER([.C1901]-6.75;2)" office:value-type="float" office:value="0.00355553300410108" calcext:value-type="float">
            <text:p>0.003555533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6.690047" calcext:value-type="float">
            <text:p>6.690047</text:p>
          </table:table-cell>
          <table:table-cell office:value-type="float" office:value="6.8083709839" calcext:value-type="float">
            <text:p>6.8083709839</text:p>
          </table:table-cell>
          <table:table-cell table:formula="of:=POWER([.C1902]-6.75;2)" office:value-type="float" office:value="0.00340717176145403" calcext:value-type="float">
            <text:p>0.0034071718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6.567015" calcext:value-type="float">
            <text:p>6.567015</text:p>
          </table:table-cell>
          <table:table-cell office:value-type="float" office:value="6.8071614247" calcext:value-type="float">
            <text:p>6.8071614247</text:p>
          </table:table-cell>
          <table:table-cell table:formula="of:=POWER([.C1903]-6.75;2)" office:value-type="float" office:value="0.0032674284737338" calcext:value-type="float">
            <text:p>0.0032674285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474562" calcext:value-type="float">
            <text:p>6.474562</text:p>
          </table:table-cell>
          <table:table-cell office:value-type="float" office:value="6.8060132312" calcext:value-type="float">
            <text:p>6.8060132312</text:p>
          </table:table-cell>
          <table:table-cell table:formula="of:=POWER([.C1904]-6.75;2)" office:value-type="float" office:value="0.00313748206946462" calcext:value-type="float">
            <text:p>0.0031374821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6.426048" calcext:value-type="float">
            <text:p>6.426048</text:p>
          </table:table-cell>
          <table:table-cell office:value-type="float" office:value="6.8048691022" calcext:value-type="float">
            <text:p>6.8048691022</text:p>
          </table:table-cell>
          <table:table-cell table:formula="of:=POWER([.C1905]-6.75;2)" office:value-type="float" office:value="0.003010618376234" calcext:value-type="float">
            <text:p>0.0030106184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6.424888" calcext:value-type="float">
            <text:p>6.424888</text:p>
          </table:table-cell>
          <table:table-cell office:value-type="float" office:value="6.8036232151" calcext:value-type="float">
            <text:p>6.8036232151</text:p>
          </table:table-cell>
          <table:table-cell table:formula="of:=POWER([.C1906]-6.75;2)" office:value-type="float" office:value="0.00287544919766087" calcext:value-type="float">
            <text:p>0.0028754492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463334" calcext:value-type="float">
            <text:p>6.463334</text:p>
          </table:table-cell>
          <table:table-cell office:value-type="float" office:value="6.8021626613" calcext:value-type="float">
            <text:p>6.8021626613</text:p>
          </table:table-cell>
          <table:table-cell table:formula="of:=POWER([.C1907]-6.75;2)" office:value-type="float" office:value="0.00272094323389849" calcext:value-type="float">
            <text:p>0.0027209432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6.524237" calcext:value-type="float">
            <text:p>6.524237</text:p>
          </table:table-cell>
          <table:table-cell office:value-type="float" office:value="6.800416957" calcext:value-type="float">
            <text:p>6.800416957</text:p>
          </table:table-cell>
          <table:table-cell table:formula="of:=POWER([.C1908]-6.75;2)" office:value-type="float" office:value="0.00254186955313989" calcext:value-type="float">
            <text:p>0.0025418696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6.585058" calcext:value-type="float">
            <text:p>6.585058</text:p>
          </table:table-cell>
          <table:table-cell office:value-type="float" office:value="6.7984007419" calcext:value-type="float">
            <text:p>6.7984007419</text:p>
          </table:table-cell>
          <table:table-cell table:formula="of:=POWER([.C1909]-6.75;2)" office:value-type="float" office:value="0.00234263181647042" calcext:value-type="float">
            <text:p>0.0023426318</text:p>
          </table:table-cell>
          <table:table-cell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.622607" calcext:value-type="float">
            <text:p>6.622607</text:p>
          </table:table-cell>
          <table:table-cell office:value-type="float" office:value="6.7962377796" calcext:value-type="float">
            <text:p>6.7962377796</text:p>
          </table:table-cell>
          <table:table-cell table:formula="of:=POWER([.C1910]-6.75;2)" office:value-type="float" office:value="0.00213793226233819" calcext:value-type="float">
            <text:p>0.0021379323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.617201" calcext:value-type="float">
            <text:p>6.617201</text:p>
          </table:table-cell>
          <table:table-cell office:value-type="float" office:value="6.7941618817" calcext:value-type="float">
            <text:p>6.7941618817</text:p>
          </table:table-cell>
          <table:table-cell table:formula="of:=POWER([.C1911]-6.75;2)" office:value-type="float" office:value="0.0019502717952848" calcext:value-type="float">
            <text:p>0.0019502718</text:p>
          </table:table-cell>
          <table:table-cell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6.555672" calcext:value-type="float">
            <text:p>6.555672</text:p>
          </table:table-cell>
          <table:table-cell office:value-type="float" office:value="6.7924969194" calcext:value-type="float">
            <text:p>6.7924969194</text:p>
          </table:table-cell>
          <table:table-cell table:formula="of:=POWER([.C1912]-6.75;2)" office:value-type="float" office:value="0.00180598815849006" calcext:value-type="float">
            <text:p>0.0018059882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433194" calcext:value-type="float">
            <text:p>6.433194</text:p>
          </table:table-cell>
          <table:table-cell office:value-type="float" office:value="6.7916210753" calcext:value-type="float">
            <text:p>6.7916210753</text:p>
          </table:table-cell>
          <table:table-cell table:formula="of:=POWER([.C1913]-6.75;2)" office:value-type="float" office:value="0.00173231390912828" calcext:value-type="float">
            <text:p>0.0017323139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6.254149" calcext:value-type="float">
            <text:p>6.254149</text:p>
          </table:table-cell>
          <table:table-cell office:value-type="float" office:value="6.7919210538" calcext:value-type="float">
            <text:p>6.7919210538</text:p>
          </table:table-cell>
          <table:table-cell table:formula="of:=POWER([.C1914]-6.75;2)" office:value-type="float" office:value="0.00175737475170252" calcext:value-type="float">
            <text:p>0.0017573748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032221" calcext:value-type="float">
            <text:p>6.032221</text:p>
          </table:table-cell>
          <table:table-cell office:value-type="float" office:value="6.7937410753" calcext:value-type="float">
            <text:p>6.7937410753</text:p>
          </table:table-cell>
          <table:table-cell table:formula="of:=POWER([.C1915]-6.75;2)" office:value-type="float" office:value="0.00191328166840025" calcext:value-type="float">
            <text:p>0.0019132817</text:p>
          </table:table-cell>
          <table:table-cell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5.789684" calcext:value-type="float">
            <text:p>5.789684</text:p>
          </table:table-cell>
          <table:table-cell office:value-type="float" office:value="6.7973308871" calcext:value-type="float">
            <text:p>6.7973308871</text:p>
          </table:table-cell>
          <table:table-cell table:formula="of:=POWER([.C1916]-6.75;2)" office:value-type="float" office:value="0.00224021287367297" calcext:value-type="float">
            <text:p>0.0022402129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5.55558" calcext:value-type="float">
            <text:p>5.55558</text:p>
          </table:table-cell>
          <table:table-cell office:value-type="float" office:value="6.8027975538" calcext:value-type="float">
            <text:p>6.8027975538</text:p>
          </table:table-cell>
          <table:table-cell table:formula="of:=POWER([.C1917]-6.75;2)" office:value-type="float" office:value="0.00278758168726385" calcext:value-type="float">
            <text:p>0.0027875817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5.362227" calcext:value-type="float">
            <text:p>5.362227</text:p>
          </table:table-cell>
          <table:table-cell office:value-type="float" office:value="6.8100674677" calcext:value-type="float">
            <text:p>6.8100674677</text:p>
          </table:table-cell>
          <table:table-cell table:formula="of:=POWER([.C1918]-6.75;2)" office:value-type="float" office:value="0.00360810067589051" calcext:value-type="float">
            <text:p>0.0036081007</text:p>
          </table:table-cell>
          <table:table-cell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5.23966" calcext:value-type="float">
            <text:p>5.23966</text:p>
          </table:table-cell>
          <table:table-cell office:value-type="float" office:value="6.8188681129" calcext:value-type="float">
            <text:p>6.8188681129</text:p>
          </table:table-cell>
          <table:table-cell table:formula="of:=POWER([.C1919]-6.75;2)" office:value-type="float" office:value="0.00474281697440711" calcext:value-type="float">
            <text:p>0.004742817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5.208769" calcext:value-type="float">
            <text:p>5.208769</text:p>
          </table:table-cell>
          <table:table-cell office:value-type="float" office:value="6.8287410645" calcext:value-type="float">
            <text:p>6.8287410645</text:p>
          </table:table-cell>
          <table:table-cell table:formula="of:=POWER([.C1920]-6.75;2)" office:value-type="float" office:value="0.00620015523859315" calcext:value-type="float">
            <text:p>0.0062001552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.275806" calcext:value-type="float">
            <text:p>5.275806</text:p>
          </table:table-cell>
          <table:table-cell office:value-type="float" office:value="6.8390935" calcext:value-type="float">
            <text:p>6.8390935</text:p>
          </table:table-cell>
          <table:table-cell table:formula="of:=POWER([.C1921]-6.75;2)" office:value-type="float" office:value="0.00793765174224995" calcext:value-type="float">
            <text:p>0.0079376517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5.431448" calcext:value-type="float">
            <text:p>5.431448</text:p>
          </table:table-cell>
          <table:table-cell office:value-type="float" office:value="6.8492809194" calcext:value-type="float">
            <text:p>6.8492809194</text:p>
          </table:table-cell>
          <table:table-cell table:formula="of:=POWER([.C1922]-6.75;2)" office:value-type="float" office:value="0.00985670095690929" calcext:value-type="float">
            <text:p>0.009856701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5.655069" calcext:value-type="float">
            <text:p>5.655069</text:p>
          </table:table-cell>
          <table:table-cell office:value-type="float" office:value="6.8586964086" calcext:value-type="float">
            <text:p>6.8586964086</text:p>
          </table:table-cell>
          <table:table-cell table:formula="of:=POWER([.C1923]-6.75;2)" office:value-type="float" office:value="0.0118149092425382" calcext:value-type="float">
            <text:p>0.0118149092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5.921498" calcext:value-type="float">
            <text:p>5.921498</text:p>
          </table:table-cell>
          <table:table-cell office:value-type="float" office:value="6.8668381882" calcext:value-type="float">
            <text:p>6.8668381882</text:p>
          </table:table-cell>
          <table:table-cell table:formula="of:=POWER([.C1924]-6.75;2)" office:value-type="float" office:value="0.0136511622218586" calcext:value-type="float">
            <text:p>0.0136511622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6.20685" calcext:value-type="float">
            <text:p>6.20685</text:p>
          </table:table-cell>
          <table:table-cell office:value-type="float" office:value="6.8733416505" calcext:value-type="float">
            <text:p>6.8733416505</text:p>
          </table:table-cell>
          <table:table-cell table:formula="of:=POWER([.C1925]-6.75;2)" office:value-type="float" office:value="0.0152131627480643" calcext:value-type="float">
            <text:p>0.0152131627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6.491813" calcext:value-type="float">
            <text:p>6.491813</text:p>
          </table:table-cell>
          <table:table-cell office:value-type="float" office:value="6.8779804462" calcext:value-type="float">
            <text:p>6.8779804462</text:p>
          </table:table-cell>
          <table:table-cell table:formula="of:=POWER([.C1926]-6.75;2)" office:value-type="float" office:value="0.0163789946095512" calcext:value-type="float">
            <text:p>0.0163789946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6.762574" calcext:value-type="float">
            <text:p>6.762574</text:p>
          </table:table-cell>
          <table:table-cell office:value-type="float" office:value="6.8806498817" calcext:value-type="float">
            <text:p>6.8806498817</text:p>
          </table:table-cell>
          <table:table-cell table:formula="of:=POWER([.C1927]-6.75;2)" office:value-type="float" office:value="0.017069391588224" calcext:value-type="float">
            <text:p>0.0170693916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7.010179" calcext:value-type="float">
            <text:p>7.010179</text:p>
          </table:table-cell>
          <table:table-cell office:value-type="float" office:value="6.8813448602" calcext:value-type="float">
            <text:p>6.8813448602</text:p>
          </table:table-cell>
          <table:table-cell table:formula="of:=POWER([.C1928]-6.75;2)" office:value-type="float" office:value="0.0172514723009577" calcext:value-type="float">
            <text:p>0.0172514723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7.229073" calcext:value-type="float">
            <text:p>7.229073</text:p>
          </table:table-cell>
          <table:table-cell office:value-type="float" office:value="6.8801405054" calcext:value-type="float">
            <text:p>6.8801405054</text:p>
          </table:table-cell>
          <table:table-cell table:formula="of:=POWER([.C1929]-6.75;2)" office:value-type="float" office:value="0.0169365511457674" calcext:value-type="float">
            <text:p>0.0169365511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7.41535" calcext:value-type="float">
            <text:p>7.41535</text:p>
          </table:table-cell>
          <table:table-cell office:value-type="float" office:value="6.8771793925" calcext:value-type="float">
            <text:p>6.8771793925</text:p>
          </table:table-cell>
          <table:table-cell table:formula="of:=POWER([.C1930]-6.75;2)" office:value-type="float" office:value="0.0161745978766692" calcext:value-type="float">
            <text:p>0.0161745979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7.565072" calcext:value-type="float">
            <text:p>7.565072</text:p>
          </table:table-cell>
          <table:table-cell office:value-type="float" office:value="6.8726665215" calcext:value-type="float">
            <text:p>6.8726665215</text:p>
          </table:table-cell>
          <table:table-cell table:formula="of:=POWER([.C1931]-6.75;2)" office:value-type="float" office:value="0.01504707549691" calcext:value-type="float">
            <text:p>0.0150470755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7.672983" calcext:value-type="float">
            <text:p>7.672983</text:p>
          </table:table-cell>
          <table:table-cell office:value-type="float" office:value="6.8668708495" calcext:value-type="float">
            <text:p>6.8668708495</text:p>
          </table:table-cell>
          <table:table-cell table:formula="of:=POWER([.C1932]-6.75;2)" office:value-type="float" office:value="0.0136587954628516" calcext:value-type="float">
            <text:p>0.0136587955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7.731803" calcext:value-type="float">
            <text:p>7.731803</text:p>
          </table:table-cell>
          <table:table-cell office:value-type="float" office:value="6.8601304785" calcext:value-type="float">
            <text:p>6.8601304785</text:p>
          </table:table-cell>
          <table:table-cell table:formula="of:=POWER([.C1933]-6.75;2)" office:value-type="float" office:value="0.012128722294639" calcext:value-type="float">
            <text:p>0.0121287223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7.732208" calcext:value-type="float">
            <text:p>7.732208</text:p>
          </table:table-cell>
          <table:table-cell office:value-type="float" office:value="6.8528573656" calcext:value-type="float">
            <text:p>6.8528573656</text:p>
          </table:table-cell>
          <table:table-cell table:formula="of:=POWER([.C1934]-6.75;2)" office:value-type="float" office:value="0.0105796376581721" calcext:value-type="float">
            <text:p>0.0105796377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7.663434" calcext:value-type="float">
            <text:p>7.663434</text:p>
          </table:table-cell>
          <table:table-cell office:value-type="float" office:value="6.8455374731" calcext:value-type="float">
            <text:p>6.8455374731</text:p>
          </table:table-cell>
          <table:table-cell table:formula="of:=POWER([.C1935]-6.75;2)" office:value-type="float" office:value="0.00912740876633328" calcext:value-type="float">
            <text:p>0.0091274088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7.514326" calcext:value-type="float">
            <text:p>7.514326</text:p>
          </table:table-cell>
          <table:table-cell office:value-type="float" office:value="6.8387232473" calcext:value-type="float">
            <text:p>6.8387232473</text:p>
          </table:table-cell>
          <table:table-cell table:formula="of:=POWER([.C1936]-6.75;2)" office:value-type="float" office:value="0.00787181461145694" calcext:value-type="float">
            <text:p>0.0078718146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7.274564" calcext:value-type="float">
            <text:p>7.274564</text:p>
          </table:table-cell>
          <table:table-cell office:value-type="float" office:value="6.8330175753" calcext:value-type="float">
            <text:p>6.8330175753</text:p>
          </table:table-cell>
          <table:table-cell table:formula="of:=POWER([.C1937]-6.75;2)" office:value-type="float" office:value="0.00689191780869109" calcext:value-type="float">
            <text:p>0.0068919178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.935763" calcext:value-type="float">
            <text:p>6.935763</text:p>
          </table:table-cell>
          <table:table-cell office:value-type="float" office:value="6.8290506774" calcext:value-type="float">
            <text:p>6.8290506774</text:p>
          </table:table-cell>
          <table:table-cell table:formula="of:=POWER([.C1938]-6.75;2)" office:value-type="float" office:value="0.00624900959739883" calcext:value-type="float">
            <text:p>0.0062490096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6.492149" calcext:value-type="float">
            <text:p>6.492149</text:p>
          </table:table-cell>
          <table:table-cell office:value-type="float" office:value="6.8274535376" calcext:value-type="float">
            <text:p>6.8274535376</text:p>
          </table:table-cell>
          <table:table-cell table:formula="of:=POWER([.C1939]-6.75;2)" office:value-type="float" office:value="0.00599905048675466" calcext:value-type="float">
            <text:p>0.0059990505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5.940469" calcext:value-type="float">
            <text:p>5.940469</text:p>
          </table:table-cell>
          <table:table-cell office:value-type="float" office:value="6.8288326452" calcext:value-type="float">
            <text:p>6.8288326452</text:p>
          </table:table-cell>
          <table:table-cell table:formula="of:=POWER([.C1940]-6.75;2)" office:value-type="float" office:value="0.00621458594922913" calcext:value-type="float">
            <text:p>0.0062145859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5.278602" calcext:value-type="float">
            <text:p>5.278602</text:p>
          </table:table-cell>
          <table:table-cell office:value-type="float" office:value="6.8337517957" calcext:value-type="float">
            <text:p>6.8337517957</text:p>
          </table:table-cell>
          <table:table-cell table:formula="of:=POWER([.C1941]-6.75;2)" office:value-type="float" office:value="0.00701436328297447" calcext:value-type="float">
            <text:p>0.0070143633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4.501649" calcext:value-type="float">
            <text:p>4.501649</text:p>
          </table:table-cell>
          <table:table-cell office:value-type="float" office:value="6.8427284301" calcext:value-type="float">
            <text:p>6.8427284301</text:p>
          </table:table-cell>
          <table:table-cell table:formula="of:=POWER([.C1942]-6.75;2)" office:value-type="float" office:value="0.00859856174881062" calcext:value-type="float">
            <text:p>0.0085985617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.591232" calcext:value-type="float">
            <text:p>3.591232</text:p>
          </table:table-cell>
          <table:table-cell office:value-type="float" office:value="6.8562576129" calcext:value-type="float">
            <text:p>6.8562576129</text:p>
          </table:table-cell>
          <table:table-cell table:formula="of:=POWER([.C1943]-6.75;2)" office:value-type="float" office:value="0.0112906802992063" calcext:value-type="float">
            <text:p>0.0112906803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.475514" calcext:value-type="float">
            <text:p>2.475514</text:p>
          </table:table-cell>
          <table:table-cell office:value-type="float" office:value="6.8748990914" calcext:value-type="float">
            <text:p>6.8748990914</text:p>
          </table:table-cell>
          <table:table-cell table:formula="of:=POWER([.C1944]-6.75;2)" office:value-type="float" office:value="0.0155997830325455" calcext:value-type="float">
            <text:p>0.015599783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6.8995832581" calcext:value-type="float">
            <text:p>6.8995832581</text:p>
          </table:table-cell>
          <table:table-cell table:formula="of:=POWER([.C1945]-6.75;2)" office:value-type="float" office:value="0.0223751511038112" calcext:value-type="float">
            <text:p>0.0223751511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6.9347249946" calcext:value-type="float">
            <text:p>6.9347249946</text:p>
          </table:table-cell>
          <table:table-cell table:formula="of:=POWER([.C1946]-6.75;2)" office:value-type="float" office:value="0.03412332362997" calcext:value-type="float">
            <text:p>0.0341233236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6.9696001452" calcext:value-type="float">
            <text:p>6.9696001452</text:p>
          </table:table-cell>
          <table:table-cell table:formula="of:=POWER([.C1947]-6.75;2)" office:value-type="float" office:value="0.0482242237718612" calcext:value-type="float">
            <text:p>0.0482242238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7.0041100484" calcext:value-type="float">
            <text:p>7.0041100484</text:p>
          </table:table-cell>
          <table:table-cell table:formula="of:=POWER([.C1948]-6.75;2)" office:value-type="float" office:value="0.0645719166978505" calcext:value-type="float">
            <text:p>0.0645719167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7.0382129301" calcext:value-type="float">
            <text:p>7.0382129301</text:p>
          </table:table-cell>
          <table:table-cell table:formula="of:=POWER([.C1949]-6.75;2)" office:value-type="float" office:value="0.0830666930768276" calcext:value-type="float">
            <text:p>0.0830666931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7.0719292527" calcext:value-type="float">
            <text:p>7.0719292527</text:p>
          </table:table-cell>
          <table:table-cell table:formula="of:=POWER([.C1950]-6.75;2)" office:value-type="float" office:value="0.103638443743981" calcext:value-type="float">
            <text:p>0.1036384437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507332" calcext:value-type="float">
            <text:p>0.507332</text:p>
          </table:table-cell>
          <table:table-cell office:value-type="float" office:value="7.1053374677" calcext:value-type="float">
            <text:p>7.1053374677</text:p>
          </table:table-cell>
          <table:table-cell table:formula="of:=POWER([.C1951]-6.75;2)" office:value-type="float" office:value="0.126264715951449" calcext:value-type="float">
            <text:p>0.126264716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3.369308" calcext:value-type="float">
            <text:p>3.369308</text:p>
          </table:table-cell>
          <table:table-cell office:value-type="float" office:value="7.1385598441" calcext:value-type="float">
            <text:p>7.1385598441</text:p>
          </table:table-cell>
          <table:table-cell table:formula="of:=POWER([.C1952]-6.75;2)" office:value-type="float" office:value="0.150978752447016" calcext:value-type="float">
            <text:p>0.1509787524</text:p>
          </table:table-cell>
          <table:table-cell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144822" calcext:value-type="float">
            <text:p>6.144822</text:p>
          </table:table-cell>
          <table:table-cell office:value-type="float" office:value="7.1563531505" calcext:value-type="float">
            <text:p>7.1563531505</text:p>
          </table:table-cell>
          <table:table-cell table:formula="of:=POWER([.C1953]-6.75;2)" office:value-type="float" office:value="0.165122882921276" calcext:value-type="float">
            <text:p>0.1651228829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.859912" calcext:value-type="float">
            <text:p>9.859912</text:p>
          </table:table-cell>
          <table:table-cell office:value-type="float" office:value="7.1593211183" calcext:value-type="float">
            <text:p>7.1593211183</text:p>
          </table:table-cell>
          <table:table-cell table:formula="of:=POWER([.C1954]-6.75;2)" office:value-type="float" office:value="0.167543777886363" calcext:value-type="float">
            <text:p>0.1675437779</text:p>
          </table:table-cell>
          <table:table-cell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7.1425213495" calcext:value-type="float">
            <text:p>7.1425213495</text:p>
          </table:table-cell>
          <table:table-cell table:formula="of:=POWER([.C1955]-6.75;2)" office:value-type="float" office:value="0.154073009813301" calcext:value-type="float">
            <text:p>0.1540730098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7.0879035806" calcext:value-type="float">
            <text:p>7.0879035806</text:p>
          </table:table-cell>
          <table:table-cell table:formula="of:=POWER([.C1956]-6.75;2)" office:value-type="float" office:value="0.114178829782301" calcext:value-type="float">
            <text:p>0.1141788298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7.0335565591" calcext:value-type="float">
            <text:p>7.0335565591</text:p>
          </table:table-cell>
          <table:table-cell table:formula="of:=POWER([.C1957]-6.75;2)" office:value-type="float" office:value="0.0804043222086318" calcext:value-type="float">
            <text:p>0.0804043222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9794292258" calcext:value-type="float">
            <text:p>6.9794292258</text:p>
          </table:table-cell>
          <table:table-cell table:formula="of:=POWER([.C1958]-6.75;2)" office:value-type="float" office:value="0.0526377696511872" calcext:value-type="float">
            <text:p>0.0526377697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925426672" calcext:value-type="float">
            <text:p>6.925426672</text:p>
          </table:table-cell>
          <table:table-cell table:formula="of:=POWER([.C1959]-6.75;2)" office:value-type="float" office:value="0.0307745172489957" calcext:value-type="float">
            <text:p>0.0307745172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8714282796" calcext:value-type="float">
            <text:p>6.8714282796</text:p>
          </table:table-cell>
          <table:table-cell table:formula="of:=POWER([.C1960]-6.75;2)" office:value-type="float" office:value="0.0147448270866158" calcext:value-type="float">
            <text:p>0.0147448271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8173097312" calcext:value-type="float">
            <text:p>6.8173097312</text:p>
          </table:table-cell>
          <table:table-cell table:formula="of:=POWER([.C1961]-6.75;2)" office:value-type="float" office:value="0.00453059991421625" calcext:value-type="float">
            <text:p>0.0045305999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7629656989" calcext:value-type="float">
            <text:p>6.7629656989</text:p>
          </table:table-cell>
          <table:table-cell table:formula="of:=POWER([.C1962]-6.75;2)" office:value-type="float" office:value="0.000168109347965472" calcext:value-type="float">
            <text:p>0.0001681093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7083297688" calcext:value-type="float">
            <text:p>6.7083297688</text:p>
          </table:table-cell>
          <table:table-cell table:formula="of:=POWER([.C1963]-6.75;2)" office:value-type="float" office:value="0.00173640816826148" calcext:value-type="float">
            <text:p>0.0017364082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6.943678" calcext:value-type="float">
            <text:p>16.943678</text:p>
          </table:table-cell>
          <table:table-cell office:value-type="float" office:value="6.6533883226" calcext:value-type="float">
            <text:p>6.6533883226</text:p>
          </table:table-cell>
          <table:table-cell table:formula="of:=POWER([.C1964]-6.75;2)" office:value-type="float" office:value="0.00933381621004173" calcext:value-type="float">
            <text:p>0.0093338162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.874029" calcext:value-type="float">
            <text:p>1.874029</text:p>
          </table:table-cell>
          <table:table-cell office:value-type="float" office:value="6.598185414" calcext:value-type="float">
            <text:p>6.598185414</text:p>
          </table:table-cell>
          <table:table-cell table:formula="of:=POWER([.C1965]-6.75;2)" office:value-type="float" office:value="0.0230476685223515" calcext:value-type="float">
            <text:p>0.0230476685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.030301" calcext:value-type="float">
            <text:p>5.030301</text:p>
          </table:table-cell>
          <table:table-cell office:value-type="float" office:value="6.6238366075" calcext:value-type="float">
            <text:p>6.6238366075</text:p>
          </table:table-cell>
          <table:table-cell table:formula="of:=POWER([.C1966]-6.75;2)" office:value-type="float" office:value="0.015917201607109" calcext:value-type="float">
            <text:p>0.015917201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.602699" calcext:value-type="float">
            <text:p>6.602699</text:p>
          </table:table-cell>
          <table:table-cell office:value-type="float" office:value="6.6324848817" calcext:value-type="float">
            <text:p>6.6324848817</text:p>
          </table:table-cell>
          <table:table-cell table:formula="of:=POWER([.C1967]-6.75;2)" office:value-type="float" office:value="0.013809803029063" calcext:value-type="float">
            <text:p>0.013809803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.620852" calcext:value-type="float">
            <text:p>7.620852</text:p>
          </table:table-cell>
          <table:table-cell office:value-type="float" office:value="6.6327901129" calcext:value-type="float">
            <text:p>6.6327901129</text:p>
          </table:table-cell>
          <table:table-cell table:formula="of:=POWER([.C1968]-6.75;2)" office:value-type="float" office:value="0.0137381576339946" calcext:value-type="float">
            <text:p>0.0137381576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8.28431" calcext:value-type="float">
            <text:p>8.28431</text:p>
          </table:table-cell>
          <table:table-cell office:value-type="float" office:value="6.6278640108" calcext:value-type="float">
            <text:p>6.6278640108</text:p>
          </table:table-cell>
          <table:table-cell table:formula="of:=POWER([.C1969]-6.75;2)" office:value-type="float" office:value="0.0149171998578626" calcext:value-type="float">
            <text:p>0.0149171999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.679129" calcext:value-type="float">
            <text:p>8.679129</text:p>
          </table:table-cell>
          <table:table-cell office:value-type="float" office:value="6.619711543" calcext:value-type="float">
            <text:p>6.619711543</text:p>
          </table:table-cell>
          <table:table-cell table:formula="of:=POWER([.C1970]-6.75;2)" office:value-type="float" office:value="0.0169750820274408" calcext:value-type="float">
            <text:p>0.016975082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.855357" calcext:value-type="float">
            <text:p>8.855357</text:p>
          </table:table-cell>
          <table:table-cell office:value-type="float" office:value="6.6098278978" calcext:value-type="float">
            <text:p>6.6098278978</text:p>
          </table:table-cell>
          <table:table-cell table:formula="of:=POWER([.C1971]-6.75;2)" office:value-type="float" office:value="0.0196482182351673" calcext:value-type="float">
            <text:p>0.0196482182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.848077" calcext:value-type="float">
            <text:p>8.848077</text:p>
          </table:table-cell>
          <table:table-cell office:value-type="float" office:value="6.5993886344" calcext:value-type="float">
            <text:p>6.5993886344</text:p>
          </table:table-cell>
          <table:table-cell table:formula="of:=POWER([.C1972]-6.75;2)" office:value-type="float" office:value="0.0226837834478968" calcext:value-type="float">
            <text:p>0.0226837834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8.685398" calcext:value-type="float">
            <text:p>8.685398</text:p>
          </table:table-cell>
          <table:table-cell office:value-type="float" office:value="6.5893355591" calcext:value-type="float">
            <text:p>6.5893355591</text:p>
          </table:table-cell>
          <table:table-cell table:formula="of:=POWER([.C1973]-6.75;2)" office:value-type="float" office:value="0.0258130625697095" calcext:value-type="float">
            <text:p>0.0258130626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8.392329" calcext:value-type="float">
            <text:p>8.392329</text:p>
          </table:table-cell>
          <table:table-cell office:value-type="float" office:value="6.5804258387" calcext:value-type="float">
            <text:p>6.5804258387</text:p>
          </table:table-cell>
          <table:table-cell table:formula="of:=POWER([.C1974]-6.75;2)" office:value-type="float" office:value="0.0287553961805984" calcext:value-type="float">
            <text:p>0.0287553962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.993164" calcext:value-type="float">
            <text:p>7.993164</text:p>
          </table:table-cell>
          <table:table-cell office:value-type="float" office:value="6.5732632366" calcext:value-type="float">
            <text:p>6.5732632366</text:p>
          </table:table-cell>
          <table:table-cell table:formula="of:=POWER([.C1975]-6.75;2)" office:value-type="float" office:value="0.0312358835371076" calcext:value-type="float">
            <text:p>0.0312358835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.513325" calcext:value-type="float">
            <text:p>7.513325</text:p>
          </table:table-cell>
          <table:table-cell office:value-type="float" office:value="6.5683163871" calcext:value-type="float">
            <text:p>6.5683163871</text:p>
          </table:table-cell>
          <table:table-cell table:formula="of:=POWER([.C1976]-6.75;2)" office:value-type="float" office:value="0.0330089351963969" calcext:value-type="float">
            <text:p>0.0330089352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6.980958" calcext:value-type="float">
            <text:p>6.980958</text:p>
          </table:table-cell>
          <table:table-cell office:value-type="float" office:value="6.5659247527" calcext:value-type="float">
            <text:p>6.5659247527</text:p>
          </table:table-cell>
          <table:table-cell table:formula="of:=POWER([.C1977]-6.75;2)" office:value-type="float" office:value="0.0338836966685562" calcext:value-type="float">
            <text:p>0.0338836967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6.428389" calcext:value-type="float">
            <text:p>6.428389</text:p>
          </table:table-cell>
          <table:table-cell office:value-type="float" office:value="6.5662921667" calcext:value-type="float">
            <text:p>6.5662921667</text:p>
          </table:table-cell>
          <table:table-cell table:formula="of:=POWER([.C1978]-6.75;2)" office:value-type="float" office:value="0.0337485680157805" calcext:value-type="float">
            <text:p>0.033748568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.89318" calcext:value-type="float">
            <text:p>5.89318</text:p>
          </table:table-cell>
          <table:table-cell office:value-type="float" office:value="6.569468328" calcext:value-type="float">
            <text:p>6.569468328</text:p>
          </table:table-cell>
          <table:table-cell table:formula="of:=POWER([.C1979]-6.75;2)" office:value-type="float" office:value="0.0325916845951155" calcext:value-type="float">
            <text:p>0.0325916846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.41805" calcext:value-type="float">
            <text:p>5.41805</text:p>
          </table:table-cell>
          <table:table-cell office:value-type="float" office:value="6.5753209032" calcext:value-type="float">
            <text:p>6.5753209032</text:p>
          </table:table-cell>
          <table:table-cell table:formula="of:=POWER([.C1980]-6.75;2)" office:value-type="float" office:value="0.0305127868588639" calcext:value-type="float">
            <text:p>0.0305127869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.047915" calcext:value-type="float">
            <text:p>5.047915</text:p>
          </table:table-cell>
          <table:table-cell office:value-type="float" office:value="6.5835055108" calcext:value-type="float">
            <text:p>6.5835055108</text:p>
          </table:table-cell>
          <table:table-cell table:formula="of:=POWER([.C1981]-6.75;2)" office:value-type="float" office:value="0.0277204149339688" calcext:value-type="float">
            <text:p>0.0277204149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4.821962" calcext:value-type="float">
            <text:p>4.821962</text:p>
          </table:table-cell>
          <table:table-cell office:value-type="float" office:value="6.5934505376" calcext:value-type="float">
            <text:p>6.5934505376</text:p>
          </table:table-cell>
          <table:table-cell table:formula="of:=POWER([.C1982]-6.75;2)" office:value-type="float" office:value="0.024507734177729" calcext:value-type="float">
            <text:p>0.0245077342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.76145" calcext:value-type="float">
            <text:p>4.76145</text:p>
          </table:table-cell>
          <table:table-cell office:value-type="float" office:value="6.6043848978" calcext:value-type="float">
            <text:p>6.6043848978</text:p>
          </table:table-cell>
          <table:table-cell table:formula="of:=POWER([.C1983]-6.75;2)" office:value-type="float" office:value="0.0212037579887164" calcext:value-type="float">
            <text:p>0.021203758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4.860384" calcext:value-type="float">
            <text:p>4.860384</text:p>
          </table:table-cell>
          <table:table-cell office:value-type="float" office:value="6.6154325215" calcext:value-type="float">
            <text:p>6.6154325215</text:p>
          </table:table-cell>
          <table:table-cell table:formula="of:=POWER([.C1984]-6.75;2)" office:value-type="float" office:value="0.018108406269848" calcext:value-type="float">
            <text:p>0.0181084063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5.087717" calcext:value-type="float">
            <text:p>5.087717</text:p>
          </table:table-cell>
          <table:table-cell office:value-type="float" office:value="6.6257584086" calcext:value-type="float">
            <text:p>6.6257584086</text:p>
          </table:table-cell>
          <table:table-cell table:formula="of:=POWER([.C1985]-6.75;2)" office:value-type="float" office:value="0.0154359730336045" calcext:value-type="float">
            <text:p>0.015435973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5.399712" calcext:value-type="float">
            <text:p>5.399712</text:p>
          </table:table-cell>
          <table:table-cell office:value-type="float" office:value="6.6347037366" calcext:value-type="float">
            <text:p>6.6347037366</text:p>
          </table:table-cell>
          <table:table-cell table:formula="of:=POWER([.C1986]-6.75;2)" office:value-type="float" office:value="0.0132932283540023" calcext:value-type="float">
            <text:p>0.0132932284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.752659" calcext:value-type="float">
            <text:p>5.752659</text:p>
          </table:table-cell>
          <table:table-cell office:value-type="float" office:value="6.6418544677" calcext:value-type="float">
            <text:p>6.6418544677</text:p>
          </table:table-cell>
          <table:table-cell table:formula="of:=POWER([.C1987]-6.75;2)" office:value-type="float" office:value="0.0116954561564503" calcext:value-type="float">
            <text:p>0.0116954562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.109804" calcext:value-type="float">
            <text:p>6.109804</text:p>
          </table:table-cell>
          <table:table-cell office:value-type="float" office:value="6.6470405108" calcext:value-type="float">
            <text:p>6.6470405108</text:p>
          </table:table-cell>
          <table:table-cell table:formula="of:=POWER([.C1988]-6.75;2)" office:value-type="float" office:value="0.0106006564163249" calcext:value-type="float">
            <text:p>0.0106006564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.443129" calcext:value-type="float">
            <text:p>6.443129</text:p>
          </table:table-cell>
          <table:table-cell office:value-type="float" office:value="6.6502957634" calcext:value-type="float">
            <text:p>6.6502957634</text:p>
          </table:table-cell>
          <table:table-cell table:formula="of:=POWER([.C1989]-6.75;2)" office:value-type="float" office:value="0.00994093479598879" calcext:value-type="float">
            <text:p>0.0099409348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.732734" calcext:value-type="float">
            <text:p>6.732734</text:p>
          </table:table-cell>
          <table:table-cell office:value-type="float" office:value="6.651806457" calcext:value-type="float">
            <text:p>6.651806457</text:p>
          </table:table-cell>
          <table:table-cell table:formula="of:=POWER([.C1990]-6.75;2)" office:value-type="float" office:value="0.00964197188689282" calcext:value-type="float">
            <text:p>0.0096419719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96568" calcext:value-type="float">
            <text:p>6.96568</text:p>
          </table:table-cell>
          <table:table-cell office:value-type="float" office:value="6.6518611882" calcext:value-type="float">
            <text:p>6.6518611882</text:p>
          </table:table-cell>
          <table:table-cell table:formula="of:=POWER([.C1991]-6.75;2)" office:value-type="float" office:value="0.00963122638151585" calcext:value-type="float">
            <text:p>0.0096312264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.135007" calcext:value-type="float">
            <text:p>7.135007</text:p>
          </table:table-cell>
          <table:table-cell office:value-type="float" office:value="6.6508065" calcext:value-type="float">
            <text:p>6.6508065</text:p>
          </table:table-cell>
          <table:table-cell table:formula="of:=POWER([.C1992]-6.75;2)" office:value-type="float" office:value="0.00983935044225003" calcext:value-type="float">
            <text:p>0.0098393504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.239047" calcext:value-type="float">
            <text:p>7.239047</text:p>
          </table:table-cell>
          <table:table-cell office:value-type="float" office:value="6.6490084032" calcext:value-type="float">
            <text:p>6.6490084032</text:p>
          </table:table-cell>
          <table:table-cell table:formula="of:=POWER([.C1993]-6.75;2)" office:value-type="float" office:value="0.0101993026242138" calcext:value-type="float">
            <text:p>0.0101993026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.280922" calcext:value-type="float">
            <text:p>7.280922</text:p>
          </table:table-cell>
          <table:table-cell office:value-type="float" office:value="6.6468194409" calcext:value-type="float">
            <text:p>6.6468194409</text:p>
          </table:table-cell>
          <table:table-cell table:formula="of:=POWER([.C1994]-6.75;2)" office:value-type="float" office:value="0.0106462277761886" calcext:value-type="float">
            <text:p>0.0106462278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.268004" calcext:value-type="float">
            <text:p>7.268004</text:p>
          </table:table-cell>
          <table:table-cell office:value-type="float" office:value="6.6445511667" calcext:value-type="float">
            <text:p>6.6445511667</text:p>
          </table:table-cell>
          <table:table-cell table:formula="of:=POWER([.C1995]-6.75;2)" office:value-type="float" office:value="0.0111194564443311" calcext:value-type="float">
            <text:p>0.0111194564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.211169" calcext:value-type="float">
            <text:p>7.211169</text:p>
          </table:table-cell>
          <table:table-cell office:value-type="float" office:value="6.6424525914" calcext:value-type="float">
            <text:p>6.6424525914</text:p>
          </table:table-cell>
          <table:table-cell table:formula="of:=POWER([.C1996]-6.75;2)" office:value-type="float" office:value="0.0115664450965754" calcext:value-type="float">
            <text:p>0.0115664451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.123648" calcext:value-type="float">
            <text:p>7.123648</text:p>
          </table:table-cell>
          <table:table-cell office:value-type="float" office:value="6.6406954946" calcext:value-type="float">
            <text:p>6.6406954946</text:p>
          </table:table-cell>
          <table:table-cell table:formula="of:=POWER([.C1997]-6.75;2)" office:value-type="float" office:value="0.0119474749007386" calcext:value-type="float">
            <text:p>0.0119474749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.019413" calcext:value-type="float">
            <text:p>7.019413</text:p>
          </table:table-cell>
          <table:table-cell office:value-type="float" office:value="6.6393683172" calcext:value-type="float">
            <text:p>6.6393683172</text:p>
          </table:table-cell>
          <table:table-cell table:formula="of:=POWER([.C1998]-6.75;2)" office:value-type="float" office:value="0.0122393692391599" calcext:value-type="float">
            <text:p>0.0122393692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.911168" calcext:value-type="float">
            <text:p>6.911168</text:p>
          </table:table-cell>
          <table:table-cell office:value-type="float" office:value="6.6384803602" calcext:value-type="float">
            <text:p>6.6384803602</text:p>
          </table:table-cell>
          <table:table-cell table:formula="of:=POWER([.C1999]-6.75;2)" office:value-type="float" office:value="0.0124366300611217" calcext:value-type="float">
            <text:p>0.012436630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.808237" calcext:value-type="float">
            <text:p>6.808237</text:p>
          </table:table-cell>
          <table:table-cell office:value-type="float" office:value="6.6379776237" calcext:value-type="float">
            <text:p>6.6379776237</text:p>
          </table:table-cell>
          <table:table-cell table:formula="of:=POWER([.C2000]-6.75;2)" office:value-type="float" office:value="0.0125490127918987" calcext:value-type="float">
            <text:p>0.0125490128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.714858" calcext:value-type="float">
            <text:p>6.714858</text:p>
          </table:table-cell>
          <table:table-cell office:value-type="float" office:value="6.63777" calcext:value-type="float">
            <text:p>6.63777</text:p>
          </table:table-cell>
          <table:table-cell table:formula="of:=POWER([.C2001]-6.75;2)" office:value-type="float" office:value="0.0125955729000001" calcext:value-type="float">
            <text:p>0.0125955729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.629454" calcext:value-type="float">
            <text:p>6.629454</text:p>
          </table:table-cell>
          <table:table-cell office:value-type="float" office:value="6.6377668226" calcext:value-type="float">
            <text:p>6.6377668226</text:p>
          </table:table-cell>
          <table:table-cell table:formula="of:=POWER([.C2002]-6.75;2)" office:value-type="float" office:value="0.0125962861092999" calcext:value-type="float">
            <text:p>0.0125962861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545247" calcext:value-type="float">
            <text:p>6.545247</text:p>
          </table:table-cell>
          <table:table-cell office:value-type="float" office:value="6.6379146344" calcext:value-type="float">
            <text:p>6.6379146344</text:p>
          </table:table-cell>
          <table:table-cell table:formula="of:=POWER([.C2003]-6.75;2)" office:value-type="float" office:value="0.0125631291816856" calcext:value-type="float">
            <text:p>0.0125631292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.452205" calcext:value-type="float">
            <text:p>6.452205</text:p>
          </table:table-cell>
          <table:table-cell office:value-type="float" office:value="6.638229086" calcext:value-type="float">
            <text:p>6.638229086</text:p>
          </table:table-cell>
          <table:table-cell table:formula="of:=POWER([.C2004]-6.75;2)" office:value-type="float" office:value="0.0124927372163954" calcext:value-type="float">
            <text:p>0.0124927372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.33995" calcext:value-type="float">
            <text:p>6.33995</text:p>
          </table:table-cell>
          <table:table-cell office:value-type="float" office:value="6.6388129785" calcext:value-type="float">
            <text:p>6.6388129785</text:p>
          </table:table-cell>
          <table:table-cell table:formula="of:=POWER([.C2005]-6.75;2)" office:value-type="float" office:value="0.0123625537500415" calcext:value-type="float">
            <text:p>0.0123625538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201088" calcext:value-type="float">
            <text:p>6.201088</text:p>
          </table:table-cell>
          <table:table-cell office:value-type="float" office:value="6.6398547688" calcext:value-type="float">
            <text:p>6.6398547688</text:p>
          </table:table-cell>
          <table:table-cell table:formula="of:=POWER([.C2006]-6.75;2)" office:value-type="float" office:value="0.0121319719561014" calcext:value-type="float">
            <text:p>0.012131972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.034509" calcext:value-type="float">
            <text:p>6.034509</text:p>
          </table:table-cell>
          <table:table-cell office:value-type="float" office:value="6.6416051398" calcext:value-type="float">
            <text:p>6.6416051398</text:p>
          </table:table-cell>
          <table:table-cell table:formula="of:=POWER([.C2007]-6.75;2)" office:value-type="float" office:value="0.0117494457177775" calcext:value-type="float">
            <text:p>0.0117494457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.848291" calcext:value-type="float">
            <text:p>5.848291</text:p>
          </table:table-cell>
          <table:table-cell office:value-type="float" office:value="6.6443324516" calcext:value-type="float">
            <text:p>6.6443324516</text:p>
          </table:table-cell>
          <table:table-cell table:formula="of:=POWER([.C2008]-6.75;2)" office:value-type="float" office:value="0.0111656307848663" calcext:value-type="float">
            <text:p>0.0111656308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.661766" calcext:value-type="float">
            <text:p>5.661766</text:p>
          </table:table-cell>
          <table:table-cell office:value-type="float" office:value="6.6482605323" calcext:value-type="float">
            <text:p>6.6482605323</text:p>
          </table:table-cell>
          <table:table-cell table:formula="of:=POWER([.C2009]-6.75;2)" office:value-type="float" office:value="0.0103509192878793" calcext:value-type="float">
            <text:p>0.010350919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.505809" calcext:value-type="float">
            <text:p>5.505809</text:p>
          </table:table-cell>
          <table:table-cell office:value-type="float" office:value="6.6534951559" calcext:value-type="float">
            <text:p>6.6534951559</text:p>
          </table:table-cell>
          <table:table-cell table:formula="of:=POWER([.C2010]-6.75;2)" office:value-type="float" office:value="0.00931318493476531" calcext:value-type="float">
            <text:p>0.0093131849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.419611" calcext:value-type="float">
            <text:p>5.419611</text:p>
          </table:table-cell>
          <table:table-cell office:value-type="float" office:value="6.6599506935" calcext:value-type="float">
            <text:p>6.6599506935</text:p>
          </table:table-cell>
          <table:table-cell table:formula="of:=POWER([.C2011]-6.75;2)" office:value-type="float" office:value="0.00810887760113096" calcext:value-type="float">
            <text:p>0.008108877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.442223" calcext:value-type="float">
            <text:p>5.442223</text:p>
          </table:table-cell>
          <table:table-cell office:value-type="float" office:value="6.6672972903" calcext:value-type="float">
            <text:p>6.6672972903</text:p>
          </table:table-cell>
          <table:table-cell table:formula="of:=POWER([.C2012]-6.75;2)" office:value-type="float" office:value="0.00683973819172239" calcext:value-type="float">
            <text:p>0.006839738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.599867" calcext:value-type="float">
            <text:p>5.599867</text:p>
          </table:table-cell>
          <table:table-cell office:value-type="float" office:value="6.674957543" calcext:value-type="float">
            <text:p>6.674957543</text:p>
          </table:table-cell>
          <table:table-cell table:formula="of:=POWER([.C2013]-6.75;2)" office:value-type="float" office:value="0.0056313703525969" calcext:value-type="float">
            <text:p>0.005631370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.895091" calcext:value-type="float">
            <text:p>5.895091</text:p>
          </table:table-cell>
          <table:table-cell office:value-type="float" office:value="6.6821754677" calcext:value-type="float">
            <text:p>6.6821754677</text:p>
          </table:table-cell>
          <table:table-cell table:formula="of:=POWER([.C2014]-6.75;2)" office:value-type="float" office:value="0.00460016718171368" calcext:value-type="float">
            <text:p>0.0046001672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304869" calcext:value-type="float">
            <text:p>6.304869</text:p>
          </table:table-cell>
          <table:table-cell office:value-type="float" office:value="6.6881474355" calcext:value-type="float">
            <text:p>6.6881474355</text:p>
          </table:table-cell>
          <table:table-cell table:formula="of:=POWER([.C2015]-6.75;2)" office:value-type="float" office:value="0.00382573973522662" calcext:value-type="float">
            <text:p>0.0038257397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787975" calcext:value-type="float">
            <text:p>6.787975</text:p>
          </table:table-cell>
          <table:table-cell office:value-type="float" office:value="6.6921662473" calcext:value-type="float">
            <text:p>6.6921662473</text:p>
          </table:table-cell>
          <table:table-cell table:formula="of:=POWER([.C2016]-6.75;2)" office:value-type="float" office:value="0.00334474295136472" calcext:value-type="float">
            <text:p>0.00334474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.295459" calcext:value-type="float">
            <text:p>7.295459</text:p>
          </table:table-cell>
          <table:table-cell office:value-type="float" office:value="6.6937276882" calcext:value-type="float">
            <text:p>6.6937276882</text:p>
          </table:table-cell>
          <table:table-cell table:formula="of:=POWER([.C2017]-6.75;2)" office:value-type="float" office:value="0.00316657307531641" calcext:value-type="float">
            <text:p>0.0031665731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.77891" calcext:value-type="float">
            <text:p>7.77891</text:p>
          </table:table-cell>
          <table:table-cell office:value-type="float" office:value="6.6925822634" calcext:value-type="float">
            <text:p>6.6925822634</text:p>
          </table:table-cell>
          <table:table-cell table:formula="of:=POWER([.C2018]-6.75;2)" office:value-type="float" office:value="0.00329679647626695" calcext:value-type="float">
            <text:p>0.0032967965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.195293" calcext:value-type="float">
            <text:p>8.195293</text:p>
          </table:table-cell>
          <table:table-cell office:value-type="float" office:value="6.688743414" calcext:value-type="float">
            <text:p>6.688743414</text:p>
          </table:table-cell>
          <table:table-cell table:formula="of:=POWER([.C2019]-6.75;2)" office:value-type="float" office:value="0.00375236932837538" calcext:value-type="float">
            <text:p>0.0037523693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.509432" calcext:value-type="float">
            <text:p>8.509432</text:p>
          </table:table-cell>
          <table:table-cell office:value-type="float" office:value="6.6824700054" calcext:value-type="float">
            <text:p>6.6824700054</text:p>
          </table:table-cell>
          <table:table-cell table:formula="of:=POWER([.C2020]-6.75;2)" office:value-type="float" office:value="0.00456030017067604" calcext:value-type="float">
            <text:p>0.004560300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.695274" calcext:value-type="float">
            <text:p>8.695274</text:p>
          </table:table-cell>
          <table:table-cell office:value-type="float" office:value="6.674235129" calcext:value-type="float">
            <text:p>6.674235129</text:p>
          </table:table-cell>
          <table:table-cell table:formula="of:=POWER([.C2021]-6.75;2)" office:value-type="float" office:value="0.00574031567764658" calcext:value-type="float">
            <text:p>0.0057403157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.736571" calcext:value-type="float">
            <text:p>8.736571</text:p>
          </table:table-cell>
          <table:table-cell office:value-type="float" office:value="6.6646866613" calcext:value-type="float">
            <text:p>6.6646866613</text:p>
          </table:table-cell>
          <table:table-cell table:formula="of:=POWER([.C2022]-6.75;2)" office:value-type="float" office:value="0.00727836576014088" calcext:value-type="float">
            <text:p>0.0072783658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8.627222" calcext:value-type="float">
            <text:p>8.627222</text:p>
          </table:table-cell>
          <table:table-cell office:value-type="float" office:value="6.6546014624" calcext:value-type="float">
            <text:p>6.6546014624</text:p>
          </table:table-cell>
          <table:table-cell table:formula="of:=POWER([.C2023]-6.75;2)" office:value-type="float" office:value="0.00910088097621852" calcext:value-type="float">
            <text:p>0.009100881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8.371279" calcext:value-type="float">
            <text:p>8.371279</text:p>
          </table:table-cell>
          <table:table-cell office:value-type="float" office:value="6.6448333333" calcext:value-type="float">
            <text:p>6.6448333333</text:p>
          </table:table-cell>
          <table:table-cell table:formula="of:=POWER([.C2024]-6.75;2)" office:value-type="float" office:value="0.0110600277847888" calcext:value-type="float">
            <text:p>0.0110600278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7.982665" calcext:value-type="float">
            <text:p>7.982665</text:p>
          </table:table-cell>
          <table:table-cell office:value-type="float" office:value="6.6362551237" calcext:value-type="float">
            <text:p>6.6362551237</text:p>
          </table:table-cell>
          <table:table-cell table:formula="of:=POWER([.C2025]-6.75;2)" office:value-type="float" office:value="0.0129378968845023" calcext:value-type="float">
            <text:p>0.0129378969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7.484596" calcext:value-type="float">
            <text:p>7.484596</text:p>
          </table:table-cell>
          <table:table-cell office:value-type="float" office:value="6.6296957527" calcext:value-type="float">
            <text:p>6.6296957527</text:p>
          </table:table-cell>
          <table:table-cell table:formula="of:=POWER([.C2026]-6.75;2)" office:value-type="float" office:value="0.0144731119184196" calcext:value-type="float">
            <text:p>0.0144731119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6.908798" calcext:value-type="float">
            <text:p>6.908798</text:p>
          </table:table-cell>
          <table:table-cell office:value-type="float" office:value="6.6258743011" calcext:value-type="float">
            <text:p>6.6258743011</text:p>
          </table:table-cell>
          <table:table-cell table:formula="of:=POWER([.C2027]-6.75;2)" office:value-type="float" office:value="0.0154071891274136" calcext:value-type="float">
            <text:p>0.0154071891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6.294578" calcext:value-type="float">
            <text:p>6.294578</text:p>
          </table:table-cell>
          <table:table-cell office:value-type="float" office:value="6.6253346075" calcext:value-type="float">
            <text:p>6.6253346075</text:p>
          </table:table-cell>
          <table:table-cell table:formula="of:=POWER([.C2028]-6.75;2)" office:value-type="float" office:value="0.015541460087179" calcext:value-type="float">
            <text:p>0.0155414601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5.687628" calcext:value-type="float">
            <text:p>5.687628</text:p>
          </table:table-cell>
          <table:table-cell office:value-type="float" office:value="6.6283846935" calcext:value-type="float">
            <text:p>6.6283846935</text:p>
          </table:table-cell>
          <table:table-cell table:formula="of:=POWER([.C2029]-6.75;2)" office:value-type="float" office:value="0.0147902827750889" calcext:value-type="float">
            <text:p>0.0147902828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5.137935" calcext:value-type="float">
            <text:p>5.137935</text:p>
          </table:table-cell>
          <table:table-cell office:value-type="float" office:value="6.6350463387" calcext:value-type="float">
            <text:p>6.6350463387</text:p>
          </table:table-cell>
          <table:table-cell table:formula="of:=POWER([.C2030]-6.75;2)" office:value-type="float" office:value="0.013214344246275" calcext:value-type="float">
            <text:p>0.0132143442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.695165" calcext:value-type="float">
            <text:p>4.695165</text:p>
          </table:table-cell>
          <table:table-cell office:value-type="float" office:value="6.6450226075" calcext:value-type="float">
            <text:p>6.6450226075</text:p>
          </table:table-cell>
          <table:table-cell table:formula="of:=POWER([.C2031]-6.75;2)" office:value-type="float" office:value="0.0110202529360991" calcext:value-type="float">
            <text:p>0.0110202529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4.399538" calcext:value-type="float">
            <text:p>4.399538</text:p>
          </table:table-cell>
          <table:table-cell office:value-type="float" office:value="6.6576983925" calcext:value-type="float">
            <text:p>6.6576983925</text:p>
          </table:table-cell>
          <table:table-cell table:formula="of:=POWER([.C2032]-6.75;2)" office:value-type="float" office:value="0.00851958674708398" calcext:value-type="float">
            <text:p>0.0085195867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4.269308" calcext:value-type="float">
            <text:p>4.269308</text:p>
          </table:table-cell>
          <table:table-cell office:value-type="float" office:value="6.6721979086" calcext:value-type="float">
            <text:p>6.6721979086</text:p>
          </table:table-cell>
          <table:table-cell table:formula="of:=POWER([.C2033]-6.75;2)" office:value-type="float" office:value="0.00605316542621391" calcext:value-type="float">
            <text:p>0.0060531654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4.293016" calcext:value-type="float">
            <text:p>4.293016</text:p>
          </table:table-cell>
          <table:table-cell office:value-type="float" office:value="6.687515871" calcext:value-type="float">
            <text:p>6.687515871</text:p>
          </table:table-cell>
          <table:table-cell table:formula="of:=POWER([.C2034]-6.75;2)" office:value-type="float" office:value="0.00390426637688859" calcext:value-type="float">
            <text:p>0.0039042664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4.435233" calcext:value-type="float">
            <text:p>4.435233</text:p>
          </table:table-cell>
          <table:table-cell office:value-type="float" office:value="6.7026943602" calcext:value-type="float">
            <text:p>6.7026943602</text:p>
          </table:table-cell>
          <table:table-cell table:formula="of:=POWER([.C2035]-6.75;2)" office:value-type="float" office:value="0.00223782355688737" calcext:value-type="float">
            <text:p>0.0022378236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4.652053" calcext:value-type="float">
            <text:p>4.652053</text:p>
          </table:table-cell>
          <table:table-cell office:value-type="float" office:value="6.7169702312" calcext:value-type="float">
            <text:p>6.7169702312</text:p>
          </table:table-cell>
          <table:table-cell table:formula="of:=POWER([.C2036]-6.75;2)" office:value-type="float" office:value="0.00109096562698143" calcext:value-type="float">
            <text:p>0.0010909656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4.904411" calcext:value-type="float">
            <text:p>4.904411</text:p>
          </table:table-cell>
          <table:table-cell office:value-type="float" office:value="6.7298379624" calcext:value-type="float">
            <text:p>6.7298379624</text:p>
          </table:table-cell>
          <table:table-cell table:formula="of:=POWER([.C2037]-6.75;2)" office:value-type="float" office:value="0.000406507760183832" calcext:value-type="float">
            <text:p>0.0004065078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5.163597" calcext:value-type="float">
            <text:p>5.163597</text:p>
          </table:table-cell>
          <table:table-cell office:value-type="float" office:value="6.7410371344" calcext:value-type="float">
            <text:p>6.7410371344</text:p>
          </table:table-cell>
          <table:table-cell table:formula="of:=POWER([.C2038]-6.75;2)" office:value-type="float" office:value="0.000080332959763664" calcext:value-type="float">
            <text:p>0.000080333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5.411122" calcext:value-type="float">
            <text:p>5.411122</text:p>
          </table:table-cell>
          <table:table-cell office:value-type="float" office:value="6.7505044892" calcext:value-type="float">
            <text:p>6.7505044892</text:p>
          </table:table-cell>
          <table:table-cell table:formula="of:=POWER([.C2039]-6.75;2)" office:value-type="float" office:value="0.000000254509352916542" calcext:value-type="float">
            <text:p>2.54509352916542E-007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5.636524" calcext:value-type="float">
            <text:p>5.636524</text:p>
          </table:table-cell>
          <table:table-cell office:value-type="float" office:value="6.758319629" calcext:value-type="float">
            <text:p>6.758319629</text:p>
          </table:table-cell>
          <table:table-cell table:formula="of:=POWER([.C2040]-6.75;2)" office:value-type="float" office:value="0.0000692162266976381" calcext:value-type="float">
            <text:p>6.92162266976381E-005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5.835087" calcext:value-type="float">
            <text:p>5.835087</text:p>
          </table:table-cell>
          <table:table-cell office:value-type="float" office:value="6.7646552796" calcext:value-type="float">
            <text:p>6.7646552796</text:p>
          </table:table-cell>
          <table:table-cell table:formula="of:=POWER([.C2041]-6.75;2)" office:value-type="float" office:value="0.000214777220154186" calcext:value-type="float">
            <text:p>0.0002147772</text:p>
          </table:table-cell>
          <table:table-cell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6.006113" calcext:value-type="float">
            <text:p>6.006113</text:p>
          </table:table-cell>
          <table:table-cell office:value-type="float" office:value="6.769733914" calcext:value-type="float">
            <text:p>6.769733914</text:p>
          </table:table-cell>
          <table:table-cell table:formula="of:=POWER([.C2042]-6.75;2)" office:value-type="float" office:value="0.000389427361759384" calcext:value-type="float">
            <text:p>0.0003894274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6.151722" calcext:value-type="float">
            <text:p>6.151722</text:p>
          </table:table-cell>
          <table:table-cell office:value-type="float" office:value="6.7737902903" calcext:value-type="float">
            <text:p>6.7737902903</text:p>
          </table:table-cell>
          <table:table-cell table:formula="of:=POWER([.C2043]-6.75;2)" office:value-type="float" office:value="0.000565977912558275" calcext:value-type="float">
            <text:p>0.0005659779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6.27596" calcext:value-type="float">
            <text:p>6.27596</text:p>
          </table:table-cell>
          <table:table-cell office:value-type="float" office:value="6.777040543" calcext:value-type="float">
            <text:p>6.777040543</text:p>
          </table:table-cell>
          <table:table-cell table:formula="of:=POWER([.C2044]-6.75;2)" office:value-type="float" office:value="0.000731190965734851" calcext:value-type="float">
            <text:p>0.000731191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6.383986" calcext:value-type="float">
            <text:p>6.383986</text:p>
          </table:table-cell>
          <table:table-cell office:value-type="float" office:value="6.7796592796" calcext:value-type="float">
            <text:p>6.7796592796</text:p>
          </table:table-cell>
          <table:table-cell table:formula="of:=POWER([.C2045]-6.75;2)" office:value-type="float" office:value="0.000879672866390958" calcext:value-type="float">
            <text:p>0.0008796729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6.481185" calcext:value-type="float">
            <text:p>6.481185</text:p>
          </table:table-cell>
          <table:table-cell office:value-type="float" office:value="6.781766543" calcext:value-type="float">
            <text:p>6.781766543</text:p>
          </table:table-cell>
          <table:table-cell table:formula="of:=POWER([.C2046]-6.75;2)" office:value-type="float" office:value="0.00100911325417084" calcext:value-type="float">
            <text:p>0.0010091133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.572199" calcext:value-type="float">
            <text:p>6.572199</text:p>
          </table:table-cell>
          <table:table-cell office:value-type="float" office:value="6.7834256613" calcext:value-type="float">
            <text:p>6.7834256613</text:p>
          </table:table-cell>
          <table:table-cell table:formula="of:=POWER([.C2047]-6.75;2)" office:value-type="float" office:value="0.00111727483334231" calcext:value-type="float">
            <text:p>0.0011172748</text:p>
          </table:table-cell>
          <table:table-cell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6.659995" calcext:value-type="float">
            <text:p>6.659995</text:p>
          </table:table-cell>
          <table:table-cell office:value-type="float" office:value="6.7846517688" calcext:value-type="float">
            <text:p>6.7846517688</text:p>
          </table:table-cell>
          <table:table-cell table:formula="of:=POWER([.C2048]-6.75;2)" office:value-type="float" office:value="0.00120074508096864" calcext:value-type="float">
            <text:p>0.0012007451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.745196" calcext:value-type="float">
            <text:p>6.745196</text:p>
          </table:table-cell>
          <table:table-cell office:value-type="float" office:value="6.7854290699" calcext:value-type="float">
            <text:p>6.7854290699</text:p>
          </table:table-cell>
          <table:table-cell table:formula="of:=POWER([.C2049]-6.75;2)" office:value-type="float" office:value="0.0012552189939791" calcext:value-type="float">
            <text:p>0.001255219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6.825891" calcext:value-type="float">
            <text:p>6.825891</text:p>
          </table:table-cell>
          <table:table-cell office:value-type="float" office:value="6.7857334086" calcext:value-type="float">
            <text:p>6.7857334086</text:p>
          </table:table-cell>
          <table:table-cell table:formula="of:=POWER([.C2050]-6.75;2)" office:value-type="float" office:value="0.00127687649017459" calcext:value-type="float">
            <text:p>0.0012768765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.898034" calcext:value-type="float">
            <text:p>6.898034</text:p>
          </table:table-cell>
          <table:table-cell office:value-type="float" office:value="6.7855554462" calcext:value-type="float">
            <text:p>6.7855554462</text:p>
          </table:table-cell>
          <table:table-cell table:formula="of:=POWER([.C2051]-6.75;2)" office:value-type="float" office:value="0.0012641897544811" calcext:value-type="float">
            <text:p>0.0012641898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.956384" calcext:value-type="float">
            <text:p>6.956384</text:p>
          </table:table-cell>
          <table:table-cell office:value-type="float" office:value="6.7849196398" calcext:value-type="float">
            <text:p>6.7849196398</text:p>
          </table:table-cell>
          <table:table-cell table:formula="of:=POWER([.C2052]-6.75;2)" office:value-type="float" office:value="0.00121938124376175" calcext:value-type="float">
            <text:p>0.0012193812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6.995772" calcext:value-type="float">
            <text:p>6.995772</text:p>
          </table:table-cell>
          <table:table-cell office:value-type="float" office:value="6.7838949032" calcext:value-type="float">
            <text:p>6.7838949032</text:p>
          </table:table-cell>
          <table:table-cell table:formula="of:=POWER([.C2053]-6.75;2)" office:value-type="float" office:value="0.00114886446293738" calcext:value-type="float">
            <text:p>0.0011488645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7.012413" calcext:value-type="float">
            <text:p>7.012413</text:p>
          </table:table-cell>
          <table:table-cell office:value-type="float" office:value="6.7825946989" calcext:value-type="float">
            <text:p>6.7825946989</text:p>
          </table:table-cell>
          <table:table-cell table:formula="of:=POWER([.C2054]-6.75;2)" office:value-type="float" office:value="0.00106241439638164" calcext:value-type="float">
            <text:p>0.0010624144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7.004953" calcext:value-type="float">
            <text:p>7.004953</text:p>
          </table:table-cell>
          <table:table-cell office:value-type="float" office:value="6.7811664301" calcext:value-type="float">
            <text:p>6.7811664301</text:p>
          </table:table-cell>
          <table:table-cell table:formula="of:=POWER([.C2055]-6.75;2)" office:value-type="float" office:value="0.000971346365178177" calcext:value-type="float">
            <text:p>0.0009713464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.975028" calcext:value-type="float">
            <text:p>6.975028</text:p>
          </table:table-cell>
          <table:table-cell office:value-type="float" office:value="6.779772371" calcext:value-type="float">
            <text:p>6.779772371</text:p>
          </table:table-cell>
          <table:table-cell table:formula="of:=POWER([.C2056]-6.75;2)" office:value-type="float" office:value="0.000886394074961639" calcext:value-type="float">
            <text:p>0.0008863941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6.927184" calcext:value-type="float">
            <text:p>6.927184</text:p>
          </table:table-cell>
          <table:table-cell office:value-type="float" office:value="6.7785660108" calcext:value-type="float">
            <text:p>6.7785660108</text:p>
          </table:table-cell>
          <table:table-cell table:formula="of:=POWER([.C2057]-6.75;2)" office:value-type="float" office:value="0.000816016973025697" calcext:value-type="float">
            <text:p>0.000816017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6.868129" calcext:value-type="float">
            <text:p>6.868129</text:p>
          </table:table-cell>
          <table:table-cell office:value-type="float" office:value="6.7776687419" calcext:value-type="float">
            <text:p>6.7776687419</text:p>
          </table:table-cell>
          <table:table-cell table:formula="of:=POWER([.C2058]-6.75;2)" office:value-type="float" office:value="0.000765559278328835" calcext:value-type="float">
            <text:p>0.0007655593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6.805443" calcext:value-type="float">
            <text:p>6.805443</text:p>
          </table:table-cell>
          <table:table-cell office:value-type="float" office:value="6.7771518656" calcext:value-type="float">
            <text:p>6.7771518656</text:p>
          </table:table-cell>
          <table:table-cell table:formula="of:=POWER([.C2059]-6.75;2)" office:value-type="float" office:value="0.00073722380556049" calcext:value-type="float">
            <text:p>0.0007372238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6.746004" calcext:value-type="float">
            <text:p>6.746004</text:p>
          </table:table-cell>
          <table:table-cell office:value-type="float" office:value="6.7770279731" calcext:value-type="float">
            <text:p>6.7770279731</text:p>
          </table:table-cell>
          <table:table-cell table:formula="of:=POWER([.C2060]-6.75;2)" office:value-type="float" office:value="0.000730511329894326" calcext:value-type="float">
            <text:p>0.0007305113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.694546" calcext:value-type="float">
            <text:p>6.694546</text:p>
          </table:table-cell>
          <table:table-cell office:value-type="float" office:value="6.7772538387" calcext:value-type="float">
            <text:p>6.7772538387</text:p>
          </table:table-cell>
          <table:table-cell table:formula="of:=POWER([.C2061]-6.75;2)" office:value-type="float" office:value="0.000742771723885623" calcext:value-type="float">
            <text:p>0.0007427717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6.652772" calcext:value-type="float">
            <text:p>6.652772</text:p>
          </table:table-cell>
          <table:table-cell office:value-type="float" office:value="6.7777442688" calcext:value-type="float">
            <text:p>6.7777442688</text:p>
          </table:table-cell>
          <table:table-cell table:formula="of:=POWER([.C2062]-6.75;2)" office:value-type="float" office:value="0.000769744451246667" calcext:value-type="float">
            <text:p>0.0007697445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6.619331" calcext:value-type="float">
            <text:p>6.619331</text:p>
          </table:table-cell>
          <table:table-cell office:value-type="float" office:value="6.7783936022" calcext:value-type="float">
            <text:p>6.7783936022</text:p>
          </table:table-cell>
          <table:table-cell table:formula="of:=POWER([.C2063]-6.75;2)" office:value-type="float" office:value="0.000806196645891818" calcext:value-type="float">
            <text:p>0.0008061966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.590685" calcext:value-type="float">
            <text:p>6.590685</text:p>
          </table:table-cell>
          <table:table-cell office:value-type="float" office:value="6.7790995269" calcext:value-type="float">
            <text:p>6.7790995269</text:p>
          </table:table-cell>
          <table:table-cell table:formula="of:=POWER([.C2064]-6.75;2)" office:value-type="float" office:value="0.000846782465803801" calcext:value-type="float">
            <text:p>0.0008467825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6.562603" calcext:value-type="float">
            <text:p>6.562603</text:p>
          </table:table-cell>
          <table:table-cell office:value-type="float" office:value="6.7797834946" calcext:value-type="float">
            <text:p>6.7797834946</text:p>
          </table:table-cell>
          <table:table-cell table:formula="of:=POWER([.C2065]-6.75;2)" office:value-type="float" office:value="0.00088705655058824" calcext:value-type="float">
            <text:p>0.0008870566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6.53184" calcext:value-type="float">
            <text:p>6.53184</text:p>
          </table:table-cell>
          <table:table-cell office:value-type="float" office:value="6.7804031613" calcext:value-type="float">
            <text:p>6.7804031613</text:p>
          </table:table-cell>
          <table:table-cell table:formula="of:=POWER([.C2066]-6.75;2)" office:value-type="float" office:value="0.000924352217033803" calcext:value-type="float">
            <text:p>0.0009243522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.49752" calcext:value-type="float">
            <text:p>6.49752</text:p>
          </table:table-cell>
          <table:table-cell office:value-type="float" office:value="6.7809545484" calcext:value-type="float">
            <text:p>6.7809545484</text:p>
          </table:table-cell>
          <table:table-cell table:formula="of:=POWER([.C2067]-6.75;2)" office:value-type="float" office:value="0.00095818406664797" calcext:value-type="float">
            <text:p>0.0009581841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6.461889" calcext:value-type="float">
            <text:p>6.461889</text:p>
          </table:table-cell>
          <table:table-cell office:value-type="float" office:value="6.7814642312" calcext:value-type="float">
            <text:p>6.7814642312</text:p>
          </table:table-cell>
          <table:table-cell table:formula="of:=POWER([.C2068]-6.75;2)" office:value-type="float" office:value="0.000989997845007065" calcext:value-type="float">
            <text:p>0.0009899978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6.430225" calcext:value-type="float">
            <text:p>6.430225</text:p>
          </table:table-cell>
          <table:table-cell office:value-type="float" office:value="6.7819738387" calcext:value-type="float">
            <text:p>6.7819738387</text:p>
          </table:table-cell>
          <table:table-cell table:formula="of:=POWER([.C2069]-6.75;2)" office:value-type="float" office:value="0.00102232636121361" calcext:value-type="float">
            <text:p>0.0010223264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6.409894" calcext:value-type="float">
            <text:p>6.409894</text:p>
          </table:table-cell>
          <table:table-cell office:value-type="float" office:value="6.782520871" calcext:value-type="float">
            <text:p>6.782520871</text:p>
          </table:table-cell>
          <table:table-cell table:formula="of:=POWER([.C2070]-6.75;2)" office:value-type="float" office:value="0.00105760705059864" calcext:value-type="float">
            <text:p>0.0010576071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.408704" calcext:value-type="float">
            <text:p>6.408704</text:p>
          </table:table-cell>
          <table:table-cell office:value-type="float" office:value="6.7831205968" calcext:value-type="float">
            <text:p>6.7831205968</text:p>
          </table:table-cell>
          <table:table-cell table:formula="of:=POWER([.C2071]-6.75;2)" office:value-type="float" office:value="0.00109697393238816" calcext:value-type="float">
            <text:p>0.0010969739</text:p>
          </table:table-cell>
          <table:table-cell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6.432935" calcext:value-type="float">
            <text:p>6.432935</text:p>
          </table:table-cell>
          <table:table-cell office:value-type="float" office:value="6.783754" calcext:value-type="float">
            <text:p>6.783754</text:p>
          </table:table-cell>
          <table:table-cell table:formula="of:=POWER([.C2072]-6.75;2)" office:value-type="float" office:value="0.001139332516" calcext:value-type="float">
            <text:p>0.0011393325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6.48554" calcext:value-type="float">
            <text:p>6.48554</text:p>
          </table:table-cell>
          <table:table-cell office:value-type="float" office:value="6.7843652903" calcext:value-type="float">
            <text:p>6.7843652903</text:p>
          </table:table-cell>
          <table:table-cell table:formula="of:=POWER([.C2073]-6.75;2)" office:value-type="float" office:value="0.00118097317740329" calcext:value-type="float">
            <text:p>0.0011809732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6.565064" calcext:value-type="float">
            <text:p>6.565064</text:p>
          </table:table-cell>
          <table:table-cell office:value-type="float" office:value="6.7848702957" calcext:value-type="float">
            <text:p>6.7848702957</text:p>
          </table:table-cell>
          <table:table-cell table:formula="of:=POWER([.C2074]-6.75;2)" office:value-type="float" office:value="0.00121593752220545" calcext:value-type="float">
            <text:p>0.0012159375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6.665576" calcext:value-type="float">
            <text:p>6.665576</text:p>
          </table:table-cell>
          <table:table-cell office:value-type="float" office:value="6.785173629" calcext:value-type="float">
            <text:p>6.785173629</text:p>
          </table:table-cell>
          <table:table-cell table:formula="of:=POWER([.C2075]-6.75;2)" office:value-type="float" office:value="0.00123718417702964" calcext:value-type="float">
            <text:p>0.0012371842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.777598" calcext:value-type="float">
            <text:p>6.777598</text:p>
          </table:table-cell>
          <table:table-cell office:value-type="float" office:value="6.7851902204" calcext:value-type="float">
            <text:p>6.7851902204</text:p>
          </table:table-cell>
          <table:table-cell table:formula="of:=POWER([.C2076]-6.75;2)" office:value-type="float" office:value="0.00123835161180061" calcext:value-type="float">
            <text:p>0.0012383516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6.889657" calcext:value-type="float">
            <text:p>6.889657</text:p>
          </table:table-cell>
          <table:table-cell office:value-type="float" office:value="6.7848658548" calcext:value-type="float">
            <text:p>6.7848658548</text:p>
          </table:table-cell>
          <table:table-cell table:formula="of:=POWER([.C2077]-6.75;2)" office:value-type="float" office:value="0.00121562783093465" calcext:value-type="float">
            <text:p>0.0012156278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6.990013" calcext:value-type="float">
            <text:p>6.990013</text:p>
          </table:table-cell>
          <table:table-cell office:value-type="float" office:value="6.7841924194" calcext:value-type="float">
            <text:p>6.7841924194</text:p>
          </table:table-cell>
          <table:table-cell table:formula="of:=POWER([.C2078]-6.75;2)" office:value-type="float" office:value="0.0011691215444255" calcext:value-type="float">
            <text:p>0.0011691215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7.068204" calcext:value-type="float">
            <text:p>7.068204</text:p>
          </table:table-cell>
          <table:table-cell office:value-type="float" office:value="6.783215457" calcext:value-type="float">
            <text:p>6.783215457</text:p>
          </table:table-cell>
          <table:table-cell table:formula="of:=POWER([.C2079]-6.75;2)" office:value-type="float" office:value="0.00110326658371884" calcext:value-type="float">
            <text:p>0.0011032666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7.11618" calcext:value-type="float">
            <text:p>7.11618</text:p>
          </table:table-cell>
          <table:table-cell office:value-type="float" office:value="6.7820333871" calcext:value-type="float">
            <text:p>6.7820333871</text:p>
          </table:table-cell>
          <table:table-cell table:formula="of:=POWER([.C2080]-6.75;2)" office:value-type="float" office:value="0.00102613788909846" calcext:value-type="float">
            <text:p>0.0010261379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7.129003" calcext:value-type="float">
            <text:p>7.129003</text:p>
          </table:table-cell>
          <table:table-cell office:value-type="float" office:value="6.7807891452" calcext:value-type="float">
            <text:p>6.7807891452</text:p>
          </table:table-cell>
          <table:table-cell table:formula="of:=POWER([.C2081]-6.75;2)" office:value-type="float" office:value="0.000947971462146682" calcext:value-type="float">
            <text:p>0.0009479715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7.105134" calcext:value-type="float">
            <text:p>7.105134</text:p>
          </table:table-cell>
          <table:table-cell office:value-type="float" office:value="6.7796556237" calcext:value-type="float">
            <text:p>6.7796556237</text:p>
          </table:table-cell>
          <table:table-cell table:formula="of:=POWER([.C2082]-6.75;2)" office:value-type="float" office:value="0.000879456017036006" calcext:value-type="float">
            <text:p>0.000879456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7.046378" calcext:value-type="float">
            <text:p>7.046378</text:p>
          </table:table-cell>
          <table:table-cell office:value-type="float" office:value="6.778816828" calcext:value-type="float">
            <text:p>6.778816828</text:p>
          </table:table-cell>
          <table:table-cell table:formula="of:=POWER([.C2083]-6.75;2)" office:value-type="float" office:value="0.000830409575981588" calcext:value-type="float">
            <text:p>0.0008304096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6.957536" calcext:value-type="float">
            <text:p>6.957536</text:p>
          </table:table-cell>
          <table:table-cell office:value-type="float" office:value="6.7784469032" calcext:value-type="float">
            <text:p>6.7784469032</text:p>
          </table:table-cell>
          <table:table-cell table:formula="of:=POWER([.C2084]-6.75;2)" office:value-type="float" office:value="0.000809226301670163" calcext:value-type="float">
            <text:p>0.0008092263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6.845832" calcext:value-type="float">
            <text:p>6.845832</text:p>
          </table:table-cell>
          <table:table-cell office:value-type="float" office:value="6.7786893978" calcext:value-type="float">
            <text:p>6.7786893978</text:p>
          </table:table-cell>
          <table:table-cell table:formula="of:=POWER([.C2085]-6.75;2)" office:value-type="float" office:value="0.000823081546126646" calcext:value-type="float">
            <text:p>0.0008230815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6.720136" calcext:value-type="float">
            <text:p>6.720136</text:p>
          </table:table-cell>
          <table:table-cell office:value-type="float" office:value="6.7796391344" calcext:value-type="float">
            <text:p>6.7796391344</text:p>
          </table:table-cell>
          <table:table-cell table:formula="of:=POWER([.C2086]-6.75;2)" office:value-type="float" office:value="0.000878478287981263" calcext:value-type="float">
            <text:p>0.0008784783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6.590075" calcext:value-type="float">
            <text:p>6.590075</text:p>
          </table:table-cell>
          <table:table-cell office:value-type="float" office:value="6.7813288387" calcext:value-type="float">
            <text:p>6.7813288387</text:p>
          </table:table-cell>
          <table:table-cell table:formula="of:=POWER([.C2087]-6.75;2)" office:value-type="float" office:value="0.00098149613429064" calcext:value-type="float">
            <text:p>0.0009814961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6.465069" calcext:value-type="float">
            <text:p>6.465069</text:p>
          </table:table-cell>
          <table:table-cell office:value-type="float" office:value="6.783722129" calcext:value-type="float">
            <text:p>6.783722129</text:p>
          </table:table-cell>
          <table:table-cell table:formula="of:=POWER([.C2088]-6.75;2)" office:value-type="float" office:value="0.00113718198429264" calcext:value-type="float">
            <text:p>0.001137182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6.353451" calcext:value-type="float">
            <text:p>6.353451</text:p>
          </table:table-cell>
          <table:table-cell office:value-type="float" office:value="6.7867138978" calcext:value-type="float">
            <text:p>6.7867138978</text:p>
          </table:table-cell>
          <table:table-cell table:formula="of:=POWER([.C2089]-6.75;2)" office:value-type="float" office:value="0.00134791029166887" calcext:value-type="float">
            <text:p>0.0013479103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6.261754" calcext:value-type="float">
            <text:p>6.261754</text:p>
          </table:table-cell>
          <table:table-cell office:value-type="float" office:value="6.7901380591" calcext:value-type="float">
            <text:p>6.7901380591</text:p>
          </table:table-cell>
          <table:table-cell table:formula="of:=POWER([.C2090]-6.75;2)" office:value-type="float" office:value="0.00161106378831511" calcext:value-type="float">
            <text:p>0.0016110638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.194313" calcext:value-type="float">
            <text:p>6.194313</text:p>
          </table:table-cell>
          <table:table-cell office:value-type="float" office:value="6.7937819301" calcext:value-type="float">
            <text:p>6.7937819301</text:p>
          </table:table-cell>
          <table:table-cell table:formula="of:=POWER([.C2091]-6.75;2)" office:value-type="float" office:value="0.00191685740328126" calcext:value-type="float">
            <text:p>0.0019168574</text:p>
          </table:table-cell>
          <table:table-cell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6.153225" calcext:value-type="float">
            <text:p>6.153225</text:p>
          </table:table-cell>
          <table:table-cell office:value-type="float" office:value="6.7974055538" calcext:value-type="float">
            <text:p>6.7974055538</text:p>
          </table:table-cell>
          <table:table-cell table:formula="of:=POWER([.C2092]-6.75;2)" office:value-type="float" office:value="0.00224728653108469" calcext:value-type="float">
            <text:p>0.0022472865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6.138633" calcext:value-type="float">
            <text:p>6.138633</text:p>
          </table:table-cell>
          <table:table-cell office:value-type="float" office:value="6.8007638333" calcext:value-type="float">
            <text:p>6.8007638333</text:p>
          </table:table-cell>
          <table:table-cell table:formula="of:=POWER([.C2093]-6.75;2)" office:value-type="float" office:value="0.00257696677131014" calcext:value-type="float">
            <text:p>0.0025769668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6.149221" calcext:value-type="float">
            <text:p>6.149221</text:p>
          </table:table-cell>
          <table:table-cell office:value-type="float" office:value="6.8036291828" calcext:value-type="float">
            <text:p>6.8036291828</text:p>
          </table:table-cell>
          <table:table-cell table:formula="of:=POWER([.C2094]-6.75;2)" office:value-type="float" office:value="0.00287608924779581" calcext:value-type="float">
            <text:p>0.0028760892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6.182747" calcext:value-type="float">
            <text:p>6.182747</text:p>
          </table:table-cell>
          <table:table-cell office:value-type="float" office:value="6.8058126237" calcext:value-type="float">
            <text:p>6.8058126237</text:p>
          </table:table-cell>
          <table:table-cell table:formula="of:=POWER([.C2095]-6.75;2)" office:value-type="float" office:value="0.00311504896427776" calcext:value-type="float">
            <text:p>0.003115049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6.23649" calcext:value-type="float">
            <text:p>6.23649</text:p>
          </table:table-cell>
          <table:table-cell office:value-type="float" office:value="6.8071814731" calcext:value-type="float">
            <text:p>6.8071814731</text:p>
          </table:table-cell>
          <table:table-cell table:formula="of:=POWER([.C2096]-6.75;2)" office:value-type="float" office:value="0.00326972086588602" calcext:value-type="float">
            <text:p>0.0032697209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.307518" calcext:value-type="float">
            <text:p>6.307518</text:p>
          </table:table-cell>
          <table:table-cell office:value-type="float" office:value="6.8076717581" calcext:value-type="float">
            <text:p>6.8076717581</text:p>
          </table:table-cell>
          <table:table-cell table:formula="of:=POWER([.C2097]-6.75;2)" office:value-type="float" office:value="0.00332603168234488" calcext:value-type="float">
            <text:p>0.0033260317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6.392765" calcext:value-type="float">
            <text:p>6.392765</text:p>
          </table:table-cell>
          <table:table-cell office:value-type="float" office:value="6.8072935" calcext:value-type="float">
            <text:p>6.8072935</text:p>
          </table:table-cell>
          <table:table-cell table:formula="of:=POWER([.C2098]-6.75;2)" office:value-type="float" office:value="0.00328254514225001" calcext:value-type="float">
            <text:p>0.0032825451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6.48899" calcext:value-type="float">
            <text:p>6.48899</text:p>
          </table:table-cell>
          <table:table-cell office:value-type="float" office:value="6.8061272581" calcext:value-type="float">
            <text:p>6.8061272581</text:p>
          </table:table-cell>
          <table:table-cell table:formula="of:=POWER([.C2099]-6.75;2)" office:value-type="float" office:value="0.00315026910182402" calcext:value-type="float">
            <text:p>0.0031502691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6.592673" calcext:value-type="float">
            <text:p>6.592673</text:p>
          </table:table-cell>
          <table:table-cell office:value-type="float" office:value="6.8043112097" calcext:value-type="float">
            <text:p>6.8043112097</text:p>
          </table:table-cell>
          <table:table-cell table:formula="of:=POWER([.C2100]-6.75;2)" office:value-type="float" office:value="0.00294970749907735" calcext:value-type="float">
            <text:p>0.0029497075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.699926" calcext:value-type="float">
            <text:p>6.699926</text:p>
          </table:table-cell>
          <table:table-cell office:value-type="float" office:value="6.8020203065" calcext:value-type="float">
            <text:p>6.8020203065</text:p>
          </table:table-cell>
          <table:table-cell table:formula="of:=POWER([.C2101]-6.75;2)" office:value-type="float" office:value="0.00270611228835397" calcext:value-type="float">
            <text:p>0.0027061123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6.806484" calcext:value-type="float">
            <text:p>6.806484</text:p>
          </table:table-cell>
          <table:table-cell office:value-type="float" office:value="6.7994414301" calcext:value-type="float">
            <text:p>6.7994414301</text:p>
          </table:table-cell>
          <table:table-cell table:formula="of:=POWER([.C2102]-6.75;2)" office:value-type="float" office:value="0.00244445501033318" calcext:value-type="float">
            <text:p>0.002444455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6.907784" calcext:value-type="float">
            <text:p>6.907784</text:p>
          </table:table-cell>
          <table:table-cell office:value-type="float" office:value="6.7967499355" calcext:value-type="float">
            <text:p>6.7967499355</text:p>
          </table:table-cell>
          <table:table-cell table:formula="of:=POWER([.C2103]-6.75;2)" office:value-type="float" office:value="0.00218555646925419" calcext:value-type="float">
            <text:p>0.0021855565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6.999147" calcext:value-type="float">
            <text:p>6.999147</text:p>
          </table:table-cell>
          <table:table-cell office:value-type="float" office:value="6.7940925806" calcext:value-type="float">
            <text:p>6.7940925806</text:p>
          </table:table-cell>
          <table:table-cell table:formula="of:=POWER([.C2104]-6.75;2)" office:value-type="float" office:value="0.00194415566396751" calcext:value-type="float">
            <text:p>0.0019441557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7.076029" calcext:value-type="float">
            <text:p>7.076029</text:p>
          </table:table-cell>
          <table:table-cell office:value-type="float" office:value="6.7915793495" calcext:value-type="float">
            <text:p>6.7915793495</text:p>
          </table:table-cell>
          <table:table-cell table:formula="of:=POWER([.C2105]-6.75;2)" office:value-type="float" office:value="0.00172884230484316" calcext:value-type="float">
            <text:p>0.0017288423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7.134322" calcext:value-type="float">
            <text:p>7.134322</text:p>
          </table:table-cell>
          <table:table-cell office:value-type="float" office:value="6.7892840161" calcext:value-type="float">
            <text:p>6.7892840161</text:p>
          </table:table-cell>
          <table:table-cell table:formula="of:=POWER([.C2106]-6.75;2)" office:value-type="float" office:value="0.00154323392094505" calcext:value-type="float">
            <text:p>0.0015432339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7.170666" calcext:value-type="float">
            <text:p>7.170666</text:p>
          </table:table-cell>
          <table:table-cell office:value-type="float" office:value="6.787251086" calcext:value-type="float">
            <text:p>6.787251086</text:p>
          </table:table-cell>
          <table:table-cell table:formula="of:=POWER([.C2107]-6.75;2)" office:value-type="float" office:value="0.00138764340817942" calcext:value-type="float">
            <text:p>0.0013876434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7.182729" calcext:value-type="float">
            <text:p>7.182729</text:p>
          </table:table-cell>
          <table:table-cell office:value-type="float" office:value="6.785505871" calcext:value-type="float">
            <text:p>6.785505871</text:p>
          </table:table-cell>
          <table:table-cell table:formula="of:=POWER([.C2108]-6.75;2)" office:value-type="float" office:value="0.00126066687546863" calcext:value-type="float">
            <text:p>0.0012606669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7.16944" calcext:value-type="float">
            <text:p>7.16944</text:p>
          </table:table-cell>
          <table:table-cell office:value-type="float" office:value="6.7840645538" calcext:value-type="float">
            <text:p>6.7840645538</text:p>
          </table:table-cell>
          <table:table-cell table:formula="of:=POWER([.C2109]-6.75;2)" office:value-type="float" office:value="0.00116039382559312" calcext:value-type="float">
            <text:p>0.0011603938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7.131142" calcext:value-type="float">
            <text:p>7.131142</text:p>
          </table:table-cell>
          <table:table-cell office:value-type="float" office:value="6.7829416667" calcext:value-type="float">
            <text:p>6.7829416667</text:p>
          </table:table-cell>
          <table:table-cell table:formula="of:=POWER([.C2110]-6.75;2)" office:value-type="float" office:value="0.0010851534049739" calcext:value-type="float">
            <text:p>0.0010851534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7.069666" calcext:value-type="float">
            <text:p>7.069666</text:p>
          </table:table-cell>
          <table:table-cell office:value-type="float" office:value="6.7821533925" calcext:value-type="float">
            <text:p>6.7821533925</text:p>
          </table:table-cell>
          <table:table-cell table:formula="of:=POWER([.C2111]-6.75;2)" office:value-type="float" office:value="0.00103384064925904" calcext:value-type="float">
            <text:p>0.0010338406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6.988328" calcext:value-type="float">
            <text:p>6.988328</text:p>
          </table:table-cell>
          <table:table-cell office:value-type="float" office:value="6.7817159892" calcext:value-type="float">
            <text:p>6.7817159892</text:p>
          </table:table-cell>
          <table:table-cell table:formula="of:=POWER([.C2112]-6.75;2)" office:value-type="float" office:value="0.00100590397093454" calcext:value-type="float">
            <text:p>0.00100590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6.89184" calcext:value-type="float">
            <text:p>6.89184</text:p>
          </table:table-cell>
          <table:table-cell office:value-type="float" office:value="6.7816396667" calcext:value-type="float">
            <text:p>6.7816396667</text:p>
          </table:table-cell>
          <table:table-cell table:formula="of:=POWER([.C2113]-6.75;2)" office:value-type="float" office:value="0.00100106850888711" calcext:value-type="float">
            <text:p>0.0010010685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6.786169" calcext:value-type="float">
            <text:p>6.786169</text:p>
          </table:table-cell>
          <table:table-cell office:value-type="float" office:value="6.7819192581" calcext:value-type="float">
            <text:p>6.7819192581</text:p>
          </table:table-cell>
          <table:table-cell table:formula="of:=POWER([.C2114]-6.75;2)" office:value-type="float" office:value="0.00101883903765443" calcext:value-type="float">
            <text:p>0.001018839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6.678306" calcext:value-type="float">
            <text:p>6.678306</text:p>
          </table:table-cell>
          <table:table-cell office:value-type="float" office:value="6.7825234946" calcext:value-type="float">
            <text:p>6.7825234946</text:p>
          </table:table-cell>
          <table:table-cell table:formula="of:=POWER([.C2115]-6.75;2)" office:value-type="float" office:value="0.00105777770099625" calcext:value-type="float">
            <text:p>0.0010577777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6.575956" calcext:value-type="float">
            <text:p>6.575956</text:p>
          </table:table-cell>
          <table:table-cell office:value-type="float" office:value="6.7833854785" calcext:value-type="float">
            <text:p>6.7833854785</text:p>
          </table:table-cell>
          <table:table-cell table:formula="of:=POWER([.C2116]-6.75;2)" office:value-type="float" office:value="0.00111459017467394" calcext:value-type="float">
            <text:p>0.0011145902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6.487077" calcext:value-type="float">
            <text:p>6.487077</text:p>
          </table:table-cell>
          <table:table-cell office:value-type="float" office:value="6.7843966828" calcext:value-type="float">
            <text:p>6.7843966828</text:p>
          </table:table-cell>
          <table:table-cell table:formula="of:=POWER([.C2117]-6.75;2)" office:value-type="float" office:value="0.0011831317876438" calcext:value-type="float">
            <text:p>0.0011831318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6.419274" calcext:value-type="float">
            <text:p>6.419274</text:p>
          </table:table-cell>
          <table:table-cell office:value-type="float" office:value="6.7854069731" calcext:value-type="float">
            <text:p>6.7854069731</text:p>
          </table:table-cell>
          <table:table-cell table:formula="of:=POWER([.C2118]-6.75;2)" office:value-type="float" office:value="0.00125365374410411" calcext:value-type="float">
            <text:p>0.0012536537</text:p>
          </table:table-cell>
          <table:table-cell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6.379004" calcext:value-type="float">
            <text:p>6.379004</text:p>
          </table:table-cell>
          <table:table-cell office:value-type="float" office:value="6.786232172" calcext:value-type="float">
            <text:p>6.786232172</text:p>
          </table:table-cell>
          <table:table-cell table:formula="of:=POWER([.C2119]-6.75;2)" office:value-type="float" office:value="0.00131277028783759" calcext:value-type="float">
            <text:p>0.0013127703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6.370708" calcext:value-type="float">
            <text:p>6.370708</text:p>
          </table:table-cell>
          <table:table-cell office:value-type="float" office:value="6.7866701774" calcext:value-type="float">
            <text:p>6.7866701774</text:p>
          </table:table-cell>
          <table:table-cell table:formula="of:=POWER([.C2120]-6.75;2)" office:value-type="float" office:value="0.00134470191054744" calcext:value-type="float">
            <text:p>0.0013447019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.395988" calcext:value-type="float">
            <text:p>6.395988</text:p>
          </table:table-cell>
          <table:table-cell office:value-type="float" office:value="6.7865249892" calcext:value-type="float">
            <text:p>6.7865249892</text:p>
          </table:table-cell>
          <table:table-cell table:formula="of:=POWER([.C2121]-6.75;2)" office:value-type="float" office:value="0.00133407483606013" calcext:value-type="float">
            <text:p>0.0013340748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6.453071" calcext:value-type="float">
            <text:p>6.453071</text:p>
          </table:table-cell>
          <table:table-cell office:value-type="float" office:value="6.7856363387" calcext:value-type="float">
            <text:p>6.7856363387</text:p>
          </table:table-cell>
          <table:table-cell table:formula="of:=POWER([.C2122]-6.75;2)" office:value-type="float" office:value="0.00126994863594111" calcext:value-type="float">
            <text:p>0.0012699486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6.536721" calcext:value-type="float">
            <text:p>6.536721</text:p>
          </table:table-cell>
          <table:table-cell office:value-type="float" office:value="6.7839103548" calcext:value-type="float">
            <text:p>6.7839103548</text:p>
          </table:table-cell>
          <table:table-cell table:formula="of:=POWER([.C2123]-6.75;2)" office:value-type="float" office:value="0.00114991216266186" calcext:value-type="float">
            <text:p>0.0011499122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6.638695" calcext:value-type="float">
            <text:p>6.638695</text:p>
          </table:table-cell>
          <table:table-cell office:value-type="float" office:value="6.7813450376" calcext:value-type="float">
            <text:p>6.7813450376</text:p>
          </table:table-cell>
          <table:table-cell table:formula="of:=POWER([.C2124]-6.75;2)" office:value-type="float" office:value="0.000982511382145439" calcext:value-type="float">
            <text:p>0.0009825114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6.748663" calcext:value-type="float">
            <text:p>6.748663</text:p>
          </table:table-cell>
          <table:table-cell office:value-type="float" office:value="6.7780437366" calcext:value-type="float">
            <text:p>6.7780437366</text:p>
          </table:table-cell>
          <table:table-cell table:formula="of:=POWER([.C2125]-6.75;2)" office:value-type="float" office:value="0.000786451162490175" calcext:value-type="float">
            <text:p>0.0007864512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6.855431" calcext:value-type="float">
            <text:p>6.855431</text:p>
          </table:table-cell>
          <table:table-cell office:value-type="float" office:value="6.7742116452" calcext:value-type="float">
            <text:p>6.7742116452</text:p>
          </table:table-cell>
          <table:table-cell table:formula="of:=POWER([.C2126]-6.75;2)" office:value-type="float" office:value="0.000586203763290697" calcext:value-type="float">
            <text:p>0.0005862038</text:p>
          </table:table-cell>
          <table:table-cell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6.948256" calcext:value-type="float">
            <text:p>6.948256</text:p>
          </table:table-cell>
          <table:table-cell office:value-type="float" office:value="6.7701341935" calcext:value-type="float">
            <text:p>6.7701341935</text:p>
          </table:table-cell>
          <table:table-cell table:formula="of:=POWER([.C2127]-6.75;2)" office:value-type="float" office:value="0.000405385747895429" calcext:value-type="float">
            <text:p>0.0004053857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7.018077" calcext:value-type="float">
            <text:p>7.018077</text:p>
          </table:table-cell>
          <table:table-cell office:value-type="float" office:value="6.7661412419" calcext:value-type="float">
            <text:p>6.7661412419</text:p>
          </table:table-cell>
          <table:table-cell table:formula="of:=POWER([.C2128]-6.75;2)" office:value-type="float" office:value="0.000260539690074308" calcext:value-type="float">
            <text:p>0.0002605397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7.058547" calcext:value-type="float">
            <text:p>7.058547</text:p>
          </table:table-cell>
          <table:table-cell office:value-type="float" office:value="6.7625645968" calcext:value-type="float">
            <text:p>6.7625645968</text:p>
          </table:table-cell>
          <table:table-cell table:formula="of:=POWER([.C2129]-6.75;2)" office:value-type="float" office:value="0.000157869092746567" calcext:value-type="float">
            <text:p>0.0001578691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7.066769" calcext:value-type="float">
            <text:p>7.066769</text:p>
          </table:table-cell>
          <table:table-cell office:value-type="float" office:value="6.759696828" calcext:value-type="float">
            <text:p>6.759696828</text:p>
          </table:table-cell>
          <table:table-cell table:formula="of:=POWER([.C2130]-6.75;2)" office:value-type="float" office:value="0.0000940284732615849" calcext:value-type="float">
            <text:p>9.40284732615849E-005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7.043695" calcext:value-type="float">
            <text:p>7.043695</text:p>
          </table:table-cell>
          <table:table-cell office:value-type="float" office:value="6.757757414" calcext:value-type="float">
            <text:p>6.757757414</text:p>
          </table:table-cell>
          <table:table-cell table:formula="of:=POWER([.C2131]-6.75;2)" office:value-type="float" office:value="0.0000601774719674006" calcext:value-type="float">
            <text:p>6.01774719674006E-005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6.99411" calcext:value-type="float">
            <text:p>6.99411</text:p>
          </table:table-cell>
          <table:table-cell office:value-type="float" office:value="6.7568690269" calcext:value-type="float">
            <text:p>6.7568690269</text:p>
          </table:table-cell>
          <table:table-cell table:formula="of:=POWER([.C2132]-6.75;2)" office:value-type="float" office:value="0.00004718353055293" calcext:value-type="float">
            <text:p>4.718353055293E-005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6.926174" calcext:value-type="float">
            <text:p>6.926174</text:p>
          </table:table-cell>
          <table:table-cell office:value-type="float" office:value="6.7570448118" calcext:value-type="float">
            <text:p>6.7570448118</text:p>
          </table:table-cell>
          <table:table-cell table:formula="of:=POWER([.C2133]-6.75;2)" office:value-type="float" office:value="0.0000496293732974215" calcext:value-type="float">
            <text:p>4.96293732974215E-005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6.850468" calcext:value-type="float">
            <text:p>6.850468</text:p>
          </table:table-cell>
          <table:table-cell office:value-type="float" office:value="6.7581866022" calcext:value-type="float">
            <text:p>6.7581866022</text:p>
          </table:table-cell>
          <table:table-cell table:formula="of:=POWER([.C2134]-6.75;2)" office:value-type="float" office:value="0.0000670204555810504" calcext:value-type="float">
            <text:p>6.70204555810504E-005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.778568" calcext:value-type="float">
            <text:p>6.778568</text:p>
          </table:table-cell>
          <table:table-cell office:value-type="float" office:value="6.7600941774" calcext:value-type="float">
            <text:p>6.7600941774</text:p>
          </table:table-cell>
          <table:table-cell table:formula="of:=POWER([.C2135]-6.75;2)" office:value-type="float" office:value="0.000101892417382672" calcext:value-type="float">
            <text:p>0.0001018924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6.72126" calcext:value-type="float">
            <text:p>6.72126</text:p>
          </table:table-cell>
          <table:table-cell office:value-type="float" office:value="6.7624857957" calcext:value-type="float">
            <text:p>6.7624857957</text:p>
          </table:table-cell>
          <table:table-cell table:formula="of:=POWER([.C2136]-6.75;2)" office:value-type="float" office:value="0.000155895094262138" calcext:value-type="float">
            <text:p>0.0001558951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6.686694" calcext:value-type="float">
            <text:p>6.686694</text:p>
          </table:table-cell>
          <table:table-cell office:value-type="float" office:value="6.7650297473" calcext:value-type="float">
            <text:p>6.7650297473</text:p>
          </table:table-cell>
          <table:table-cell table:formula="of:=POWER([.C2137]-6.75;2)" office:value-type="float" office:value="0.000225893303901853" calcext:value-type="float">
            <text:p>0.0002258933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6.678863" calcext:value-type="float">
            <text:p>6.678863</text:p>
          </table:table-cell>
          <table:table-cell office:value-type="float" office:value="6.7673850538" calcext:value-type="float">
            <text:p>6.7673850538</text:p>
          </table:table-cell>
          <table:table-cell table:formula="of:=POWER([.C2138]-6.75;2)" office:value-type="float" office:value="0.000302240095628894" calcext:value-type="float">
            <text:p>0.0003022401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6.696864" calcext:value-type="float">
            <text:p>6.696864</text:p>
          </table:table-cell>
          <table:table-cell office:value-type="float" office:value="6.769247129" calcext:value-type="float">
            <text:p>6.769247129</text:p>
          </table:table-cell>
          <table:table-cell table:formula="of:=POWER([.C2139]-6.75;2)" office:value-type="float" office:value="0.000370451974742642" calcext:value-type="float">
            <text:p>0.000370452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.735155" calcext:value-type="float">
            <text:p>6.735155</text:p>
          </table:table-cell>
          <table:table-cell office:value-type="float" office:value="6.7703913065" calcext:value-type="float">
            <text:p>6.7703913065</text:p>
          </table:table-cell>
          <table:table-cell table:formula="of:=POWER([.C2140]-6.75;2)" office:value-type="float" office:value="0.000415805380776928" calcext:value-type="float">
            <text:p>0.0004158054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.784773" calcext:value-type="float">
            <text:p>6.784773</text:p>
          </table:table-cell>
          <table:table-cell office:value-type="float" office:value="6.7707058978" calcext:value-type="float">
            <text:p>6.7707058978</text:p>
          </table:table-cell>
          <table:table-cell table:formula="of:=POWER([.C2141]-6.75;2)" office:value-type="float" office:value="0.000428734203704049" calcext:value-type="float">
            <text:p>0.0004287342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6.835132" calcext:value-type="float">
            <text:p>6.835132</text:p>
          </table:table-cell>
          <table:table-cell office:value-type="float" office:value="6.7702070054" calcext:value-type="float">
            <text:p>6.7702070054</text:p>
          </table:table-cell>
          <table:table-cell table:formula="of:=POWER([.C2142]-6.75;2)" office:value-type="float" office:value="0.000408323067235615" calcext:value-type="float">
            <text:p>0.0004083231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.875994" calcext:value-type="float">
            <text:p>6.875994</text:p>
          </table:table-cell>
          <table:table-cell office:value-type="float" office:value="6.7690309731" calcext:value-type="float">
            <text:p>6.7690309731</text:p>
          </table:table-cell>
          <table:table-cell table:formula="of:=POWER([.C2143]-6.75;2)" office:value-type="float" office:value="0.000362177937132907" calcext:value-type="float">
            <text:p>0.0003621779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6.899203" calcext:value-type="float">
            <text:p>6.899203</text:p>
          </table:table-cell>
          <table:table-cell office:value-type="float" office:value="6.7674052796" calcext:value-type="float">
            <text:p>6.7674052796</text:p>
          </table:table-cell>
          <table:table-cell table:formula="of:=POWER([.C2144]-6.75;2)" office:value-type="float" office:value="0.000302943757954182" calcext:value-type="float">
            <text:p>0.0003029438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6.899977" calcext:value-type="float">
            <text:p>6.899977</text:p>
          </table:table-cell>
          <table:table-cell office:value-type="float" office:value="6.7656040538" calcext:value-type="float">
            <text:p>6.7656040538</text:p>
          </table:table-cell>
          <table:table-cell table:formula="of:=POWER([.C2145]-6.75;2)" office:value-type="float" office:value="0.000243486494993286" calcext:value-type="float">
            <text:p>0.0002434865</text:p>
          </table:table-cell>
          <table:table-cell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.877628" calcext:value-type="float">
            <text:p>6.877628</text:p>
          </table:table-cell>
          <table:table-cell office:value-type="float" office:value="6.7638975215" calcext:value-type="float">
            <text:p>6.7638975215</text:p>
          </table:table-cell>
          <table:table-cell table:formula="of:=POWER([.C2146]-6.75;2)" office:value-type="float" office:value="0.000193141103842953" calcext:value-type="float">
            <text:p>0.0001931411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6.835688" calcext:value-type="float">
            <text:p>6.835688</text:p>
          </table:table-cell>
          <table:table-cell office:value-type="float" office:value="6.7625049677" calcext:value-type="float">
            <text:p>6.7625049677</text:p>
          </table:table-cell>
          <table:table-cell table:formula="of:=POWER([.C2147]-6.75;2)" office:value-type="float" office:value="0.000156374217178043" calcext:value-type="float">
            <text:p>0.0001563742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6.781395" calcext:value-type="float">
            <text:p>6.781395</text:p>
          </table:table-cell>
          <table:table-cell office:value-type="float" office:value="6.7615581882" calcext:value-type="float">
            <text:p>6.7615581882</text:p>
          </table:table-cell>
          <table:table-cell table:formula="of:=POWER([.C2148]-6.75;2)" office:value-type="float" office:value="0.000133591714466629" calcext:value-type="float">
            <text:p>0.0001335917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6.724569" calcext:value-type="float">
            <text:p>6.724569</text:p>
          </table:table-cell>
          <table:table-cell office:value-type="float" office:value="6.7610792634" calcext:value-type="float">
            <text:p>6.7610792634</text:p>
          </table:table-cell>
          <table:table-cell table:formula="of:=POWER([.C2149]-6.75;2)" office:value-type="float" office:value="0.000122750077486582" calcext:value-type="float">
            <text:p>0.0001227501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6.675937" calcext:value-type="float">
            <text:p>6.675937</text:p>
          </table:table-cell>
          <table:table-cell office:value-type="float" office:value="6.7609736398" calcext:value-type="float">
            <text:p>6.7609736398</text:p>
          </table:table-cell>
          <table:table-cell table:formula="of:=POWER([.C2150]-6.75;2)" office:value-type="float" office:value="0.000120420770460134" calcext:value-type="float">
            <text:p>0.0001204208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.645151" calcext:value-type="float">
            <text:p>6.645151</text:p>
          </table:table-cell>
          <table:table-cell office:value-type="float" office:value="6.7610381452" calcext:value-type="float">
            <text:p>6.7610381452</text:p>
          </table:table-cell>
          <table:table-cell table:formula="of:=POWER([.C2151]-6.75;2)" office:value-type="float" office:value="0.000121840649456276" calcext:value-type="float">
            <text:p>0.0001218406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6.63888" calcext:value-type="float">
            <text:p>6.63888</text:p>
          </table:table-cell>
          <table:table-cell office:value-type="float" office:value="6.7609823871" calcext:value-type="float">
            <text:p>6.7609823871</text:p>
          </table:table-cell>
          <table:table-cell table:formula="of:=POWER([.C2152]-6.75;2)" office:value-type="float" office:value="0.000120612826414254" calcext:value-type="float">
            <text:p>0.0001206128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6.659472" calcext:value-type="float">
            <text:p>6.659472</text:p>
          </table:table-cell>
          <table:table-cell office:value-type="float" office:value="6.7604607527" calcext:value-type="float">
            <text:p>6.7604607527</text:p>
          </table:table-cell>
          <table:table-cell table:formula="of:=POWER([.C2153]-6.75;2)" office:value-type="float" office:value="0.000109427347050562" calcext:value-type="float">
            <text:p>0.0001094273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6.704597" calcext:value-type="float">
            <text:p>6.704597</text:p>
          </table:table-cell>
          <table:table-cell office:value-type="float" office:value="6.7591106559" calcext:value-type="float">
            <text:p>6.7591106559</text:p>
          </table:table-cell>
          <table:table-cell table:formula="of:=POWER([.C2154]-6.75;2)" office:value-type="float" office:value="0.0000830040509282015" calcext:value-type="float">
            <text:p>8.30040509282015E-005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6.767951" calcext:value-type="float">
            <text:p>6.767951</text:p>
          </table:table-cell>
          <table:table-cell office:value-type="float" office:value="6.7565915323" calcext:value-type="float">
            <text:p>6.7565915323</text:p>
          </table:table-cell>
          <table:table-cell table:formula="of:=POWER([.C2155]-6.75;2)" office:value-type="float" office:value="0.0000434482980619416" calcext:value-type="float">
            <text:p>4.34482980619416E-005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6.840771" calcext:value-type="float">
            <text:p>6.840771</text:p>
          </table:table-cell>
          <table:table-cell office:value-type="float" office:value="6.7526197204" calcext:value-type="float">
            <text:p>6.7526197204</text:p>
          </table:table-cell>
          <table:table-cell table:formula="of:=POWER([.C2156]-6.75;2)" office:value-type="float" office:value="0.00000686293497417746" calcext:value-type="float">
            <text:p>6.86293497417746E-006</text:p>
          </table:table-cell>
          <table:table-cell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6.913654" calcext:value-type="float">
            <text:p>6.913654</text:p>
          </table:table-cell>
          <table:table-cell office:value-type="float" office:value="6.7469965054" calcext:value-type="float">
            <text:p>6.7469965054</text:p>
          </table:table-cell>
          <table:table-cell table:formula="of:=POWER([.C2157]-6.75;2)" office:value-type="float" office:value="0.00000902097981222743" calcext:value-type="float">
            <text:p>0.000009021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6.978205" calcext:value-type="float">
            <text:p>6.978205</text:p>
          </table:table-cell>
          <table:table-cell office:value-type="float" office:value="6.7396300806" calcext:value-type="float">
            <text:p>6.7396300806</text:p>
          </table:table-cell>
          <table:table-cell table:formula="of:=POWER([.C2158]-6.75;2)" office:value-type="float" office:value="0.000107535228362505" calcext:value-type="float">
            <text:p>0.0001075352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7.02819" calcext:value-type="float">
            <text:p>7.02819</text:p>
          </table:table-cell>
          <table:table-cell office:value-type="float" office:value="6.7305544301" calcext:value-type="float">
            <text:p>6.7305544301</text:p>
          </table:table-cell>
          <table:table-cell table:formula="of:=POWER([.C2159]-6.75;2)" office:value-type="float" office:value="0.000378130188735795" calcext:value-type="float">
            <text:p>0.0003781302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7.060085" calcext:value-type="float">
            <text:p>7.060085</text:p>
          </table:table-cell>
          <table:table-cell office:value-type="float" office:value="6.719948371" calcext:value-type="float">
            <text:p>6.719948371</text:p>
          </table:table-cell>
          <table:table-cell table:formula="of:=POWER([.C2160]-6.75;2)" office:value-type="float" office:value="0.000903100405553636" calcext:value-type="float">
            <text:p>0.0009031004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7.07305" calcext:value-type="float">
            <text:p>7.07305</text:p>
          </table:table-cell>
          <table:table-cell office:value-type="float" office:value="6.7081539086" calcext:value-type="float">
            <text:p>6.7081539086</text:p>
          </table:table-cell>
          <table:table-cell table:formula="of:=POWER([.C2161]-6.75;2)" office:value-type="float" office:value="0.00175109536545716" calcext:value-type="float">
            <text:p>0.0017510954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7.068481" calcext:value-type="float">
            <text:p>7.068481</text:p>
          </table:table-cell>
          <table:table-cell office:value-type="float" office:value="6.6956846613" calcext:value-type="float">
            <text:p>6.6956846613</text:p>
          </table:table-cell>
          <table:table-cell table:formula="of:=POWER([.C2162]-6.75;2)" office:value-type="float" office:value="0.00295015601809576" calcext:value-type="float">
            <text:p>0.002950156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7.049297" calcext:value-type="float">
            <text:p>7.049297</text:p>
          </table:table-cell>
          <table:table-cell office:value-type="float" office:value="6.6832058656" calcext:value-type="float">
            <text:p>6.6832058656</text:p>
          </table:table-cell>
          <table:table-cell table:formula="of:=POWER([.C2163]-6.75;2)" office:value-type="float" office:value="0.0044614563902453" calcext:value-type="float">
            <text:p>0.0044614564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7.019155" calcext:value-type="float">
            <text:p>7.019155</text:p>
          </table:table-cell>
          <table:table-cell office:value-type="float" office:value="6.6714695699" calcext:value-type="float">
            <text:p>6.6714695699</text:p>
          </table:table-cell>
          <table:table-cell table:formula="of:=POWER([.C2164]-6.75;2)" office:value-type="float" office:value="0.00616702845169096" calcext:value-type="float">
            <text:p>0.0061670285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6.981759" calcext:value-type="float">
            <text:p>6.981759</text:p>
          </table:table-cell>
          <table:table-cell office:value-type="float" office:value="6.6612111505" calcext:value-type="float">
            <text:p>6.6612111505</text:p>
          </table:table-cell>
          <table:table-cell table:formula="of:=POWER([.C2165]-6.75;2)" office:value-type="float" office:value="0.00788345979553369" calcext:value-type="float">
            <text:p>0.0078834598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6.940387" calcext:value-type="float">
            <text:p>6.940387</text:p>
          </table:table-cell>
          <table:table-cell office:value-type="float" office:value="6.6530413602" calcext:value-type="float">
            <text:p>6.6530413602</text:p>
          </table:table-cell>
          <table:table-cell table:formula="of:=POWER([.C2166]-6.75;2)" office:value-type="float" office:value="0.00940097783186623" calcext:value-type="float">
            <text:p>0.0094009778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6.89769" calcext:value-type="float">
            <text:p>6.89769</text:p>
          </table:table-cell>
          <table:table-cell office:value-type="float" office:value="6.6473701075" calcext:value-type="float">
            <text:p>6.6473701075</text:p>
          </table:table-cell>
          <table:table-cell table:formula="of:=POWER([.C2167]-6.75;2)" office:value-type="float" office:value="0.0105328948345615" calcext:value-type="float">
            <text:p>0.0105328948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6.855753" calcext:value-type="float">
            <text:p>6.855753</text:p>
          </table:table-cell>
          <table:table-cell office:value-type="float" office:value="6.6443742903" calcext:value-type="float">
            <text:p>6.6443742903</text:p>
          </table:table-cell>
          <table:table-cell table:formula="of:=POWER([.C2168]-6.75;2)" office:value-type="float" office:value="0.0111567905496287" calcext:value-type="float">
            <text:p>0.0111567905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6.816308" calcext:value-type="float">
            <text:p>6.816308</text:p>
          </table:table-cell>
          <table:table-cell office:value-type="float" office:value="6.6440005806" calcext:value-type="float">
            <text:p>6.6440005806</text:p>
          </table:table-cell>
          <table:table-cell table:formula="of:=POWER([.C2169]-6.75;2)" office:value-type="float" office:value="0.0112358769131371" calcext:value-type="float">
            <text:p>0.0112358769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6.780999" calcext:value-type="float">
            <text:p>6.780999</text:p>
          </table:table-cell>
          <table:table-cell office:value-type="float" office:value="6.6459893871" calcext:value-type="float">
            <text:p>6.6459893871</text:p>
          </table:table-cell>
          <table:table-cell table:formula="of:=POWER([.C2170]-6.75;2)" office:value-type="float" office:value="0.0108182075958336" calcext:value-type="float">
            <text:p>0.0108182076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.751548" calcext:value-type="float">
            <text:p>6.751548</text:p>
          </table:table-cell>
          <table:table-cell office:value-type="float" office:value="6.6499105323" calcext:value-type="float">
            <text:p>6.6499105323</text:p>
          </table:table-cell>
          <table:table-cell table:formula="of:=POWER([.C2171]-6.75;2)" office:value-type="float" office:value="0.0100179015444694" calcext:value-type="float">
            <text:p>0.0100179015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6.729748" calcext:value-type="float">
            <text:p>6.729748</text:p>
          </table:table-cell>
          <table:table-cell office:value-type="float" office:value="6.6552065161" calcext:value-type="float">
            <text:p>6.6552065161</text:p>
          </table:table-cell>
          <table:table-cell table:formula="of:=POWER([.C2172]-6.75;2)" office:value-type="float" office:value="0.0089858045898996" calcext:value-type="float">
            <text:p>0.0089858046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6.717263" calcext:value-type="float">
            <text:p>6.717263</text:p>
          </table:table-cell>
          <table:table-cell office:value-type="float" office:value="6.6612418548" calcext:value-type="float">
            <text:p>6.6612418548</text:p>
          </table:table-cell>
          <table:table-cell table:formula="of:=POWER([.C2173]-6.75;2)" office:value-type="float" office:value="0.00787800833934427" calcext:value-type="float">
            <text:p>0.0078780083</text:p>
          </table:table-cell>
          <table:table-cell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6.715281" calcext:value-type="float">
            <text:p>6.715281</text:p>
          </table:table-cell>
          <table:table-cell office:value-type="float" office:value="6.6673579194" calcext:value-type="float">
            <text:p>6.6673579194</text:p>
          </table:table-cell>
          <table:table-cell table:formula="of:=POWER([.C2174]-6.75;2)" office:value-type="float" office:value="0.00682971348589695" calcext:value-type="float">
            <text:p>0.0068297135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6.724118" calcext:value-type="float">
            <text:p>6.724118</text:p>
          </table:table-cell>
          <table:table-cell office:value-type="float" office:value="6.6729321022" calcext:value-type="float">
            <text:p>6.6729321022</text:p>
          </table:table-cell>
          <table:table-cell table:formula="of:=POWER([.C2175]-6.75;2)" office:value-type="float" office:value="0.00593946087131126" calcext:value-type="float">
            <text:p>0.0059394609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6.742914" calcext:value-type="float">
            <text:p>6.742914</text:p>
          </table:table-cell>
          <table:table-cell office:value-type="float" office:value="6.6774390054" calcext:value-type="float">
            <text:p>6.6774390054</text:p>
          </table:table-cell>
          <table:table-cell table:formula="of:=POWER([.C2176]-6.75;2)" office:value-type="float" office:value="0.00526509793734121" calcext:value-type="float">
            <text:p>0.0052650979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6.769508" calcext:value-type="float">
            <text:p>6.769508</text:p>
          </table:table-cell>
          <table:table-cell office:value-type="float" office:value="6.6805093387" calcext:value-type="float">
            <text:p>6.6805093387</text:p>
          </table:table-cell>
          <table:table-cell table:formula="of:=POWER([.C2177]-6.75;2)" office:value-type="float" office:value="0.00482895200791128" calcext:value-type="float">
            <text:p>0.004828952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.800561" calcext:value-type="float">
            <text:p>6.800561</text:p>
          </table:table-cell>
          <table:table-cell office:value-type="float" office:value="6.6819795" calcext:value-type="float">
            <text:p>6.6819795</text:p>
          </table:table-cell>
          <table:table-cell table:formula="of:=POWER([.C2178]-6.75;2)" office:value-type="float" office:value="0.00462678842025004" calcext:value-type="float">
            <text:p>0.0046267884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6.8319" calcext:value-type="float">
            <text:p>6.8319</text:p>
          </table:table-cell>
          <table:table-cell office:value-type="float" office:value="6.6819211559" calcext:value-type="float">
            <text:p>6.6819211559</text:p>
          </table:table-cell>
          <table:table-cell table:formula="of:=POWER([.C2179]-6.75;2)" office:value-type="float" office:value="0.00463472901399216" calcext:value-type="float">
            <text:p>0.004634729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6.859023" calcext:value-type="float">
            <text:p>6.859023</text:p>
          </table:table-cell>
          <table:table-cell office:value-type="float" office:value="6.6806375484" calcext:value-type="float">
            <text:p>6.6806375484</text:p>
          </table:table-cell>
          <table:table-cell table:formula="of:=POWER([.C2180]-6.75;2)" office:value-type="float" office:value="0.00481114969196234" calcext:value-type="float">
            <text:p>0.0048111497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.877669" calcext:value-type="float">
            <text:p>6.877669</text:p>
          </table:table-cell>
          <table:table-cell office:value-type="float" office:value="6.6786158387" calcext:value-type="float">
            <text:p>6.6786158387</text:p>
          </table:table-cell>
          <table:table-cell table:formula="of:=POWER([.C2181]-6.75;2)" office:value-type="float" office:value="0.00509569848450444" calcext:value-type="float">
            <text:p>0.0050956985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6.884349" calcext:value-type="float">
            <text:p>6.884349</text:p>
          </table:table-cell>
          <table:table-cell office:value-type="float" office:value="6.6764376505" calcext:value-type="float">
            <text:p>6.6764376505</text:p>
          </table:table-cell>
          <table:table-cell table:formula="of:=POWER([.C2182]-6.75;2)" office:value-type="float" office:value="0.00541141926396008" calcext:value-type="float">
            <text:p>0.0054114193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6.876793" calcext:value-type="float">
            <text:p>6.876793</text:p>
          </table:table-cell>
          <table:table-cell office:value-type="float" office:value="6.6746700323" calcext:value-type="float">
            <text:p>6.6746700323</text:p>
          </table:table-cell>
          <table:table-cell table:formula="of:=POWER([.C2183]-6.75;2)" office:value-type="float" office:value="0.00567460403368306" calcext:value-type="float">
            <text:p>0.005674604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6.854253" calcext:value-type="float">
            <text:p>6.854253</text:p>
          </table:table-cell>
          <table:table-cell office:value-type="float" office:value="6.6737699946" calcext:value-type="float">
            <text:p>6.6737699946</text:p>
          </table:table-cell>
          <table:table-cell table:formula="of:=POWER([.C2184]-6.75;2)" office:value-type="float" office:value="0.00581101372328407" calcext:value-type="float">
            <text:p>0.0058110137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6.817659" calcext:value-type="float">
            <text:p>6.817659</text:p>
          </table:table-cell>
          <table:table-cell office:value-type="float" office:value="6.6740266989" calcext:value-type="float">
            <text:p>6.6740266989</text:p>
          </table:table-cell>
          <table:table-cell table:formula="of:=POWER([.C2185]-6.75;2)" office:value-type="float" office:value="0.00577194248003131" calcext:value-type="float">
            <text:p>0.0057719425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6.769619" calcext:value-type="float">
            <text:p>6.769619</text:p>
          </table:table-cell>
          <table:table-cell office:value-type="float" office:value="6.6755444355" calcext:value-type="float">
            <text:p>6.6755444355</text:p>
          </table:table-cell>
          <table:table-cell table:formula="of:=POWER([.C2186]-6.75;2)" office:value-type="float" office:value="0.00554363108501366" calcext:value-type="float">
            <text:p>0.0055436311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6.714267" calcext:value-type="float">
            <text:p>6.714267</text:p>
          </table:table-cell>
          <table:table-cell office:value-type="float" office:value="6.6782549677" calcext:value-type="float">
            <text:p>6.6782549677</text:p>
          </table:table-cell>
          <table:table-cell table:formula="of:=POWER([.C2187]-6.75;2)" office:value-type="float" office:value="0.00514734965972804" calcext:value-type="float">
            <text:p>0.0051473497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6.656947" calcext:value-type="float">
            <text:p>6.656947</text:p>
          </table:table-cell>
          <table:table-cell office:value-type="float" office:value="6.6819447688" calcext:value-type="float">
            <text:p>6.6819447688</text:p>
          </table:table-cell>
          <table:table-cell table:formula="of:=POWER([.C2188]-6.75;2)" office:value-type="float" office:value="0.00463151449368543" calcext:value-type="float">
            <text:p>0.0046315145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6.603735" calcext:value-type="float">
            <text:p>6.603735</text:p>
          </table:table-cell>
          <table:table-cell office:value-type="float" office:value="6.6862868925" calcext:value-type="float">
            <text:p>6.6862868925</text:p>
          </table:table-cell>
          <table:table-cell table:formula="of:=POWER([.C2189]-6.75;2)" office:value-type="float" office:value="0.00405936006730655" calcext:value-type="float">
            <text:p>0.0040593601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6.560809" calcext:value-type="float">
            <text:p>6.560809</text:p>
          </table:table-cell>
          <table:table-cell office:value-type="float" office:value="6.6908720591" calcext:value-type="float">
            <text:p>6.6908720591</text:p>
          </table:table-cell>
          <table:table-cell table:formula="of:=POWER([.C2190]-6.75;2)" office:value-type="float" office:value="0.00349611339507387" calcext:value-type="float">
            <text:p>0.0034961134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.533723" calcext:value-type="float">
            <text:p>6.533723</text:p>
          </table:table-cell>
          <table:table-cell office:value-type="float" office:value="6.695237172" calcext:value-type="float">
            <text:p>6.695237172</text:p>
          </table:table-cell>
          <table:table-cell table:formula="of:=POWER([.C2191]-6.75;2)" office:value-type="float" office:value="0.00299896733055762" calcext:value-type="float">
            <text:p>0.0029989673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6.526657" calcext:value-type="float">
            <text:p>6.526657</text:p>
          </table:table-cell>
          <table:table-cell office:value-type="float" office:value="6.6988912204" calcext:value-type="float">
            <text:p>6.6988912204</text:p>
          </table:table-cell>
          <table:table-cell table:formula="of:=POWER([.C2192]-6.75;2)" office:value-type="float" office:value="0.00261210735220136" calcext:value-type="float">
            <text:p>0.0026121074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6.541789" calcext:value-type="float">
            <text:p>6.541789</text:p>
          </table:table-cell>
          <table:table-cell office:value-type="float" office:value="6.7013393387" calcext:value-type="float">
            <text:p>6.7013393387</text:p>
          </table:table-cell>
          <table:table-cell table:formula="of:=POWER([.C2193]-6.75;2)" office:value-type="float" office:value="0.00236785995815328" calcext:value-type="float">
            <text:p>0.00236786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6.578914" calcext:value-type="float">
            <text:p>6.578914</text:p>
          </table:table-cell>
          <table:table-cell office:value-type="float" office:value="6.7021056452" calcext:value-type="float">
            <text:p>6.7021056452</text:p>
          </table:table-cell>
          <table:table-cell table:formula="of:=POWER([.C2194]-6.75;2)" office:value-type="float" office:value="0.00229386922170832" calcext:value-type="float">
            <text:p>0.0022938692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6.635406" calcext:value-type="float">
            <text:p>6.635406</text:p>
          </table:table-cell>
          <table:table-cell office:value-type="float" office:value="6.7007551344" calcext:value-type="float">
            <text:p>6.7007551344</text:p>
          </table:table-cell>
          <table:table-cell table:formula="of:=POWER([.C2195]-6.75;2)" office:value-type="float" office:value="0.0024250567879621" calcext:value-type="float">
            <text:p>0.0024250568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6.706539" calcext:value-type="float">
            <text:p>6.706539</text:p>
          </table:table-cell>
          <table:table-cell office:value-type="float" office:value="6.6969146452" calcext:value-type="float">
            <text:p>6.6969146452</text:p>
          </table:table-cell>
          <table:table-cell table:formula="of:=POWER([.C2196]-6.75;2)" office:value-type="float" office:value="0.00281805489424192" calcext:value-type="float">
            <text:p>0.0028180549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6.786078" calcext:value-type="float">
            <text:p>6.786078</text:p>
          </table:table-cell>
          <table:table-cell office:value-type="float" office:value="6.6902930968" calcext:value-type="float">
            <text:p>6.6902930968</text:p>
          </table:table-cell>
          <table:table-cell table:formula="of:=POWER([.C2197]-6.75;2)" office:value-type="float" office:value="0.00356491428973422" calcext:value-type="float">
            <text:p>0.0035649143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6.86703" calcext:value-type="float">
            <text:p>6.86703</text:p>
          </table:table-cell>
          <table:table-cell office:value-type="float" office:value="6.6807023548" calcext:value-type="float">
            <text:p>6.6807023548</text:p>
          </table:table-cell>
          <table:table-cell table:formula="of:=POWER([.C2198]-6.75;2)" office:value-type="float" office:value="0.00480216363026506" calcext:value-type="float">
            <text:p>0.0048021636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6.942401" calcext:value-type="float">
            <text:p>6.942401</text:p>
          </table:table-cell>
          <table:table-cell office:value-type="float" office:value="6.6680817419" calcext:value-type="float">
            <text:p>6.6680817419</text:p>
          </table:table-cell>
          <table:table-cell table:formula="of:=POWER([.C2199]-6.75;2)" office:value-type="float" office:value="0.00671060101013821" calcext:value-type="float">
            <text:p>0.006710601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7.005877" calcext:value-type="float">
            <text:p>7.005877</text:p>
          </table:table-cell>
          <table:table-cell office:value-type="float" office:value="6.6525316075" calcext:value-type="float">
            <text:p>6.6525316075</text:p>
          </table:table-cell>
          <table:table-cell table:formula="of:=POWER([.C2200]-6.75;2)" office:value-type="float" office:value="0.009500087536534" calcext:value-type="float">
            <text:p>0.0095000875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.052368" calcext:value-type="float">
            <text:p>7.052368</text:p>
          </table:table-cell>
          <table:table-cell office:value-type="float" office:value="6.6343624731" calcext:value-type="float">
            <text:p>6.6343624731</text:p>
          </table:table-cell>
          <table:table-cell table:formula="of:=POWER([.C2201]-6.75;2)" office:value-type="float" office:value="0.0133720376275481" calcext:value-type="float">
            <text:p>0.0133720376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7.078403" calcext:value-type="float">
            <text:p>7.078403</text:p>
          </table:table-cell>
          <table:table-cell office:value-type="float" office:value="6.6141589462" calcext:value-type="float">
            <text:p>6.6141589462</text:p>
          </table:table-cell>
          <table:table-cell table:formula="of:=POWER([.C2202]-6.75;2)" office:value-type="float" office:value="0.0184527918974945" calcext:value-type="float">
            <text:p>0.0184527919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7.08241" calcext:value-type="float">
            <text:p>7.08241</text:p>
          </table:table-cell>
          <table:table-cell office:value-type="float" office:value="6.592827" calcext:value-type="float">
            <text:p>6.592827</text:p>
          </table:table-cell>
          <table:table-cell table:formula="of:=POWER([.C2203]-6.75;2)" office:value-type="float" office:value="0.0247033519290001" calcext:value-type="float">
            <text:p>0.0247033519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7.064884" calcext:value-type="float">
            <text:p>7.064884</text:p>
          </table:table-cell>
          <table:table-cell office:value-type="float" office:value="6.5715430108" calcext:value-type="float">
            <text:p>6.5715430108</text:p>
          </table:table-cell>
          <table:table-cell table:formula="of:=POWER([.C2204]-6.75;2)" office:value-type="float" office:value="0.0318468969943289" calcext:value-type="float">
            <text:p>0.031846897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7.028439" calcext:value-type="float">
            <text:p>7.028439</text:p>
          </table:table-cell>
          <table:table-cell office:value-type="float" office:value="6.5515505108" calcext:value-type="float">
            <text:p>6.5515505108</text:p>
          </table:table-cell>
          <table:table-cell table:formula="of:=POWER([.C2205]-6.75;2)" office:value-type="float" office:value="0.0393821997637408" calcext:value-type="float">
            <text:p>0.0393821998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6.977745" calcext:value-type="float">
            <text:p>6.977745</text:p>
          </table:table-cell>
          <table:table-cell office:value-type="float" office:value="6.5339142312" calcext:value-type="float">
            <text:p>6.5339142312</text:p>
          </table:table-cell>
          <table:table-cell table:formula="of:=POWER([.C2206]-6.75;2)" office:value-type="float" office:value="0.0466930594778871" calcext:value-type="float">
            <text:p>0.0466930595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.919259" calcext:value-type="float">
            <text:p>6.919259</text:p>
          </table:table-cell>
          <table:table-cell office:value-type="float" office:value="6.5193905591" calcext:value-type="float">
            <text:p>6.5193905591</text:p>
          </table:table-cell>
          <table:table-cell table:formula="of:=POWER([.C2207]-6.75;2)" office:value-type="float" office:value="0.0531807142322108" calcext:value-type="float">
            <text:p>0.0531807142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.860724" calcext:value-type="float">
            <text:p>6.860724</text:p>
          </table:table-cell>
          <table:table-cell office:value-type="float" office:value="6.5084210591" calcext:value-type="float">
            <text:p>6.5084210591</text:p>
          </table:table-cell>
          <table:table-cell table:formula="of:=POWER([.C2208]-6.75;2)" office:value-type="float" office:value="0.0583603846863658" calcext:value-type="float">
            <text:p>0.0583603847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6.81035" calcext:value-type="float">
            <text:p>6.81035</text:p>
          </table:table-cell>
          <table:table-cell office:value-type="float" office:value="6.5011728011" calcext:value-type="float">
            <text:p>6.5011728011</text:p>
          </table:table-cell>
          <table:table-cell table:formula="of:=POWER([.C2209]-6.75;2)" office:value-type="float" office:value="0.0619149749124201" calcext:value-type="float">
            <text:p>0.0619149749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6.775732" calcext:value-type="float">
            <text:p>6.775732</text:p>
          </table:table-cell>
          <table:table-cell office:value-type="float" office:value="6.4975817204" calcext:value-type="float">
            <text:p>6.4975817204</text:p>
          </table:table-cell>
          <table:table-cell table:formula="of:=POWER([.C2210]-6.75;2)" office:value-type="float" office:value="0.0637149878762236" calcext:value-type="float">
            <text:p>0.0637149879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.762622" calcext:value-type="float">
            <text:p>6.762622</text:p>
          </table:table-cell>
          <table:table-cell office:value-type="float" office:value="6.497391457" calcext:value-type="float">
            <text:p>6.497391457</text:p>
          </table:table-cell>
          <table:table-cell table:formula="of:=POWER([.C2211]-6.75;2)" office:value-type="float" office:value="0.0638110759965829" calcext:value-type="float">
            <text:p>0.063811076</text:p>
          </table:table-cell>
          <table:table-cell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6.773806" calcext:value-type="float">
            <text:p>6.773806</text:p>
          </table:table-cell>
          <table:table-cell office:value-type="float" office:value="6.5001919892" calcext:value-type="float">
            <text:p>6.5001919892</text:p>
          </table:table-cell>
          <table:table-cell table:formula="of:=POWER([.C2212]-6.75;2)" office:value-type="float" office:value="0.0624040422598528" calcext:value-type="float">
            <text:p>0.0624040423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6.808415" calcext:value-type="float">
            <text:p>6.808415</text:p>
          </table:table-cell>
          <table:table-cell office:value-type="float" office:value="6.5054617151" calcext:value-type="float">
            <text:p>6.5054617151</text:p>
          </table:table-cell>
          <table:table-cell table:formula="of:=POWER([.C2213]-6.75;2)" office:value-type="float" office:value="0.0597989727818336" calcext:value-type="float">
            <text:p>0.0597989728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6.861894" calcext:value-type="float">
            <text:p>6.861894</text:p>
          </table:table-cell>
          <table:table-cell office:value-type="float" office:value="6.5126128925" calcext:value-type="float">
            <text:p>6.5126128925</text:p>
          </table:table-cell>
          <table:table-cell table:formula="of:=POWER([.C2214]-6.75;2)" office:value-type="float" office:value="0.0563526388072166" calcext:value-type="float">
            <text:p>0.0563526388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6.926694" calcext:value-type="float">
            <text:p>6.926694</text:p>
          </table:table-cell>
          <table:table-cell office:value-type="float" office:value="6.5210370591" calcext:value-type="float">
            <text:p>6.5210370591</text:p>
          </table:table-cell>
          <table:table-cell table:formula="of:=POWER([.C2215]-6.75;2)" office:value-type="float" office:value="0.0524240283055768" calcext:value-type="float">
            <text:p>0.0524240283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6.993521" calcext:value-type="float">
            <text:p>6.993521</text:p>
          </table:table-cell>
          <table:table-cell office:value-type="float" office:value="6.5301453333" calcext:value-type="float">
            <text:p>6.5301453333</text:p>
          </table:table-cell>
          <table:table-cell table:formula="of:=POWER([.C2216]-6.75;2)" office:value-type="float" office:value="0.048336074469768" calcext:value-type="float">
            <text:p>0.0483360745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7.052861" calcext:value-type="float">
            <text:p>7.052861</text:p>
          </table:table-cell>
          <table:table-cell office:value-type="float" office:value="6.5393983763" calcext:value-type="float">
            <text:p>6.5393983763</text:p>
          </table:table-cell>
          <table:table-cell table:formula="of:=POWER([.C2217]-6.75;2)" office:value-type="float" office:value="0.0443530439050763" calcext:value-type="float">
            <text:p>0.0443530439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7.096448" calcext:value-type="float">
            <text:p>7.096448</text:p>
          </table:table-cell>
          <table:table-cell office:value-type="float" office:value="6.5483218333" calcext:value-type="float">
            <text:p>6.5483218333</text:p>
          </table:table-cell>
          <table:table-cell table:formula="of:=POWER([.C2218]-6.75;2)" office:value-type="float" office:value="0.0406740829234729" calcext:value-type="float">
            <text:p>0.0406740829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7.118449" calcext:value-type="float">
            <text:p>7.118449</text:p>
          </table:table-cell>
          <table:table-cell office:value-type="float" office:value="6.5565048495" calcext:value-type="float">
            <text:p>6.5565048495</text:p>
          </table:table-cell>
          <table:table-cell table:formula="of:=POWER([.C2219]-6.75;2)" office:value-type="float" office:value="0.0374403732670178" calcext:value-type="float">
            <text:p>0.0374403733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7.116215" calcext:value-type="float">
            <text:p>7.116215</text:p>
          </table:table-cell>
          <table:table-cell office:value-type="float" office:value="6.5635805108" calcext:value-type="float">
            <text:p>6.5635805108</text:p>
          </table:table-cell>
          <table:table-cell table:formula="of:=POWER([.C2220]-6.75;2)" office:value-type="float" office:value="0.0347522259535891" calcext:value-type="float">
            <text:p>0.034752226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7.090545" calcext:value-type="float">
            <text:p>7.090545</text:p>
          </table:table-cell>
          <table:table-cell office:value-type="float" office:value="6.5691881935" calcext:value-type="float">
            <text:p>6.5691881935</text:p>
          </table:table-cell>
          <table:table-cell table:formula="of:=POWER([.C2221]-6.75;2)" office:value-type="float" office:value="0.0326929093697933" calcext:value-type="float">
            <text:p>0.0326929094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7.045451" calcext:value-type="float">
            <text:p>7.045451</text:p>
          </table:table-cell>
          <table:table-cell office:value-type="float" office:value="6.5729178172" calcext:value-type="float">
            <text:p>6.5729178172</text:p>
          </table:table-cell>
          <table:table-cell table:formula="of:=POWER([.C2222]-6.75;2)" office:value-type="float" office:value="0.0313580994652124" calcext:value-type="float">
            <text:p>0.0313580995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6.987457" calcext:value-type="float">
            <text:p>6.987457</text:p>
          </table:table-cell>
          <table:table-cell office:value-type="float" office:value="6.574234043" calcext:value-type="float">
            <text:p>6.574234043</text:p>
          </table:table-cell>
          <table:table-cell table:formula="of:=POWER([.C2223]-6.75;2)" office:value-type="float" office:value="0.030893671640126" calcext:value-type="float">
            <text:p>0.0308936716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6.924525" calcext:value-type="float">
            <text:p>6.924525</text:p>
          </table:table-cell>
          <table:table-cell office:value-type="float" office:value="6.5723703333" calcext:value-type="float">
            <text:p>6.5723703333</text:p>
          </table:table-cell>
          <table:table-cell table:formula="of:=POWER([.C2224]-6.75;2)" office:value-type="float" office:value="0.031552298491953" calcext:value-type="float">
            <text:p>0.0315522985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6.864738" calcext:value-type="float">
            <text:p>6.864738</text:p>
          </table:table-cell>
          <table:table-cell office:value-type="float" office:value="6.5661531505" calcext:value-type="float">
            <text:p>6.5661531505</text:p>
          </table:table-cell>
          <table:table-cell table:formula="of:=POWER([.C2225]-6.75;2)" office:value-type="float" office:value="0.0337996640710757" calcext:value-type="float">
            <text:p>0.0337996641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6.814955" calcext:value-type="float">
            <text:p>6.814955</text:p>
          </table:table-cell>
          <table:table-cell office:value-type="float" office:value="6.5535831344" calcext:value-type="float">
            <text:p>6.5535831344</text:p>
          </table:table-cell>
          <table:table-cell table:formula="of:=POWER([.C2226]-6.75;2)" office:value-type="float" office:value="0.0385795850921284" calcext:value-type="float">
            <text:p>0.0385795851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6.779713" calcext:value-type="float">
            <text:p>6.779713</text:p>
          </table:table-cell>
          <table:table-cell office:value-type="float" office:value="6.5297597366" calcext:value-type="float">
            <text:p>6.5297597366</text:p>
          </table:table-cell>
          <table:table-cell table:formula="of:=POWER([.C2227]-6.75;2)" office:value-type="float" office:value="0.0485057736225014" calcext:value-type="float">
            <text:p>0.0485057736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.760599" calcext:value-type="float">
            <text:p>6.760599</text:p>
          </table:table-cell>
          <table:table-cell office:value-type="float" office:value="6.5061258118" calcext:value-type="float">
            <text:p>6.5061258118</text:p>
          </table:table-cell>
          <table:table-cell table:formula="of:=POWER([.C2228]-6.75;2)" office:value-type="float" office:value="0.0594746196702088" calcext:value-type="float">
            <text:p>0.0594746197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6.756269" calcext:value-type="float">
            <text:p>6.756269</text:p>
          </table:table-cell>
          <table:table-cell office:value-type="float" office:value="6.4825946505" calcext:value-type="float">
            <text:p>6.4825946505</text:p>
          </table:table-cell>
          <table:table-cell table:formula="of:=POWER([.C2229]-6.75;2)" office:value-type="float" office:value="0.071505620941217" calcext:value-type="float">
            <text:p>0.0715056209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.763045" calcext:value-type="float">
            <text:p>6.763045</text:p>
          </table:table-cell>
          <table:table-cell office:value-type="float" office:value="6.4590867688" calcext:value-type="float">
            <text:p>6.4590867688</text:p>
          </table:table-cell>
          <table:table-cell table:formula="of:=POWER([.C2230]-6.75;2)" office:value-type="float" office:value="0.0846305080872248" calcext:value-type="float">
            <text:p>0.0846305081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.775937" calcext:value-type="float">
            <text:p>6.775937</text:p>
          </table:table-cell>
          <table:table-cell office:value-type="float" office:value="6.435542457" calcext:value-type="float">
            <text:p>6.435542457</text:p>
          </table:table-cell>
          <table:table-cell table:formula="of:=POWER([.C2231]-6.75;2)" office:value-type="float" office:value="0.0988835463495966" calcext:value-type="float">
            <text:p>0.0988835463</text:p>
          </table:table-cell>
          <table:table-cell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6.789781" calcext:value-type="float">
            <text:p>6.789781</text:p>
          </table:table-cell>
          <table:table-cell office:value-type="float" office:value="6.4119288333" calcext:value-type="float">
            <text:p>6.4119288333</text:p>
          </table:table-cell>
          <table:table-cell table:formula="of:=POWER([.C2232]-6.75;2)" office:value-type="float" office:value="0.114292113753899" calcext:value-type="float">
            <text:p>0.1142921138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6.800255" calcext:value-type="float">
            <text:p>6.800255</text:p>
          </table:table-cell>
          <table:table-cell office:value-type="float" office:value="6.3882407796" calcext:value-type="float">
            <text:p>6.3882407796</text:p>
          </table:table-cell>
          <table:table-cell table:formula="of:=POWER([.C2233]-6.75;2)" office:value-type="float" office:value="0.130869733544416" calcext:value-type="float">
            <text:p>0.1308697335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6.804573" calcext:value-type="float">
            <text:p>6.804573</text:p>
          </table:table-cell>
          <table:table-cell office:value-type="float" office:value="6.364496414" calcext:value-type="float">
            <text:p>6.364496414</text:p>
          </table:table-cell>
          <table:table-cell table:formula="of:=POWER([.C2234]-6.75;2)" office:value-type="float" office:value="0.148613014818859" calcext:value-type="float">
            <text:p>0.1486130148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6.801803" calcext:value-type="float">
            <text:p>6.801803</text:p>
          </table:table-cell>
          <table:table-cell office:value-type="float" office:value="6.3407288333" calcext:value-type="float">
            <text:p>6.3407288333</text:p>
          </table:table-cell>
          <table:table-cell table:formula="of:=POWER([.C2235]-6.75;2)" office:value-type="float" office:value="0.167502887891979" calcext:value-type="float">
            <text:p>0.1675028879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6.79279" calcext:value-type="float">
            <text:p>6.79279</text:p>
          </table:table-cell>
          <table:table-cell office:value-type="float" office:value="6.3219179677" calcext:value-type="float">
            <text:p>6.3219179677</text:p>
          </table:table-cell>
          <table:table-cell table:formula="of:=POWER([.C2236]-6.75;2)" office:value-type="float" office:value="0.183254226378098" calcext:value-type="float">
            <text:p>0.1832542264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6.779774" calcext:value-type="float">
            <text:p>6.779774</text:p>
          </table:table-cell>
          <table:table-cell office:value-type="float" office:value="6.4111705914" calcext:value-type="float">
            <text:p>6.4111705914</text:p>
          </table:table-cell>
          <table:table-cell table:formula="of:=POWER([.C2237]-6.75;2)" office:value-type="float" office:value="0.114805368132226" calcext:value-type="float">
            <text:p>0.1148053681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6.765783" calcext:value-type="float">
            <text:p>6.765783</text:p>
          </table:table-cell>
          <table:table-cell office:value-type="float" office:value="6.5004931935" calcext:value-type="float">
            <text:p>6.5004931935</text:p>
          </table:table-cell>
          <table:table-cell table:formula="of:=POWER([.C2238]-6.75;2)" office:value-type="float" office:value="0.0622536464898286" calcext:value-type="float">
            <text:p>0.0622536465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6.753934" calcext:value-type="float">
            <text:p>6.753934</text:p>
          </table:table-cell>
          <table:table-cell office:value-type="float" office:value="6.5898910161" calcext:value-type="float">
            <text:p>6.5898910161</text:p>
          </table:table-cell>
          <table:table-cell table:formula="of:=POWER([.C2239]-6.75;2)" office:value-type="float" office:value="0.0256348867254904" calcext:value-type="float">
            <text:p>0.0256348867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6.746755" calcext:value-type="float">
            <text:p>6.746755</text:p>
          </table:table-cell>
          <table:table-cell office:value-type="float" office:value="6.679352543" calcext:value-type="float">
            <text:p>6.679352543</text:p>
          </table:table-cell>
          <table:table-cell table:formula="of:=POWER([.C2240]-6.75;2)" office:value-type="float" office:value="0.00499106318056681" calcext:value-type="float">
            <text:p>0.0049910632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.745658" calcext:value-type="float">
            <text:p>6.745658</text:p>
          </table:table-cell>
          <table:table-cell office:value-type="float" office:value="6.7688526667" calcext:value-type="float">
            <text:p>6.7688526667</text:p>
          </table:table-cell>
          <table:table-cell table:formula="of:=POWER([.C2241]-6.75;2)" office:value-type="float" office:value="0.000355423041701288" calcext:value-type="float">
            <text:p>0.000355423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6.750645" calcext:value-type="float">
            <text:p>6.750645</text:p>
          </table:table-cell>
          <table:table-cell office:value-type="float" office:value="6.8583586882" calcext:value-type="float">
            <text:p>6.8583586882</text:p>
          </table:table-cell>
          <table:table-cell table:formula="of:=POWER([.C2242]-6.75;2)" office:value-type="float" office:value="0.0117416053084248" calcext:value-type="float">
            <text:p>0.0117416053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6.760292" calcext:value-type="float">
            <text:p>6.760292</text:p>
          </table:table-cell>
          <table:table-cell office:value-type="float" office:value="6.9478378978" calcext:value-type="float">
            <text:p>6.9478378978</text:p>
          </table:table-cell>
          <table:table-cell table:formula="of:=POWER([.C2243]-6.75;2)" office:value-type="float" office:value="0.0391398338059234" calcext:value-type="float">
            <text:p>0.0391398338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6.77199" calcext:value-type="float">
            <text:p>6.77199</text:p>
          </table:table-cell>
          <table:table-cell office:value-type="float" office:value="7.0372652419" calcext:value-type="float">
            <text:p>7.0372652419</text:p>
          </table:table-cell>
          <table:table-cell table:formula="of:=POWER([.C2244]-6.75;2)" office:value-type="float" office:value="0.0825213192038656" calcext:value-type="float">
            <text:p>0.0825213192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6.782399" calcext:value-type="float">
            <text:p>6.782399</text:p>
          </table:table-cell>
          <table:table-cell office:value-type="float" office:value="7.1266296935" calcext:value-type="float">
            <text:p>7.1266296935</text:p>
          </table:table-cell>
          <table:table-cell table:formula="of:=POWER([.C2245]-6.75;2)" office:value-type="float" office:value="0.141849926025904" calcext:value-type="float">
            <text:p>0.141849926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6.788015" calcext:value-type="float">
            <text:p>6.788015</text:p>
          </table:table-cell>
          <table:table-cell office:value-type="float" office:value="7.2159381828" calcext:value-type="float">
            <text:p>7.2159381828</text:p>
          </table:table-cell>
          <table:table-cell table:formula="of:=POWER([.C2246]-6.75;2)" office:value-type="float" office:value="0.217098390190967" calcext:value-type="float">
            <text:p>0.2170983902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6.785766" calcext:value-type="float">
            <text:p>6.785766</text:p>
          </table:table-cell>
          <table:table-cell office:value-type="float" office:value="7.1950436774" calcext:value-type="float">
            <text:p>7.1950436774</text:p>
          </table:table-cell>
          <table:table-cell table:formula="of:=POWER([.C2247]-6.75;2)" office:value-type="float" office:value="0.198063874793715" calcext:value-type="float">
            <text:p>0.1980638748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6.773548" calcext:value-type="float">
            <text:p>6.773548</text:p>
          </table:table-cell>
          <table:table-cell office:value-type="float" office:value="7.1908099946" calcext:value-type="float">
            <text:p>7.1908099946</text:p>
          </table:table-cell>
          <table:table-cell table:formula="of:=POWER([.C2248]-6.75;2)" office:value-type="float" office:value="0.194313451339252" calcext:value-type="float">
            <text:p>0.1943134513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6.750633" calcext:value-type="float">
            <text:p>6.750633</text:p>
          </table:table-cell>
          <table:table-cell office:value-type="float" office:value="7.1959605054" calcext:value-type="float">
            <text:p>7.1959605054</text:p>
          </table:table-cell>
          <table:table-cell table:formula="of:=POWER([.C2249]-6.75;2)" office:value-type="float" office:value="0.198880772376624" calcext:value-type="float">
            <text:p>0.1988807724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6.717903" calcext:value-type="float">
            <text:p>6.717903</text:p>
          </table:table-cell>
          <table:table-cell office:value-type="float" office:value="7.2076220591" calcext:value-type="float">
            <text:p>7.2076220591</text:p>
          </table:table-cell>
          <table:table-cell table:formula="of:=POWER([.C2250]-6.75;2)" office:value-type="float" office:value="0.209417948974924" calcext:value-type="float">
            <text:p>0.209417949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.677861" calcext:value-type="float">
            <text:p>6.677861</text:p>
          </table:table-cell>
          <table:table-cell office:value-type="float" office:value="7.2239411613" calcext:value-type="float">
            <text:p>7.2239411613</text:p>
          </table:table-cell>
          <table:table-cell table:formula="of:=POWER([.C2251]-6.75;2)" office:value-type="float" office:value="0.224620224374393" calcext:value-type="float">
            <text:p>0.2246202244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6.634398" calcext:value-type="float">
            <text:p>6.634398</text:p>
          </table:table-cell>
          <table:table-cell office:value-type="float" office:value="7.243475457" calcext:value-type="float">
            <text:p>7.243475457</text:p>
          </table:table-cell>
          <table:table-cell table:formula="of:=POWER([.C2252]-6.75;2)" office:value-type="float" office:value="0.243518026661359" calcext:value-type="float">
            <text:p>0.2435180267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6.592321" calcext:value-type="float">
            <text:p>6.592321</text:p>
          </table:table-cell>
          <table:table-cell office:value-type="float" office:value="7.2649781129" calcext:value-type="float">
            <text:p>7.2649781129</text:p>
          </table:table-cell>
          <table:table-cell table:formula="of:=POWER([.C2253]-6.75;2)" office:value-type="float" office:value="0.265202456766045" calcext:value-type="float">
            <text:p>0.2652024568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6.556676" calcext:value-type="float">
            <text:p>6.556676</text:p>
          </table:table-cell>
          <table:table-cell office:value-type="float" office:value="7.2873043065" calcext:value-type="float">
            <text:p>7.2873043065</text:p>
          </table:table-cell>
          <table:table-cell table:formula="of:=POWER([.C2254]-6.75;2)" office:value-type="float" office:value="0.288695917783446" calcext:value-type="float">
            <text:p>0.2886959178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6.531973" calcext:value-type="float">
            <text:p>6.531973</text:p>
          </table:table-cell>
          <table:table-cell office:value-type="float" office:value="7.3093725538" calcext:value-type="float">
            <text:p>7.3093725538</text:p>
          </table:table-cell>
          <table:table-cell table:formula="of:=POWER([.C2255]-6.75;2)" office:value-type="float" office:value="0.312897653944734" calcext:value-type="float">
            <text:p>0.3128976539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.521443" calcext:value-type="float">
            <text:p>6.521443</text:p>
          </table:table-cell>
          <table:table-cell office:value-type="float" office:value="7.330156914" calcext:value-type="float">
            <text:p>7.330156914</text:p>
          </table:table-cell>
          <table:table-cell table:formula="of:=POWER([.C2256]-6.75;2)" office:value-type="float" office:value="0.336582044862003" calcext:value-type="float">
            <text:p>0.3365820449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6.526517" calcext:value-type="float">
            <text:p>6.526517</text:p>
          </table:table-cell>
          <table:table-cell office:value-type="float" office:value="7.3486984785" calcext:value-type="float">
            <text:p>7.3486984785</text:p>
          </table:table-cell>
          <table:table-cell table:formula="of:=POWER([.C2257]-6.75;2)" office:value-type="float" office:value="0.358439868158215" calcext:value-type="float">
            <text:p>0.3584398682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6.546635" calcext:value-type="float">
            <text:p>6.546635</text:p>
          </table:table-cell>
          <table:table-cell office:value-type="float" office:value="7.364128328" calcext:value-type="float">
            <text:p>7.364128328</text:p>
          </table:table-cell>
          <table:table-cell table:formula="of:=POWER([.C2258]-6.75;2)" office:value-type="float" office:value="0.377153603252075" calcext:value-type="float">
            <text:p>0.3771536033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6.579471" calcext:value-type="float">
            <text:p>6.579471</text:p>
          </table:table-cell>
          <table:table-cell office:value-type="float" office:value="7.3756958925" calcext:value-type="float">
            <text:p>7.3756958925</text:p>
          </table:table-cell>
          <table:table-cell table:formula="of:=POWER([.C2259]-6.75;2)" office:value-type="float" office:value="0.391495349891371" calcext:value-type="float">
            <text:p>0.3914953499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6.621484" calcext:value-type="float">
            <text:p>6.621484</text:p>
          </table:table-cell>
          <table:table-cell office:value-type="float" office:value="7.382797914" calcext:value-type="float">
            <text:p>7.382797914</text:p>
          </table:table-cell>
          <table:table-cell table:formula="of:=POWER([.C2260]-6.75;2)" office:value-type="float" office:value="0.400433199962752" calcext:value-type="float">
            <text:p>0.4004332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.668662" calcext:value-type="float">
            <text:p>6.668662</text:p>
          </table:table-cell>
          <table:table-cell office:value-type="float" office:value="7.3850053548" calcext:value-type="float">
            <text:p>7.3850053548</text:p>
          </table:table-cell>
          <table:table-cell table:formula="of:=POWER([.C2261]-6.75;2)" office:value-type="float" office:value="0.403231800624673" calcext:value-type="float">
            <text:p>0.4032318006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6.717266" calcext:value-type="float">
            <text:p>6.717266</text:p>
          </table:table-cell>
          <table:table-cell office:value-type="float" office:value="7.3820888441" calcext:value-type="float">
            <text:p>7.3820888441</text:p>
          </table:table-cell>
          <table:table-cell table:formula="of:=POWER([.C2262]-6.75;2)" office:value-type="float" office:value="0.399536306835674" calcext:value-type="float">
            <text:p>0.3995363068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6.764398" calcext:value-type="float">
            <text:p>6.764398</text:p>
          </table:table-cell>
          <table:table-cell office:value-type="float" office:value="7.3740480484" calcext:value-type="float">
            <text:p>7.3740480484</text:p>
          </table:table-cell>
          <table:table-cell table:formula="of:=POWER([.C2263]-6.75;2)" office:value-type="float" office:value="0.389435966711848" calcext:value-type="float">
            <text:p>0.3894359667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6.808298" calcext:value-type="float">
            <text:p>6.808298</text:p>
          </table:table-cell>
          <table:table-cell office:value-type="float" office:value="7.3611576237" calcext:value-type="float">
            <text:p>7.3611576237</text:p>
          </table:table-cell>
          <table:table-cell table:formula="of:=POWER([.C2264]-6.75;2)" office:value-type="float" office:value="0.37351364100663" calcext:value-type="float">
            <text:p>0.373513641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6.848339" calcext:value-type="float">
            <text:p>6.848339</text:p>
          </table:table-cell>
          <table:table-cell office:value-type="float" office:value="7.3440490161" calcext:value-type="float">
            <text:p>7.3440490161</text:p>
          </table:table-cell>
          <table:table-cell table:formula="of:=POWER([.C2265]-6.75;2)" office:value-type="float" office:value="0.352894233529378" calcext:value-type="float">
            <text:p>0.3528942335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6.884751" calcext:value-type="float">
            <text:p>6.884751</text:p>
          </table:table-cell>
          <table:table-cell office:value-type="float" office:value="7.3238292473" calcext:value-type="float">
            <text:p>7.3238292473</text:p>
          </table:table-cell>
          <table:table-cell table:formula="of:=POWER([.C2266]-6.75;2)" office:value-type="float" office:value="0.329280005056884" calcext:value-type="float">
            <text:p>0.3292800051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6.918168" calcext:value-type="float">
            <text:p>6.918168</text:p>
          </table:table-cell>
          <table:table-cell office:value-type="float" office:value="7.3021169301" calcext:value-type="float">
            <text:p>7.3021169301</text:p>
          </table:table-cell>
          <table:table-cell table:formula="of:=POWER([.C2267]-6.75;2)" office:value-type="float" office:value="0.304833104503049" calcext:value-type="float">
            <text:p>0.3048331045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6.949118" calcext:value-type="float">
            <text:p>6.949118</text:p>
          </table:table-cell>
          <table:table-cell office:value-type="float" office:value="7.2807210161" calcext:value-type="float">
            <text:p>7.2807210161</text:p>
          </table:table-cell>
          <table:table-cell table:formula="of:=POWER([.C2268]-6.75;2)" office:value-type="float" office:value="0.281664796930217" calcext:value-type="float">
            <text:p>0.2816647969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6.977572" calcext:value-type="float">
            <text:p>6.977572</text:p>
          </table:table-cell>
          <table:table-cell office:value-type="float" office:value="7.2610751828" calcext:value-type="float">
            <text:p>7.2610751828</text:p>
          </table:table-cell>
          <table:table-cell table:formula="of:=POWER([.C2269]-6.75;2)" office:value-type="float" office:value="0.261197842474053" calcext:value-type="float">
            <text:p>0.2611978425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7.00264" calcext:value-type="float">
            <text:p>7.00264</text:p>
          </table:table-cell>
          <table:table-cell office:value-type="float" office:value="7.244011543" calcext:value-type="float">
            <text:p>7.244011543</text:p>
          </table:table-cell>
          <table:table-cell table:formula="of:=POWER([.C2270]-6.75;2)" office:value-type="float" office:value="0.244047404617241" calcext:value-type="float">
            <text:p>0.2440474046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7.022483" calcext:value-type="float">
            <text:p>7.022483</text:p>
          </table:table-cell>
          <table:table-cell office:value-type="float" office:value="7.2299012903" calcext:value-type="float">
            <text:p>7.2299012903</text:p>
          </table:table-cell>
          <table:table-cell table:formula="of:=POWER([.C2271]-6.75;2)" office:value-type="float" office:value="0.230305248431605" calcext:value-type="float">
            <text:p>0.2303052484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7.034421" calcext:value-type="float">
            <text:p>7.034421</text:p>
          </table:table-cell>
          <table:table-cell office:value-type="float" office:value="7.2188427634" calcext:value-type="float">
            <text:p>7.2188427634</text:p>
          </table:table-cell>
          <table:table-cell table:formula="of:=POWER([.C2272]-6.75;2)" office:value-type="float" office:value="0.219813536792548" calcext:value-type="float">
            <text:p>0.2198135368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7.035227" calcext:value-type="float">
            <text:p>7.035227</text:p>
          </table:table-cell>
          <table:table-cell office:value-type="float" office:value="7.2107795" calcext:value-type="float">
            <text:p>7.2107795</text:p>
          </table:table-cell>
          <table:table-cell table:formula="of:=POWER([.C2273]-6.75;2)" office:value-type="float" office:value="0.21231774762025" calcext:value-type="float">
            <text:p>0.2123177476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7.021538" calcext:value-type="float">
            <text:p>7.021538</text:p>
          </table:table-cell>
          <table:table-cell office:value-type="float" office:value="7.2055590108" calcext:value-type="float">
            <text:p>7.2055590108</text:p>
          </table:table-cell>
          <table:table-cell table:formula="of:=POWER([.C2274]-6.75;2)" office:value-type="float" office:value="0.207534012321075" calcext:value-type="float">
            <text:p>0.2075340123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6.990345" calcext:value-type="float">
            <text:p>6.990345</text:p>
          </table:table-cell>
          <table:table-cell office:value-type="float" office:value="7.2029582527" calcext:value-type="float">
            <text:p>7.2029582527</text:p>
          </table:table-cell>
          <table:table-cell table:formula="of:=POWER([.C2275]-6.75;2)" office:value-type="float" office:value="0.205171178689037" calcext:value-type="float">
            <text:p>0.2051711787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6.939514" calcext:value-type="float">
            <text:p>6.939514</text:p>
          </table:table-cell>
          <table:table-cell office:value-type="float" office:value="7.202693328" calcext:value-type="float">
            <text:p>7.202693328</text:p>
          </table:table-cell>
          <table:table-cell table:formula="of:=POWER([.C2276]-6.75;2)" office:value-type="float" office:value="0.204931249215715" calcext:value-type="float">
            <text:p>0.2049312492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6.868307" calcext:value-type="float">
            <text:p>6.868307</text:p>
          </table:table-cell>
          <table:table-cell office:value-type="float" office:value="7.2044241505" calcext:value-type="float">
            <text:p>7.2044241505</text:p>
          </table:table-cell>
          <table:table-cell table:formula="of:=POWER([.C2277]-6.75;2)" office:value-type="float" office:value="0.206501308557647" calcext:value-type="float">
            <text:p>0.2065013086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6.777865" calcext:value-type="float">
            <text:p>6.777865</text:p>
          </table:table-cell>
          <table:table-cell office:value-type="float" office:value="7.2077601398" calcext:value-type="float">
            <text:p>7.2077601398</text:p>
          </table:table-cell>
          <table:table-cell table:formula="of:=POWER([.C2278]-6.75;2)" office:value-type="float" office:value="0.209544345589716" calcext:value-type="float">
            <text:p>0.2095443456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6.671588" calcext:value-type="float">
            <text:p>6.671588</text:p>
          </table:table-cell>
          <table:table-cell office:value-type="float" office:value="7.2122704194" calcext:value-type="float">
            <text:p>7.2122704194</text:p>
          </table:table-cell>
          <table:table-cell table:formula="of:=POWER([.C2279]-6.75;2)" office:value-type="float" office:value="0.213693940652252" calcext:value-type="float">
            <text:p>0.2136939407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6.555341" calcext:value-type="float">
            <text:p>6.555341</text:p>
          </table:table-cell>
          <table:table-cell office:value-type="float" office:value="7.2174999409" calcext:value-type="float">
            <text:p>7.2174999409</text:p>
          </table:table-cell>
          <table:table-cell table:formula="of:=POWER([.C2280]-6.75;2)" office:value-type="float" office:value="0.218556194741503" calcext:value-type="float">
            <text:p>0.2185561947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.437353" calcext:value-type="float">
            <text:p>6.437353</text:p>
          </table:table-cell>
          <table:table-cell office:value-type="float" office:value="7.2229918172" calcext:value-type="float">
            <text:p>7.2229918172</text:p>
          </table:table-cell>
          <table:table-cell table:formula="of:=POWER([.C2281]-6.75;2)" office:value-type="float" office:value="0.223721259138158" calcext:value-type="float">
            <text:p>0.2237212591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6.327683" calcext:value-type="float">
            <text:p>6.327683</text:p>
          </table:table-cell>
          <table:table-cell office:value-type="float" office:value="7.2283152796" calcext:value-type="float">
            <text:p>7.2283152796</text:p>
          </table:table-cell>
          <table:table-cell table:formula="of:=POWER([.C2282]-6.75;2)" office:value-type="float" office:value="0.228785506698826" calcext:value-type="float">
            <text:p>0.2287855067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6.237162" calcext:value-type="float">
            <text:p>6.237162</text:p>
          </table:table-cell>
          <table:table-cell office:value-type="float" office:value="7.233098" calcext:value-type="float">
            <text:p>7.233098</text:p>
          </table:table-cell>
          <table:table-cell table:formula="of:=POWER([.C2283]-6.75;2)" office:value-type="float" office:value="0.233383677604" calcext:value-type="float">
            <text:p>0.2333836776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6.175844" calcext:value-type="float">
            <text:p>6.175844</text:p>
          </table:table-cell>
          <table:table-cell office:value-type="float" office:value="7.2370600645" calcext:value-type="float">
            <text:p>7.2370600645</text:p>
          </table:table-cell>
          <table:table-cell table:formula="of:=POWER([.C2284]-6.75;2)" office:value-type="float" office:value="0.237227506430744" calcext:value-type="float">
            <text:p>0.2372275064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6.151205" calcext:value-type="float">
            <text:p>6.151205</text:p>
          </table:table-cell>
          <table:table-cell office:value-type="float" office:value="7.2400442366" calcext:value-type="float">
            <text:p>7.2400442366</text:p>
          </table:table-cell>
          <table:table-cell table:formula="of:=POWER([.C2285]-6.75;2)" office:value-type="float" office:value="0.240143353824877" calcext:value-type="float">
            <text:p>0.2401433538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6.166565" calcext:value-type="float">
            <text:p>6.166565</text:p>
          </table:table-cell>
          <table:table-cell office:value-type="float" office:value="7.2420335538" calcext:value-type="float">
            <text:p>7.2420335538</text:p>
          </table:table-cell>
          <table:table-cell table:formula="of:=POWER([.C2286]-6.75;2)" office:value-type="float" office:value="0.242097018065057" calcext:value-type="float">
            <text:p>0.2420970181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6.220255" calcext:value-type="float">
            <text:p>6.220255</text:p>
          </table:table-cell>
          <table:table-cell office:value-type="float" office:value="7.2431452742" calcext:value-type="float">
            <text:p>7.2431452742</text:p>
          </table:table-cell>
          <table:table-cell table:formula="of:=POWER([.C2287]-6.75;2)" office:value-type="float" office:value="0.243192261465793" calcext:value-type="float">
            <text:p>0.2431922615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6.305866" calcext:value-type="float">
            <text:p>6.305866</text:p>
          </table:table-cell>
          <table:table-cell office:value-type="float" office:value="7.2435946613" calcext:value-type="float">
            <text:p>7.2435946613</text:p>
          </table:table-cell>
          <table:table-cell table:formula="of:=POWER([.C2288]-6.75;2)" office:value-type="float" office:value="0.243635689663862" calcext:value-type="float">
            <text:p>0.2436356897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6.413516" calcext:value-type="float">
            <text:p>6.413516</text:p>
          </table:table-cell>
          <table:table-cell office:value-type="float" office:value="7.2436348333" calcext:value-type="float">
            <text:p>7.2436348333</text:p>
          </table:table-cell>
          <table:table-cell table:formula="of:=POWER([.C2289]-6.75;2)" office:value-type="float" office:value="0.243675348647119" calcext:value-type="float">
            <text:p>0.2436753486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.531686" calcext:value-type="float">
            <text:p>6.531686</text:p>
          </table:table-cell>
          <table:table-cell office:value-type="float" office:value="7.2434920376" calcext:value-type="float">
            <text:p>7.2434920376</text:p>
          </table:table-cell>
          <table:table-cell table:formula="of:=POWER([.C2290]-6.75;2)" office:value-type="float" office:value="0.2435343911746" calcext:value-type="float">
            <text:p>0.2435343912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.649097" calcext:value-type="float">
            <text:p>6.649097</text:p>
          </table:table-cell>
          <table:table-cell office:value-type="float" office:value="7.2433179624" calcext:value-type="float">
            <text:p>7.2433179624</text:p>
          </table:table-cell>
          <table:table-cell table:formula="of:=POWER([.C2291]-6.75;2)" office:value-type="float" office:value="0.243362612026488" calcext:value-type="float">
            <text:p>0.243362612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6.756197" calcext:value-type="float">
            <text:p>6.756197</text:p>
          </table:table-cell>
          <table:table-cell office:value-type="float" office:value="7.2431696505" calcext:value-type="float">
            <text:p>7.2431696505</text:p>
          </table:table-cell>
          <table:table-cell table:formula="of:=POWER([.C2292]-6.75;2)" office:value-type="float" office:value="0.243216304174292" calcext:value-type="float">
            <text:p>0.2432163042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.846056" calcext:value-type="float">
            <text:p>6.846056</text:p>
          </table:table-cell>
          <table:table-cell office:value-type="float" office:value="7.2430145806" calcext:value-type="float">
            <text:p>7.2430145806</text:p>
          </table:table-cell>
          <table:table-cell table:formula="of:=POWER([.C2293]-6.75;2)" office:value-type="float" office:value="0.243063376684194" calcext:value-type="float">
            <text:p>0.2430633767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6.914644" calcext:value-type="float">
            <text:p>6.914644</text:p>
          </table:table-cell>
          <table:table-cell office:value-type="float" office:value="7.2427520484" calcext:value-type="float">
            <text:p>7.2427520484</text:p>
          </table:table-cell>
          <table:table-cell table:formula="of:=POWER([.C2294]-6.75;2)" office:value-type="float" office:value="0.242804581202396" calcext:value-type="float">
            <text:p>0.2428045812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6.960583" calcext:value-type="float">
            <text:p>6.960583</text:p>
          </table:table-cell>
          <table:table-cell office:value-type="float" office:value="7.2422422312" calcext:value-type="float">
            <text:p>7.2422422312</text:p>
          </table:table-cell>
          <table:table-cell table:formula="of:=POWER([.C2295]-6.75;2)" office:value-type="float" office:value="0.242302414176754" calcext:value-type="float">
            <text:p>0.2423024142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.984523" calcext:value-type="float">
            <text:p>6.984523</text:p>
          </table:table-cell>
          <table:table-cell office:value-type="float" office:value="7.2413371183" calcext:value-type="float">
            <text:p>7.2413371183</text:p>
          </table:table-cell>
          <table:table-cell table:formula="of:=POWER([.C2296]-6.75;2)" office:value-type="float" office:value="0.241412163819348" calcext:value-type="float">
            <text:p>0.2414121638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6.988309" calcext:value-type="float">
            <text:p>6.988309</text:p>
          </table:table-cell>
          <table:table-cell office:value-type="float" office:value="7.2399095699" calcext:value-type="float">
            <text:p>7.2399095699</text:p>
          </table:table-cell>
          <table:table-cell table:formula="of:=POWER([.C2297]-6.75;2)" office:value-type="float" office:value="0.240011386679603" calcext:value-type="float">
            <text:p>0.2400113867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6.974132" calcext:value-type="float">
            <text:p>6.974132</text:p>
          </table:table-cell>
          <table:table-cell office:value-type="float" office:value="7.2378779624" calcext:value-type="float">
            <text:p>7.2378779624</text:p>
          </table:table-cell>
          <table:table-cell table:formula="of:=POWER([.C2298]-6.75;2)" office:value-type="float" office:value="0.238024906195576" calcext:value-type="float">
            <text:p>0.2380249062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6.943844" calcext:value-type="float">
            <text:p>6.943844</text:p>
          </table:table-cell>
          <table:table-cell office:value-type="float" office:value="7.2352238387" calcext:value-type="float">
            <text:p>7.2352238387</text:p>
          </table:table-cell>
          <table:table-cell table:formula="of:=POWER([.C2299]-6.75;2)" office:value-type="float" office:value="0.235442173642763" calcext:value-type="float">
            <text:p>0.2354421736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6.898557" calcext:value-type="float">
            <text:p>6.898557</text:p>
          </table:table-cell>
          <table:table-cell office:value-type="float" office:value="7.232000043" calcext:value-type="float">
            <text:p>7.232000043</text:p>
          </table:table-cell>
          <table:table-cell table:formula="of:=POWER([.C2300]-6.75;2)" office:value-type="float" office:value="0.232324041452002" calcext:value-type="float">
            <text:p>0.2323240415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.838635" calcext:value-type="float">
            <text:p>6.838635</text:p>
          </table:table-cell>
          <table:table-cell office:value-type="float" office:value="7.2283274677" calcext:value-type="float">
            <text:p>7.2283274677</text:p>
          </table:table-cell>
          <table:table-cell table:formula="of:=POWER([.C2301]-6.75;2)" office:value-type="float" office:value="0.228797166356294" calcext:value-type="float">
            <text:p>0.2287971664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6.76404" calcext:value-type="float">
            <text:p>6.76404</text:p>
          </table:table-cell>
          <table:table-cell office:value-type="float" office:value="7.2243800323" calcext:value-type="float">
            <text:p>7.2243800323</text:p>
          </table:table-cell>
          <table:table-cell table:formula="of:=POWER([.C2302]-6.75;2)" office:value-type="float" office:value="0.225036415044949" calcext:value-type="float">
            <text:p>0.225036415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6.674991" calcext:value-type="float">
            <text:p>6.674991</text:p>
          </table:table-cell>
          <table:table-cell office:value-type="float" office:value="7.2203602903" calcext:value-type="float">
            <text:p>7.2203602903</text:p>
          </table:table-cell>
          <table:table-cell table:formula="of:=POWER([.C2303]-6.75;2)" office:value-type="float" office:value="0.221238802691101" calcext:value-type="float">
            <text:p>0.2212388027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6.572761" calcext:value-type="float">
            <text:p>6.572761</text:p>
          </table:table-cell>
          <table:table-cell office:value-type="float" office:value="7.2164703656" calcext:value-type="float">
            <text:p>7.2164703656</text:p>
          </table:table-cell>
          <table:table-cell table:formula="of:=POWER([.C2304]-6.75;2)" office:value-type="float" office:value="0.217594601982998" calcext:value-type="float">
            <text:p>0.217594602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6.460473" calcext:value-type="float">
            <text:p>6.460473</text:p>
          </table:table-cell>
          <table:table-cell office:value-type="float" office:value="7.2128841344" calcext:value-type="float">
            <text:p>7.2128841344</text:p>
          </table:table-cell>
          <table:table-cell table:formula="of:=POWER([.C2305]-6.75;2)" office:value-type="float" office:value="0.214261721879238" calcext:value-type="float">
            <text:p>0.2142617219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6.343703" calcext:value-type="float">
            <text:p>6.343703</text:p>
          </table:table-cell>
          <table:table-cell office:value-type="float" office:value="7.2097257742" calcext:value-type="float">
            <text:p>7.2097257742</text:p>
          </table:table-cell>
          <table:table-cell table:formula="of:=POWER([.C2306]-6.75;2)" office:value-type="float" office:value="0.211347787463789" calcext:value-type="float">
            <text:p>0.2113477875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6.230699" calcext:value-type="float">
            <text:p>6.230699</text:p>
          </table:table-cell>
          <table:table-cell office:value-type="float" office:value="7.2070575753" calcext:value-type="float">
            <text:p>7.2070575753</text:p>
          </table:table-cell>
          <table:table-cell table:formula="of:=POWER([.C2307]-6.75;2)" office:value-type="float" office:value="0.208901627139115" calcext:value-type="float">
            <text:p>0.2089016271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6.132038" calcext:value-type="float">
            <text:p>6.132038</text:p>
          </table:table-cell>
          <table:table-cell office:value-type="float" office:value="7.204878" calcext:value-type="float">
            <text:p>7.204878</text:p>
          </table:table-cell>
          <table:table-cell table:formula="of:=POWER([.C2308]-6.75;2)" office:value-type="float" office:value="0.206913994884" calcext:value-type="float">
            <text:p>0.2069139949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6.059572" calcext:value-type="float">
            <text:p>6.059572</text:p>
          </table:table-cell>
          <table:table-cell office:value-type="float" office:value="7.2031295753" calcext:value-type="float">
            <text:p>7.2031295753</text:p>
          </table:table-cell>
          <table:table-cell table:formula="of:=POWER([.C2309]-6.75;2)" office:value-type="float" office:value="0.205326412011559" calcext:value-type="float">
            <text:p>0.205326412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.024653" calcext:value-type="float">
            <text:p>6.024653</text:p>
          </table:table-cell>
          <table:table-cell office:value-type="float" office:value="7.201715629" calcext:value-type="float">
            <text:p>7.201715629</text:p>
          </table:table-cell>
          <table:table-cell table:formula="of:=POWER([.C2310]-6.75;2)" office:value-type="float" office:value="0.204047009482865" calcext:value-type="float">
            <text:p>0.2040470095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.035894" calcext:value-type="float">
            <text:p>6.035894</text:p>
          </table:table-cell>
          <table:table-cell office:value-type="float" office:value="7.2005241613" calcext:value-type="float">
            <text:p>7.2005241613</text:p>
          </table:table-cell>
          <table:table-cell table:formula="of:=POWER([.C2311]-6.75;2)" office:value-type="float" office:value="0.202972019915068" calcext:value-type="float">
            <text:p>0.2029720199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6.097025" calcext:value-type="float">
            <text:p>6.097025</text:p>
          </table:table-cell>
          <table:table-cell office:value-type="float" office:value="7.199455371" calcext:value-type="float">
            <text:p>7.199455371</text:p>
          </table:table-cell>
          <table:table-cell table:formula="of:=POWER([.C2312]-6.75;2)" office:value-type="float" office:value="0.202010130520748" calcext:value-type="float">
            <text:p>0.2020101305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6.205567" calcext:value-type="float">
            <text:p>6.205567</text:p>
          </table:table-cell>
          <table:table-cell office:value-type="float" office:value="7.1984471344" calcext:value-type="float">
            <text:p>7.1984471344</text:p>
          </table:table-cell>
          <table:table-cell table:formula="of:=POWER([.C2313]-6.75;2)" office:value-type="float" office:value="0.201104832351572" calcext:value-type="float">
            <text:p>0.2011048324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6.352821" calcext:value-type="float">
            <text:p>6.352821</text:p>
          </table:table-cell>
          <table:table-cell office:value-type="float" office:value="7.1974914946" calcext:value-type="float">
            <text:p>7.1974914946</text:p>
          </table:table-cell>
          <table:table-cell table:formula="of:=POWER([.C2314]-6.75;2)" office:value-type="float" office:value="0.200248637739342" calcext:value-type="float">
            <text:p>0.2002486377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.525142" calcext:value-type="float">
            <text:p>6.525142</text:p>
          </table:table-cell>
          <table:table-cell office:value-type="float" office:value="7.1966370968" calcext:value-type="float">
            <text:p>7.1966370968</text:p>
          </table:table-cell>
          <table:table-cell table:formula="of:=POWER([.C2315]-6.75;2)" office:value-type="float" office:value="0.199484696237933" calcext:value-type="float">
            <text:p>0.1994846962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6.706038" calcext:value-type="float">
            <text:p>6.706038</text:p>
          </table:table-cell>
          <table:table-cell office:value-type="float" office:value="7.1959774677" calcext:value-type="float">
            <text:p>7.1959774677</text:p>
          </table:table-cell>
          <table:table-cell table:formula="of:=POWER([.C2316]-6.75;2)" office:value-type="float" office:value="0.198895901696104" calcext:value-type="float">
            <text:p>0.1988959017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6.878455" calcext:value-type="float">
            <text:p>6.878455</text:p>
          </table:table-cell>
          <table:table-cell office:value-type="float" office:value="7.1956297634" calcext:value-type="float">
            <text:p>7.1956297634</text:p>
          </table:table-cell>
          <table:table-cell table:formula="of:=POWER([.C2317]-6.75;2)" office:value-type="float" office:value="0.19858588602794" calcext:value-type="float">
            <text:p>0.198585886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7.026806" calcext:value-type="float">
            <text:p>7.026806</text:p>
          </table:table-cell>
          <table:table-cell office:value-type="float" office:value="7.1957107473" calcext:value-type="float">
            <text:p>7.1957107473</text:p>
          </table:table-cell>
          <table:table-cell table:formula="of:=POWER([.C2318]-6.75;2)" office:value-type="float" office:value="0.198658070258724" calcext:value-type="float">
            <text:p>0.1986580703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7.138547" calcext:value-type="float">
            <text:p>7.138547</text:p>
          </table:table-cell>
          <table:table-cell office:value-type="float" office:value="7.1963152957" calcext:value-type="float">
            <text:p>7.1963152957</text:p>
          </table:table-cell>
          <table:table-cell table:formula="of:=POWER([.C2319]-6.75;2)" office:value-type="float" office:value="0.199197343175778" calcext:value-type="float">
            <text:p>0.1991973432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7.205277" calcext:value-type="float">
            <text:p>7.205277</text:p>
          </table:table-cell>
          <table:table-cell office:value-type="float" office:value="7.1975000591" calcext:value-type="float">
            <text:p>7.1975000591</text:p>
          </table:table-cell>
          <table:table-cell table:formula="of:=POWER([.C2320]-6.75;2)" office:value-type="float" office:value="0.200256302894504" calcext:value-type="float">
            <text:p>0.2002563029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7.223409" calcext:value-type="float">
            <text:p>7.223409</text:p>
          </table:table-cell>
          <table:table-cell office:value-type="float" office:value="7.1992726882" calcext:value-type="float">
            <text:p>7.1992726882</text:p>
          </table:table-cell>
          <table:table-cell table:formula="of:=POWER([.C2321]-6.75;2)" office:value-type="float" office:value="0.201845948362454" calcext:value-type="float">
            <text:p>0.2018459484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7.194435" calcext:value-type="float">
            <text:p>7.194435</text:p>
          </table:table-cell>
          <table:table-cell office:value-type="float" office:value="7.2015860108" calcext:value-type="float">
            <text:p>7.2015860108</text:p>
          </table:table-cell>
          <table:table-cell table:formula="of:=POWER([.C2322]-6.75;2)" office:value-type="float" office:value="0.203929925150258" calcext:value-type="float">
            <text:p>0.2039299252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7.124781" calcext:value-type="float">
            <text:p>7.124781</text:p>
          </table:table-cell>
          <table:table-cell office:value-type="float" office:value="7.204336457" calcext:value-type="float">
            <text:p>7.204336457</text:p>
          </table:table-cell>
          <table:table-cell table:formula="of:=POWER([.C2323]-6.75;2)" office:value-type="float" office:value="0.206421616159313" calcext:value-type="float">
            <text:p>0.2064216162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7.025209" calcext:value-type="float">
            <text:p>7.025209</text:p>
          </table:table-cell>
          <table:table-cell office:value-type="float" office:value="7.207366457" calcext:value-type="float">
            <text:p>7.207366457</text:p>
          </table:table-cell>
          <table:table-cell table:formula="of:=POWER([.C2324]-6.75;2)" office:value-type="float" office:value="0.209184075988733" calcext:value-type="float">
            <text:p>0.209184076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6.909681" calcext:value-type="float">
            <text:p>6.909681</text:p>
          </table:table-cell>
          <table:table-cell office:value-type="float" office:value="7.2104711828" calcext:value-type="float">
            <text:p>7.2104711828</text:p>
          </table:table-cell>
          <table:table-cell table:formula="of:=POWER([.C2325]-6.75;2)" office:value-type="float" office:value="0.212033710189231" calcext:value-type="float">
            <text:p>0.2120337102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6.793669" calcext:value-type="float">
            <text:p>6.793669</text:p>
          </table:table-cell>
          <table:table-cell office:value-type="float" office:value="7.2134105806" calcext:value-type="float">
            <text:p>7.2134105806</text:p>
          </table:table-cell>
          <table:table-cell table:formula="of:=POWER([.C2326]-6.75;2)" office:value-type="float" office:value="0.214749366212029" calcext:value-type="float">
            <text:p>0.2147493662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6.691979" calcext:value-type="float">
            <text:p>6.691979</text:p>
          </table:table-cell>
          <table:table-cell office:value-type="float" office:value="7.2159279516" calcext:value-type="float">
            <text:p>7.2159279516</text:p>
          </table:table-cell>
          <table:table-cell table:formula="of:=POWER([.C2327]-6.75;2)" office:value-type="float" office:value="0.217088856082172" calcext:value-type="float">
            <text:p>0.2170888561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6.61639" calcext:value-type="float">
            <text:p>6.61639</text:p>
          </table:table-cell>
          <table:table-cell office:value-type="float" office:value="7.2177757688" calcext:value-type="float">
            <text:p>7.2177757688</text:p>
          </table:table-cell>
          <table:table-cell table:formula="of:=POWER([.C2328]-6.75;2)" office:value-type="float" office:value="0.218814169876431" calcext:value-type="float">
            <text:p>0.2188141699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6.573615" calcext:value-type="float">
            <text:p>6.573615</text:p>
          </table:table-cell>
          <table:table-cell office:value-type="float" office:value="7.2187475645" calcext:value-type="float">
            <text:p>7.2187475645</text:p>
          </table:table-cell>
          <table:table-cell table:formula="of:=POWER([.C2329]-6.75;2)" office:value-type="float" office:value="0.219724279224682" calcext:value-type="float">
            <text:p>0.2197242792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6.564175" calcext:value-type="float">
            <text:p>6.564175</text:p>
          </table:table-cell>
          <table:table-cell office:value-type="float" office:value="7.2187116667" calcext:value-type="float">
            <text:p>7.2187116667</text:p>
          </table:table-cell>
          <table:table-cell table:formula="of:=POWER([.C2330]-6.75;2)" office:value-type="float" office:value="0.219690626500692" calcext:value-type="float">
            <text:p>0.2196906265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.582562" calcext:value-type="float">
            <text:p>6.582562</text:p>
          </table:table-cell>
          <table:table-cell office:value-type="float" office:value="7.2176393656" calcext:value-type="float">
            <text:p>7.2176393656</text:p>
          </table:table-cell>
          <table:table-cell table:formula="of:=POWER([.C2331]-6.75;2)" office:value-type="float" office:value="0.218686576258771" calcext:value-type="float">
            <text:p>0.2186865763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6.618613" calcext:value-type="float">
            <text:p>6.618613</text:p>
          </table:table-cell>
          <table:table-cell office:value-type="float" office:value="7.2156189677" calcext:value-type="float">
            <text:p>7.2156189677</text:p>
          </table:table-cell>
          <table:table-cell table:formula="of:=POWER([.C2332]-6.75;2)" office:value-type="float" office:value="0.216801023082014" calcext:value-type="float">
            <text:p>0.2168010231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6.659587" calcext:value-type="float">
            <text:p>6.659587</text:p>
          </table:table-cell>
          <table:table-cell office:value-type="float" office:value="7.212850129" calcext:value-type="float">
            <text:p>7.212850129</text:p>
          </table:table-cell>
          <table:table-cell table:formula="of:=POWER([.C2333]-6.75;2)" office:value-type="float" office:value="0.214230241915317" calcext:value-type="float">
            <text:p>0.2142302419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6.692315" calcext:value-type="float">
            <text:p>6.692315</text:p>
          </table:table-cell>
          <table:table-cell office:value-type="float" office:value="7.2096190376" calcext:value-type="float">
            <text:p>7.2096190376</text:p>
          </table:table-cell>
          <table:table-cell table:formula="of:=POWER([.C2334]-6.75;2)" office:value-type="float" office:value="0.21124965972435" calcext:value-type="float">
            <text:p>0.2112496597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6.704923" calcext:value-type="float">
            <text:p>6.704923</text:p>
          </table:table-cell>
          <table:table-cell office:value-type="float" office:value="7.2062616935" calcext:value-type="float">
            <text:p>7.2062616935</text:p>
          </table:table-cell>
          <table:table-cell table:formula="of:=POWER([.C2335]-6.75;2)" office:value-type="float" office:value="0.208174732955488" calcext:value-type="float">
            <text:p>0.208174733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6.687935" calcext:value-type="float">
            <text:p>6.687935</text:p>
          </table:table-cell>
          <table:table-cell office:value-type="float" office:value="7.203125328" calcext:value-type="float">
            <text:p>7.203125328</text:p>
          </table:table-cell>
          <table:table-cell table:formula="of:=POWER([.C2336]-6.75;2)" office:value-type="float" office:value="0.205322562875107" calcext:value-type="float">
            <text:p>0.2053225629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6.63478" calcext:value-type="float">
            <text:p>6.63478</text:p>
          </table:table-cell>
          <table:table-cell office:value-type="float" office:value="7.2005362688" calcext:value-type="float">
            <text:p>7.2005362688</text:p>
          </table:table-cell>
          <table:table-cell table:formula="of:=POWER([.C2337]-6.75;2)" office:value-type="float" office:value="0.202982929504225" calcext:value-type="float">
            <text:p>0.2029829295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6.541856" calcext:value-type="float">
            <text:p>6.541856</text:p>
          </table:table-cell>
          <table:table-cell office:value-type="float" office:value="7.1987780968" calcext:value-type="float">
            <text:p>7.1987780968</text:p>
          </table:table-cell>
          <table:table-cell table:formula="of:=POWER([.C2338]-6.75;2)" office:value-type="float" office:value="0.20140178016743" calcext:value-type="float">
            <text:p>0.2014017802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6.408354" calcext:value-type="float">
            <text:p>6.408354</text:p>
          </table:table-cell>
          <table:table-cell office:value-type="float" office:value="7.1980797581" calcext:value-type="float">
            <text:p>7.1980797581</text:p>
          </table:table-cell>
          <table:table-cell table:formula="of:=POWER([.C2339]-6.75;2)" office:value-type="float" office:value="0.200775469618955" calcext:value-type="float">
            <text:p>0.2007754696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6.23604" calcext:value-type="float">
            <text:p>6.23604</text:p>
          </table:table-cell>
          <table:table-cell office:value-type="float" office:value="7.1986111774" calcext:value-type="float">
            <text:p>7.1986111774</text:p>
          </table:table-cell>
          <table:table-cell table:formula="of:=POWER([.C2340]-6.75;2)" office:value-type="float" office:value="0.201251988488214" calcext:value-type="float">
            <text:p>0.2012519885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.029194" calcext:value-type="float">
            <text:p>6.029194</text:p>
          </table:table-cell>
          <table:table-cell office:value-type="float" office:value="7.2004831935" calcext:value-type="float">
            <text:p>7.2004831935</text:p>
          </table:table-cell>
          <table:table-cell table:formula="of:=POWER([.C2341]-6.75;2)" office:value-type="float" office:value="0.202935107625959" calcext:value-type="float">
            <text:p>0.2029351076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5.794853" calcext:value-type="float">
            <text:p>5.794853</text:p>
          </table:table-cell>
          <table:table-cell office:value-type="float" office:value="7.203748828" calcext:value-type="float">
            <text:p>7.203748828</text:p>
          </table:table-cell>
          <table:table-cell table:formula="of:=POWER([.C2342]-6.75;2)" office:value-type="float" office:value="0.205887998911374" calcext:value-type="float">
            <text:p>0.2058879989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5.543499" calcext:value-type="float">
            <text:p>5.543499</text:p>
          </table:table-cell>
          <table:table-cell office:value-type="float" office:value="7.2084030376" calcext:value-type="float">
            <text:p>7.2084030376</text:p>
          </table:table-cell>
          <table:table-cell table:formula="of:=POWER([.C2343]-6.75;2)" office:value-type="float" office:value="0.210133344880907" calcext:value-type="float">
            <text:p>0.2101333449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5.290134" calcext:value-type="float">
            <text:p>5.290134</text:p>
          </table:table-cell>
          <table:table-cell office:value-type="float" office:value="7.2143781613" calcext:value-type="float">
            <text:p>7.2143781613</text:p>
          </table:table-cell>
          <table:table-cell table:formula="of:=POWER([.C2344]-6.75;2)" office:value-type="float" office:value="0.215647076692369" calcext:value-type="float">
            <text:p>0.2156470767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5.055463" calcext:value-type="float">
            <text:p>5.055463</text:p>
          </table:table-cell>
          <table:table-cell office:value-type="float" office:value="7.2215328387" calcext:value-type="float">
            <text:p>7.2215328387</text:p>
          </table:table-cell>
          <table:table-cell table:formula="of:=POWER([.C2345]-6.75;2)" office:value-type="float" office:value="0.22234321797248" calcext:value-type="float">
            <text:p>0.222343218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4.866315" calcext:value-type="float">
            <text:p>4.866315</text:p>
          </table:table-cell>
          <table:table-cell office:value-type="float" office:value="7.2296337204" calcext:value-type="float">
            <text:p>7.2296337204</text:p>
          </table:table-cell>
          <table:table-cell table:formula="of:=POWER([.C2346]-6.75;2)" office:value-type="float" office:value="0.230048505744745" calcext:value-type="float">
            <text:p>0.2300485057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4.75377" calcext:value-type="float">
            <text:p>4.75377</text:p>
          </table:table-cell>
          <table:table-cell office:value-type="float" office:value="7.2383338441" calcext:value-type="float">
            <text:p>7.2383338441</text:p>
          </table:table-cell>
          <table:table-cell table:formula="of:=POWER([.C2347]-6.75;2)" office:value-type="float" office:value="0.238469943293483" calcext:value-type="float">
            <text:p>0.2384699433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.747425" calcext:value-type="float">
            <text:p>4.747425</text:p>
          </table:table-cell>
          <table:table-cell office:value-type="float" office:value="7.2471594624" calcext:value-type="float">
            <text:p>7.2471594624</text:p>
          </table:table-cell>
          <table:table-cell table:formula="of:=POWER([.C2348]-6.75;2)" office:value-type="float" office:value="0.247167531053857" calcext:value-type="float">
            <text:p>0.2471675311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4.866346" calcext:value-type="float">
            <text:p>4.866346</text:p>
          </table:table-cell>
          <table:table-cell office:value-type="float" office:value="7.2555253011" calcext:value-type="float">
            <text:p>7.2555253011</text:p>
          </table:table-cell>
          <table:table-cell table:formula="of:=POWER([.C2349]-6.75;2)" office:value-type="float" office:value="0.255555830052245" calcext:value-type="float">
            <text:p>0.2555558301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5.111089" calcext:value-type="float">
            <text:p>5.111089</text:p>
          </table:table-cell>
          <table:table-cell office:value-type="float" office:value="7.2627949677" calcext:value-type="float">
            <text:p>7.2627949677</text:p>
          </table:table-cell>
          <table:table-cell table:formula="of:=POWER([.C2350]-6.75;2)" office:value-type="float" office:value="0.262958678898444" calcext:value-type="float">
            <text:p>0.2629586789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5.462178" calcext:value-type="float">
            <text:p>5.462178</text:p>
          </table:table-cell>
          <table:table-cell office:value-type="float" office:value="7.2683796882" calcext:value-type="float">
            <text:p>7.2683796882</text:p>
          </table:table-cell>
          <table:table-cell table:formula="of:=POWER([.C2351]-6.75;2)" office:value-type="float" office:value="0.268717501138329" calcext:value-type="float">
            <text:p>0.2687175011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5.885534" calcext:value-type="float">
            <text:p>5.885534</text:p>
          </table:table-cell>
          <table:table-cell office:value-type="float" office:value="7.2718398925" calcext:value-type="float">
            <text:p>7.2718398925</text:p>
          </table:table-cell>
          <table:table-cell table:formula="of:=POWER([.C2352]-6.75;2)" office:value-type="float" office:value="0.272316873404412" calcext:value-type="float">
            <text:p>0.2723168734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6.340468" calcext:value-type="float">
            <text:p>6.340468</text:p>
          </table:table-cell>
          <table:table-cell office:value-type="float" office:value="7.2729521774" calcext:value-type="float">
            <text:p>7.2729521774</text:p>
          </table:table-cell>
          <table:table-cell table:formula="of:=POWER([.C2353]-6.75;2)" office:value-type="float" office:value="0.273478979847401" calcext:value-type="float">
            <text:p>0.2734789798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6.786243" calcext:value-type="float">
            <text:p>6.786243</text:p>
          </table:table-cell>
          <table:table-cell office:value-type="float" office:value="7.2717289785" calcext:value-type="float">
            <text:p>7.2717289785</text:p>
          </table:table-cell>
          <table:table-cell table:formula="of:=POWER([.C2354]-6.75;2)" office:value-type="float" office:value="0.272201127006653" calcext:value-type="float">
            <text:p>0.272201127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7.186226" calcext:value-type="float">
            <text:p>7.186226</text:p>
          </table:table-cell>
          <table:table-cell office:value-type="float" office:value="7.2684007151" calcext:value-type="float">
            <text:p>7.2684007151</text:p>
          </table:table-cell>
          <table:table-cell table:formula="of:=POWER([.C2355]-6.75;2)" office:value-type="float" office:value="0.268739301416192" calcext:value-type="float">
            <text:p>0.2687393014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7.510332" calcext:value-type="float">
            <text:p>7.510332</text:p>
          </table:table-cell>
          <table:table-cell office:value-type="float" office:value="7.2633761022" calcext:value-type="float">
            <text:p>7.2633761022</text:p>
          </table:table-cell>
          <table:table-cell table:formula="of:=POWER([.C2356]-6.75;2)" office:value-type="float" office:value="0.263555022310064" calcext:value-type="float">
            <text:p>0.2635550223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7.736601" calcext:value-type="float">
            <text:p>7.736601</text:p>
          </table:table-cell>
          <table:table-cell office:value-type="float" office:value="7.2571923172" calcext:value-type="float">
            <text:p>7.2571923172</text:p>
          </table:table-cell>
          <table:table-cell table:formula="of:=POWER([.C2357]-6.75;2)" office:value-type="float" office:value="0.257244046626706" calcext:value-type="float">
            <text:p>0.2572440466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7.852321" calcext:value-type="float">
            <text:p>7.852321</text:p>
          </table:table-cell>
          <table:table-cell office:value-type="float" office:value="7.2504613333" calcext:value-type="float">
            <text:p>7.2504613333</text:p>
          </table:table-cell>
          <table:table-cell table:formula="of:=POWER([.C2358]-6.75;2)" office:value-type="float" office:value="0.250461546128413" calcext:value-type="float">
            <text:p>0.2504615461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7.854851" calcext:value-type="float">
            <text:p>7.854851</text:p>
          </table:table-cell>
          <table:table-cell office:value-type="float" office:value="7.2438153172" calcext:value-type="float">
            <text:p>7.2438153172</text:p>
          </table:table-cell>
          <table:table-cell table:formula="of:=POWER([.C2359]-6.75;2)" office:value-type="float" office:value="0.243853567501337" calcext:value-type="float">
            <text:p>0.2438535675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7.752079" calcext:value-type="float">
            <text:p>7.752079</text:p>
          </table:table-cell>
          <table:table-cell office:value-type="float" office:value="7.2378523817" calcext:value-type="float">
            <text:p>7.2378523817</text:p>
          </table:table-cell>
          <table:table-cell table:formula="of:=POWER([.C2360]-6.75;2)" office:value-type="float" office:value="0.237999946330362" calcext:value-type="float">
            <text:p>0.2379999463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7.562402" calcext:value-type="float">
            <text:p>7.562402</text:p>
          </table:table-cell>
          <table:table-cell office:value-type="float" office:value="7.2330837043" calcext:value-type="float">
            <text:p>7.2330837043</text:p>
          </table:table-cell>
          <table:table-cell table:formula="of:=POWER([.C2361]-6.75;2)" office:value-type="float" office:value="0.23336986536021" calcext:value-type="float">
            <text:p>0.2333698654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7.313996" calcext:value-type="float">
            <text:p>7.313996</text:p>
          </table:table-cell>
          <table:table-cell office:value-type="float" office:value="7.2298835699" calcext:value-type="float">
            <text:p>7.2298835699</text:p>
          </table:table-cell>
          <table:table-cell table:formula="of:=POWER([.C2362]-6.75;2)" office:value-type="float" office:value="0.230288240659968" calcext:value-type="float">
            <text:p>0.2302882407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7.042958" calcext:value-type="float">
            <text:p>7.042958</text:p>
          </table:table-cell>
          <table:table-cell office:value-type="float" office:value="7.2284452581" calcext:value-type="float">
            <text:p>7.2284452581</text:p>
          </table:table-cell>
          <table:table-cell table:formula="of:=POWER([.C2363]-6.75;2)" office:value-type="float" office:value="0.228909864998375" calcext:value-type="float">
            <text:p>0.228909865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.789709" calcext:value-type="float">
            <text:p>6.789709</text:p>
          </table:table-cell>
          <table:table-cell office:value-type="float" office:value="7.2287480968" calcext:value-type="float">
            <text:p>7.2287480968</text:p>
          </table:table-cell>
          <table:table-cell table:formula="of:=POWER([.C2364]-6.75;2)" office:value-type="float" office:value="0.229199740189623" calcext:value-type="float">
            <text:p>0.2291997402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6.593149" calcext:value-type="float">
            <text:p>6.593149</text:p>
          </table:table-cell>
          <table:table-cell office:value-type="float" office:value="7.2305444462" calcext:value-type="float">
            <text:p>7.2305444462</text:p>
          </table:table-cell>
          <table:table-cell table:formula="of:=POWER([.C2365]-6.75;2)" office:value-type="float" office:value="0.230922964773664" calcext:value-type="float">
            <text:p>0.2309229648</text:p>
          </table:table-cell>
          <table:table-cell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6.482985" calcext:value-type="float">
            <text:p>6.482985</text:p>
          </table:table-cell>
          <table:table-cell office:value-type="float" office:value="7.2333782957" calcext:value-type="float">
            <text:p>7.2333782957</text:p>
          </table:table-cell>
          <table:table-cell table:formula="of:=POWER([.C2366]-6.75;2)" office:value-type="float" office:value="0.233654576753836" calcext:value-type="float">
            <text:p>0.2336545768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6.472526" calcext:value-type="float">
            <text:p>6.472526</text:p>
          </table:table-cell>
          <table:table-cell office:value-type="float" office:value="7.2366447849" calcext:value-type="float">
            <text:p>7.2366447849</text:p>
          </table:table-cell>
          <table:table-cell table:formula="of:=POWER([.C2367]-6.75;2)" office:value-type="float" office:value="0.236823146670367" calcext:value-type="float">
            <text:p>0.2368231467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6.555572" calcext:value-type="float">
            <text:p>6.555572</text:p>
          </table:table-cell>
          <table:table-cell office:value-type="float" office:value="7.2396878065" calcext:value-type="float">
            <text:p>7.2396878065</text:p>
          </table:table-cell>
          <table:table-cell table:formula="of:=POWER([.C2368]-6.75;2)" office:value-type="float" office:value="0.239794147834781" calcext:value-type="float">
            <text:p>0.2397941478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6.709386" calcext:value-type="float">
            <text:p>6.709386</text:p>
          </table:table-cell>
          <table:table-cell office:value-type="float" office:value="7.2419131613" calcext:value-type="float">
            <text:p>7.2419131613</text:p>
          </table:table-cell>
          <table:table-cell table:formula="of:=POWER([.C2369]-6.75;2)" office:value-type="float" office:value="0.24197855826016" calcext:value-type="float">
            <text:p>0.2419785583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6.902" calcext:value-type="float">
            <text:p>6.902</text:p>
          </table:table-cell>
          <table:table-cell office:value-type="float" office:value="7.2428839946" calcext:value-type="float">
            <text:p>7.2428839946</text:p>
          </table:table-cell>
          <table:table-cell table:formula="of:=POWER([.C2370]-6.75;2)" office:value-type="float" office:value="0.242934632132852" calcext:value-type="float">
            <text:p>0.2429346321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7.099958" calcext:value-type="float">
            <text:p>7.099958</text:p>
          </table:table-cell>
          <table:table-cell office:value-type="float" office:value="7.2423745161" calcext:value-type="float">
            <text:p>7.2423745161</text:p>
          </table:table-cell>
          <table:table-cell table:formula="of:=POWER([.C2371]-6.75;2)" office:value-type="float" office:value="0.242432664104709" calcext:value-type="float">
            <text:p>0.2424326641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7.273778" calcext:value-type="float">
            <text:p>7.273778</text:p>
          </table:table-cell>
          <table:table-cell office:value-type="float" office:value="7.240378914" calcext:value-type="float">
            <text:p>7.240378914</text:p>
          </table:table-cell>
          <table:table-cell table:formula="of:=POWER([.C2372]-6.75;2)" office:value-type="float" office:value="0.240471479295819" calcext:value-type="float">
            <text:p>0.2404714793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7.40057" calcext:value-type="float">
            <text:p>7.40057</text:p>
          </table:table-cell>
          <table:table-cell office:value-type="float" office:value="7.2370870161" calcext:value-type="float">
            <text:p>7.2370870161</text:p>
          </table:table-cell>
          <table:table-cell table:formula="of:=POWER([.C2373]-6.75;2)" office:value-type="float" office:value="0.237253761253202" calcext:value-type="float">
            <text:p>0.2372537613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7.464582" calcext:value-type="float">
            <text:p>7.464582</text:p>
          </table:table-cell>
          <table:table-cell office:value-type="float" office:value="7.232841672" calcext:value-type="float">
            <text:p>7.232841672</text:p>
          </table:table-cell>
          <table:table-cell table:formula="of:=POWER([.C2374]-6.75;2)" office:value-type="float" office:value="0.233136080219756" calcext:value-type="float">
            <text:p>0.2331360802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7.456576" calcext:value-type="float">
            <text:p>7.456576</text:p>
          </table:table-cell>
          <table:table-cell office:value-type="float" office:value="7.2280892634" calcext:value-type="float">
            <text:p>7.2280892634</text:p>
          </table:table-cell>
          <table:table-cell table:formula="of:=POWER([.C2375]-6.75;2)" office:value-type="float" office:value="0.228569343778355" calcext:value-type="float">
            <text:p>0.2285693438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7.37272" calcext:value-type="float">
            <text:p>7.37272</text:p>
          </table:table-cell>
          <table:table-cell office:value-type="float" office:value="7.2233307957" calcext:value-type="float">
            <text:p>7.2233307957</text:p>
          </table:table-cell>
          <table:table-cell table:formula="of:=POWER([.C2376]-6.75;2)" office:value-type="float" office:value="0.224042042157995" calcext:value-type="float">
            <text:p>0.2240420422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7.213376" calcext:value-type="float">
            <text:p>7.213376</text:p>
          </table:table-cell>
          <table:table-cell office:value-type="float" office:value="7.2190781398" calcext:value-type="float">
            <text:p>7.2190781398</text:p>
          </table:table-cell>
          <table:table-cell table:formula="of:=POWER([.C2377]-6.75;2)" office:value-type="float" office:value="0.220034301238228" calcext:value-type="float">
            <text:p>0.2200343012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6.982007" calcext:value-type="float">
            <text:p>6.982007</text:p>
          </table:table-cell>
          <table:table-cell office:value-type="float" office:value="7.2158183387" calcext:value-type="float">
            <text:p>7.2158183387</text:p>
          </table:table-cell>
          <table:table-cell table:formula="of:=POWER([.C2378]-6.75;2)" office:value-type="float" office:value="0.216986724669228" calcext:value-type="float">
            <text:p>0.2169867247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6.684322" calcext:value-type="float">
            <text:p>6.684322</text:p>
          </table:table-cell>
          <table:table-cell office:value-type="float" office:value="7.2139875591" calcext:value-type="float">
            <text:p>7.2139875591</text:p>
          </table:table-cell>
          <table:table-cell table:formula="of:=POWER([.C2379]-6.75;2)" office:value-type="float" office:value="0.215284454999576" calcext:value-type="float">
            <text:p>0.215284455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.327719" calcext:value-type="float">
            <text:p>6.327719</text:p>
          </table:table-cell>
          <table:table-cell office:value-type="float" office:value="7.2139548656" calcext:value-type="float">
            <text:p>7.2139548656</text:p>
          </table:table-cell>
          <table:table-cell table:formula="of:=POWER([.C2380]-6.75;2)" office:value-type="float" office:value="0.215254117313914" calcext:value-type="float">
            <text:p>0.2152541173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5.921075" calcext:value-type="float">
            <text:p>5.921075</text:p>
          </table:table-cell>
          <table:table-cell office:value-type="float" office:value="7.2160147151" calcext:value-type="float">
            <text:p>7.2160147151</text:p>
          </table:table-cell>
          <table:table-cell table:formula="of:=POWER([.C2381]-6.75;2)" office:value-type="float" office:value="0.217169714689734" calcext:value-type="float">
            <text:p>0.2171697147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5.474931" calcext:value-type="float">
            <text:p>5.474931</text:p>
          </table:table-cell>
          <table:table-cell office:value-type="float" office:value="7.2203857473" calcext:value-type="float">
            <text:p>7.2203857473</text:p>
          </table:table-cell>
          <table:table-cell table:formula="of:=POWER([.C2382]-6.75;2)" office:value-type="float" office:value="0.221262751262979" calcext:value-type="float">
            <text:p>0.2212627513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5.0022" calcext:value-type="float">
            <text:p>5.0022</text:p>
          </table:table-cell>
          <table:table-cell office:value-type="float" office:value="7.2272125645" calcext:value-type="float">
            <text:p>7.2272125645</text:p>
          </table:table-cell>
          <table:table-cell table:formula="of:=POWER([.C2383]-6.75;2)" office:value-type="float" office:value="0.227731831716667" calcext:value-type="float">
            <text:p>0.2277318317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4.519596" calcext:value-type="float">
            <text:p>4.519596</text:p>
          </table:table-cell>
          <table:table-cell office:value-type="float" office:value="7.2365659301" calcext:value-type="float">
            <text:p>7.2365659301</text:p>
          </table:table-cell>
          <table:table-cell table:formula="of:=POWER([.C2384]-6.75;2)" office:value-type="float" office:value="0.236746404334078" calcext:value-type="float">
            <text:p>0.2367464043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.050076" calcext:value-type="float">
            <text:p>4.050076</text:p>
          </table:table-cell>
          <table:table-cell office:value-type="float" office:value="7.2484356559" calcext:value-type="float">
            <text:p>7.2484356559</text:p>
          </table:table-cell>
          <table:table-cell table:formula="of:=POWER([.C2385]-6.75;2)" office:value-type="float" office:value="0.248438103072463" calcext:value-type="float">
            <text:p>0.2484381031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3.626418" calcext:value-type="float">
            <text:p>3.626418</text:p>
          </table:table-cell>
          <table:table-cell office:value-type="float" office:value="7.2627087258" calcext:value-type="float">
            <text:p>7.2627087258</text:p>
          </table:table-cell>
          <table:table-cell table:formula="of:=POWER([.C2386]-6.75;2)" office:value-type="float" office:value="0.262870237511459" calcext:value-type="float">
            <text:p>0.2628702375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3.294512" calcext:value-type="float">
            <text:p>3.294512</text:p>
          </table:table-cell>
          <table:table-cell office:value-type="float" office:value="7.2791248763" calcext:value-type="float">
            <text:p>7.2791248763</text:p>
          </table:table-cell>
          <table:table-cell table:formula="of:=POWER([.C2387]-6.75;2)" office:value-type="float" office:value="0.27997313471949" calcext:value-type="float">
            <text:p>0.2799731347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3.110661" calcext:value-type="float">
            <text:p>3.110661</text:p>
          </table:table-cell>
          <table:table-cell office:value-type="float" office:value="7.2972096935" calcext:value-type="float">
            <text:p>7.2972096935</text:p>
          </table:table-cell>
          <table:table-cell table:formula="of:=POWER([.C2388]-6.75;2)" office:value-type="float" office:value="0.299438448660364" calcext:value-type="float">
            <text:p>0.2994384487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3.123588" calcext:value-type="float">
            <text:p>3.123588</text:p>
          </table:table-cell>
          <table:table-cell office:value-type="float" office:value="7.3162167473" calcext:value-type="float">
            <text:p>7.3162167473</text:p>
          </table:table-cell>
          <table:table-cell table:formula="of:=POWER([.C2389]-6.75;2)" office:value-type="float" office:value="0.320601404922992" calcext:value-type="float">
            <text:p>0.3206014049</text:p>
          </table:table-cell>
          <table:table-cell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3.346279" calcext:value-type="float">
            <text:p>3.346279</text:p>
          </table:table-cell>
          <table:table-cell office:value-type="float" office:value="7.3351610914" calcext:value-type="float">
            <text:p>7.3351610914</text:p>
          </table:table-cell>
          <table:table-cell table:formula="of:=POWER([.C2390]-6.75;2)" office:value-type="float" office:value="0.342413502888439" calcext:value-type="float">
            <text:p>0.3424135029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.748091" calcext:value-type="float">
            <text:p>3.748091</text:p>
          </table:table-cell>
          <table:table-cell office:value-type="float" office:value="7.3529999462" calcext:value-type="float">
            <text:p>7.3529999462</text:p>
          </table:table-cell>
          <table:table-cell table:formula="of:=POWER([.C2391]-6.75;2)" office:value-type="float" office:value="0.363608935117203" calcext:value-type="float">
            <text:p>0.3636089351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4.276342" calcext:value-type="float">
            <text:p>4.276342</text:p>
          </table:table-cell>
          <table:table-cell office:value-type="float" office:value="7.3688536882" calcext:value-type="float">
            <text:p>7.3688536882</text:p>
          </table:table-cell>
          <table:table-cell table:formula="of:=POWER([.C2392]-6.75;2)" office:value-type="float" office:value="0.382979887398742" calcext:value-type="float">
            <text:p>0.382979887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4.878932" calcext:value-type="float">
            <text:p>4.878932</text:p>
          </table:table-cell>
          <table:table-cell office:value-type="float" office:value="7.3821111129" calcext:value-type="float">
            <text:p>7.3821111129</text:p>
          </table:table-cell>
          <table:table-cell table:formula="of:=POWER([.C2393]-6.75;2)" office:value-type="float" office:value="0.399564459051676" calcext:value-type="float">
            <text:p>0.3995644591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5.512548" calcext:value-type="float">
            <text:p>5.512548</text:p>
          </table:table-cell>
          <table:table-cell office:value-type="float" office:value="7.3924157312" calcext:value-type="float">
            <text:p>7.3924157312</text:p>
          </table:table-cell>
          <table:table-cell table:formula="of:=POWER([.C2394]-6.75;2)" office:value-type="float" office:value="0.41269797169323" calcext:value-type="float">
            <text:p>0.4126979717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6.142409" calcext:value-type="float">
            <text:p>6.142409</text:p>
          </table:table-cell>
          <table:table-cell office:value-type="float" office:value="7.3996121828" calcext:value-type="float">
            <text:p>7.3996121828</text:p>
          </table:table-cell>
          <table:table-cell table:formula="of:=POWER([.C2395]-6.75;2)" office:value-type="float" office:value="0.421995988042181" calcext:value-type="float">
            <text:p>0.421995988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6.740343" calcext:value-type="float">
            <text:p>6.740343</text:p>
          </table:table-cell>
          <table:table-cell office:value-type="float" office:value="7.403698871" calcext:value-type="float">
            <text:p>7.403698871</text:p>
          </table:table-cell>
          <table:table-cell table:formula="of:=POWER([.C2396]-6.75;2)" office:value-type="float" office:value="0.427322213946674" calcext:value-type="float">
            <text:p>0.4273222139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7.283521" calcext:value-type="float">
            <text:p>7.283521</text:p>
          </table:table-cell>
          <table:table-cell office:value-type="float" office:value="7.4047954086" calcext:value-type="float">
            <text:p>7.4047954086</text:p>
          </table:table-cell>
          <table:table-cell table:formula="of:=POWER([.C2397]-6.75;2)" office:value-type="float" office:value="0.428757027123641" calcext:value-type="float">
            <text:p>0.4287570271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7.753975" calcext:value-type="float">
            <text:p>7.753975</text:p>
          </table:table-cell>
          <table:table-cell office:value-type="float" office:value="7.4031204301" calcext:value-type="float">
            <text:p>7.4031204301</text:p>
          </table:table-cell>
          <table:table-cell table:formula="of:=POWER([.C2398]-6.75;2)" office:value-type="float" office:value="0.42656629621401" calcext:value-type="float">
            <text:p>0.4265662962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8.138534" calcext:value-type="float">
            <text:p>8.138534</text:p>
          </table:table-cell>
          <table:table-cell office:value-type="float" office:value="7.3989742742" calcext:value-type="float">
            <text:p>7.3989742742</text:p>
          </table:table-cell>
          <table:table-cell table:formula="of:=POWER([.C2399]-6.75;2)" office:value-type="float" office:value="0.421167608573417" calcext:value-type="float">
            <text:p>0.4211676086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8.428789" calcext:value-type="float">
            <text:p>8.428789</text:p>
          </table:table-cell>
          <table:table-cell office:value-type="float" office:value="7.3927228978" calcext:value-type="float">
            <text:p>7.3927228978</text:p>
          </table:table-cell>
          <table:table-cell table:formula="of:=POWER([.C2400]-6.75;2)" office:value-type="float" office:value="0.413092723356429" calcext:value-type="float">
            <text:p>0.4130927234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.620833" calcext:value-type="float">
            <text:p>8.620833</text:p>
          </table:table-cell>
          <table:table-cell office:value-type="float" office:value="7.3847817688" calcext:value-type="float">
            <text:p>7.3847817688</text:p>
          </table:table-cell>
          <table:table-cell table:formula="of:=POWER([.C2401]-6.75;2)" office:value-type="float" office:value="0.402947894000857" calcext:value-type="float">
            <text:p>0.402947894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8.714587" calcext:value-type="float">
            <text:p>8.714587</text:p>
          </table:table-cell>
          <table:table-cell office:value-type="float" office:value="7.3755998978" calcext:value-type="float">
            <text:p>7.3755998978</text:p>
          </table:table-cell>
          <table:table-cell table:formula="of:=POWER([.C2402]-6.75;2)" office:value-type="float" office:value="0.39137523212737" calcext:value-type="float">
            <text:p>0.3913752321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8.712624" calcext:value-type="float">
            <text:p>8.712624</text:p>
          </table:table-cell>
          <table:table-cell office:value-type="float" office:value="7.3656456559" calcext:value-type="float">
            <text:p>7.3656456559</text:p>
          </table:table-cell>
          <table:table-cell table:formula="of:=POWER([.C2403]-6.75;2)" office:value-type="float" office:value="0.379019573628541" calcext:value-type="float">
            <text:p>0.3790195736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8.618489" calcext:value-type="float">
            <text:p>8.618489</text:p>
          </table:table-cell>
          <table:table-cell office:value-type="float" office:value="7.3553966398" calcext:value-type="float">
            <text:p>7.3553966398</text:p>
          </table:table-cell>
          <table:table-cell table:formula="of:=POWER([.C2404]-6.75;2)" office:value-type="float" office:value="0.366505091481131" calcext:value-type="float">
            <text:p>0.3665050915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8.434522" calcext:value-type="float">
            <text:p>8.434522</text:p>
          </table:table-cell>
          <table:table-cell office:value-type="float" office:value="7.3453362527" calcext:value-type="float">
            <text:p>7.3453362527</text:p>
          </table:table-cell>
          <table:table-cell table:formula="of:=POWER([.C2405]-6.75;2)" office:value-type="float" office:value="0.354425253778878" calcext:value-type="float">
            <text:p>0.3544252538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8.159244" calcext:value-type="float">
            <text:p>8.159244</text:p>
          </table:table-cell>
          <table:table-cell office:value-type="float" office:value="7.3359597849" calcext:value-type="float">
            <text:p>7.3359597849</text:p>
          </table:table-cell>
          <table:table-cell table:formula="of:=POWER([.C2406]-6.75;2)" office:value-type="float" office:value="0.343348869520054" calcext:value-type="float">
            <text:p>0.3433488695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7.784255" calcext:value-type="float">
            <text:p>7.784255</text:p>
          </table:table-cell>
          <table:table-cell office:value-type="float" office:value="7.3277926183" calcext:value-type="float">
            <text:p>7.3277926183</text:p>
          </table:table-cell>
          <table:table-cell table:formula="of:=POWER([.C2407]-6.75;2)" office:value-type="float" office:value="0.33384430976197" calcext:value-type="float">
            <text:p>0.3338443098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7.290269" calcext:value-type="float">
            <text:p>7.290269</text:p>
          </table:table-cell>
          <table:table-cell office:value-type="float" office:value="7.3214235699" calcext:value-type="float">
            <text:p>7.3214235699</text:p>
          </table:table-cell>
          <table:table-cell table:formula="of:=POWER([.C2408]-6.75;2)" office:value-type="float" office:value="0.326524896237261" calcext:value-type="float">
            <text:p>0.3265248962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6.640807" calcext:value-type="float">
            <text:p>6.640807</text:p>
          </table:table-cell>
          <table:table-cell office:value-type="float" office:value="7.3175584624" calcext:value-type="float">
            <text:p>7.3175584624</text:p>
          </table:table-cell>
          <table:table-cell table:formula="of:=POWER([.C2409]-6.75;2)" office:value-type="float" office:value="0.322122608241852" calcext:value-type="float">
            <text:p>0.3221226082</text:p>
          </table:table-cell>
          <table:table-cell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5.768129" calcext:value-type="float">
            <text:p>5.768129</text:p>
          </table:table-cell>
          <table:table-cell office:value-type="float" office:value="7.3171068763" calcext:value-type="float">
            <text:p>7.3171068763</text:p>
          </table:table-cell>
          <table:table-cell table:formula="of:=POWER([.C2410]-6.75;2)" office:value-type="float" office:value="0.321610209146744" calcext:value-type="float">
            <text:p>0.3216102091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4.526715" calcext:value-type="float">
            <text:p>4.526715</text:p>
          </table:table-cell>
          <table:table-cell office:value-type="float" office:value="7.3213443226" calcext:value-type="float">
            <text:p>7.3213443226</text:p>
          </table:table-cell>
          <table:table-cell table:formula="of:=POWER([.C2411]-6.75;2)" office:value-type="float" office:value="0.326434334967253" calcext:value-type="float">
            <text:p>0.326434335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3323246935" calcext:value-type="float">
            <text:p>7.3323246935</text:p>
          </table:table-cell>
          <table:table-cell table:formula="of:=POWER([.C2412]-6.75;2)" office:value-type="float" office:value="0.339102048659869" calcext:value-type="float">
            <text:p>0.3391020487</text:p>
          </table:table-cell>
          <table:table-cell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354957129" calcext:value-type="float">
            <text:p>7.354957129</text:p>
          </table:table-cell>
          <table:table-cell table:formula="of:=POWER([.C2413]-6.75;2)" office:value-type="float" office:value="0.365973127927922" calcext:value-type="float">
            <text:p>0.3659731279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3777698656" calcext:value-type="float">
            <text:p>7.3777698656</text:p>
          </table:table-cell>
          <table:table-cell table:formula="of:=POWER([.C2414]-6.75;2)" office:value-type="float" office:value="0.394095004155443" calcext:value-type="float">
            <text:p>0.3940950042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4007964355" calcext:value-type="float">
            <text:p>7.4007964355</text:p>
          </table:table-cell>
          <table:table-cell table:formula="of:=POWER([.C2415]-6.75;2)" office:value-type="float" office:value="0.423536000459506" calcext:value-type="float">
            <text:p>0.4235360005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4240536344" calcext:value-type="float">
            <text:p>7.4240536344</text:p>
          </table:table-cell>
          <table:table-cell table:formula="of:=POWER([.C2416]-6.75;2)" office:value-type="float" office:value="0.454348302047849" calcext:value-type="float">
            <text:p>0.454348302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4475422742" calcext:value-type="float">
            <text:p>7.4475422742</text:p>
          </table:table-cell>
          <table:table-cell table:formula="of:=POWER([.C2417]-6.75;2)" office:value-type="float" office:value="0.486565224296108" calcext:value-type="float">
            <text:p>0.4865652243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4712495538" calcext:value-type="float">
            <text:p>7.4712495538</text:p>
          </table:table-cell>
          <table:table-cell table:formula="of:=POWER([.C2418]-6.75;2)" office:value-type="float" office:value="0.520200918856699" calcext:value-type="float">
            <text:p>0.5202009189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4951527688" calcext:value-type="float">
            <text:p>7.4951527688</text:p>
          </table:table-cell>
          <table:table-cell table:formula="of:=POWER([.C2419]-6.75;2)" office:value-type="float" office:value="0.555252648850306" calcext:value-type="float">
            <text:p>0.5552526489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.383803" calcext:value-type="float">
            <text:p>2.383803</text:p>
          </table:table-cell>
          <table:table-cell office:value-type="float" office:value="7.5192238011" calcext:value-type="float">
            <text:p>7.5192238011</text:p>
          </table:table-cell>
          <table:table-cell table:formula="of:=POWER([.C2420]-6.75;2)" office:value-type="float" office:value="0.591705256178732" calcext:value-type="float">
            <text:p>0.5917052562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.302982" calcext:value-type="float">
            <text:p>3.302982</text:p>
          </table:table-cell>
          <table:table-cell office:value-type="float" office:value="7.5434337419" calcext:value-type="float">
            <text:p>7.5434337419</text:p>
          </table:table-cell>
          <table:table-cell table:formula="of:=POWER([.C2421]-6.75;2)" office:value-type="float" office:value="0.629537102785436" calcext:value-type="float">
            <text:p>0.6295371028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5628149785" calcext:value-type="float">
            <text:p>7.5628149785</text:p>
          </table:table-cell>
          <table:table-cell table:formula="of:=POWER([.C2422]-6.75;2)" office:value-type="float" office:value="0.660668189273956" calcext:value-type="float">
            <text:p>0.6606681893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4742740161" calcext:value-type="float">
            <text:p>7.4742740161</text:p>
          </table:table-cell>
          <table:table-cell table:formula="of:=POWER([.C2423]-6.75;2)" office:value-type="float" office:value="0.524572850397623" calcext:value-type="float">
            <text:p>0.5245728504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3858114301" calcext:value-type="float">
            <text:p>7.3858114301</text:p>
          </table:table-cell>
          <table:table-cell table:formula="of:=POWER([.C2424]-6.75;2)" office:value-type="float" office:value="0.404256174645808" calcext:value-type="float">
            <text:p>0.4042561746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297416629" calcext:value-type="float">
            <text:p>7.297416629</text:p>
          </table:table-cell>
          <table:table-cell table:formula="of:=POWER([.C2425]-6.75;2)" office:value-type="float" office:value="0.299664965705723" calcext:value-type="float">
            <text:p>0.2996649657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2090790054" calcext:value-type="float">
            <text:p>7.2090790054</text:p>
          </table:table-cell>
          <table:table-cell table:formula="of:=POWER([.C2426]-6.75;2)" office:value-type="float" office:value="0.210753533199053" calcext:value-type="float">
            <text:p>0.2107535332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1207831452" calcext:value-type="float">
            <text:p>7.1207831452</text:p>
          </table:table-cell>
          <table:table-cell table:formula="of:=POWER([.C2427]-6.75;2)" office:value-type="float" office:value="0.137480140764404" calcext:value-type="float">
            <text:p>0.1374801408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7.0325044677" calcext:value-type="float">
            <text:p>7.0325044677</text:p>
          </table:table-cell>
          <table:table-cell table:formula="of:=POWER([.C2428]-6.75;2)" office:value-type="float" office:value="0.0798087742704603" calcext:value-type="float">
            <text:p>0.0798087743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6.9442069032" calcext:value-type="float">
            <text:p>6.9442069032</text:p>
          </table:table-cell>
          <table:table-cell table:formula="of:=POWER([.C2429]-6.75;2)" office:value-type="float" office:value="0.037716321250534" calcext:value-type="float">
            <text:p>0.0377163213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6.8558437097" calcext:value-type="float">
            <text:p>6.8558437097</text:p>
          </table:table-cell>
          <table:table-cell table:formula="of:=POWER([.C2430]-6.75;2)" office:value-type="float" office:value="0.0112028908830579" calcext:value-type="float">
            <text:p>0.0112028909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3.393778" calcext:value-type="float">
            <text:p>23.393778</text:p>
          </table:table-cell>
          <table:table-cell office:value-type="float" office:value="6.7673620645" calcext:value-type="float">
            <text:p>6.7673620645</text:p>
          </table:table-cell>
          <table:table-cell table:formula="of:=POWER([.C2431]-6.75;2)" office:value-type="float" office:value="0.000301441283702172" calcext:value-type="float">
            <text:p>0.0003014413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2.901637" calcext:value-type="float">
            <text:p>2.901637</text:p>
          </table:table-cell>
          <table:table-cell office:value-type="float" office:value="6.6787109409" calcext:value-type="float">
            <text:p>6.6787109409</text:p>
          </table:table-cell>
          <table:table-cell table:formula="of:=POWER([.C2432]-6.75;2)" office:value-type="float" office:value="0.00508212994736325" calcext:value-type="float">
            <text:p>0.0050821299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5.998301" calcext:value-type="float">
            <text:p>5.998301</text:p>
          </table:table-cell>
          <table:table-cell office:value-type="float" office:value="6.7000237688" calcext:value-type="float">
            <text:p>6.7000237688</text:p>
          </table:table-cell>
          <table:table-cell table:formula="of:=POWER([.C2433]-6.75;2)" office:value-type="float" office:value="0.00249762368495581" calcext:value-type="float">
            <text:p>0.0024976237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7.731543" calcext:value-type="float">
            <text:p>7.731543</text:p>
          </table:table-cell>
          <table:table-cell office:value-type="float" office:value="6.7044609194" calcext:value-type="float">
            <text:p>6.7044609194</text:p>
          </table:table-cell>
          <table:table-cell table:formula="of:=POWER([.C2434]-6.75;2)" office:value-type="float" office:value="0.00207380786189332" calcext:value-type="float">
            <text:p>0.0020738079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8.919682" calcext:value-type="float">
            <text:p>8.919682</text:p>
          </table:table-cell>
          <table:table-cell office:value-type="float" office:value="6.6993626452" calcext:value-type="float">
            <text:p>6.6993626452</text:p>
          </table:table-cell>
          <table:table-cell table:formula="of:=POWER([.C2435]-6.75;2)" office:value-type="float" office:value="0.00256414170114109" calcext:value-type="float">
            <text:p>0.0025641417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9.753256" calcext:value-type="float">
            <text:p>9.753256</text:p>
          </table:table-cell>
          <table:table-cell office:value-type="float" office:value="6.6876994892" calcext:value-type="float">
            <text:p>6.6876994892</text:p>
          </table:table-cell>
          <table:table-cell table:formula="of:=POWER([.C2436]-6.75;2)" office:value-type="float" office:value="0.00388135364594093" calcext:value-type="float">
            <text:p>0.0038813536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0.31124" calcext:value-type="float">
            <text:p>10.31124</text:p>
          </table:table-cell>
          <table:table-cell office:value-type="float" office:value="6.6714426989" calcext:value-type="float">
            <text:p>6.6714426989</text:p>
          </table:table-cell>
          <table:table-cell table:formula="of:=POWER([.C2437]-6.75;2)" office:value-type="float" office:value="0.00617124955611607" calcext:value-type="float">
            <text:p>0.0061712496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0.633892" calcext:value-type="float">
            <text:p>10.633892</text:p>
          </table:table-cell>
          <table:table-cell office:value-type="float" office:value="6.6521531613" calcext:value-type="float">
            <text:p>6.6521531613</text:p>
          </table:table-cell>
          <table:table-cell table:formula="of:=POWER([.C2438]-6.75;2)" office:value-type="float" office:value="0.00957400384358377" calcext:value-type="float">
            <text:p>0.0095740038</text:p>
          </table:table-cell>
          <table:table-cell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0.744993" calcext:value-type="float">
            <text:p>10.744993</text:p>
          </table:table-cell>
          <table:table-cell office:value-type="float" office:value="6.6311747634" calcext:value-type="float">
            <text:p>6.6311747634</text:p>
          </table:table-cell>
          <table:table-cell table:formula="of:=POWER([.C2439]-6.75;2)" office:value-type="float" office:value="0.014119436853046" calcext:value-type="float">
            <text:p>0.0141194369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10.66137" calcext:value-type="float">
            <text:p>10.66137</text:p>
          </table:table-cell>
          <table:table-cell office:value-type="float" office:value="6.6097079086" calcext:value-type="float">
            <text:p>6.6097079086</text:p>
          </table:table-cell>
          <table:table-cell table:formula="of:=POWER([.C2440]-6.75;2)" office:value-type="float" office:value="0.019681870909386" calcext:value-type="float">
            <text:p>0.0196818709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0.397864" calcext:value-type="float">
            <text:p>10.397864</text:p>
          </table:table-cell>
          <table:table-cell office:value-type="float" office:value="6.588835457" calcext:value-type="float">
            <text:p>6.588835457</text:p>
          </table:table-cell>
          <table:table-cell table:formula="of:=POWER([.C2441]-6.75;2)" office:value-type="float" office:value="0.0259740099203988" calcext:value-type="float">
            <text:p>0.0259740099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9.970174" calcext:value-type="float">
            <text:p>9.970174</text:p>
          </table:table-cell>
          <table:table-cell office:value-type="float" office:value="6.5695284677" calcext:value-type="float">
            <text:p>6.5695284677</text:p>
          </table:table-cell>
          <table:table-cell table:formula="of:=POWER([.C2442]-6.75;2)" office:value-type="float" office:value="0.0325699739707101" calcext:value-type="float">
            <text:p>0.032569974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9.396469" calcext:value-type="float">
            <text:p>9.396469</text:p>
          </table:table-cell>
          <table:table-cell office:value-type="float" office:value="6.5526441613" calcext:value-type="float">
            <text:p>6.5526441613</text:p>
          </table:table-cell>
          <table:table-cell table:formula="of:=POWER([.C2443]-6.75;2)" office:value-type="float" office:value="0.0389493270689804" calcext:value-type="float">
            <text:p>0.0389493271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8.698202" calcext:value-type="float">
            <text:p>8.698202</text:p>
          </table:table-cell>
          <table:table-cell office:value-type="float" office:value="6.538921871" calcext:value-type="float">
            <text:p>6.538921871</text:p>
          </table:table-cell>
          <table:table-cell table:formula="of:=POWER([.C2444]-6.75;2)" office:value-type="float" office:value="0.0445539765421405" calcext:value-type="float">
            <text:p>0.0445539765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7.900447" calcext:value-type="float">
            <text:p>7.900447</text:p>
          </table:table-cell>
          <table:table-cell office:value-type="float" office:value="6.5289787527" calcext:value-type="float">
            <text:p>6.5289787527</text:p>
          </table:table-cell>
          <table:table-cell table:formula="of:=POWER([.C2445]-6.75;2)" office:value-type="float" office:value="0.0488503917580475" calcext:value-type="float">
            <text:p>0.0488503918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7.032068" calcext:value-type="float">
            <text:p>7.032068</text:p>
          </table:table-cell>
          <table:table-cell office:value-type="float" office:value="6.5233046237" calcext:value-type="float">
            <text:p>6.5233046237</text:p>
          </table:table-cell>
          <table:table-cell table:formula="of:=POWER([.C2446]-6.75;2)" office:value-type="float" office:value="0.0513907936357988" calcext:value-type="float">
            <text:p>0.0513907936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6.126191" calcext:value-type="float">
            <text:p>6.126191</text:p>
          </table:table-cell>
          <table:table-cell office:value-type="float" office:value="6.5222534892" calcext:value-type="float">
            <text:p>6.5222534892</text:p>
          </table:table-cell>
          <table:table-cell table:formula="of:=POWER([.C2447]-6.75;2)" office:value-type="float" office:value="0.0518684731815747" calcext:value-type="float">
            <text:p>0.0518684732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5.221678" calcext:value-type="float">
            <text:p>5.221678</text:p>
          </table:table-cell>
          <table:table-cell office:value-type="float" office:value="6.5260274785" calcext:value-type="float">
            <text:p>6.5260274785</text:p>
          </table:table-cell>
          <table:table-cell table:formula="of:=POWER([.C2448]-6.75;2)" office:value-type="float" office:value="0.0501636903870681" calcext:value-type="float">
            <text:p>0.0501636904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4.366779" calcext:value-type="float">
            <text:p>4.366779</text:p>
          </table:table-cell>
          <table:table-cell office:value-type="float" office:value="6.5346462419" calcext:value-type="float">
            <text:p>6.5346462419</text:p>
          </table:table-cell>
          <table:table-cell table:formula="of:=POWER([.C2449]-6.75;2)" office:value-type="float" office:value="0.0463772411277933" calcext:value-type="float">
            <text:p>0.0463772411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3.626097" calcext:value-type="float">
            <text:p>3.626097</text:p>
          </table:table-cell>
          <table:table-cell office:value-type="float" office:value="6.5478902957" calcext:value-type="float">
            <text:p>6.5478902957</text:p>
          </table:table-cell>
          <table:table-cell table:formula="of:=POWER([.C2450]-6.75;2)" office:value-type="float" office:value="0.0408483325722333" calcext:value-type="float">
            <text:p>0.0408483326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.087462" calcext:value-type="float">
            <text:p>3.087462</text:p>
          </table:table-cell>
          <table:table-cell office:value-type="float" office:value="6.5652022849" calcext:value-type="float">
            <text:p>6.5652022849</text:p>
          </table:table-cell>
          <table:table-cell table:formula="of:=POWER([.C2451]-6.75;2)" office:value-type="float" office:value="0.0341501955061808" calcext:value-type="float">
            <text:p>0.0341501955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.84626" calcext:value-type="float">
            <text:p>2.84626</text:p>
          </table:table-cell>
          <table:table-cell office:value-type="float" office:value="6.5855496344" calcext:value-type="float">
            <text:p>6.5855496344</text:p>
          </table:table-cell>
          <table:table-cell table:formula="of:=POWER([.C2452]-6.75;2)" office:value-type="float" office:value="0.0270439227459735" calcext:value-type="float">
            <text:p>0.0270439227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.938528" calcext:value-type="float">
            <text:p>2.938528</text:p>
          </table:table-cell>
          <table:table-cell office:value-type="float" office:value="6.6073730538" calcext:value-type="float">
            <text:p>6.6073730538</text:p>
          </table:table-cell>
          <table:table-cell table:formula="of:=POWER([.C2453]-6.75;2)" office:value-type="float" office:value="0.0203424457823377" calcext:value-type="float">
            <text:p>0.0203424458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3.294993" calcext:value-type="float">
            <text:p>3.294993</text:p>
          </table:table-cell>
          <table:table-cell office:value-type="float" office:value="6.6288988817" calcext:value-type="float">
            <text:p>6.6288988817</text:p>
          </table:table-cell>
          <table:table-cell table:formula="of:=POWER([.C2454]-6.75;2)" office:value-type="float" office:value="0.0146654808535107" calcext:value-type="float">
            <text:p>0.0146654809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.803735" calcext:value-type="float">
            <text:p>3.803735</text:p>
          </table:table-cell>
          <table:table-cell office:value-type="float" office:value="6.6487037097" calcext:value-type="float">
            <text:p>6.6487037097</text:p>
          </table:table-cell>
          <table:table-cell table:formula="of:=POWER([.C2455]-6.75;2)" office:value-type="float" office:value="0.0102609384285418" calcext:value-type="float">
            <text:p>0.0102609384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4.378133" calcext:value-type="float">
            <text:p>4.378133</text:p>
          </table:table-cell>
          <table:table-cell office:value-type="float" office:value="6.6659468925" calcext:value-type="float">
            <text:p>6.6659468925</text:p>
          </table:table-cell>
          <table:table-cell table:formula="of:=POWER([.C2456]-6.75;2)" office:value-type="float" office:value="0.00706492488040655" calcext:value-type="float">
            <text:p>0.0070649249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.965597" calcext:value-type="float">
            <text:p>4.965597</text:p>
          </table:table-cell>
          <table:table-cell office:value-type="float" office:value="6.680240871" calcext:value-type="float">
            <text:p>6.680240871</text:p>
          </table:table-cell>
          <table:table-cell table:formula="of:=POWER([.C2457]-6.75;2)" office:value-type="float" office:value="0.00486633607883857" calcext:value-type="float">
            <text:p>0.0048663361</text:p>
          </table:table-cell>
          <table:table-cell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5.534654" calcext:value-type="float">
            <text:p>5.534654</text:p>
          </table:table-cell>
          <table:table-cell office:value-type="float" office:value="6.6914755215" calcext:value-type="float">
            <text:p>6.6914755215</text:p>
          </table:table-cell>
          <table:table-cell table:formula="of:=POWER([.C2458]-6.75;2)" office:value-type="float" office:value="0.00342511458369695" calcext:value-type="float">
            <text:p>0.0034251146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6.064216" calcext:value-type="float">
            <text:p>6.064216</text:p>
          </table:table-cell>
          <table:table-cell office:value-type="float" office:value="6.6997107742" calcext:value-type="float">
            <text:p>6.6997107742</text:p>
          </table:table-cell>
          <table:table-cell table:formula="of:=POWER([.C2459]-6.75;2)" office:value-type="float" office:value="0.00252900623156341" calcext:value-type="float">
            <text:p>0.0025290062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6.537797" calcext:value-type="float">
            <text:p>6.537797</text:p>
          </table:table-cell>
          <table:table-cell office:value-type="float" office:value="6.7051243763" calcext:value-type="float">
            <text:p>6.7051243763</text:p>
          </table:table-cell>
          <table:table-cell table:formula="of:=POWER([.C2460]-6.75;2)" office:value-type="float" office:value="0.00201382160246403" calcext:value-type="float">
            <text:p>0.0020138216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.941069" calcext:value-type="float">
            <text:p>6.941069</text:p>
          </table:table-cell>
          <table:table-cell office:value-type="float" office:value="6.707987543" calcext:value-type="float">
            <text:p>6.707987543</text:p>
          </table:table-cell>
          <table:table-cell table:formula="of:=POWER([.C2461]-6.75;2)" office:value-type="float" office:value="0.00176504654317687" calcext:value-type="float">
            <text:p>0.0017650465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7.261447" calcext:value-type="float">
            <text:p>7.261447</text:p>
          </table:table-cell>
          <table:table-cell office:value-type="float" office:value="6.708651043" calcext:value-type="float">
            <text:p>6.708651043</text:p>
          </table:table-cell>
          <table:table-cell table:formula="of:=POWER([.C2462]-6.75;2)" office:value-type="float" office:value="0.00170973624498787" calcext:value-type="float">
            <text:p>0.0017097362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7.488801" calcext:value-type="float">
            <text:p>7.488801</text:p>
          </table:table-cell>
          <table:table-cell office:value-type="float" office:value="6.7075320484" calcext:value-type="float">
            <text:p>6.7075320484</text:p>
          </table:table-cell>
          <table:table-cell table:formula="of:=POWER([.C2463]-6.75;2)" office:value-type="float" office:value="0.00180352691309994" calcext:value-type="float">
            <text:p>0.0018035269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7.616777" calcext:value-type="float">
            <text:p>7.616777</text:p>
          </table:table-cell>
          <table:table-cell office:value-type="float" office:value="6.7050974194" calcext:value-type="float">
            <text:p>6.7050974194</text:p>
          </table:table-cell>
          <table:table-cell table:formula="of:=POWER([.C2464]-6.75;2)" office:value-type="float" office:value="0.00201624174453946" calcext:value-type="float">
            <text:p>0.0020162417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7.644279" calcext:value-type="float">
            <text:p>7.644279</text:p>
          </table:table-cell>
          <table:table-cell office:value-type="float" office:value="6.7018417527" calcext:value-type="float">
            <text:p>6.7018417527</text:p>
          </table:table-cell>
          <table:table-cell table:formula="of:=POWER([.C2465]-6.75;2)" office:value-type="float" office:value="0.00231921678300795" calcext:value-type="float">
            <text:p>0.0023192168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7.57683" calcext:value-type="float">
            <text:p>7.57683</text:p>
          </table:table-cell>
          <table:table-cell office:value-type="float" office:value="6.6982603656" calcext:value-type="float">
            <text:p>6.6982603656</text:p>
          </table:table-cell>
          <table:table-cell table:formula="of:=POWER([.C2466]-6.75;2)" office:value-type="float" office:value="0.00267698976784562" calcext:value-type="float">
            <text:p>0.0026769898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7.427517" calcext:value-type="float">
            <text:p>7.427517</text:p>
          </table:table-cell>
          <table:table-cell office:value-type="float" office:value="6.694818043" calcext:value-type="float">
            <text:p>6.694818043</text:p>
          </table:table-cell>
          <table:table-cell table:formula="of:=POWER([.C2467]-6.75;2)" office:value-type="float" office:value="0.00304504837834988" calcext:value-type="float">
            <text:p>0.0030450484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7.217269" calcext:value-type="float">
            <text:p>7.217269</text:p>
          </table:table-cell>
          <table:table-cell office:value-type="float" office:value="6.6919149677" calcext:value-type="float">
            <text:p>6.6919149677</text:p>
          </table:table-cell>
          <table:table-cell table:formula="of:=POWER([.C2468]-6.75;2)" office:value-type="float" office:value="0.00337387097729206" calcext:value-type="float">
            <text:p>0.003373871</text:p>
          </table:table-cell>
          <table:table-cell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6.974106" calcext:value-type="float">
            <text:p>6.974106</text:p>
          </table:table-cell>
          <table:table-cell office:value-type="float" office:value="6.689851871" calcext:value-type="float">
            <text:p>6.689851871</text:p>
          </table:table-cell>
          <table:table-cell table:formula="of:=POWER([.C2469]-6.75;2)" office:value-type="float" office:value="0.00361779742220063" calcext:value-type="float">
            <text:p>0.0036177974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6.7309" calcext:value-type="float">
            <text:p>6.7309</text:p>
          </table:table-cell>
          <table:table-cell office:value-type="float" office:value="6.6887979516" calcext:value-type="float">
            <text:p>6.6887979516</text:p>
          </table:table-cell>
          <table:table-cell table:formula="of:=POWER([.C2470]-6.75;2)" office:value-type="float" office:value="0.00374569072835597" calcext:value-type="float">
            <text:p>0.0037456907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.521218" calcext:value-type="float">
            <text:p>6.521218</text:p>
          </table:table-cell>
          <table:table-cell office:value-type="float" office:value="6.6887677688" calcext:value-type="float">
            <text:p>6.6887677688</text:p>
          </table:table-cell>
          <table:table-cell table:formula="of:=POWER([.C2471]-6.75;2)" office:value-type="float" office:value="0.00374938613773025" calcext:value-type="float">
            <text:p>0.0037493861</text:p>
          </table:table-cell>
          <table:table-cell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6.373345" calcext:value-type="float">
            <text:p>6.373345</text:p>
          </table:table-cell>
          <table:table-cell office:value-type="float" office:value="6.6896162419" calcext:value-type="float">
            <text:p>6.6896162419</text:p>
          </table:table-cell>
          <table:table-cell table:formula="of:=POWER([.C2472]-6.75;2)" office:value-type="float" office:value="0.00364619824227936" calcext:value-type="float">
            <text:p>0.0036461982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float" office:value="6.303841" calcext:value-type="float">
            <text:p>6.303841</text:p>
          </table:table-cell>
          <table:table-cell office:value-type="float" office:value="6.691061586" calcext:value-type="float">
            <text:p>6.691061586</text:p>
          </table:table-cell>
          <table:table-cell table:formula="of:=POWER([.C2473]-6.75;2)" office:value-type="float" office:value="0.0034737366448354" calcext:value-type="float">
            <text:p>0.0034737366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.313338" calcext:value-type="float">
            <text:p>6.313338</text:p>
          </table:table-cell>
          <table:table-cell office:value-type="float" office:value="6.6927399731" calcext:value-type="float">
            <text:p>6.6927399731</text:p>
          </table:table-cell>
          <table:table-cell table:formula="of:=POWER([.C2474]-6.75;2)" office:value-type="float" office:value="0.00327871068058871" calcext:value-type="float">
            <text:p>0.0032787107</text:p>
          </table:table-cell>
          <table:table-cell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6.386956" calcext:value-type="float">
            <text:p>6.386956</text:p>
          </table:table-cell>
          <table:table-cell office:value-type="float" office:value="6.6942822688" calcext:value-type="float">
            <text:p>6.6942822688</text:p>
          </table:table-cell>
          <table:table-cell table:formula="of:=POWER([.C2475]-6.75;2)" office:value-type="float" office:value="0.00310446557007542" calcext:value-type="float">
            <text:p>0.0031044656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6.499308" calcext:value-type="float">
            <text:p>6.499308</text:p>
          </table:table-cell>
          <table:table-cell office:value-type="float" office:value="6.6953905753" calcext:value-type="float">
            <text:p>6.6953905753</text:p>
          </table:table-cell>
          <table:table-cell table:formula="of:=POWER([.C2476]-6.75;2)" office:value-type="float" office:value="0.00298218926606494" calcext:value-type="float">
            <text:p>0.0029821893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float" office:value="6.621511" calcext:value-type="float">
            <text:p>6.621511</text:p>
          </table:table-cell>
          <table:table-cell office:value-type="float" office:value="6.6958919839" calcext:value-type="float">
            <text:p>6.6958919839</text:p>
          </table:table-cell>
          <table:table-cell table:formula="of:=POWER([.C2477]-6.75;2)" office:value-type="float" office:value="0.00292767740627784" calcext:value-type="float">
            <text:p>0.0029276774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6.727354" calcext:value-type="float">
            <text:p>6.727354</text:p>
          </table:table-cell>
          <table:table-cell office:value-type="float" office:value="6.6957594032" calcext:value-type="float">
            <text:p>6.6957594032</text:p>
          </table:table-cell>
          <table:table-cell table:formula="of:=POWER([.C2478]-6.75;2)" office:value-type="float" office:value="0.00294204234122014" calcext:value-type="float">
            <text:p>0.0029420423</text:p>
          </table:table-cell>
          <table:table-cell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6.797225" calcext:value-type="float">
            <text:p>6.797225</text:p>
          </table:table-cell>
          <table:table-cell office:value-type="float" office:value="6.6951031774" calcext:value-type="float">
            <text:p>6.6951031774</text:p>
          </table:table-cell>
          <table:table-cell table:formula="of:=POWER([.C2479]-6.75;2)" office:value-type="float" office:value="0.00301366113157587" calcext:value-type="float">
            <text:p>0.0030136611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6.819818" calcext:value-type="float">
            <text:p>6.819818</text:p>
          </table:table-cell>
          <table:table-cell office:value-type="float" office:value="6.6941434194" calcext:value-type="float">
            <text:p>6.6941434194</text:p>
          </table:table-cell>
          <table:table-cell table:formula="of:=POWER([.C2480]-6.75;2)" office:value-type="float" office:value="0.00311995759632434" calcext:value-type="float">
            <text:p>0.0031199576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.792232" calcext:value-type="float">
            <text:p>6.792232</text:p>
          </table:table-cell>
          <table:table-cell office:value-type="float" office:value="6.6931721452" calcext:value-type="float">
            <text:p>6.6931721452</text:p>
          </table:table-cell>
          <table:table-cell table:formula="of:=POWER([.C2481]-6.75;2)" office:value-type="float" office:value="0.00322940508116987" calcext:value-type="float">
            <text:p>0.0032294051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float" office:value="6.718999" calcext:value-type="float">
            <text:p>6.718999</text:p>
          </table:table-cell>
          <table:table-cell office:value-type="float" office:value="6.6925112419" calcext:value-type="float">
            <text:p>6.6925112419</text:p>
          </table:table-cell>
          <table:table-cell table:formula="of:=POWER([.C2482]-6.75;2)" office:value-type="float" office:value="0.0033049573078803" calcext:value-type="float">
            <text:p>0.0033049573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6.61043" calcext:value-type="float">
            <text:p>6.61043</text:p>
          </table:table-cell>
          <table:table-cell office:value-type="float" office:value="6.6924702258" calcext:value-type="float">
            <text:p>6.6924702258</text:p>
          </table:table-cell>
          <table:table-cell table:formula="of:=POWER([.C2483]-6.75;2)" office:value-type="float" office:value="0.00330967491950297" calcext:value-type="float">
            <text:p>0.0033096749</text:p>
          </table:table-cell>
          <table:table-cell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6.480465" calcext:value-type="float">
            <text:p>6.480465</text:p>
          </table:table-cell>
          <table:table-cell office:value-type="float" office:value="6.6933072957" calcext:value-type="float">
            <text:p>6.6933072957</text:p>
          </table:table-cell>
          <table:table-cell table:formula="of:=POWER([.C2484]-6.75;2)" office:value-type="float" office:value="0.0032140627208472" calcext:value-type="float">
            <text:p>0.0032140627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6.344218" calcext:value-type="float">
            <text:p>6.344218</text:p>
          </table:table-cell>
          <table:table-cell office:value-type="float" office:value="6.6951978226" calcext:value-type="float">
            <text:p>6.6951978226</text:p>
          </table:table-cell>
          <table:table-cell table:formula="of:=POWER([.C2485]-6.75;2)" office:value-type="float" office:value="0.00300327864778107" calcext:value-type="float">
            <text:p>0.0030032786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6.215458" calcext:value-type="float">
            <text:p>6.215458</text:p>
          </table:table-cell>
          <table:table-cell office:value-type="float" office:value="6.6982146398" calcext:value-type="float">
            <text:p>6.6982146398</text:p>
          </table:table-cell>
          <table:table-cell table:formula="of:=POWER([.C2486]-6.75;2)" office:value-type="float" office:value="0.00268172353104377" calcext:value-type="float">
            <text:p>0.0026817235</text:p>
          </table:table-cell>
          <table:table-cell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6.104412" calcext:value-type="float">
            <text:p>6.104412</text:p>
          </table:table-cell>
          <table:table-cell office:value-type="float" office:value="6.7023236505" calcext:value-type="float">
            <text:p>6.7023236505</text:p>
          </table:table-cell>
          <table:table-cell table:formula="of:=POWER([.C2487]-6.75;2)" office:value-type="float" office:value="0.00227303430164612" calcext:value-type="float">
            <text:p>0.0022730343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6.016368" calcext:value-type="float">
            <text:p>6.016368</text:p>
          </table:table-cell>
          <table:table-cell office:value-type="float" office:value="6.707395586" calcext:value-type="float">
            <text:p>6.707395586</text:p>
          </table:table-cell>
          <table:table-cell table:formula="of:=POWER([.C2488]-6.75;2)" office:value-type="float" office:value="0.00181513609228335" calcext:value-type="float">
            <text:p>0.0018151361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float" office:value="5.951465" calcext:value-type="float">
            <text:p>5.951465</text:p>
          </table:table-cell>
          <table:table-cell office:value-type="float" office:value="6.7132310645" calcext:value-type="float">
            <text:p>6.7132310645</text:p>
          </table:table-cell>
          <table:table-cell table:formula="of:=POWER([.C2489]-6.75;2)" office:value-type="float" office:value="0.00135195461780313" calcext:value-type="float">
            <text:p>0.0013519546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5.905722" calcext:value-type="float">
            <text:p>5.905722</text:p>
          </table:table-cell>
          <table:table-cell office:value-type="float" office:value="6.7195927097" calcext:value-type="float">
            <text:p>6.7195927097</text:p>
          </table:table-cell>
          <table:table-cell table:formula="of:=POWER([.C2490]-6.75;2)" office:value-type="float" office:value="0.000924603303388494" calcext:value-type="float">
            <text:p>0.0009246033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5.873018" calcext:value-type="float">
            <text:p>5.873018</text:p>
          </table:table-cell>
          <table:table-cell office:value-type="float" office:value="6.7262368925" calcext:value-type="float">
            <text:p>6.7262368925</text:p>
          </table:table-cell>
          <table:table-cell table:formula="of:=POWER([.C2491]-6.75;2)" office:value-type="float" office:value="0.000564685278056545" calcext:value-type="float">
            <text:p>0.0005646853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float" office:value="5.847418" calcext:value-type="float">
            <text:p>5.847418</text:p>
          </table:table-cell>
          <table:table-cell office:value-type="float" office:value="6.7329386882" calcext:value-type="float">
            <text:p>6.7329386882</text:p>
          </table:table-cell>
          <table:table-cell table:formula="of:=POWER([.C2492]-6.75;2)" office:value-type="float" office:value="0.00029108836033682" calcext:value-type="float">
            <text:p>0.0002910884</text:p>
          </table:table-cell>
          <table:table-cell/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float" office:value="5.825298" calcext:value-type="float">
            <text:p>5.825298</text:p>
          </table:table-cell>
          <table:table-cell office:value-type="float" office:value="6.7395066667" calcext:value-type="float">
            <text:p>6.7395066667</text:p>
          </table:table-cell>
          <table:table-cell table:formula="of:=POWER([.C2493]-6.75;2)" office:value-type="float" office:value="0.000110110043744896" calcext:value-type="float">
            <text:p>0.00011011</text:p>
          </table:table-cell>
          <table:table-cell/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float" office:value="5.806831" calcext:value-type="float">
            <text:p>5.806831</text:p>
          </table:table-cell>
          <table:table-cell office:value-type="float" office:value="6.7457871774" calcext:value-type="float">
            <text:p>6.7457871774</text:p>
          </table:table-cell>
          <table:table-cell table:formula="of:=POWER([.C2494]-6.75;2)" office:value-type="float" office:value="0.000017747874259067" calcext:value-type="float">
            <text:p>1.7747874259067E-005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5.796578" calcext:value-type="float">
            <text:p>5.796578</text:p>
          </table:table-cell>
          <table:table-cell office:value-type="float" office:value="6.7516601022" calcext:value-type="float">
            <text:p>6.7516601022</text:p>
          </table:table-cell>
          <table:table-cell table:formula="of:=POWER([.C2495]-6.75;2)" office:value-type="float" office:value="0.00000275593931444415" calcext:value-type="float">
            <text:p>2.75593931444415E-006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5.80304" calcext:value-type="float">
            <text:p>5.80304</text:p>
          </table:table-cell>
          <table:table-cell office:value-type="float" office:value="6.7570294086" calcext:value-type="float">
            <text:p>6.7570294086</text:p>
          </table:table-cell>
          <table:table-cell table:formula="of:=POWER([.C2496]-6.75;2)" office:value-type="float" office:value="0.0000494125852657572" calcext:value-type="float">
            <text:p>4.94125852657572E-005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5.837099" calcext:value-type="float">
            <text:p>5.837099</text:p>
          </table:table-cell>
          <table:table-cell office:value-type="float" office:value="6.7618122849" calcext:value-type="float">
            <text:p>6.7618122849</text:p>
          </table:table-cell>
          <table:table-cell table:formula="of:=POWER([.C2497]-6.75;2)" office:value-type="float" office:value="0.000139530074558778" calcext:value-type="float">
            <text:p>0.0001395301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5.909493" calcext:value-type="float">
            <text:p>5.909493</text:p>
          </table:table-cell>
          <table:table-cell office:value-type="float" office:value="6.7659308925" calcext:value-type="float">
            <text:p>6.7659308925</text:p>
          </table:table-cell>
          <table:table-cell table:formula="of:=POWER([.C2498]-6.75;2)" office:value-type="float" office:value="0.00025379333584656" calcext:value-type="float">
            <text:p>0.0002537933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6.027818" calcext:value-type="float">
            <text:p>6.027818</text:p>
          </table:table-cell>
          <table:table-cell office:value-type="float" office:value="6.7693100108" calcext:value-type="float">
            <text:p>6.7693100108</text:p>
          </table:table-cell>
          <table:table-cell table:formula="of:=POWER([.C2499]-6.75;2)" office:value-type="float" office:value="0.000372876517096114" calcext:value-type="float">
            <text:p>0.0003728765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float" office:value="6.193903" calcext:value-type="float">
            <text:p>6.193903</text:p>
          </table:table-cell>
          <table:table-cell office:value-type="float" office:value="6.7718819355" calcext:value-type="float">
            <text:p>6.7718819355</text:p>
          </table:table-cell>
          <table:table-cell table:formula="of:=POWER([.C2500]-6.75;2)" office:value-type="float" office:value="0.000478819101226148" calcext:value-type="float">
            <text:p>0.0004788191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.402451" calcext:value-type="float">
            <text:p>6.402451</text:p>
          </table:table-cell>
          <table:table-cell office:value-type="float" office:value="6.7735971828" calcext:value-type="float">
            <text:p>6.7735971828</text:p>
          </table:table-cell>
          <table:table-cell table:formula="of:=POWER([.C2501]-6.75;2)" office:value-type="float" office:value="0.0005568270360966" calcext:value-type="float">
            <text:p>0.000556827</text:p>
          </table:table-cell>
          <table:table-cell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6.641365" calcext:value-type="float">
            <text:p>6.641365</text:p>
          </table:table-cell>
          <table:table-cell office:value-type="float" office:value="6.7744368656" calcext:value-type="float">
            <text:p>6.7744368656</text:p>
          </table:table-cell>
          <table:table-cell table:formula="of:=POWER([.C2502]-6.75;2)" office:value-type="float" office:value="0.000597160400352475" calcext:value-type="float">
            <text:p>0.0005971604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6.893518" calcext:value-type="float">
            <text:p>6.893518</text:p>
          </table:table-cell>
          <table:table-cell office:value-type="float" office:value="6.7744223065" calcext:value-type="float">
            <text:p>6.7744223065</text:p>
          </table:table-cell>
          <table:table-cell table:formula="of:=POWER([.C2503]-6.75;2)" office:value-type="float" office:value="0.000596449054779942" calcext:value-type="float">
            <text:p>0.0005964491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7.139252" calcext:value-type="float">
            <text:p>7.139252</text:p>
          </table:table-cell>
          <table:table-cell office:value-type="float" office:value="6.7736190591" calcext:value-type="float">
            <text:p>6.7736190591</text:p>
          </table:table-cell>
          <table:table-cell table:formula="of:=POWER([.C2504]-6.75;2)" office:value-type="float" office:value="0.000557859952769275" calcext:value-type="float">
            <text:p>0.00055786</text:p>
          </table:table-cell>
          <table:table-cell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7.358913" calcext:value-type="float">
            <text:p>7.358913</text:p>
          </table:table-cell>
          <table:table-cell office:value-type="float" office:value="6.7721351882" calcext:value-type="float">
            <text:p>6.7721351882</text:p>
          </table:table-cell>
          <table:table-cell table:formula="of:=POWER([.C2505]-6.75;2)" office:value-type="float" office:value="0.000489966556649421" calcext:value-type="float">
            <text:p>0.0004899666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7.534986" calcext:value-type="float">
            <text:p>7.534986</text:p>
          </table:table-cell>
          <table:table-cell office:value-type="float" office:value="6.7701152634" calcext:value-type="float">
            <text:p>6.7701152634</text:p>
          </table:table-cell>
          <table:table-cell table:formula="of:=POWER([.C2506]-6.75;2)" office:value-type="float" office:value="0.000404623821651385" calcext:value-type="float">
            <text:p>0.0004046238</text:p>
          </table:table-cell>
          <table:table-cell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7.653687" calcext:value-type="float">
            <text:p>7.653687</text:p>
          </table:table-cell>
          <table:table-cell office:value-type="float" office:value="6.7677317688" calcext:value-type="float">
            <text:p>6.7677317688</text:p>
          </table:table-cell>
          <table:table-cell table:formula="of:=POWER([.C2507]-6.75;2)" office:value-type="float" office:value="0.000314415624776655" calcext:value-type="float">
            <text:p>0.0003144156</text:p>
          </table:table-cell>
          <table:table-cell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7.706018" calcext:value-type="float">
            <text:p>7.706018</text:p>
          </table:table-cell>
          <table:table-cell office:value-type="float" office:value="6.7651751398" calcext:value-type="float">
            <text:p>6.7651751398</text:p>
          </table:table-cell>
          <table:table-cell table:formula="of:=POWER([.C2508]-6.75;2)" office:value-type="float" office:value="0.00023028486794955" calcext:value-type="float">
            <text:p>0.0002302849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7.688361" calcext:value-type="float">
            <text:p>7.688361</text:p>
          </table:table-cell>
          <table:table-cell office:value-type="float" office:value="6.7626431559" calcext:value-type="float">
            <text:p>6.7626431559</text:p>
          </table:table-cell>
          <table:table-cell table:formula="of:=POWER([.C2509]-6.75;2)" office:value-type="float" office:value="0.00015984939111171" calcext:value-type="float">
            <text:p>0.0001598494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7.602688" calcext:value-type="float">
            <text:p>7.602688</text:p>
          </table:table-cell>
          <table:table-cell office:value-type="float" office:value="6.7603299624" calcext:value-type="float">
            <text:p>6.7603299624</text:p>
          </table:table-cell>
          <table:table-cell table:formula="of:=POWER([.C2510]-6.75;2)" office:value-type="float" office:value="0.000106708123185417" calcext:value-type="float">
            <text:p>0.0001067081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7.456409" calcext:value-type="float">
            <text:p>7.456409</text:p>
          </table:table-cell>
          <table:table-cell office:value-type="float" office:value="6.7584149194" calcext:value-type="float">
            <text:p>6.7584149194</text:p>
          </table:table-cell>
          <table:table-cell table:formula="of:=POWER([.C2511]-6.75;2)" office:value-type="float" office:value="0.0000708108685084935" calcext:value-type="float">
            <text:p>7.08108685084935E-005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7.2619" calcext:value-type="float">
            <text:p>7.2619</text:p>
          </table:table-cell>
          <table:table-cell office:value-type="float" office:value="6.7570515" calcext:value-type="float">
            <text:p>6.7570515</text:p>
          </table:table-cell>
          <table:table-cell table:formula="of:=POWER([.C2512]-6.75;2)" office:value-type="float" office:value="0.000049723652250003" calcext:value-type="float">
            <text:p>4.9723652250003E-005</text:p>
          </table:table-cell>
          <table:table-cell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7.035673" calcext:value-type="float">
            <text:p>7.035673</text:p>
          </table:table-cell>
          <table:table-cell office:value-type="float" office:value="6.7563565" calcext:value-type="float">
            <text:p>6.7563565</text:p>
          </table:table-cell>
          <table:table-cell table:formula="of:=POWER([.C2513]-6.75;2)" office:value-type="float" office:value="0.0000404050922499984" calcext:value-type="float">
            <text:p>4.04050922499984E-005</text:p>
          </table:table-cell>
          <table:table-cell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6.797144" calcext:value-type="float">
            <text:p>6.797144</text:p>
          </table:table-cell>
          <table:table-cell office:value-type="float" office:value="6.756400043" calcext:value-type="float">
            <text:p>6.756400043</text:p>
          </table:table-cell>
          <table:table-cell table:formula="of:=POWER([.C2514]-6.75;2)" office:value-type="float" office:value="0.0000409605504018514" calcext:value-type="float">
            <text:p>4.09605504018514E-005</text:p>
          </table:table-cell>
          <table:table-cell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6.566938" calcext:value-type="float">
            <text:p>6.566938</text:p>
          </table:table-cell>
          <table:table-cell office:value-type="float" office:value="6.7571973065" calcext:value-type="float">
            <text:p>6.7571973065</text:p>
          </table:table-cell>
          <table:table-cell table:formula="of:=POWER([.C2515]-6.75;2)" office:value-type="float" office:value="0.0000518012208549447" calcext:value-type="float">
            <text:p>5.18012208549447E-005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6.364727" calcext:value-type="float">
            <text:p>6.364727</text:p>
          </table:table-cell>
          <table:table-cell office:value-type="float" office:value="6.7587035269" calcext:value-type="float">
            <text:p>6.7587035269</text:p>
          </table:table-cell>
          <table:table-cell table:formula="of:=POWER([.C2516]-6.75;2)" office:value-type="float" office:value="0.0000757513804990194" calcext:value-type="float">
            <text:p>7.57513804990194E-005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6.206768" calcext:value-type="float">
            <text:p>6.206768</text:p>
          </table:table-cell>
          <table:table-cell office:value-type="float" office:value="6.7608143656" calcext:value-type="float">
            <text:p>6.7608143656</text:p>
          </table:table-cell>
          <table:table-cell table:formula="of:=POWER([.C2517]-6.75;2)" office:value-type="float" office:value="0.000116950503330462" calcext:value-type="float">
            <text:p>0.0001169505</text:p>
          </table:table-cell>
          <table:table-cell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6.103609" calcext:value-type="float">
            <text:p>6.103609</text:p>
          </table:table-cell>
          <table:table-cell office:value-type="float" office:value="6.7633737742" calcext:value-type="float">
            <text:p>6.7633737742</text:p>
          </table:table-cell>
          <table:table-cell table:formula="of:=POWER([.C2518]-6.75;2)" office:value-type="float" office:value="0.000178857836352579" calcext:value-type="float">
            <text:p>0.0001788578</text:p>
          </table:table-cell>
          <table:table-cell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6.058604" calcext:value-type="float">
            <text:p>6.058604</text:p>
          </table:table-cell>
          <table:table-cell office:value-type="float" office:value="6.7661901237" calcext:value-type="float">
            <text:p>6.7661901237</text:p>
          </table:table-cell>
          <table:table-cell table:formula="of:=POWER([.C2519]-6.75;2)" office:value-type="float" office:value="0.000262120105421314" calcext:value-type="float">
            <text:p>0.0002621201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6.067849" calcext:value-type="float">
            <text:p>6.067849</text:p>
          </table:table-cell>
          <table:table-cell office:value-type="float" office:value="6.7690588441" calcext:value-type="float">
            <text:p>6.7690588441</text:p>
          </table:table-cell>
          <table:table-cell table:formula="of:=POWER([.C2520]-6.75;2)" office:value-type="float" office:value="0.000363239538428102" calcext:value-type="float">
            <text:p>0.0003632395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.121559" calcext:value-type="float">
            <text:p>6.121559</text:p>
          </table:table-cell>
          <table:table-cell office:value-type="float" office:value="6.7717869409" calcext:value-type="float">
            <text:p>6.7717869409</text:p>
          </table:table-cell>
          <table:table-cell table:formula="of:=POWER([.C2521]-6.75;2)" office:value-type="float" office:value="0.000474670793780102" calcext:value-type="float">
            <text:p>0.0004746708</text:p>
          </table:table-cell>
          <table:table-cell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6.20637" calcext:value-type="float">
            <text:p>6.20637</text:p>
          </table:table-cell>
          <table:table-cell office:value-type="float" office:value="6.7742142473" calcext:value-type="float">
            <text:p>6.7742142473</text:p>
          </table:table-cell>
          <table:table-cell table:formula="of:=POWER([.C2522]-6.75;2)" office:value-type="float" office:value="0.000586329772305546" calcext:value-type="float">
            <text:p>0.0005863298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6.30776" calcext:value-type="float">
            <text:p>6.30776</text:p>
          </table:table-cell>
          <table:table-cell office:value-type="float" office:value="6.7762279194" calcext:value-type="float">
            <text:p>6.7762279194</text:p>
          </table:table-cell>
          <table:table-cell table:formula="of:=POWER([.C2523]-6.75;2)" office:value-type="float" office:value="0.000687903756052903" calcext:value-type="float">
            <text:p>0.0006879038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6.411965" calcext:value-type="float">
            <text:p>6.411965</text:p>
          </table:table-cell>
          <table:table-cell office:value-type="float" office:value="6.7777695376" calcext:value-type="float">
            <text:p>6.7777695376</text:p>
          </table:table-cell>
          <table:table-cell table:formula="of:=POWER([.C2524]-6.75;2)" office:value-type="float" office:value="0.000771147218517826" calcext:value-type="float">
            <text:p>0.0007711472</text:p>
          </table:table-cell>
          <table:table-cell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6.507198" calcext:value-type="float">
            <text:p>6.507198</text:p>
          </table:table-cell>
          <table:table-cell office:value-type="float" office:value="6.7788362634" calcext:value-type="float">
            <text:p>6.7788362634</text:p>
          </table:table-cell>
          <table:table-cell table:formula="of:=POWER([.C2525]-6.75;2)" office:value-type="float" office:value="0.000831530086874161" calcext:value-type="float">
            <text:p>0.0008315301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.584235" calcext:value-type="float">
            <text:p>6.584235</text:p>
          </table:table-cell>
          <table:table-cell office:value-type="float" office:value="6.7794778602" calcext:value-type="float">
            <text:p>6.7794778602</text:p>
          </table:table-cell>
          <table:table-cell table:formula="of:=POWER([.C2526]-6.75;2)" office:value-type="float" office:value="0.00086894424197075" calcext:value-type="float">
            <text:p>0.0008689442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6.636602" calcext:value-type="float">
            <text:p>6.636602</text:p>
          </table:table-cell>
          <table:table-cell office:value-type="float" office:value="6.7797906667" calcext:value-type="float">
            <text:p>6.7797906667</text:p>
          </table:table-cell>
          <table:table-cell table:formula="of:=POWER([.C2527]-6.75;2)" office:value-type="float" office:value="0.000887483822430507" calcext:value-type="float">
            <text:p>0.0008874838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6.660536" calcext:value-type="float">
            <text:p>6.660536</text:p>
          </table:table-cell>
          <table:table-cell office:value-type="float" office:value="6.7799087849" calcext:value-type="float">
            <text:p>6.7799087849</text:p>
          </table:table-cell>
          <table:table-cell table:formula="of:=POWER([.C2528]-6.75;2)" office:value-type="float" office:value="0.000894535414194464" calcext:value-type="float">
            <text:p>0.0008945354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6.654872" calcext:value-type="float">
            <text:p>6.654872</text:p>
          </table:table-cell>
          <table:table-cell office:value-type="float" office:value="6.7799924355" calcext:value-type="float">
            <text:p>6.7799924355</text:p>
          </table:table-cell>
          <table:table-cell table:formula="of:=POWER([.C2529]-6.75;2)" office:value-type="float" office:value="0.000899546187221692" calcext:value-type="float">
            <text:p>0.0008995462</text:p>
          </table:table-cell>
          <table:table-cell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6.620904" calcext:value-type="float">
            <text:p>6.620904</text:p>
          </table:table-cell>
          <table:table-cell office:value-type="float" office:value="6.7802135323" calcext:value-type="float">
            <text:p>6.7802135323</text:p>
          </table:table-cell>
          <table:table-cell table:formula="of:=POWER([.C2530]-6.75;2)" office:value-type="float" office:value="0.000912857534043164" calcext:value-type="float">
            <text:p>0.0009128575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562227" calcext:value-type="float">
            <text:p>6.562227</text:p>
          </table:table-cell>
          <table:table-cell office:value-type="float" office:value="6.7807392097" calcext:value-type="float">
            <text:p>6.7807392097</text:p>
          </table:table-cell>
          <table:table-cell table:formula="of:=POWER([.C2531]-6.75;2)" office:value-type="float" office:value="0.00094489901298058" calcext:value-type="float">
            <text:p>0.000944899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6.484538" calcext:value-type="float">
            <text:p>6.484538</text:p>
          </table:table-cell>
          <table:table-cell office:value-type="float" office:value="6.7817146828" calcext:value-type="float">
            <text:p>6.7817146828</text:p>
          </table:table-cell>
          <table:table-cell table:formula="of:=POWER([.C2532]-6.75;2)" office:value-type="float" office:value="0.00100582110510459" calcext:value-type="float">
            <text:p>0.0010058211</text:p>
          </table:table-cell>
          <table:table-cell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6.395335" calcext:value-type="float">
            <text:p>6.395335</text:p>
          </table:table-cell>
          <table:table-cell office:value-type="float" office:value="6.7832473602" calcext:value-type="float">
            <text:p>6.7832473602</text:p>
          </table:table-cell>
          <table:table-cell table:formula="of:=POWER([.C2533]-6.75;2)" office:value-type="float" office:value="0.00110538696026853" calcext:value-type="float">
            <text:p>0.001105387</text:p>
          </table:table-cell>
          <table:table-cell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6.303471" calcext:value-type="float">
            <text:p>6.303471</text:p>
          </table:table-cell>
          <table:table-cell office:value-type="float" office:value="6.7853941774" calcext:value-type="float">
            <text:p>6.7853941774</text:p>
          </table:table-cell>
          <table:table-cell table:formula="of:=POWER([.C2534]-6.75;2)" office:value-type="float" office:value="0.00125274779382265" calcext:value-type="float">
            <text:p>0.0012527478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6.218504" calcext:value-type="float">
            <text:p>6.218504</text:p>
          </table:table-cell>
          <table:table-cell office:value-type="float" office:value="6.7881538925" calcext:value-type="float">
            <text:p>6.7881538925</text:p>
          </table:table-cell>
          <table:table-cell table:formula="of:=POWER([.C2535]-6.75;2)" office:value-type="float" office:value="0.00145571951290159" calcext:value-type="float">
            <text:p>0.0014557195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6.149847" calcext:value-type="float">
            <text:p>6.149847</text:p>
          </table:table-cell>
          <table:table-cell office:value-type="float" office:value="6.7914655108" calcext:value-type="float">
            <text:p>6.7914655108</text:p>
          </table:table-cell>
          <table:table-cell table:formula="of:=POWER([.C2536]-6.75;2)" office:value-type="float" office:value="0.00171938858590493" calcext:value-type="float">
            <text:p>0.0017193886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6.105776" calcext:value-type="float">
            <text:p>6.105776</text:p>
          </table:table-cell>
          <table:table-cell office:value-type="float" office:value="6.7952133548" calcext:value-type="float">
            <text:p>6.7952133548</text:p>
          </table:table-cell>
          <table:table-cell table:formula="of:=POWER([.C2537]-6.75;2)" office:value-type="float" office:value="0.00204424745227064" calcext:value-type="float">
            <text:p>0.0020442475</text:p>
          </table:table-cell>
          <table:table-cell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6.092419" calcext:value-type="float">
            <text:p>6.092419</text:p>
          </table:table-cell>
          <table:table-cell office:value-type="float" office:value="6.799238328" calcext:value-type="float">
            <text:p>6.799238328</text:p>
          </table:table-cell>
          <table:table-cell table:formula="of:=POWER([.C2538]-6.75;2)" office:value-type="float" office:value="0.00242441294423562" calcext:value-type="float">
            <text:p>0.0024244129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6.112953" calcext:value-type="float">
            <text:p>6.112953</text:p>
          </table:table-cell>
          <table:table-cell office:value-type="float" office:value="6.8033542043" calcext:value-type="float">
            <text:p>6.8033542043</text:p>
          </table:table-cell>
          <table:table-cell table:formula="of:=POWER([.C2539]-6.75;2)" office:value-type="float" office:value="0.00284667111648611" calcext:value-type="float">
            <text:p>0.0028466711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6.167186" calcext:value-type="float">
            <text:p>6.167186</text:p>
          </table:table-cell>
          <table:table-cell office:value-type="float" office:value="6.8073665161" calcext:value-type="float">
            <text:p>6.8073665161</text:p>
          </table:table-cell>
          <table:table-cell table:formula="of:=POWER([.C2540]-6.75;2)" office:value-type="float" office:value="0.00329091716945157" calcext:value-type="float">
            <text:p>0.0032909172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.251648" calcext:value-type="float">
            <text:p>6.251648</text:p>
          </table:table-cell>
          <table:table-cell office:value-type="float" office:value="6.8110912796" calcext:value-type="float">
            <text:p>6.8110912796</text:p>
          </table:table-cell>
          <table:table-cell table:formula="of:=POWER([.C2541]-6.75;2)" office:value-type="float" office:value="0.00373214444316541" calcext:value-type="float">
            <text:p>0.0037321444</text:p>
          </table:table-cell>
          <table:table-cell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6.360148" calcext:value-type="float">
            <text:p>6.360148</text:p>
          </table:table-cell>
          <table:table-cell office:value-type="float" office:value="6.8143706237" calcext:value-type="float">
            <text:p>6.8143706237</text:p>
          </table:table-cell>
          <table:table-cell table:formula="of:=POWER([.C2542]-6.75;2)" office:value-type="float" office:value="0.00414357719552705" calcext:value-type="float">
            <text:p>0.0041435772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6.484638" calcext:value-type="float">
            <text:p>6.484638</text:p>
          </table:table-cell>
          <table:table-cell office:value-type="float" office:value="6.817083328" calcext:value-type="float">
            <text:p>6.817083328</text:p>
          </table:table-cell>
          <table:table-cell table:formula="of:=POWER([.C2543]-6.75;2)" office:value-type="float" office:value="0.00450017289555556" calcext:value-type="float">
            <text:p>0.0045001729</text:p>
          </table:table-cell>
          <table:table-cell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6.616162" calcext:value-type="float">
            <text:p>6.616162</text:p>
          </table:table-cell>
          <table:table-cell office:value-type="float" office:value="6.8191496559" calcext:value-type="float">
            <text:p>6.8191496559</text:p>
          </table:table-cell>
          <table:table-cell table:formula="of:=POWER([.C2544]-6.75;2)" office:value-type="float" office:value="0.00478167491108847" calcext:value-type="float">
            <text:p>0.0047816749</text:p>
          </table:table-cell>
          <table:table-cell/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float" office:value="6.745745" calcext:value-type="float">
            <text:p>6.745745</text:p>
          </table:table-cell>
          <table:table-cell office:value-type="float" office:value="6.8205312903" calcext:value-type="float">
            <text:p>6.8205312903</text:p>
          </table:table-cell>
          <table:table-cell table:formula="of:=POWER([.C2545]-6.75;2)" office:value-type="float" office:value="0.00497466291138287" calcext:value-type="float">
            <text:p>0.0049746629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6.865105" calcext:value-type="float">
            <text:p>6.865105</text:p>
          </table:table-cell>
          <table:table-cell office:value-type="float" office:value="6.821227871" calcext:value-type="float">
            <text:p>6.821227871</text:p>
          </table:table-cell>
          <table:table-cell table:formula="of:=POWER([.C2546]-6.75;2)" office:value-type="float" office:value="0.00507340960719259" calcext:value-type="float">
            <text:p>0.0050734096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6.967177" calcext:value-type="float">
            <text:p>6.967177</text:p>
          </table:table-cell>
          <table:table-cell office:value-type="float" office:value="6.8212719946" calcext:value-type="float">
            <text:p>6.8212719946</text:p>
          </table:table-cell>
          <table:table-cell table:formula="of:=POWER([.C2547]-6.75;2)" office:value-type="float" office:value="0.00507969721426243" calcext:value-type="float">
            <text:p>0.0050796972</text:p>
          </table:table-cell>
          <table:table-cell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7.04647" calcext:value-type="float">
            <text:p>7.04647</text:p>
          </table:table-cell>
          <table:table-cell office:value-type="float" office:value="6.8207239355" calcext:value-type="float">
            <text:p>6.8207239355</text:p>
          </table:table-cell>
          <table:table-cell table:formula="of:=POWER([.C2548]-6.75;2)" office:value-type="float" office:value="0.00500187505260819" calcext:value-type="float">
            <text:p>0.0050018751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7.099286" calcext:value-type="float">
            <text:p>7.099286</text:p>
          </table:table-cell>
          <table:table-cell office:value-type="float" office:value="6.8196668495" calcext:value-type="float">
            <text:p>6.8196668495</text:p>
          </table:table-cell>
          <table:table-cell table:formula="of:=POWER([.C2549]-6.75;2)" office:value-type="float" office:value="0.00485346991925564" calcext:value-type="float">
            <text:p>0.0048534699</text:p>
          </table:table-cell>
          <table:table-cell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7.12383" calcext:value-type="float">
            <text:p>7.12383</text:p>
          </table:table-cell>
          <table:table-cell office:value-type="float" office:value="6.8182025269" calcext:value-type="float">
            <text:p>6.8182025269</text:p>
          </table:table-cell>
          <table:table-cell table:formula="of:=POWER([.C2550]-6.75;2)" office:value-type="float" office:value="0.00465158467554528" calcext:value-type="float">
            <text:p>0.0046515847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7.120245" calcext:value-type="float">
            <text:p>7.120245</text:p>
          </table:table-cell>
          <table:table-cell office:value-type="float" office:value="6.8164473763" calcext:value-type="float">
            <text:p>6.8164473763</text:p>
          </table:table-cell>
          <table:table-cell table:formula="of:=POWER([.C2551]-6.75;2)" office:value-type="float" office:value="0.00441525381715383" calcext:value-type="float">
            <text:p>0.0044152538</text:p>
          </table:table-cell>
          <table:table-cell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7.090552" calcext:value-type="float">
            <text:p>7.090552</text:p>
          </table:table-cell>
          <table:table-cell office:value-type="float" office:value="6.8145279462" calcext:value-type="float">
            <text:p>6.8145279462</text:p>
          </table:table-cell>
          <table:table-cell table:formula="of:=POWER([.C2552]-6.75;2)" office:value-type="float" office:value="0.00416385584079011" calcext:value-type="float">
            <text:p>0.0041638558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7.038528" calcext:value-type="float">
            <text:p>7.038528</text:p>
          </table:table-cell>
          <table:table-cell office:value-type="float" office:value="6.8125754194" calcext:value-type="float">
            <text:p>6.8125754194</text:p>
          </table:table-cell>
          <table:table-cell table:formula="of:=POWER([.C2553]-6.75;2)" office:value-type="float" office:value="0.00391568311308588" calcext:value-type="float">
            <text:p>0.0039156831</text:p>
          </table:table-cell>
          <table:table-cell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6.969488" calcext:value-type="float">
            <text:p>6.969488</text:p>
          </table:table-cell>
          <table:table-cell office:value-type="float" office:value="6.8107185054" calcext:value-type="float">
            <text:p>6.8107185054</text:p>
          </table:table-cell>
          <table:table-cell table:formula="of:=POWER([.C2554]-6.75;2)" office:value-type="float" office:value="0.00368673689800979" calcext:value-type="float">
            <text:p>0.0036867369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6.889961" calcext:value-type="float">
            <text:p>6.889961</text:p>
          </table:table-cell>
          <table:table-cell office:value-type="float" office:value="6.8090746774" calcext:value-type="float">
            <text:p>6.8090746774</text:p>
          </table:table-cell>
          <table:table-cell table:formula="of:=POWER([.C2555]-6.75;2)" office:value-type="float" office:value="0.00348981750991406" calcext:value-type="float">
            <text:p>0.0034898175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6.807237" calcext:value-type="float">
            <text:p>6.807237</text:p>
          </table:table-cell>
          <table:table-cell office:value-type="float" office:value="6.8077402581" calcext:value-type="float">
            <text:p>6.8077402581</text:p>
          </table:table-cell>
          <table:table-cell table:formula="of:=POWER([.C2556]-6.75;2)" office:value-type="float" office:value="0.00333393740545461" calcext:value-type="float">
            <text:p>0.0033339374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6.728776" calcext:value-type="float">
            <text:p>6.728776</text:p>
          </table:table-cell>
          <table:table-cell office:value-type="float" office:value="6.8067804785" calcext:value-type="float">
            <text:p>6.8067804785</text:p>
          </table:table-cell>
          <table:table-cell table:formula="of:=POWER([.C2557]-6.75;2)" office:value-type="float" office:value="0.003224022738689" calcext:value-type="float">
            <text:p>0.0032240227</text:p>
          </table:table-cell>
          <table:table-cell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6.661485" calcext:value-type="float">
            <text:p>6.661485</text:p>
          </table:table-cell>
          <table:table-cell office:value-type="float" office:value="6.8062213441" calcext:value-type="float">
            <text:p>6.8062213441</text:p>
          </table:table-cell>
          <table:table-cell table:formula="of:=POWER([.C2558]-6.75;2)" office:value-type="float" office:value="0.00316083953241059" calcext:value-type="float">
            <text:p>0.0031608395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6.610936" calcext:value-type="float">
            <text:p>6.610936</text:p>
          </table:table-cell>
          <table:table-cell office:value-type="float" office:value="6.8060452204" calcext:value-type="float">
            <text:p>6.8060452204</text:p>
          </table:table-cell>
          <table:table-cell table:formula="of:=POWER([.C2559]-6.75;2)" office:value-type="float" office:value="0.00314106672968454" calcext:value-type="float">
            <text:p>0.0031410667</text:p>
          </table:table-cell>
          <table:table-cell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6.580634" calcext:value-type="float">
            <text:p>6.580634</text:p>
          </table:table-cell>
          <table:table-cell office:value-type="float" office:value="6.8061918011" calcext:value-type="float">
            <text:p>6.8061918011</text:p>
          </table:table-cell>
          <table:table-cell table:formula="of:=POWER([.C2560]-6.75;2)" office:value-type="float" office:value="0.00315751851086194" calcext:value-type="float">
            <text:p>0.0031575185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.571501" calcext:value-type="float">
            <text:p>6.571501</text:p>
          </table:table-cell>
          <table:table-cell office:value-type="float" office:value="6.8065650806" calcext:value-type="float">
            <text:p>6.8065650806</text:p>
          </table:table-cell>
          <table:table-cell table:formula="of:=POWER([.C2561]-6.75;2)" office:value-type="float" office:value="0.00319960834328454" calcext:value-type="float">
            <text:p>0.0031996083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6.581726" calcext:value-type="float">
            <text:p>6.581726</text:p>
          </table:table-cell>
          <table:table-cell office:value-type="float" office:value="6.807045586" calcext:value-type="float">
            <text:p>6.807045586</text:p>
          </table:table-cell>
          <table:table-cell table:formula="of:=POWER([.C2562]-6.75;2)" office:value-type="float" office:value="0.00325419888208341" calcext:value-type="float">
            <text:p>0.0032541989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6.607053" calcext:value-type="float">
            <text:p>6.607053</text:p>
          </table:table-cell>
          <table:table-cell office:value-type="float" office:value="6.807505828" calcext:value-type="float">
            <text:p>6.807505828</text:p>
          </table:table-cell>
          <table:table-cell table:formula="of:=POWER([.C2563]-6.75;2)" office:value-type="float" office:value="0.00330692025396559" calcext:value-type="float">
            <text:p>0.0033069203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6.641482" calcext:value-type="float">
            <text:p>6.641482</text:p>
          </table:table-cell>
          <table:table-cell office:value-type="float" office:value="6.8078261667" calcext:value-type="float">
            <text:p>6.8078261667</text:p>
          </table:table-cell>
          <table:table-cell table:formula="of:=POWER([.C2564]-6.75;2)" office:value-type="float" office:value="0.00334386555521618" calcext:value-type="float">
            <text:p>0.0033438656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6.678241" calcext:value-type="float">
            <text:p>6.678241</text:p>
          </table:table-cell>
          <table:table-cell office:value-type="float" office:value="6.8079083978" calcext:value-type="float">
            <text:p>6.8079083978</text:p>
          </table:table-cell>
          <table:table-cell table:formula="of:=POWER([.C2565]-6.75;2)" office:value-type="float" office:value="0.00335338253576308" calcext:value-type="float">
            <text:p>0.0033533825</text:p>
          </table:table-cell>
          <table:table-cell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6.710851" calcext:value-type="float">
            <text:p>6.710851</text:p>
          </table:table-cell>
          <table:table-cell office:value-type="float" office:value="6.8076852366" calcext:value-type="float">
            <text:p>6.8076852366</text:p>
          </table:table-cell>
          <table:table-cell table:formula="of:=POWER([.C2566]-6.75;2)" office:value-type="float" office:value="0.00332758652159801" calcext:value-type="float">
            <text:p>0.0033275865</text:p>
          </table:table-cell>
          <table:table-cell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6.734087" calcext:value-type="float">
            <text:p>6.734087</text:p>
          </table:table-cell>
          <table:table-cell office:value-type="float" office:value="6.8071251183" calcext:value-type="float">
            <text:p>6.8071251183</text:p>
          </table:table-cell>
          <table:table-cell table:formula="of:=POWER([.C2567]-6.75;2)" office:value-type="float" office:value="0.00326327914078901" calcext:value-type="float">
            <text:p>0.0032632791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6.744719" calcext:value-type="float">
            <text:p>6.744719</text:p>
          </table:table-cell>
          <table:table-cell office:value-type="float" office:value="6.8062328871" calcext:value-type="float">
            <text:p>6.8062328871</text:p>
          </table:table-cell>
          <table:table-cell table:formula="of:=POWER([.C2568]-6.75;2)" office:value-type="float" office:value="0.00316213759160137" calcext:value-type="float">
            <text:p>0.0031621376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6.741926" calcext:value-type="float">
            <text:p>6.741926</text:p>
          </table:table-cell>
          <table:table-cell office:value-type="float" office:value="6.8050475484" calcext:value-type="float">
            <text:p>6.8050475484</text:p>
          </table:table-cell>
          <table:table-cell table:formula="of:=POWER([.C2569]-6.75;2)" office:value-type="float" office:value="0.00303023258485036" calcext:value-type="float">
            <text:p>0.0030302326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6.727365" calcext:value-type="float">
            <text:p>6.727365</text:p>
          </table:table-cell>
          <table:table-cell office:value-type="float" office:value="6.803638414" calcext:value-type="float">
            <text:p>6.803638414</text:p>
          </table:table-cell>
          <table:table-cell table:formula="of:=POWER([.C2570]-6.75;2)" office:value-type="float" office:value="0.00287707945643539" calcext:value-type="float">
            <text:p>0.0028770795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.704867" calcext:value-type="float">
            <text:p>6.704867</text:p>
          </table:table-cell>
          <table:table-cell office:value-type="float" office:value="6.802100328" calcext:value-type="float">
            <text:p>6.802100328</text:p>
          </table:table-cell>
          <table:table-cell table:formula="of:=POWER([.C2571]-6.75;2)" office:value-type="float" office:value="0.00271444417770757" calcext:value-type="float">
            <text:p>0.0027144442</text:p>
          </table:table-cell>
          <table:table-cell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6.679822" calcext:value-type="float">
            <text:p>6.679822</text:p>
          </table:table-cell>
          <table:table-cell office:value-type="float" office:value="6.8005479677" calcext:value-type="float">
            <text:p>6.8005479677</text:p>
          </table:table-cell>
          <table:table-cell table:formula="of:=POWER([.C2572]-6.75;2)" office:value-type="float" office:value="0.00255509703860025" calcext:value-type="float">
            <text:p>0.002555097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6.658288" calcext:value-type="float">
            <text:p>6.658288</text:p>
          </table:table-cell>
          <table:table-cell office:value-type="float" office:value="6.7991083065" calcext:value-type="float">
            <text:p>6.7991083065</text:p>
          </table:table-cell>
          <table:table-cell table:formula="of:=POWER([.C2573]-6.75;2)" office:value-type="float" office:value="0.00241162576729794" calcext:value-type="float">
            <text:p>0.0024116258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6.645973" calcext:value-type="float">
            <text:p>6.645973</text:p>
          </table:table-cell>
          <table:table-cell office:value-type="float" office:value="6.7979102903" calcext:value-type="float">
            <text:p>6.7979102903</text:p>
          </table:table-cell>
          <table:table-cell table:formula="of:=POWER([.C2574]-6.75;2)" office:value-type="float" office:value="0.00229539591663027" calcext:value-type="float">
            <text:p>0.0022953959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6.647236" calcext:value-type="float">
            <text:p>6.647236</text:p>
          </table:table-cell>
          <table:table-cell office:value-type="float" office:value="6.7970713172" calcext:value-type="float">
            <text:p>6.7970713172</text:p>
          </table:table-cell>
          <table:table-cell table:formula="of:=POWER([.C2575]-6.75;2)" office:value-type="float" office:value="0.00221570890294305" calcext:value-type="float">
            <text:p>0.0022157089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6.664306" calcext:value-type="float">
            <text:p>6.664306</text:p>
          </table:table-cell>
          <table:table-cell office:value-type="float" office:value="6.7966817312" calcext:value-type="float">
            <text:p>6.7966817312</text:p>
          </table:table-cell>
          <table:table-cell table:formula="of:=POWER([.C2576]-6.75;2)" office:value-type="float" office:value="0.00217918402782902" calcext:value-type="float">
            <text:p>0.002179184</text:p>
          </table:table-cell>
          <table:table-cell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6.696887" calcext:value-type="float">
            <text:p>6.696887</text:p>
          </table:table-cell>
          <table:table-cell office:value-type="float" office:value="6.7967899892" calcext:value-type="float">
            <text:p>6.7967899892</text:p>
          </table:table-cell>
          <table:table-cell table:formula="of:=POWER([.C2577]-6.75;2)" office:value-type="float" office:value="0.00218930308933608" calcext:value-type="float">
            <text:p>0.0021893031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6.742223" calcext:value-type="float">
            <text:p>6.742223</text:p>
          </table:table-cell>
          <table:table-cell office:value-type="float" office:value="6.7973917151" calcext:value-type="float">
            <text:p>6.7973917151</text:p>
          </table:table-cell>
          <table:table-cell table:formula="of:=POWER([.C2578]-6.75;2)" office:value-type="float" office:value="0.00224597466011955" calcext:value-type="float">
            <text:p>0.0022459747</text:p>
          </table:table-cell>
          <table:table-cell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6.795591" calcext:value-type="float">
            <text:p>6.795591</text:p>
          </table:table-cell>
          <table:table-cell office:value-type="float" office:value="6.7984252258" calcext:value-type="float">
            <text:p>6.7984252258</text:p>
          </table:table-cell>
          <table:table-cell table:formula="of:=POWER([.C2579]-6.75;2)" office:value-type="float" office:value="0.00234500249378098" calcext:value-type="float">
            <text:p>0.0023450025</text:p>
          </table:table-cell>
          <table:table-cell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6.851088" calcext:value-type="float">
            <text:p>6.851088</text:p>
          </table:table-cell>
          <table:table-cell office:value-type="float" office:value="6.7997743495" calcext:value-type="float">
            <text:p>6.7997743495</text:p>
          </table:table-cell>
          <table:table-cell table:formula="of:=POWER([.C2580]-6.75;2)" office:value-type="float" office:value="0.00247748586814813" calcext:value-type="float">
            <text:p>0.0024774859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.902533" calcext:value-type="float">
            <text:p>6.902533</text:p>
          </table:table-cell>
          <table:table-cell office:value-type="float" office:value="6.8012780054" calcext:value-type="float">
            <text:p>6.8012780054</text:p>
          </table:table-cell>
          <table:table-cell table:formula="of:=POWER([.C2581]-6.75;2)" office:value-type="float" office:value="0.00262943383780247" calcext:value-type="float">
            <text:p>0.0026294338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6.944299" calcext:value-type="float">
            <text:p>6.944299</text:p>
          </table:table-cell>
          <table:table-cell office:value-type="float" office:value="6.802745" calcext:value-type="float">
            <text:p>6.802745</text:p>
          </table:table-cell>
          <table:table-cell table:formula="of:=POWER([.C2582]-6.75;2)" office:value-type="float" office:value="0.00278203502499998" calcext:value-type="float">
            <text:p>0.002782035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6.971975" calcext:value-type="float">
            <text:p>6.971975</text:p>
          </table:table-cell>
          <table:table-cell office:value-type="float" office:value="6.8039725054" calcext:value-type="float">
            <text:p>6.8039725054</text:p>
          </table:table-cell>
          <table:table-cell table:formula="of:=POWER([.C2583]-6.75;2)" office:value-type="float" office:value="0.00291303133915303" calcext:value-type="float">
            <text:p>0.0029130313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6.98279" calcext:value-type="float">
            <text:p>6.98279</text:p>
          </table:table-cell>
          <table:table-cell office:value-type="float" office:value="6.8047666774" calcext:value-type="float">
            <text:p>6.8047666774</text:p>
          </table:table-cell>
          <table:table-cell table:formula="of:=POWER([.C2584]-6.75;2)" office:value-type="float" office:value="0.00299938895343567" calcext:value-type="float">
            <text:p>0.002999389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6.975778" calcext:value-type="float">
            <text:p>6.975778</text:p>
          </table:table-cell>
          <table:table-cell office:value-type="float" office:value="6.8049641022" calcext:value-type="float">
            <text:p>6.8049641022</text:p>
          </table:table-cell>
          <table:table-cell table:formula="of:=POWER([.C2585]-6.75;2)" office:value-type="float" office:value="0.003021052530652" calcext:value-type="float">
            <text:p>0.0030210525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6.951739" calcext:value-type="float">
            <text:p>6.951739</text:p>
          </table:table-cell>
          <table:table-cell office:value-type="float" office:value="6.8044527688" calcext:value-type="float">
            <text:p>6.8044527688</text:p>
          </table:table-cell>
          <table:table-cell table:formula="of:=POWER([.C2586]-6.75;2)" office:value-type="float" office:value="0.00296510402998626" calcext:value-type="float">
            <text:p>0.002965104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6.913005" calcext:value-type="float">
            <text:p>6.913005</text:p>
          </table:table-cell>
          <table:table-cell office:value-type="float" office:value="6.8031905054" calcext:value-type="float">
            <text:p>6.8031905054</text:p>
          </table:table-cell>
          <table:table-cell table:formula="of:=POWER([.C2587]-6.75;2)" office:value-type="float" office:value="0.00282922986470742" calcext:value-type="float">
            <text:p>0.0028292299</text:p>
          </table:table-cell>
          <table:table-cell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6.863098" calcext:value-type="float">
            <text:p>6.863098</text:p>
          </table:table-cell>
          <table:table-cell office:value-type="float" office:value="6.8012182849" calcext:value-type="float">
            <text:p>6.8012182849</text:p>
          </table:table-cell>
          <table:table-cell table:formula="of:=POWER([.C2588]-6.75;2)" office:value-type="float" office:value="0.00262331270809757" calcext:value-type="float">
            <text:p>0.0026233127</text:p>
          </table:table-cell>
          <table:table-cell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6.806307" calcext:value-type="float">
            <text:p>6.806307</text:p>
          </table:table-cell>
          <table:table-cell office:value-type="float" office:value="6.7986644839" calcext:value-type="float">
            <text:p>6.7986644839</text:p>
          </table:table-cell>
          <table:table-cell table:formula="of:=POWER([.C2589]-6.75;2)" office:value-type="float" office:value="0.00236823199325333" calcext:value-type="float">
            <text:p>0.002368232</text:p>
          </table:table-cell>
          <table:table-cell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6.747257" calcext:value-type="float">
            <text:p>6.747257</text:p>
          </table:table-cell>
          <table:table-cell office:value-type="float" office:value="6.7957361774" calcext:value-type="float">
            <text:p>6.7957361774</text:p>
          </table:table-cell>
          <table:table-cell table:formula="of:=POWER([.C2590]-6.75;2)" office:value-type="float" office:value="0.00209179792316429" calcext:value-type="float">
            <text:p>0.0020917979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.690499" calcext:value-type="float">
            <text:p>6.690499</text:p>
          </table:table-cell>
          <table:table-cell office:value-type="float" office:value="6.7926947849" calcext:value-type="float">
            <text:p>6.7926947849</text:p>
          </table:table-cell>
          <table:table-cell table:formula="of:=POWER([.C2591]-6.75;2)" office:value-type="float" office:value="0.00182284465765728" calcext:value-type="float">
            <text:p>0.0018228447</text:p>
          </table:table-cell>
          <table:table-cell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6.640151" calcext:value-type="float">
            <text:p>6.640151</text:p>
          </table:table-cell>
          <table:table-cell office:value-type="float" office:value="6.7898177097" calcext:value-type="float">
            <text:p>6.7898177097</text:p>
          </table:table-cell>
          <table:table-cell table:formula="of:=POWER([.C2592]-6.75;2)" office:value-type="float" office:value="0.0015854500057535" calcext:value-type="float">
            <text:p>0.00158545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6.599612" calcext:value-type="float">
            <text:p>6.599612</text:p>
          </table:table-cell>
          <table:table-cell office:value-type="float" office:value="6.7873531774" calcext:value-type="float">
            <text:p>6.7873531774</text:p>
          </table:table-cell>
          <table:table-cell table:formula="of:=POWER([.C2593]-6.75;2)" office:value-type="float" office:value="0.00139525986187587" calcext:value-type="float">
            <text:p>0.0013952599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6.571359" calcext:value-type="float">
            <text:p>6.571359</text:p>
          </table:table-cell>
          <table:table-cell office:value-type="float" office:value="6.7854791989" calcext:value-type="float">
            <text:p>6.7854791989</text:p>
          </table:table-cell>
          <table:table-cell table:formula="of:=POWER([.C2594]-6.75;2)" office:value-type="float" office:value="0.00125877355458577" calcext:value-type="float">
            <text:p>0.0012587736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6.556812" calcext:value-type="float">
            <text:p>6.556812</text:p>
          </table:table-cell>
          <table:table-cell office:value-type="float" office:value="6.7842766075" calcext:value-type="float">
            <text:p>6.7842766075</text:p>
          </table:table-cell>
          <table:table-cell table:formula="of:=POWER([.C2595]-6.75;2)" office:value-type="float" office:value="0.00117488582170904" calcext:value-type="float">
            <text:p>0.0011748858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6.556294" calcext:value-type="float">
            <text:p>6.556294</text:p>
          </table:table-cell>
          <table:table-cell office:value-type="float" office:value="6.7837210484" calcext:value-type="float">
            <text:p>6.7837210484</text:p>
          </table:table-cell>
          <table:table-cell table:formula="of:=POWER([.C2596]-6.75;2)" office:value-type="float" office:value="0.00113710910519517" calcext:value-type="float">
            <text:p>0.0011371091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6.569064" calcext:value-type="float">
            <text:p>6.569064</text:p>
          </table:table-cell>
          <table:table-cell office:value-type="float" office:value="6.7836928387" calcext:value-type="float">
            <text:p>6.7836928387</text:p>
          </table:table-cell>
          <table:table-cell table:formula="of:=POWER([.C2597]-6.75;2)" office:value-type="float" office:value="0.00113520737966424" calcext:value-type="float">
            <text:p>0.0011352074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6.593436" calcext:value-type="float">
            <text:p>6.593436</text:p>
          </table:table-cell>
          <table:table-cell office:value-type="float" office:value="6.7840001989" calcext:value-type="float">
            <text:p>6.7840001989</text:p>
          </table:table-cell>
          <table:table-cell table:formula="of:=POWER([.C2598]-6.75;2)" office:value-type="float" office:value="0.00115601352523958" calcext:value-type="float">
            <text:p>0.0011560135</text:p>
          </table:table-cell>
          <table:table-cell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6.626972" calcext:value-type="float">
            <text:p>6.626972</text:p>
          </table:table-cell>
          <table:table-cell office:value-type="float" office:value="6.7844103925" calcext:value-type="float">
            <text:p>6.7844103925</text:p>
          </table:table-cell>
          <table:table-cell table:formula="of:=POWER([.C2599]-6.75;2)" office:value-type="float" office:value="0.00118407511200405" calcext:value-type="float">
            <text:p>0.001184075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6.666745" calcext:value-type="float">
            <text:p>6.666745</text:p>
          </table:table-cell>
          <table:table-cell office:value-type="float" office:value="6.7846838817" calcext:value-type="float">
            <text:p>6.7846838817</text:p>
          </table:table-cell>
          <table:table-cell table:formula="of:=POWER([.C2600]-6.75;2)" office:value-type="float" office:value="0.00120297164977962" calcext:value-type="float">
            <text:p>0.0012029716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.709642" calcext:value-type="float">
            <text:p>6.709642</text:p>
          </table:table-cell>
          <table:table-cell office:value-type="float" office:value="6.7846075" calcext:value-type="float">
            <text:p>6.7846075</text:p>
          </table:table-cell>
          <table:table-cell table:formula="of:=POWER([.C2601]-6.75;2)" office:value-type="float" office:value="0.00119767905624999" calcext:value-type="float">
            <text:p>0.0011976791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6.75269" calcext:value-type="float">
            <text:p>6.75269</text:p>
          </table:table-cell>
          <table:table-cell office:value-type="float" office:value="6.7840233656" calcext:value-type="float">
            <text:p>6.7840233656</text:p>
          </table:table-cell>
          <table:table-cell table:formula="of:=POWER([.C2602]-6.75;2)" office:value-type="float" office:value="0.00115758940675129" calcext:value-type="float">
            <text:p>0.0011575894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6.793357" calcext:value-type="float">
            <text:p>6.793357</text:p>
          </table:table-cell>
          <table:table-cell office:value-type="float" office:value="6.782850457" calcext:value-type="float">
            <text:p>6.782850457</text:p>
          </table:table-cell>
          <table:table-cell table:formula="of:=POWER([.C2603]-6.75;2)" office:value-type="float" office:value="0.00107915252510887" calcext:value-type="float">
            <text:p>0.0010791525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6.829801" calcext:value-type="float">
            <text:p>6.829801</text:p>
          </table:table-cell>
          <table:table-cell office:value-type="float" office:value="6.7810959677" calcext:value-type="float">
            <text:p>6.7810959677</text:p>
          </table:table-cell>
          <table:table-cell table:formula="of:=POWER([.C2604]-6.75;2)" office:value-type="float" office:value="0.00096695920719943" calcext:value-type="float">
            <text:p>0.0009669592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6.861015" calcext:value-type="float">
            <text:p>6.861015</text:p>
          </table:table-cell>
          <table:table-cell office:value-type="float" office:value="6.7788540753" calcext:value-type="float">
            <text:p>6.7788540753</text:p>
          </table:table-cell>
          <table:table-cell table:formula="of:=POWER([.C2605]-6.75;2)" office:value-type="float" office:value="0.000832557661418067" calcext:value-type="float">
            <text:p>0.0008325577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6.886852" calcext:value-type="float">
            <text:p>6.886852</text:p>
          </table:table-cell>
          <table:table-cell office:value-type="float" office:value="6.7762911237" calcext:value-type="float">
            <text:p>6.7762911237</text:p>
          </table:table-cell>
          <table:table-cell table:formula="of:=POWER([.C2606]-6.75;2)" office:value-type="float" office:value="0.000691223185408706" calcext:value-type="float">
            <text:p>0.0006912232</text:p>
          </table:table-cell>
          <table:table-cell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6.907892" calcext:value-type="float">
            <text:p>6.907892</text:p>
          </table:table-cell>
          <table:table-cell office:value-type="float" office:value="6.7736186882" calcext:value-type="float">
            <text:p>6.7736186882</text:p>
          </table:table-cell>
          <table:table-cell table:formula="of:=POWER([.C2607]-6.75;2)" office:value-type="float" office:value="0.00055784243228882" calcext:value-type="float">
            <text:p>0.0005578424</text:p>
          </table:table-cell>
          <table:table-cell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6.925159" calcext:value-type="float">
            <text:p>6.925159</text:p>
          </table:table-cell>
          <table:table-cell office:value-type="float" office:value="6.7710593656" calcext:value-type="float">
            <text:p>6.7710593656</text:p>
          </table:table-cell>
          <table:table-cell table:formula="of:=POWER([.C2608]-6.75;2)" office:value-type="float" office:value="0.000443496879474472" calcext:value-type="float">
            <text:p>0.0004434969</text:p>
          </table:table-cell>
          <table:table-cell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6.939737" calcext:value-type="float">
            <text:p>6.939737</text:p>
          </table:table-cell>
          <table:table-cell office:value-type="float" office:value="6.7688123495" calcext:value-type="float">
            <text:p>6.7688123495</text:p>
          </table:table-cell>
          <table:table-cell table:formula="of:=POWER([.C2609]-6.75;2)" office:value-type="float" office:value="0.000353904493710154" calcext:value-type="float">
            <text:p>0.0003539045</text:p>
          </table:table-cell>
          <table:table-cell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6.952345" calcext:value-type="float">
            <text:p>6.952345</text:p>
          </table:table-cell>
          <table:table-cell office:value-type="float" office:value="6.7670260645" calcext:value-type="float">
            <text:p>6.7670260645</text:p>
          </table:table-cell>
          <table:table-cell table:formula="of:=POWER([.C2610]-6.75;2)" office:value-type="float" office:value="0.000289886872358145" calcext:value-type="float">
            <text:p>0.0002898869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.96298" calcext:value-type="float">
            <text:p>6.96298</text:p>
          </table:table-cell>
          <table:table-cell office:value-type="float" office:value="6.7657825753" calcext:value-type="float">
            <text:p>6.7657825753</text:p>
          </table:table-cell>
          <table:table-cell table:formula="of:=POWER([.C2611]-6.75;2)" office:value-type="float" office:value="0.000249089683100179" calcext:value-type="float">
            <text:p>0.0002490897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6.970748" calcext:value-type="float">
            <text:p>6.970748</text:p>
          </table:table-cell>
          <table:table-cell office:value-type="float" office:value="6.7650947473" calcext:value-type="float">
            <text:p>6.7650947473</text:p>
          </table:table-cell>
          <table:table-cell table:formula="of:=POWER([.C2612]-6.75;2)" office:value-type="float" office:value="0.000227851396050859" calcext:value-type="float">
            <text:p>0.0002278514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6.973944" calcext:value-type="float">
            <text:p>6.973944</text:p>
          </table:table-cell>
          <table:table-cell office:value-type="float" office:value="6.7649137097" calcext:value-type="float">
            <text:p>6.7649137097</text:p>
          </table:table-cell>
          <table:table-cell table:formula="of:=POWER([.C2613]-6.75;2)" office:value-type="float" office:value="0.000222418737015876" calcext:value-type="float">
            <text:p>0.0002224187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float" office:value="6.970431" calcext:value-type="float">
            <text:p>6.970431</text:p>
          </table:table-cell>
          <table:table-cell office:value-type="float" office:value="6.765142457" calcext:value-type="float">
            <text:p>6.765142457</text:p>
          </table:table-cell>
          <table:table-cell table:formula="of:=POWER([.C2614]-6.75;2)" office:value-type="float" office:value="0.000229294003996837" calcext:value-type="float">
            <text:p>0.000229294</text:p>
          </table:table-cell>
          <table:table-cell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6.958224" calcext:value-type="float">
            <text:p>6.958224</text:p>
          </table:table-cell>
          <table:table-cell office:value-type="float" office:value="6.7656508763" calcext:value-type="float">
            <text:p>6.7656508763</text:p>
          </table:table-cell>
          <table:table-cell table:formula="of:=POWER([.C2615]-6.75;2)" office:value-type="float" office:value="0.000244949928957917" calcext:value-type="float">
            <text:p>0.0002449499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6.936192" calcext:value-type="float">
            <text:p>6.936192</text:p>
          </table:table-cell>
          <table:table-cell office:value-type="float" office:value="6.766288828" calcext:value-type="float">
            <text:p>6.766288828</text:p>
          </table:table-cell>
          <table:table-cell table:formula="of:=POWER([.C2616]-6.75;2)" office:value-type="float" office:value="0.000265325917613598" calcext:value-type="float">
            <text:p>0.0002653259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6.904669" calcext:value-type="float">
            <text:p>6.904669</text:p>
          </table:table-cell>
          <table:table-cell office:value-type="float" office:value="6.7668950161" calcext:value-type="float">
            <text:p>6.7668950161</text:p>
          </table:table-cell>
          <table:table-cell table:formula="of:=POWER([.C2617]-6.75;2)" office:value-type="float" office:value="0.00028544156901927" calcext:value-type="float">
            <text:p>0.0002854416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6.865823" calcext:value-type="float">
            <text:p>6.865823</text:p>
          </table:table-cell>
          <table:table-cell office:value-type="float" office:value="6.767301629" calcext:value-type="float">
            <text:p>6.767301629</text:p>
          </table:table-cell>
          <table:table-cell table:formula="of:=POWER([.C2618]-6.75;2)" office:value-type="float" office:value="0.000299346366053652" calcext:value-type="float">
            <text:p>0.0002993464</text:p>
          </table:table-cell>
          <table:table-cell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6.823611" calcext:value-type="float">
            <text:p>6.823611</text:p>
          </table:table-cell>
          <table:table-cell office:value-type="float" office:value="6.7673361344" calcext:value-type="float">
            <text:p>6.7673361344</text:p>
          </table:table-cell>
          <table:table-cell table:formula="of:=POWER([.C2619]-6.75;2)" office:value-type="float" office:value="0.000300541555934857" calcext:value-type="float">
            <text:p>0.0003005416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6.783264" calcext:value-type="float">
            <text:p>6.783264</text:p>
          </table:table-cell>
          <table:table-cell office:value-type="float" office:value="6.7668232151" calcext:value-type="float">
            <text:p>6.7668232151</text:p>
          </table:table-cell>
          <table:table-cell table:formula="of:=POWER([.C2620]-6.75;2)" office:value-type="float" office:value="0.000283020566300885" calcext:value-type="float">
            <text:p>0.0002830206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.750335" calcext:value-type="float">
            <text:p>6.750335</text:p>
          </table:table-cell>
          <table:table-cell office:value-type="float" office:value="6.7655903226" calcext:value-type="float">
            <text:p>6.7655903226</text:p>
          </table:table-cell>
          <table:table-cell table:formula="of:=POWER([.C2621]-6.75;2)" office:value-type="float" office:value="0.000243058158772058" calcext:value-type="float">
            <text:p>0.0002430582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6.729493" calcext:value-type="float">
            <text:p>6.729493</text:p>
          </table:table-cell>
          <table:table-cell office:value-type="float" office:value="6.7634801505" calcext:value-type="float">
            <text:p>6.7634801505</text:p>
          </table:table-cell>
          <table:table-cell table:formula="of:=POWER([.C2622]-6.75;2)" office:value-type="float" office:value="0.000181714457502661" calcext:value-type="float">
            <text:p>0.0001817145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6.723386" calcext:value-type="float">
            <text:p>6.723386</text:p>
          </table:table-cell>
          <table:table-cell office:value-type="float" office:value="6.7603716559" calcext:value-type="float">
            <text:p>6.7603716559</text:p>
          </table:table-cell>
          <table:table-cell table:formula="of:=POWER([.C2623]-6.75;2)" office:value-type="float" office:value="0.000107571246108009" calcext:value-type="float">
            <text:p>0.0001075712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6.73191" calcext:value-type="float">
            <text:p>6.73191</text:p>
          </table:table-cell>
          <table:table-cell office:value-type="float" office:value="6.7562084086" calcext:value-type="float">
            <text:p>6.7562084086</text:p>
          </table:table-cell>
          <table:table-cell table:formula="of:=POWER([.C2624]-6.75;2)" office:value-type="float" office:value="0.0000385443373445546" calcext:value-type="float">
            <text:p>3.85443373445546E-005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6.752158" calcext:value-type="float">
            <text:p>6.752158</text:p>
          </table:table-cell>
          <table:table-cell office:value-type="float" office:value="6.7510290914" calcext:value-type="float">
            <text:p>6.7510290914</text:p>
          </table:table-cell>
          <table:table-cell table:formula="of:=POWER([.C2625]-6.75;2)" office:value-type="float" office:value="0.00000105902910955479" calcext:value-type="float">
            <text:p>0.000001059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6.779094" calcext:value-type="float">
            <text:p>6.779094</text:p>
          </table:table-cell>
          <table:table-cell office:value-type="float" office:value="6.7449911882" calcext:value-type="float">
            <text:p>6.7449911882</text:p>
          </table:table-cell>
          <table:table-cell table:formula="of:=POWER([.C2626]-6.75;2)" office:value-type="float" office:value="0.0000250881956478171" calcext:value-type="float">
            <text:p>2.50881956478171E-005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6.806764" calcext:value-type="float">
            <text:p>6.806764</text:p>
          </table:table-cell>
          <table:table-cell office:value-type="float" office:value="6.7383769301" calcext:value-type="float">
            <text:p>6.7383769301</text:p>
          </table:table-cell>
          <table:table-cell table:formula="of:=POWER([.C2627]-6.75;2)" office:value-type="float" office:value="0.00013509575390028" calcext:value-type="float">
            <text:p>0.0001350958</text:p>
          </table:table-cell>
          <table:table-cell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6.829693" calcext:value-type="float">
            <text:p>6.829693</text:p>
          </table:table-cell>
          <table:table-cell office:value-type="float" office:value="6.7315729194" calcext:value-type="float">
            <text:p>6.7315729194</text:p>
          </table:table-cell>
          <table:table-cell table:formula="of:=POWER([.C2628]-6.75;2)" office:value-type="float" office:value="0.000339557299438912" calcext:value-type="float">
            <text:p>0.0003395573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6.844123" calcext:value-type="float">
            <text:p>6.844123</text:p>
          </table:table-cell>
          <table:table-cell office:value-type="float" office:value="6.7250229677" calcext:value-type="float">
            <text:p>6.7250229677</text:p>
          </table:table-cell>
          <table:table-cell table:formula="of:=POWER([.C2629]-6.75;2)" office:value-type="float" office:value="0.000623852142515234" calcext:value-type="float">
            <text:p>0.0006238521</text:p>
          </table:table-cell>
          <table:table-cell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6.848782" calcext:value-type="float">
            <text:p>6.848782</text:p>
          </table:table-cell>
          <table:table-cell office:value-type="float" office:value="6.7191642957" calcext:value-type="float">
            <text:p>6.7191642957</text:p>
          </table:table-cell>
          <table:table-cell table:formula="of:=POWER([.C2630]-6.75;2)" office:value-type="float" office:value="0.000950840659677055" calcext:value-type="float">
            <text:p>0.0009508407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.845059" calcext:value-type="float">
            <text:p>6.845059</text:p>
          </table:table-cell>
          <table:table-cell office:value-type="float" office:value="6.7143642312" calcext:value-type="float">
            <text:p>6.7143642312</text:p>
          </table:table-cell>
          <table:table-cell table:formula="of:=POWER([.C2631]-6.75;2)" office:value-type="float" office:value="0.00126990801796704" calcext:value-type="float">
            <text:p>0.001269908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6.836557" calcext:value-type="float">
            <text:p>6.836557</text:p>
          </table:table-cell>
          <table:table-cell office:value-type="float" office:value="6.7108726075" calcext:value-type="float">
            <text:p>6.7108726075</text:p>
          </table:table-cell>
          <table:table-cell table:formula="of:=POWER([.C2632]-6.75;2)" office:value-type="float" office:value="0.00153095284384907" calcext:value-type="float">
            <text:p>0.0015309528</text:p>
          </table:table-cell>
          <table:table-cell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6.828153" calcext:value-type="float">
            <text:p>6.828153</text:p>
          </table:table-cell>
          <table:table-cell office:value-type="float" office:value="6.7087973441" calcext:value-type="float">
            <text:p>6.7087973441</text:p>
          </table:table-cell>
          <table:table-cell table:formula="of:=POWER([.C2633]-6.75;2)" office:value-type="float" office:value="0.00169765885321383" calcext:value-type="float">
            <text:p>0.0016976589</text:p>
          </table:table-cell>
          <table:table-cell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6.824768" calcext:value-type="float">
            <text:p>6.824768</text:p>
          </table:table-cell>
          <table:table-cell office:value-type="float" office:value="6.7081030215" calcext:value-type="float">
            <text:p>6.7081030215</text:p>
          </table:table-cell>
          <table:table-cell table:formula="of:=POWER([.C2634]-6.75;2)" office:value-type="float" office:value="0.00175535680742943" calcext:value-type="float">
            <text:p>0.0017553568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6.830173" calcext:value-type="float">
            <text:p>6.830173</text:p>
          </table:table-cell>
          <table:table-cell office:value-type="float" office:value="6.7086282043" calcext:value-type="float">
            <text:p>6.7086282043</text:p>
          </table:table-cell>
          <table:table-cell table:formula="of:=POWER([.C2635]-6.75;2)" office:value-type="float" office:value="0.00171162547944253" calcext:value-type="float">
            <text:p>0.0017116255</text:p>
          </table:table-cell>
          <table:table-cell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6.846127" calcext:value-type="float">
            <text:p>6.846127</text:p>
          </table:table-cell>
          <table:table-cell office:value-type="float" office:value="6.7101157849" calcext:value-type="float">
            <text:p>6.7101157849</text:p>
          </table:table-cell>
          <table:table-cell table:formula="of:=POWER([.C2636]-6.75;2)" office:value-type="float" office:value="0.00159075061414306" calcext:value-type="float">
            <text:p>0.0015907506</text:p>
          </table:table-cell>
          <table:table-cell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6.872069" calcext:value-type="float">
            <text:p>6.872069</text:p>
          </table:table-cell>
          <table:table-cell office:value-type="float" office:value="6.7122503387" calcext:value-type="float">
            <text:p>6.7122503387</text:p>
          </table:table-cell>
          <table:table-cell table:formula="of:=POWER([.C2637]-6.75;2)" office:value-type="float" office:value="0.00142503692826474" calcext:value-type="float">
            <text:p>0.0014250369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6.905416" calcext:value-type="float">
            <text:p>6.905416</text:p>
          </table:table-cell>
          <table:table-cell office:value-type="float" office:value="6.7146967366" calcext:value-type="float">
            <text:p>6.7146967366</text:p>
          </table:table-cell>
          <table:table-cell table:formula="of:=POWER([.C2638]-6.75;2)" office:value-type="float" office:value="0.0012463204066898" calcext:value-type="float">
            <text:p>0.0012463204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6.942332" calcext:value-type="float">
            <text:p>6.942332</text:p>
          </table:table-cell>
          <table:table-cell office:value-type="float" office:value="6.717134871" calcext:value-type="float">
            <text:p>6.717134871</text:p>
          </table:table-cell>
          <table:table-cell table:formula="of:=POWER([.C2639]-6.75;2)" office:value-type="float" office:value="0.00108011670418665" calcext:value-type="float">
            <text:p>0.0010801167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6.978691" calcext:value-type="float">
            <text:p>6.978691</text:p>
          </table:table-cell>
          <table:table-cell office:value-type="float" office:value="6.7192867634" calcext:value-type="float">
            <text:p>6.7192867634</text:p>
          </table:table-cell>
          <table:table-cell table:formula="of:=POWER([.C2640]-6.75;2)" office:value-type="float" office:value="0.000943302902447608" calcext:value-type="float">
            <text:p>0.0009433029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7.010967" calcext:value-type="float">
            <text:p>7.010967</text:p>
          </table:table-cell>
          <table:table-cell office:value-type="float" office:value="6.7209341505" calcext:value-type="float">
            <text:p>6.7209341505</text:p>
          </table:table-cell>
          <table:table-cell table:formula="of:=POWER([.C2641]-6.75;2)" office:value-type="float" office:value="0.000844823607156664" calcext:value-type="float">
            <text:p>0.0008448236</text:p>
          </table:table-cell>
          <table:table-cell/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float" office:value="7.036813" calcext:value-type="float">
            <text:p>7.036813</text:p>
          </table:table-cell>
          <table:table-cell office:value-type="float" office:value="6.7219264677" calcext:value-type="float">
            <text:p>6.7219264677</text:p>
          </table:table-cell>
          <table:table-cell table:formula="of:=POWER([.C2642]-6.75;2)" office:value-type="float" office:value="0.000788123215799124" calcext:value-type="float">
            <text:p>0.0007881232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7.055242" calcext:value-type="float">
            <text:p>7.055242</text:p>
          </table:table-cell>
          <table:table-cell office:value-type="float" office:value="6.722180543" calcext:value-type="float">
            <text:p>6.722180543</text:p>
          </table:table-cell>
          <table:table-cell table:formula="of:=POWER([.C2643]-6.75;2)" office:value-type="float" office:value="0.00077392218777483" calcext:value-type="float">
            <text:p>0.0007739222</text:p>
          </table:table-cell>
          <table:table-cell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7.066411" calcext:value-type="float">
            <text:p>7.066411</text:p>
          </table:table-cell>
          <table:table-cell office:value-type="float" office:value="6.7216740054" calcext:value-type="float">
            <text:p>6.7216740054</text:p>
          </table:table-cell>
          <table:table-cell table:formula="of:=POWER([.C2644]-6.75;2)" office:value-type="float" office:value="0.000802361970079246" calcext:value-type="float">
            <text:p>0.000802362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7.071146" calcext:value-type="float">
            <text:p>7.071146</text:p>
          </table:table-cell>
          <table:table-cell office:value-type="float" office:value="6.7204345914" calcext:value-type="float">
            <text:p>6.7204345914</text:p>
          </table:table-cell>
          <table:table-cell table:formula="of:=POWER([.C2645]-6.75;2)" office:value-type="float" office:value="0.000874113385684948" calcext:value-type="float">
            <text:p>0.0008741134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7.070346" calcext:value-type="float">
            <text:p>7.070346</text:p>
          </table:table-cell>
          <table:table-cell office:value-type="float" office:value="6.7185271452" calcext:value-type="float">
            <text:p>6.7185271452</text:p>
          </table:table-cell>
          <table:table-cell table:formula="of:=POWER([.C2646]-6.75;2)" office:value-type="float" office:value="0.000990540589261859" calcext:value-type="float">
            <text:p>0.0009905406</text:p>
          </table:table-cell>
          <table:table-cell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7.06448" calcext:value-type="float">
            <text:p>7.06448</text:p>
          </table:table-cell>
          <table:table-cell office:value-type="float" office:value="6.7160397258" calcext:value-type="float">
            <text:p>6.7160397258</text:p>
          </table:table-cell>
          <table:table-cell table:formula="of:=POWER([.C2647]-6.75;2)" office:value-type="float" office:value="0.00115330022373919" calcext:value-type="float">
            <text:p>0.0011533002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7.053314" calcext:value-type="float">
            <text:p>7.053314</text:p>
          </table:table-cell>
          <table:table-cell office:value-type="float" office:value="6.713069871" calcext:value-type="float">
            <text:p>6.713069871</text:p>
          </table:table-cell>
          <table:table-cell table:formula="of:=POWER([.C2648]-6.75;2)" office:value-type="float" office:value="0.00136383442795664" calcext:value-type="float">
            <text:p>0.0013638344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7.03596" calcext:value-type="float">
            <text:p>7.03596</text:p>
          </table:table-cell>
          <table:table-cell office:value-type="float" office:value="6.7097118871" calcext:value-type="float">
            <text:p>6.7097118871</text:p>
          </table:table-cell>
          <table:table-cell table:formula="of:=POWER([.C2649]-6.75;2)" office:value-type="float" office:value="0.00162313204104314" calcext:value-type="float">
            <text:p>0.001623132</text:p>
          </table:table-cell>
          <table:table-cell/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7.011223" calcext:value-type="float">
            <text:p>7.011223</text:p>
          </table:table-cell>
          <table:table-cell office:value-type="float" office:value="6.706046" calcext:value-type="float">
            <text:p>6.706046</text:p>
          </table:table-cell>
          <table:table-cell table:formula="of:=POWER([.C2650]-6.75;2)" office:value-type="float" office:value="0.00193195411600002" calcext:value-type="float">
            <text:p>0.0019319541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.978141" calcext:value-type="float">
            <text:p>6.978141</text:p>
          </table:table-cell>
          <table:table-cell office:value-type="float" office:value="6.7021303978" calcext:value-type="float">
            <text:p>6.7021303978</text:p>
          </table:table-cell>
          <table:table-cell table:formula="of:=POWER([.C2651]-6.75;2)" office:value-type="float" office:value="0.00229149881478629" calcext:value-type="float">
            <text:p>0.0022914988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6.936558" calcext:value-type="float">
            <text:p>6.936558</text:p>
          </table:table-cell>
          <table:table-cell office:value-type="float" office:value="6.6979971344" calcext:value-type="float">
            <text:p>6.6979971344</text:p>
          </table:table-cell>
          <table:table-cell table:formula="of:=POWER([.C2652]-6.75;2)" office:value-type="float" office:value="0.00270429803061171" calcext:value-type="float">
            <text:p>0.002704298</text:p>
          </table:table-cell>
          <table:table-cell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6.887545" calcext:value-type="float">
            <text:p>6.887545</text:p>
          </table:table-cell>
          <table:table-cell office:value-type="float" office:value="6.6936528817" calcext:value-type="float">
            <text:p>6.6936528817</text:p>
          </table:table-cell>
          <table:table-cell table:formula="of:=POWER([.C2653]-6.75;2)" office:value-type="float" office:value="0.00317499774071416" calcext:value-type="float">
            <text:p>0.0031749977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6.833533" calcext:value-type="float">
            <text:p>6.833533</text:p>
          </table:table-cell>
          <table:table-cell office:value-type="float" office:value="6.6890853065" calcext:value-type="float">
            <text:p>6.6890853065</text:p>
          </table:table-cell>
          <table:table-cell table:formula="of:=POWER([.C2654]-6.75;2)" office:value-type="float" office:value="0.00371059988419894" calcext:value-type="float">
            <text:p>0.0037105999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6.778077" calcext:value-type="float">
            <text:p>6.778077</text:p>
          </table:table-cell>
          <table:table-cell office:value-type="float" office:value="6.6842753065" calcext:value-type="float">
            <text:p>6.6842753065</text:p>
          </table:table-cell>
          <table:table-cell table:formula="of:=POWER([.C2655]-6.75;2)" office:value-type="float" office:value="0.00431973533566894" calcext:value-type="float">
            <text:p>0.0043197353</text:p>
          </table:table-cell>
          <table:table-cell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6.725286" calcext:value-type="float">
            <text:p>6.725286</text:p>
          </table:table-cell>
          <table:table-cell office:value-type="float" office:value="6.6792144946" calcext:value-type="float">
            <text:p>6.6792144946</text:p>
          </table:table-cell>
          <table:table-cell table:formula="of:=POWER([.C2656]-6.75;2)" office:value-type="float" office:value="0.00501058777473342" calcext:value-type="float">
            <text:p>0.0050105878</text:p>
          </table:table-cell>
          <table:table-cell/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float" office:value="6.679034" calcext:value-type="float">
            <text:p>6.679034</text:p>
          </table:table-cell>
          <table:table-cell office:value-type="float" office:value="6.6739255323" calcext:value-type="float">
            <text:p>6.6739255323</text:p>
          </table:table-cell>
          <table:table-cell table:formula="of:=POWER([.C2657]-6.75;2)" office:value-type="float" office:value="0.00578732463583832" calcext:value-type="float">
            <text:p>0.0057873246</text:p>
          </table:table-cell>
          <table:table-cell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6.642179" calcext:value-type="float">
            <text:p>6.642179</text:p>
          </table:table-cell>
          <table:table-cell office:value-type="float" office:value="6.6684810269" calcext:value-type="float">
            <text:p>6.6684810269</text:p>
          </table:table-cell>
          <table:table-cell table:formula="of:=POWER([.C2658]-6.75;2)" office:value-type="float" office:value="0.00664534297527847" calcext:value-type="float">
            <text:p>0.006645343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float" office:value="6.616021" calcext:value-type="float">
            <text:p>6.616021</text:p>
          </table:table-cell>
          <table:table-cell office:value-type="float" office:value="6.6630146935" calcext:value-type="float">
            <text:p>6.6630146935</text:p>
          </table:table-cell>
          <table:table-cell table:formula="of:=POWER([.C2659]-6.75;2)" office:value-type="float" office:value="0.00756644354689893" calcext:value-type="float">
            <text:p>0.0075664435</text:p>
          </table:table-cell>
          <table:table-cell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6.600205" calcext:value-type="float">
            <text:p>6.600205</text:p>
          </table:table-cell>
          <table:table-cell office:value-type="float" office:value="6.6577187151" calcext:value-type="float">
            <text:p>6.6577187151</text:p>
          </table:table-cell>
          <table:table-cell table:formula="of:=POWER([.C2660]-6.75;2)" office:value-type="float" office:value="0.00851583554279503" calcext:value-type="float">
            <text:p>0.0085158355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.593101" calcext:value-type="float">
            <text:p>6.593101</text:p>
          </table:table-cell>
          <table:table-cell office:value-type="float" office:value="6.6528244355" calcext:value-type="float">
            <text:p>6.6528244355</text:p>
          </table:table-cell>
          <table:table-cell table:formula="of:=POWER([.C2661]-6.75;2)" office:value-type="float" office:value="0.00944309033589359" calcext:value-type="float">
            <text:p>0.0094430903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6.59257" calcext:value-type="float">
            <text:p>6.59257</text:p>
          </table:table-cell>
          <table:table-cell office:value-type="float" office:value="6.6485698495" calcext:value-type="float">
            <text:p>6.6485698495</text:p>
          </table:table-cell>
          <table:table-cell table:formula="of:=POWER([.C2662]-6.75;2)" office:value-type="float" office:value="0.0102880754304526" calcext:value-type="float">
            <text:p>0.0102880754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6.596851" calcext:value-type="float">
            <text:p>6.596851</text:p>
          </table:table-cell>
          <table:table-cell office:value-type="float" office:value="6.6451626183" calcext:value-type="float">
            <text:p>6.6451626183</text:p>
          </table:table-cell>
          <table:table-cell table:formula="of:=POWER([.C2663]-6.75;2)" office:value-type="float" office:value="0.0109908766017116" calcext:value-type="float">
            <text:p>0.0109908766</text:p>
          </table:table-cell>
          <table:table-cell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6.605296" calcext:value-type="float">
            <text:p>6.605296</text:p>
          </table:table-cell>
          <table:table-cell office:value-type="float" office:value="6.6427488333" calcext:value-type="float">
            <text:p>6.6427488333</text:p>
          </table:table-cell>
          <table:table-cell table:formula="of:=POWER([.C2664]-6.75;2)" office:value-type="float" office:value="0.0115028127585112" calcext:value-type="float">
            <text:p>0.0115028128</text:p>
          </table:table-cell>
          <table:table-cell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6.61871" calcext:value-type="float">
            <text:p>6.61871</text:p>
          </table:table-cell>
          <table:table-cell office:value-type="float" office:value="6.6413942688" calcext:value-type="float">
            <text:p>6.6413942688</text:p>
          </table:table-cell>
          <table:table-cell table:formula="of:=POWER([.C2665]-6.75;2)" office:value-type="float" office:value="0.0117952048494866" calcext:value-type="float">
            <text:p>0.0117952048</text:p>
          </table:table-cell>
          <table:table-cell/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6.639161" calcext:value-type="float">
            <text:p>6.639161</text:p>
          </table:table-cell>
          <table:table-cell office:value-type="float" office:value="6.6410801882" calcext:value-type="float">
            <text:p>6.6410801882</text:p>
          </table:table-cell>
          <table:table-cell table:formula="of:=POWER([.C2666]-6.75;2)" office:value-type="float" office:value="0.0118635254025474" calcext:value-type="float">
            <text:p>0.0118635254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float" office:value="6.669304" calcext:value-type="float">
            <text:p>6.669304</text:p>
          </table:table-cell>
          <table:table-cell office:value-type="float" office:value="6.6417122849" calcext:value-type="float">
            <text:p>6.6417122849</text:p>
          </table:table-cell>
          <table:table-cell table:formula="of:=POWER([.C2667]-6.75;2)" office:value-type="float" office:value="0.0117262292415788" calcext:value-type="float">
            <text:p>0.0117262292</text:p>
          </table:table-cell>
          <table:table-cell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6.71137" calcext:value-type="float">
            <text:p>6.71137</text:p>
          </table:table-cell>
          <table:table-cell office:value-type="float" office:value="6.6431395968" calcext:value-type="float">
            <text:p>6.6431395968</text:p>
          </table:table-cell>
          <table:table-cell table:formula="of:=POWER([.C2668]-6.75;2)" office:value-type="float" office:value="0.0114191457720665" calcext:value-type="float">
            <text:p>0.0114191458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6.766125" calcext:value-type="float">
            <text:p>6.766125</text:p>
          </table:table-cell>
          <table:table-cell office:value-type="float" office:value="6.6451796505" calcext:value-type="float">
            <text:p>6.6451796505</text:p>
          </table:table-cell>
          <table:table-cell table:formula="of:=POWER([.C2669]-6.75;2)" office:value-type="float" office:value="0.0109873056693021" calcext:value-type="float">
            <text:p>0.0109873057</text:p>
          </table:table-cell>
          <table:table-cell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6.832103" calcext:value-type="float">
            <text:p>6.832103</text:p>
          </table:table-cell>
          <table:table-cell office:value-type="float" office:value="6.6476455108" calcext:value-type="float">
            <text:p>6.6476455108</text:p>
          </table:table-cell>
          <table:table-cell table:formula="of:=POWER([.C2670]-6.75;2)" office:value-type="float" office:value="0.0104764414593929" calcext:value-type="float">
            <text:p>0.0104764415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.905346" calcext:value-type="float">
            <text:p>6.905346</text:p>
          </table:table-cell>
          <table:table-cell office:value-type="float" office:value="6.6503700108" calcext:value-type="float">
            <text:p>6.6503700108</text:p>
          </table:table-cell>
          <table:table-cell table:formula="of:=POWER([.C2671]-6.75;2)" office:value-type="float" office:value="0.00992613474799218" calcext:value-type="float">
            <text:p>0.0099261347</text:p>
          </table:table-cell>
          <table:table-cell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6.979734" calcext:value-type="float">
            <text:p>6.979734</text:p>
          </table:table-cell>
          <table:table-cell office:value-type="float" office:value="6.6532227419" calcext:value-type="float">
            <text:p>6.6532227419</text:p>
          </table:table-cell>
          <table:table-cell table:formula="of:=POWER([.C2672]-6.75;2)" office:value-type="float" office:value="0.00936583768535392" calcext:value-type="float">
            <text:p>0.0093658377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7.047792" calcext:value-type="float">
            <text:p>7.047792</text:p>
          </table:table-cell>
          <table:table-cell office:value-type="float" office:value="6.6561165323" calcext:value-type="float">
            <text:p>6.6561165323</text:p>
          </table:table-cell>
          <table:table-cell table:formula="of:=POWER([.C2673]-6.75;2)" office:value-type="float" office:value="0.00881410550737686" calcext:value-type="float">
            <text:p>0.0088141055</text:p>
          </table:table-cell>
          <table:table-cell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7.101767" calcext:value-type="float">
            <text:p>7.101767</text:p>
          </table:table-cell>
          <table:table-cell office:value-type="float" office:value="6.6590022688" calcext:value-type="float">
            <text:p>6.6590022688</text:p>
          </table:table-cell>
          <table:table-cell table:formula="of:=POWER([.C2674]-6.75;2)" office:value-type="float" office:value="0.00828058708354743" calcext:value-type="float">
            <text:p>0.0082805871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7.134731" calcext:value-type="float">
            <text:p>7.134731</text:p>
          </table:table-cell>
          <table:table-cell office:value-type="float" office:value="6.6618533226" calcext:value-type="float">
            <text:p>6.6618533226</text:p>
          </table:table-cell>
          <table:table-cell table:formula="of:=POWER([.C2675]-6.75;2)" office:value-type="float" office:value="0.0077698367366597" calcext:value-type="float">
            <text:p>0.0077698367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7.14154" calcext:value-type="float">
            <text:p>7.14154</text:p>
          </table:table-cell>
          <table:table-cell office:value-type="float" office:value="6.6646425914" calcext:value-type="float">
            <text:p>6.6646425914</text:p>
          </table:table-cell>
          <table:table-cell table:formula="of:=POWER([.C2676]-6.75;2)" office:value-type="float" office:value="0.00728588720290739" calcext:value-type="float">
            <text:p>0.0072858872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float" office:value="7.119552" calcext:value-type="float">
            <text:p>7.119552</text:p>
          </table:table-cell>
          <table:table-cell office:value-type="float" office:value="6.6673158065" calcext:value-type="float">
            <text:p>6.6673158065</text:p>
          </table:table-cell>
          <table:table-cell table:formula="of:=POWER([.C2677]-6.75;2)" office:value-type="float" office:value="0.00683667585474552" calcext:value-type="float">
            <text:p>0.0068366759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7.069062" calcext:value-type="float">
            <text:p>7.069062</text:p>
          </table:table-cell>
          <table:table-cell office:value-type="float" office:value="6.6697642742" calcext:value-type="float">
            <text:p>6.6697642742</text:p>
          </table:table-cell>
          <table:table-cell table:formula="of:=POWER([.C2678]-6.75;2)" office:value-type="float" office:value="0.00643777169465274" calcext:value-type="float">
            <text:p>0.0064377717</text:p>
          </table:table-cell>
          <table:table-cell/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float" office:value="6.993473" calcext:value-type="float">
            <text:p>6.993473</text:p>
          </table:table-cell>
          <table:table-cell office:value-type="float" office:value="6.6717991613" calcext:value-type="float">
            <text:p>6.6717991613</text:p>
          </table:table-cell>
          <table:table-cell table:formula="of:=POWER([.C2679]-6.75;2)" office:value-type="float" office:value="0.00611537117338341" calcext:value-type="float">
            <text:p>0.0061153712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6.899195" calcext:value-type="float">
            <text:p>6.899195</text:p>
          </table:table-cell>
          <table:table-cell office:value-type="float" office:value="6.6731280108" calcext:value-type="float">
            <text:p>6.6731280108</text:p>
          </table:table-cell>
          <table:table-cell table:formula="of:=POWER([.C2680]-6.75;2)" office:value-type="float" office:value="0.00590930272356489" calcext:value-type="float">
            <text:p>0.0059093027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.795269" calcext:value-type="float">
            <text:p>6.795269</text:p>
          </table:table-cell>
          <table:table-cell office:value-type="float" office:value="6.6733327581" calcext:value-type="float">
            <text:p>6.6733327581</text:p>
          </table:table-cell>
          <table:table-cell table:formula="of:=POWER([.C2681]-6.75;2)" office:value-type="float" office:value="0.00587786598055313" calcext:value-type="float">
            <text:p>0.005877866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float" office:value="6.692655" calcext:value-type="float">
            <text:p>6.692655</text:p>
          </table:table-cell>
          <table:table-cell office:value-type="float" office:value="6.6718466183" calcext:value-type="float">
            <text:p>6.6718466183</text:p>
          </table:table-cell>
          <table:table-cell table:formula="of:=POWER([.C2682]-6.75;2)" office:value-type="float" office:value="0.00610795107114589" calcext:value-type="float">
            <text:p>0.0061079511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float" office:value="6.60316" calcext:value-type="float">
            <text:p>6.60316</text:p>
          </table:table-cell>
          <table:table-cell office:value-type="float" office:value="6.6679232473" calcext:value-type="float">
            <text:p>6.6679232473</text:p>
          </table:table-cell>
          <table:table-cell table:formula="of:=POWER([.C2683]-6.75;2)" office:value-type="float" office:value="0.00673659333377694" calcext:value-type="float">
            <text:p>0.0067365933</text:p>
          </table:table-cell>
          <table:table-cell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6.538009" calcext:value-type="float">
            <text:p>6.538009</text:p>
          </table:table-cell>
          <table:table-cell office:value-type="float" office:value="6.6605797903" calcext:value-type="float">
            <text:p>6.6605797903</text:p>
          </table:table-cell>
          <table:table-cell table:formula="of:=POWER([.C2684]-6.75;2)" office:value-type="float" office:value="0.00799597390279199" calcext:value-type="float">
            <text:p>0.0079959739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6.506196" calcext:value-type="float">
            <text:p>6.506196</text:p>
          </table:table-cell>
          <table:table-cell office:value-type="float" office:value="6.6484506828" calcext:value-type="float">
            <text:p>6.6484506828</text:p>
          </table:table-cell>
          <table:table-cell table:formula="of:=POWER([.C2685]-6.75;2)" office:value-type="float" office:value="0.0103122638237862" calcext:value-type="float">
            <text:p>0.0103122638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6.512939" calcext:value-type="float">
            <text:p>6.512939</text:p>
          </table:table-cell>
          <table:table-cell office:value-type="float" office:value="6.6292280054" calcext:value-type="float">
            <text:p>6.6292280054</text:p>
          </table:table-cell>
          <table:table-cell table:formula="of:=POWER([.C2686]-6.75;2)" office:value-type="float" office:value="0.0145858746796625" calcext:value-type="float">
            <text:p>0.0145858747</text:p>
          </table:table-cell>
          <table:table-cell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.558632" calcext:value-type="float">
            <text:p>6.558632</text:p>
          </table:table-cell>
          <table:table-cell office:value-type="float" office:value="6.6099690753" calcext:value-type="float">
            <text:p>6.6099690753</text:p>
          </table:table-cell>
          <table:table-cell table:formula="of:=POWER([.C2687]-6.75;2)" office:value-type="float" office:value="0.0196086598723369" calcext:value-type="float">
            <text:p>0.0196086599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6.638657" calcext:value-type="float">
            <text:p>6.638657</text:p>
          </table:table-cell>
          <table:table-cell office:value-type="float" office:value="6.5904644839" calcext:value-type="float">
            <text:p>6.5904644839</text:p>
          </table:table-cell>
          <table:table-cell table:formula="of:=POWER([.C2688]-6.75;2)" office:value-type="float" office:value="0.0254515808972934" calcext:value-type="float">
            <text:p>0.0254515809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6.744114" calcext:value-type="float">
            <text:p>6.744114</text:p>
          </table:table-cell>
          <table:table-cell office:value-type="float" office:value="6.5705296505" calcext:value-type="float">
            <text:p>6.5705296505</text:p>
          </table:table-cell>
          <table:table-cell table:formula="of:=POWER([.C2689]-6.75;2)" office:value-type="float" office:value="0.0322096063496521" calcext:value-type="float">
            <text:p>0.0322096063</text:p>
          </table:table-cell>
          <table:table-cell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6.863252" calcext:value-type="float">
            <text:p>6.863252</text:p>
          </table:table-cell>
          <table:table-cell office:value-type="float" office:value="6.5500278441" calcext:value-type="float">
            <text:p>6.5500278441</text:p>
          </table:table-cell>
          <table:table-cell table:formula="of:=POWER([.C2690]-6.75;2)" office:value-type="float" office:value="0.039988863135294" calcext:value-type="float">
            <text:p>0.0399888631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.983207" calcext:value-type="float">
            <text:p>6.983207</text:p>
          </table:table-cell>
          <table:table-cell office:value-type="float" office:value="6.5288855108" calcext:value-type="float">
            <text:p>6.5288855108</text:p>
          </table:table-cell>
          <table:table-cell table:formula="of:=POWER([.C2691]-6.75;2)" office:value-type="float" office:value="0.0488916173341768" calcext:value-type="float">
            <text:p>0.0488916173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7.091656" calcext:value-type="float">
            <text:p>7.091656</text:p>
          </table:table-cell>
          <table:table-cell office:value-type="float" office:value="6.5070982581" calcext:value-type="float">
            <text:p>6.5070982581</text:p>
          </table:table-cell>
          <table:table-cell table:formula="of:=POWER([.C2692]-6.75;2)" office:value-type="float" office:value="0.0590012562180542" calcext:value-type="float">
            <text:p>0.0590012562</text:p>
          </table:table-cell>
          <table:table-cell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7.178154" calcext:value-type="float">
            <text:p>7.178154</text:p>
          </table:table-cell>
          <table:table-cell office:value-type="float" office:value="6.4847279462" calcext:value-type="float">
            <text:p>6.4847279462</text:p>
          </table:table-cell>
          <table:table-cell table:formula="of:=POWER([.C2693]-6.75;2)" office:value-type="float" office:value="0.0703692625272703" calcext:value-type="float">
            <text:p>0.0703692625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7.235069" calcext:value-type="float">
            <text:p>7.235069</text:p>
          </table:table-cell>
          <table:table-cell office:value-type="float" office:value="6.4618925914" calcext:value-type="float">
            <text:p>6.4618925914</text:p>
          </table:table-cell>
          <table:table-cell table:formula="of:=POWER([.C2694]-6.75;2)" office:value-type="float" office:value="0.0830058788902075" calcext:value-type="float">
            <text:p>0.0830058789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7.258107" calcext:value-type="float">
            <text:p>7.258107</text:p>
          </table:table-cell>
          <table:table-cell office:value-type="float" office:value="6.4387512419" calcext:value-type="float">
            <text:p>6.4387512419</text:p>
          </table:table-cell>
          <table:table-cell table:formula="of:=POWER([.C2695]-6.75;2)" office:value-type="float" office:value="0.0968757894187921" calcext:value-type="float">
            <text:p>0.0968757894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7.24649" calcext:value-type="float">
            <text:p>7.24649</text:p>
          </table:table-cell>
          <table:table-cell office:value-type="float" office:value="6.4154860323" calcext:value-type="float">
            <text:p>6.4154860323</text:p>
          </table:table-cell>
          <table:table-cell table:formula="of:=POWER([.C2696]-6.75;2)" office:value-type="float" office:value="0.111899594586396" calcext:value-type="float">
            <text:p>0.1118995946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7.202813" calcext:value-type="float">
            <text:p>7.202813</text:p>
          </table:table-cell>
          <table:table-cell office:value-type="float" office:value="6.3922832796" calcext:value-type="float">
            <text:p>6.3922832796</text:p>
          </table:table-cell>
          <table:table-cell table:formula="of:=POWER([.C2697]-6.75;2)" office:value-type="float" office:value="0.127961252053732" calcext:value-type="float">
            <text:p>0.1279612521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float" office:value="7.13263" calcext:value-type="float">
            <text:p>7.13263</text:p>
          </table:table-cell>
          <table:table-cell office:value-type="float" office:value="6.3693153495" calcext:value-type="float">
            <text:p>6.3693153495</text:p>
          </table:table-cell>
          <table:table-cell table:formula="of:=POWER([.C2698]-6.75;2)" office:value-type="float" office:value="0.144920803126307" calcext:value-type="float">
            <text:p>0.1449208031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float" office:value="7.043772" calcext:value-type="float">
            <text:p>7.043772</text:p>
          </table:table-cell>
          <table:table-cell office:value-type="float" office:value="6.3523097043" calcext:value-type="float">
            <text:p>6.3523097043</text:p>
          </table:table-cell>
          <table:table-cell table:formula="of:=POWER([.C2699]-6.75;2)" office:value-type="float" office:value="0.158157571293954" calcext:value-type="float">
            <text:p>0.1581575713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6.945435" calcext:value-type="float">
            <text:p>6.945435</text:p>
          </table:table-cell>
          <table:table-cell office:value-type="float" office:value="6.3536572258" calcext:value-type="float">
            <text:p>6.3536572258</text:p>
          </table:table-cell>
          <table:table-cell table:formula="of:=POWER([.C2700]-6.75;2)" office:value-type="float" office:value="0.157087594660552" calcext:value-type="float">
            <text:p>0.1570875947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.847095" calcext:value-type="float">
            <text:p>6.847095</text:p>
          </table:table-cell>
          <table:table-cell office:value-type="float" office:value="6.3772859032" calcext:value-type="float">
            <text:p>6.3772859032</text:p>
          </table:table-cell>
          <table:table-cell table:formula="of:=POWER([.C2701]-6.75;2)" office:value-type="float" office:value="0.13891579795344" calcext:value-type="float">
            <text:p>0.138915798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6.757343" calcext:value-type="float">
            <text:p>6.757343</text:p>
          </table:table-cell>
          <table:table-cell office:value-type="float" office:value="6.4519510108" calcext:value-type="float">
            <text:p>6.4519510108</text:p>
          </table:table-cell>
          <table:table-cell table:formula="of:=POWER([.C2702]-6.75;2)" office:value-type="float" office:value="0.0888331999631416" calcext:value-type="float">
            <text:p>0.0888332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6.682818" calcext:value-type="float">
            <text:p>6.682818</text:p>
          </table:table-cell>
          <table:table-cell office:value-type="float" office:value="6.5270986559" calcext:value-type="float">
            <text:p>6.5270986559</text:p>
          </table:table-cell>
          <table:table-cell table:formula="of:=POWER([.C2703]-6.75;2)" office:value-type="float" office:value="0.0496850092015867" calcext:value-type="float">
            <text:p>0.0496850092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6.62745" calcext:value-type="float">
            <text:p>6.62745</text:p>
          </table:table-cell>
          <table:table-cell office:value-type="float" office:value="6.6026469731" calcext:value-type="float">
            <text:p>6.6026469731</text:p>
          </table:table-cell>
          <table:table-cell table:formula="of:=POWER([.C2704]-6.75;2)" office:value-type="float" office:value="0.0217129145365922" calcext:value-type="float">
            <text:p>0.0217129145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6.592186" calcext:value-type="float">
            <text:p>6.592186</text:p>
          </table:table-cell>
          <table:table-cell office:value-type="float" office:value="6.6784929677" calcext:value-type="float">
            <text:p>6.6784929677</text:p>
          </table:table-cell>
          <table:table-cell table:formula="of:=POWER([.C2705]-6.75;2)" office:value-type="float" office:value="0.00511325566835318" calcext:value-type="float">
            <text:p>0.0051132557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6.575275" calcext:value-type="float">
            <text:p>6.575275</text:p>
          </table:table-cell>
          <table:table-cell office:value-type="float" office:value="6.7545285538" calcext:value-type="float">
            <text:p>6.7545285538</text:p>
          </table:table-cell>
          <table:table-cell table:formula="of:=POWER([.C2706]-6.75;2)" office:value-type="float" office:value="0.000020507799519496" calcext:value-type="float">
            <text:p>2.0507799519496E-005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6.573038" calcext:value-type="float">
            <text:p>6.573038</text:p>
          </table:table-cell>
          <table:table-cell office:value-type="float" office:value="6.8306550591" calcext:value-type="float">
            <text:p>6.8306550591</text:p>
          </table:table-cell>
          <table:table-cell table:formula="of:=POWER([.C2707]-6.75;2)" office:value-type="float" office:value="0.00650523855842445" calcext:value-type="float">
            <text:p>0.0065052386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.580913" calcext:value-type="float">
            <text:p>6.580913</text:p>
          </table:table-cell>
          <table:table-cell office:value-type="float" office:value="6.9067935914" calcext:value-type="float">
            <text:p>6.9067935914</text:p>
          </table:table-cell>
          <table:table-cell table:formula="of:=POWER([.C2708]-6.75;2)" office:value-type="float" office:value="0.02458423030411" calcext:value-type="float">
            <text:p>0.0245842303</text:p>
          </table:table-cell>
          <table:table-cell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6.594501" calcext:value-type="float">
            <text:p>6.594501</text:p>
          </table:table-cell>
          <table:table-cell office:value-type="float" office:value="6.9828897849" calcext:value-type="float">
            <text:p>6.9828897849</text:p>
          </table:table-cell>
          <table:table-cell table:formula="of:=POWER([.C2709]-6.75;2)" office:value-type="float" office:value="0.0542376519107684" calcext:value-type="float">
            <text:p>0.0542376519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6.610376" calcext:value-type="float">
            <text:p>6.610376</text:p>
          </table:table-cell>
          <table:table-cell office:value-type="float" office:value="7.0589129247" calcext:value-type="float">
            <text:p>7.0589129247</text:p>
          </table:table-cell>
          <table:table-cell table:formula="of:=POWER([.C2710]-6.75;2)" office:value-type="float" office:value="0.0954271950467081" calcext:value-type="float">
            <text:p>0.095427195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.626535" calcext:value-type="float">
            <text:p>6.626535</text:p>
          </table:table-cell>
          <table:table-cell office:value-type="float" office:value="7.1348507151" calcext:value-type="float">
            <text:p>7.1348507151</text:p>
          </table:table-cell>
          <table:table-cell table:formula="of:=POWER([.C2711]-6.75;2)" office:value-type="float" office:value="0.148110072912981" calcext:value-type="float">
            <text:p>0.1481100729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6.642417" calcext:value-type="float">
            <text:p>6.642417</text:p>
          </table:table-cell>
          <table:table-cell office:value-type="float" office:value="7.1120528925" calcext:value-type="float">
            <text:p>7.1120528925</text:p>
          </table:table-cell>
          <table:table-cell table:formula="of:=POWER([.C2712]-6.75;2)" office:value-type="float" office:value="0.131082296967617" calcext:value-type="float">
            <text:p>0.131082297</text:p>
          </table:table-cell>
          <table:table-cell/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float" office:value="6.658572" calcext:value-type="float">
            <text:p>6.658572</text:p>
          </table:table-cell>
          <table:table-cell office:value-type="float" office:value="7.0965255161" calcext:value-type="float">
            <text:p>7.0965255161</text:p>
          </table:table-cell>
          <table:table-cell table:formula="of:=POWER([.C2713]-6.75;2)" office:value-type="float" office:value="0.120079933308371" calcext:value-type="float">
            <text:p>0.1200799333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6.676095" calcext:value-type="float">
            <text:p>6.676095</text:p>
          </table:table-cell>
          <table:table-cell office:value-type="float" office:value="7.0861154032" calcext:value-type="float">
            <text:p>7.0861154032</text:p>
          </table:table-cell>
          <table:table-cell table:formula="of:=POWER([.C2714]-6.75;2)" office:value-type="float" office:value="0.112973564268299" calcext:value-type="float">
            <text:p>0.1129735643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6.695996" calcext:value-type="float">
            <text:p>6.695996</text:p>
          </table:table-cell>
          <table:table-cell office:value-type="float" office:value="7.0797367366" calcext:value-type="float">
            <text:p>7.0797367366</text:p>
          </table:table-cell>
          <table:table-cell table:formula="of:=POWER([.C2715]-6.75;2)" office:value-type="float" office:value="0.108726315463618" calcext:value-type="float">
            <text:p>0.1087263155</text:p>
          </table:table-cell>
          <table:table-cell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6.71868" calcext:value-type="float">
            <text:p>6.71868</text:p>
          </table:table-cell>
          <table:table-cell office:value-type="float" office:value="7.0765582312" calcext:value-type="float">
            <text:p>7.0765582312</text:p>
          </table:table-cell>
          <table:table-cell table:formula="of:=POWER([.C2716]-6.75;2)" office:value-type="float" office:value="0.106640278364473" calcext:value-type="float">
            <text:p>0.1066402784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6.743665" calcext:value-type="float">
            <text:p>6.743665</text:p>
          </table:table-cell>
          <table:table-cell office:value-type="float" office:value="7.0758083925" calcext:value-type="float">
            <text:p>7.0758083925</text:p>
          </table:table-cell>
          <table:table-cell table:formula="of:=POWER([.C2717]-6.75;2)" office:value-type="float" office:value="0.106151108623434" calcext:value-type="float">
            <text:p>0.1061511086</text:p>
          </table:table-cell>
          <table:table-cell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6.769616" calcext:value-type="float">
            <text:p>6.769616</text:p>
          </table:table-cell>
          <table:table-cell office:value-type="float" office:value="7.0767229355" calcext:value-type="float">
            <text:p>7.0767229355</text:p>
          </table:table-cell>
          <table:table-cell table:formula="of:=POWER([.C2718]-6.75;2)" office:value-type="float" office:value="0.106747876581737" calcext:value-type="float">
            <text:p>0.1067478766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6.794643" calcext:value-type="float">
            <text:p>6.794643</text:p>
          </table:table-cell>
          <table:table-cell office:value-type="float" office:value="7.0785460645" calcext:value-type="float">
            <text:p>7.0785460645</text:p>
          </table:table-cell>
          <table:table-cell table:formula="of:=POWER([.C2719]-6.75;2)" office:value-type="float" office:value="0.107942516498438" calcext:value-type="float">
            <text:p>0.1079425165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6.816778" calcext:value-type="float">
            <text:p>6.816778</text:p>
          </table:table-cell>
          <table:table-cell office:value-type="float" office:value="7.0805568871" calcext:value-type="float">
            <text:p>7.0805568871</text:p>
          </table:table-cell>
          <table:table-cell table:formula="of:=POWER([.C2720]-6.75;2)" office:value-type="float" office:value="0.109267855609242" calcext:value-type="float">
            <text:p>0.1092678556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.834465" calcext:value-type="float">
            <text:p>6.834465</text:p>
          </table:table-cell>
          <table:table-cell office:value-type="float" office:value="7.0821083065" calcext:value-type="float">
            <text:p>7.0821083065</text:p>
          </table:table-cell>
          <table:table-cell table:formula="of:=POWER([.C2721]-6.75;2)" office:value-type="float" office:value="0.110295927246298" calcext:value-type="float">
            <text:p>0.1102959272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float" office:value="6.846946" calcext:value-type="float">
            <text:p>6.846946</text:p>
          </table:table-cell>
          <table:table-cell office:value-type="float" office:value="7.0826719946" calcext:value-type="float">
            <text:p>7.0826719946</text:p>
          </table:table-cell>
          <table:table-cell table:formula="of:=POWER([.C2722]-6.75;2)" office:value-type="float" office:value="0.110670655991142" calcext:value-type="float">
            <text:p>0.110670656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float" office:value="6.854421" calcext:value-type="float">
            <text:p>6.854421</text:p>
          </table:table-cell>
          <table:table-cell office:value-type="float" office:value="7.0818849355" calcext:value-type="float">
            <text:p>7.0818849355</text:p>
          </table:table-cell>
          <table:table-cell table:formula="of:=POWER([.C2723]-6.75;2)" office:value-type="float" office:value="0.110147610411839" calcext:value-type="float">
            <text:p>0.1101476104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6.857972" calcext:value-type="float">
            <text:p>6.857972</text:p>
          </table:table-cell>
          <table:table-cell office:value-type="float" office:value="7.0795923817" calcext:value-type="float">
            <text:p>7.0795923817</text:p>
          </table:table-cell>
          <table:table-cell table:formula="of:=POWER([.C2724]-6.75;2)" office:value-type="float" office:value="0.108631138074679" calcext:value-type="float">
            <text:p>0.1086311381</text:p>
          </table:table-cell>
          <table:table-cell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6.859243" calcext:value-type="float">
            <text:p>6.859243</text:p>
          </table:table-cell>
          <table:table-cell office:value-type="float" office:value="7.0758774839" calcext:value-type="float">
            <text:p>7.0758774839</text:p>
          </table:table-cell>
          <table:table-cell table:formula="of:=POWER([.C2725]-6.75;2)" office:value-type="float" office:value="0.106196134512995" calcext:value-type="float">
            <text:p>0.1061961345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6.859992" calcext:value-type="float">
            <text:p>6.859992</text:p>
          </table:table-cell>
          <table:table-cell office:value-type="float" office:value="7.0710616452" calcext:value-type="float">
            <text:p>7.0710616452</text:p>
          </table:table-cell>
          <table:table-cell table:formula="of:=POWER([.C2726]-6.75;2)" office:value-type="float" office:value="0.103080580018531" calcext:value-type="float">
            <text:p>0.10308058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6.861606" calcext:value-type="float">
            <text:p>6.861606</text:p>
          </table:table-cell>
          <table:table-cell office:value-type="float" office:value="7.0656568387" calcext:value-type="float">
            <text:p>7.0656568387</text:p>
          </table:table-cell>
          <table:table-cell table:formula="of:=POWER([.C2727]-6.75;2)" office:value-type="float" office:value="0.0996392398180777" calcext:value-type="float">
            <text:p>0.0996392398</text:p>
          </table:table-cell>
          <table:table-cell/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float" office:value="6.864711" calcext:value-type="float">
            <text:p>6.864711</text:p>
          </table:table-cell>
          <table:table-cell office:value-type="float" office:value="7.0602644677" calcext:value-type="float">
            <text:p>7.0602644677</text:p>
          </table:table-cell>
          <table:table-cell table:formula="of:=POWER([.C2728]-6.75;2)" office:value-type="float" office:value="0.0962640399171642" calcext:value-type="float">
            <text:p>0.0962640399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6.868975" calcext:value-type="float">
            <text:p>6.868975</text:p>
          </table:table-cell>
          <table:table-cell office:value-type="float" office:value="7.0554453871" calcext:value-type="float">
            <text:p>7.0554453871</text:p>
          </table:table-cell>
          <table:table-cell table:formula="of:=POWER([.C2729]-6.75;2)" office:value-type="float" office:value="0.0932968845006687" calcext:value-type="float">
            <text:p>0.0932968845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6.873146" calcext:value-type="float">
            <text:p>6.873146</text:p>
          </table:table-cell>
          <table:table-cell office:value-type="float" office:value="7.0516084301" calcext:value-type="float">
            <text:p>7.0516084301</text:p>
          </table:table-cell>
          <table:table-cell table:formula="of:=POWER([.C2730]-6.75;2)" office:value-type="float" office:value="0.0909676451073865" calcext:value-type="float">
            <text:p>0.0909676451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.875309" calcext:value-type="float">
            <text:p>6.875309</text:p>
          </table:table-cell>
          <table:table-cell office:value-type="float" office:value="7.0489529731" calcext:value-type="float">
            <text:p>7.0489529731</text:p>
          </table:table-cell>
          <table:table-cell table:formula="of:=POWER([.C2731]-6.75;2)" office:value-type="float" office:value="0.0893728801253291" calcext:value-type="float">
            <text:p>0.0893728801</text:p>
          </table:table-cell>
          <table:table-cell/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6.873312" calcext:value-type="float">
            <text:p>6.873312</text:p>
          </table:table-cell>
          <table:table-cell office:value-type="float" office:value="7.0474681935" calcext:value-type="float">
            <text:p>7.0474681935</text:p>
          </table:table-cell>
          <table:table-cell table:formula="of:=POWER([.C2732]-6.75;2)" office:value-type="float" office:value="0.0884873261441536" calcext:value-type="float">
            <text:p>0.0884873261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6.865238" calcext:value-type="float">
            <text:p>6.865238</text:p>
          </table:table-cell>
          <table:table-cell office:value-type="float" office:value="7.0469690591" calcext:value-type="float">
            <text:p>7.0469690591</text:p>
          </table:table-cell>
          <table:table-cell table:formula="of:=POWER([.C2733]-6.75;2)" office:value-type="float" office:value="0.0881906220627394" calcext:value-type="float">
            <text:p>0.0881906221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6.849852" calcext:value-type="float">
            <text:p>6.849852</text:p>
          </table:table-cell>
          <table:table-cell office:value-type="float" office:value="7.0471467957" calcext:value-type="float">
            <text:p>7.0471467957</text:p>
          </table:table-cell>
          <table:table-cell table:formula="of:=POWER([.C2734]-6.75;2)" office:value-type="float" office:value="0.0882962181947774" calcext:value-type="float">
            <text:p>0.0882962182</text:p>
          </table:table-cell>
          <table:table-cell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6.826922" calcext:value-type="float">
            <text:p>6.826922</text:p>
          </table:table-cell>
          <table:table-cell office:value-type="float" office:value="7.0476181237" calcext:value-type="float">
            <text:p>7.0476181237</text:p>
          </table:table-cell>
          <table:table-cell table:formula="of:=POWER([.C2735]-6.75;2)" office:value-type="float" office:value="0.0885765475547087" calcext:value-type="float">
            <text:p>0.0885765476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6.797372" calcext:value-type="float">
            <text:p>6.797372</text:p>
          </table:table-cell>
          <table:table-cell office:value-type="float" office:value="7.0479642527" calcext:value-type="float">
            <text:p>7.0479642527</text:p>
          </table:table-cell>
          <table:table-cell table:formula="of:=POWER([.C2736]-6.75;2)" office:value-type="float" office:value="0.0887826958870694" calcext:value-type="float">
            <text:p>0.0887826959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float" office:value="6.763231" calcext:value-type="float">
            <text:p>6.763231</text:p>
          </table:table-cell>
          <table:table-cell office:value-type="float" office:value="7.0477542903" calcext:value-type="float">
            <text:p>7.0477542903</text:p>
          </table:table-cell>
          <table:table-cell table:formula="of:=POWER([.C2737]-6.75;2)" office:value-type="float" office:value="0.0886576173920569" calcext:value-type="float">
            <text:p>0.0886576174</text:p>
          </table:table-cell>
          <table:table-cell/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float" office:value="6.727382" calcext:value-type="float">
            <text:p>6.727382</text:p>
          </table:table-cell>
          <table:table-cell office:value-type="float" office:value="7.0465495215" calcext:value-type="float">
            <text:p>7.0465495215</text:p>
          </table:table-cell>
          <table:table-cell table:formula="of:=POWER([.C2738]-6.75;2)" office:value-type="float" office:value="0.0879416187018791" calcext:value-type="float">
            <text:p>0.0879416187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float" office:value="6.693142" calcext:value-type="float">
            <text:p>6.693142</text:p>
          </table:table-cell>
          <table:table-cell office:value-type="float" office:value="7.0438855699" calcext:value-type="float">
            <text:p>7.0438855699</text:p>
          </table:table-cell>
          <table:table-cell table:formula="of:=POWER([.C2739]-6.75;2)" office:value-type="float" office:value="0.0863687281954475" calcext:value-type="float">
            <text:p>0.0863687282</text:p>
          </table:table-cell>
          <table:table-cell/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float" office:value="6.663736" calcext:value-type="float">
            <text:p>6.663736</text:p>
          </table:table-cell>
          <table:table-cell office:value-type="float" office:value="7.0392287043" calcext:value-type="float">
            <text:p>7.0392287043</text:p>
          </table:table-cell>
          <table:table-cell table:formula="of:=POWER([.C2740]-6.75;2)" office:value-type="float" office:value="0.0836532433910569" calcext:value-type="float">
            <text:p>0.0836532434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.641759" calcext:value-type="float">
            <text:p>6.641759</text:p>
          </table:table-cell>
          <table:table-cell office:value-type="float" office:value="7.0318972097" calcext:value-type="float">
            <text:p>7.0318972097</text:p>
          </table:table-cell>
          <table:table-cell table:formula="of:=POWER([.C2741]-6.75;2)" office:value-type="float" office:value="0.079466036836646" calcext:value-type="float">
            <text:p>0.0794660368</text:p>
          </table:table-cell>
          <table:table-cell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6.628718" calcext:value-type="float">
            <text:p>6.628718</text:p>
          </table:table-cell>
          <table:table-cell office:value-type="float" office:value="7.0209158065" calcext:value-type="float">
            <text:p>7.0209158065</text:p>
          </table:table-cell>
          <table:table-cell table:formula="of:=POWER([.C2742]-6.75;2)" office:value-type="float" office:value="0.0733953742115453" calcext:value-type="float">
            <text:p>0.0733953742</text:p>
          </table:table-cell>
          <table:table-cell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.624777" calcext:value-type="float">
            <text:p>6.624777</text:p>
          </table:table-cell>
          <table:table-cell office:value-type="float" office:value="7.0046603925" calcext:value-type="float">
            <text:p>7.0046603925</text:p>
          </table:table-cell>
          <table:table-cell table:formula="of:=POWER([.C2743]-6.75;2)" office:value-type="float" office:value="0.064851915508254" calcext:value-type="float">
            <text:p>0.0648519155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6.628726" calcext:value-type="float">
            <text:p>6.628726</text:p>
          </table:table-cell>
          <table:table-cell office:value-type="float" office:value="6.9790895753" calcext:value-type="float">
            <text:p>6.9790895753</text:p>
          </table:table-cell>
          <table:table-cell table:formula="of:=POWER([.C2744]-6.75;2)" office:value-type="float" office:value="0.0524820335111343" calcext:value-type="float">
            <text:p>0.0524820335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float" office:value="6.6382" calcext:value-type="float">
            <text:p>6.6382</text:p>
          </table:table-cell>
          <table:table-cell office:value-type="float" office:value="6.9534975269" calcext:value-type="float">
            <text:p>6.9534975269</text:p>
          </table:table-cell>
          <table:table-cell table:formula="of:=POWER([.C2745]-6.75;2)" office:value-type="float" office:value="0.0414112434544161" calcext:value-type="float">
            <text:p>0.0414112435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6.650064" calcext:value-type="float">
            <text:p>6.650064</text:p>
          </table:table-cell>
          <table:table-cell office:value-type="float" office:value="6.927854543" calcext:value-type="float">
            <text:p>6.927854543</text:p>
          </table:table-cell>
          <table:table-cell table:formula="of:=POWER([.C2746]-6.75;2)" office:value-type="float" office:value="0.031632238465739" calcext:value-type="float">
            <text:p>0.0316322385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6.660875" calcext:value-type="float">
            <text:p>6.660875</text:p>
          </table:table-cell>
          <table:table-cell office:value-type="float" office:value="6.9021477742" calcext:value-type="float">
            <text:p>6.9021477742</text:p>
          </table:table-cell>
          <table:table-cell table:formula="of:=POWER([.C2747]-6.75;2)" office:value-type="float" office:value="0.0231489451940143" calcext:value-type="float">
            <text:p>0.0231489452</text:p>
          </table:table-cell>
          <table:table-cell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6.667331" calcext:value-type="float">
            <text:p>6.667331</text:p>
          </table:table-cell>
          <table:table-cell office:value-type="float" office:value="6.8763828817" calcext:value-type="float">
            <text:p>6.8763828817</text:p>
          </table:table-cell>
          <table:table-cell table:formula="of:=POWER([.C2748]-6.75;2)" office:value-type="float" office:value="0.0159726327867961" calcext:value-type="float">
            <text:p>0.0159726328</text:p>
          </table:table-cell>
          <table:table-cell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6.666636" calcext:value-type="float">
            <text:p>6.666636</text:p>
          </table:table-cell>
          <table:table-cell office:value-type="float" office:value="6.8505832796" calcext:value-type="float">
            <text:p>6.8505832796</text:p>
          </table:table-cell>
          <table:table-cell table:formula="of:=POWER([.C2749]-6.75;2)" office:value-type="float" office:value="0.0101169961350918" calcext:value-type="float">
            <text:p>0.0101169961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6.656777" calcext:value-type="float">
            <text:p>6.656777</text:p>
          </table:table-cell>
          <table:table-cell office:value-type="float" office:value="6.824787414" calcext:value-type="float">
            <text:p>6.824787414</text:p>
          </table:table-cell>
          <table:table-cell table:formula="of:=POWER([.C2750]-6.75;2)" office:value-type="float" office:value="0.00559315729280743" calcext:value-type="float">
            <text:p>0.0055931573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.636733" calcext:value-type="float">
            <text:p>6.636733</text:p>
          </table:table-cell>
          <table:table-cell office:value-type="float" office:value="6.7990445538" calcext:value-type="float">
            <text:p>6.7990445538</text:p>
          </table:table-cell>
          <table:table-cell table:formula="of:=POWER([.C2751]-6.75;2)" office:value-type="float" office:value="0.00240536825744109" calcext:value-type="float">
            <text:p>0.0024053683</text:p>
          </table:table-cell>
          <table:table-cell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6.606669" calcext:value-type="float">
            <text:p>6.606669</text:p>
          </table:table-cell>
          <table:table-cell office:value-type="float" office:value="6.773409457" calcext:value-type="float">
            <text:p>6.773409457</text:p>
          </table:table-cell>
          <table:table-cell table:formula="of:=POWER([.C2752]-6.75;2)" office:value-type="float" office:value="0.000548002677034832" calcext:value-type="float">
            <text:p>0.0005480027</text:p>
          </table:table-cell>
          <table:table-cell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6.568132" calcext:value-type="float">
            <text:p>6.568132</text:p>
          </table:table-cell>
          <table:table-cell office:value-type="float" office:value="6.7479359946" calcext:value-type="float">
            <text:p>6.7479359946</text:p>
          </table:table-cell>
          <table:table-cell table:formula="of:=POWER([.C2753]-6.75;2)" office:value-type="float" office:value="0.00000426011829123036" calcext:value-type="float">
            <text:p>4.26011829123036E-006</text:p>
          </table:table-cell>
          <table:table-cell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6.524246" calcext:value-type="float">
            <text:p>6.524246</text:p>
          </table:table-cell>
          <table:table-cell office:value-type="float" office:value="6.7226697204" calcext:value-type="float">
            <text:p>6.7226697204</text:p>
          </table:table-cell>
          <table:table-cell table:formula="of:=POWER([.C2754]-6.75;2)" office:value-type="float" office:value="0.000746944183014183" calcext:value-type="float">
            <text:p>0.0007469442</text:p>
          </table:table-cell>
          <table:table-cell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6.479827" calcext:value-type="float">
            <text:p>6.479827</text:p>
          </table:table-cell>
          <table:table-cell office:value-type="float" office:value="6.6976393925" calcext:value-type="float">
            <text:p>6.6976393925</text:p>
          </table:table-cell>
          <table:table-cell table:formula="of:=POWER([.C2755]-6.75;2)" office:value-type="float" office:value="0.00274163321776904" calcext:value-type="float">
            <text:p>0.0027416332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6.441281" calcext:value-type="float">
            <text:p>6.441281</text:p>
          </table:table-cell>
          <table:table-cell office:value-type="float" office:value="6.6728478763" calcext:value-type="float">
            <text:p>6.6728478763</text:p>
          </table:table-cell>
          <table:table-cell table:formula="of:=POWER([.C2756]-6.75;2)" office:value-type="float" office:value="0.00595245019142016" calcext:value-type="float">
            <text:p>0.0059524502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6.416128" calcext:value-type="float">
            <text:p>6.416128</text:p>
          </table:table-cell>
          <table:table-cell office:value-type="float" office:value="6.6482635968" calcext:value-type="float">
            <text:p>6.6482635968</text:p>
          </table:table-cell>
          <table:table-cell table:formula="of:=POWER([.C2757]-6.75;2)" office:value-type="float" office:value="0.010350295736073" calcext:value-type="float">
            <text:p>0.0103502957</text:p>
          </table:table-cell>
          <table:table-cell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6.412045" calcext:value-type="float">
            <text:p>6.412045</text:p>
          </table:table-cell>
          <table:table-cell office:value-type="float" office:value="6.6238145484" calcext:value-type="float">
            <text:p>6.6238145484</text:p>
          </table:table-cell>
          <table:table-cell table:formula="of:=POWER([.C2758]-6.75;2)" office:value-type="float" office:value="0.0159227681954958" calcext:value-type="float">
            <text:p>0.0159227682</text:p>
          </table:table-cell>
          <table:table-cell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6.435457" calcext:value-type="float">
            <text:p>6.435457</text:p>
          </table:table-cell>
          <table:table-cell office:value-type="float" office:value="6.6094733387" calcext:value-type="float">
            <text:p>6.6094733387</text:p>
          </table:table-cell>
          <table:table-cell table:formula="of:=POWER([.C2759]-6.75;2)" office:value-type="float" office:value="0.0197477425361249" calcext:value-type="float">
            <text:p>0.0197477425</text:p>
          </table:table-cell>
          <table:table-cell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6.489924" calcext:value-type="float">
            <text:p>6.489924</text:p>
          </table:table-cell>
          <table:table-cell office:value-type="float" office:value="6.6107232204" calcext:value-type="float">
            <text:p>6.6107232204</text:p>
          </table:table-cell>
          <table:table-cell table:formula="of:=POWER([.C2760]-6.75;2)" office:value-type="float" office:value="0.0193980213357471" calcext:value-type="float">
            <text:p>0.0193980213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.574773" calcext:value-type="float">
            <text:p>6.574773</text:p>
          </table:table-cell>
          <table:table-cell office:value-type="float" office:value="6.622462957" calcext:value-type="float">
            <text:p>6.622462957</text:p>
          </table:table-cell>
          <table:table-cell table:formula="of:=POWER([.C2761]-6.75;2)" office:value-type="float" office:value="0.0162656973371839" calcext:value-type="float">
            <text:p>0.0162656973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6.684442" calcext:value-type="float">
            <text:p>6.684442</text:p>
          </table:table-cell>
          <table:table-cell office:value-type="float" office:value="6.6421272473" calcext:value-type="float">
            <text:p>6.6421272473</text:p>
          </table:table-cell>
          <table:table-cell table:formula="of:=POWER([.C2762]-6.75;2)" office:value-type="float" office:value="0.0116365307750753" calcext:value-type="float">
            <text:p>0.0116365308</text:p>
          </table:table-cell>
          <table:table-cell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6.808808" calcext:value-type="float">
            <text:p>6.808808</text:p>
          </table:table-cell>
          <table:table-cell office:value-type="float" office:value="6.6677989946" calcext:value-type="float">
            <text:p>6.6677989946</text:p>
          </table:table-cell>
          <table:table-cell table:formula="of:=POWER([.C2763]-6.75;2)" office:value-type="float" office:value="0.00675700528877082" calcext:value-type="float">
            <text:p>0.0067570053</text:p>
          </table:table-cell>
          <table:table-cell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6.934456" calcext:value-type="float">
            <text:p>6.934456</text:p>
          </table:table-cell>
          <table:table-cell office:value-type="float" office:value="6.6978449624" calcext:value-type="float">
            <text:p>6.6978449624</text:p>
          </table:table-cell>
          <table:table-cell table:formula="of:=POWER([.C2764]-6.75;2)" office:value-type="float" office:value="0.00272014794705746" calcext:value-type="float">
            <text:p>0.0027201479</text:p>
          </table:table-cell>
          <table:table-cell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7.046528" calcext:value-type="float">
            <text:p>7.046528</text:p>
          </table:table-cell>
          <table:table-cell office:value-type="float" office:value="6.7308062903" calcext:value-type="float">
            <text:p>6.7308062903</text:p>
          </table:table-cell>
          <table:table-cell table:formula="of:=POWER([.C2765]-6.75;2)" office:value-type="float" office:value="0.000368398492047862" calcext:value-type="float">
            <text:p>0.0003683985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7.130768" calcext:value-type="float">
            <text:p>7.130768</text:p>
          </table:table-cell>
          <table:table-cell office:value-type="float" office:value="6.7653599946" calcext:value-type="float">
            <text:p>6.7653599946</text:p>
          </table:table-cell>
          <table:table-cell table:formula="of:=POWER([.C2766]-6.75;2)" office:value-type="float" office:value="0.000235929434112023" calcext:value-type="float">
            <text:p>0.0002359294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float" office:value="7.175394" calcext:value-type="float">
            <text:p>7.175394</text:p>
          </table:table-cell>
          <table:table-cell office:value-type="float" office:value="6.8003030538" calcext:value-type="float">
            <text:p>6.8003030538</text:p>
          </table:table-cell>
          <table:table-cell table:formula="of:=POWER([.C2767]-6.75;2)" office:value-type="float" office:value="0.00253039722160574" calcext:value-type="float">
            <text:p>0.0025303972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7.172615" calcext:value-type="float">
            <text:p>7.172615</text:p>
          </table:table-cell>
          <table:table-cell office:value-type="float" office:value="6.8345438011" calcext:value-type="float">
            <text:p>6.8345438011</text:p>
          </table:table-cell>
          <table:table-cell table:formula="of:=POWER([.C2768]-6.75;2)" office:value-type="float" office:value="0.00714765430443631" calcext:value-type="float">
            <text:p>0.0071476543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float" office:value="7.119691" calcext:value-type="float">
            <text:p>7.119691</text:p>
          </table:table-cell>
          <table:table-cell office:value-type="float" office:value="6.8670956613" calcext:value-type="float">
            <text:p>6.8670956613</text:p>
          </table:table-cell>
          <table:table-cell table:formula="of:=POWER([.C2769]-6.75;2)" office:value-type="float" office:value="0.0137113938952844" calcext:value-type="float">
            <text:p>0.0137113939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7.019511" calcext:value-type="float">
            <text:p>7.019511</text:p>
          </table:table-cell>
          <table:table-cell office:value-type="float" office:value="6.897071914" calcext:value-type="float">
            <text:p>6.897071914</text:p>
          </table:table-cell>
          <table:table-cell table:formula="of:=POWER([.C2770]-6.75;2)" office:value-type="float" office:value="0.0216301478876233" calcext:value-type="float">
            <text:p>0.0216301479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.88067" calcext:value-type="float">
            <text:p>6.88067</text:p>
          </table:table-cell>
          <table:table-cell office:value-type="float" office:value="6.9236812903" calcext:value-type="float">
            <text:p>6.9236812903</text:p>
          </table:table-cell>
          <table:table-cell table:formula="of:=POWER([.C2771]-6.75;2)" office:value-type="float" office:value="0.030165190600273" calcext:value-type="float">
            <text:p>0.0301651906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6.716958" calcext:value-type="float">
            <text:p>6.716958</text:p>
          </table:table-cell>
          <table:table-cell office:value-type="float" office:value="6.946224543" calcext:value-type="float">
            <text:p>6.946224543</text:p>
          </table:table-cell>
          <table:table-cell table:formula="of:=POWER([.C2772]-6.75;2)" office:value-type="float" office:value="0.0385040712755587" calcext:value-type="float">
            <text:p>0.0385040713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6.546172" calcext:value-type="float">
            <text:p>6.546172</text:p>
          </table:table-cell>
          <table:table-cell office:value-type="float" office:value="6.9640928763" calcext:value-type="float">
            <text:p>6.9640928763</text:p>
          </table:table-cell>
          <table:table-cell table:formula="of:=POWER([.C2773]-6.75;2)" office:value-type="float" office:value="0.0458357596824073" calcext:value-type="float">
            <text:p>0.0458357597</text:p>
          </table:table-cell>
          <table:table-cell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6.388091" calcext:value-type="float">
            <text:p>6.388091</text:p>
          </table:table-cell>
          <table:table-cell office:value-type="float" office:value="6.9767704677" calcext:value-type="float">
            <text:p>6.9767704677</text:p>
          </table:table-cell>
          <table:table-cell table:formula="of:=POWER([.C2774]-6.75;2)" office:value-type="float" office:value="0.0514248450208766" calcext:value-type="float">
            <text:p>0.051424845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6.261642" calcext:value-type="float">
            <text:p>6.261642</text:p>
          </table:table-cell>
          <table:table-cell office:value-type="float" office:value="6.983845672" calcext:value-type="float">
            <text:p>6.983845672</text:p>
          </table:table-cell>
          <table:table-cell table:formula="of:=POWER([.C2775]-6.75;2)" office:value-type="float" office:value="0.0546837983131317" calcext:value-type="float">
            <text:p>0.0546837983</text:p>
          </table:table-cell>
          <table:table-cell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6.181558" calcext:value-type="float">
            <text:p>6.181558</text:p>
          </table:table-cell>
          <table:table-cell office:value-type="float" office:value="6.9850389355" calcext:value-type="float">
            <text:p>6.9850389355</text:p>
          </table:table-cell>
          <table:table-cell table:formula="of:=POWER([.C2776]-6.75;2)" office:value-type="float" office:value="0.0552433012009734" calcext:value-type="float">
            <text:p>0.0552433012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6.155363" calcext:value-type="float">
            <text:p>6.155363</text:p>
          </table:table-cell>
          <table:table-cell office:value-type="float" office:value="6.9802608333" calcext:value-type="float">
            <text:p>6.9802608333</text:p>
          </table:table-cell>
          <table:table-cell table:formula="of:=POWER([.C2777]-6.75;2)" office:value-type="float" office:value="0.0530200513520104" calcext:value-type="float">
            <text:p>0.0530200514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6.181748" calcext:value-type="float">
            <text:p>6.181748</text:p>
          </table:table-cell>
          <table:table-cell office:value-type="float" office:value="6.9697244731" calcext:value-type="float">
            <text:p>6.9697244731</text:p>
          </table:table-cell>
          <table:table-cell table:formula="of:=POWER([.C2778]-6.75;2)" office:value-type="float" office:value="0.0482788440790728" calcext:value-type="float">
            <text:p>0.0482788441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float" office:value="6.251052" calcext:value-type="float">
            <text:p>6.251052</text:p>
          </table:table-cell>
          <table:table-cell office:value-type="float" office:value="6.9541554032" calcext:value-type="float">
            <text:p>6.9541554032</text:p>
          </table:table-cell>
          <table:table-cell table:formula="of:=POWER([.C2779]-6.75;2)" office:value-type="float" office:value="0.0416794286557545" calcext:value-type="float">
            <text:p>0.0416794287</text:p>
          </table:table-cell>
          <table:table-cell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6.347677" calcext:value-type="float">
            <text:p>6.347677</text:p>
          </table:table-cell>
          <table:table-cell office:value-type="float" office:value="6.9351033441" calcext:value-type="float">
            <text:p>6.9351033441</text:p>
          </table:table-cell>
          <table:table-cell table:formula="of:=POWER([.C2780]-6.75;2)" office:value-type="float" office:value="0.0342632479970029" calcext:value-type="float">
            <text:p>0.034263248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.453478" calcext:value-type="float">
            <text:p>6.453478</text:p>
          </table:table-cell>
          <table:table-cell office:value-type="float" office:value="6.9149516882" calcext:value-type="float">
            <text:p>6.9149516882</text:p>
          </table:table-cell>
          <table:table-cell table:formula="of:=POWER([.C2781]-6.75;2)" office:value-type="float" office:value="0.0272090594400301" calcext:value-type="float">
            <text:p>0.0272090594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float" office:value="6.551047" calcext:value-type="float">
            <text:p>6.551047</text:p>
          </table:table-cell>
          <table:table-cell office:value-type="float" office:value="6.8959667151" calcext:value-type="float">
            <text:p>6.8959667151</text:p>
          </table:table-cell>
          <table:table-cell table:formula="of:=POWER([.C2782]-6.75;2)" office:value-type="float" office:value="0.0213062819170846" calcext:value-type="float">
            <text:p>0.0213062819</text:p>
          </table:table-cell>
          <table:table-cell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6.626233" calcext:value-type="float">
            <text:p>6.626233</text:p>
          </table:table-cell>
          <table:table-cell office:value-type="float" office:value="6.8794552043" calcext:value-type="float">
            <text:p>6.8794552043</text:p>
          </table:table-cell>
          <table:table-cell table:formula="of:=POWER([.C2783]-6.75;2)" office:value-type="float" office:value="0.0167586499203548" calcext:value-type="float">
            <text:p>0.0167586499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6.669732" calcext:value-type="float">
            <text:p>6.669732</text:p>
          </table:table-cell>
          <table:table-cell office:value-type="float" office:value="6.865945" calcext:value-type="float">
            <text:p>6.865945</text:p>
          </table:table-cell>
          <table:table-cell table:formula="of:=POWER([.C2784]-6.75;2)" office:value-type="float" office:value="0.013443243025" calcext:value-type="float">
            <text:p>0.013443243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6.677841" calcext:value-type="float">
            <text:p>6.677841</text:p>
          </table:table-cell>
          <table:table-cell office:value-type="float" office:value="6.8555696935" calcext:value-type="float">
            <text:p>6.8555696935</text:p>
          </table:table-cell>
          <table:table-cell table:formula="of:=POWER([.C2785]-6.75;2)" office:value-type="float" office:value="0.0111449601856839" calcext:value-type="float">
            <text:p>0.0111449602</text:p>
          </table:table-cell>
          <table:table-cell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6.652538" calcext:value-type="float">
            <text:p>6.652538</text:p>
          </table:table-cell>
          <table:table-cell office:value-type="float" office:value="6.848271" calcext:value-type="float">
            <text:p>6.848271</text:p>
          </table:table-cell>
          <table:table-cell table:formula="of:=POWER([.C2786]-6.75;2)" office:value-type="float" office:value="0.00965718944100009" calcext:value-type="float">
            <text:p>0.0096571894</text:p>
          </table:table-cell>
          <table:table-cell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float" office:value="6.600993" calcext:value-type="float">
            <text:p>6.600993</text:p>
          </table:table-cell>
          <table:table-cell office:value-type="float" office:value="6.8438746505" calcext:value-type="float">
            <text:p>6.8438746505</text:p>
          </table:table-cell>
          <table:table-cell table:formula="of:=POWER([.C2787]-6.75;2)" office:value-type="float" office:value="0.00881245000649717" calcext:value-type="float">
            <text:p>0.00881245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6.534529" calcext:value-type="float">
            <text:p>6.534529</text:p>
          </table:table-cell>
          <table:table-cell office:value-type="float" office:value="6.8421114301" calcext:value-type="float">
            <text:p>6.8421114301</text:p>
          </table:table-cell>
          <table:table-cell table:formula="of:=POWER([.C2788]-6.75;2)" office:value-type="float" office:value="0.00848451555506721" calcext:value-type="float">
            <text:p>0.0084845156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6.467022" calcext:value-type="float">
            <text:p>6.467022</text:p>
          </table:table-cell>
          <table:table-cell office:value-type="float" office:value="6.8426197097" calcext:value-type="float">
            <text:p>6.8426197097</text:p>
          </table:table-cell>
          <table:table-cell table:formula="of:=POWER([.C2789]-6.75;2)" office:value-type="float" office:value="0.00857841062491229" calcext:value-type="float">
            <text:p>0.0085784106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6.412809" calcext:value-type="float">
            <text:p>6.412809</text:p>
          </table:table-cell>
          <table:table-cell office:value-type="float" office:value="6.8449475215" calcext:value-type="float">
            <text:p>6.8449475215</text:p>
          </table:table-cell>
          <table:table-cell table:formula="of:=POWER([.C2790]-6.75;2)" office:value-type="float" office:value="0.00901503183899296" calcext:value-type="float">
            <text:p>0.0090150318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.384306" calcext:value-type="float">
            <text:p>6.384306</text:p>
          </table:table-cell>
          <table:table-cell office:value-type="float" office:value="6.8485636183" calcext:value-type="float">
            <text:p>6.8485636183</text:p>
          </table:table-cell>
          <table:table-cell table:formula="of:=POWER([.C2791]-6.75;2)" office:value-type="float" office:value="0.0097147868523881" calcext:value-type="float">
            <text:p>0.0097147869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6.389779" calcext:value-type="float">
            <text:p>6.389779</text:p>
          </table:table-cell>
          <table:table-cell office:value-type="float" office:value="6.852882086" calcext:value-type="float">
            <text:p>6.852882086</text:p>
          </table:table-cell>
          <table:table-cell table:formula="of:=POWER([.C2792]-6.75;2)" office:value-type="float" office:value="0.0105847236197114" calcext:value-type="float">
            <text:p>0.0105847236</text:p>
          </table:table-cell>
          <table:table-cell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float" office:value="6.431858" calcext:value-type="float">
            <text:p>6.431858</text:p>
          </table:table-cell>
          <table:table-cell office:value-type="float" office:value="6.8573005806" calcext:value-type="float">
            <text:p>6.8573005806</text:p>
          </table:table-cell>
          <table:table-cell table:formula="of:=POWER([.C2793]-6.75;2)" office:value-type="float" office:value="0.0115134145970972" calcext:value-type="float">
            <text:p>0.0115134146</text:p>
          </table:table-cell>
          <table:table-cell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6.507214" calcext:value-type="float">
            <text:p>6.507214</text:p>
          </table:table-cell>
          <table:table-cell office:value-type="float" office:value="6.8612480323" calcext:value-type="float">
            <text:p>6.8612480323</text:p>
          </table:table-cell>
          <table:table-cell table:formula="of:=POWER([.C2794]-6.75;2)" office:value-type="float" office:value="0.0123761246906218" calcext:value-type="float">
            <text:p>0.0123761247</text:p>
          </table:table-cell>
          <table:table-cell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6.607488" calcext:value-type="float">
            <text:p>6.607488</text:p>
          </table:table-cell>
          <table:table-cell office:value-type="float" office:value="6.8642346129" calcext:value-type="float">
            <text:p>6.8642346129</text:p>
          </table:table-cell>
          <table:table-cell table:formula="of:=POWER([.C2795]-6.75;2)" office:value-type="float" office:value="0.0130495467844128" calcext:value-type="float">
            <text:p>0.0130495468</text:p>
          </table:table-cell>
          <table:table-cell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6.721056" calcext:value-type="float">
            <text:p>6.721056</text:p>
          </table:table-cell>
          <table:table-cell office:value-type="float" office:value="6.8658957473" calcext:value-type="float">
            <text:p>6.8658957473</text:p>
          </table:table-cell>
          <table:table-cell table:formula="of:=POWER([.C2796]-6.75;2)" office:value-type="float" office:value="0.0134318242422254" calcext:value-type="float">
            <text:p>0.0134318242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float" office:value="6.835044" calcext:value-type="float">
            <text:p>6.835044</text:p>
          </table:table-cell>
          <table:table-cell office:value-type="float" office:value="6.8660238011" calcext:value-type="float">
            <text:p>6.8660238011</text:p>
          </table:table-cell>
          <table:table-cell table:formula="of:=POWER([.C2797]-6.75;2)" office:value-type="float" office:value="0.0134615224216923" calcext:value-type="float">
            <text:p>0.0134615224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6.937075" calcext:value-type="float">
            <text:p>6.937075</text:p>
          </table:table-cell>
          <table:table-cell office:value-type="float" office:value="6.8645836452" calcext:value-type="float">
            <text:p>6.8645836452</text:p>
          </table:table-cell>
          <table:table-cell table:formula="of:=POWER([.C2798]-6.75;2)" office:value-type="float" office:value="0.0131294117473194" calcext:value-type="float">
            <text:p>0.0131294117</text:p>
          </table:table-cell>
          <table:table-cell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7.016491" calcext:value-type="float">
            <text:p>7.016491</text:p>
          </table:table-cell>
          <table:table-cell office:value-type="float" office:value="6.8617107258" calcext:value-type="float">
            <text:p>6.8617107258</text:p>
          </table:table-cell>
          <table:table-cell table:formula="of:=POWER([.C2799]-6.75;2)" office:value-type="float" office:value="0.0124792862587628" calcext:value-type="float">
            <text:p>0.0124792863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float" office:value="7.064997" calcext:value-type="float">
            <text:p>7.064997</text:p>
          </table:table-cell>
          <table:table-cell office:value-type="float" office:value="6.8576918978" calcext:value-type="float">
            <text:p>6.8576918978</text:p>
          </table:table-cell>
          <table:table-cell table:formula="of:=POWER([.C2800]-6.75;2)" office:value-type="float" office:value="0.0115975448517656" calcext:value-type="float">
            <text:p>0.0115975449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7.076883" calcext:value-type="float">
            <text:p>7.076883</text:p>
          </table:table-cell>
          <table:table-cell office:value-type="float" office:value="6.852930871" calcext:value-type="float">
            <text:p>6.852930871</text:p>
          </table:table-cell>
          <table:table-cell table:formula="of:=POWER([.C2801]-6.75;2)" office:value-type="float" office:value="0.0105947642048186" calcext:value-type="float">
            <text:p>0.0105947642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7.048943" calcext:value-type="float">
            <text:p>7.048943</text:p>
          </table:table-cell>
          <table:table-cell office:value-type="float" office:value="6.8479021398" calcext:value-type="float">
            <text:p>6.8479021398</text:p>
          </table:table-cell>
          <table:table-cell table:formula="of:=POWER([.C2802]-6.75;2)" office:value-type="float" office:value="0.00958482897741882" calcext:value-type="float">
            <text:p>0.009584829</text:p>
          </table:table-cell>
          <table:table-cell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6.980299" calcext:value-type="float">
            <text:p>6.980299</text:p>
          </table:table-cell>
          <table:table-cell office:value-type="float" office:value="6.8431002043" calcext:value-type="float">
            <text:p>6.8431002043</text:p>
          </table:table-cell>
          <table:table-cell table:formula="of:=POWER([.C2803]-6.75;2)" office:value-type="float" office:value="0.0086676480407017" calcext:value-type="float">
            <text:p>0.008667648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6.872241" calcext:value-type="float">
            <text:p>6.872241</text:p>
          </table:table-cell>
          <table:table-cell office:value-type="float" office:value="6.8389919032" calcext:value-type="float">
            <text:p>6.8389919032</text:p>
          </table:table-cell>
          <table:table-cell table:formula="of:=POWER([.C2804]-6.75;2)" office:value-type="float" office:value="0.0079195588351582" calcext:value-type="float">
            <text:p>0.0079195588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6.728208" calcext:value-type="float">
            <text:p>6.728208</text:p>
          </table:table-cell>
          <table:table-cell office:value-type="float" office:value="6.8359785161" calcext:value-type="float">
            <text:p>6.8359785161</text:p>
          </table:table-cell>
          <table:table-cell table:formula="of:=POWER([.C2805]-6.75;2)" office:value-type="float" office:value="0.00739230523075795" calcext:value-type="float">
            <text:p>0.0073923052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6.553946" calcext:value-type="float">
            <text:p>6.553946</text:p>
          </table:table-cell>
          <table:table-cell office:value-type="float" office:value="6.8343703548" calcext:value-type="float">
            <text:p>6.8343703548</text:p>
          </table:table-cell>
          <table:table-cell table:formula="of:=POWER([.C2806]-6.75;2)" office:value-type="float" office:value="0.00711835676907786" calcext:value-type="float">
            <text:p>0.0071183568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float" office:value="6.357843" calcext:value-type="float">
            <text:p>6.357843</text:p>
          </table:table-cell>
          <table:table-cell office:value-type="float" office:value="6.8343726129" calcext:value-type="float">
            <text:p>6.8343726129</text:p>
          </table:table-cell>
          <table:table-cell table:formula="of:=POWER([.C2807]-6.75;2)" office:value-type="float" office:value="0.00711873780757328" calcext:value-type="float">
            <text:p>0.0071187378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6.151313" calcext:value-type="float">
            <text:p>6.151313</text:p>
          </table:table-cell>
          <table:table-cell office:value-type="float" office:value="6.8360787634" calcext:value-type="float">
            <text:p>6.8360787634</text:p>
          </table:table-cell>
          <table:table-cell table:formula="of:=POWER([.C2808]-6.75;2)" office:value-type="float" office:value="0.00740955350847314" calcext:value-type="float">
            <text:p>0.0074095535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float" office:value="5.949022" calcext:value-type="float">
            <text:p>5.949022</text:p>
          </table:table-cell>
          <table:table-cell office:value-type="float" office:value="6.8394676237" calcext:value-type="float">
            <text:p>6.8394676237</text:p>
          </table:table-cell>
          <table:table-cell table:formula="of:=POWER([.C2809]-6.75;2)" office:value-type="float" office:value="0.00800445569052481" calcext:value-type="float">
            <text:p>0.0080044557</text:p>
          </table:table-cell>
          <table:table-cell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5.768557" calcext:value-type="float">
            <text:p>5.768557</text:p>
          </table:table-cell>
          <table:table-cell office:value-type="float" office:value="6.8444018763" calcext:value-type="float">
            <text:p>6.8444018763</text:p>
          </table:table-cell>
          <table:table-cell table:formula="of:=POWER([.C2810]-6.75;2)" office:value-type="float" office:value="0.00891171424896052" calcext:value-type="float">
            <text:p>0.0089117142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5.629108" calcext:value-type="float">
            <text:p>5.629108</text:p>
          </table:table-cell>
          <table:table-cell office:value-type="float" office:value="6.8506286882" calcext:value-type="float">
            <text:p>6.8506286882</text:p>
          </table:table-cell>
          <table:table-cell table:formula="of:=POWER([.C2811]-6.75;2)" office:value-type="float" office:value="0.0101261328888529" calcext:value-type="float">
            <text:p>0.0101261329</text:p>
          </table:table-cell>
          <table:table-cell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float" office:value="5.548842" calcext:value-type="float">
            <text:p>5.548842</text:p>
          </table:table-cell>
          <table:table-cell office:value-type="float" office:value="6.8577862742" calcext:value-type="float">
            <text:p>6.8577862742</text:p>
          </table:table-cell>
          <table:table-cell table:formula="of:=POWER([.C2812]-6.75;2)" office:value-type="float" office:value="0.0116178809059177" calcext:value-type="float">
            <text:p>0.0116178809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5.541218" calcext:value-type="float">
            <text:p>5.541218</text:p>
          </table:table-cell>
          <table:table-cell office:value-type="float" office:value="6.8654224409" calcext:value-type="float">
            <text:p>6.8654224409</text:p>
          </table:table-cell>
          <table:table-cell table:formula="of:=POWER([.C2813]-6.75;2)" office:value-type="float" office:value="0.0133223398633139" calcext:value-type="float">
            <text:p>0.0133223399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5.611402" calcext:value-type="float">
            <text:p>5.611402</text:p>
          </table:table-cell>
          <table:table-cell office:value-type="float" office:value="6.8730302258" calcext:value-type="float">
            <text:p>6.8730302258</text:p>
          </table:table-cell>
          <table:table-cell table:formula="of:=POWER([.C2814]-6.75;2)" office:value-type="float" office:value="0.015136436460399" calcext:value-type="float">
            <text:p>0.0151364365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5.75441" calcext:value-type="float">
            <text:p>5.75441</text:p>
          </table:table-cell>
          <table:table-cell office:value-type="float" office:value="6.8800996882" calcext:value-type="float">
            <text:p>6.8800996882</text:p>
          </table:table-cell>
          <table:table-cell table:formula="of:=POWER([.C2815]-6.75;2)" office:value-type="float" office:value="0.0169259288697371" calcext:value-type="float">
            <text:p>0.0169259289</text:p>
          </table:table-cell>
          <table:table-cell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5.95597" calcext:value-type="float">
            <text:p>5.95597</text:p>
          </table:table-cell>
          <table:table-cell office:value-type="float" office:value="6.8861844973" calcext:value-type="float">
            <text:p>6.8861844973</text:p>
          </table:table-cell>
          <table:table-cell table:formula="of:=POWER([.C2816]-6.75;2)" office:value-type="float" office:value="0.0185462173048538" calcext:value-type="float">
            <text:p>0.0185462173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6.195617" calcext:value-type="float">
            <text:p>6.195617</text:p>
          </table:table-cell>
          <table:table-cell office:value-type="float" office:value="6.8912400109" calcext:value-type="float">
            <text:p>6.8912400109</text:p>
          </table:table-cell>
          <table:table-cell table:formula="of:=POWER([.C2817]-6.75;2)" office:value-type="float" office:value="0.0199487406790321" calcext:value-type="float">
            <text:p>0.0199487407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float" office:value="6.450558" calcext:value-type="float">
            <text:p>6.450558</text:p>
          </table:table-cell>
          <table:table-cell office:value-type="float" office:value="6.8950412295" calcext:value-type="float">
            <text:p>6.8950412295</text:p>
          </table:table-cell>
          <table:table-cell table:formula="of:=POWER([.C2818]-6.75;2)" office:value-type="float" office:value="0.0210369582548718" calcext:value-type="float">
            <text:p>0.0210369583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.699009" calcext:value-type="float">
            <text:p>6.699009</text:p>
          </table:table-cell>
          <table:table-cell office:value-type="float" office:value="6.8974834451" calcext:value-type="float">
            <text:p>6.8974834451</text:p>
          </table:table-cell>
          <table:table-cell table:formula="of:=POWER([.C2819]-6.75;2)" office:value-type="float" office:value="0.0217513665785646" calcext:value-type="float">
            <text:p>0.0217513666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6.922452" calcext:value-type="float">
            <text:p>6.922452</text:p>
          </table:table-cell>
          <table:table-cell office:value-type="float" office:value="6.898579989" calcext:value-type="float">
            <text:p>6.898579989</text:p>
          </table:table-cell>
          <table:table-cell table:formula="of:=POWER([.C2820]-6.75;2)" office:value-type="float" office:value="0.0220760131312401" calcext:value-type="float">
            <text:p>0.0220760131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7.106863" calcext:value-type="float">
            <text:p>7.106863</text:p>
          </table:table-cell>
          <table:table-cell office:value-type="float" office:value="6.8984473667" calcext:value-type="float">
            <text:p>6.8984473667</text:p>
          </table:table-cell>
          <table:table-cell table:formula="of:=POWER([.C2821]-6.75;2)" office:value-type="float" office:value="0.0220366206801643" calcext:value-type="float">
            <text:p>0.0220366207</text:p>
          </table:table-cell>
          <table:table-cell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7.243154" calcext:value-type="float">
            <text:p>7.243154</text:p>
          </table:table-cell>
          <table:table-cell office:value-type="float" office:value="6.8972830335" calcext:value-type="float">
            <text:p>6.8972830335</text:p>
          </table:table-cell>
          <table:table-cell table:formula="of:=POWER([.C2822]-6.75;2)" office:value-type="float" office:value="0.0216922919569621" calcext:value-type="float">
            <text:p>0.021692292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float" office:value="7.327099" calcext:value-type="float">
            <text:p>7.327099</text:p>
          </table:table-cell>
          <table:table-cell office:value-type="float" office:value="6.8953399382" calcext:value-type="float">
            <text:p>6.8953399382</text:p>
          </table:table-cell>
          <table:table-cell table:formula="of:=POWER([.C2823]-6.75;2)" office:value-type="float" office:value="0.0211236976359799" calcext:value-type="float">
            <text:p>0.0211236976</text:p>
          </table:table-cell>
          <table:table-cell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7.358909" calcext:value-type="float">
            <text:p>7.358909</text:p>
          </table:table-cell>
          <table:table-cell office:value-type="float" office:value="6.8929006215" calcext:value-type="float">
            <text:p>6.8929006215</text:p>
          </table:table-cell>
          <table:table-cell table:formula="of:=POWER([.C2824]-6.75;2)" office:value-type="float" office:value="0.0204205876250862" calcext:value-type="float">
            <text:p>0.0204205876</text:p>
          </table:table-cell>
          <table:table-cell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7.342584" calcext:value-type="float">
            <text:p>7.342584</text:p>
          </table:table-cell>
          <table:table-cell office:value-type="float" office:value="6.8902528466" calcext:value-type="float">
            <text:p>6.8902528466</text:p>
          </table:table-cell>
          <table:table-cell table:formula="of:=POWER([.C2825]-6.75;2)" office:value-type="float" office:value="0.0196708609794032" calcext:value-type="float">
            <text:p>0.019670861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7.285105" calcext:value-type="float">
            <text:p>7.285105</text:p>
          </table:table-cell>
          <table:table-cell office:value-type="float" office:value="6.8876680971" calcext:value-type="float">
            <text:p>6.8876680971</text:p>
          </table:table-cell>
          <table:table-cell table:formula="of:=POWER([.C2826]-6.75;2)" office:value-type="float" office:value="0.018952504959135" calcext:value-type="float">
            <text:p>0.018952505</text:p>
          </table:table-cell>
          <table:table-cell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7.195538" calcext:value-type="float">
            <text:p>7.195538</text:p>
          </table:table-cell>
          <table:table-cell office:value-type="float" office:value="6.885383977" calcext:value-type="float">
            <text:p>6.885383977</text:p>
          </table:table-cell>
          <table:table-cell table:formula="of:=POWER([.C2827]-6.75;2)" office:value-type="float" office:value="0.0183288212283365" calcext:value-type="float">
            <text:p>0.0183288212</text:p>
          </table:table-cell>
          <table:table-cell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7.084071" calcext:value-type="float">
            <text:p>7.084071</text:p>
          </table:table-cell>
          <table:table-cell office:value-type="float" office:value="6.8835911792" calcext:value-type="float">
            <text:p>6.8835911792</text:p>
          </table:table-cell>
          <table:table-cell table:formula="of:=POWER([.C2828]-6.75;2)" office:value-type="float" office:value="0.0178466031600464" calcext:value-type="float">
            <text:p>0.0178466032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6.961026" calcext:value-type="float">
            <text:p>6.961026</text:p>
          </table:table-cell>
          <table:table-cell office:value-type="float" office:value="6.8824255988" calcext:value-type="float">
            <text:p>6.8824255988</text:p>
          </table:table-cell>
          <table:table-cell table:formula="of:=POWER([.C2829]-6.75;2)" office:value-type="float" office:value="0.0175365392175386" calcext:value-type="float">
            <text:p>0.0175365392</text:p>
          </table:table-cell>
          <table:table-cell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6.83588" calcext:value-type="float">
            <text:p>6.83588</text:p>
          </table:table-cell>
          <table:table-cell office:value-type="float" office:value="6.8819659474" calcext:value-type="float">
            <text:p>6.8819659474</text:p>
          </table:table-cell>
          <table:table-cell table:formula="of:=POWER([.C2830]-6.75;2)" office:value-type="float" office:value="0.0174150112731797" calcext:value-type="float">
            <text:p>0.0174150113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.716361" calcext:value-type="float">
            <text:p>6.716361</text:p>
          </table:table-cell>
          <table:table-cell office:value-type="float" office:value="6.8822370412" calcext:value-type="float">
            <text:p>6.8822370412</text:p>
          </table:table-cell>
          <table:table-cell table:formula="of:=POWER([.C2831]-6.75;2)" office:value-type="float" office:value="0.0174866350653304" calcext:value-type="float">
            <text:p>0.017486635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6.607686" calcext:value-type="float">
            <text:p>6.607686</text:p>
          </table:table-cell>
          <table:table-cell office:value-type="float" office:value="6.8832185562" calcext:value-type="float">
            <text:p>6.8832185562</text:p>
          </table:table-cell>
          <table:table-cell table:formula="of:=POWER([.C2832]-6.75;2)" office:value-type="float" office:value="0.0177471837160126" calcext:value-type="float">
            <text:p>0.0177471837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float" office:value="6.512087" calcext:value-type="float">
            <text:p>6.512087</text:p>
          </table:table-cell>
          <table:table-cell office:value-type="float" office:value="6.884858631" calcext:value-type="float">
            <text:p>6.884858631</text:p>
          </table:table-cell>
          <table:table-cell table:formula="of:=POWER([.C2833]-6.75;2)" office:value-type="float" office:value="0.0181868503551942" calcext:value-type="float">
            <text:p>0.0181868504</text:p>
          </table:table-cell>
          <table:table-cell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6.428729" calcext:value-type="float">
            <text:p>6.428729</text:p>
          </table:table-cell>
          <table:table-cell office:value-type="float" office:value="6.8870907964" calcext:value-type="float">
            <text:p>6.8870907964</text:p>
          </table:table-cell>
          <table:table-cell table:formula="of:=POWER([.C2834]-6.75;2)" office:value-type="float" office:value="0.0187938864575862" calcext:value-type="float">
            <text:p>0.0187938865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6.354105" calcext:value-type="float">
            <text:p>6.354105</text:p>
          </table:table-cell>
          <table:table-cell office:value-type="float" office:value="6.889852012" calcext:value-type="float">
            <text:p>6.889852012</text:p>
          </table:table-cell>
          <table:table-cell table:formula="of:=POWER([.C2835]-6.75;2)" office:value-type="float" office:value="0.0195585852604483" calcext:value-type="float">
            <text:p>0.0195585853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6.282921" calcext:value-type="float">
            <text:p>6.282921</text:p>
          </table:table-cell>
          <table:table-cell office:value-type="float" office:value="6.8930989636" calcext:value-type="float">
            <text:p>6.8930989636</text:p>
          </table:table-cell>
          <table:table-cell table:formula="of:=POWER([.C2836]-6.75;2)" office:value-type="float" office:value="0.0204773133833941" calcext:value-type="float">
            <text:p>0.0204773134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float" office:value="6.209354" calcext:value-type="float">
            <text:p>6.209354</text:p>
          </table:table-cell>
          <table:table-cell office:value-type="float" office:value="6.896819561" calcext:value-type="float">
            <text:p>6.896819561</text:p>
          </table:table-cell>
          <table:table-cell table:formula="of:=POWER([.C2837]-6.75;2)" office:value-type="float" office:value="0.0215559834922327" calcext:value-type="float">
            <text:p>0.0215559835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6.128527" calcext:value-type="float">
            <text:p>6.128527</text:p>
          </table:table-cell>
          <table:table-cell office:value-type="float" office:value="6.9010371411" calcext:value-type="float">
            <text:p>6.9010371411</text:p>
          </table:table-cell>
          <table:table-cell table:formula="of:=POWER([.C2838]-6.75;2)" office:value-type="float" office:value="0.0228122179916612" calcext:value-type="float">
            <text:p>0.022812218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6.037976" calcext:value-type="float">
            <text:p>6.037976</text:p>
          </table:table-cell>
          <table:table-cell office:value-type="float" office:value="6.9058057222" calcext:value-type="float">
            <text:p>6.9058057222</text:p>
          </table:table-cell>
          <table:table-cell table:formula="of:=POWER([.C2839]-6.75;2)" office:value-type="float" office:value="0.0242754230702636" calcext:value-type="float">
            <text:p>0.0242754231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float" office:value="5.938873" calcext:value-type="float">
            <text:p>5.938873</text:p>
          </table:table-cell>
          <table:table-cell office:value-type="float" office:value="6.9111959689" calcext:value-type="float">
            <text:p>6.9111959689</text:p>
          </table:table-cell>
          <table:table-cell table:formula="of:=POWER([.C2840]-6.75;2)" office:value-type="float" office:value="0.0259841403896096" calcext:value-type="float">
            <text:p>0.0259841404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5.836766" calcext:value-type="float">
            <text:p>5.836766</text:p>
          </table:table-cell>
          <table:table-cell office:value-type="float" office:value="6.9172729875" calcext:value-type="float">
            <text:p>6.9172729875</text:p>
          </table:table-cell>
          <table:table-cell table:formula="of:=POWER([.C2841]-6.75;2)" office:value-type="float" office:value="0.0279802523471753" calcext:value-type="float">
            <text:p>0.0279802523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5.741539" calcext:value-type="float">
            <text:p>5.741539</text:p>
          </table:table-cell>
          <table:table-cell office:value-type="float" office:value="6.9240686289" calcext:value-type="float">
            <text:p>6.9240686289</text:p>
          </table:table-cell>
          <table:table-cell table:formula="of:=POWER([.C2842]-6.75;2)" office:value-type="float" office:value="0.0302998875671258" calcext:value-type="float">
            <text:p>0.0302998876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5.666356" calcext:value-type="float">
            <text:p>5.666356</text:p>
          </table:table-cell>
          <table:table-cell office:value-type="float" office:value="6.9315529937" calcext:value-type="float">
            <text:p>6.9315529937</text:p>
          </table:table-cell>
          <table:table-cell table:formula="of:=POWER([.C2843]-6.75;2)" office:value-type="float" office:value="0.0329614895214324" calcext:value-type="float">
            <text:p>0.0329614895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5.625441" calcext:value-type="float">
            <text:p>5.625441</text:p>
          </table:table-cell>
          <table:table-cell office:value-type="float" office:value="6.9396115732" calcext:value-type="float">
            <text:p>6.9396115732</text:p>
          </table:table-cell>
          <table:table-cell table:formula="of:=POWER([.C2844]-6.75;2)" office:value-type="float" office:value="0.0359525486913788" calcext:value-type="float">
            <text:p>0.0359525487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5.630969" calcext:value-type="float">
            <text:p>5.630969</text:p>
          </table:table-cell>
          <table:table-cell office:value-type="float" office:value="6.9480357436" calcext:value-type="float">
            <text:p>6.9480357436</text:p>
          </table:table-cell>
          <table:table-cell table:formula="of:=POWER([.C2845]-6.75;2)" office:value-type="float" office:value="0.039218155743205" calcext:value-type="float">
            <text:p>0.0392181557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5.689869" calcext:value-type="float">
            <text:p>5.689869</text:p>
          </table:table-cell>
          <table:table-cell office:value-type="float" office:value="6.9565329484" calcext:value-type="float">
            <text:p>6.9565329484</text:p>
          </table:table-cell>
          <table:table-cell table:formula="of:=POWER([.C2846]-6.75;2)" office:value-type="float" office:value="0.0426558587747969" calcext:value-type="float">
            <text:p>0.0426558588</text:p>
          </table:table-cell>
          <table:table-cell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5.801748" calcext:value-type="float">
            <text:p>5.801748</text:p>
          </table:table-cell>
          <table:table-cell office:value-type="float" office:value="6.964758039" calcext:value-type="float">
            <text:p>6.964758039</text:p>
          </table:table-cell>
          <table:table-cell table:formula="of:=POWER([.C2847]-6.75;2)" office:value-type="float" office:value="0.0461210153151257" calcext:value-type="float">
            <text:p>0.0461210153</text:p>
          </table:table-cell>
          <table:table-cell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5.958825" calcext:value-type="float">
            <text:p>5.958825</text:p>
          </table:table-cell>
          <table:table-cell office:value-type="float" office:value="6.9723594118" calcext:value-type="float">
            <text:p>6.9723594118</text:p>
          </table:table-cell>
          <table:table-cell table:formula="of:=POWER([.C2848]-6.75;2)" office:value-type="float" office:value="0.0494437080160421" calcext:value-type="float">
            <text:p>0.049443708</text:p>
          </table:table-cell>
          <table:table-cell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6.147887" calcext:value-type="float">
            <text:p>6.147887</text:p>
          </table:table-cell>
          <table:table-cell office:value-type="float" office:value="6.9790274013" calcext:value-type="float">
            <text:p>6.9790274013</text:p>
          </table:table-cell>
          <table:table-cell table:formula="of:=POWER([.C2849]-6.75;2)" office:value-type="float" office:value="0.0524535505462311" calcext:value-type="float">
            <text:p>0.0524535505</text:p>
          </table:table-cell>
          <table:table-cell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6.353347" calcext:value-type="float">
            <text:p>6.353347</text:p>
          </table:table-cell>
          <table:table-cell office:value-type="float" office:value="6.9845316424" calcext:value-type="float">
            <text:p>6.9845316424</text:p>
          </table:table-cell>
          <table:table-cell table:formula="of:=POWER([.C2850]-6.75;2)" office:value-type="float" office:value="0.0550050912868416" calcext:value-type="float">
            <text:p>0.0550050913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.560291" calcext:value-type="float">
            <text:p>6.560291</text:p>
          </table:table-cell>
          <table:table-cell office:value-type="float" office:value="6.98873954" calcext:value-type="float">
            <text:p>6.98873954</text:p>
          </table:table-cell>
          <table:table-cell table:formula="of:=POWER([.C2851]-6.75;2)" office:value-type="float" office:value="0.0569965679594116" calcext:value-type="float">
            <text:p>0.056996568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6.756731" calcext:value-type="float">
            <text:p>6.756731</text:p>
          </table:table-cell>
          <table:table-cell office:value-type="float" office:value="6.9916150336" calcext:value-type="float">
            <text:p>6.9916150336</text:p>
          </table:table-cell>
          <table:table-cell table:formula="of:=POWER([.C2852]-6.75;2)" office:value-type="float" office:value="0.0583778244615294" calcext:value-type="float">
            <text:p>0.0583778245</text:p>
          </table:table-cell>
          <table:table-cell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float" office:value="6.934784" calcext:value-type="float">
            <text:p>6.934784</text:p>
          </table:table-cell>
          <table:table-cell office:value-type="float" office:value="6.9932020878" calcext:value-type="float">
            <text:p>6.9932020878</text:p>
          </table:table-cell>
          <table:table-cell table:formula="of:=POWER([.C2853]-6.75;2)" office:value-type="float" office:value="0.0591472555102791" calcext:value-type="float">
            <text:p>0.0591472555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7.09082" calcext:value-type="float">
            <text:p>7.09082</text:p>
          </table:table-cell>
          <table:table-cell office:value-type="float" office:value="6.9935994898" calcext:value-type="float">
            <text:p>6.9935994898</text:p>
          </table:table-cell>
          <table:table-cell table:formula="of:=POWER([.C2854]-6.75;2)" office:value-type="float" office:value="0.0593407114308204" calcext:value-type="float">
            <text:p>0.0593407114</text:p>
          </table:table-cell>
          <table:table-cell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float" office:value="7.224775" calcext:value-type="float">
            <text:p>7.224775</text:p>
          </table:table-cell>
          <table:table-cell office:value-type="float" office:value="6.9929335959" calcext:value-type="float">
            <text:p>6.9929335959</text:p>
          </table:table-cell>
          <table:table-cell table:formula="of:=POWER([.C2855]-6.75;2)" office:value-type="float" office:value="0.0590167320169046" calcext:value-type="float">
            <text:p>0.059016732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7.33886" calcext:value-type="float">
            <text:p>7.33886</text:p>
          </table:table-cell>
          <table:table-cell office:value-type="float" office:value="6.9913346897" calcext:value-type="float">
            <text:p>6.9913346897</text:p>
          </table:table-cell>
          <table:table-cell table:formula="of:=POWER([.C2856]-6.75;2)" office:value-type="float" office:value="0.0582424324525955" calcext:value-type="float">
            <text:p>0.0582424325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7.435954" calcext:value-type="float">
            <text:p>7.435954</text:p>
          </table:table-cell>
          <table:table-cell office:value-type="float" office:value="6.9889213194" calcext:value-type="float">
            <text:p>6.9889213194</text:p>
          </table:table-cell>
          <table:table-cell table:formula="of:=POWER([.C2857]-6.75;2)" office:value-type="float" office:value="0.0570833968638369" calcext:value-type="float">
            <text:p>0.0570833969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7.517979" calcext:value-type="float">
            <text:p>7.517979</text:p>
          </table:table-cell>
          <table:table-cell office:value-type="float" office:value="6.9857952168" calcext:value-type="float">
            <text:p>6.9857952168</text:p>
          </table:table-cell>
          <table:table-cell table:formula="of:=POWER([.C2858]-6.75;2)" office:value-type="float" office:value="0.0555993842657589" calcext:value-type="float">
            <text:p>0.0555993843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7.584539" calcext:value-type="float">
            <text:p>7.584539</text:p>
          </table:table-cell>
          <table:table-cell office:value-type="float" office:value="6.9820474437" calcext:value-type="float">
            <text:p>6.9820474437</text:p>
          </table:table-cell>
          <table:table-cell table:formula="of:=POWER([.C2859]-6.75;2)" office:value-type="float" office:value="0.0538460161277047" calcext:value-type="float">
            <text:p>0.0538460161</text:p>
          </table:table-cell>
          <table:table-cell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7.632063" calcext:value-type="float">
            <text:p>7.632063</text:p>
          </table:table-cell>
          <table:table-cell office:value-type="float" office:value="6.9777744539" calcext:value-type="float">
            <text:p>6.9777744539</text:p>
          </table:table-cell>
          <table:table-cell table:formula="of:=POWER([.C2860]-6.75;2)" office:value-type="float" office:value="0.0518812018494434" calcext:value-type="float">
            <text:p>0.0518812018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7.653535" calcext:value-type="float">
            <text:p>7.653535</text:p>
          </table:table-cell>
          <table:table-cell office:value-type="float" office:value="6.9731009643" calcext:value-type="float">
            <text:p>6.9731009643</text:p>
          </table:table-cell>
          <table:table-cell table:formula="of:=POWER([.C2861]-6.75;2)" office:value-type="float" office:value="0.04977404027159" calcext:value-type="float">
            <text:p>0.0497740403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7.638758" calcext:value-type="float">
            <text:p>7.638758</text:p>
          </table:table-cell>
          <table:table-cell office:value-type="float" office:value="6.9682057554" calcext:value-type="float">
            <text:p>6.9682057554</text:p>
          </table:table-cell>
          <table:table-cell table:formula="of:=POWER([.C2862]-6.75;2)" office:value-type="float" office:value="0.0476137516896845" calcext:value-type="float">
            <text:p>0.0476137517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7.574967" calcext:value-type="float">
            <text:p>7.574967</text:p>
          </table:table-cell>
          <table:table-cell office:value-type="float" office:value="6.9633466812" calcext:value-type="float">
            <text:p>6.9633466812</text:p>
          </table:table-cell>
          <table:table-cell table:formula="of:=POWER([.C2863]-6.75;2)" office:value-type="float" office:value="0.0455168063790544" calcext:value-type="float">
            <text:p>0.0455168064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float" office:value="7.447551" calcext:value-type="float">
            <text:p>7.447551</text:p>
          </table:table-cell>
          <table:table-cell office:value-type="float" office:value="6.9588822993" calcext:value-type="float">
            <text:p>6.9588822993</text:p>
          </table:table-cell>
          <table:table-cell table:formula="of:=POWER([.C2864]-6.75;2)" office:value-type="float" office:value="0.0436318149608547" calcext:value-type="float">
            <text:p>0.043631815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7.240639" calcext:value-type="float">
            <text:p>7.240639</text:p>
          </table:table-cell>
          <table:table-cell office:value-type="float" office:value="6.9552891471" calcext:value-type="float">
            <text:p>6.9552891471</text:p>
          </table:table-cell>
          <table:table-cell table:formula="of:=POWER([.C2865]-6.75;2)" office:value-type="float" office:value="0.0421436339170455" calcext:value-type="float">
            <text:p>0.0421436339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6.937278" calcext:value-type="float">
            <text:p>6.937278</text:p>
          </table:table-cell>
          <table:table-cell office:value-type="float" office:value="6.9531754444" calcext:value-type="float">
            <text:p>6.9531754444</text:p>
          </table:table-cell>
          <table:table-cell table:formula="of:=POWER([.C2866]-6.75;2)" office:value-type="float" office:value="0.0412802612071376" calcext:value-type="float">
            <text:p>0.0412802612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6.518847" calcext:value-type="float">
            <text:p>6.518847</text:p>
          </table:table-cell>
          <table:table-cell office:value-type="float" office:value="6.9532940821" calcext:value-type="float">
            <text:p>6.9532940821</text:p>
          </table:table-cell>
          <table:table-cell table:formula="of:=POWER([.C2867]-6.75;2)" office:value-type="float" office:value="0.0413284838168816" calcext:value-type="float">
            <text:p>0.0413284838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5.962908" calcext:value-type="float">
            <text:p>5.962908</text:p>
          </table:table-cell>
          <table:table-cell office:value-type="float" office:value="6.9565606015" calcext:value-type="float">
            <text:p>6.9565606015</text:p>
          </table:table-cell>
          <table:table-cell table:formula="of:=POWER([.C2868]-6.75;2)" office:value-type="float" office:value="0.0426672820920417" calcext:value-type="float">
            <text:p>0.0426672821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5.237277" calcext:value-type="float">
            <text:p>5.237277</text:p>
          </table:table-cell>
          <table:table-cell office:value-type="float" office:value="6.9640882727" calcext:value-type="float">
            <text:p>6.9640882727</text:p>
          </table:table-cell>
          <table:table-cell table:formula="of:=POWER([.C2869]-6.75;2)" office:value-type="float" office:value="0.0458337885076695" calcext:value-type="float">
            <text:p>0.0458337885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4.281995" calcext:value-type="float">
            <text:p>4.281995</text:p>
          </table:table-cell>
          <table:table-cell office:value-type="float" office:value="6.9772700382" calcext:value-type="float">
            <text:p>6.9772700382</text:p>
          </table:table-cell>
          <table:table-cell table:formula="of:=POWER([.C2870]-6.75;2)" office:value-type="float" office:value="0.0516516702634296" calcext:value-type="float">
            <text:p>0.0516516703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6.9980029231" calcext:value-type="float">
            <text:p>6.9980029231</text:p>
          </table:table-cell>
          <table:table-cell table:formula="of:=POWER([.C2871]-6.75;2)" office:value-type="float" office:value="0.0615054498661443" calcext:value-type="float">
            <text:p>0.0615054499</text:p>
          </table:table-cell>
          <table:table-cell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0295317984" calcext:value-type="float">
            <text:p>7.0295317984</text:p>
          </table:table-cell>
          <table:table-cell table:formula="of:=POWER([.C2872]-6.75;2)" office:value-type="float" office:value="0.0781380263167382" calcext:value-type="float">
            <text:p>0.0781380263</text:p>
          </table:table-cell>
          <table:table-cell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0615533125" calcext:value-type="float">
            <text:p>7.0615533125</text:p>
          </table:table-cell>
          <table:table-cell table:formula="of:=POWER([.C2873]-6.75;2)" office:value-type="float" office:value="0.0970654665297227" calcext:value-type="float">
            <text:p>0.0970654665</text:p>
          </table:table-cell>
          <table:table-cell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0940791024" calcext:value-type="float">
            <text:p>7.0940791024</text:p>
          </table:table-cell>
          <table:table-cell table:formula="of:=POWER([.C2874]-6.75;2)" office:value-type="float" office:value="0.11839042870839" calcext:value-type="float">
            <text:p>0.1183904287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1271211746" calcext:value-type="float">
            <text:p>7.1271211746</text:p>
          </table:table-cell>
          <table:table-cell table:formula="of:=POWER([.C2875]-6.75;2)" office:value-type="float" office:value="0.142220380331684" calcext:value-type="float">
            <text:p>0.1422203803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16069192" calcext:value-type="float">
            <text:p>7.16069192</text:p>
          </table:table-cell>
          <table:table-cell table:formula="of:=POWER([.C2876]-6.75;2)" office:value-type="float" office:value="0.168667853153286" calcext:value-type="float">
            <text:p>0.1686678532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194804129" calcext:value-type="float">
            <text:p>7.194804129</text:p>
          </table:table-cell>
          <table:table-cell table:formula="of:=POWER([.C2877]-6.75;2)" office:value-type="float" office:value="0.197850713175449" calcext:value-type="float">
            <text:p>0.1978507132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2294710081" calcext:value-type="float">
            <text:p>7.2294710081</text:p>
          </table:table-cell>
          <table:table-cell table:formula="of:=POWER([.C2878]-6.75;2)" office:value-type="float" office:value="0.22989244760843" calcext:value-type="float">
            <text:p>0.2298924476</text:p>
          </table:table-cell>
          <table:table-cell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2647061967" calcext:value-type="float">
            <text:p>7.2647061967</text:p>
          </table:table-cell>
          <table:table-cell table:formula="of:=POWER([.C2879]-6.75;2)" office:value-type="float" office:value="0.264922468921379" calcext:value-type="float">
            <text:p>0.2649224689</text:p>
          </table:table-cell>
          <table:table-cell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3005237851" calcext:value-type="float">
            <text:p>7.3005237851</text:p>
          </table:table-cell>
          <table:table-cell table:formula="of:=POWER([.C2880]-6.75;2)" office:value-type="float" office:value="0.303076437960831" calcext:value-type="float">
            <text:p>0.303076438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3369383333" calcext:value-type="float">
            <text:p>7.3369383333</text:p>
          </table:table-cell>
          <table:table-cell table:formula="of:=POWER([.C2881]-6.75;2)" office:value-type="float" office:value="0.344496607096982" calcext:value-type="float">
            <text:p>0.3444966071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3739648908" calcext:value-type="float">
            <text:p>7.3739648908</text:p>
          </table:table-cell>
          <table:table-cell table:formula="of:=POWER([.C2882]-6.75;2)" office:value-type="float" office:value="0.389332184951056" calcext:value-type="float">
            <text:p>0.389332185</text:p>
          </table:table-cell>
          <table:table-cell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2.930778" calcext:value-type="float">
            <text:p>2.930778</text:p>
          </table:table-cell>
          <table:table-cell office:value-type="float" office:value="7.4116190169" calcext:value-type="float">
            <text:p>7.4116190169</text:p>
          </table:table-cell>
          <table:table-cell table:formula="of:=POWER([.C2883]-6.75;2)" office:value-type="float" office:value="0.437739723523722" calcext:value-type="float">
            <text:p>0.4377397235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3.96958" calcext:value-type="float">
            <text:p>3.96958</text:p>
          </table:table-cell>
          <table:table-cell office:value-type="float" office:value="7.4499168034" calcext:value-type="float">
            <text:p>7.4499168034</text:p>
          </table:table-cell>
          <table:table-cell table:formula="of:=POWER([.C2884]-6.75;2)" office:value-type="float" office:value="0.489883531681674" calcext:value-type="float">
            <text:p>0.4898835317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7.294411" calcext:value-type="float">
            <text:p>7.294411</text:p>
          </table:table-cell>
          <table:table-cell office:value-type="float" office:value="7.4799197069" calcext:value-type="float">
            <text:p>7.4799197069</text:p>
          </table:table-cell>
          <table:table-cell table:formula="of:=POWER([.C2885]-6.75;2)" office:value-type="float" office:value="0.532782778520981" calcext:value-type="float">
            <text:p>0.5327827785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1.340369" calcext:value-type="float">
            <text:p>11.340369</text:p>
          </table:table-cell>
          <table:table-cell office:value-type="float" office:value="7.4815328261" calcext:value-type="float">
            <text:p>7.4815328261</text:p>
          </table:table-cell>
          <table:table-cell table:formula="of:=POWER([.C2886]-6.75;2)" office:value-type="float" office:value="0.535140275661854" calcext:value-type="float">
            <text:p>0.5351402757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7.447683386" calcext:value-type="float">
            <text:p>7.447683386</text:p>
          </table:table-cell>
          <table:table-cell table:formula="of:=POWER([.C2887]-6.75;2)" office:value-type="float" office:value="0.486762107100424" calcext:value-type="float">
            <text:p>0.4867621071</text:p>
          </table:table-cell>
          <table:table-cell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7.3300982389" calcext:value-type="float">
            <text:p>7.3300982389</text:p>
          </table:table-cell>
          <table:table-cell table:formula="of:=POWER([.C2888]-6.75;2)" office:value-type="float" office:value="0.336513966774881" calcext:value-type="float">
            <text:p>0.3365139668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7.2104133571" calcext:value-type="float">
            <text:p>7.2104133571</text:p>
          </table:table-cell>
          <table:table-cell table:formula="of:=POWER([.C2889]-6.75;2)" office:value-type="float" office:value="0.211980459396092" calcext:value-type="float">
            <text:p>0.2119804594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7.088571991" calcext:value-type="float">
            <text:p>7.088571991</text:p>
          </table:table-cell>
          <table:table-cell table:formula="of:=POWER([.C2890]-6.75;2)" office:value-type="float" office:value="0.114630993089704" calcext:value-type="float">
            <text:p>0.1146309931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6.9645153273" calcext:value-type="float">
            <text:p>6.9645153273</text:p>
          </table:table-cell>
          <table:table-cell table:formula="of:=POWER([.C2891]-6.75;2)" office:value-type="float" office:value="0.0460168256466261" calcext:value-type="float">
            <text:p>0.0460168256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6.8381823945" calcext:value-type="float">
            <text:p>6.8381823945</text:p>
          </table:table-cell>
          <table:table-cell table:formula="of:=POWER([.C2892]-6.75;2)" office:value-type="float" office:value="0.00777613469975371" calcext:value-type="float">
            <text:p>0.0077761347</text:p>
          </table:table-cell>
          <table:table-cell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6.709509963" calcext:value-type="float">
            <text:p>6.709509963</text:p>
          </table:table-cell>
          <table:table-cell table:formula="of:=POWER([.C2893]-6.75;2)" office:value-type="float" office:value="0.00163944309626134" calcext:value-type="float">
            <text:p>0.0016394431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6.5784324393" calcext:value-type="float">
            <text:p>6.5784324393</text:p>
          </table:table-cell>
          <table:table-cell table:formula="of:=POWER([.C2894]-6.75;2)" office:value-type="float" office:value="0.0294354278845481" calcext:value-type="float">
            <text:p>0.0294354279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6.4448817547" calcext:value-type="float">
            <text:p>6.4448817547</text:p>
          </table:table-cell>
          <table:table-cell table:formula="of:=POWER([.C2895]-6.75;2)" office:value-type="float" office:value="0.093097143614951" calcext:value-type="float">
            <text:p>0.0930971436</text:p>
          </table:table-cell>
          <table:table-cell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0.734805" calcext:value-type="float">
            <text:p>20.734805</text:p>
          </table:table-cell>
          <table:table-cell office:value-type="float" office:value="6.3087872476" calcext:value-type="float">
            <text:p>6.3087872476</text:p>
          </table:table-cell>
          <table:table-cell table:formula="of:=POWER([.C2896]-6.75;2)" office:value-type="float" office:value="0.194668692880384" calcext:value-type="float">
            <text:p>0.1946686929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2.38614" calcext:value-type="float">
            <text:p>2.38614</text:p>
          </table:table-cell>
          <table:table-cell office:value-type="float" office:value="6.1700755385" calcext:value-type="float">
            <text:p>6.1700755385</text:p>
          </table:table-cell>
          <table:table-cell table:formula="of:=POWER([.C2897]-6.75;2)" office:value-type="float" office:value="0.336312381046065" calcext:value-type="float">
            <text:p>0.336312381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3.754325" calcext:value-type="float">
            <text:p>3.754325</text:p>
          </table:table-cell>
          <table:table-cell office:value-type="float" office:value="6.2068127767" calcext:value-type="float">
            <text:p>6.2068127767</text:p>
          </table:table-cell>
          <table:table-cell table:formula="of:=POWER([.C2898]-6.75;2)" office:value-type="float" office:value="0.295052359556364" calcext:value-type="float">
            <text:p>0.2950523596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float" office:value="4.722291" calcext:value-type="float">
            <text:p>4.722291</text:p>
          </table:table-cell>
          <table:table-cell office:value-type="float" office:value="6.2308567745" calcext:value-type="float">
            <text:p>6.2308567745</text:p>
          </table:table-cell>
          <table:table-cell table:formula="of:=POWER([.C2899]-6.75;2)" office:value-type="float" office:value="0.269509688582544" calcext:value-type="float">
            <text:p>0.2695096886</text:p>
          </table:table-cell>
          <table:table-cell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5.489663" calcext:value-type="float">
            <text:p>5.489663</text:p>
          </table:table-cell>
          <table:table-cell office:value-type="float" office:value="6.2457930693" calcext:value-type="float">
            <text:p>6.2457930693</text:p>
          </table:table-cell>
          <table:table-cell table:formula="of:=POWER([.C2900]-6.75;2)" office:value-type="float" office:value="0.254224628965914" calcext:value-type="float">
            <text:p>0.254224629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.104794" calcext:value-type="float">
            <text:p>6.104794</text:p>
          </table:table-cell>
          <table:table-cell office:value-type="float" office:value="6.25335437" calcext:value-type="float">
            <text:p>6.25335437</text:p>
          </table:table-cell>
          <table:table-cell table:formula="of:=POWER([.C2901]-6.75;2)" office:value-type="float" office:value="0.246656881798097" calcext:value-type="float">
            <text:p>0.2466568818</text:p>
          </table:table-cell>
          <table:table-cell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float" office:value="6.57921" calcext:value-type="float">
            <text:p>6.57921</text:p>
          </table:table-cell>
          <table:table-cell office:value-type="float" office:value="6.2548549798" calcext:value-type="float">
            <text:p>6.2548549798</text:p>
          </table:table-cell>
          <table:table-cell table:formula="of:=POWER([.C2902]-6.75;2)" office:value-type="float" office:value="0.245168591028858" calcext:value-type="float">
            <text:p>0.245168591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6.91377" calcext:value-type="float">
            <text:p>6.91377</text:p>
          </table:table-cell>
          <table:table-cell office:value-type="float" office:value="6.2515452347" calcext:value-type="float">
            <text:p>6.2515452347</text:p>
          </table:table-cell>
          <table:table-cell table:formula="of:=POWER([.C2903]-6.75;2)" office:value-type="float" office:value="0.248457153050278" calcext:value-type="float">
            <text:p>0.2484571531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7.108718" calcext:value-type="float">
            <text:p>7.108718</text:p>
          </table:table-cell>
          <table:table-cell office:value-type="float" office:value="6.2447181753" calcext:value-type="float">
            <text:p>6.2447181753</text:p>
          </table:table-cell>
          <table:table-cell table:formula="of:=POWER([.C2904]-6.75;2)" office:value-type="float" office:value="0.255309722372161" calcext:value-type="float">
            <text:p>0.2553097224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7.168656" calcext:value-type="float">
            <text:p>7.168656</text:p>
          </table:table-cell>
          <table:table-cell office:value-type="float" office:value="6.2357181771" calcext:value-type="float">
            <text:p>6.2357181771</text:p>
          </table:table-cell>
          <table:table-cell table:formula="of:=POWER([.C2905]-6.75;2)" office:value-type="float" office:value="0.264485793365347" calcext:value-type="float">
            <text:p>0.2644857934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7.105342" calcext:value-type="float">
            <text:p>7.105342</text:p>
          </table:table-cell>
          <table:table-cell office:value-type="float" office:value="6.2258977789" calcext:value-type="float">
            <text:p>6.2258977789</text:p>
          </table:table-cell>
          <table:table-cell table:formula="of:=POWER([.C2906]-6.75;2)" office:value-type="float" office:value="0.274683138161953" calcext:value-type="float">
            <text:p>0.2746831382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float" office:value="6.939311" calcext:value-type="float">
            <text:p>6.939311</text:p>
          </table:table-cell>
          <table:table-cell office:value-type="float" office:value="6.2165419894" calcext:value-type="float">
            <text:p>6.2165419894</text:p>
          </table:table-cell>
          <table:table-cell table:formula="of:=POWER([.C2907]-6.75;2)" office:value-type="float" office:value="0.28457744907331" calcext:value-type="float">
            <text:p>0.2845774491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6.700553" calcext:value-type="float">
            <text:p>6.700553</text:p>
          </table:table-cell>
          <table:table-cell office:value-type="float" office:value="6.2087702796" calcext:value-type="float">
            <text:p>6.2087702796</text:p>
          </table:table-cell>
          <table:table-cell table:formula="of:=POWER([.C2908]-6.75;2)" office:value-type="float" office:value="0.292929610244262" calcext:value-type="float">
            <text:p>0.2929296102</text:p>
          </table:table-cell>
          <table:table-cell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6.428006" calcext:value-type="float">
            <text:p>6.428006</text:p>
          </table:table-cell>
          <table:table-cell office:value-type="float" office:value="6.2034248152" calcext:value-type="float">
            <text:p>6.2034248152</text:p>
          </table:table-cell>
          <table:table-cell table:formula="of:=POWER([.C2909]-6.75;2)" office:value-type="float" office:value="0.298744432639154" calcext:value-type="float">
            <text:p>0.2987444326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6.167001" calcext:value-type="float">
            <text:p>6.167001</text:p>
          </table:table-cell>
          <table:table-cell office:value-type="float" office:value="6.2009568901" calcext:value-type="float">
            <text:p>6.2009568901</text:p>
          </table:table-cell>
          <table:table-cell table:formula="of:=POWER([.C2910]-6.75;2)" office:value-type="float" office:value="0.301448336528664" calcext:value-type="float">
            <text:p>0.3014483365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.963497" calcext:value-type="float">
            <text:p>5.963497</text:p>
          </table:table-cell>
          <table:table-cell office:value-type="float" office:value="6.2013341778" calcext:value-type="float">
            <text:p>6.2013341778</text:p>
          </table:table-cell>
          <table:table-cell table:formula="of:=POWER([.C2911]-6.75;2)" office:value-type="float" office:value="0.301034184450402" calcext:value-type="float">
            <text:p>0.3010341845</text:p>
          </table:table-cell>
          <table:table-cell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float" office:value="5.854698" calcext:value-type="float">
            <text:p>5.854698</text:p>
          </table:table-cell>
          <table:table-cell office:value-type="float" office:value="6.2040065056" calcext:value-type="float">
            <text:p>6.2040065056</text:p>
          </table:table-cell>
          <table:table-cell table:formula="of:=POWER([.C2912]-6.75;2)" office:value-type="float" office:value="0.298108895927123" calcext:value-type="float">
            <text:p>0.2981088959</text:p>
          </table:table-cell>
          <table:table-cell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float" office:value="5.858625" calcext:value-type="float">
            <text:p>5.858625</text:p>
          </table:table-cell>
          <table:table-cell office:value-type="float" office:value="6.2079759205" calcext:value-type="float">
            <text:p>6.2079759205</text:p>
          </table:table-cell>
          <table:table-cell table:formula="of:=POWER([.C2913]-6.75;2)" office:value-type="float" office:value="0.293790102757822" calcext:value-type="float">
            <text:p>0.2937901028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float" office:value="5.968362" calcext:value-type="float">
            <text:p>5.968362</text:p>
          </table:table-cell>
          <table:table-cell office:value-type="float" office:value="6.2119914483" calcext:value-type="float">
            <text:p>6.2119914483</text:p>
          </table:table-cell>
          <table:table-cell table:formula="of:=POWER([.C2914]-6.75;2)" office:value-type="float" office:value="0.289453201702331" calcext:value-type="float">
            <text:p>0.2894532017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6.155301" calcext:value-type="float">
            <text:p>6.155301</text:p>
          </table:table-cell>
          <table:table-cell office:value-type="float" office:value="6.2148243488" calcext:value-type="float">
            <text:p>6.2148243488</text:p>
          </table:table-cell>
          <table:table-cell table:formula="of:=POWER([.C2915]-6.75;2)" office:value-type="float" office:value="0.286412977637344" calcext:value-type="float">
            <text:p>0.2864129776</text:p>
          </table:table-cell>
          <table:table-cell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6.379231" calcext:value-type="float">
            <text:p>6.379231</text:p>
          </table:table-cell>
          <table:table-cell office:value-type="float" office:value="6.2155246235" calcext:value-type="float">
            <text:p>6.2155246235</text:p>
          </table:table-cell>
          <table:table-cell table:formula="of:=POWER([.C2916]-6.75;2)" office:value-type="float" office:value="0.285663928084816" calcext:value-type="float">
            <text:p>0.2856639281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float" office:value="6.59914" calcext:value-type="float">
            <text:p>6.59914</text:p>
          </table:table-cell>
          <table:table-cell office:value-type="float" office:value="6.2135757381" calcext:value-type="float">
            <text:p>6.2135757381</text:p>
          </table:table-cell>
          <table:table-cell table:formula="of:=POWER([.C2917]-6.75;2)" office:value-type="float" office:value="0.287750988754959" calcext:value-type="float">
            <text:p>0.2877509888</text:p>
          </table:table-cell>
          <table:table-cell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6.780473" calcext:value-type="float">
            <text:p>6.780473</text:p>
          </table:table-cell>
          <table:table-cell office:value-type="float" office:value="6.2089303855" calcext:value-type="float">
            <text:p>6.2089303855</text:p>
          </table:table-cell>
          <table:table-cell table:formula="of:=POWER([.C2918]-6.75;2)" office:value-type="float" office:value="0.292756327735178" calcext:value-type="float">
            <text:p>0.2927563277</text:p>
          </table:table-cell>
          <table:table-cell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6.898297" calcext:value-type="float">
            <text:p>6.898297</text:p>
          </table:table-cell>
          <table:table-cell office:value-type="float" office:value="6.2019603537" calcext:value-type="float">
            <text:p>6.2019603537</text:p>
          </table:table-cell>
          <table:table-cell table:formula="of:=POWER([.C2919]-6.75;2)" office:value-type="float" office:value="0.300347453916629" calcext:value-type="float">
            <text:p>0.3003474539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float" office:value="6.937519" calcext:value-type="float">
            <text:p>6.937519</text:p>
          </table:table-cell>
          <table:table-cell office:value-type="float" office:value="6.1933636049" calcext:value-type="float">
            <text:p>6.1933636049</text:p>
          </table:table-cell>
          <table:table-cell table:formula="of:=POWER([.C2920]-6.75;2)" office:value-type="float" office:value="0.309844076349923" calcext:value-type="float">
            <text:p>0.3098440763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.891302" calcext:value-type="float">
            <text:p>6.891302</text:p>
          </table:table-cell>
          <table:table-cell office:value-type="float" office:value="6.1840616625" calcext:value-type="float">
            <text:p>6.1840616625</text:p>
          </table:table-cell>
          <table:table-cell table:formula="of:=POWER([.C2921]-6.75;2)" office:value-type="float" office:value="0.320286201852264" calcext:value-type="float">
            <text:p>0.3202862019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6.758319" calcext:value-type="float">
            <text:p>6.758319</text:p>
          </table:table-cell>
          <table:table-cell office:value-type="float" office:value="6.1751092532" calcext:value-type="float">
            <text:p>6.1751092532</text:p>
          </table:table-cell>
          <table:table-cell table:formula="of:=POWER([.C2922]-6.75;2)" office:value-type="float" office:value="0.330499370756262" calcext:value-type="float">
            <text:p>0.3304993708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6.539144" calcext:value-type="float">
            <text:p>6.539144</text:p>
          </table:table-cell>
          <table:table-cell office:value-type="float" office:value="6.1676322051" calcext:value-type="float">
            <text:p>6.1676322051</text:p>
          </table:table-cell>
          <table:table-cell table:formula="of:=POWER([.C2923]-6.75;2)" office:value-type="float" office:value="0.339152248536688" calcext:value-type="float">
            <text:p>0.3391522485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6.231887" calcext:value-type="float">
            <text:p>6.231887</text:p>
          </table:table-cell>
          <table:table-cell office:value-type="float" office:value="6.1628073766" calcext:value-type="float">
            <text:p>6.1628073766</text:p>
          </table:table-cell>
          <table:table-cell table:formula="of:=POWER([.C2924]-6.75;2)" office:value-type="float" office:value="0.344795176975374" calcext:value-type="float">
            <text:p>0.344795177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5.826965" calcext:value-type="float">
            <text:p>5.826965</text:p>
          </table:table-cell>
          <table:table-cell office:value-type="float" office:value="6.1618984342" calcext:value-type="float">
            <text:p>6.1618984342</text:p>
          </table:table-cell>
          <table:table-cell table:formula="of:=POWER([.C2925]-6.75;2)" office:value-type="float" office:value="0.345863451696411" calcext:value-type="float">
            <text:p>0.3458634517</text:p>
          </table:table-cell>
          <table:table-cell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5.300078" calcext:value-type="float">
            <text:p>5.300078</text:p>
          </table:table-cell>
          <table:table-cell office:value-type="float" office:value="6.1663642133" calcext:value-type="float">
            <text:p>6.1663642133</text:p>
          </table:table-cell>
          <table:table-cell table:formula="of:=POWER([.C2926]-6.75;2)" office:value-type="float" office:value="0.340630731516928" calcext:value-type="float">
            <text:p>0.3406307315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float" office:value="4.599218" calcext:value-type="float">
            <text:p>4.599218</text:p>
          </table:table-cell>
          <table:table-cell office:value-type="float" office:value="6.1780707838" calcext:value-type="float">
            <text:p>6.1780707838</text:p>
          </table:table-cell>
          <table:table-cell table:formula="of:=POWER([.C2927]-6.75;2)" office:value-type="float" office:value="0.327103028343146" calcext:value-type="float">
            <text:p>0.3271030283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.605211" calcext:value-type="float">
            <text:p>3.605211</text:p>
          </table:table-cell>
          <table:table-cell office:value-type="float" office:value="6.1996989041" calcext:value-type="float">
            <text:p>6.1996989041</text:p>
          </table:table-cell>
          <table:table-cell table:formula="of:=POWER([.C2928]-6.75;2)" office:value-type="float" office:value="0.302831296148741" calcext:value-type="float">
            <text:p>0.3028312961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2357334583" calcext:value-type="float">
            <text:p>6.2357334583</text:p>
          </table:table-cell>
          <table:table-cell table:formula="of:=POWER([.C2929]-6.75;2)" office:value-type="float" office:value="0.264470075912077" calcext:value-type="float">
            <text:p>0.2644700759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2972423099" calcext:value-type="float">
            <text:p>6.2972423099</text:p>
          </table:table-cell>
          <table:table-cell table:formula="of:=POWER([.C2930]-6.75;2)" office:value-type="float" office:value="0.204989525944688" calcext:value-type="float">
            <text:p>0.2049895259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3605085571" calcext:value-type="float">
            <text:p>6.3605085571</text:p>
          </table:table-cell>
          <table:table-cell table:formula="of:=POWER([.C2931]-6.75;2)" office:value-type="float" office:value="0.151703584092324" calcext:value-type="float">
            <text:p>0.1517035841</text:p>
          </table:table-cell>
          <table:table-cell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4256086087" calcext:value-type="float">
            <text:p>6.4256086087</text:p>
          </table:table-cell>
          <table:table-cell table:formula="of:=POWER([.C2932]-6.75;2)" office:value-type="float" office:value="0.10522977474955" calcext:value-type="float">
            <text:p>0.1052297747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4926233676" calcext:value-type="float">
            <text:p>6.4926233676</text:p>
          </table:table-cell>
          <table:table-cell table:formula="of:=POWER([.C2933]-6.75;2)" office:value-type="float" office:value="0.0662427309055646" calcext:value-type="float">
            <text:p>0.0662427309</text:p>
          </table:table-cell>
          <table:table-cell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5616385672" calcext:value-type="float">
            <text:p>6.5616385672</text:p>
          </table:table-cell>
          <table:table-cell table:formula="of:=POWER([.C2934]-6.75;2)" office:value-type="float" office:value="0.0354800293664689" calcext:value-type="float">
            <text:p>0.0354800294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6327451364" calcext:value-type="float">
            <text:p>6.6327451364</text:p>
          </table:table-cell>
          <table:table-cell table:formula="of:=POWER([.C2935]-6.75;2)" office:value-type="float" office:value="0.0137487030378545" calcext:value-type="float">
            <text:p>0.013748703</text:p>
          </table:table-cell>
          <table:table-cell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7060396" calcext:value-type="float">
            <text:p>6.7060396</text:p>
          </table:table-cell>
          <table:table-cell table:formula="of:=POWER([.C2936]-6.75;2)" office:value-type="float" office:value="0.00193251676815996" calcext:value-type="float">
            <text:p>0.0019325168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7816245156" calcext:value-type="float">
            <text:p>6.7816245156</text:p>
          </table:table-cell>
          <table:table-cell table:formula="of:=POWER([.C2937]-6.75;2)" office:value-type="float" office:value="0.00100010998693464" calcext:value-type="float">
            <text:p>0.00100011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8596089524" calcext:value-type="float">
            <text:p>6.8596089524</text:p>
          </table:table-cell>
          <table:table-cell table:formula="of:=POWER([.C2938]-6.75;2)" office:value-type="float" office:value="0.0120141224462255" calcext:value-type="float">
            <text:p>0.0120141224</text:p>
          </table:table-cell>
          <table:table-cell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6.9401090161" calcext:value-type="float">
            <text:p>6.9401090161</text:p>
          </table:table-cell>
          <table:table-cell table:formula="of:=POWER([.C2939]-6.75;2)" office:value-type="float" office:value="0.0361414380025101" calcext:value-type="float">
            <text:p>0.036141438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7.0232484262" calcext:value-type="float">
            <text:p>7.0232484262</text:p>
          </table:table-cell>
          <table:table-cell table:formula="of:=POWER([.C2940]-6.75;2)" office:value-type="float" office:value="0.074664702420777" calcext:value-type="float">
            <text:p>0.0746647024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7.10915915" calcext:value-type="float">
            <text:p>7.10915915</text:p>
          </table:table-cell>
          <table:table-cell table:formula="of:=POWER([.C2941]-6.75;2)" office:value-type="float" office:value="0.128995295028722" calcext:value-type="float">
            <text:p>0.128995295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7.1979821017" calcext:value-type="float">
            <text:p>7.1979821017</text:p>
          </table:table-cell>
          <table:table-cell table:formula="of:=POWER([.C2942]-6.75;2)" office:value-type="float" office:value="0.200687963443549" calcext:value-type="float">
            <text:p>0.2006879634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float" office:value="1.868605" calcext:value-type="float">
            <text:p>1.868605</text:p>
          </table:table-cell>
          <table:table-cell office:value-type="float" office:value="7.2898679138" calcext:value-type="float">
            <text:p>7.2898679138</text:p>
          </table:table-cell>
          <table:table-cell table:formula="of:=POWER([.C2943]-6.75;2)" office:value-type="float" office:value="0.291457364350764" calcext:value-type="float">
            <text:p>0.2914573644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float" office:value="3.74458" calcext:value-type="float">
            <text:p>3.74458</text:p>
          </table:table-cell>
          <table:table-cell office:value-type="float" office:value="7.3849777895" calcext:value-type="float">
            <text:p>7.3849777895</text:p>
          </table:table-cell>
          <table:table-cell table:formula="of:=POWER([.C2944]-6.75;2)" office:value-type="float" office:value="0.403196793158306" calcext:value-type="float">
            <text:p>0.4031967932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6.667935" calcext:value-type="float">
            <text:p>6.667935</text:p>
          </table:table-cell>
          <table:table-cell office:value-type="float" office:value="7.4499848929" calcext:value-type="float">
            <text:p>7.4499848929</text:p>
          </table:table-cell>
          <table:table-cell table:formula="of:=POWER([.C2945]-6.75;2)" office:value-type="float" office:value="0.489978850288224" calcext:value-type="float">
            <text:p>0.4899788503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8.673515" calcext:value-type="float">
            <text:p>8.673515</text:p>
          </table:table-cell>
          <table:table-cell office:value-type="float" office:value="7.4642039818" calcext:value-type="float">
            <text:p>7.4642039818</text:p>
          </table:table-cell>
          <table:table-cell table:formula="of:=POWER([.C2946]-6.75;2)" office:value-type="float" office:value="0.510087327618975" calcext:value-type="float">
            <text:p>0.5100873276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float" office:value="10.232331" calcext:value-type="float">
            <text:p>10.232331</text:p>
          </table:table-cell>
          <table:table-cell office:value-type="float" office:value="7.4418093333" calcext:value-type="float">
            <text:p>7.4418093333</text:p>
          </table:table-cell>
          <table:table-cell table:formula="of:=POWER([.C2947]-6.75;2)" office:value-type="float" office:value="0.478600153640991" calcext:value-type="float">
            <text:p>0.4786001536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11.459387" calcext:value-type="float">
            <text:p>11.459387</text:p>
          </table:table-cell>
          <table:table-cell office:value-type="float" office:value="7.3891579811" calcext:value-type="float">
            <text:p>7.3891579811</text:p>
          </table:table-cell>
          <table:table-cell table:formula="of:=POWER([.C2948]-6.75;2)" office:value-type="float" office:value="0.408522924803828" calcext:value-type="float">
            <text:p>0.4085229248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12.397358" calcext:value-type="float">
            <text:p>12.397358</text:p>
          </table:table-cell>
          <table:table-cell office:value-type="float" office:value="7.3108843462" calcext:value-type="float">
            <text:p>7.3108843462</text:p>
          </table:table-cell>
          <table:table-cell table:formula="of:=POWER([.C2949]-6.75;2)" office:value-type="float" office:value="0.314591249812201" calcext:value-type="float">
            <text:p>0.3145912498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3.065263" calcext:value-type="float">
            <text:p>13.065263</text:p>
          </table:table-cell>
          <table:table-cell office:value-type="float" office:value="7.2111495686" calcext:value-type="float">
            <text:p>7.2111495686</text:p>
          </table:table-cell>
          <table:table-cell table:formula="of:=POWER([.C2950]-6.75;2)" office:value-type="float" office:value="0.212658924619966" calcext:value-type="float">
            <text:p>0.2126589246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3.473517" calcext:value-type="float">
            <text:p>13.473517</text:p>
          </table:table-cell>
          <table:table-cell office:value-type="float" office:value="7.0940673" calcext:value-type="float">
            <text:p>7.0940673</text:p>
          </table:table-cell>
          <table:table-cell table:formula="of:=POWER([.C2951]-6.75;2)" office:value-type="float" office:value="0.11838230692929" calcext:value-type="float">
            <text:p>0.1183823069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13.630177" calcext:value-type="float">
            <text:p>13.630177</text:p>
          </table:table-cell>
          <table:table-cell office:value-type="float" office:value="6.963874449" calcext:value-type="float">
            <text:p>6.963874449</text:p>
          </table:table-cell>
          <table:table-cell table:formula="of:=POWER([.C2952]-6.75;2)" office:value-type="float" office:value="0.0457422799350538" calcext:value-type="float">
            <text:p>0.0457422799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3.544173" calcext:value-type="float">
            <text:p>13.544173</text:p>
          </table:table-cell>
          <table:table-cell office:value-type="float" office:value="6.8249931458" calcext:value-type="float">
            <text:p>6.8249931458</text:p>
          </table:table-cell>
          <table:table-cell table:formula="of:=POWER([.C2953]-6.75;2)" office:value-type="float" office:value="0.00562397191698002" calcext:value-type="float">
            <text:p>0.0056239719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3.227261" calcext:value-type="float">
            <text:p>13.227261</text:p>
          </table:table-cell>
          <table:table-cell office:value-type="float" office:value="6.6820318723" calcext:value-type="float">
            <text:p>6.6820318723</text:p>
          </table:table-cell>
          <table:table-cell table:formula="of:=POWER([.C2954]-6.75;2)" office:value-type="float" office:value="0.00461966638304356" calcext:value-type="float">
            <text:p>0.0046196664</text:p>
          </table:table-cell>
          <table:table-cell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float" office:value="12.695274" calcext:value-type="float">
            <text:p>12.695274</text:p>
          </table:table-cell>
          <table:table-cell office:value-type="float" office:value="6.5397442826" calcext:value-type="float">
            <text:p>6.5397442826</text:p>
          </table:table-cell>
          <table:table-cell table:formula="of:=POWER([.C2955]-6.75;2)" office:value-type="float" office:value="0.0442074666993886" calcext:value-type="float">
            <text:p>0.0442074667</text:p>
          </table:table-cell>
          <table:table-cell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1.968855" calcext:value-type="float">
            <text:p>11.968855</text:p>
          </table:table-cell>
          <table:table-cell office:value-type="float" office:value="6.4029547333" calcext:value-type="float">
            <text:p>6.4029547333</text:p>
          </table:table-cell>
          <table:table-cell table:formula="of:=POWER([.C2956]-6.75;2)" office:value-type="float" office:value="0.120440417138874" calcext:value-type="float">
            <text:p>0.1204404171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float" office:value="11.073715" calcext:value-type="float">
            <text:p>11.073715</text:p>
          </table:table-cell>
          <table:table-cell office:value-type="float" office:value="6.276457" calcext:value-type="float">
            <text:p>6.276457</text:p>
          </table:table-cell>
          <table:table-cell table:formula="of:=POWER([.C2957]-6.75;2)" office:value-type="float" office:value="0.224242972849" calcext:value-type="float">
            <text:p>0.2242429728</text:p>
          </table:table-cell>
          <table:table-cell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0.040468" calcext:value-type="float">
            <text:p>10.040468</text:p>
          </table:table-cell>
          <table:table-cell office:value-type="float" office:value="6.1648928605" calcext:value-type="float">
            <text:p>6.1648928605</text:p>
          </table:table-cell>
          <table:table-cell table:formula="of:=POWER([.C2958]-6.75;2)" office:value-type="float" office:value="0.342350364693872" calcext:value-type="float">
            <text:p>0.3423503647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8.904204" calcext:value-type="float">
            <text:p>8.904204</text:p>
          </table:table-cell>
          <table:table-cell office:value-type="float" office:value="6.0726172619" calcext:value-type="float">
            <text:p>6.0726172619</text:p>
          </table:table-cell>
          <table:table-cell table:formula="of:=POWER([.C2959]-6.75;2)" office:value-type="float" office:value="0.458847373875854" calcext:value-type="float">
            <text:p>0.4588473739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7.704079" calcext:value-type="float">
            <text:p>7.704079</text:p>
          </table:table-cell>
          <table:table-cell office:value-type="float" office:value="6.0035541707" calcext:value-type="float">
            <text:p>6.0035541707</text:p>
          </table:table-cell>
          <table:table-cell table:formula="of:=POWER([.C2960]-6.75;2)" office:value-type="float" office:value="0.557181376079364" calcext:value-type="float">
            <text:p>0.5571813761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.483589" calcext:value-type="float">
            <text:p>6.483589</text:p>
          </table:table-cell>
          <table:table-cell office:value-type="float" office:value="5.96104105" calcext:value-type="float">
            <text:p>5.96104105</text:p>
          </table:table-cell>
          <table:table-cell table:formula="of:=POWER([.C2961]-6.75;2)" office:value-type="float" office:value="0.622456224785102" calcext:value-type="float">
            <text:p>0.6224562248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5.292831" calcext:value-type="float">
            <text:p>5.292831</text:p>
          </table:table-cell>
          <table:table-cell office:value-type="float" office:value="5.9476423846" calcext:value-type="float">
            <text:p>5.9476423846</text:p>
          </table:table-cell>
          <table:table-cell table:formula="of:=POWER([.C2962]-6.75;2)" office:value-type="float" office:value="0.643777742990374" calcext:value-type="float">
            <text:p>0.643777743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float" office:value="4.1956" calcext:value-type="float">
            <text:p>4.1956</text:p>
          </table:table-cell>
          <table:table-cell office:value-type="float" office:value="5.9648742632" calcext:value-type="float">
            <text:p>5.9648742632</text:p>
          </table:table-cell>
          <table:table-cell table:formula="of:=POWER([.C2963]-6.75;2)" office:value-type="float" office:value="0.616422422585742" calcext:value-type="float">
            <text:p>0.6164224226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3.285901" calcext:value-type="float">
            <text:p>3.285901</text:p>
          </table:table-cell>
          <table:table-cell office:value-type="float" office:value="6.0126924865" calcext:value-type="float">
            <text:p>6.0126924865</text:p>
          </table:table-cell>
          <table:table-cell table:formula="of:=POWER([.C2964]-6.75;2)" office:value-type="float" office:value="0.543622369463553" calcext:value-type="float">
            <text:p>0.5436223695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float" office:value="2.707369" calcext:value-type="float">
            <text:p>2.707369</text:p>
          </table:table-cell>
          <table:table-cell office:value-type="float" office:value="6.0884366944" calcext:value-type="float">
            <text:p>6.0884366944</text:p>
          </table:table-cell>
          <table:table-cell table:formula="of:=POWER([.C2965]-6.75;2)" office:value-type="float" office:value="0.437666007316399" calcext:value-type="float">
            <text:p>0.4376660073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2.599469" calcext:value-type="float">
            <text:p>2.599469</text:p>
          </table:table-cell>
          <table:table-cell office:value-type="float" office:value="6.1850386286" calcext:value-type="float">
            <text:p>6.1850386286</text:p>
          </table:table-cell>
          <table:table-cell table:formula="of:=POWER([.C2966]-6.75;2)" office:value-type="float" office:value="0.319181351174169" calcext:value-type="float">
            <text:p>0.3191813512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.922273" calcext:value-type="float">
            <text:p>2.922273</text:p>
          </table:table-cell>
          <table:table-cell office:value-type="float" office:value="6.2904965588" calcext:value-type="float">
            <text:p>6.2904965588</text:p>
          </table:table-cell>
          <table:table-cell table:formula="of:=POWER([.C2967]-6.75;2)" office:value-type="float" office:value="0.211143412474642" calcext:value-type="float">
            <text:p>0.2111434125</text:p>
          </table:table-cell>
          <table:table-cell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float" office:value="3.479906" calcext:value-type="float">
            <text:p>3.479906</text:p>
          </table:table-cell>
          <table:table-cell office:value-type="float" office:value="6.3925639394" calcext:value-type="float">
            <text:p>6.3925639394</text:p>
          </table:table-cell>
          <table:table-cell table:formula="of:=POWER([.C2968]-6.75;2)" office:value-type="float" office:value="0.127760537417247" calcext:value-type="float">
            <text:p>0.1277605374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float" office:value="4.113335" calcext:value-type="float">
            <text:p>4.113335</text:p>
          </table:table-cell>
          <table:table-cell office:value-type="float" office:value="6.4835845" calcext:value-type="float">
            <text:p>6.4835845</text:p>
          </table:table-cell>
          <table:table-cell table:formula="of:=POWER([.C2969]-6.75;2)" office:value-type="float" office:value="0.07097721864025" calcext:value-type="float">
            <text:p>0.0709772186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4.739925" calcext:value-type="float">
            <text:p>4.739925</text:p>
          </table:table-cell>
          <table:table-cell office:value-type="float" office:value="6.5600441613" calcext:value-type="float">
            <text:p>6.5600441613</text:p>
          </table:table-cell>
          <table:table-cell table:formula="of:=POWER([.C2970]-6.75;2)" office:value-type="float" office:value="0.0360832206562202" calcext:value-type="float">
            <text:p>0.0360832207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.320284" calcext:value-type="float">
            <text:p>5.320284</text:p>
          </table:table-cell>
          <table:table-cell office:value-type="float" office:value="6.6207148" calcext:value-type="float">
            <text:p>6.6207148</text:p>
          </table:table-cell>
          <table:table-cell table:formula="of:=POWER([.C2971]-6.75;2)" office:value-type="float" office:value="0.01671466293904" calcext:value-type="float">
            <text:p>0.0167146629</text:p>
          </table:table-cell>
          <table:table-cell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5.834817" calcext:value-type="float">
            <text:p>5.834817</text:p>
          </table:table-cell>
          <table:table-cell office:value-type="float" office:value="6.6655572414" calcext:value-type="float">
            <text:p>6.6655572414</text:p>
          </table:table-cell>
          <table:table-cell table:formula="of:=POWER([.C2972]-6.75;2)" office:value-type="float" office:value="0.00713057947997785" calcext:value-type="float">
            <text:p>0.0071305795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float" office:value="6.273034" calcext:value-type="float">
            <text:p>6.273034</text:p>
          </table:table-cell>
          <table:table-cell office:value-type="float" office:value="6.6952265357" calcext:value-type="float">
            <text:p>6.6952265357</text:p>
          </table:table-cell>
          <table:table-cell table:formula="of:=POWER([.C2973]-6.75;2)" office:value-type="float" office:value="0.00300013239142339" calcext:value-type="float">
            <text:p>0.0030001324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6.629069" calcext:value-type="float">
            <text:p>6.629069</text:p>
          </table:table-cell>
          <table:table-cell office:value-type="float" office:value="6.7108632963" calcext:value-type="float">
            <text:p>6.7108632963</text:p>
          </table:table-cell>
          <table:table-cell table:formula="of:=POWER([.C2974]-6.75;2)" office:value-type="float" office:value="0.00153168157650157" calcext:value-type="float">
            <text:p>0.0015316816</text:p>
          </table:table-cell>
          <table:table-cell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float" office:value="6.899995" calcext:value-type="float">
            <text:p>6.899995</text:p>
          </table:table-cell>
          <table:table-cell office:value-type="float" office:value="6.7140092308" calcext:value-type="float">
            <text:p>6.7140092308</text:p>
          </table:table-cell>
          <table:table-cell table:formula="of:=POWER([.C2975]-6.75;2)" office:value-type="float" office:value="0.00129533546760764" calcext:value-type="float">
            <text:p>0.0012953355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7.085403" calcext:value-type="float">
            <text:p>7.085403</text:p>
          </table:table-cell>
          <table:table-cell office:value-type="float" office:value="6.7065698" calcext:value-type="float">
            <text:p>6.7065698</text:p>
          </table:table-cell>
          <table:table-cell table:formula="of:=POWER([.C2976]-6.75;2)" office:value-type="float" office:value="0.00188618227204004" calcext:value-type="float">
            <text:p>0.0018861823</text:p>
          </table:table-cell>
          <table:table-cell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float" office:value="7.187541" calcext:value-type="float">
            <text:p>7.187541</text:p>
          </table:table-cell>
          <table:table-cell office:value-type="float" office:value="6.6907850833" calcext:value-type="float">
            <text:p>6.6907850833</text:p>
          </table:table-cell>
          <table:table-cell table:formula="of:=POWER([.C2977]-6.75;2)" office:value-type="float" office:value="0.00350640635978797" calcext:value-type="float">
            <text:p>0.0035064064</text:p>
          </table:table-cell>
          <table:table-cell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7.211619" calcext:value-type="float">
            <text:p>7.211619</text:p>
          </table:table-cell>
          <table:table-cell office:value-type="float" office:value="6.669187" calcext:value-type="float">
            <text:p>6.669187</text:p>
          </table:table-cell>
          <table:table-cell table:formula="of:=POWER([.C2978]-6.75;2)" office:value-type="float" office:value="0.006530740969" calcext:value-type="float">
            <text:p>0.006530741</text:p>
          </table:table-cell>
          <table:table-cell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7.166084" calcext:value-type="float">
            <text:p>7.166084</text:p>
          </table:table-cell>
          <table:table-cell office:value-type="float" office:value="6.644531" calcext:value-type="float">
            <text:p>6.644531</text:p>
          </table:table-cell>
          <table:table-cell table:formula="of:=POWER([.C2979]-6.75;2)" office:value-type="float" office:value="0.0111237099610001" calcext:value-type="float">
            <text:p>0.01112371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7.062718" calcext:value-type="float">
            <text:p>7.062718</text:p>
          </table:table-cell>
          <table:table-cell office:value-type="float" office:value="6.6196951429" calcext:value-type="float">
            <text:p>6.6196951429</text:p>
          </table:table-cell>
          <table:table-cell table:formula="of:=POWER([.C2980]-6.75;2)" office:value-type="float" office:value="0.0169793557838513" calcext:value-type="float">
            <text:p>0.0169793558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.916459" calcext:value-type="float">
            <text:p>6.916459</text:p>
          </table:table-cell>
          <table:table-cell office:value-type="float" office:value="6.597544" calcext:value-type="float">
            <text:p>6.597544</text:p>
          </table:table-cell>
          <table:table-cell table:formula="of:=POWER([.C2981]-6.75;2)" office:value-type="float" office:value="0.023242831936" calcext:value-type="float">
            <text:p>0.0232428319</text:p>
          </table:table-cell>
          <table:table-cell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6.744874" calcext:value-type="float">
            <text:p>6.744874</text:p>
          </table:table-cell>
          <table:table-cell office:value-type="float" office:value="6.580759" calcext:value-type="float">
            <text:p>6.580759</text:p>
          </table:table-cell>
          <table:table-cell table:formula="of:=POWER([.C2982]-6.75;2)" office:value-type="float" office:value="0.0286425160809998" calcext:value-type="float">
            <text:p>0.0286425161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6.567175" calcext:value-type="float">
            <text:p>6.567175</text:p>
          </table:table-cell>
          <table:table-cell office:value-type="float" office:value="6.5716415" calcext:value-type="float">
            <text:p>6.5716415</text:p>
          </table:table-cell>
          <table:table-cell table:formula="of:=POWER([.C2983]-6.75;2)" office:value-type="float" office:value="0.0318117545222499" calcext:value-type="float">
            <text:p>0.0318117545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6.402712" calcext:value-type="float">
            <text:p>6.402712</text:p>
          </table:table-cell>
          <table:table-cell office:value-type="float" office:value="6.5719042353" calcext:value-type="float">
            <text:p>6.5719042353</text:p>
          </table:table-cell>
          <table:table-cell table:formula="of:=POWER([.C2984]-6.75;2)" office:value-type="float" office:value="0.0317181014040778" calcext:value-type="float">
            <text:p>0.0317181014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float" office:value="6.268989" calcext:value-type="float">
            <text:p>6.268989</text:p>
          </table:table-cell>
          <table:table-cell office:value-type="float" office:value="6.58247875" calcext:value-type="float">
            <text:p>6.58247875</text:p>
          </table:table-cell>
          <table:table-cell table:formula="of:=POWER([.C2985]-6.75;2)" office:value-type="float" office:value="0.0280633692015625" calcext:value-type="float">
            <text:p>0.0280633692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6.179446" calcext:value-type="float">
            <text:p>6.179446</text:p>
          </table:table-cell>
          <table:table-cell office:value-type="float" office:value="6.6033780667" calcext:value-type="float">
            <text:p>6.6033780667</text:p>
          </table:table-cell>
          <table:table-cell table:formula="of:=POWER([.C2986]-6.75;2)" office:value-type="float" office:value="0.0214979913246295" calcext:value-type="float">
            <text:p>0.0214979913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6.141539" calcext:value-type="float">
            <text:p>6.141539</text:p>
          </table:table-cell>
          <table:table-cell office:value-type="float" office:value="6.6336589286" calcext:value-type="float">
            <text:p>6.6336589286</text:p>
          </table:table-cell>
          <table:table-cell table:formula="of:=POWER([.C2987]-6.75;2)" office:value-type="float" office:value="0.0135352448944999" calcext:value-type="float">
            <text:p>0.0135352449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float" office:value="6.155783" calcext:value-type="float">
            <text:p>6.155783</text:p>
          </table:table-cell>
          <table:table-cell office:value-type="float" office:value="6.6715143077" calcext:value-type="float">
            <text:p>6.6715143077</text:p>
          </table:table-cell>
          <table:table-cell table:formula="of:=POWER([.C2988]-6.75;2)" office:value-type="float" office:value="0.0061600038958103" calcext:value-type="float">
            <text:p>0.0061600039</text:p>
          </table:table-cell>
          <table:table-cell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6.216155" calcext:value-type="float">
            <text:p>6.216155</text:p>
          </table:table-cell>
          <table:table-cell office:value-type="float" office:value="6.7144919167" calcext:value-type="float">
            <text:p>6.7144919167</text:p>
          </table:table-cell>
          <table:table-cell table:formula="of:=POWER([.C2989]-6.75;2)" office:value-type="float" office:value="0.00126082397963973" calcext:value-type="float">
            <text:p>0.001260824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float" office:value="6.311751" calcext:value-type="float">
            <text:p>6.311751</text:p>
          </table:table-cell>
          <table:table-cell office:value-type="float" office:value="6.7597952727" calcext:value-type="float">
            <text:p>6.7597952727</text:p>
          </table:table-cell>
          <table:table-cell table:formula="of:=POWER([.C2990]-6.75;2)" office:value-type="float" office:value="0.0000959473672673636" calcext:value-type="float">
            <text:p>9.59473672673636E-005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.42909" calcext:value-type="float">
            <text:p>6.42909</text:p>
          </table:table-cell>
          <table:table-cell office:value-type="float" office:value="6.8045997" calcext:value-type="float">
            <text:p>6.8045997</text:p>
          </table:table-cell>
          <table:table-cell table:formula="of:=POWER([.C2991]-6.75;2)" office:value-type="float" office:value="0.00298112724008998" calcext:value-type="float">
            <text:p>0.0029811272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float" office:value="6.554366" calcext:value-type="float">
            <text:p>6.554366</text:p>
          </table:table-cell>
          <table:table-cell office:value-type="float" office:value="6.846323" calcext:value-type="float">
            <text:p>6.846323</text:p>
          </table:table-cell>
          <table:table-cell table:formula="of:=POWER([.C2992]-6.75;2)" office:value-type="float" office:value="0.00927812032899999" calcext:value-type="float">
            <text:p>0.0092781203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float" office:value="6.675187" calcext:value-type="float">
            <text:p>6.675187</text:p>
          </table:table-cell>
          <table:table-cell office:value-type="float" office:value="6.882817625" calcext:value-type="float">
            <text:p>6.882817625</text:p>
          </table:table-cell>
          <table:table-cell table:formula="of:=POWER([.C2993]-6.75;2)" office:value-type="float" office:value="0.0176405215106407" calcext:value-type="float">
            <text:p>0.0176405215</text:p>
          </table:table-cell>
          <table:table-cell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6.781641" calcext:value-type="float">
            <text:p>6.781641</text:p>
          </table:table-cell>
          <table:table-cell office:value-type="float" office:value="6.9124791429" calcext:value-type="float">
            <text:p>6.9124791429</text:p>
          </table:table-cell>
          <table:table-cell table:formula="of:=POWER([.C2994]-6.75;2)" office:value-type="float" office:value="0.0263994718775185" calcext:value-type="float">
            <text:p>0.0263994719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6.866793" calcext:value-type="float">
            <text:p>6.866793</text:p>
          </table:table-cell>
          <table:table-cell office:value-type="float" office:value="6.9342855" calcext:value-type="float">
            <text:p>6.9342855</text:p>
          </table:table-cell>
          <table:table-cell table:formula="of:=POWER([.C2995]-6.75;2)" office:value-type="float" office:value="0.0339611455102499" calcext:value-type="float">
            <text:p>0.0339611455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6.926744" calcext:value-type="float">
            <text:p>6.926744</text:p>
          </table:table-cell>
          <table:table-cell office:value-type="float" office:value="6.947784" calcext:value-type="float">
            <text:p>6.947784</text:p>
          </table:table-cell>
          <table:table-cell table:formula="of:=POWER([.C2996]-6.75;2)" office:value-type="float" office:value="0.0391185106560002" calcext:value-type="float">
            <text:p>0.0391185107</text:p>
          </table:table-cell>
          <table:table-cell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float" office:value="6.960419" calcext:value-type="float">
            <text:p>6.960419</text:p>
          </table:table-cell>
          <table:table-cell office:value-type="float" office:value="6.953044" calcext:value-type="float">
            <text:p>6.953044</text:p>
          </table:table-cell>
          <table:table-cell table:formula="of:=POWER([.C2997]-6.75;2)" office:value-type="float" office:value="0.0412268659360001" calcext:value-type="float">
            <text:p>0.0412268659</text:p>
          </table:table-cell>
          <table:table-cell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6.969169" calcext:value-type="float">
            <text:p>6.969169</text:p>
          </table:table-cell>
          <table:table-cell office:value-type="float" office:value="6.9505856667" calcext:value-type="float">
            <text:p>6.9505856667</text:p>
          </table:table-cell>
          <table:table-cell table:formula="of:=POWER([.C2998]-6.75;2)" office:value-type="float" office:value="0.0402346096854836" calcext:value-type="float">
            <text:p>0.0402346097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6.956266" calcext:value-type="float">
            <text:p>6.956266</text:p>
          </table:table-cell>
          <table:table-cell office:value-type="float" office:value="6.941294" calcext:value-type="float">
            <text:p>6.941294</text:p>
          </table:table-cell>
          <table:table-cell table:formula="of:=POWER([.C2999]-6.75;2)" office:value-type="float" office:value="0.036593394436" calcext:value-type="float">
            <text:p>0.0365933944</text:p>
          </table:table-cell>
          <table:table-cell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2" office:value-type="float" office:value="6.926322" calcext:value-type="float">
            <text:p>6.926322</text:p>
          </table:table-cell>
          <table:table-cell table:formula="of:=POWER([.C3000]-6.75;2)" office:value-type="float" office:value="0.031089447684" calcext:value-type="float">
            <text:p>0.0310894477</text:p>
          </table:table-cell>
          <table:table-cell/>
        </table:table-row>
        <table:table-row table:style-name="ro1">
          <table:table-cell table:number-columns-repeated="3"/>
          <table:table-cell table:formula="of:=POWER([.C3001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2]-6.75;2)" office:value-type="float" office:value="45.5625" calcext:value-type="float">
            <text:p>45.5625</text:p>
          </table:table-cell>
          <table:table-cell/>
        </table:table-row>
        <table:table-row table:style-name="ro1">
          <table:table-cell table:number-columns-repeated="3"/>
          <table:table-cell table:formula="of:=POWER([.C3003]-6.75;2)" office:value-type="float" office:value="45.5625" calcext:value-type="float">
            <text:p>45.56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3:25:32.900845351</dc:date>
    <meta:document-statistic meta:table-count="1" meta:cell-count="11818" meta:object-count="0"/>
    <meta:generator>LibreOffice/4.2.7.2$Linux_X86_64 LibreOffice_project/420m0$Build-2</meta:generator>
  </office:meta>
</office:document-meta>
</file>